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Charis SIL3" svg:font-family="'Charis SIL'" style:font-pitch="variable"/>
    <style:font-face style:name="Charis SIL1" svg:font-family="'Charis SIL'" style:font-adornments="Cursiva" style:font-pitch="variable"/>
    <style:font-face style:name="Charis SIL2" svg:font-family="'Charis SIL'" style:font-adornments="Negrita" style:font-pitch="variable"/>
    <style:font-face style:name="Charis SIL" svg:font-family="'Charis SIL'" style:font-adornments="Normal" style:font-pitch="variable"/>
    <style:font-face style:name="Georgia" svg:font-family="Georgia"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text-align="start" style:justify-single-word="false" style:page-number="auto" fo:padding="0.049cm" fo:border-left="none" fo:border-right="none" fo:border-top="none" fo:border-bottom="0.06pt solid #000000" style:shadow="none"/>
      <style:text-properties fo:language="es" fo:country="ES"/>
    </style:style>
    <style:style style:name="P2" style:family="paragraph" style:parent-style-name="encabezadoCapítulo" style:master-page-name="">
      <style:paragraph-properties style:page-number="auto" fo:padding="0cm" fo:border="none"/>
      <style:text-properties fo:language="es" fo:country="ES" officeooo:paragraph-rsid="0015ad4f"/>
    </style:style>
    <style:style style:name="P3" style:family="paragraph" style:parent-style-name="encabezadoCapítulo" style:master-page-name="">
      <style:paragraph-properties style:page-number="auto" fo:padding="0cm" fo:border="none"/>
      <style:text-properties style:use-window-font-color="true" style:text-line-through-style="none" fo:language="es" fo:country="ES" fo:font-style="normal" style:text-underline-style="none" officeooo:paragraph-rsid="0015ad4f" style:font-name-asian="Arial" style:font-style-asian="normal" style:font-name-complex="Arial" style:font-style-complex="normal"/>
    </style:style>
    <style:style style:name="P4" style:family="paragraph" style:parent-style-name="Header">
      <style:text-properties fo:language="es" fo:country="ES"/>
    </style:style>
    <style:style style:name="P5" style:family="paragraph" style:parent-style-name="Header">
      <style:paragraph-properties fo:text-align="start" style:justify-single-word="false"/>
      <style:text-properties fo:language="es" fo:country="ES"/>
    </style:style>
    <style:style style:name="P6" style:family="paragraph" style:parent-style-name="Header">
      <style:paragraph-properties fo:text-align="end" style:justify-single-word="false"/>
      <style:text-properties fo:language="es" fo:country="ES"/>
    </style:style>
    <style:style style:name="P7" style:family="paragraph" style:parent-style-name="Header">
      <style:paragraph-properties fo:text-align="end" style:justify-single-word="false" fo:padding="0.049cm" fo:border-left="none" fo:border-right="none" fo:border-top="none" fo:border-bottom="0.06pt solid #000000" style:shadow="none"/>
      <style:text-properties fo:language="es" fo:country="ES"/>
    </style:style>
    <style:style style:name="P8" style:family="paragraph" style:parent-style-name="Footer">
      <style:paragraph-properties fo:text-align="end" style:justify-single-word="false"/>
      <style:text-properties fo:font-size="10pt" fo:language="es" fo:country="ES"/>
    </style:style>
    <style:style style:name="P9" style:family="paragraph" style:parent-style-name="Footer">
      <style:text-properties fo:language="es" fo:country="ES"/>
    </style:style>
    <style:style style:name="P10" style:family="paragraph" style:parent-style-name="Footer">
      <style:paragraph-properties fo:text-align="end" style:justify-single-word="false"/>
      <style:text-properties fo:language="es" fo:country="ES"/>
    </style:style>
    <style:style style:name="P11" style:family="paragraph" style:parent-style-name="Footer">
      <style:paragraph-properties fo:margin-left="0cm" fo:margin-right="0cm" fo:text-indent="0cm" style:auto-text-indent="false"/>
      <style:text-properties fo:font-size="10pt" fo:language="es" fo:country="ES"/>
    </style:style>
    <style:style style:name="P12" style:family="paragraph" style:parent-style-name="Standard">
      <style:paragraph-properties fo:margin-left="0cm" fo:margin-right="0cm" fo:text-indent="0cm" style:auto-text-indent="false"/>
      <style:text-properties fo:language="es" fo:country="ES" officeooo:paragraph-rsid="0015ad4f"/>
    </style:style>
    <style:style style:name="P13" style:family="paragraph" style:parent-style-name="Standard">
      <style:paragraph-properties fo:margin-left="0cm" fo:margin-right="0cm" fo:text-indent="0cm" style:auto-text-indent="false"/>
      <style:text-properties style:use-window-font-color="true" fo:language="es" fo:country="ES" officeooo:paragraph-rsid="0015ad4f"/>
    </style:style>
    <style:style style:name="P14" style:family="paragraph" style:parent-style-name="Standard">
      <style:paragraph-properties fo:margin-left="0cm" fo:margin-right="0cm" fo:margin-top="0cm" fo:margin-bottom="0cm" style:contextual-spacing="false" fo:text-indent="0cm" style:auto-text-indent="false"/>
      <style:text-properties fo:language="es" fo:country="ES" officeooo:rsid="0094b9f2" officeooo:paragraph-rsid="0094b9f2"/>
    </style:style>
    <style:style style:name="P15" style:family="paragraph" style:parent-style-name="Standard">
      <style:paragraph-properties fo:margin-left="0cm" fo:margin-right="0cm" fo:margin-top="0cm" fo:margin-bottom="0cm" style:contextual-spacing="false" fo:text-align="start" style:justify-single-word="false" fo:text-indent="0cm" style:auto-text-indent="false"/>
      <style:text-properties fo:language="es" fo:country="ES" officeooo:rsid="0094b9f2" officeooo:paragraph-rsid="0094b9f2"/>
    </style:style>
    <style:style style:name="P16" style:family="paragraph" style:parent-style-name="Standard">
      <style:paragraph-properties fo:margin-left="0cm" fo:margin-right="0cm" fo:margin-top="0cm" fo:margin-bottom="0cm" style:contextual-spacing="false" fo:text-indent="0cm" style:auto-text-indent="false"/>
      <style:text-properties fo:language="es" fo:country="ES" fo:font-weight="bold" officeooo:rsid="0094b9f2" officeooo:paragraph-rsid="0094b9f2" style:font-weight-asian="bold" style:font-weight-complex="bold"/>
    </style:style>
    <style:style style:name="P17" style:family="paragraph" style:parent-style-name="Standard">
      <style:paragraph-properties fo:margin-left="0cm" fo:margin-right="0cm" fo:margin-top="0cm" fo:margin-bottom="0cm" style:contextual-spacing="false" fo:text-indent="0cm" style:auto-text-indent="false"/>
      <style:text-properties fo:language="es" fo:country="ES" fo:font-style="italic" officeooo:rsid="0094b9f2" officeooo:paragraph-rsid="0094b9f2" style:font-style-asian="italic" style:font-style-complex="italic"/>
    </style:style>
    <style:style style:name="P18" style:family="paragraph" style:parent-style-name="Standard">
      <style:text-properties style:use-window-font-color="true" style:text-line-through-style="none" fo:language="es" fo:country="ES" fo:font-style="normal" style:text-underline-style="none" fo:font-weight="normal" officeooo:paragraph-rsid="0015ad4f" style:font-name-asian="Arial" style:font-style-asian="normal" style:font-weight-asian="normal" style:font-name-complex="Arial" style:font-style-complex="normal" style:font-weight-complex="normal"/>
    </style:style>
    <style:style style:name="P19" style:family="paragraph" style:parent-style-name="Standard">
      <style:text-properties style:use-window-font-color="true" style:text-line-through-style="none" fo:language="es" fo:country="ES" fo:font-style="normal" style:text-underline-style="none" fo:font-weight="normal" officeooo:paragraph-rsid="0015ad4f" style:font-name-asian="Arial" style:font-size-asian="13pt" style:font-style-asian="normal" style:font-weight-asian="normal" style:font-name-complex="Arial" style:font-size-complex="13pt" style:font-style-complex="normal" style:font-weight-complex="normal"/>
    </style:style>
    <style:style style:name="P20" style:family="paragraph" style:parent-style-name="Standard">
      <style:text-properties style:use-window-font-color="true" style:text-line-through-style="none" fo:language="es" fo:country="ES" style:text-underline-style="none" fo:font-weight="normal" officeooo:paragraph-rsid="0015ad4f" style:font-name-asian="Arial" style:font-weight-asian="normal" style:font-name-complex="Arial" style:font-weight-complex="normal"/>
    </style:style>
    <style:style style:name="P21" style:family="paragraph" style:parent-style-name="Standard">
      <style:text-properties style:use-window-font-color="true" style:text-line-through-style="none" fo:language="es" fo:country="ES" style:text-underline-style="none" fo:font-weight="normal" officeooo:paragraph-rsid="0015ad4f" style:font-name-asian="Arial" style:font-size-asian="13pt" style:font-weight-asian="normal" style:font-name-complex="Arial" style:font-size-complex="13pt" style:font-weight-complex="normal"/>
    </style:style>
    <style:style style:name="P22" style:family="paragraph" style:parent-style-name="Standard">
      <style:text-properties style:use-window-font-color="true" style:text-line-through-style="none" fo:language="es" fo:country="ES" fo:font-style="italic" style:text-underline-style="none" fo:font-weight="normal" officeooo:paragraph-rsid="0015ad4f" style:font-name-asian="Arial" style:font-size-asian="13pt" style:font-style-asian="italic" style:font-weight-asian="normal" style:font-name-complex="Arial" style:font-size-complex="13pt" style:font-style-complex="italic" style:font-weight-complex="normal"/>
    </style:style>
    <style:style style:name="P23" style:family="paragraph" style:parent-style-name="Standard">
      <style:text-properties style:use-window-font-color="true" fo:language="es" fo:country="ES" officeooo:paragraph-rsid="0015ad4f"/>
    </style:style>
    <style:style style:name="P24" style:family="paragraph" style:parent-style-name="Standard">
      <style:text-properties style:use-window-font-color="true" fo:language="es" fo:country="ES" fo:font-style="italic" officeooo:paragraph-rsid="0015ad4f" style:font-style-asian="italic" style:font-style-complex="italic"/>
    </style:style>
    <style:style style:name="P25" style:family="paragraph" style:parent-style-name="Standard">
      <style:text-properties style:use-window-font-color="true" fo:language="es" fo:country="ES" fo:font-style="italic" officeooo:paragraph-rsid="0015ad4f" style:font-name-asian="Arial" style:font-style-asian="italic" style:font-name-complex="Arial" style:font-style-complex="italic"/>
    </style:style>
    <style:style style:name="P26" style:family="paragraph" style:parent-style-name="Standard">
      <style:paragraph-properties fo:text-align="center" style:justify-single-word="false"/>
      <style:text-properties style:use-window-font-color="true" fo:language="es" fo:country="ES" fo:font-weight="normal" officeooo:paragraph-rsid="0015ad4f" style:font-name-asian="Arial" style:font-name-complex="Arial"/>
    </style:style>
    <style:style style:name="P27" style:family="paragraph" style:parent-style-name="Standard">
      <style:paragraph-properties fo:text-align="center" style:justify-single-word="false"/>
      <style:text-properties style:use-window-font-color="true" fo:language="es" fo:country="ES" officeooo:paragraph-rsid="0015ad4f"/>
    </style:style>
    <style:style style:name="P28" style:family="paragraph" style:parent-style-name="Standard">
      <style:text-properties style:use-window-font-color="true" fo:language="es" fo:country="ES" fo:font-weight="bold" officeooo:paragraph-rsid="0015ad4f" style:font-weight-asian="bold" style:font-weight-complex="bold"/>
    </style:style>
    <style:style style:name="P29" style:family="paragraph" style:parent-style-name="Standard">
      <style:text-properties style:use-window-font-color="true" fo:language="es" fo:country="ES" officeooo:paragraph-rsid="005fcc22"/>
    </style:style>
    <style:style style:name="P30" style:family="paragraph" style:parent-style-name="Standard">
      <style:text-properties style:use-window-font-color="true" fo:language="es" fo:country="ES" officeooo:paragraph-rsid="006b2027"/>
    </style:style>
    <style:style style:name="P31" style:family="paragraph" style:parent-style-name="Standard">
      <style:text-properties style:use-window-font-color="true" fo:language="es" fo:country="ES" officeooo:paragraph-rsid="009d3dd6"/>
    </style:style>
    <style:style style:name="P32" style:family="paragraph" style:parent-style-name="Standard">
      <style:text-properties fo:language="es" fo:country="ES" officeooo:paragraph-rsid="0015ad4f"/>
    </style:style>
    <style:style style:name="P33" style:family="paragraph" style:parent-style-name="Standard">
      <style:paragraph-properties fo:text-align="center" style:justify-single-word="false"/>
      <style:text-properties fo:language="es" fo:country="ES" officeooo:paragraph-rsid="0015ad4f"/>
    </style:style>
    <style:style style:name="P34" style:family="paragraph" style:parent-style-name="Standard">
      <style:text-properties fo:language="es" fo:country="ES" fo:font-style="italic" officeooo:paragraph-rsid="0015ad4f" style:font-style-asian="italic" style:font-style-complex="italic"/>
    </style:style>
    <style:style style:name="P35" style:family="paragraph" style:parent-style-name="Standard">
      <style:text-properties fo:language="es" fo:country="ES" fo:font-weight="normal" officeooo:paragraph-rsid="0015ad4f" style:font-name-asian="Arial" style:font-weight-asian="normal" style:font-name-complex="Arial" style:font-weight-complex="normal"/>
    </style:style>
    <style:style style:name="P36" style:family="paragraph" style:parent-style-name="Standard">
      <style:text-properties fo:language="es" fo:country="ES" officeooo:paragraph-rsid="00532e44"/>
    </style:style>
    <style:style style:name="P37" style:family="paragraph" style:parent-style-name="Standard">
      <style:text-properties fo:language="es" fo:country="ES" officeooo:paragraph-rsid="0067542a"/>
    </style:style>
    <style:style style:name="P38" style:family="paragraph" style:parent-style-name="Standard">
      <style:text-properties fo:language="es" fo:country="ES" officeooo:paragraph-rsid="0015ad4f" style:font-style-asian="normal" style:font-style-complex="normal"/>
    </style:style>
    <style:style style:name="P39" style:family="paragraph" style:parent-style-name="Standard">
      <style:text-properties fo:language="es" fo:country="ES" fo:font-style="normal" officeooo:paragraph-rsid="0015ad4f"/>
    </style:style>
    <style:style style:name="P40" style:family="paragraph" style:parent-style-name="Standard">
      <style:paragraph-properties fo:text-align="center" style:justify-single-word="false"/>
      <style:text-properties fo:color="#000000" fo:language="es" fo:country="ES" officeooo:paragraph-rsid="0015ad4f"/>
    </style:style>
    <style:style style:name="P41" style:family="paragraph" style:parent-style-name="Standard">
      <style:text-properties fo:color="#000000" fo:language="es" fo:country="ES" officeooo:paragraph-rsid="0015ad4f"/>
    </style:style>
    <style:style style:name="P42" style:family="paragraph" style:parent-style-name="Standard">
      <style:text-properties officeooo:paragraph-rsid="00532e44"/>
    </style:style>
    <style:style style:name="P43" style:family="paragraph" style:parent-style-name="Standard">
      <style:text-properties fo:font-variant="normal" fo:text-transform="none" fo:color="#000000" style:text-line-through-style="none" fo:language="es" fo:country="ES" fo:font-style="normal" style:text-underline-style="none" officeooo:paragraph-rsid="0015ad4f" style:text-blinking="false" fo:background-color="transparent"/>
    </style:style>
    <style:style style:name="P44" style:family="paragraph" style:parent-style-name="encabezadoCapítulo">
      <style:paragraph-properties fo:break-before="page"/>
      <style:text-properties style:use-window-font-color="true" fo:language="es" fo:country="ES" officeooo:paragraph-rsid="0015ad4f"/>
    </style:style>
    <style:style style:name="P45" style:family="paragraph" style:parent-style-name="Contents_20_Heading">
      <style:paragraph-properties fo:break-before="page"/>
    </style:style>
    <style:style style:name="P46" style:family="paragraph" style:parent-style-name="subTítulo">
      <style:text-properties fo:language="es" fo:country="ES" officeooo:paragraph-rsid="0015ad4f"/>
    </style:style>
    <style:style style:name="P47" style:family="paragraph" style:parent-style-name="título">
      <style:text-properties fo:language="es" fo:country="ES" officeooo:paragraph-rsid="0015ad4f"/>
    </style:style>
    <style:style style:name="P48" style:family="paragraph" style:parent-style-name="título">
      <style:text-properties fo:language="es" fo:country="ES" officeooo:rsid="001f13d3" officeooo:paragraph-rsid="003a32cc"/>
    </style:style>
    <style:style style:name="P49" style:family="paragraph" style:parent-style-name="NotaPie">
      <style:text-properties fo:language="es" fo:country="ES"/>
    </style:style>
    <style:style style:name="P50" style:family="paragraph" style:parent-style-name="NotaPie">
      <style:text-properties fo:language="es" fo:country="ES" officeooo:paragraph-rsid="013a64c7"/>
    </style:style>
    <style:style style:name="P51" style:family="paragraph" style:parent-style-name="NotaPie">
      <style:text-properties fo:language="es" fo:country="ES" officeooo:paragraph-rsid="007ac364"/>
    </style:style>
    <style:style style:name="P52" style:family="paragraph" style:parent-style-name="NotaPie">
      <style:text-properties fo:language="es" fo:country="ES" officeooo:rsid="005e14f5"/>
    </style:style>
    <style:style style:name="P53" style:family="paragraph" style:parent-style-name="NotaPie">
      <style:text-properties fo:language="es" fo:country="ES" officeooo:rsid="0072a2c8"/>
    </style:style>
    <style:style style:name="P54" style:family="paragraph" style:parent-style-name="NotaPie">
      <style:text-properties fo:language="es" fo:country="ES" officeooo:paragraph-rsid="00825146"/>
    </style:style>
    <style:style style:name="P55" style:family="paragraph" style:parent-style-name="NotaPie">
      <style:text-properties fo:language="es" fo:country="ES" officeooo:rsid="0209486a" officeooo:paragraph-rsid="00825146"/>
    </style:style>
    <style:style style:name="P56" style:family="paragraph" style:parent-style-name="NotaPie">
      <style:text-properties fo:language="es" fo:country="ES" officeooo:paragraph-rsid="00837615"/>
    </style:style>
    <style:style style:name="P57" style:family="paragraph" style:parent-style-name="NotaPie">
      <style:text-properties fo:language="es" fo:country="ES" officeooo:paragraph-rsid="0084cbea"/>
    </style:style>
    <style:style style:name="P58" style:family="paragraph" style:parent-style-name="NotaPie">
      <style:text-properties fo:language="es" fo:country="ES" officeooo:paragraph-rsid="00862d34"/>
    </style:style>
    <style:style style:name="P59" style:family="paragraph" style:parent-style-name="NotaPie">
      <style:text-properties fo:language="es" fo:country="ES" officeooo:paragraph-rsid="0087e40b"/>
    </style:style>
    <style:style style:name="P60" style:family="paragraph" style:parent-style-name="NotaPie">
      <style:text-properties fo:language="es" fo:country="ES" officeooo:paragraph-rsid="00887c50"/>
    </style:style>
    <style:style style:name="P61" style:family="paragraph" style:parent-style-name="NotaPie">
      <style:text-properties fo:language="es" fo:country="ES" officeooo:paragraph-rsid="008975bc"/>
    </style:style>
    <style:style style:name="P62" style:family="paragraph" style:parent-style-name="NotaPie">
      <style:text-properties fo:language="es" fo:country="ES" officeooo:paragraph-rsid="008c5989"/>
    </style:style>
    <style:style style:name="P63" style:family="paragraph" style:parent-style-name="NotaPie">
      <style:text-properties officeooo:paragraph-rsid="00815c0a"/>
    </style:style>
    <style:style style:name="P64" style:family="paragraph" style:parent-style-name="NotaPie">
      <style:text-properties officeooo:paragraph-rsid="00825146"/>
    </style:style>
    <style:style style:name="P65" style:family="paragraph" style:parent-style-name="NotaPie">
      <style:text-properties officeooo:paragraph-rsid="008c5989"/>
    </style:style>
    <style:style style:name="P66" style:family="paragraph" style:parent-style-name="Autor">
      <style:text-properties fo:language="es" fo:country="ES" officeooo:paragraph-rsid="0015ad4f"/>
    </style:style>
    <style:style style:name="P67" style:family="paragraph" style:parent-style-name="PrimerParrafo">
      <style:text-properties style:use-window-font-color="true" fo:language="es" fo:country="ES" officeooo:paragraph-rsid="0015ad4f"/>
    </style:style>
    <style:style style:name="P68" style:family="paragraph" style:parent-style-name="PrimerParrafo">
      <style:text-properties style:use-window-font-color="true" fo:language="es" fo:country="ES" officeooo:rsid="006171d2" officeooo:paragraph-rsid="0015ad4f"/>
    </style:style>
    <style:style style:name="P69" style:family="paragraph" style:parent-style-name="PrimerParrafo">
      <style:paragraph-properties fo:text-align="center" style:justify-single-word="false"/>
      <style:text-properties style:use-window-font-color="true" fo:language="es" fo:country="ES" officeooo:paragraph-rsid="0015ad4f"/>
    </style:style>
    <style:style style:name="P70" style:family="paragraph" style:parent-style-name="PrimerParrafo">
      <style:paragraph-properties fo:text-align="center" style:justify-single-word="false"/>
      <style:text-properties style:use-window-font-color="true" fo:language="es" fo:country="ES" officeooo:rsid="009a31f2" officeooo:paragraph-rsid="009a31f2"/>
    </style:style>
    <style:style style:name="P71" style:family="paragraph" style:parent-style-name="PrimerParrafo">
      <style:paragraph-properties fo:text-align="center" style:justify-single-word="false"/>
      <style:text-properties fo:language="es" fo:country="ES" officeooo:paragraph-rsid="0015ad4f"/>
    </style:style>
    <style:style style:name="P72" style:family="paragraph" style:parent-style-name="PrimerParrafo">
      <style:text-properties fo:language="es" fo:country="ES" officeooo:paragraph-rsid="0015ad4f"/>
    </style:style>
    <style:style style:name="P73" style:family="paragraph" style:parent-style-name="PrimerParrafo">
      <style:text-properties fo:language="es" fo:country="ES" officeooo:paragraph-rsid="003d1c7e"/>
    </style:style>
    <style:style style:name="P74" style:family="paragraph" style:parent-style-name="PrimerParrafo">
      <style:paragraph-properties fo:text-align="center" style:justify-single-word="false"/>
    </style:style>
    <style:style style:name="P75" style:family="paragraph" style:parent-style-name="PrimerParrafo">
      <style:paragraph-properties fo:text-align="center" style:justify-single-word="false"/>
      <style:text-properties officeooo:paragraph-rsid="009a31f2"/>
    </style:style>
    <style:style style:name="P76" style:family="paragraph" style:parent-style-name="apartado">
      <style:text-properties style:use-window-font-color="true" fo:language="es" fo:country="ES" officeooo:paragraph-rsid="0015ad4f"/>
    </style:style>
    <style:style style:name="P77" style:family="paragraph" style:parent-style-name="apartado">
      <style:text-properties style:use-window-font-color="true" fo:language="es" fo:country="ES" officeooo:paragraph-rsid="00589992"/>
    </style:style>
    <style:style style:name="P78" style:family="paragraph" style:parent-style-name="apartado">
      <style:text-properties fo:language="es" fo:country="ES" officeooo:paragraph-rsid="0015ad4f"/>
    </style:style>
    <style:style style:name="P79" style:family="paragraph" style:parent-style-name="apartado2">
      <style:text-properties style:use-window-font-color="true" fo:language="es" fo:country="ES" officeooo:paragraph-rsid="0015ad4f"/>
    </style:style>
    <style:style style:name="P80" style:family="paragraph" style:parent-style-name="apartado2">
      <style:text-properties fo:language="es" fo:country="ES" officeooo:paragraph-rsid="0015ad4f"/>
    </style:style>
    <style:style style:name="P81" style:family="paragraph" style:parent-style-name="apartado3">
      <style:text-properties style:use-window-font-color="true" fo:language="es" fo:country="ES" officeooo:paragraph-rsid="0015ad4f"/>
    </style:style>
    <style:style style:name="P82" style:family="paragraph" style:parent-style-name="apartado3">
      <style:text-properties fo:language="es" fo:country="ES" officeooo:paragraph-rsid="0015ad4f"/>
    </style:style>
    <style:style style:name="P83" style:family="paragraph" style:parent-style-name="literal">
      <style:text-properties style:use-window-font-color="true" fo:language="es" fo:country="ES" fo:font-style="italic" fo:font-weight="normal" officeooo:paragraph-rsid="0015ad4f" style:font-name-asian="Arial" style:font-style-asian="italic" style:font-name-complex="Arial" style:font-style-complex="italic"/>
    </style:style>
    <style:style style:name="P84" style:family="paragraph" style:parent-style-name="literal">
      <style:text-properties style:use-window-font-color="true" fo:language="es" fo:country="ES" fo:font-style="italic" officeooo:paragraph-rsid="0015ad4f" style:font-style-asian="italic" style:font-style-complex="italic"/>
    </style:style>
    <style:style style:name="P85" style:family="paragraph" style:parent-style-name="literal">
      <style:text-properties style:use-window-font-color="true" fo:language="es" fo:country="ES" officeooo:paragraph-rsid="0015ad4f"/>
    </style:style>
    <style:style style:name="P86" style:family="paragraph" style:parent-style-name="literal">
      <style:text-properties fo:language="es" fo:country="ES" fo:font-style="italic" officeooo:paragraph-rsid="0015ad4f" style:font-style-asian="italic" style:font-style-complex="italic"/>
    </style:style>
    <style:style style:name="P87" style:family="paragraph" style:parent-style-name="literal">
      <style:text-properties fo:language="es" fo:country="ES" fo:font-style="italic" fo:font-weight="normal" officeooo:paragraph-rsid="0015ad4f" style:font-name-asian="Arial" style:font-style-asian="italic" style:font-weight-asian="normal" style:font-name-complex="Arial" style:font-style-complex="italic" style:font-weight-complex="normal"/>
    </style:style>
    <style:style style:name="P88" style:family="paragraph" style:parent-style-name="literal">
      <style:text-properties fo:language="es" fo:country="ES" fo:font-style="italic" fo:font-weight="normal" officeooo:paragraph-rsid="0015ad4f" style:font-name-asian="Arial" style:font-style-asian="italic" style:font-name-complex="Arial" style:font-style-complex="italic"/>
    </style:style>
    <style:style style:name="P89" style:family="paragraph" style:parent-style-name="literal">
      <style:text-properties fo:language="es" fo:country="ES" officeooo:paragraph-rsid="0015ad4f"/>
    </style:style>
    <style:style style:name="P90" style:family="paragraph" style:parent-style-name="apartado4">
      <style:text-properties style:use-window-font-color="true" fo:language="es" fo:country="ES" officeooo:paragraph-rsid="0015ad4f"/>
    </style:style>
    <style:style style:name="P91" style:family="paragraph" style:parent-style-name="encabezadoCapítulo">
      <style:text-properties fo:language="es" fo:country="ES" officeooo:paragraph-rsid="0015ad4f"/>
    </style:style>
    <style:style style:name="P92" style:family="paragraph" style:parent-style-name="encabezadoCapítulo">
      <style:text-properties fo:language="es" fo:country="ES" officeooo:paragraph-rsid="0031cf97"/>
    </style:style>
    <style:style style:name="P93" style:family="paragraph" style:parent-style-name="encabezadoCapítulo">
      <style:text-properties style:use-window-font-color="true" fo:language="es" fo:country="ES" officeooo:paragraph-rsid="0015ad4f"/>
    </style:style>
    <style:style style:name="P94" style:family="paragraph" style:parent-style-name="encabezadoCapítulo">
      <style:text-properties style:use-window-font-color="true" style:text-line-through-style="none" fo:language="es" fo:country="ES" fo:font-style="normal" style:text-underline-style="none" officeooo:paragraph-rsid="0015ad4f" style:font-name-asian="Arial" style:font-style-asian="normal" style:font-name-complex="Arial" style:font-style-complex="normal"/>
    </style:style>
    <style:style style:name="P95" style:family="paragraph" style:parent-style-name="Standard">
      <style:paragraph-properties fo:padding="0cm" fo:border="none" style:shadow="none"/>
      <style:text-properties fo:language="es" fo:country="ES" officeooo:paragraph-rsid="0015ad4f"/>
    </style:style>
    <style:style style:name="P96" style:family="paragraph" style:parent-style-name="encabezadoCapítulo">
      <style:paragraph-properties fo:padding="0cm" fo:border="none"/>
    </style:style>
    <style:style style:name="P97" style:family="paragraph" style:parent-style-name="encabezadoCapítulo">
      <style:paragraph-properties fo:padding="0cm" fo:border="none"/>
      <style:text-properties fo:language="es" fo:country="ES" officeooo:paragraph-rsid="0015ad4f"/>
    </style:style>
    <style:style style:name="P98" style:family="paragraph" style:parent-style-name="encabezadoCapítulo">
      <style:paragraph-properties fo:padding="0cm" fo:border="none"/>
      <style:text-properties style:use-window-font-color="true" fo:language="es" fo:country="ES" officeooo:paragraph-rsid="0015ad4f"/>
    </style:style>
    <style:style style:name="P99" style:family="paragraph" style:parent-style-name="encabezadoCapítulo">
      <style:paragraph-properties fo:padding="0cm" fo:border="none"/>
      <style:text-properties style:use-window-font-color="true" style:text-line-through-style="none" fo:language="es" fo:country="ES" fo:font-style="normal" style:text-underline-style="none" officeooo:paragraph-rsid="0015ad4f" style:font-name-asian="Arial" style:font-style-asian="normal" style:font-name-complex="Arial" style:font-style-complex="normal"/>
    </style:style>
    <style:style style:name="P100" style:family="paragraph" style:parent-style-name="PrimerParrafo">
      <style:paragraph-properties fo:margin-top="0cm" fo:margin-bottom="0cm" style:contextual-spacing="false" fo:text-align="start" style:justify-single-word="false" fo:break-before="page" style:shadow="none"/>
      <style:text-properties fo:language="es" fo:country="ES" fo:font-weight="bold" officeooo:paragraph-rsid="0015ad4f" style:font-weight-asian="bold" style:font-weight-complex="bold"/>
    </style:style>
    <style:style style:name="P101" style:family="paragraph" style:parent-style-name="PrimerParrafo">
      <style:paragraph-properties fo:margin-top="0cm" fo:margin-bottom="0cm" style:contextual-spacing="false" fo:text-align="start" style:justify-single-word="false" style:shadow="none"/>
      <style:text-properties fo:language="es" fo:country="ES" officeooo:paragraph-rsid="0015ad4f"/>
    </style:style>
    <style:style style:name="P102" style:family="paragraph" style:parent-style-name="PrimerParrafo">
      <style:paragraph-properties fo:margin-top="0cm" fo:margin-bottom="0cm" style:contextual-spacing="false" fo:text-align="start" style:justify-single-word="false" style:shadow="none"/>
      <style:text-properties fo:language="es" fo:country="ES" fo:font-weight="bold" officeooo:paragraph-rsid="0015ad4f" style:font-weight-asian="bold" style:font-weight-complex="bold"/>
    </style:style>
    <style:style style:name="P103" style:family="paragraph" style:parent-style-name="PrimerParrafo">
      <style:paragraph-properties fo:margin-top="0cm" fo:margin-bottom="0cm" style:contextual-spacing="false" fo:text-align="start" style:justify-single-word="false" style:shadow="none"/>
      <style:text-properties officeooo:paragraph-rsid="0015ad4f"/>
    </style:style>
    <style:style style:name="P104" style:family="paragraph" style:parent-style-name="PrimerParrafo">
      <style:paragraph-properties fo:margin-top="0cm" fo:margin-bottom="0cm" style:contextual-spacing="false" fo:text-align="start" style:justify-single-word="false" style:shadow="none"/>
      <style:text-properties style:font-name="Charis SIL3" fo:font-size="10.5pt" fo:language="es" fo:country="ES" officeooo:rsid="008dec0f" officeooo:paragraph-rsid="008dec0f" style:font-size-asian="10.5pt" style:font-size-complex="10.5pt"/>
    </style:style>
    <style:style style:name="P105" style:family="paragraph" style:parent-style-name="Contents_20_1">
      <style:paragraph-properties>
        <style:tab-stops>
          <style:tab-stop style:position="10.201cm" style:type="right" style:leader-style="dotted" style:leader-text="."/>
        </style:tab-stops>
      </style:paragraph-properties>
    </style:style>
    <style:style style:name="P106" style:family="paragraph" style:parent-style-name="Contents_20_2">
      <style:paragraph-properties>
        <style:tab-stops>
          <style:tab-stop style:position="10.201cm" style:type="right" style:leader-style="dotted" style:leader-text="."/>
        </style:tab-stops>
      </style:paragraph-properties>
    </style:style>
    <style:style style:name="P107" style:family="paragraph" style:parent-style-name="Contents_20_3">
      <style:paragraph-properties>
        <style:tab-stops>
          <style:tab-stop style:position="10.201cm" style:type="right" style:leader-style="dotted" style:leader-text="."/>
        </style:tab-stops>
      </style:paragraph-properties>
    </style:style>
    <style:style style:name="P108" style:family="paragraph" style:parent-style-name="Contents_20_4">
      <style:paragraph-properties>
        <style:tab-stops>
          <style:tab-stop style:position="10.201cm" style:type="right" style:leader-style="dotted" style:leader-text="."/>
        </style:tab-stops>
      </style:paragraph-properties>
    </style:style>
    <style:style style:name="P109" style:family="paragraph" style:parent-style-name="Contents_20_5">
      <style:paragraph-properties>
        <style:tab-stops>
          <style:tab-stop style:position="10.201cm" style:type="right" style:leader-style="dotted" style:leader-text="."/>
        </style:tab-stops>
      </style:paragraph-properties>
    </style:style>
    <style:style style:name="P110" style:family="paragraph" style:parent-style-name="Standard" style:master-page-name="First_20_Page">
      <style:paragraph-properties style:page-number="auto"/>
      <style:text-properties fo:font-variant="normal" fo:text-transform="none" fo:color="#000000" style:text-line-through-style="none" fo:language="es" fo:country="ES" fo:font-style="normal" style:text-underline-style="none" officeooo:paragraph-rsid="0015ad4f" style:text-blinking="false" fo:background-color="transparent"/>
    </style:style>
    <style:style style:name="P111" style:family="paragraph" style:parent-style-name="Standard" style:master-page-name="First_20_Page">
      <style:paragraph-properties style:page-number="auto"/>
      <style:text-properties style:use-window-font-color="true" fo:language="es" fo:country="ES" officeooo:paragraph-rsid="0015ad4f"/>
    </style:style>
    <style:style style:name="P112" style:family="paragraph" style:parent-style-name="Standard" style:list-style-name="L2">
      <style:text-properties fo:language="es" fo:country="ES" officeooo:paragraph-rsid="0015ad4f"/>
    </style:style>
    <style:style style:name="P113" style:family="paragraph" style:parent-style-name="Standard" style:list-style-name="L3">
      <style:text-properties fo:language="es" fo:country="ES" officeooo:paragraph-rsid="0015ad4f"/>
    </style:style>
    <style:style style:name="P114" style:family="paragraph" style:parent-style-name="Standard" style:list-style-name="L4">
      <style:text-properties fo:language="es" fo:country="ES" officeooo:paragraph-rsid="0015ad4f"/>
    </style:style>
    <style:style style:name="P115" style:family="paragraph" style:parent-style-name="Standard" style:list-style-name="L5">
      <style:paragraph-properties fo:text-align="start" style:justify-single-word="false"/>
      <style:text-properties fo:language="es" fo:country="ES" officeooo:paragraph-rsid="0015ad4f"/>
    </style:style>
    <style:style style:name="P116" style:family="paragraph" style:parent-style-name="Standard" style:list-style-name="L6">
      <style:text-properties fo:language="es" fo:country="ES" officeooo:paragraph-rsid="0015ad4f"/>
    </style:style>
    <style:style style:name="P117" style:family="paragraph" style:parent-style-name="Standard" style:list-style-name="L7">
      <style:text-properties fo:language="es" fo:country="ES" officeooo:paragraph-rsid="0015ad4f"/>
    </style:style>
    <style:style style:name="P118" style:family="paragraph" style:parent-style-name="Standard" style:list-style-name="L16">
      <style:text-properties fo:language="es" fo:country="ES" officeooo:paragraph-rsid="0015ad4f"/>
    </style:style>
    <style:style style:name="P119" style:family="paragraph" style:parent-style-name="Standard" style:list-style-name="L20">
      <style:text-properties fo:language="es" fo:country="ES" officeooo:paragraph-rsid="0015ad4f"/>
    </style:style>
    <style:style style:name="P120" style:family="paragraph" style:parent-style-name="Standard" style:list-style-name="L21">
      <style:text-properties fo:language="es" fo:country="ES" officeooo:paragraph-rsid="0015ad4f"/>
    </style:style>
    <style:style style:name="P121" style:family="paragraph" style:parent-style-name="Standard" style:list-style-name="L3">
      <style:text-properties fo:font-variant="normal" fo:text-transform="none" fo:color="#000000" style:text-line-through-style="none" fo:language="es" fo:country="ES" fo:font-style="normal" style:text-underline-style="none" fo:font-weight="normal" officeooo:paragraph-rsid="0015ad4f" style:text-blinking="false" fo:background-color="transparent" style:font-name-asian="Arial" style:font-size-asian="13pt" style:font-style-asian="normal" style:font-weight-asian="normal" style:font-name-complex="Arial" style:font-size-complex="13pt" style:font-style-complex="normal" style:font-weight-complex="normal"/>
    </style:style>
    <style:style style:name="P122" style:family="paragraph" style:parent-style-name="Standard" style:list-style-name="L8">
      <style:text-properties style:use-window-font-color="true" fo:language="es" fo:country="ES" officeooo:paragraph-rsid="0015ad4f"/>
    </style:style>
    <style:style style:name="P123" style:family="paragraph" style:parent-style-name="Standard" style:list-style-name="L13">
      <style:text-properties style:use-window-font-color="true" fo:language="es" fo:country="ES" officeooo:paragraph-rsid="0015ad4f"/>
    </style:style>
    <style:style style:name="P124" style:family="paragraph" style:parent-style-name="Standard" style:list-style-name="L14">
      <style:text-properties style:use-window-font-color="true" fo:language="es" fo:country="ES" officeooo:paragraph-rsid="0015ad4f"/>
    </style:style>
    <style:style style:name="P125" style:family="paragraph" style:parent-style-name="Standard" style:list-style-name="L15">
      <style:text-properties style:use-window-font-color="true" fo:language="es" fo:country="ES" officeooo:paragraph-rsid="0015ad4f"/>
    </style:style>
    <style:style style:name="P126" style:family="paragraph" style:parent-style-name="Standard" style:list-style-name="L16">
      <style:text-properties style:use-window-font-color="true" fo:language="es" fo:country="ES" officeooo:paragraph-rsid="0015ad4f"/>
    </style:style>
    <style:style style:name="P127" style:family="paragraph" style:parent-style-name="Standard" style:list-style-name="L17">
      <style:text-properties style:use-window-font-color="true" fo:language="es" fo:country="ES" officeooo:paragraph-rsid="0015ad4f"/>
    </style:style>
    <style:style style:name="P128" style:family="paragraph" style:parent-style-name="Standard" style:list-style-name="L18">
      <style:text-properties style:use-window-font-color="true" fo:language="es" fo:country="ES" fo:font-style="italic" officeooo:paragraph-rsid="0015ad4f" style:font-style-asian="italic" style:font-style-complex="italic"/>
    </style:style>
    <style:style style:name="P129" style:family="paragraph" style:parent-style-name="Standard" style:list-style-name="L18">
      <style:text-properties style:use-window-font-color="true" fo:language="es" fo:country="ES" officeooo:rsid="010de436" officeooo:paragraph-rsid="0015ad4f"/>
    </style:style>
    <style:style style:name="P130" style:family="paragraph" style:parent-style-name="Standard" style:list-style-name="L18">
      <style:text-properties style:use-window-font-color="true" fo:language="es" fo:country="ES" officeooo:paragraph-rsid="0015ad4f"/>
    </style:style>
    <style:style style:name="P131" style:family="paragraph" style:parent-style-name="Standard" style:list-style-name="L19">
      <style:text-properties style:use-window-font-color="true" fo:language="es" fo:country="ES" officeooo:paragraph-rsid="0015ad4f"/>
    </style:style>
    <style:style style:name="P132" style:family="paragraph" style:parent-style-name="Standard" style:list-style-name="L20">
      <style:text-properties style:use-window-font-color="true" fo:language="es" fo:country="ES" officeooo:paragraph-rsid="0015ad4f"/>
    </style:style>
    <style:style style:name="P133" style:family="paragraph" style:parent-style-name="Standard" style:list-style-name="L21">
      <style:text-properties style:use-window-font-color="true" fo:language="es" fo:country="ES" officeooo:paragraph-rsid="0015ad4f"/>
    </style:style>
    <style:style style:name="P134" style:family="paragraph" style:parent-style-name="Standard" style:list-style-name="L23">
      <style:text-properties style:use-window-font-color="true" fo:language="es" fo:country="ES" officeooo:paragraph-rsid="0015ad4f"/>
    </style:style>
    <style:style style:name="P135" style:family="paragraph" style:parent-style-name="Standard" style:list-style-name="L24">
      <style:text-properties style:use-window-font-color="true" fo:language="es" fo:country="ES" officeooo:paragraph-rsid="0015ad4f"/>
    </style:style>
    <style:style style:name="P136" style:family="paragraph" style:parent-style-name="Standard" style:list-style-name="L17">
      <style:text-properties style:use-window-font-color="true" style:text-line-through-style="none" fo:language="es" fo:country="ES" fo:font-style="normal" style:text-underline-style="none" fo:font-weight="normal" officeooo:paragraph-rsid="0015ad4f" style:font-name-asian="Arial" style:font-style-asian="normal" style:font-weight-asian="normal" style:font-name-complex="Arial" style:font-style-complex="normal" style:font-weight-complex="normal"/>
    </style:style>
    <style:style style:name="P137" style:family="paragraph" style:parent-style-name="Standard" style:list-style-name="L22">
      <style:paragraph-properties fo:margin-left="2.501cm" fo:margin-right="0cm" fo:text-indent="-0.635cm" style:auto-text-indent="false"/>
      <style:text-properties style:use-window-font-color="true" fo:language="es" fo:country="ES" officeooo:paragraph-rsid="0015ad4f"/>
    </style:style>
    <style:style style:name="P138" style:family="paragraph" style:parent-style-name="Standard" style:master-page-name="First_20_Page">
      <style:paragraph-properties fo:margin-left="0cm" fo:margin-right="0cm" fo:text-indent="0cm" style:auto-text-indent="false" style:page-number="auto"/>
      <style:text-properties style:use-window-font-color="true" fo:language="es" fo:country="ES" officeooo:paragraph-rsid="0015ad4f"/>
    </style:style>
    <style:style style:name="P139" style:family="paragraph" style:parent-style-name="título" style:master-page-name="primerasPaginas">
      <style:paragraph-properties style:page-number="auto"/>
      <style:text-properties fo:language="es" fo:country="ES" officeooo:paragraph-rsid="0015ad4f"/>
    </style:style>
    <style:style style:name="P140" style:family="paragraph" style:parent-style-name="título" style:master-page-name="primerasPaginas">
      <style:paragraph-properties style:page-number="auto" fo:break-before="page"/>
      <style:text-properties fo:language="es" fo:country="ES" officeooo:paragraph-rsid="0015ad4f"/>
    </style:style>
    <style:style style:name="P141" style:family="paragraph" style:parent-style-name="título" style:master-page-name="primerasPaginas">
      <style:paragraph-properties style:page-number="auto" fo:break-before="page"/>
      <style:text-properties fo:language="es" fo:country="ES" officeooo:rsid="001f13d3" officeooo:paragraph-rsid="003a32cc"/>
    </style:style>
    <style:style style:name="P142" style:family="paragraph" style:parent-style-name="NotaPie" style:list-style-name="L1" style:master-page-name="">
      <style:paragraph-properties fo:margin-left="0.499cm" fo:margin-right="0cm" fo:margin-top="0cm" fo:margin-bottom="0.079cm" style:contextual-spacing="false" fo:text-align="justify" style:justify-single-word="false" fo:orphans="2" fo:widows="2" fo:text-indent="-0.513cm" style:auto-text-indent="false" style:page-number="auto" style:writing-mode="lr-tb">
        <style:tab-stops/>
      </style:paragraph-properties>
      <style:text-properties fo:language="es" fo:country="ES"/>
    </style:style>
    <style:style style:name="P143" style:family="paragraph" style:parent-style-name="NotaPie" style:list-style-name="L1">
      <style:paragraph-properties fo:margin-left="0.487cm" fo:margin-right="0cm" fo:text-indent="-0.487cm" style:auto-text-indent="false">
        <style:tab-stops/>
      </style:paragraph-properties>
    </style:style>
    <style:style style:name="P144" style:family="paragraph" style:parent-style-name="Footnote" style:list-style-name="List_20_1"/>
    <style:style style:name="P145" style:family="paragraph" style:parent-style-name="PrimerParrafo" style:master-page-name="First_20_Page">
      <style:paragraph-properties fo:text-align="center" style:justify-single-word="false" style:page-number="auto"/>
      <style:text-properties officeooo:paragraph-rsid="009a31f2"/>
    </style:style>
    <style:style style:name="P146" style:family="paragraph" style:parent-style-name="literal" style:list-style-name="L9">
      <style:paragraph-properties fo:margin-left="2.501cm" fo:margin-right="0cm" fo:text-indent="-0.635cm" style:auto-text-indent="false"/>
      <style:text-properties style:use-window-font-color="true" fo:language="es" fo:country="ES" officeooo:paragraph-rsid="0015ad4f"/>
    </style:style>
    <style:style style:name="P147" style:family="paragraph" style:parent-style-name="literal" style:list-style-name="L10">
      <style:paragraph-properties fo:margin-left="2.501cm" fo:margin-right="0cm" fo:text-indent="-0.635cm" style:auto-text-indent="false"/>
      <style:text-properties style:use-window-font-color="true" fo:language="es" fo:country="ES" officeooo:paragraph-rsid="0015ad4f"/>
    </style:style>
    <style:style style:name="P148" style:family="paragraph" style:parent-style-name="literal" style:list-style-name="L11">
      <style:paragraph-properties fo:margin-left="2.501cm" fo:margin-right="0cm" fo:text-indent="-0.635cm" style:auto-text-indent="false"/>
      <style:text-properties style:use-window-font-color="true" fo:language="es" fo:country="ES" officeooo:paragraph-rsid="0015ad4f"/>
    </style:style>
    <style:style style:name="P149" style:family="paragraph" style:parent-style-name="literal" style:list-style-name="L12">
      <style:paragraph-properties fo:margin-left="2.501cm" fo:margin-right="0cm" fo:text-indent="-0.635cm" style:auto-text-indent="false"/>
      <style:text-properties style:use-window-font-color="true" fo:language="es" fo:country="ES" officeooo:rsid="00bbda1d" officeooo:paragraph-rsid="0015ad4f"/>
    </style:style>
    <style:style style:name="P150" style:family="paragraph" style:parent-style-name="literal" style:list-style-name="L12">
      <style:paragraph-properties fo:margin-left="2.501cm" fo:margin-right="0cm" fo:text-indent="-0.635cm" style:auto-text-indent="false"/>
      <style:text-properties style:use-window-font-color="true" fo:language="es" fo:country="ES" officeooo:paragraph-rsid="0015ad4f"/>
    </style:style>
    <style:style style:name="P151" style:family="paragraph" style:parent-style-name="encabezadoCapítulo" style:master-page-name="First_20_Page">
      <style:paragraph-properties style:page-number="auto" fo:padding="0cm" fo:border="none"/>
    </style:style>
    <style:style style:name="P152" style:family="paragraph" style:parent-style-name="encabezadoCapítulo" style:master-page-name="First_20_Page">
      <style:paragraph-properties style:page-number="auto" fo:padding="0cm" fo:border="none"/>
      <style:text-properties fo:language="es" fo:country="ES" officeooo:paragraph-rsid="0015ad4f"/>
    </style:style>
    <style:style style:name="P153" style:family="paragraph" style:parent-style-name="encabezadoCapítulo" style:master-page-name="First_20_Page">
      <style:paragraph-properties style:page-number="auto" fo:padding="0cm" fo:border="none"/>
      <style:text-properties style:use-window-font-color="true" fo:language="es" fo:country="ES" officeooo:paragraph-rsid="0015ad4f"/>
    </style:style>
    <style:style style:name="P154" style:family="paragraph" style:parent-style-name="encabezadoCapítulo" style:master-page-name="First_20_Page">
      <style:paragraph-properties style:page-number="auto" fo:padding="0cm" fo:border="none"/>
      <style:text-properties style:use-window-font-color="true" style:text-line-through-style="none" fo:language="es" fo:country="ES" fo:font-style="normal" style:text-underline-style="none" officeooo:paragraph-rsid="0015ad4f" style:font-name-asian="Arial" style:font-style-asian="normal" style:font-name-complex="Arial" style:font-style-complex="normal"/>
    </style:style>
    <style:style style:name="T1" style:family="text">
      <style:text-properties style:use-window-font-color="true"/>
    </style:style>
    <style:style style:name="T2" style:family="text">
      <style:text-properties style:use-window-font-color="true" officeooo:rsid="012d233f"/>
    </style:style>
    <style:style style:name="T3" style:family="text">
      <style:text-properties style:use-window-font-color="true" fo:font-style="italic" style:font-style-asian="italic" style:font-style-complex="italic"/>
    </style:style>
    <style:style style:name="T4" style:family="text">
      <style:text-properties style:use-window-font-color="true" fo:font-style="italic" officeooo:rsid="01aaf684" style:font-style-asian="italic" style:font-style-complex="italic"/>
    </style:style>
    <style:style style:name="T5" style:family="text">
      <style:text-properties style:use-window-font-color="true" fo:font-style="italic" officeooo:rsid="01c0a643" style:font-style-asian="italic" style:font-style-complex="italic"/>
    </style:style>
    <style:style style:name="T6" style:family="text">
      <style:text-properties style:use-window-font-color="true" fo:font-style="italic" officeooo:rsid="010f0b98" style:font-style-asian="italic" style:font-style-complex="italic"/>
    </style:style>
    <style:style style:name="T7" style:family="text">
      <style:text-properties style:use-window-font-color="true" fo:font-style="italic" officeooo:rsid="011bb941" style:font-style-asian="italic" style:font-style-complex="italic"/>
    </style:style>
    <style:style style:name="T8" style:family="text">
      <style:text-properties style:use-window-font-color="true" fo:font-style="italic" officeooo:rsid="00618984" style:font-style-asian="italic" style:font-style-complex="italic"/>
    </style:style>
    <style:style style:name="T9" style:family="text">
      <style:text-properties style:use-window-font-color="true" officeooo:rsid="01aaf684"/>
    </style:style>
    <style:style style:name="T10" style:family="text">
      <style:text-properties style:use-window-font-color="true" officeooo:rsid="00e35c68"/>
    </style:style>
    <style:style style:name="T11" style:family="text">
      <style:text-properties style:use-window-font-color="true" officeooo:rsid="01bfb180"/>
    </style:style>
    <style:style style:name="T12" style:family="text">
      <style:text-properties style:use-window-font-color="true" style:text-line-through-style="none"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3" style:family="text">
      <style:text-properties style:use-window-font-color="true" style:text-line-through-style="none" fo:font-style="normal" style:text-underline-style="none" fo:font-weight="normal" officeooo:rsid="00eb8953" style:font-name-asian="Arial" style:font-size-asian="13pt" style:font-style-asian="normal" style:font-weight-asian="normal" style:font-name-complex="Arial" style:font-size-complex="13pt" style:font-style-complex="normal" style:font-weight-complex="normal"/>
    </style:style>
    <style:style style:name="T14" style:family="text">
      <style:text-properties style:use-window-font-color="true" style:text-line-through-style="none" fo:font-style="normal" style:text-underline-style="none" fo:font-weight="normal" officeooo:rsid="00ebede0" style:font-name-asian="Arial" style:font-size-asian="13pt" style:font-style-asian="normal" style:font-weight-asian="normal" style:font-name-complex="Arial" style:font-size-complex="13pt" style:font-style-complex="normal" style:font-weight-complex="normal"/>
    </style:style>
    <style:style style:name="T15" style:family="text">
      <style:text-properties style:use-window-font-color="true" style:text-line-through-style="none" fo:font-style="normal" style:text-underline-style="none" fo:font-weight="normal" officeooo:rsid="01bfb180" style:font-name-asian="Arial" style:font-size-asian="13pt" style:font-style-asian="normal" style:font-weight-asian="normal" style:font-name-complex="Arial" style:font-size-complex="13pt" style:font-style-complex="normal" style:font-weight-complex="normal"/>
    </style:style>
    <style:style style:name="T16" style:family="text">
      <style:text-properties style:use-window-font-color="true"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17" style:family="text">
      <style:text-properties style:use-window-font-color="true" style:text-line-through-style="none" fo:font-style="normal" style:text-underline-style="none" fo:font-weight="normal" officeooo:rsid="01040991" style:font-name-asian="Arial" style:font-style-asian="normal" style:font-weight-asian="normal" style:font-name-complex="Arial" style:font-style-complex="normal" style:font-weight-complex="normal"/>
    </style:style>
    <style:style style:name="T18" style:family="text">
      <style:text-properties style:use-window-font-color="true" style:text-line-through-style="none" fo:font-style="normal" style:text-underline-style="none" fo:font-weight="normal" officeooo:rsid="01c88bab" style:font-name-asian="Arial" style:font-style-asian="normal" style:font-weight-asian="normal" style:font-name-complex="Arial" style:font-style-complex="normal" style:font-weight-complex="normal"/>
    </style:style>
    <style:style style:name="T19" style:family="text">
      <style:text-properties style:use-window-font-color="true" style:text-line-through-style="none" fo:font-style="normal" style:text-underline-style="none" fo:font-weight="normal" officeooo:rsid="006ca734" style:font-name-asian="Arial" style:font-style-asian="normal" style:font-weight-asian="normal" style:font-name-complex="Arial" style:font-style-complex="normal" style:font-weight-complex="normal"/>
    </style:style>
    <style:style style:name="T20" style:family="text">
      <style:text-properties style:use-window-font-color="true" style:text-line-through-style="none" fo:font-style="normal" style:text-underline-style="none" fo:font-weight="normal" officeooo:rsid="010be761" style:font-name-asian="Arial" style:font-style-asian="normal" style:font-weight-asian="normal" style:font-name-complex="Arial" style:font-style-complex="normal" style:font-weight-complex="normal"/>
    </style:style>
    <style:style style:name="T21" style:family="text">
      <style:text-properties style:use-window-font-color="true" style:text-line-through-style="none" fo:font-style="normal" style:text-underline-style="none" fo:font-weight="normal" officeooo:rsid="01cd760d" style:font-name-asian="Arial" style:font-style-asian="normal" style:font-weight-asian="normal" style:font-name-complex="Arial" style:font-style-complex="normal" style:font-weight-complex="normal"/>
    </style:style>
    <style:style style:name="T22" style:family="text">
      <style:text-properties style:use-window-font-color="true" style:text-line-through-style="none" fo:font-style="normal" style:text-underline-style="none" fo:font-weight="normal" officeooo:rsid="01cf60eb" style:font-name-asian="Arial" style:font-style-asian="normal" style:font-weight-asian="normal" style:font-name-complex="Arial" style:font-style-complex="normal" style:font-weight-complex="normal"/>
    </style:style>
    <style:style style:name="T23" style:family="text">
      <style:text-properties style:use-window-font-color="true" style:text-line-through-style="none" fo:font-style="normal" style:text-underline-style="none" fo:font-weight="normal" officeooo:rsid="01d3b3ad" style:font-name-asian="Arial" style:font-style-asian="normal" style:font-weight-asian="normal" style:font-name-complex="Arial" style:font-style-complex="normal" style:font-weight-complex="normal"/>
    </style:style>
    <style:style style:name="T24" style:family="text">
      <style:text-properties style:use-window-font-color="true" style:text-line-through-style="none" fo:font-style="normal" style:text-underline-style="none" fo:font-weight="normal" officeooo:rsid="0119dc8d" style:font-name-asian="Arial" style:font-style-asian="normal" style:font-weight-asian="normal" style:font-name-complex="Arial" style:font-style-complex="normal" style:font-weight-complex="normal"/>
    </style:style>
    <style:style style:name="T25" style:family="text">
      <style:text-properties style:use-window-font-color="true" style:text-line-through-style="none" fo:font-style="normal" style:text-underline-style="none" fo:font-weight="normal" officeooo:rsid="012369c3" style:font-name-asian="Arial" style:font-style-asian="normal" style:font-weight-asian="normal" style:font-name-complex="Arial" style:font-style-complex="normal" style:font-weight-complex="normal"/>
    </style:style>
    <style:style style:name="T26" style:family="text">
      <style:text-properties style:use-window-font-color="true" style:text-line-through-style="none" fo:font-style="normal" style:text-underline-style="none" fo:font-weight="normal" officeooo:rsid="0123c748" style:font-name-asian="Arial" style:font-style-asian="normal" style:font-weight-asian="normal" style:font-name-complex="Arial" style:font-style-complex="normal" style:font-weight-complex="normal"/>
    </style:style>
    <style:style style:name="T27" style:family="text">
      <style:text-properties style:use-window-font-color="true" style:text-line-through-style="none" fo:font-style="normal" style:text-underline-style="none" fo:font-weight="normal" officeooo:rsid="012d233f" style:font-name-asian="Arial" style:font-style-asian="normal" style:font-weight-asian="normal" style:font-name-complex="Arial" style:font-style-complex="normal" style:font-weight-complex="normal"/>
    </style:style>
    <style:style style:name="T28" style:family="text">
      <style:text-properties style:use-window-font-color="true" style:text-line-through-style="none" fo:font-style="normal" style:text-underline-style="none" fo:font-weight="normal" officeooo:rsid="01d428c6" style:font-name-asian="Arial" style:font-style-asian="normal" style:font-weight-asian="normal" style:font-name-complex="Arial" style:font-style-complex="normal" style:font-weight-complex="normal"/>
    </style:style>
    <style:style style:name="T29" style:family="text">
      <style:text-properties style:use-window-font-color="true" style:text-line-through-style="none"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0" style:family="text">
      <style:text-properties style:use-window-font-color="true" style:text-line-through-style="none" fo:font-style="normal" style:text-underline-style="none" fo:font-weight="normal" officeooo:rsid="011473e9" style:font-name-asian="Arial" style:font-size-asian="16pt" style:font-style-asian="normal" style:font-weight-asian="normal" style:font-name-complex="Arial" style:font-size-complex="16pt" style:font-style-complex="normal" style:font-weight-complex="normal"/>
    </style:style>
    <style:style style:name="T31" style:family="text">
      <style:text-properties style:use-window-font-color="true" style:text-line-through-style="none" fo:font-style="normal" style:text-underline-style="none" fo:font-weight="normal" officeooo:rsid="01d2d93b" style:font-name-asian="Arial" style:font-size-asian="16pt" style:font-style-asian="normal" style:font-weight-asian="normal" style:font-name-complex="Arial" style:font-size-complex="16pt" style:font-style-complex="normal" style:font-weight-complex="normal"/>
    </style:style>
    <style:style style:name="T32" style:family="text">
      <style:text-properties style:use-window-font-color="true" style:text-line-through-style="none" fo:font-style="normal" style:text-underline-style="none" fo:font-weight="normal" officeooo:rsid="0119dc8d" style:font-name-asian="Arial" style:font-size-asian="16pt" style:font-style-asian="normal" style:font-weight-asian="normal" style:font-name-complex="Arial" style:font-size-complex="16pt" style:font-style-complex="normal" style:font-weight-complex="normal"/>
    </style:style>
    <style:style style:name="T33" style:family="text">
      <style:text-properties style:use-window-font-color="true" style:text-line-through-style="none" fo:font-style="normal" style:text-underline-style="none" fo:font-weight="normal" officeooo:rsid="0128b5be" style:font-name-asian="Arial" style:font-size-asian="16pt" style:font-style-asian="normal" style:font-weight-asian="normal" style:font-name-complex="Arial" style:font-size-complex="16pt" style:font-style-complex="normal" style:font-weight-complex="normal"/>
    </style:style>
    <style:style style:name="T34" style:family="text">
      <style:text-properties style:use-window-font-color="true" style:text-line-through-style="none"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5" style:family="text">
      <style:text-properties style:use-window-font-color="true" style:text-line-through-style="none" fo:font-style="normal" style:text-underline-style="none" style:font-name-asian="Arial" style:font-style-asian="normal" style:font-name-complex="Arial" style:font-style-complex="normal"/>
    </style:style>
    <style:style style:name="T36" style:family="text">
      <style:text-properties style:use-window-font-color="true" style:text-line-through-style="none" fo:font-style="normal" style:text-underline-style="none" officeooo:rsid="0192a910" style:font-name-asian="Arial" style:font-style-asian="normal" style:font-name-complex="Arial" style:font-style-complex="normal"/>
    </style:style>
    <style:style style:name="T37" style:family="text">
      <style:text-properties style:use-window-font-color="true" style:text-line-through-style="none" fo:font-style="normal" style:text-underline-style="solid" style:text-underline-width="auto" style:text-underline-color="font-color" fo:font-weight="bold" style:font-name-asian="Arial" style:font-size-asian="16pt" style:font-style-asian="normal" style:font-weight-asian="bold" style:font-name-complex="Arial" style:font-size-complex="16pt" style:font-style-complex="normal" style:font-weight-complex="bold"/>
    </style:style>
    <style:style style:name="T38" style:family="text">
      <style:text-properties style:use-window-font-color="true" style:text-line-through-style="none" fo:font-style="normal" style:text-underline-style="solid" style:text-underline-width="auto" style:text-underline-color="font-color" fo:font-weight="bold" officeooo:rsid="00579fe8" style:font-name-asian="Arial" style:font-size-asian="16pt" style:font-style-asian="normal" style:font-weight-asian="bold" style:font-name-complex="Arial" style:font-size-complex="16pt" style:font-style-complex="normal" style:font-weight-complex="bold"/>
    </style:style>
    <style:style style:name="T39" style:family="text">
      <style:text-properties style:use-window-font-color="true" style:text-line-through-style="none"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40" style:family="text">
      <style:text-properties style:use-window-font-color="true" style:text-line-through-style="none" fo:font-style="italic" style:text-underline-style="none" fo:font-weight="normal" style:font-name-asian="Arial" style:font-size-asian="13pt" style:font-style-asian="italic" style:font-weight-asian="normal" style:font-name-complex="Arial" style:font-size-complex="13pt" style:font-style-complex="italic" style:font-weight-complex="normal"/>
    </style:style>
    <style:style style:name="T41" style:family="text">
      <style:text-properties style:use-window-font-color="true" style:text-line-through-style="none" fo:font-style="italic" style:text-underline-style="none" fo:font-weight="normal" style:font-name-asian="Arial" style:font-style-asian="italic" style:font-weight-asian="normal" style:font-name-complex="Arial" style:font-style-complex="italic" style:font-weight-complex="normal"/>
    </style:style>
    <style:style style:name="T42" style:family="text">
      <style:text-properties style:use-window-font-color="true" style:text-line-through-style="none" fo:font-style="italic" style:text-underline-style="none" fo:font-weight="normal" officeooo:rsid="012369c3" style:font-name-asian="Arial" style:font-style-asian="italic" style:font-weight-asian="normal" style:font-name-complex="Arial" style:font-style-complex="italic" style:font-weight-complex="normal"/>
    </style:style>
    <style:style style:name="T43" style:family="text">
      <style:text-properties style:use-window-font-color="true" style:text-line-through-style="none" fo:font-style="italic" style:text-underline-style="none" fo:font-weight="normal" officeooo:rsid="0077f360" style:font-name-asian="Arial" style:font-style-asian="italic" style:font-weight-asian="normal" style:font-name-complex="Arial" style:font-style-complex="italic" style:font-weight-complex="normal"/>
    </style:style>
    <style:style style:name="T44" style:family="text">
      <style:text-properties style:use-window-font-color="true" style:text-line-through-style="none" fo:font-style="italic" style:text-underline-style="none" fo:font-weight="normal" officeooo:rsid="012d233f" style:font-name-asian="Arial" style:font-style-asian="italic" style:font-weight-asian="normal" style:font-name-complex="Arial" style:font-style-complex="italic" style:font-weight-complex="normal"/>
    </style:style>
    <style:style style:name="T45" style:family="text">
      <style:text-properties style:use-window-font-color="true" style:text-line-through-style="none"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46" style:family="text">
      <style:text-properties style:use-window-font-color="true" style:text-line-through-style="none" style:text-underline-style="none" fo:font-weight="normal" style:font-name-asian="Arial" style:font-size-asian="16pt" style:font-weight-asian="normal" style:font-name-complex="Arial" style:font-size-complex="16pt" style:font-weight-complex="normal"/>
    </style:style>
    <style:style style:name="T47" style:family="text">
      <style:text-properties style:use-window-font-color="true" style:text-line-through-style="none" style:text-underline-style="none" fo:font-weight="normal" officeooo:rsid="00ed7457" style:font-name-asian="Arial" style:font-size-asian="16pt" style:font-weight-asian="normal" style:font-name-complex="Arial" style:font-size-complex="16pt" style:font-weight-complex="normal"/>
    </style:style>
    <style:style style:name="T48" style:family="text">
      <style:text-properties style:use-window-font-color="true" style:text-line-through-style="none" style:text-underline-style="none" fo:font-weight="normal" style:font-name-asian="Arial" style:font-size-asian="13pt" style:font-weight-asian="normal" style:font-name-complex="Arial" style:font-size-complex="13pt" style:font-weight-complex="normal"/>
    </style:style>
    <style:style style:name="T49" style:family="text">
      <style:text-properties style:use-window-font-color="true" style:text-line-through-style="none" style:text-underline-style="none" fo:font-weight="normal" style:font-name-asian="Arial" style:font-weight-asian="normal" style:font-name-complex="Arial" style:font-weight-complex="normal"/>
    </style:style>
    <style:style style:name="T50" style:family="text">
      <style:text-properties style:use-window-font-color="true" style:text-line-through-style="none" style:text-underline-style="none" fo:font-weight="normal" officeooo:rsid="01c79aa3" style:font-name-asian="Arial" style:font-weight-asian="normal" style:font-name-complex="Arial" style:font-weight-complex="normal"/>
    </style:style>
    <style:style style:name="T51" style:family="text">
      <style:text-properties style:use-window-font-color="true" style:text-line-through-style="none" style:text-underline-style="none" fo:font-weight="normal" officeooo:rsid="00fdad5b" style:font-name-asian="Arial" style:font-weight-asian="normal" style:font-name-complex="Arial" style:font-weight-complex="normal"/>
    </style:style>
    <style:style style:name="T52" style:family="text">
      <style:text-properties style:use-window-font-color="true" officeooo:rsid="00eb8953"/>
    </style:style>
    <style:style style:name="T53" style:family="text">
      <style:text-properties style:use-window-font-color="true" fo:font-style="normal" style:font-style-asian="normal" style:font-style-complex="normal"/>
    </style:style>
    <style:style style:name="T54" style:family="text">
      <style:text-properties style:use-window-font-color="true" fo:font-style="normal" officeooo:rsid="01bfb180" style:font-style-asian="normal" style:font-style-complex="normal"/>
    </style:style>
    <style:style style:name="T55" style:family="text">
      <style:text-properties style:use-window-font-color="true" fo:font-style="normal" officeooo:rsid="01c0a643" style:font-style-asian="normal" style:font-style-complex="normal"/>
    </style:style>
    <style:style style:name="T56" style:family="text">
      <style:text-properties style:use-window-font-color="true" fo:font-style="normal" officeooo:rsid="010fb317" style:font-style-asian="normal" style:font-style-complex="normal"/>
    </style:style>
    <style:style style:name="T57" style:family="text">
      <style:text-properties style:use-window-font-color="true" fo:font-style="normal" officeooo:rsid="011157f5" style:font-style-asian="normal" style:font-style-complex="normal"/>
    </style:style>
    <style:style style:name="T58" style:family="text">
      <style:text-properties style:use-window-font-color="true" fo:font-style="normal" officeooo:rsid="01d392ea" style:font-style-asian="normal" style:font-style-complex="normal"/>
    </style:style>
    <style:style style:name="T59" style:family="text">
      <style:text-properties style:use-window-font-color="true" officeooo:rsid="00ebede0"/>
    </style:style>
    <style:style style:name="T60" style:family="text">
      <style:text-properties style:use-window-font-color="true" officeooo:rsid="01c0a643"/>
    </style:style>
    <style:style style:name="T61" style:family="text">
      <style:text-properties style:use-window-font-color="true" officeooo:rsid="00ecaa8b"/>
    </style:style>
    <style:style style:name="T62" style:family="text">
      <style:text-properties style:use-window-font-color="true" officeooo:rsid="00f0baf5"/>
    </style:style>
    <style:style style:name="T63" style:family="text">
      <style:text-properties style:use-window-font-color="true" officeooo:rsid="00eedb46"/>
    </style:style>
    <style:style style:name="T64" style:family="text">
      <style:text-properties style:use-window-font-color="true" officeooo:rsid="006b980a"/>
    </style:style>
    <style:style style:name="T65" style:family="text">
      <style:text-properties style:use-window-font-color="true" officeooo:rsid="01040991"/>
    </style:style>
    <style:style style:name="T66" style:family="text">
      <style:text-properties style:use-window-font-color="true" officeooo:rsid="01cf7669"/>
    </style:style>
    <style:style style:name="T67" style:family="text">
      <style:text-properties style:use-window-font-color="true" officeooo:rsid="010f0b98"/>
    </style:style>
    <style:style style:name="T68" style:family="text">
      <style:text-properties style:use-window-font-color="true" officeooo:rsid="00553a32"/>
    </style:style>
    <style:style style:name="T69" style:family="text">
      <style:text-properties style:use-window-font-color="true" officeooo:rsid="01d12850"/>
    </style:style>
    <style:style style:name="T70" style:family="text">
      <style:text-properties style:use-window-font-color="true" officeooo:rsid="010fb317"/>
    </style:style>
    <style:style style:name="T71" style:family="text">
      <style:text-properties style:use-window-font-color="true" officeooo:rsid="011306c8"/>
    </style:style>
    <style:style style:name="T72" style:family="text">
      <style:text-properties style:use-window-font-color="true" officeooo:rsid="01d392ea"/>
    </style:style>
    <style:style style:name="T73" style:family="text">
      <style:text-properties style:use-window-font-color="true" officeooo:rsid="011473e9"/>
    </style:style>
    <style:style style:name="T74" style:family="text">
      <style:text-properties style:use-window-font-color="true" officeooo:rsid="01d56db7"/>
    </style:style>
    <style:style style:name="T75" style:family="text">
      <style:text-properties style:use-window-font-color="true" officeooo:rsid="011643e6"/>
    </style:style>
    <style:style style:name="T76" style:family="text">
      <style:text-properties style:use-window-font-color="true" officeooo:rsid="01172d53"/>
    </style:style>
    <style:style style:name="T77" style:family="text">
      <style:text-properties style:use-window-font-color="true" officeooo:rsid="0117e29d"/>
    </style:style>
    <style:style style:name="T78" style:family="text">
      <style:text-properties style:use-window-font-color="true" officeooo:rsid="0117919c"/>
    </style:style>
    <style:style style:name="T79" style:family="text">
      <style:text-properties style:use-window-font-color="true" officeooo:rsid="01d3b3ad"/>
    </style:style>
    <style:style style:name="T80" style:family="text">
      <style:text-properties style:use-window-font-color="true" officeooo:rsid="0119dc8d"/>
    </style:style>
    <style:style style:name="T81" style:family="text">
      <style:text-properties style:use-window-font-color="true" officeooo:rsid="0072a2c8"/>
    </style:style>
    <style:style style:name="T82" style:family="text">
      <style:text-properties style:use-window-font-color="true" officeooo:rsid="011a0691"/>
    </style:style>
    <style:style style:name="T83" style:family="text">
      <style:text-properties style:use-window-font-color="true" officeooo:rsid="011bb941"/>
    </style:style>
    <style:style style:name="T84" style:family="text">
      <style:text-properties style:use-window-font-color="true" officeooo:rsid="01d428c6"/>
    </style:style>
    <style:style style:name="T85" style:family="text">
      <style:text-properties style:use-window-font-color="true" officeooo:rsid="00618984"/>
    </style:style>
    <style:style style:name="T86" style:family="text">
      <style:text-properties style:use-window-font-color="true" officeooo:rsid="0062ff8f"/>
    </style:style>
    <style:style style:name="T87" style:family="text">
      <style:text-properties officeooo:rsid="01ed4b42"/>
    </style:style>
    <style:style style:name="T88" style:family="text">
      <style:text-properties officeooo:rsid="01e12fdb"/>
    </style:style>
    <style:style style:name="T89" style:family="text">
      <style:text-properties officeooo:rsid="001f861c"/>
    </style:style>
    <style:style style:name="T90" style:family="text">
      <style:text-properties fo:font-size="9pt" style:font-size-asian="9pt" style:font-size-complex="9pt"/>
    </style:style>
    <style:style style:name="T91" style:family="text">
      <style:text-properties fo:font-size="9pt" officeooo:rsid="01eee961" style:font-size-asian="9pt" style:font-size-complex="9pt"/>
    </style:style>
    <style:style style:name="T92" style:family="text">
      <style:text-properties officeooo:rsid="01df1bc3"/>
    </style:style>
    <style:style style:name="T93" style:family="text">
      <style:text-properties officeooo:rsid="01d56db7"/>
    </style:style>
    <style:style style:name="T94" style:family="text">
      <style:text-properties officeooo:rsid="002d706d"/>
    </style:style>
    <style:style style:name="T95" style:family="text">
      <style:text-properties fo:font-style="italic"/>
    </style:style>
    <style:style style:name="T96" style:family="text">
      <style:text-properties fo:font-style="italic" style:font-style-asian="italic" style:font-style-complex="italic"/>
    </style:style>
    <style:style style:name="T97" style:family="text">
      <style:text-properties fo:font-style="italic" officeooo:rsid="002d706d" style:font-style-asian="italic" style:font-style-complex="italic"/>
    </style:style>
    <style:style style:name="T98" style:family="text">
      <style:text-properties fo:font-style="italic" officeooo:rsid="007ac364" style:font-style-asian="italic" style:font-style-complex="italic"/>
    </style:style>
    <style:style style:name="T99" style:family="text">
      <style:text-properties fo:font-style="italic" officeooo:rsid="01d8eff7" style:font-style-asian="italic" style:font-style-complex="italic"/>
    </style:style>
    <style:style style:name="T100" style:family="text">
      <style:text-properties fo:font-style="italic" officeooo:rsid="0083a3a7" style:font-style-asian="italic" style:font-style-complex="italic"/>
    </style:style>
    <style:style style:name="T101" style:family="text">
      <style:text-properties fo:font-style="italic" officeooo:rsid="00841578" style:font-style-asian="italic" style:font-style-complex="italic"/>
    </style:style>
    <style:style style:name="T102" style:family="text">
      <style:text-properties fo:font-style="italic" officeooo:rsid="0084f1fb" style:font-style-asian="italic" style:font-style-complex="italic"/>
    </style:style>
    <style:style style:name="T103" style:family="text">
      <style:text-properties fo:font-style="italic" officeooo:rsid="0147d4c5" style:font-style-asian="italic" style:font-style-complex="italic"/>
    </style:style>
    <style:style style:name="T104" style:family="text">
      <style:text-properties fo:font-style="italic" officeooo:rsid="01d65897" style:font-style-asian="italic" style:font-style-complex="italic"/>
    </style:style>
    <style:style style:name="T105" style:family="text">
      <style:text-properties fo:font-style="italic" officeooo:rsid="00850af2" style:font-style-asian="italic" style:font-style-complex="italic"/>
    </style:style>
    <style:style style:name="T106" style:family="text">
      <style:text-properties fo:font-style="italic" officeooo:rsid="008e6bf4" style:font-style-asian="italic" style:font-style-complex="italic"/>
    </style:style>
    <style:style style:name="T107" style:family="text">
      <style:text-properties fo:font-style="italic" officeooo:rsid="0091fc6e" style:font-style-asian="italic" style:font-style-complex="italic"/>
    </style:style>
    <style:style style:name="T108" style:family="text">
      <style:text-properties fo:font-style="italic" officeooo:rsid="004c0659" style:font-style-asian="italic" style:font-style-complex="italic"/>
    </style:style>
    <style:style style:name="T109" style:family="text">
      <style:text-properties fo:font-style="italic" officeooo:rsid="004c3dde" style:font-style-asian="italic" style:font-style-complex="italic"/>
    </style:style>
    <style:style style:name="T110" style:family="text">
      <style:text-properties fo:font-style="italic" officeooo:rsid="0155aa48" style:font-style-asian="italic" style:font-style-complex="italic"/>
    </style:style>
    <style:style style:name="T111" style:family="text">
      <style:text-properties fo:font-style="italic" officeooo:rsid="0156af7b" style:font-style-asian="italic" style:font-style-complex="italic"/>
    </style:style>
    <style:style style:name="T112" style:family="text">
      <style:text-properties fo:font-style="italic" officeooo:rsid="0136e032" style:font-style-asian="italic" style:font-style-complex="italic"/>
    </style:style>
    <style:style style:name="T113" style:family="text">
      <style:text-properties fo:font-style="italic" officeooo:rsid="009a72c2" style:font-style-asian="italic" style:font-style-complex="italic"/>
    </style:style>
    <style:style style:name="T114" style:family="text">
      <style:text-properties fo:font-style="italic" officeooo:rsid="009c63fe" style:font-style-asian="italic" style:font-style-complex="italic"/>
    </style:style>
    <style:style style:name="T115" style:family="text">
      <style:text-properties fo:font-style="italic" officeooo:rsid="005fb641" style:font-style-asian="italic" style:font-style-complex="italic"/>
    </style:style>
    <style:style style:name="T116" style:family="text">
      <style:text-properties fo:font-style="italic" officeooo:rsid="00a4cae8" style:font-style-asian="italic" style:font-style-complex="italic"/>
    </style:style>
    <style:style style:name="T117" style:family="text">
      <style:text-properties fo:font-style="italic" officeooo:rsid="00a62d0b" style:font-style-asian="italic" style:font-style-complex="italic"/>
    </style:style>
    <style:style style:name="T118" style:family="text">
      <style:text-properties fo:font-style="italic" officeooo:rsid="00a854cb" style:font-style-asian="italic" style:font-style-complex="italic"/>
    </style:style>
    <style:style style:name="T119" style:family="text">
      <style:text-properties fo:font-style="italic" officeooo:rsid="00aeef1e" style:font-style-asian="italic" style:font-style-complex="italic"/>
    </style:style>
    <style:style style:name="T120" style:family="text">
      <style:text-properties fo:font-style="italic" officeooo:rsid="00b01ba1" style:font-style-asian="italic" style:font-style-complex="italic"/>
    </style:style>
    <style:style style:name="T121" style:family="text">
      <style:text-properties fo:font-style="italic" officeooo:rsid="00b18fc3" style:font-style-asian="italic" style:font-style-complex="italic"/>
    </style:style>
    <style:style style:name="T122" style:family="text">
      <style:text-properties fo:font-style="italic" officeooo:rsid="01aaf342" style:font-style-asian="italic" style:font-style-complex="italic"/>
    </style:style>
    <style:style style:name="T123" style:family="text">
      <style:text-properties fo:font-style="italic" officeooo:rsid="01f69d85" style:font-style-asian="italic" style:font-style-complex="italic"/>
    </style:style>
    <style:style style:name="T124" style:family="text">
      <style:text-properties fo:font-style="italic" officeooo:rsid="00bf32a7" style:font-style-asian="italic" style:font-style-complex="italic"/>
    </style:style>
    <style:style style:name="T125" style:family="text">
      <style:text-properties fo:font-style="italic" officeooo:rsid="006210bc" style:font-style-asian="italic" style:font-style-complex="italic"/>
    </style:style>
    <style:style style:name="T126" style:family="text">
      <style:text-properties fo:font-style="italic" officeooo:rsid="00c5c4b5" style:font-style-asian="italic" style:font-style-complex="italic"/>
    </style:style>
    <style:style style:name="T127" style:family="text">
      <style:text-properties fo:font-style="italic" officeooo:rsid="00c7950d" style:font-style-asian="italic" style:font-style-complex="italic"/>
    </style:style>
    <style:style style:name="T128" style:family="text">
      <style:text-properties fo:font-style="italic" officeooo:rsid="01b75c29" style:font-style-asian="italic" style:font-style-complex="italic"/>
    </style:style>
    <style:style style:name="T129" style:family="text">
      <style:text-properties fo:font-style="italic" officeooo:rsid="00d2d1b9" style:font-style-asian="italic" style:font-style-complex="italic"/>
    </style:style>
    <style:style style:name="T130" style:family="text">
      <style:text-properties fo:font-style="italic" officeooo:rsid="00d447ca" style:font-style-asian="italic" style:font-style-complex="italic"/>
    </style:style>
    <style:style style:name="T131" style:family="text">
      <style:text-properties fo:font-style="italic" officeooo:rsid="00d6c341" style:font-style-asian="italic" style:font-style-complex="italic"/>
    </style:style>
    <style:style style:name="T132" style:family="text">
      <style:text-properties fo:font-style="italic" officeooo:rsid="00d4e764" style:font-style-asian="italic" style:font-style-complex="italic"/>
    </style:style>
    <style:style style:name="T133" style:family="text">
      <style:text-properties fo:font-style="italic" officeooo:rsid="00d56ce6" style:font-style-asian="italic" style:font-style-complex="italic"/>
    </style:style>
    <style:style style:name="T134" style:family="text">
      <style:text-properties fo:font-style="italic" officeooo:rsid="00d80075" style:font-style-asian="italic" style:font-style-complex="italic"/>
    </style:style>
    <style:style style:name="T135" style:family="text">
      <style:text-properties fo:font-style="italic" officeooo:rsid="0069a699" style:font-style-asian="italic" style:font-style-complex="italic"/>
    </style:style>
    <style:style style:name="T136" style:family="text">
      <style:text-properties fo:font-style="italic" officeooo:rsid="00da3863" style:font-style-asian="italic" style:font-style-complex="italic"/>
    </style:style>
    <style:style style:name="T137" style:family="text">
      <style:text-properties fo:font-style="italic" officeooo:rsid="00dbe82f" style:font-style-asian="italic" style:font-style-complex="italic"/>
    </style:style>
    <style:style style:name="T138" style:family="text">
      <style:text-properties fo:font-style="italic" officeooo:rsid="00dd25b3" style:font-style-asian="italic" style:font-style-complex="italic"/>
    </style:style>
    <style:style style:name="T139" style:family="text">
      <style:text-properties fo:font-style="italic" officeooo:rsid="00eb8953" style:font-style-asian="italic" style:font-style-complex="italic"/>
    </style:style>
    <style:style style:name="T140" style:family="text">
      <style:text-properties fo:font-style="italic" officeooo:rsid="00ebede0" style:font-style-asian="italic" style:font-style-complex="italic"/>
    </style:style>
    <style:style style:name="T141" style:family="text">
      <style:text-properties fo:font-style="italic" officeooo:rsid="01c0a643" style:font-style-asian="italic" style:font-style-complex="italic"/>
    </style:style>
    <style:style style:name="T142" style:family="text">
      <style:text-properties fo:font-style="italic" officeooo:rsid="00ed7457" style:font-style-asian="italic" style:font-style-complex="italic"/>
    </style:style>
    <style:style style:name="T143" style:family="text">
      <style:text-properties fo:font-style="italic" officeooo:rsid="01c38853" style:font-style-asian="italic" style:font-style-complex="italic"/>
    </style:style>
    <style:style style:name="T144" style:family="text">
      <style:text-properties fo:font-style="italic" officeooo:rsid="006ca734" style:font-style-asian="italic" style:font-style-complex="italic"/>
    </style:style>
    <style:style style:name="T145" style:family="text">
      <style:text-properties fo:font-style="italic" officeooo:rsid="00f98a38" style:font-style-asian="italic" style:font-style-complex="italic"/>
    </style:style>
    <style:style style:name="T146" style:family="text">
      <style:text-properties fo:font-style="italic" officeooo:rsid="00fb3481" style:font-style-asian="italic" style:font-style-complex="italic"/>
    </style:style>
    <style:style style:name="T147" style:family="text">
      <style:text-properties fo:font-style="italic" officeooo:rsid="00fdad5b" style:font-style-asian="italic" style:font-style-complex="italic"/>
    </style:style>
    <style:style style:name="T148" style:family="text">
      <style:text-properties fo:font-style="italic" officeooo:rsid="00fe3615" style:font-style-asian="italic" style:font-style-complex="italic"/>
    </style:style>
    <style:style style:name="T149" style:family="text">
      <style:text-properties fo:font-style="italic" officeooo:rsid="010213ec" style:font-style-asian="italic" style:font-style-complex="italic"/>
    </style:style>
    <style:style style:name="T150" style:family="text">
      <style:text-properties fo:font-style="italic" officeooo:rsid="01040991" style:font-style-asian="italic" style:font-style-complex="italic"/>
    </style:style>
    <style:style style:name="T151" style:family="text">
      <style:text-properties fo:font-style="italic" officeooo:rsid="0107a610" style:font-style-asian="italic" style:font-style-complex="italic"/>
    </style:style>
    <style:style style:name="T152" style:family="text">
      <style:text-properties fo:font-style="italic" officeooo:rsid="0109ef7c" style:font-style-asian="italic" style:font-style-complex="italic"/>
    </style:style>
    <style:style style:name="T153" style:family="text">
      <style:text-properties fo:font-style="italic" officeooo:rsid="01cf60eb" style:font-style-asian="italic" style:font-style-complex="italic"/>
    </style:style>
    <style:style style:name="T154" style:family="text">
      <style:text-properties fo:font-style="italic" officeooo:rsid="011473e9" style:font-style-asian="italic" style:font-style-complex="italic"/>
    </style:style>
    <style:style style:name="T155" style:family="text">
      <style:text-properties fo:font-style="italic" officeooo:rsid="011643e6" style:font-style-asian="italic" style:font-style-complex="italic"/>
    </style:style>
    <style:style style:name="T156" style:family="text">
      <style:text-properties fo:font-style="italic" officeooo:rsid="01172d53" style:font-style-asian="italic" style:font-style-complex="italic"/>
    </style:style>
    <style:style style:name="T157" style:family="text">
      <style:text-properties fo:font-style="italic" officeooo:rsid="011f43dd" style:font-style-asian="italic" style:font-style-complex="italic"/>
    </style:style>
    <style:style style:name="T158" style:family="text">
      <style:text-properties fo:font-style="italic" officeooo:rsid="0126681d" style:font-style-asian="italic" style:font-style-complex="italic"/>
    </style:style>
    <style:style style:name="T159" style:family="text">
      <style:text-properties fo:font-style="italic" officeooo:rsid="0128b5be" style:font-style-asian="italic" style:font-style-complex="italic"/>
    </style:style>
    <style:style style:name="T160" style:family="text">
      <style:text-properties fo:font-style="italic" officeooo:rsid="012d233f" style:font-style-asian="italic" style:font-style-complex="italic"/>
    </style:style>
    <style:style style:name="T161" style:family="text">
      <style:text-properties fo:font-style="italic" officeooo:rsid="0036fd64" style:font-style-asian="italic" style:font-style-complex="italic"/>
    </style:style>
    <style:style style:name="T162" style:family="text">
      <style:text-properties fo:font-style="italic" officeooo:rsid="01487564" style:font-style-asian="italic" style:font-style-complex="italic"/>
    </style:style>
    <style:style style:name="T163" style:family="text">
      <style:text-properties fo:font-style="italic" officeooo:rsid="00403d87" style:font-style-asian="italic" style:font-style-complex="italic"/>
    </style:style>
    <style:style style:name="T164" style:family="text">
      <style:text-properties fo:font-style="italic" officeooo:rsid="006dfa76" style:font-style-asian="italic" style:font-style-complex="italic"/>
    </style:style>
    <style:style style:name="T165" style:family="text">
      <style:text-properties fo:font-style="italic" officeooo:rsid="007d5f8c" style:font-style-asian="italic" style:font-style-complex="italic"/>
    </style:style>
    <style:style style:name="T166" style:family="text">
      <style:text-properties fo:font-style="italic" officeooo:rsid="02034112" style:font-style-asian="italic" style:font-style-complex="italic"/>
    </style:style>
    <style:style style:name="T167" style:family="text">
      <style:text-properties fo:font-style="italic" officeooo:rsid="0087e40b" style:font-style-asian="italic" style:font-style-complex="italic"/>
    </style:style>
    <style:style style:name="T168" style:family="text">
      <style:text-properties fo:font-style="italic" officeooo:rsid="00b4ceef" style:font-style-asian="italic" style:font-style-complex="italic"/>
    </style:style>
    <style:style style:name="T169" style:family="text">
      <style:text-properties fo:font-style="italic" officeooo:rsid="01d56db7" style:font-style-asian="italic" style:font-style-complex="italic"/>
    </style:style>
    <style:style style:name="T170" style:family="text">
      <style:text-properties fo:font-style="italic" officeooo:rsid="01d65897"/>
    </style:style>
    <style:style style:name="T171" style:family="text">
      <style:text-properties fo:font-style="italic" fo:font-weight="normal" style:font-style-asian="italic" style:font-style-complex="italic"/>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021577a3" style:font-style-asian="italic" style:font-weight-asian="normal" style:font-style-complex="italic" style:font-weight-complex="normal"/>
    </style:style>
    <style:style style:name="T174" style:family="text">
      <style:text-properties fo:font-style="italic" fo:font-weight="normal" officeooo:rsid="005fb641" style:font-style-asian="italic" style:font-weight-asian="normal" style:font-style-complex="italic" style:font-weight-complex="normal"/>
    </style:style>
    <style:style style:name="T175" style:family="text">
      <style:text-properties fo:font-style="italic" fo:font-weight="normal" style:font-name-asian="Arial" style:font-style-asian="italic" style:font-weight-asian="normal" style:font-name-complex="Arial" style:font-style-complex="italic" style:font-weight-complex="normal"/>
    </style:style>
    <style:style style:name="T176" style:family="text">
      <style:text-properties fo:font-style="italic" fo:font-weight="normal" style:font-name-asian="Arial" style:font-style-asian="italic" style:font-name-complex="Arial" style:font-style-complex="italic"/>
    </style:style>
    <style:style style:name="T177" style:family="text">
      <style:text-properties fo:font-style="italic" fo:font-weight="normal" officeooo:rsid="00b18fc3" style:font-name-asian="Arial" style:font-style-asian="italic" style:font-name-complex="Arial" style:font-style-complex="italic"/>
    </style:style>
    <style:style style:name="T178" style:family="text">
      <style:text-properties fo:font-style="italic" fo:font-weight="normal" style:font-name-asian="Arial" style:font-weight-asian="normal" style:font-name-complex="Arial" style:font-weight-complex="normal"/>
    </style:style>
    <style:style style:name="T179" style:family="text">
      <style:text-properties fo:font-style="italic" fo:font-weight="normal" style:font-name-asian="Arial" style:font-name-complex="Arial"/>
    </style:style>
    <style:style style:name="T180" style:family="text">
      <style:text-properties fo:font-style="italic" style:font-name-asian="Arial" style:font-size-asian="13pt" style:font-style-asian="italic" style:font-name-complex="Arial" style:font-size-complex="13pt" style:font-style-complex="italic"/>
    </style:style>
    <style:style style:name="T181" style:family="text">
      <style:text-properties fo:font-style="italic" style:font-name-asian="Arial" style:font-style-asian="italic" style:font-weight-asian="normal" style:font-name-complex="Arial" style:font-style-complex="italic" style:font-weight-complex="normal"/>
    </style:style>
    <style:style style:name="T182" style:family="text">
      <style:text-properties fo:font-style="italic" style:font-name-asian="Arial" style:font-style-asian="italic" style:font-name-complex="Arial" style:font-style-complex="italic"/>
    </style:style>
    <style:style style:name="T183" style:family="text">
      <style:text-properties fo:font-style="italic" officeooo:rsid="00aeef1e" style:font-name-asian="Arial" style:font-style-asian="italic" style:font-name-complex="Arial" style:font-style-complex="italic"/>
    </style:style>
    <style:style style:name="T184" style:family="text">
      <style:text-properties fo:font-style="italic" officeooo:rsid="00b01ba1" style:font-name-asian="Arial" style:font-style-asian="italic" style:font-name-complex="Arial" style:font-style-complex="italic"/>
    </style:style>
    <style:style style:name="T185" style:family="text">
      <style:text-properties fo:font-style="italic" officeooo:rsid="00b18fc3" style:font-name-asian="Arial" style:font-style-asian="italic" style:font-name-complex="Arial" style:font-style-complex="italic"/>
    </style:style>
    <style:style style:name="T186" style:family="text">
      <style:text-properties fo:font-style="italic" style:font-name-asian="Arial" style:font-style-asian="italic" style:font-weight-asian="bold" style:font-name-complex="Arial" style:font-style-complex="italic" style:font-weight-complex="bold"/>
    </style:style>
    <style:style style:name="T187" style:family="text">
      <style:text-properties fo:font-style="italic" officeooo:rsid="00b18fc3" style:font-name-asian="Arial" style:font-style-asian="italic" style:font-weight-asian="bold" style:font-name-complex="Arial" style:font-style-complex="italic" style:font-weight-complex="bold"/>
    </style:style>
    <style:style style:name="T188" style:family="text">
      <style:text-properties fo:font-style="italic" style:font-name-asian="Arial" style:font-name-complex="Arial"/>
    </style:style>
    <style:style style:name="T189" style:family="text">
      <style:text-properties fo:font-style="italic" officeooo:rsid="019a2827" style:font-name-asian="Arial" style:font-name-complex="Arial"/>
    </style:style>
    <style:style style:name="T190" style:family="text">
      <style:text-properties fo:font-style="italic" officeooo:rsid="0096bbb5"/>
    </style:style>
    <style:style style:name="T191" style:family="text">
      <style:text-properties fo:font-style="italic" officeooo:rsid="01536542"/>
    </style:style>
    <style:style style:name="T192" style:family="text">
      <style:text-properties fo:font-style="italic" style:font-size-asian="16pt" style:font-style-asian="italic" style:font-size-complex="16pt" style:font-style-complex="italic"/>
    </style:style>
    <style:style style:name="T193" style:family="text">
      <style:text-properties officeooo:rsid="01e4e0dc"/>
    </style:style>
    <style:style style:name="T194" style:family="text">
      <style:text-properties fo:font-variant="normal" fo:text-transform="none" fo:color="#000000" style:text-line-through-style="none" fo:font-style="normal" style:text-underline-style="none" style:text-blinking="false" fo:background-color="transparent"/>
    </style:style>
    <style:style style:name="T195" style:family="text">
      <style:text-properties fo:font-variant="normal" fo:text-transform="none" fo:color="#000000" style:text-line-through-style="none" fo:font-style="normal" style:text-underline-style="none" officeooo:rsid="01d65897" style:text-blinking="false" fo:background-color="transparent"/>
    </style:style>
    <style:style style:name="T196" style:family="text">
      <style:text-properties fo:font-variant="normal" fo:text-transform="none" fo:color="#000000" style:text-line-through-style="none" fo:font-style="normal" style:text-underline-style="none" officeooo:rsid="0138b60d" style:text-blinking="false" fo:background-color="transparent"/>
    </style:style>
    <style:style style:name="T197" style:family="text">
      <style:text-properties fo:font-variant="normal" fo:text-transform="none" fo:color="#000000" style:text-line-through-style="none" fo:font-style="normal" style:text-underline-style="none" officeooo:rsid="0075b968" style:text-blinking="false" fo:background-color="transparent"/>
    </style:style>
    <style:style style:name="T198" style:family="text">
      <style:text-properties fo:font-variant="normal" fo:text-transform="none" fo:color="#000000" style:text-line-through-style="none" fo:font-style="normal" style:text-underline-style="none" officeooo:rsid="004139b3" style:text-blinking="false" fo:background-color="transparent"/>
    </style:style>
    <style:style style:name="T199" style:family="text">
      <style:text-properties fo:font-variant="normal" fo:text-transform="none" fo:color="#000000" style:text-line-through-style="none" fo:font-style="normal" style:text-underline-style="none" officeooo:rsid="0040ac92" style:text-blinking="false" fo:background-color="transparent"/>
    </style:style>
    <style:style style:name="T200" style:family="text">
      <style:text-properties fo:font-variant="normal" fo:text-transform="none" fo:color="#000000" style:text-line-through-style="none" fo:font-style="normal" style:text-underline-style="none" officeooo:rsid="013a64c7" style:text-blinking="false" fo:background-color="transparent"/>
    </style:style>
    <style:style style:name="T201" style:family="text">
      <style:text-properties fo:font-variant="normal" fo:text-transform="none" fo:color="#000000" style:text-line-through-style="none" fo:font-style="normal" style:text-underline-style="none" style:text-blinking="false" fo:background-color="transparent" style:font-style-asian="normal" style:font-style-complex="normal"/>
    </style:style>
    <style:style style:name="T202" style:family="text">
      <style:text-properties fo:font-variant="normal" fo:text-transform="none" fo:color="#000000" style:text-line-through-style="none" fo:font-style="normal" style:text-underline-style="none" officeooo:rsid="013a64c7" style:text-blinking="false" fo:background-color="transparent" style:font-style-asian="normal" style:font-style-complex="normal"/>
    </style:style>
    <style:style style:name="T203" style:family="text">
      <style:text-properties fo:font-variant="normal" fo:text-transform="none" fo:color="#000000" style:text-line-through-style="none" fo:font-style="normal" style:text-underline-style="none" officeooo:rsid="0075b968" style:text-blinking="false" fo:background-color="transparent" style:font-style-asian="normal" style:font-style-complex="normal"/>
    </style:style>
    <style:style style:name="T204" style:family="text">
      <style:text-properties fo:font-variant="normal" fo:text-transform="none" fo:color="#000000" style:text-line-through-style="none" fo:font-style="normal" style:text-underline-style="none" officeooo:rsid="013b8266" style:text-blinking="false" fo:background-color="transparent" style:font-style-asian="normal" style:font-style-complex="normal"/>
    </style:style>
    <style:style style:name="T205" style:family="text">
      <style:text-properties fo:font-variant="normal" fo:text-transform="none" fo:color="#000000" style:text-line-through-style="none" fo:font-style="normal" style:text-underline-style="none" officeooo:rsid="01386b4e" style:text-blinking="false" fo:background-color="transparent" style:font-style-asian="normal" style:font-style-complex="normal"/>
    </style:style>
    <style:style style:name="T206" style:family="text">
      <style:text-properties fo:font-variant="normal" fo:text-transform="none" fo:color="#000000" style:text-line-through-style="none" fo:font-style="normal" style:text-underline-style="none" officeooo:rsid="013bd0fb" style:text-blinking="false" fo:background-color="transparent" style:font-style-asian="normal" style:font-style-complex="normal"/>
    </style:style>
    <style:style style:name="T207" style:family="text">
      <style:text-properties fo:font-variant="normal" fo:text-transform="none" fo:color="#000000" style:text-line-through-style="none" fo:font-style="normal" style:text-underline-style="none" officeooo:rsid="013caf5e" style:text-blinking="false" fo:background-color="transparent" style:font-style-asian="normal" style:font-style-complex="normal"/>
    </style:style>
    <style:style style:name="T208" style:family="text">
      <style:text-properties fo:font-variant="normal" fo:text-transform="none" fo:color="#000000" style:text-line-through-style="none" fo:font-style="normal" style:text-underline-style="none" officeooo:rsid="00435250" style:text-blinking="false" fo:background-color="transparent" style:font-style-asian="normal" style:font-style-complex="normal"/>
    </style:style>
    <style:style style:name="T209" style:family="text">
      <style:text-properties fo:font-variant="normal" fo:text-transform="none" fo:color="#000000" style:text-line-through-style="none" fo:font-style="normal" style:text-underline-style="none" officeooo:rsid="0138b60d" style:text-blinking="false" fo:background-color="transparent" style:font-style-asian="normal" style:font-style-complex="normal"/>
    </style:style>
    <style:style style:name="T210" style:family="text">
      <style:text-properties fo:font-variant="normal" fo:text-transform="none" fo:color="#000000" style:text-line-through-style="none" fo:font-style="normal" style:text-underline-style="none" officeooo:rsid="0137833d" style:text-blinking="false" fo:background-color="transparent"/>
    </style:style>
    <style:style style:name="T211" style:family="text">
      <style:text-properties fo:font-variant="normal" fo:text-transform="none" fo:color="#000000" style:text-line-through-style="none" fo:font-style="normal" style:text-underline-style="none" officeooo:rsid="007c16ba" style:text-blinking="false" fo:background-color="transparent"/>
    </style:style>
    <style:style style:name="T212" style:family="text">
      <style:text-properties fo:font-variant="normal" fo:text-transform="none" fo:color="#000000" style:text-line-through-style="none" fo:font-style="normal" style:text-underline-style="none" officeooo:rsid="013b8266" style:text-blinking="false" fo:background-color="transparent"/>
    </style:style>
    <style:style style:name="T213" style:family="text">
      <style:text-properties fo:font-variant="normal" fo:text-transform="none" fo:color="#000000" style:text-line-through-style="none" fo:font-style="normal" style:text-underline-style="none" officeooo:rsid="0078e3db" style:text-blinking="false" fo:background-color="transparent"/>
    </style:style>
    <style:style style:name="T214" style:family="text">
      <style:text-properties fo:font-variant="normal" fo:text-transform="none" fo:color="#000000" style:text-line-through-style="none" fo:font-style="normal" style:text-underline-style="none" officeooo:rsid="01386b4e" style:text-blinking="false" fo:background-color="transparent"/>
    </style:style>
    <style:style style:name="T215" style:family="text">
      <style:text-properties fo:font-variant="normal" fo:text-transform="none" fo:color="#000000" style:text-line-through-style="none" fo:font-style="normal" style:text-underline-style="none" officeooo:rsid="007a13f9" style:text-blinking="false" fo:background-color="transparent"/>
    </style:style>
    <style:style style:name="T216" style:family="text">
      <style:text-properties fo:font-variant="normal" fo:text-transform="none" fo:color="#000000" style:text-line-through-style="none" fo:font-style="normal" style:text-underline-style="none" officeooo:rsid="006ff366" style:text-blinking="false" fo:background-color="transparent"/>
    </style:style>
    <style:style style:name="T217" style:family="text">
      <style:text-properties fo:font-variant="normal" fo:text-transform="none" fo:color="#000000" style:text-line-through-style="none" fo:font-style="normal" style:text-underline-style="none" fo:font-weight="normal" style:text-blinking="false" fo:background-color="transparent"/>
    </style:style>
    <style:style style:name="T218" style:family="text">
      <style:text-properties fo:font-variant="normal" fo:text-transform="none" fo:color="#000000" style:text-line-through-style="none" fo:font-style="normal" style:text-underline-style="none" fo:font-weight="normal" officeooo:rsid="013f16df" style:text-blinking="false" fo:background-color="transparent"/>
    </style:style>
    <style:style style:name="T219"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220" style:family="text">
      <style:text-properties fo:font-variant="normal" fo:text-transform="none" fo:color="#000000" style:text-line-through-style="none" fo:font-style="normal" style:text-underline-style="none" fo:font-weight="normal" officeooo:rsid="003ec39c" style:text-blinking="false" fo:background-color="transparent" style:font-style-asian="normal" style:font-style-complex="normal"/>
    </style:style>
    <style:style style:name="T221" style:family="text">
      <style:text-properties fo:font-variant="normal" fo:text-transform="none" fo:color="#000000" style:text-line-through-style="none" fo:font-style="normal" style:text-underline-style="none" fo:font-weight="normal" officeooo:rsid="013f16df" style:text-blinking="false" fo:background-color="transparent" style:font-style-asian="normal" style:font-style-complex="normal"/>
    </style:style>
    <style:style style:name="T222" style:family="text">
      <style:text-properties fo:font-variant="normal" fo:text-transform="none" fo:color="#000000" style:text-line-through-style="none" fo:font-style="normal" style:text-underline-style="none" fo:font-weight="normal" officeooo:rsid="013a64c7" style:text-blinking="false" fo:background-color="transparent" style:font-style-asian="normal" style:font-style-complex="normal"/>
    </style:style>
    <style:style style:name="T223" style:family="text">
      <style:text-properties fo:font-variant="normal" fo:text-transform="none" fo:color="#000000" style:text-line-through-style="none" fo:font-style="normal" style:text-underline-style="none" fo:font-weight="normal" officeooo:rsid="01d65897" style:text-blinking="false" fo:background-color="transparent" style:font-style-asian="normal" style:font-style-complex="normal"/>
    </style:style>
    <style:style style:name="T224" style:family="text">
      <style:text-properties fo:font-variant="normal" fo:text-transform="none" fo:color="#000000" style:text-line-through-style="none" fo:font-style="normal" style:text-underline-style="none" fo:font-weight="normal" officeooo:rsid="014f071e" style:text-blinking="false" fo:background-color="transparent" style:font-style-asian="normal" style:font-style-complex="normal"/>
    </style:style>
    <style:style style:name="T225" style:family="text">
      <style:text-properties fo:font-variant="normal" fo:text-transform="none" fo:color="#000000" style:text-line-through-style="none" fo:font-style="normal" style:text-underline-style="none" fo:font-weight="normal" officeooo:rsid="008e6bf4" style:text-blinking="false" fo:background-color="transparent" style:font-style-asian="normal" style:font-style-complex="normal"/>
    </style:style>
    <style:style style:name="T226" style:family="text">
      <style:text-properties fo:font-variant="normal" fo:text-transform="none" fo:color="#000000" style:text-line-through-style="none" fo:font-style="normal" style:text-underline-style="none" fo:font-weight="normal" officeooo:rsid="0159db0a" style:text-blinking="false" fo:background-color="transparent" style:font-style-asian="normal" style:font-style-complex="normal"/>
    </style:style>
    <style:style style:name="T227" style:family="text">
      <style:text-properties fo:font-variant="normal" fo:text-transform="none" fo:color="#000000" style:text-line-through-style="none" fo:font-style="normal" style:text-underline-style="none" fo:font-weight="normal" officeooo:rsid="015ac949" style:text-blinking="false" fo:background-color="transparent" style:font-style-asian="normal" style:font-style-complex="normal"/>
    </style:style>
    <style:style style:name="T228" style:family="text">
      <style:text-properties fo:font-variant="normal" fo:text-transform="none" fo:color="#000000" style:text-line-through-style="none" fo:font-style="normal" style:text-underline-style="none" fo:font-weight="normal" officeooo:rsid="0046301e" style:text-blinking="false" fo:background-color="transparent" style:font-style-asian="normal" style:font-style-complex="normal"/>
    </style:style>
    <style:style style:name="T229" style:family="text">
      <style:text-properties fo:font-variant="normal" fo:text-transform="none" fo:color="#000000" style:text-line-through-style="none" fo:font-style="normal" style:text-underline-style="none" fo:font-weight="normal" style:text-blinking="false" fo:background-color="transparent" style:font-name-asian="Arial" style:font-size-asian="13pt" style:font-style-asian="normal" style:font-weight-asian="normal" style:font-name-complex="Arial" style:font-size-complex="13pt" style:font-style-complex="normal" style:font-weight-complex="normal"/>
    </style:style>
    <style:style style:name="T230" style:family="text">
      <style:text-properties fo:font-variant="normal" fo:text-transform="none" fo:color="#000000" style:text-line-through-style="none" fo:font-style="normal" style:text-underline-style="none" fo:font-weight="normal" officeooo:rsid="007ce4a3" style:text-blinking="false" fo:background-color="transparent" style:font-name-asian="Arial" style:font-size-asian="13pt" style:font-style-asian="normal" style:font-weight-asian="normal" style:font-name-complex="Arial" style:font-size-complex="13pt" style:font-style-complex="normal" style:font-weight-complex="normal"/>
    </style:style>
    <style:style style:name="T231" style:family="text">
      <style:text-properties fo:font-variant="normal" fo:text-transform="none" fo:color="#000000" style:text-line-through-style="none" fo:font-style="normal" style:text-underline-style="none" fo:font-weight="normal" officeooo:rsid="007c16ba" style:text-blinking="false" fo:background-color="transparent" style:font-name-asian="Arial" style:font-size-asian="13pt" style:font-style-asian="normal" style:font-weight-asian="normal" style:font-name-complex="Arial" style:font-size-complex="13pt" style:font-style-complex="normal" style:font-weight-complex="normal"/>
    </style:style>
    <style:style style:name="T232" style:family="text">
      <style:text-properties fo:font-variant="normal" fo:text-transform="none" fo:color="#000000" style:text-line-through-style="none" fo:font-style="normal" style:text-underline-style="none" fo:font-weight="normal" officeooo:rsid="003d1c7e" style:text-blinking="false" fo:background-color="transparent" style:font-name-asian="Arial" style:font-size-asian="13pt" style:font-style-asian="normal" style:font-weight-asian="normal" style:font-name-complex="Arial" style:font-size-complex="13pt" style:font-style-complex="normal" style:font-weight-complex="normal"/>
    </style:style>
    <style:style style:name="T233" style:family="text">
      <style:text-properties fo:font-variant="normal" fo:text-transform="none" fo:color="#000000" style:text-line-through-style="none" fo:font-style="normal" style:text-underline-style="none" fo:font-weight="normal" style:text-blinking="false" fo:background-color="transparent" style:font-name-asian="Arial" style:font-style-asian="normal" style:font-weight-asian="normal" style:font-name-complex="Arial" style:font-style-complex="normal" style:font-weight-complex="normal"/>
    </style:style>
    <style:style style:name="T234" style:family="text">
      <style:text-properties fo:font-variant="normal" fo:text-transform="none" fo:color="#000000" style:text-line-through-style="none" fo:font-style="normal" style:text-underline-style="none" fo:font-weight="normal" officeooo:rsid="007ce4a3" style:text-blinking="false" fo:background-color="transparent"/>
    </style:style>
    <style:style style:name="T235" style:family="text">
      <style:text-properties fo:font-variant="normal" fo:text-transform="none" fo:color="#000000" style:text-line-through-style="none" fo:font-style="normal" style:text-underline-style="none" fo:font-weight="normal" officeooo:rsid="007e5adf" style:text-blinking="false" fo:background-color="transparent"/>
    </style:style>
    <style:style style:name="T236" style:family="text">
      <style:text-properties fo:font-variant="normal" fo:text-transform="none" fo:color="#000000" style:text-line-through-style="none" fo:font-style="normal" style:text-underline-style="none" fo:font-weight="normal" officeooo:rsid="01538d1a" style:text-blinking="false" fo:background-color="transparent"/>
    </style:style>
    <style:style style:name="T237" style:family="text">
      <style:text-properties fo:font-variant="normal" fo:text-transform="none" fo:color="#000000" style:text-line-through-style="none" fo:font-style="normal" style:text-underline-style="none" fo:font-weight="normal" officeooo:rsid="0159db0a" style:text-blinking="false" fo:background-color="transparent"/>
    </style:style>
    <style:style style:name="T238" style:family="text">
      <style:text-properties fo:font-variant="normal" fo:text-transform="none" fo:color="#000000" style:text-line-through-style="none" fo:font-style="normal" style:text-underline-style="none" fo:font-weight="normal" officeooo:rsid="009c63fe" style:text-blinking="false" fo:background-color="transparent"/>
    </style:style>
    <style:style style:name="T239" style:family="text">
      <style:text-properties fo:font-variant="normal" fo:text-transform="none" fo:color="#000000" style:text-line-through-style="none" fo:font-style="normal" style:text-underline-style="none" fo:font-weight="normal" officeooo:rsid="01d65897" style:text-blinking="false" fo:background-color="transparent"/>
    </style:style>
    <style:style style:name="T240" style:family="text">
      <style:text-properties fo:font-variant="normal" fo:text-transform="none" fo:color="#000000" style:text-line-through-style="none" fo:font-style="italic" style:text-underline-style="none" style:text-blinking="false" fo:background-color="transparent"/>
    </style:style>
    <style:style style:name="T241" style:family="text">
      <style:text-properties fo:font-variant="normal" fo:text-transform="none" fo:color="#000000" style:text-line-through-style="none" fo:font-style="italic" style:text-underline-style="none" officeooo:rsid="0138b60d" style:text-blinking="false" fo:background-color="transparent"/>
    </style:style>
    <style:style style:name="T242" style:family="text">
      <style:text-properties fo:font-variant="normal" fo:text-transform="none" fo:color="#000000" style:text-line-through-style="none" fo:font-style="italic" style:text-underline-style="none" style:text-blinking="false" fo:background-color="transparent" style:font-style-asian="italic" style:font-style-complex="italic"/>
    </style:style>
    <style:style style:name="T243" style:family="text">
      <style:text-properties fo:font-variant="normal" fo:text-transform="none" fo:color="#000000" style:text-line-through-style="none" fo:font-style="italic" style:text-underline-style="none" officeooo:rsid="013caf5e" style:text-blinking="false" fo:background-color="transparent" style:font-style-asian="italic" style:font-style-complex="italic"/>
    </style:style>
    <style:style style:name="T244" style:family="text">
      <style:text-properties fo:font-variant="normal" fo:text-transform="none" fo:color="#000000" style:text-line-through-style="none" fo:font-style="italic" style:text-underline-style="none" officeooo:rsid="007a13f9" style:text-blinking="false" fo:background-color="transparent"/>
    </style:style>
    <style:style style:name="T245" style:family="text">
      <style:text-properties fo:font-variant="normal" fo:text-transform="none" fo:color="#000000" style:text-line-through-style="none" fo:font-style="italic" style:text-underline-style="none" fo:font-weight="normal" style:text-blinking="false" fo:background-color="transparent"/>
    </style:style>
    <style:style style:name="T246"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247" style:family="text">
      <style:text-properties fo:font-variant="normal" fo:text-transform="none" fo:color="#000000" style:text-line-through-style="none" fo:font-style="italic" style:text-underline-style="none" fo:font-weight="normal" officeooo:rsid="007ce4a3" style:text-blinking="false" fo:background-color="transparent" style:font-style-asian="italic" style:font-style-complex="italic"/>
    </style:style>
    <style:style style:name="T248" style:family="text">
      <style:text-properties fo:font-variant="normal" fo:text-transform="none" fo:color="#000000" style:text-line-through-style="none" style:text-underline-style="none" style:text-blinking="false" fo:background-color="transparent"/>
    </style:style>
    <style:style style:name="T249" style:family="text">
      <style:text-properties fo:font-variant="normal" fo:text-transform="none" fo:color="#000000" style:text-line-through-style="none" style:text-underline-style="none" officeooo:rsid="01386b4e" style:text-blinking="false" fo:background-color="transparent"/>
    </style:style>
    <style:style style:name="T250" style:family="text">
      <style:text-properties fo:font-variant="normal" fo:text-transform="none" style:text-blinking="false" fo:background-color="transparent"/>
    </style:style>
    <style:style style:name="T251" style:family="text">
      <style:text-properties fo:font-variant="normal" fo:text-transform="none" officeooo:rsid="01460d98" style:text-blinking="false" fo:background-color="transparent"/>
    </style:style>
    <style:style style:name="T252" style:family="text">
      <style:text-properties fo:font-variant="normal" fo:text-transform="none" officeooo:rsid="01446844" style:text-blinking="false" fo:background-color="transparent"/>
    </style:style>
    <style:style style:name="T253" style:family="text">
      <style:text-properties fo:font-variant="normal" fo:text-transform="none" officeooo:rsid="01d65897" style:text-blinking="false" fo:background-color="transparent"/>
    </style:style>
    <style:style style:name="T254" style:family="text">
      <style:text-properties fo:font-variant="normal" fo:text-transform="none" fo:font-style="normal" style:text-blinking="false" fo:background-color="transparent" style:font-style-asian="normal" style:font-style-complex="normal"/>
    </style:style>
    <style:style style:name="T255" style:family="text">
      <style:text-properties fo:font-variant="normal" fo:text-transform="none" fo:font-style="normal" officeooo:rsid="01d65897" style:text-blinking="false" fo:background-color="transparent" style:font-style-asian="normal" style:font-style-complex="normal"/>
    </style:style>
    <style:style style:name="T256" style:family="text">
      <style:text-properties fo:font-variant="normal" fo:text-transform="none" fo:font-style="normal" officeooo:rsid="01446844" style:text-blinking="false" fo:background-color="transparent" style:font-style-asian="normal" style:font-style-complex="normal"/>
    </style:style>
    <style:style style:name="T257" style:family="text">
      <style:text-properties fo:font-variant="normal" fo:text-transform="none" fo:color="#333333" style:text-line-through-style="none" style:text-underline-style="none" style:text-blinking="false" fo:background-color="transparent"/>
    </style:style>
    <style:style style:name="T258" style:family="text">
      <style:text-properties fo:font-variant="normal" fo:text-transform="none" style:use-window-font-color="true" style:text-line-through-style="none" fo:font-size="10.5pt" fo:font-style="normal" style:text-underline-style="none" fo:font-weight="normal" style:text-blinking="false" fo:background-color="transparent"/>
    </style:style>
    <style:style style:name="T259" style:family="text">
      <style:text-properties fo:font-variant="normal" fo:text-transform="none" style:use-window-font-color="true" style:text-line-through-style="none" fo:font-size="10.5pt" fo:font-style="normal" style:text-underline-style="none" fo:font-weight="normal" officeooo:rsid="01d65897" style:text-blinking="false" fo:background-color="transparent"/>
    </style:style>
    <style:style style:name="T260" style:family="text">
      <style:text-properties fo:font-variant="normal" fo:text-transform="none" style:use-window-font-color="true" style:text-line-through-style="none" fo:font-size="10.5pt" fo:font-style="normal" style:text-underline-style="none" fo:font-weight="normal" officeooo:rsid="010be761" style:text-blinking="false" fo:background-color="transparent"/>
    </style:style>
    <style:style style:name="T261" style:family="text">
      <style:text-properties fo:font-variant="normal" fo:text-transform="none" style:use-window-font-color="true" style:text-line-through-style="none" fo:font-size="10.5pt" fo:font-style="normal" style:text-underline-style="none" fo:font-weight="normal" style:text-blinking="false" fo:background-color="transparent" style:font-style-asian="normal" style:font-style-complex="normal"/>
    </style:style>
    <style:style style:name="T262" style:family="text">
      <style:text-properties fo:font-variant="normal" fo:text-transform="none" style:use-window-font-color="true" style:text-line-through-style="none" fo:font-size="10.5pt" fo:font-style="normal" style:text-underline-style="none" style:text-blinking="false" fo:background-color="transparent" style:font-style-asian="normal" style:font-style-complex="normal"/>
    </style:style>
    <style:style style:name="T263" style:family="text">
      <style:text-properties fo:font-variant="normal" fo:text-transform="none" style:use-window-font-color="true" style:text-line-through-style="none" fo:font-size="10.5pt" fo:font-style="normal" style:text-underline-style="none" officeooo:rsid="004e5106" style:text-blinking="false" fo:background-color="transparent" style:font-style-asian="normal" style:font-style-complex="normal"/>
    </style:style>
    <style:style style:name="T264" style:family="text">
      <style:text-properties fo:font-variant="normal" fo:text-transform="none" style:use-window-font-color="true" style:text-line-through-style="none" fo:font-size="10.5pt" fo:font-style="italic" style:text-underline-style="none" fo:font-weight="normal" style:text-blinking="false" fo:background-color="transparent" style:font-style-asian="italic" style:font-style-complex="italic"/>
    </style:style>
    <style:style style:name="T265" style:family="text">
      <style:text-properties fo:font-variant="normal" fo:text-transform="none" style:use-window-font-color="true" style:text-line-through-style="none" fo:font-size="10.5pt" style:text-underline-style="none" style:text-blinking="false" fo:background-color="transparent"/>
    </style:style>
    <style:style style:name="T266" style:family="text">
      <style:text-properties fo:font-variant="normal" fo:text-transform="none" style:use-window-font-color="true" style:text-line-through-style="none" fo:font-style="normal" style:text-underline-style="none" style:text-blinking="false" fo:background-color="transparent" style:font-style-asian="normal" style:font-style-complex="normal"/>
    </style:style>
    <style:style style:name="T267" style:family="text">
      <style:text-properties fo:font-variant="normal" fo:text-transform="none" style:use-window-font-color="true" style:text-line-through-style="none" fo:font-style="normal" style:text-underline-style="none" officeooo:rsid="019d57a6" style:text-blinking="false" fo:background-color="transparent" style:font-style-asian="normal" style:font-style-complex="normal"/>
    </style:style>
    <style:style style:name="T268" style:family="text">
      <style:text-properties fo:font-variant="normal" fo:text-transform="none" style:text-line-through-style="none" style:text-underline-style="none" fo:font-weight="normal" style:text-blinking="false" fo:background-color="transparent"/>
    </style:style>
    <style:style style:name="T269" style:family="text">
      <style:text-properties fo:font-variant="normal" fo:text-transform="none" style:text-line-through-style="none" style:text-underline-style="none" fo:font-weight="normal" officeooo:rsid="009a72c2" style:text-blinking="false" fo:background-color="transparent"/>
    </style:style>
    <style:style style:name="T270" style:family="text">
      <style:text-properties fo:font-variant="normal" fo:text-transform="none" style:text-line-through-style="none" style:text-underline-style="none" fo:font-weight="normal" style:text-blinking="false" fo:background-color="transparent" style:font-name-asian="Arial" style:font-weight-asian="bold" style:font-name-complex="Arial" style:font-weight-complex="bold"/>
    </style:style>
    <style:style style:name="T271" style:family="text">
      <style:text-properties fo:font-variant="normal" fo:text-transform="none" style:text-line-through-style="none" style:text-underline-style="none" fo:font-weight="normal" officeooo:rsid="00b18fc3" style:text-blinking="false" fo:background-color="transparent" style:font-name-asian="Arial" style:font-weight-asian="bold" style:font-name-complex="Arial" style:font-weight-complex="bold"/>
    </style:style>
    <style:style style:name="T272" style:family="text">
      <style:text-properties fo:font-variant="normal" fo:text-transform="none" style:text-line-through-style="none" style:text-underline-style="none" fo:font-weight="normal" officeooo:rsid="01a57f4b" style:text-blinking="false" fo:background-color="transparent" style:font-name-asian="Arial" style:font-weight-asian="bold" style:font-name-complex="Arial" style:font-weight-complex="bold"/>
    </style:style>
    <style:style style:name="T273" style:family="text">
      <style:text-properties fo:font-variant="normal" fo:text-transform="none" style:text-line-through-style="none" style:text-underline-style="none" fo:font-weight="normal" officeooo:rsid="009e0219" style:text-blinking="false" fo:background-color="transparent" style:font-name-asian="Arial" style:font-weight-asian="bold" style:font-name-complex="Arial" style:font-weight-complex="bold"/>
    </style:style>
    <style:style style:name="T274" style:family="text">
      <style:text-properties fo:font-variant="normal" fo:text-transform="none" style:text-line-through-style="none" style:text-underline-style="none" style:text-blinking="false" fo:background-color="transparent"/>
    </style:style>
    <style:style style:name="T275" style:family="text">
      <style:text-properties fo:font-variant="normal" fo:text-transform="none" style:text-line-through-style="none" fo:font-style="normal" style:text-underline-style="none" fo:font-weight="normal" style:text-blinking="false" fo:background-color="transparent"/>
    </style:style>
    <style:style style:name="T276" style:family="text">
      <style:text-properties fo:font-variant="normal" fo:text-transform="none" style:text-line-through-style="none" fo:font-style="normal" style:text-underline-style="none" fo:font-weight="normal" style:text-blinking="false" fo:background-color="transparent" style:font-style-asian="normal" style:font-style-complex="normal"/>
    </style:style>
    <style:style style:name="T277" style:family="text">
      <style:text-properties fo:font-variant="normal" fo:text-transform="none" style:text-line-through-style="none" fo:font-style="normal" style:text-underline-style="none" fo:font-weight="normal" officeooo:rsid="0159db0a" style:text-blinking="false" fo:background-color="transparent" style:font-style-asian="normal" style:font-style-complex="normal"/>
    </style:style>
    <style:style style:name="T278" style:family="text">
      <style:text-properties fo:font-variant="normal" fo:text-transform="none" style:text-line-through-style="none" fo:font-style="normal" style:text-underline-style="none" fo:font-weight="normal" officeooo:rsid="00aeef1e" style:text-blinking="false" fo:background-color="transparent" style:font-style-asian="normal" style:font-style-complex="normal"/>
    </style:style>
    <style:style style:name="T279" style:family="text">
      <style:text-properties fo:font-variant="normal" fo:text-transform="none" style:text-line-through-style="none" fo:font-style="normal" style:text-underline-style="none" fo:font-weight="normal" officeooo:rsid="005e14f5" style:text-blinking="false" fo:background-color="transparent" style:font-style-asian="normal" style:font-style-complex="normal"/>
    </style:style>
    <style:style style:name="T280" style:family="text">
      <style:text-properties fo:font-variant="normal" fo:text-transform="none" style:text-line-through-style="none" fo:font-style="normal" style:text-underline-style="none" fo:font-weight="normal" officeooo:rsid="01a87777" style:text-blinking="false" fo:background-color="transparent" style:font-style-asian="normal" style:font-style-complex="normal"/>
    </style:style>
    <style:style style:name="T281" style:family="text">
      <style:text-properties fo:font-variant="normal" fo:text-transform="none" style:text-line-through-style="none" fo:font-style="normal" style:text-underline-style="none" fo:font-weight="normal" officeooo:rsid="00b01ba1" style:text-blinking="false" fo:background-color="transparent"/>
    </style:style>
    <style:style style:name="T282" style:family="text">
      <style:text-properties fo:font-variant="normal" fo:text-transform="none" style:text-line-through-style="none" fo:font-style="normal" style:text-underline-style="none" fo:font-weight="normal" officeooo:rsid="00b2d395" style:text-blinking="false" fo:background-color="transparent"/>
    </style:style>
    <style:style style:name="T283" style:family="text">
      <style:text-properties fo:font-variant="normal" fo:text-transform="none" style:text-line-through-style="none" fo:font-style="normal" style:text-underline-style="none" fo:font-weight="normal" officeooo:rsid="01dc0097" style:text-blinking="false" fo:background-color="transparent"/>
    </style:style>
    <style:style style:name="T284" style:family="text">
      <style:text-properties fo:font-variant="normal" fo:text-transform="none" style:text-line-through-style="none" fo:font-style="normal" style:text-underline-style="none" style:text-blinking="false" fo:background-color="transparent" style:font-style-asian="normal" style:font-style-complex="normal"/>
    </style:style>
    <style:style style:name="T285" style:family="text">
      <style:text-properties fo:font-variant="normal" fo:text-transform="none" style:text-line-through-style="none" fo:font-style="italic" style:text-underline-style="none" fo:font-weight="normal" style:text-blinking="false" fo:background-color="transparent"/>
    </style:style>
    <style:style style:name="T286" style:family="text">
      <style:text-properties fo:font-variant="normal" fo:text-transform="none" style:text-line-through-style="none" fo:font-style="italic" style:text-underline-style="none" fo:font-weight="normal" style:text-blinking="false" fo:background-color="transparent" style:font-style-asian="italic" style:font-style-complex="italic"/>
    </style:style>
    <style:style style:name="T287" style:family="text">
      <style:text-properties fo:font-variant="normal" fo:text-transform="none" style:text-line-through-style="none" fo:font-style="italic" style:text-underline-style="none" fo:font-weight="normal" officeooo:rsid="00aeef1e" style:text-blinking="false" fo:background-color="transparent" style:font-style-asian="italic" style:font-style-complex="italic"/>
    </style:style>
    <style:style style:name="T288" style:family="text">
      <style:text-properties fo:font-variant="normal" fo:text-transform="none" style:text-line-through-style="none" fo:font-style="italic" style:text-underline-style="none" fo:font-weight="normal" officeooo:rsid="00b01ba1" style:text-blinking="false" fo:background-color="transparent"/>
    </style:style>
    <style:style style:name="T289" style:family="text">
      <style:text-properties fo:font-variant="normal" fo:text-transform="none" style:text-line-through-style="none" fo:font-style="italic" style:text-underline-style="none" style:text-blinking="false" fo:background-color="transparent" style:font-style-asian="italic" style:font-style-complex="italic"/>
    </style:style>
    <style:style style:name="T290" style:family="text">
      <style:text-properties fo:font-variant="normal" fo:text-transform="none" fo:color="#444444" fo:letter-spacing="normal" fo:font-style="italic" fo:font-weight="normal" fo:background-color="transparent" style:font-style-asian="italic" style:font-style-complex="italic"/>
    </style:style>
    <style:style style:name="T291" style:family="text">
      <style:text-properties officeooo:rsid="003ec39c"/>
    </style:style>
    <style:style style:name="T292" style:family="text">
      <style:text-properties officeooo:rsid="013a64c7"/>
    </style:style>
    <style:style style:name="T293" style:family="text">
      <style:text-properties officeooo:rsid="013caf5e"/>
    </style:style>
    <style:style style:name="T294" style:family="text">
      <style:text-properties officeooo:rsid="013c82ca"/>
    </style:style>
    <style:style style:name="T295" style:family="text">
      <style:text-properties officeooo:rsid="0078e3db"/>
    </style:style>
    <style:style style:name="T296" style:family="text">
      <style:text-properties officeooo:rsid="0075b968"/>
    </style:style>
    <style:style style:name="T297" style:family="text">
      <style:text-properties officeooo:rsid="01f35b09"/>
    </style:style>
    <style:style style:name="T298" style:family="text">
      <style:text-properties officeooo:rsid="021577a3"/>
    </style:style>
    <style:style style:name="T299" style:family="text">
      <style:text-properties officeooo:rsid="007ac364"/>
    </style:style>
    <style:style style:name="T300" style:family="text">
      <style:text-properties officeooo:rsid="007c16ba"/>
    </style:style>
    <style:style style:name="T301" style:family="text">
      <style:text-properties officeooo:rsid="015f8875"/>
    </style:style>
    <style:style style:name="T302" style:family="text">
      <style:text-properties fo:font-style="normal"/>
    </style:style>
    <style:style style:name="T303" style:family="text">
      <style:text-properties fo:font-style="normal" style:font-style-asian="normal" style:font-style-complex="normal"/>
    </style:style>
    <style:style style:name="T304" style:family="text">
      <style:text-properties fo:font-style="normal" officeooo:rsid="013d91c7" style:font-style-asian="normal" style:font-style-complex="normal"/>
    </style:style>
    <style:style style:name="T305" style:family="text">
      <style:text-properties fo:font-style="normal" officeooo:rsid="013f16df" style:font-style-asian="normal" style:font-style-complex="normal"/>
    </style:style>
    <style:style style:name="T306" style:family="text">
      <style:text-properties fo:font-style="normal" officeooo:rsid="0161ba32" style:font-style-asian="normal" style:font-style-complex="normal"/>
    </style:style>
    <style:style style:name="T307" style:family="text">
      <style:text-properties fo:font-style="normal" officeooo:rsid="01dc0097" style:font-style-asian="normal" style:font-style-complex="normal"/>
    </style:style>
    <style:style style:name="T308" style:family="text">
      <style:text-properties fo:font-style="normal" officeooo:rsid="013f2d8e" style:font-style-asian="normal" style:font-style-complex="normal"/>
    </style:style>
    <style:style style:name="T309" style:family="text">
      <style:text-properties fo:font-style="normal" officeooo:rsid="0140edc9" style:font-style-asian="normal" style:font-style-complex="normal"/>
    </style:style>
    <style:style style:name="T310" style:family="text">
      <style:text-properties fo:font-style="normal" officeooo:rsid="0141f0c3" style:font-style-asian="normal" style:font-style-complex="normal"/>
    </style:style>
    <style:style style:name="T311" style:family="text">
      <style:text-properties fo:font-style="normal" officeooo:rsid="004546a3" style:font-style-asian="normal" style:font-style-complex="normal"/>
    </style:style>
    <style:style style:name="T312" style:family="text">
      <style:text-properties fo:font-style="normal" officeooo:rsid="0083a3a7" style:font-style-asian="normal" style:font-style-complex="normal"/>
    </style:style>
    <style:style style:name="T313" style:family="text">
      <style:text-properties fo:font-style="normal" officeooo:rsid="0142c56a" style:font-style-asian="normal" style:font-style-complex="normal"/>
    </style:style>
    <style:style style:name="T314" style:family="text">
      <style:text-properties fo:font-style="normal" officeooo:rsid="01446844" style:font-style-asian="normal" style:font-style-complex="normal"/>
    </style:style>
    <style:style style:name="T315" style:family="text">
      <style:text-properties fo:font-style="normal" officeooo:rsid="01460d98" style:font-style-asian="normal" style:font-style-complex="normal"/>
    </style:style>
    <style:style style:name="T316" style:family="text">
      <style:text-properties fo:font-style="normal" officeooo:rsid="00841578" style:font-style-asian="normal" style:font-style-complex="normal"/>
    </style:style>
    <style:style style:name="T317" style:family="text">
      <style:text-properties fo:font-style="normal" officeooo:rsid="01d65897" style:font-style-asian="normal" style:font-style-complex="normal"/>
    </style:style>
    <style:style style:name="T318" style:family="text">
      <style:text-properties fo:font-style="normal" officeooo:rsid="0084f1fb" style:font-style-asian="normal" style:font-style-complex="normal"/>
    </style:style>
    <style:style style:name="T319" style:family="text">
      <style:text-properties fo:font-style="normal" officeooo:rsid="014e15eb" style:font-style-asian="normal" style:font-style-complex="normal"/>
    </style:style>
    <style:style style:name="T320" style:family="text">
      <style:text-properties fo:font-style="normal" officeooo:rsid="014e5856" style:font-style-asian="normal" style:font-style-complex="normal"/>
    </style:style>
    <style:style style:name="T321" style:family="text">
      <style:text-properties fo:font-style="normal" officeooo:rsid="01d7c18f" style:font-style-asian="normal" style:font-style-complex="normal"/>
    </style:style>
    <style:style style:name="T322" style:family="text">
      <style:text-properties fo:font-style="normal" officeooo:rsid="014efe4f" style:font-style-asian="normal" style:font-style-complex="normal"/>
    </style:style>
    <style:style style:name="T323" style:family="text">
      <style:text-properties fo:font-style="normal" officeooo:rsid="014f071e" style:font-style-asian="normal" style:font-style-complex="normal"/>
    </style:style>
    <style:style style:name="T324" style:family="text">
      <style:text-properties fo:font-style="normal" officeooo:rsid="01d8eff7" style:font-style-asian="normal" style:font-style-complex="normal"/>
    </style:style>
    <style:style style:name="T325" style:family="text">
      <style:text-properties fo:font-style="normal" officeooo:rsid="0091fc6e" style:font-style-asian="normal" style:font-style-complex="normal"/>
    </style:style>
    <style:style style:name="T326" style:family="text">
      <style:text-properties fo:font-style="normal" officeooo:rsid="01515325" style:font-style-asian="normal" style:font-style-complex="normal"/>
    </style:style>
    <style:style style:name="T327" style:family="text">
      <style:text-properties fo:font-style="normal" officeooo:rsid="0152aac5" style:font-style-asian="normal" style:font-style-complex="normal"/>
    </style:style>
    <style:style style:name="T328" style:family="text">
      <style:text-properties fo:font-style="normal" officeooo:rsid="01536542" style:font-style-asian="normal" style:font-style-complex="normal"/>
    </style:style>
    <style:style style:name="T329" style:family="text">
      <style:text-properties fo:font-style="normal" officeooo:rsid="0155aa48" style:font-style-asian="normal" style:font-style-complex="normal"/>
    </style:style>
    <style:style style:name="T330" style:family="text">
      <style:text-properties fo:font-style="normal" officeooo:rsid="0156af7b" style:font-style-asian="normal" style:font-style-complex="normal"/>
    </style:style>
    <style:style style:name="T331" style:family="text">
      <style:text-properties fo:font-style="normal" officeooo:rsid="0158a6de" style:font-style-asian="normal" style:font-style-complex="normal"/>
    </style:style>
    <style:style style:name="T332" style:family="text">
      <style:text-properties fo:font-style="normal" officeooo:rsid="0158bf15" style:font-style-asian="normal" style:font-style-complex="normal"/>
    </style:style>
    <style:style style:name="T333" style:family="text">
      <style:text-properties fo:font-style="normal" officeooo:rsid="0159db0a" style:font-style-asian="normal" style:font-style-complex="normal"/>
    </style:style>
    <style:style style:name="T334" style:family="text">
      <style:text-properties fo:font-style="normal" officeooo:rsid="015ac949" style:font-style-asian="normal" style:font-style-complex="normal"/>
    </style:style>
    <style:style style:name="T335" style:family="text">
      <style:text-properties fo:font-style="normal" officeooo:rsid="016a7588" style:font-style-asian="normal" style:font-style-complex="normal"/>
    </style:style>
    <style:style style:name="T336" style:family="text">
      <style:text-properties fo:font-style="normal" officeooo:rsid="019f3656" style:font-style-asian="normal" style:font-style-complex="normal"/>
    </style:style>
    <style:style style:name="T337" style:family="text">
      <style:text-properties fo:font-style="normal" officeooo:rsid="01a07f00" style:font-style-asian="normal" style:font-style-complex="normal"/>
    </style:style>
    <style:style style:name="T338" style:family="text">
      <style:text-properties fo:font-style="normal" officeooo:rsid="01a3e649" style:font-style-asian="normal" style:font-style-complex="normal"/>
    </style:style>
    <style:style style:name="T339" style:family="text">
      <style:text-properties fo:font-style="normal" officeooo:rsid="01a86fec" style:font-style-asian="normal" style:font-style-complex="normal"/>
    </style:style>
    <style:style style:name="T340" style:family="text">
      <style:text-properties fo:font-style="normal" officeooo:rsid="0177e737" style:font-style-asian="normal" style:font-style-complex="normal"/>
    </style:style>
    <style:style style:name="T341" style:family="text">
      <style:text-properties fo:font-style="normal" officeooo:rsid="01a9aae5" style:font-style-asian="normal" style:font-style-complex="normal"/>
    </style:style>
    <style:style style:name="T342" style:family="text">
      <style:text-properties fo:font-style="normal" officeooo:rsid="01aa1efa" style:font-style-asian="normal" style:font-style-complex="normal"/>
    </style:style>
    <style:style style:name="T343" style:family="text">
      <style:text-properties fo:font-style="normal" officeooo:rsid="01aaf342" style:font-style-asian="normal" style:font-style-complex="normal"/>
    </style:style>
    <style:style style:name="T344" style:family="text">
      <style:text-properties fo:font-style="normal" officeooo:rsid="016fd591" style:font-style-asian="normal" style:font-style-complex="normal"/>
    </style:style>
    <style:style style:name="T345" style:family="text">
      <style:text-properties fo:font-style="normal" officeooo:rsid="0171538e" style:font-style-asian="normal" style:font-style-complex="normal"/>
    </style:style>
    <style:style style:name="T346" style:family="text">
      <style:text-properties fo:font-style="normal" officeooo:rsid="01afc24e" style:font-style-asian="normal" style:font-style-complex="normal"/>
    </style:style>
    <style:style style:name="T347" style:family="text">
      <style:text-properties fo:font-style="normal" officeooo:rsid="01aaf684" style:font-style-asian="normal" style:font-style-complex="normal"/>
    </style:style>
    <style:style style:name="T348" style:family="text">
      <style:text-properties fo:font-style="normal" officeooo:rsid="01aca44f" style:font-style-asian="normal" style:font-style-complex="normal"/>
    </style:style>
    <style:style style:name="T349" style:family="text">
      <style:text-properties fo:font-style="normal" officeooo:rsid="01aca572" style:font-style-asian="normal" style:font-style-complex="normal"/>
    </style:style>
    <style:style style:name="T350" style:family="text">
      <style:text-properties fo:font-style="normal" officeooo:rsid="01b339eb" style:font-style-asian="normal" style:font-style-complex="normal"/>
    </style:style>
    <style:style style:name="T351" style:family="text">
      <style:text-properties fo:font-style="normal" officeooo:rsid="01ae6773" style:font-style-asian="normal" style:font-style-complex="normal"/>
    </style:style>
    <style:style style:name="T352" style:family="text">
      <style:text-properties fo:font-style="normal" officeooo:rsid="01b38b40" style:font-style-asian="normal" style:font-style-complex="normal"/>
    </style:style>
    <style:style style:name="T353" style:family="text">
      <style:text-properties fo:font-style="normal" officeooo:rsid="01b513e7" style:font-style-asian="normal" style:font-style-complex="normal"/>
    </style:style>
    <style:style style:name="T354" style:family="text">
      <style:text-properties fo:font-style="normal" officeooo:rsid="01b658c4" style:font-style-asian="normal" style:font-style-complex="normal"/>
    </style:style>
    <style:style style:name="T355" style:family="text">
      <style:text-properties fo:font-style="normal" officeooo:rsid="01b75c29" style:font-style-asian="normal" style:font-style-complex="normal"/>
    </style:style>
    <style:style style:name="T356" style:family="text">
      <style:text-properties fo:font-style="normal" officeooo:rsid="017d85b1" style:font-style-asian="normal" style:font-style-complex="normal"/>
    </style:style>
    <style:style style:name="T357" style:family="text">
      <style:text-properties fo:font-style="normal" officeooo:rsid="01b7c1a1" style:font-style-asian="normal" style:font-style-complex="normal"/>
    </style:style>
    <style:style style:name="T358" style:family="text">
      <style:text-properties fo:font-style="normal" officeooo:rsid="00d2d1b9" style:font-style-asian="normal" style:font-style-complex="normal"/>
    </style:style>
    <style:style style:name="T359" style:family="text">
      <style:text-properties fo:font-style="normal" officeooo:rsid="00d447ca" style:font-style-asian="normal" style:font-style-complex="normal"/>
    </style:style>
    <style:style style:name="T360" style:family="text">
      <style:text-properties fo:font-style="normal" officeooo:rsid="00d4e764" style:font-style-asian="normal" style:font-style-complex="normal"/>
    </style:style>
    <style:style style:name="T361" style:family="text">
      <style:text-properties fo:font-style="normal" officeooo:rsid="00d80075" style:font-style-asian="normal" style:font-style-complex="normal"/>
    </style:style>
    <style:style style:name="T362" style:family="text">
      <style:text-properties fo:font-style="normal" officeooo:rsid="017f43f1" style:font-style-asian="normal" style:font-style-complex="normal"/>
    </style:style>
    <style:style style:name="T363" style:family="text">
      <style:text-properties fo:font-style="normal" officeooo:rsid="00d957c8" style:font-style-asian="normal" style:font-style-complex="normal"/>
    </style:style>
    <style:style style:name="T364" style:family="text">
      <style:text-properties fo:font-style="normal" officeooo:rsid="00d9e61f" style:font-style-asian="normal" style:font-style-complex="normal"/>
    </style:style>
    <style:style style:name="T365" style:family="text">
      <style:text-properties fo:font-style="normal" officeooo:rsid="01b8e07c" style:font-style-asian="normal" style:font-style-complex="normal"/>
    </style:style>
    <style:style style:name="T366" style:family="text">
      <style:text-properties fo:font-style="normal" officeooo:rsid="01ba55af" style:font-style-asian="normal" style:font-style-complex="normal"/>
    </style:style>
    <style:style style:name="T367" style:family="text">
      <style:text-properties fo:font-style="normal" officeooo:rsid="00dbe82f" style:font-style-asian="normal" style:font-style-complex="normal"/>
    </style:style>
    <style:style style:name="T368" style:family="text">
      <style:text-properties fo:font-style="normal" officeooo:rsid="0184e69b" style:font-style-asian="normal" style:font-style-complex="normal"/>
    </style:style>
    <style:style style:name="T369" style:family="text">
      <style:text-properties fo:font-style="normal" officeooo:rsid="01be5f7f" style:font-style-asian="normal" style:font-style-complex="normal"/>
    </style:style>
    <style:style style:name="T370" style:family="text">
      <style:text-properties fo:font-style="normal" officeooo:rsid="01bf4282" style:font-style-asian="normal" style:font-style-complex="normal"/>
    </style:style>
    <style:style style:name="T371" style:family="text">
      <style:text-properties fo:font-style="normal" officeooo:rsid="018b3567" style:font-style-asian="normal" style:font-style-complex="normal"/>
    </style:style>
    <style:style style:name="T372" style:family="text">
      <style:text-properties fo:font-style="normal" officeooo:rsid="01bfb180" style:font-style-asian="normal" style:font-style-complex="normal"/>
    </style:style>
    <style:style style:name="T373" style:family="text">
      <style:text-properties fo:font-style="normal" officeooo:rsid="018cc336" style:font-style-asian="normal" style:font-style-complex="normal"/>
    </style:style>
    <style:style style:name="T374" style:family="text">
      <style:text-properties fo:font-style="normal" officeooo:rsid="01bfe667" style:font-style-asian="normal" style:font-style-complex="normal"/>
    </style:style>
    <style:style style:name="T375" style:family="text">
      <style:text-properties fo:font-style="normal" officeooo:rsid="01c0a643" style:font-style-asian="normal" style:font-style-complex="normal"/>
    </style:style>
    <style:style style:name="T376" style:family="text">
      <style:text-properties fo:font-style="normal" officeooo:rsid="00ed7457" style:font-style-asian="normal" style:font-style-complex="normal"/>
    </style:style>
    <style:style style:name="T377" style:family="text">
      <style:text-properties fo:font-style="normal" officeooo:rsid="01c38853" style:font-style-asian="normal" style:font-style-complex="normal"/>
    </style:style>
    <style:style style:name="T378" style:family="text">
      <style:text-properties fo:font-style="normal" officeooo:rsid="00f3cd35" style:font-style-asian="normal" style:font-style-complex="normal"/>
    </style:style>
    <style:style style:name="T379" style:family="text">
      <style:text-properties fo:font-style="normal" officeooo:rsid="01c79aa3" style:font-style-asian="normal" style:font-style-complex="normal"/>
    </style:style>
    <style:style style:name="T380" style:family="text">
      <style:text-properties fo:font-style="normal" officeooo:rsid="01c88bab" style:font-style-asian="normal" style:font-style-complex="normal"/>
    </style:style>
    <style:style style:name="T381" style:family="text">
      <style:text-properties fo:font-style="normal" officeooo:rsid="01cf7669" style:font-style-asian="normal" style:font-style-complex="normal"/>
    </style:style>
    <style:style style:name="T382" style:family="text">
      <style:text-properties fo:font-style="normal" officeooo:rsid="01d392ea" style:font-style-asian="normal" style:font-style-complex="normal"/>
    </style:style>
    <style:style style:name="T383" style:family="text">
      <style:text-properties fo:font-style="normal" officeooo:rsid="01172d53" style:font-style-asian="normal" style:font-style-complex="normal"/>
    </style:style>
    <style:style style:name="T384" style:family="text">
      <style:text-properties fo:font-style="normal" officeooo:rsid="01d3b3ad" style:font-style-asian="normal" style:font-style-complex="normal"/>
    </style:style>
    <style:style style:name="T385" style:family="text">
      <style:text-properties fo:font-style="normal" officeooo:rsid="0193e12e" style:font-style-asian="normal" style:font-style-complex="normal"/>
    </style:style>
    <style:style style:name="T386" style:family="text">
      <style:text-properties fo:font-style="normal" officeooo:rsid="02034112" style:font-style-asian="normal" style:font-style-complex="normal"/>
    </style:style>
    <style:style style:name="T387" style:family="text">
      <style:text-properties fo:font-style="normal" officeooo:rsid="014e5856" style:font-name-asian="Arial" style:font-size-asian="13pt" style:font-style-asian="normal" style:font-name-complex="Arial" style:font-size-complex="13pt" style:font-style-complex="normal"/>
    </style:style>
    <style:style style:name="T388" style:family="text">
      <style:text-properties fo:font-style="normal" officeooo:rsid="01d7c18f" style:font-name-asian="Arial" style:font-size-asian="13pt" style:font-style-asian="normal" style:font-name-complex="Arial" style:font-size-complex="13pt" style:font-style-complex="normal"/>
    </style:style>
    <style:style style:name="T389" style:family="text">
      <style:text-properties fo:font-style="normal" style:font-name-asian="Arial" style:font-style-asian="normal" style:font-name-complex="Arial" style:font-style-complex="normal"/>
    </style:style>
    <style:style style:name="T390" style:family="text">
      <style:text-properties fo:font-style="normal" officeooo:rsid="019f3656" style:font-name-asian="Arial" style:font-style-asian="normal" style:font-name-complex="Arial" style:font-style-complex="normal"/>
    </style:style>
    <style:style style:name="T391" style:family="text">
      <style:text-properties fo:font-style="normal" officeooo:rsid="01a07f00" style:font-name-asian="Arial" style:font-style-asian="normal" style:font-name-complex="Arial" style:font-style-complex="normal"/>
    </style:style>
    <style:style style:name="T392" style:family="text">
      <style:text-properties fo:font-style="normal" officeooo:rsid="01a3ac69" style:font-name-asian="Arial" style:font-style-asian="normal" style:font-name-complex="Arial" style:font-style-complex="normal"/>
    </style:style>
    <style:style style:name="T393" style:family="text">
      <style:text-properties fo:font-style="normal" style:font-name-asian="Arial" style:font-style-asian="normal" style:font-weight-asian="bold" style:font-name-complex="Arial" style:font-style-complex="normal" style:font-weight-complex="bold"/>
    </style:style>
    <style:style style:name="T394" style:family="text">
      <style:text-properties fo:font-style="normal" officeooo:rsid="01a86fec" style:font-name-asian="Arial" style:font-style-asian="normal" style:font-weight-asian="normal" style:font-name-complex="Arial" style:font-style-complex="normal" style:font-weight-complex="normal"/>
    </style:style>
    <style:style style:name="T395" style:family="text">
      <style:text-properties fo:font-style="normal" style:font-name-asian="Arial" style:font-name-complex="Arial"/>
    </style:style>
    <style:style style:name="T396" style:family="text">
      <style:text-properties fo:font-style="normal" officeooo:rsid="00ac7b40" style:font-name-asian="Arial" style:font-name-complex="Arial"/>
    </style:style>
    <style:style style:name="T397" style:family="text">
      <style:text-properties fo:font-style="normal" officeooo:rsid="005e708b" style:font-name-asian="Arial" style:font-name-complex="Arial"/>
    </style:style>
    <style:style style:name="T398" style:family="text">
      <style:text-properties fo:font-style="normal" officeooo:rsid="01a3e649" style:font-name-asian="Arial" style:font-name-complex="Arial"/>
    </style:style>
    <style:style style:name="T399" style:family="text">
      <style:text-properties fo:font-style="normal" officeooo:rsid="00b01ba1" style:font-name-asian="Arial" style:font-name-complex="Arial"/>
    </style:style>
    <style:style style:name="T400" style:family="text">
      <style:text-properties fo:font-style="normal" officeooo:rsid="00b18fc3" style:font-name-asian="Arial" style:font-name-complex="Arial"/>
    </style:style>
    <style:style style:name="T401" style:family="text">
      <style:text-properties fo:font-style="normal" style:font-name-asian="Arial" style:font-weight-asian="bold" style:font-name-complex="Arial" style:font-weight-complex="bold"/>
    </style:style>
    <style:style style:name="T402" style:family="text">
      <style:text-properties fo:font-style="normal" officeooo:rsid="00b18fc3" style:font-name-asian="Arial" style:font-weight-asian="bold" style:font-name-complex="Arial" style:font-weight-complex="bold"/>
    </style:style>
    <style:style style:name="T403" style:family="text">
      <style:text-properties fo:font-style="normal" officeooo:rsid="009d3dd6" style:font-name-asian="Arial" style:font-weight-asian="bold" style:font-name-complex="Arial" style:font-weight-complex="bold"/>
    </style:style>
    <style:style style:name="T404" style:family="text">
      <style:text-properties fo:font-style="normal" style:font-name-asian="Arial" style:font-weight-asian="normal" style:font-name-complex="Arial" style:font-weight-complex="normal"/>
    </style:style>
    <style:style style:name="T405" style:family="text">
      <style:text-properties fo:font-style="normal" officeooo:rsid="00b18fc3" style:font-name-asian="Arial" style:font-weight-asian="normal" style:font-name-complex="Arial" style:font-weight-complex="normal"/>
    </style:style>
    <style:style style:name="T406" style:family="text">
      <style:text-properties fo:font-style="normal" officeooo:rsid="01dc0097" style:font-name-asian="Arial" style:font-weight-asian="normal" style:font-name-complex="Arial" style:font-weight-complex="normal"/>
    </style:style>
    <style:style style:name="T407" style:family="text">
      <style:text-properties fo:font-style="normal" officeooo:rsid="01a86fec" style:font-name-asian="Arial" style:font-weight-asian="normal" style:font-name-complex="Arial" style:font-weight-complex="normal"/>
    </style:style>
    <style:style style:name="T408" style:family="text">
      <style:text-properties fo:font-style="normal" fo:font-weight="normal" style:font-style-asian="normal" style:font-style-complex="normal"/>
    </style:style>
    <style:style style:name="T409" style:family="text">
      <style:text-properties fo:font-style="normal" fo:font-weight="normal" officeooo:rsid="014e5856" style:font-style-asian="normal" style:font-style-complex="normal"/>
    </style:style>
    <style:style style:name="T410" style:family="text">
      <style:text-properties fo:font-style="normal" fo:font-weight="normal" officeooo:rsid="014efe4f" style:font-style-asian="normal" style:font-style-complex="normal"/>
    </style:style>
    <style:style style:name="T411" style:family="text">
      <style:text-properties fo:font-style="normal" fo:font-weight="normal" officeooo:rsid="014f071e" style:font-style-asian="normal" style:font-style-complex="normal"/>
    </style:style>
    <style:style style:name="T412" style:family="text">
      <style:text-properties fo:font-style="normal" fo:font-weight="normal" style:font-name-asian="Arial" style:font-style-asian="normal" style:font-name-complex="Arial" style:font-style-complex="normal"/>
    </style:style>
    <style:style style:name="T413" style:family="text">
      <style:text-properties fo:font-style="normal" fo:font-weight="normal" officeooo:rsid="015ac949" style:font-name-asian="Arial" style:font-style-asian="normal" style:font-name-complex="Arial" style:font-style-complex="normal"/>
    </style:style>
    <style:style style:name="T414" style:family="text">
      <style:text-properties fo:font-style="normal" fo:font-weight="normal" officeooo:rsid="015ccc97" style:font-name-asian="Arial" style:font-style-asian="normal" style:font-name-complex="Arial" style:font-style-complex="normal"/>
    </style:style>
    <style:style style:name="T415" style:family="text">
      <style:text-properties fo:font-style="normal" fo:font-weight="normal" officeooo:rsid="015d31d1" style:font-name-asian="Arial" style:font-style-asian="normal" style:font-name-complex="Arial" style:font-style-complex="normal"/>
    </style:style>
    <style:style style:name="T416" style:family="text">
      <style:text-properties fo:font-style="normal" fo:font-weight="normal" officeooo:rsid="019d57a6" style:font-name-asian="Arial" style:font-style-asian="normal" style:font-name-complex="Arial" style:font-style-complex="normal"/>
    </style:style>
    <style:style style:name="T417" style:family="text">
      <style:text-properties fo:font-style="normal" fo:font-weight="normal" officeooo:rsid="00a65f09" style:font-name-asian="Arial" style:font-style-asian="normal" style:font-name-complex="Arial" style:font-style-complex="normal"/>
    </style:style>
    <style:style style:name="T418" style:family="text">
      <style:text-properties fo:font-style="normal" fo:font-weight="normal" officeooo:rsid="01a07f00" style:font-name-asian="Arial" style:font-style-asian="normal" style:font-name-complex="Arial" style:font-style-complex="normal"/>
    </style:style>
    <style:style style:name="T419" style:family="text">
      <style:text-properties fo:font-style="normal" fo:font-weight="normal" officeooo:rsid="01a3e649" style:font-name-asian="Arial" style:font-style-asian="normal" style:font-name-complex="Arial" style:font-style-complex="normal"/>
    </style:style>
    <style:style style:name="T420" style:family="text">
      <style:text-properties fo:font-style="normal" fo:font-weight="normal" officeooo:rsid="01a86fec" style:font-name-asian="Arial" style:font-style-asian="normal" style:font-name-complex="Arial" style:font-style-complex="normal"/>
    </style:style>
    <style:style style:name="T421" style:family="text">
      <style:text-properties fo:font-style="normal" fo:font-weight="normal" officeooo:rsid="00a4cae8" style:font-name-asian="Arial" style:font-style-asian="normal" style:font-weight-asian="normal" style:font-name-complex="Arial" style:font-style-complex="normal" style:font-weight-complex="normal"/>
    </style:style>
    <style:style style:name="T422" style:family="text">
      <style:text-properties fo:font-style="normal" officeooo:rsid="0099c4d8"/>
    </style:style>
    <style:style style:name="T423" style:family="text">
      <style:text-properties officeooo:rsid="013f16df"/>
    </style:style>
    <style:style style:name="T424" style:family="text">
      <style:text-properties officeooo:rsid="001872ac"/>
    </style:style>
    <style:style style:name="T425" style:family="text">
      <style:text-properties officeooo:rsid="015df694"/>
    </style:style>
    <style:style style:name="T426" style:family="text">
      <style:text-properties style:font-style-asian="normal" style:font-style-complex="normal"/>
    </style:style>
    <style:style style:name="T427" style:family="text">
      <style:text-properties officeooo:rsid="0044b20f" style:font-style-asian="normal" style:font-style-complex="normal"/>
    </style:style>
    <style:style style:name="T428" style:family="text">
      <style:text-properties officeooo:rsid="013f16df" style:font-style-asian="normal" style:font-style-complex="normal"/>
    </style:style>
    <style:style style:name="T429" style:family="text">
      <style:text-properties officeooo:rsid="00806801" style:font-style-asian="normal" style:font-style-complex="normal"/>
    </style:style>
    <style:style style:name="T430" style:family="text">
      <style:text-properties officeooo:rsid="003d1c7e" style:font-style-asian="normal" style:font-style-complex="normal"/>
    </style:style>
    <style:style style:name="T431" style:family="text">
      <style:text-properties officeooo:rsid="0044b20f"/>
    </style:style>
    <style:style style:name="T432" style:family="text">
      <style:text-properties officeooo:rsid="007e5adf"/>
    </style:style>
    <style:style style:name="T433" style:family="text">
      <style:text-properties officeooo:rsid="00806801"/>
    </style:style>
    <style:style style:name="T434" style:family="text">
      <style:text-properties officeooo:rsid="006f0e65"/>
    </style:style>
    <style:style style:name="T435" style:family="text">
      <style:text-properties officeooo:rsid="01dc0097"/>
    </style:style>
    <style:style style:name="T436" style:family="text">
      <style:text-properties officeooo:rsid="013f2d8e"/>
    </style:style>
    <style:style style:name="T437" style:family="text">
      <style:text-properties officeooo:rsid="00823fbe"/>
    </style:style>
    <style:style style:name="T438" style:family="text">
      <style:text-properties officeooo:rsid="0140edc9"/>
    </style:style>
    <style:style style:name="T439" style:family="text">
      <style:text-properties officeooo:rsid="0141d03f"/>
    </style:style>
    <style:style style:name="T440" style:family="text">
      <style:text-properties officeooo:rsid="0019aa3b"/>
    </style:style>
    <style:style style:name="T441" style:family="text">
      <style:text-properties officeooo:rsid="004546a3"/>
    </style:style>
    <style:style style:name="T442" style:family="text">
      <style:text-properties officeooo:rsid="0141f0c3"/>
    </style:style>
    <style:style style:name="T443" style:family="text">
      <style:text-properties officeooo:rsid="001cfe35"/>
    </style:style>
    <style:style style:name="T444" style:family="text">
      <style:text-properties officeooo:rsid="003c05c2"/>
    </style:style>
    <style:style style:name="T445" style:family="text">
      <style:text-properties officeooo:rsid="0083a3a7"/>
    </style:style>
    <style:style style:name="T446" style:family="text">
      <style:text-properties officeooo:rsid="00841578"/>
    </style:style>
    <style:style style:name="T447" style:family="text">
      <style:text-properties officeooo:rsid="0142c56a"/>
    </style:style>
    <style:style style:name="T448" style:family="text">
      <style:text-properties officeooo:rsid="001b5b22"/>
    </style:style>
    <style:style style:name="T449" style:family="text">
      <style:text-properties officeooo:rsid="01446844"/>
    </style:style>
    <style:style style:name="T450" style:family="text">
      <style:text-properties officeooo:rsid="01d65897"/>
    </style:style>
    <style:style style:name="T451" style:family="text">
      <style:text-properties officeooo:rsid="001ded1e"/>
    </style:style>
    <style:style style:name="T452" style:family="text">
      <style:text-properties officeooo:rsid="01460d98"/>
    </style:style>
    <style:style style:name="T453" style:family="text">
      <style:text-properties officeooo:rsid="0084f1fb"/>
    </style:style>
    <style:style style:name="T454" style:family="text">
      <style:text-properties officeooo:rsid="001f1b9e"/>
    </style:style>
    <style:style style:name="T455" style:family="text">
      <style:text-properties officeooo:rsid="0147d4c5"/>
    </style:style>
    <style:style style:name="T456" style:family="text">
      <style:text-properties officeooo:rsid="00850af2"/>
    </style:style>
    <style:style style:name="T457" style:family="text">
      <style:text-properties fo:font-weight="bold" style:font-weight-asian="bold" style:font-weight-complex="bold"/>
    </style:style>
    <style:style style:name="T458" style:family="text">
      <style:text-properties fo:font-weight="bold" officeooo:rsid="00850af2" style:font-weight-asian="bold" style:font-weight-complex="bold"/>
    </style:style>
    <style:style style:name="T459" style:family="text">
      <style:text-properties fo:font-weight="bold" officeooo:rsid="005fb641" style:font-weight-asian="bold" style:font-weight-complex="bold"/>
    </style:style>
    <style:style style:name="T460" style:family="text">
      <style:text-properties fo:font-weight="bold" style:font-size-asian="20pt" style:font-weight-asian="bold" style:font-size-complex="20pt" style:font-weight-complex="bold"/>
    </style:style>
    <style:style style:name="T461" style:family="text">
      <style:text-properties officeooo:rsid="01487564"/>
    </style:style>
    <style:style style:name="T462" style:family="text">
      <style:text-properties fo:font-weight="normal"/>
    </style:style>
    <style:style style:name="T463" style:family="text">
      <style:text-properties fo:font-weight="normal" style:font-name-asian="Arial" style:font-size-asian="13pt" style:font-weight-asian="normal" style:font-name-complex="Arial" style:font-size-complex="13pt" style:font-weight-complex="normal"/>
    </style:style>
    <style:style style:name="T464" style:family="text">
      <style:text-properties fo:font-weight="normal" style:font-name-asian="Arial" style:font-weight-asian="normal" style:font-name-complex="Arial" style:font-weight-complex="normal"/>
    </style:style>
    <style:style style:name="T465" style:family="text">
      <style:text-properties fo:font-weight="normal" officeooo:rsid="0054a282" style:font-name-asian="Arial" style:font-weight-asian="normal" style:font-name-complex="Arial" style:font-weight-complex="normal"/>
    </style:style>
    <style:style style:name="T466" style:family="text">
      <style:text-properties fo:font-weight="normal" officeooo:rsid="015ac949" style:font-name-asian="Arial" style:font-weight-asian="normal" style:font-name-complex="Arial" style:font-weight-complex="normal"/>
    </style:style>
    <style:style style:name="T467" style:family="text">
      <style:text-properties fo:font-weight="normal" officeooo:rsid="009f5d83" style:font-name-asian="Arial" style:font-weight-asian="normal" style:font-name-complex="Arial" style:font-weight-complex="normal"/>
    </style:style>
    <style:style style:name="T468" style:family="text">
      <style:text-properties fo:font-weight="normal" officeooo:rsid="00a4cae8" style:font-name-asian="Arial" style:font-weight-asian="normal" style:font-name-complex="Arial" style:font-weight-complex="normal"/>
    </style:style>
    <style:style style:name="T469" style:family="text">
      <style:text-properties fo:font-weight="normal" style:font-name-asian="Arial" style:font-name-complex="Arial"/>
    </style:style>
    <style:style style:name="T470" style:family="text">
      <style:text-properties fo:font-weight="normal" officeooo:rsid="005934fe" style:font-name-asian="Arial" style:font-name-complex="Arial"/>
    </style:style>
    <style:style style:name="T471" style:family="text">
      <style:text-properties fo:font-weight="normal" officeooo:rsid="01dc0097" style:font-name-asian="Arial" style:font-name-complex="Arial"/>
    </style:style>
    <style:style style:name="T472" style:family="text">
      <style:text-properties fo:font-weight="normal" officeooo:rsid="015ac949" style:font-name-asian="Arial" style:font-name-complex="Arial"/>
    </style:style>
    <style:style style:name="T473" style:family="text">
      <style:text-properties fo:font-weight="normal" officeooo:rsid="00a2b300" style:font-name-asian="Arial" style:font-name-complex="Arial"/>
    </style:style>
    <style:style style:name="T474" style:family="text">
      <style:text-properties fo:font-weight="normal" officeooo:rsid="005c74d0" style:font-name-asian="Arial" style:font-name-complex="Arial"/>
    </style:style>
    <style:style style:name="T475" style:family="text">
      <style:text-properties fo:font-weight="normal" officeooo:rsid="00a4cae8" style:font-name-asian="Arial" style:font-name-complex="Arial"/>
    </style:style>
    <style:style style:name="T476" style:family="text">
      <style:text-properties fo:font-weight="normal" officeooo:rsid="015d31d1" style:font-name-asian="Arial" style:font-name-complex="Arial"/>
    </style:style>
    <style:style style:name="T477" style:family="text">
      <style:text-properties fo:font-weight="normal" officeooo:rsid="019463ad" style:font-name-asian="Arial" style:font-name-complex="Arial"/>
    </style:style>
    <style:style style:name="T478" style:family="text">
      <style:text-properties fo:font-weight="normal" officeooo:rsid="00a62d0b" style:font-name-asian="Arial" style:font-name-complex="Arial"/>
    </style:style>
    <style:style style:name="T479" style:family="text">
      <style:text-properties fo:font-weight="normal" officeooo:rsid="019a2827" style:font-name-asian="Arial" style:font-name-complex="Arial"/>
    </style:style>
    <style:style style:name="T480" style:family="text">
      <style:text-properties fo:font-weight="normal" officeooo:rsid="00a8132d" style:font-name-asian="Arial" style:font-name-complex="Arial"/>
    </style:style>
    <style:style style:name="T481" style:family="text">
      <style:text-properties fo:font-weight="normal" officeooo:rsid="00a935d6" style:font-name-asian="Arial" style:font-name-complex="Arial"/>
    </style:style>
    <style:style style:name="T482" style:family="text">
      <style:text-properties fo:font-weight="normal" officeooo:rsid="01a3ac69" style:font-name-asian="Arial" style:font-name-complex="Arial"/>
    </style:style>
    <style:style style:name="T483" style:family="text">
      <style:text-properties fo:font-weight="normal" officeooo:rsid="00ac7b40" style:font-name-asian="Arial" style:font-name-complex="Arial"/>
    </style:style>
    <style:style style:name="T484" style:family="text">
      <style:text-properties fo:font-weight="normal" officeooo:rsid="005e14f5" style:font-name-asian="Arial" style:font-name-complex="Arial"/>
    </style:style>
    <style:style style:name="T485" style:family="text">
      <style:text-properties fo:font-weight="normal" officeooo:rsid="00ae4667" style:font-name-asian="Arial" style:font-name-complex="Arial"/>
    </style:style>
    <style:style style:name="T486" style:family="text">
      <style:text-properties fo:font-weight="normal" officeooo:rsid="01a3e649" style:font-name-asian="Arial" style:font-name-complex="Arial"/>
    </style:style>
    <style:style style:name="T487" style:family="text">
      <style:text-properties fo:font-weight="normal" officeooo:rsid="00b2d395" style:font-name-asian="Arial" style:font-name-complex="Arial"/>
    </style:style>
    <style:style style:name="T488" style:family="text">
      <style:text-properties fo:font-weight="normal" officeooo:rsid="00850af2"/>
    </style:style>
    <style:style style:name="T489" style:family="text">
      <style:text-properties fo:font-weight="normal" officeooo:rsid="014e5856"/>
    </style:style>
    <style:style style:name="T490" style:family="text">
      <style:text-properties fo:font-weight="normal" style:font-weight-asian="normal" style:font-weight-complex="normal"/>
    </style:style>
    <style:style style:name="T491" style:family="text">
      <style:text-properties fo:font-weight="normal" officeooo:rsid="005fb641" style:font-weight-asian="normal" style:font-weight-complex="normal"/>
    </style:style>
    <style:style style:name="T492" style:family="text">
      <style:text-properties officeooo:rsid="0020c49c"/>
    </style:style>
    <style:style style:name="T493" style:family="text">
      <style:text-properties officeooo:rsid="01f6a0c3"/>
    </style:style>
    <style:style style:name="T494" style:family="text">
      <style:text-properties officeooo:rsid="0085df1f"/>
    </style:style>
    <style:style style:name="T495" style:family="text">
      <style:text-properties officeooo:rsid="014a13e8"/>
    </style:style>
    <style:style style:name="T496" style:family="text">
      <style:text-properties officeooo:rsid="00466681"/>
    </style:style>
    <style:style style:name="T497" style:family="text">
      <style:text-properties officeooo:rsid="010be761"/>
    </style:style>
    <style:style style:name="T498" style:family="text">
      <style:text-properties officeooo:rsid="014c7c4e"/>
    </style:style>
    <style:style style:name="T499" style:family="text">
      <style:text-properties officeooo:rsid="0021dbfd"/>
    </style:style>
    <style:style style:name="T500" style:family="text">
      <style:text-properties officeooo:rsid="014da780"/>
    </style:style>
    <style:style style:name="T501" style:family="text">
      <style:text-properties officeooo:rsid="004667a7"/>
    </style:style>
    <style:style style:name="T502" style:family="text">
      <style:text-properties officeooo:rsid="014e15eb"/>
    </style:style>
    <style:style style:name="T503" style:family="text">
      <style:text-properties officeooo:rsid="0022f0ef"/>
    </style:style>
    <style:style style:name="T504" style:family="text">
      <style:text-properties officeooo:rsid="014e5856"/>
    </style:style>
    <style:style style:name="T505" style:family="text">
      <style:text-properties officeooo:rsid="00896742"/>
    </style:style>
    <style:style style:name="T506" style:family="text">
      <style:text-properties officeooo:rsid="00235eca"/>
    </style:style>
    <style:style style:name="T507" style:family="text">
      <style:text-properties style:font-name-asian="Arial" style:font-size-asian="13pt" style:font-name-complex="Arial" style:font-size-complex="13pt"/>
    </style:style>
    <style:style style:name="T508" style:family="text">
      <style:text-properties style:font-name-asian="Arial" style:font-weight-asian="normal" style:font-name-complex="Arial" style:font-weight-complex="normal"/>
    </style:style>
    <style:style style:name="T509" style:family="text">
      <style:text-properties officeooo:rsid="005314a6" style:font-name-asian="Arial" style:font-weight-asian="normal" style:font-name-complex="Arial" style:font-weight-complex="normal"/>
    </style:style>
    <style:style style:name="T510" style:family="text">
      <style:text-properties officeooo:rsid="009e3581" style:font-name-asian="Arial" style:font-weight-asian="normal" style:font-name-complex="Arial" style:font-weight-complex="normal"/>
    </style:style>
    <style:style style:name="T511" style:family="text">
      <style:text-properties style:font-name-asian="Arial" style:font-name-complex="Arial"/>
    </style:style>
    <style:style style:name="T512" style:family="text">
      <style:text-properties officeooo:rsid="00a65f09" style:font-name-asian="Arial" style:font-name-complex="Arial"/>
    </style:style>
    <style:style style:name="T513" style:family="text">
      <style:text-properties officeooo:rsid="019d57a6" style:font-name-asian="Arial" style:font-name-complex="Arial"/>
    </style:style>
    <style:style style:name="T514" style:family="text">
      <style:text-properties officeooo:rsid="00a8192f" style:font-name-asian="Arial" style:font-name-complex="Arial"/>
    </style:style>
    <style:style style:name="T515" style:family="text">
      <style:text-properties officeooo:rsid="01dc0097" style:font-name-asian="Arial" style:font-name-complex="Arial"/>
    </style:style>
    <style:style style:name="T516" style:family="text">
      <style:text-properties officeooo:rsid="00a935d6" style:font-name-asian="Arial" style:font-name-complex="Arial"/>
    </style:style>
    <style:style style:name="T517" style:family="text">
      <style:text-properties officeooo:rsid="00ac7b40" style:font-name-asian="Arial" style:font-name-complex="Arial"/>
    </style:style>
    <style:style style:name="T518" style:family="text">
      <style:text-properties officeooo:rsid="002f25dd" style:font-name-asian="Arial" style:font-name-complex="Arial"/>
    </style:style>
    <style:style style:name="T519" style:family="text">
      <style:text-properties officeooo:rsid="00310826" style:font-name-asian="Arial" style:font-name-complex="Arial"/>
    </style:style>
    <style:style style:name="T520" style:family="text">
      <style:text-properties officeooo:rsid="008e6bf4"/>
    </style:style>
    <style:style style:name="T521" style:family="text">
      <style:text-properties officeooo:rsid="0025226a"/>
    </style:style>
    <style:style style:name="T522" style:family="text">
      <style:text-properties officeooo:rsid="014f071e"/>
    </style:style>
    <style:style style:name="T523" style:family="text">
      <style:text-properties officeooo:rsid="008fbfad"/>
    </style:style>
    <style:style style:name="T524" style:family="text">
      <style:text-properties officeooo:rsid="0091902b"/>
    </style:style>
    <style:style style:name="T525" style:family="text">
      <style:text-properties officeooo:rsid="008b2ec9"/>
    </style:style>
    <style:style style:name="T526" style:family="text">
      <style:text-properties officeooo:rsid="01515325"/>
    </style:style>
    <style:style style:name="T527" style:family="text">
      <style:text-properties officeooo:rsid="0091fc6e"/>
    </style:style>
    <style:style style:name="T528" style:family="text">
      <style:text-properties officeooo:rsid="0046a40a"/>
    </style:style>
    <style:style style:name="T529" style:family="text">
      <style:text-properties officeooo:rsid="00935bf2"/>
    </style:style>
    <style:style style:name="T530" style:family="text">
      <style:text-properties officeooo:rsid="0152aac5"/>
    </style:style>
    <style:style style:name="T531" style:family="text">
      <style:text-properties officeooo:rsid="002f25dd"/>
    </style:style>
    <style:style style:name="T532" style:family="text">
      <style:text-properties officeooo:rsid="01635f31"/>
    </style:style>
    <style:style style:name="T533" style:family="text">
      <style:text-properties officeooo:rsid="00483e0f"/>
    </style:style>
    <style:style style:name="T534" style:family="text">
      <style:text-properties officeooo:rsid="008103b5"/>
    </style:style>
    <style:style style:name="T535" style:family="text">
      <style:text-properties officeooo:rsid="004a2c54"/>
    </style:style>
    <style:style style:name="T536" style:family="text">
      <style:text-properties officeooo:rsid="00946444"/>
    </style:style>
    <style:style style:name="T537" style:family="text">
      <style:text-properties fo:color="#000000"/>
    </style:style>
    <style:style style:name="T538" style:family="text">
      <style:text-properties fo:color="#000000" fo:font-style="normal"/>
    </style:style>
    <style:style style:name="T539" style:family="text">
      <style:text-properties fo:color="#000000" fo:font-style="normal" officeooo:rsid="01536542" style:font-style-asian="normal" style:font-style-complex="normal"/>
    </style:style>
    <style:style style:name="T540" style:family="text">
      <style:text-properties fo:color="#000000" fo:font-style="normal" style:font-name-asian="Arial" style:font-name-complex="Arial"/>
    </style:style>
    <style:style style:name="T541" style:family="text">
      <style:text-properties fo:color="#000000" officeooo:rsid="002f25dd"/>
    </style:style>
    <style:style style:name="T542" style:family="text">
      <style:text-properties fo:color="#000000" officeooo:rsid="002725b9"/>
    </style:style>
    <style:style style:name="T543" style:family="text">
      <style:text-properties fo:color="#000000" fo:font-style="italic"/>
    </style:style>
    <style:style style:name="T544" style:family="text">
      <style:text-properties fo:color="#000000" fo:font-style="italic" style:font-style-asian="italic" style:font-style-complex="italic"/>
    </style:style>
    <style:style style:name="T545" style:family="text">
      <style:text-properties fo:color="#000000" fo:font-style="italic" fo:font-weight="normal"/>
    </style:style>
    <style:style style:name="T546" style:family="text">
      <style:text-properties fo:color="#000000" fo:font-style="italic" fo:font-weight="normal" style:font-style-asian="italic" style:font-style-complex="italic"/>
    </style:style>
    <style:style style:name="T547" style:family="text">
      <style:text-properties fo:color="#000000" fo:font-style="italic" fo:font-weight="normal" officeooo:rsid="01538d1a" style:font-style-asian="italic" style:font-style-complex="italic"/>
    </style:style>
    <style:style style:name="T548" style:family="text">
      <style:text-properties fo:color="#000000" fo:font-weight="normal"/>
    </style:style>
    <style:style style:name="T549" style:family="text">
      <style:text-properties fo:color="#000000" fo:font-weight="normal" officeooo:rsid="01538d1a"/>
    </style:style>
    <style:style style:name="T550" style:family="text">
      <style:text-properties fo:color="#000000" fo:font-weight="normal" officeooo:rsid="0158a6de"/>
    </style:style>
    <style:style style:name="T551" style:family="text">
      <style:text-properties fo:color="#000000" style:font-name-asian="Arial" style:font-name-complex="Arial"/>
    </style:style>
    <style:style style:name="T552" style:family="text">
      <style:text-properties officeooo:rsid="0096bbb5"/>
    </style:style>
    <style:style style:name="T553" style:family="text">
      <style:text-properties officeooo:rsid="01536542"/>
    </style:style>
    <style:style style:name="T554" style:family="text">
      <style:text-properties officeooo:rsid="004a740e"/>
    </style:style>
    <style:style style:name="T555" style:family="text">
      <style:text-properties officeooo:rsid="0099c4d8"/>
    </style:style>
    <style:style style:name="T556" style:family="text">
      <style:text-properties officeooo:rsid="004c3dde"/>
    </style:style>
    <style:style style:name="T557" style:family="text">
      <style:text-properties officeooo:rsid="0156af7b"/>
    </style:style>
    <style:style style:name="T558" style:family="text">
      <style:text-properties officeooo:rsid="0155aa48"/>
    </style:style>
    <style:style style:name="T559" style:family="text">
      <style:text-properties officeooo:rsid="0158a6de"/>
    </style:style>
    <style:style style:name="T560" style:family="text">
      <style:text-properties officeooo:rsid="009a72c2"/>
    </style:style>
    <style:style style:name="T561" style:family="text">
      <style:text-properties officeooo:rsid="0158b97e"/>
    </style:style>
    <style:style style:name="T562" style:family="text">
      <style:text-properties officeooo:rsid="004e0139"/>
    </style:style>
    <style:style style:name="T563" style:family="text">
      <style:text-properties officeooo:rsid="0159db0a"/>
    </style:style>
    <style:style style:name="T564" style:family="text">
      <style:text-properties officeooo:rsid="002b15c4"/>
    </style:style>
    <style:style style:name="T565" style:family="text">
      <style:text-properties officeooo:rsid="01691a2b"/>
    </style:style>
    <style:style style:name="T566" style:family="text">
      <style:text-properties officeooo:rsid="004ff188"/>
    </style:style>
    <style:style style:name="T567" style:family="text">
      <style:text-properties officeooo:rsid="00511fe0"/>
    </style:style>
    <style:style style:name="T568" style:family="text">
      <style:text-properties officeooo:rsid="009c63fe"/>
    </style:style>
    <style:style style:name="T569" style:family="text">
      <style:text-properties officeooo:rsid="0052e3c2"/>
    </style:style>
    <style:style style:name="T570" style:family="text">
      <style:text-properties officeooo:rsid="002b9985"/>
    </style:style>
    <style:style style:name="T571" style:family="text">
      <style:text-properties officeooo:rsid="009e3581"/>
    </style:style>
    <style:style style:name="T572" style:family="text">
      <style:text-properties officeooo:rsid="015ac949"/>
    </style:style>
    <style:style style:name="T573" style:family="text">
      <style:text-properties officeooo:rsid="009f5d83"/>
    </style:style>
    <style:style style:name="T574" style:family="text">
      <style:text-properties officeooo:rsid="01ff74f3"/>
    </style:style>
    <style:style style:name="T575" style:family="text">
      <style:text-properties officeooo:rsid="0054e04f"/>
    </style:style>
    <style:style style:name="T576" style:family="text">
      <style:text-properties officeooo:rsid="0057a567"/>
    </style:style>
    <style:style style:name="T577" style:family="text">
      <style:text-properties officeooo:rsid="009ffcd8"/>
    </style:style>
    <style:style style:name="T578" style:family="text">
      <style:text-properties officeooo:rsid="005aa27c"/>
    </style:style>
    <style:style style:name="T579" style:family="text">
      <style:text-properties officeooo:rsid="00304985"/>
    </style:style>
    <style:style style:name="T580" style:family="text">
      <style:text-properties officeooo:rsid="02011cf4"/>
    </style:style>
    <style:style style:name="T581" style:family="text">
      <style:text-properties officeooo:rsid="015ccc97"/>
    </style:style>
    <style:style style:name="T582" style:family="text">
      <style:text-properties officeooo:rsid="00a2b300"/>
    </style:style>
    <style:style style:name="T583" style:family="text">
      <style:text-properties officeooo:rsid="005c74d0"/>
    </style:style>
    <style:style style:name="T584" style:family="text">
      <style:text-properties officeooo:rsid="00a4cae8"/>
    </style:style>
    <style:style style:name="T585" style:family="text">
      <style:text-properties officeooo:rsid="015d31d1"/>
    </style:style>
    <style:style style:name="T586" style:family="text">
      <style:text-properties officeooo:rsid="00a62d0b"/>
    </style:style>
    <style:style style:name="T587" style:family="text">
      <style:text-properties officeooo:rsid="019463ad"/>
    </style:style>
    <style:style style:name="T588" style:family="text">
      <style:text-properties officeooo:rsid="016a7588"/>
    </style:style>
    <style:style style:name="T589" style:family="text">
      <style:text-properties officeooo:rsid="019a2827"/>
    </style:style>
    <style:style style:name="T590" style:family="text">
      <style:text-properties officeooo:rsid="005dfcd0"/>
    </style:style>
    <style:style style:name="T591" style:family="text">
      <style:text-properties officeooo:rsid="00a65f09"/>
    </style:style>
    <style:style style:name="T592" style:family="text">
      <style:text-properties officeooo:rsid="019d57a6"/>
    </style:style>
    <style:style style:name="T593" style:family="text">
      <style:text-properties officeooo:rsid="00310826"/>
    </style:style>
    <style:style style:name="T594" style:family="text">
      <style:text-properties officeooo:rsid="00a8132d"/>
    </style:style>
    <style:style style:name="T595" style:family="text">
      <style:text-properties officeooo:rsid="00a763aa"/>
    </style:style>
    <style:style style:name="T596" style:family="text">
      <style:text-properties officeooo:rsid="00a854cb"/>
    </style:style>
    <style:style style:name="T597" style:family="text">
      <style:text-properties officeooo:rsid="016eaccf"/>
    </style:style>
    <style:style style:name="T598" style:family="text">
      <style:text-properties officeooo:rsid="019f3656"/>
    </style:style>
    <style:style style:name="T599" style:family="text">
      <style:text-properties officeooo:rsid="00a8ee73"/>
    </style:style>
    <style:style style:name="T600" style:family="text">
      <style:text-properties officeooo:rsid="01a07f00"/>
    </style:style>
    <style:style style:name="T601" style:family="text">
      <style:text-properties officeooo:rsid="00a935d6"/>
    </style:style>
    <style:style style:name="T602" style:family="text">
      <style:text-properties officeooo:rsid="00ab7b6f"/>
    </style:style>
    <style:style style:name="T603" style:family="text">
      <style:text-properties officeooo:rsid="01f2c12d"/>
    </style:style>
    <style:style style:name="T604" style:family="text">
      <style:text-properties officeooo:rsid="00ac7b40"/>
    </style:style>
    <style:style style:name="T605" style:family="text">
      <style:text-properties officeooo:rsid="00aeef1e"/>
    </style:style>
    <style:style style:name="T606" style:family="text">
      <style:text-properties officeooo:rsid="005e14f5"/>
    </style:style>
    <style:style style:name="T607" style:family="text">
      <style:text-properties officeooo:rsid="01a3e649"/>
    </style:style>
    <style:style style:name="T608" style:family="text">
      <style:text-properties officeooo:rsid="00b01ba1"/>
    </style:style>
    <style:style style:name="T609" style:family="text">
      <style:text-properties officeooo:rsid="00b18fc3"/>
    </style:style>
    <style:style style:name="T610" style:family="text">
      <style:text-properties officeooo:rsid="01a57f4b"/>
    </style:style>
    <style:style style:name="T611" style:family="text">
      <style:text-properties officeooo:rsid="005e708b"/>
    </style:style>
    <style:style style:name="T612" style:family="text">
      <style:text-properties officeooo:rsid="016cfdeb"/>
    </style:style>
    <style:style style:name="T613" style:family="text">
      <style:text-properties officeooo:rsid="01a86fec"/>
    </style:style>
    <style:style style:name="T614" style:family="text">
      <style:text-properties officeooo:rsid="0030bdc4"/>
    </style:style>
    <style:style style:name="T615" style:family="text">
      <style:text-properties officeooo:rsid="0031b87f"/>
    </style:style>
    <style:style style:name="T616" style:family="text">
      <style:text-properties officeooo:rsid="00b2d395"/>
    </style:style>
    <style:style style:name="T617" style:family="text">
      <style:text-properties officeooo:rsid="0176306f"/>
    </style:style>
    <style:style style:name="T618" style:family="text">
      <style:text-properties officeooo:rsid="0179bfb6"/>
    </style:style>
    <style:style style:name="T619" style:family="text">
      <style:text-properties officeooo:rsid="00b43e31"/>
    </style:style>
    <style:style style:name="T620" style:family="text">
      <style:text-properties officeooo:rsid="01a9aae5"/>
    </style:style>
    <style:style style:name="T621"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622" style:family="text">
      <style:text-properties style:text-line-through-style="none" fo:font-style="normal" style:text-underline-style="none" fo:font-weight="normal" officeooo:rsid="01a9aae5" style:font-name-asian="Arial" style:font-style-asian="normal" style:font-weight-asian="normal" style:font-name-complex="Arial" style:font-style-complex="normal" style:font-weight-complex="normal"/>
    </style:style>
    <style:style style:name="T623" style:family="text">
      <style:text-properties style:text-line-through-style="none" fo:font-style="normal" style:text-underline-style="none" fo:font-weight="normal" officeooo:rsid="01d65897" style:font-name-asian="Arial" style:font-style-asian="normal" style:font-weight-asian="normal" style:font-name-complex="Arial" style:font-style-complex="normal" style:font-weight-complex="normal"/>
    </style:style>
    <style:style style:name="T624" style:family="text">
      <style:text-properties style:text-line-through-style="none" fo:font-style="normal" style:text-underline-style="none" fo:font-weight="normal" officeooo:rsid="00b43e31" style:font-name-asian="Arial" style:font-style-asian="normal" style:font-weight-asian="normal" style:font-name-complex="Arial" style:font-style-complex="normal" style:font-weight-complex="normal"/>
    </style:style>
    <style:style style:name="T625" style:family="text">
      <style:text-properties style:text-line-through-style="none" fo:font-style="normal" style:text-underline-style="none" fo:font-weight="normal" officeooo:rsid="00b4ceef" style:font-name-asian="Arial" style:font-style-asian="normal" style:font-weight-asian="normal" style:font-name-complex="Arial" style:font-style-complex="normal" style:font-weight-complex="normal"/>
    </style:style>
    <style:style style:name="T626" style:family="text">
      <style:text-properties style:text-line-through-style="none" fo:font-style="normal" style:text-underline-style="none" fo:font-weight="normal" officeooo:rsid="01aa1efa" style:font-name-asian="Arial" style:font-style-asian="normal" style:font-weight-asian="normal" style:font-name-complex="Arial" style:font-style-complex="normal" style:font-weight-complex="normal"/>
    </style:style>
    <style:style style:name="T627" style:family="text">
      <style:text-properties style:text-line-through-style="none" fo:font-style="normal" style:text-underline-style="none" fo:font-weight="normal" officeooo:rsid="005e708b" style:font-name-asian="Arial" style:font-style-asian="normal" style:font-weight-asian="normal" style:font-name-complex="Arial" style:font-style-complex="normal" style:font-weight-complex="normal"/>
    </style:style>
    <style:style style:name="T628" style:family="text">
      <style:text-properties style:text-line-through-style="none" fo:font-style="normal" style:text-underline-style="none" fo:font-weight="normal" officeooo:rsid="00602d99" style:font-name-asian="Arial" style:font-style-asian="normal" style:font-weight-asian="normal" style:font-name-complex="Arial" style:font-style-complex="normal" style:font-weight-complex="normal"/>
    </style:style>
    <style:style style:name="T629" style:family="text">
      <style:text-properties style:text-line-through-style="none" fo:font-style="normal" style:text-underline-style="none" fo:font-weight="normal" officeooo:rsid="00b69623" style:font-name-asian="Arial" style:font-style-asian="normal" style:font-weight-asian="normal" style:font-name-complex="Arial" style:font-style-complex="normal" style:font-weight-complex="normal"/>
    </style:style>
    <style:style style:name="T630" style:family="text">
      <style:text-properties style:text-line-through-style="none" fo:font-style="normal" style:text-underline-style="none" fo:font-weight="normal" officeooo:rsid="01dc0097" style:font-name-asian="Arial" style:font-style-asian="normal" style:font-weight-asian="normal" style:font-name-complex="Arial" style:font-style-complex="normal" style:font-weight-complex="normal"/>
    </style:style>
    <style:style style:name="T631" style:family="text">
      <style:text-properties style:text-line-through-style="none" fo:font-style="normal" style:text-underline-style="none" fo:font-weight="normal" officeooo:rsid="01d7c18f" style:font-name-asian="Arial" style:font-style-asian="normal" style:font-weight-asian="normal" style:font-name-complex="Arial" style:font-style-complex="normal" style:font-weight-complex="normal"/>
    </style:style>
    <style:style style:name="T632" style:family="text">
      <style:text-properties style:text-line-through-style="none" fo:font-style="normal" style:text-underline-style="none" fo:font-weight="normal" officeooo:rsid="00b97890" style:font-name-asian="Arial" style:font-style-asian="normal" style:font-weight-asian="normal" style:font-name-complex="Arial" style:font-style-complex="normal" style:font-weight-complex="normal"/>
    </style:style>
    <style:style style:name="T633" style:family="text">
      <style:text-properties style:text-line-through-style="none" fo:font-style="normal" style:text-underline-style="none" fo:font-weight="normal" officeooo:rsid="01aaf342" style:font-name-asian="Arial" style:font-style-asian="normal" style:font-weight-asian="normal" style:font-name-complex="Arial" style:font-style-complex="normal" style:font-weight-complex="normal"/>
    </style:style>
    <style:style style:name="T634" style:family="text">
      <style:text-properties style:text-line-through-style="none" fo:font-style="normal" style:text-underline-style="none" fo:font-weight="normal" officeooo:rsid="00bd55c5" style:font-name-asian="Arial" style:font-style-asian="normal" style:font-weight-asian="normal" style:font-name-complex="Arial" style:font-style-complex="normal" style:font-weight-complex="normal"/>
    </style:style>
    <style:style style:name="T635" style:family="text">
      <style:text-properties style:text-line-through-style="none" fo:font-style="normal" style:text-underline-style="none" fo:font-weight="normal" officeooo:rsid="01aaf684" style:font-name-asian="Arial" style:font-style-asian="normal" style:font-weight-asian="normal" style:font-name-complex="Arial" style:font-style-complex="normal" style:font-weight-complex="normal"/>
    </style:style>
    <style:style style:name="T636" style:family="text">
      <style:text-properties style:text-line-through-style="none" fo:font-style="normal" style:text-underline-style="none" fo:font-weight="normal" officeooo:rsid="01afc24e" style:font-name-asian="Arial" style:font-style-asian="normal" style:font-weight-asian="normal" style:font-name-complex="Arial" style:font-style-complex="normal" style:font-weight-complex="normal"/>
    </style:style>
    <style:style style:name="T637" style:family="text">
      <style:text-properties style:text-line-through-style="none" fo:font-style="normal" style:text-underline-style="none" fo:font-weight="normal" officeooo:rsid="006210bc" style:font-name-asian="Arial" style:font-style-asian="normal" style:font-weight-asian="normal" style:font-name-complex="Arial" style:font-style-complex="normal" style:font-weight-complex="normal"/>
    </style:style>
    <style:style style:name="T638" style:family="text">
      <style:text-properties style:text-line-through-style="none" fo:font-style="normal" style:text-underline-style="none" fo:font-weight="normal" officeooo:rsid="00c005c3" style:font-name-asian="Arial" style:font-style-asian="normal" style:font-weight-asian="normal" style:font-name-complex="Arial" style:font-style-complex="normal" style:font-weight-complex="normal"/>
    </style:style>
    <style:style style:name="T639" style:family="text">
      <style:text-properties style:text-line-through-style="none" fo:font-style="normal" style:text-underline-style="none" fo:font-weight="normal" officeooo:rsid="01aca44f" style:font-name-asian="Arial" style:font-style-asian="normal" style:font-weight-asian="normal" style:font-name-complex="Arial" style:font-style-complex="normal" style:font-weight-complex="normal"/>
    </style:style>
    <style:style style:name="T640" style:family="text">
      <style:text-properties style:text-line-through-style="none" fo:font-style="normal" style:text-underline-style="none" fo:font-weight="normal" officeooo:rsid="00c5c4b5" style:font-name-asian="Arial" style:font-style-asian="normal" style:font-weight-asian="normal" style:font-name-complex="Arial" style:font-style-complex="normal" style:font-weight-complex="normal"/>
    </style:style>
    <style:style style:name="T641" style:family="text">
      <style:text-properties style:text-line-through-style="none" fo:font-style="normal" style:text-underline-style="none" fo:font-weight="normal" officeooo:rsid="01b339eb" style:font-name-asian="Arial" style:font-style-asian="normal" style:font-weight-asian="normal" style:font-name-complex="Arial" style:font-style-complex="normal" style:font-weight-complex="normal"/>
    </style:style>
    <style:style style:name="T642" style:family="text">
      <style:text-properties style:text-line-through-style="none" fo:font-style="normal" style:text-underline-style="none" fo:font-weight="normal" officeooo:rsid="01b75c29" style:font-name-asian="Arial" style:font-style-asian="normal" style:font-weight-asian="normal" style:font-name-complex="Arial" style:font-style-complex="normal" style:font-weight-complex="normal"/>
    </style:style>
    <style:style style:name="T643" style:family="text">
      <style:text-properties style:text-line-through-style="none" fo:font-style="normal" style:text-underline-style="none" fo:font-weight="normal" officeooo:rsid="01b658c4" style:font-name-asian="Arial" style:font-style-asian="normal" style:font-weight-asian="normal" style:font-name-complex="Arial" style:font-style-complex="normal" style:font-weight-complex="normal"/>
    </style:style>
    <style:style style:name="T644" style:family="text">
      <style:text-properties style:text-line-through-style="none" fo:font-style="normal" style:text-underline-style="none" fo:font-weight="normal" officeooo:rsid="00688bda" style:font-name-asian="Arial" style:font-style-asian="normal" style:font-weight-asian="normal" style:font-name-complex="Arial" style:font-style-complex="normal" style:font-weight-complex="normal"/>
    </style:style>
    <style:style style:name="T645" style:family="text">
      <style:text-properties style:text-line-through-style="none" fo:font-style="normal" style:text-underline-style="none" fo:font-weight="normal" officeooo:rsid="00ce5895" style:font-name-asian="Arial" style:font-style-asian="normal" style:font-weight-asian="normal" style:font-name-complex="Arial" style:font-style-complex="normal" style:font-weight-complex="normal"/>
    </style:style>
    <style:style style:name="T646" style:family="text">
      <style:text-properties style:text-line-through-style="none" fo:font-style="normal" style:text-underline-style="none" fo:font-weight="normal" officeooo:rsid="00d4e73f" style:font-name-asian="Arial" style:font-style-asian="normal" style:font-weight-asian="normal" style:font-name-complex="Arial" style:font-style-complex="normal" style:font-weight-complex="normal"/>
    </style:style>
    <style:style style:name="T647" style:family="text">
      <style:text-properties style:text-line-through-style="none" fo:font-style="normal" style:text-underline-style="none" fo:font-weight="normal" officeooo:rsid="01b8e07c" style:font-name-asian="Arial" style:font-style-asian="normal" style:font-weight-asian="normal" style:font-name-complex="Arial" style:font-style-complex="normal" style:font-weight-complex="normal"/>
    </style:style>
    <style:style style:name="T648" style:family="text">
      <style:text-properties style:text-line-through-style="none" fo:font-style="normal" style:text-underline-style="none" fo:font-weight="normal" officeooo:rsid="00d6c341" style:font-name-asian="Arial" style:font-style-asian="normal" style:font-weight-asian="normal" style:font-name-complex="Arial" style:font-style-complex="normal" style:font-weight-complex="normal"/>
    </style:style>
    <style:style style:name="T649" style:family="text">
      <style:text-properties style:text-line-through-style="none" fo:font-style="normal" style:text-underline-style="none" fo:font-weight="normal" officeooo:rsid="00d56ce6" style:font-name-asian="Arial" style:font-style-asian="normal" style:font-weight-asian="normal" style:font-name-complex="Arial" style:font-style-complex="normal" style:font-weight-complex="normal"/>
    </style:style>
    <style:style style:name="T650" style:family="text">
      <style:text-properties style:text-line-through-style="none" fo:font-style="normal" style:text-underline-style="none" fo:font-weight="normal" officeooo:rsid="01b7c1a1" style:font-name-asian="Arial" style:font-style-asian="normal" style:font-weight-asian="normal" style:font-name-complex="Arial" style:font-style-complex="normal" style:font-weight-complex="normal"/>
    </style:style>
    <style:style style:name="T651" style:family="text">
      <style:text-properties style:text-line-through-style="none" fo:font-style="normal" style:text-underline-style="none" fo:font-weight="normal" officeooo:rsid="00cf30af" style:font-name-asian="Arial" style:font-style-asian="normal" style:font-weight-asian="normal" style:font-name-complex="Arial" style:font-style-complex="normal" style:font-weight-complex="normal"/>
    </style:style>
    <style:style style:name="T652" style:family="text">
      <style:text-properties style:text-line-through-style="none" fo:font-style="normal" style:text-underline-style="none" fo:font-weight="normal" officeooo:rsid="00d5c07b" style:font-name-asian="Arial" style:font-style-asian="normal" style:font-weight-asian="normal" style:font-name-complex="Arial" style:font-style-complex="normal" style:font-weight-complex="normal"/>
    </style:style>
    <style:style style:name="T653" style:family="text">
      <style:text-properties style:text-line-through-style="none" fo:font-style="normal" style:text-underline-style="none" fo:font-weight="normal" officeooo:rsid="006a55d9" style:font-name-asian="Arial" style:font-style-asian="normal" style:font-weight-asian="normal" style:font-name-complex="Arial" style:font-style-complex="normal" style:font-weight-complex="normal"/>
    </style:style>
    <style:style style:name="T654" style:family="text">
      <style:text-properties style:text-line-through-style="none" fo:font-style="normal" style:text-underline-style="none" fo:font-weight="normal" officeooo:rsid="00ed7457" style:font-name-asian="Arial" style:font-style-asian="normal" style:font-weight-asian="normal" style:font-name-complex="Arial" style:font-style-complex="normal" style:font-weight-complex="normal"/>
    </style:style>
    <style:style style:name="T655" style:family="text">
      <style:text-properties style:text-line-through-style="none" fo:font-style="normal" style:text-underline-style="none" fo:font-weight="normal" officeooo:rsid="00f79f13" style:font-name-asian="Arial" style:font-style-asian="normal" style:font-weight-asian="normal" style:font-name-complex="Arial" style:font-style-complex="normal" style:font-weight-complex="normal"/>
    </style:style>
    <style:style style:name="T656" style:family="text">
      <style:text-properties style:text-line-through-style="none" fo:font-style="normal" style:text-underline-style="none" fo:font-weight="normal" officeooo:rsid="00fb3481" style:font-name-asian="Arial" style:font-style-asian="normal" style:font-weight-asian="normal" style:font-name-complex="Arial" style:font-style-complex="normal" style:font-weight-complex="normal"/>
    </style:style>
    <style:style style:name="T657" style:family="text">
      <style:text-properties style:text-line-through-style="none" fo:font-style="normal" style:text-underline-style="none" fo:font-weight="normal" officeooo:rsid="01c79aa3" style:font-name-asian="Arial" style:font-style-asian="normal" style:font-weight-asian="normal" style:font-name-complex="Arial" style:font-style-complex="normal" style:font-weight-complex="normal"/>
    </style:style>
    <style:style style:name="T658" style:family="text">
      <style:text-properties style:text-line-through-style="none" fo:font-style="normal" style:text-underline-style="none" fo:font-weight="normal" officeooo:rsid="010be761" style:font-name-asian="Arial" style:font-style-asian="normal" style:font-weight-asian="normal" style:font-name-complex="Arial" style:font-style-complex="normal" style:font-weight-complex="normal"/>
    </style:style>
    <style:style style:name="T659" style:family="text">
      <style:text-properties style:text-line-through-style="none" fo:font-style="normal" style:text-underline-style="none" fo:font-weight="normal" officeooo:rsid="01db2f3d" style:font-name-asian="Arial" style:font-style-asian="normal" style:font-weight-asian="normal" style:font-name-complex="Arial" style:font-style-complex="normal" style:font-weight-complex="normal"/>
    </style:style>
    <style:style style:name="T660" style:family="text">
      <style:text-properties style:text-line-through-style="none" fo:font-style="normal" style:text-underline-style="none" fo:font-weight="normal" officeooo:rsid="01c7c9a1" style:font-name-asian="Arial" style:font-style-asian="normal" style:font-weight-asian="normal" style:font-name-complex="Arial" style:font-style-complex="normal" style:font-weight-complex="normal"/>
    </style:style>
    <style:style style:name="T661" style:family="text">
      <style:text-properties style:text-line-through-style="none" fo:font-style="normal" style:text-underline-style="none" fo:font-weight="normal" officeooo:rsid="0101126b" style:font-name-asian="Arial" style:font-style-asian="normal" style:font-weight-asian="normal" style:font-name-complex="Arial" style:font-style-complex="normal" style:font-weight-complex="normal"/>
    </style:style>
    <style:style style:name="T662" style:family="text">
      <style:text-properties style:text-line-through-style="none" fo:font-style="normal" style:text-underline-style="none" fo:font-weight="normal" officeooo:rsid="006ca734" style:font-name-asian="Arial" style:font-style-asian="normal" style:font-weight-asian="normal" style:font-name-complex="Arial" style:font-style-complex="normal" style:font-weight-complex="normal"/>
    </style:style>
    <style:style style:name="T663" style:family="text">
      <style:text-properties style:text-line-through-style="none" fo:font-style="normal" style:text-underline-style="none" fo:font-weight="normal" officeooo:rsid="01c88bab" style:font-name-asian="Arial" style:font-style-asian="normal" style:font-weight-asian="normal" style:font-name-complex="Arial" style:font-style-complex="normal" style:font-weight-complex="normal"/>
    </style:style>
    <style:style style:name="T664" style:family="text">
      <style:text-properties style:text-line-through-style="none" fo:font-style="normal" style:text-underline-style="none" fo:font-weight="normal" officeooo:rsid="01019149" style:font-name-asian="Arial" style:font-style-asian="normal" style:font-weight-asian="normal" style:font-name-complex="Arial" style:font-style-complex="normal" style:font-weight-complex="normal"/>
    </style:style>
    <style:style style:name="T665" style:family="text">
      <style:text-properties style:text-line-through-style="none" fo:font-style="normal" style:text-underline-style="none" fo:font-weight="normal" officeooo:rsid="01ca569f" style:font-name-asian="Arial" style:font-style-asian="normal" style:font-weight-asian="normal" style:font-name-complex="Arial" style:font-style-complex="normal" style:font-weight-complex="normal"/>
    </style:style>
    <style:style style:name="T666" style:family="text">
      <style:text-properties style:text-line-through-style="none" fo:font-style="normal" style:text-underline-style="none" fo:font-weight="normal" officeooo:rsid="006e01d0" style:font-name-asian="Arial" style:font-style-asian="normal" style:font-weight-asian="normal" style:font-name-complex="Arial" style:font-style-complex="normal" style:font-weight-complex="normal"/>
    </style:style>
    <style:style style:name="T667" style:family="text">
      <style:text-properties style:text-line-through-style="none" fo:font-style="normal" style:text-underline-style="none" fo:font-weight="normal" officeooo:rsid="0109ef7c" style:font-name-asian="Arial" style:font-style-asian="normal" style:font-weight-asian="normal" style:font-name-complex="Arial" style:font-style-complex="normal" style:font-weight-complex="normal"/>
    </style:style>
    <style:style style:name="T668" style:family="text">
      <style:text-properties style:text-line-through-style="none" fo:font-style="normal" style:text-underline-style="none" fo:font-weight="normal" officeooo:rsid="01cf60eb" style:font-name-asian="Arial" style:font-style-asian="normal" style:font-weight-asian="normal" style:font-name-complex="Arial" style:font-style-complex="normal" style:font-weight-complex="normal"/>
    </style:style>
    <style:style style:name="T669" style:family="text">
      <style:text-properties style:text-line-through-style="none" fo:font-style="normal" style:text-underline-style="none" fo:font-weight="normal" officeooo:rsid="010de436" style:font-name-asian="Arial" style:font-style-asian="normal" style:font-weight-asian="normal" style:font-name-complex="Arial" style:font-style-complex="normal" style:font-weight-complex="normal"/>
    </style:style>
    <style:style style:name="T670" style:family="text">
      <style:text-properties style:text-line-through-style="none" fo:font-style="normal" style:text-underline-style="none" fo:font-weight="normal" officeooo:rsid="010f0b98" style:font-name-asian="Arial" style:font-style-asian="normal" style:font-weight-asian="normal" style:font-name-complex="Arial" style:font-style-complex="normal" style:font-weight-complex="normal"/>
    </style:style>
    <style:style style:name="T671" style:family="text">
      <style:text-properties style:text-line-through-style="none" fo:font-style="normal" style:text-underline-style="none" fo:font-weight="normal" officeooo:rsid="01cf7669" style:font-name-asian="Arial" style:font-style-asian="normal" style:font-weight-asian="normal" style:font-name-complex="Arial" style:font-style-complex="normal" style:font-weight-complex="normal"/>
    </style:style>
    <style:style style:name="T672" style:family="text">
      <style:text-properties style:text-line-through-style="none" fo:font-style="normal" style:text-underline-style="none" fo:font-weight="normal" officeooo:rsid="01d2f74c" style:font-name-asian="Arial" style:font-style-asian="normal" style:font-weight-asian="normal" style:font-name-complex="Arial" style:font-style-complex="normal" style:font-weight-complex="normal"/>
    </style:style>
    <style:style style:name="T673" style:family="text">
      <style:text-properties style:text-line-through-style="none" fo:font-style="normal" style:text-underline-style="none" fo:font-weight="normal" officeooo:rsid="011473e9" style:font-name-asian="Arial" style:font-style-asian="normal" style:font-weight-asian="normal" style:font-name-complex="Arial" style:font-style-complex="normal" style:font-weight-complex="normal"/>
    </style:style>
    <style:style style:name="T674" style:family="text">
      <style:text-properties style:text-line-through-style="none" fo:font-style="normal" style:text-underline-style="none" fo:font-weight="normal" officeooo:rsid="01d392ea" style:font-name-asian="Arial" style:font-style-asian="normal" style:font-weight-asian="normal" style:font-name-complex="Arial" style:font-style-complex="normal" style:font-weight-complex="normal"/>
    </style:style>
    <style:style style:name="T675" style:family="text">
      <style:text-properties style:text-line-through-style="none" fo:font-style="normal" style:text-underline-style="none" fo:font-weight="normal" officeooo:rsid="01172d53" style:font-name-asian="Arial" style:font-style-asian="normal" style:font-weight-asian="normal" style:font-name-complex="Arial" style:font-style-complex="normal" style:font-weight-complex="normal"/>
    </style:style>
    <style:style style:name="T676" style:family="text">
      <style:text-properties style:text-line-through-style="none" fo:font-style="normal" style:text-underline-style="none" fo:font-weight="normal" officeooo:rsid="01285193" style:font-name-asian="Arial" style:font-style-asian="normal" style:font-weight-asian="normal" style:font-name-complex="Arial" style:font-style-complex="normal" style:font-weight-complex="normal"/>
    </style:style>
    <style:style style:name="T677" style:family="text">
      <style:text-properties style:text-line-through-style="none" fo:font-style="normal" style:text-underline-style="none" fo:font-weight="normal" officeooo:rsid="01d3b3ad" style:font-name-asian="Arial" style:font-style-asian="normal" style:font-weight-asian="normal" style:font-name-complex="Arial" style:font-style-complex="normal" style:font-weight-complex="normal"/>
    </style:style>
    <style:style style:name="T678" style:family="text">
      <style:text-properties style:text-line-through-style="none" fo:font-style="normal" style:text-underline-style="none" fo:font-weight="normal" officeooo:rsid="0128b5be" style:font-name-asian="Arial" style:font-style-asian="normal" style:font-weight-asian="normal" style:font-name-complex="Arial" style:font-style-complex="normal" style:font-weight-complex="normal"/>
    </style:style>
    <style:style style:name="T679" style:family="text">
      <style:text-properties style:text-line-through-style="none" fo:font-style="normal" style:text-underline-style="none" fo:font-weight="normal" officeooo:rsid="012a1688" style:font-name-asian="Arial" style:font-style-asian="normal" style:font-weight-asian="normal" style:font-name-complex="Arial" style:font-style-complex="normal" style:font-weight-complex="normal"/>
    </style:style>
    <style:style style:name="T680" style:family="text">
      <style:text-properties style:text-line-through-style="none"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81" style:family="text">
      <style:text-properties style:text-line-through-style="none" fo:font-style="normal" style:text-underline-style="none" fo:font-weight="normal" officeooo:rsid="00bd4a6e" style:font-name-asian="Arial" style:font-size-asian="16pt" style:font-style-asian="normal" style:font-weight-asian="normal" style:font-name-complex="Arial" style:font-size-complex="16pt" style:font-style-complex="normal" style:font-weight-complex="normal"/>
    </style:style>
    <style:style style:name="T682" style:family="text">
      <style:text-properties style:text-line-through-style="none" fo:font-style="normal" style:text-underline-style="none" fo:font-weight="normal" officeooo:rsid="01aaf342" style:font-name-asian="Arial" style:font-size-asian="16pt" style:font-style-asian="normal" style:font-weight-asian="normal" style:font-name-complex="Arial" style:font-size-complex="16pt" style:font-style-complex="normal" style:font-weight-complex="normal"/>
    </style:style>
    <style:style style:name="T683" style:family="text">
      <style:text-properties style:text-line-through-style="none" fo:font-style="normal" style:text-underline-style="none" fo:font-weight="normal" officeooo:rsid="00c005c3" style:font-name-asian="Arial" style:font-size-asian="16pt" style:font-style-asian="normal" style:font-weight-asian="normal" style:font-name-complex="Arial" style:font-size-complex="16pt" style:font-style-complex="normal" style:font-weight-complex="normal"/>
    </style:style>
    <style:style style:name="T684" style:family="text">
      <style:text-properties style:text-line-through-style="none" fo:font-style="normal" style:text-underline-style="none" fo:font-weight="normal" officeooo:rsid="01b154f8" style:font-name-asian="Arial" style:font-size-asian="16pt" style:font-style-asian="normal" style:font-weight-asian="normal" style:font-name-complex="Arial" style:font-size-complex="16pt" style:font-style-complex="normal" style:font-weight-complex="normal"/>
    </style:style>
    <style:style style:name="T685" style:family="text">
      <style:text-properties style:text-line-through-style="none" fo:font-style="normal" style:text-underline-style="none" fo:font-weight="normal" officeooo:rsid="006210bc" style:font-name-asian="Arial" style:font-size-asian="16pt" style:font-style-asian="normal" style:font-weight-asian="normal" style:font-name-complex="Arial" style:font-size-complex="16pt" style:font-style-complex="normal" style:font-weight-complex="normal"/>
    </style:style>
    <style:style style:name="T686" style:family="text">
      <style:text-properties style:text-line-through-style="none" fo:font-style="normal" style:text-underline-style="none" fo:font-weight="normal" officeooo:rsid="01aca44f" style:font-name-asian="Arial" style:font-size-asian="16pt" style:font-style-asian="normal" style:font-weight-asian="normal" style:font-name-complex="Arial" style:font-size-complex="16pt" style:font-style-complex="normal" style:font-weight-complex="normal"/>
    </style:style>
    <style:style style:name="T687" style:family="text">
      <style:text-properties style:text-line-through-style="none" fo:font-style="normal" style:text-underline-style="none" fo:font-weight="normal" officeooo:rsid="010be761" style:font-name-asian="Arial" style:font-size-asian="16pt" style:font-style-asian="normal" style:font-weight-asian="normal" style:font-name-complex="Arial" style:font-size-complex="16pt" style:font-style-complex="normal" style:font-weight-complex="normal"/>
    </style:style>
    <style:style style:name="T688" style:family="text">
      <style:text-properties style:text-line-through-style="none" fo:font-style="normal" style:text-underline-style="none" fo:font-weight="normal" officeooo:rsid="00c9ee14" style:font-name-asian="Arial" style:font-size-asian="16pt" style:font-style-asian="normal" style:font-weight-asian="normal" style:font-name-complex="Arial" style:font-size-complex="16pt" style:font-style-complex="normal" style:font-weight-complex="normal"/>
    </style:style>
    <style:style style:name="T689" style:family="text">
      <style:text-properties style:text-line-through-style="none" fo:font-style="normal" style:text-underline-style="none" fo:font-weight="normal" officeooo:rsid="01b513e7" style:font-name-asian="Arial" style:font-size-asian="16pt" style:font-style-asian="normal" style:font-weight-asian="normal" style:font-name-complex="Arial" style:font-size-complex="16pt" style:font-style-complex="normal" style:font-weight-complex="normal"/>
    </style:style>
    <style:style style:name="T690" style:family="text">
      <style:text-properties style:text-line-through-style="none" fo:font-style="normal" style:text-underline-style="none" fo:font-weight="normal" officeooo:rsid="01b38b40" style:font-name-asian="Arial" style:font-size-asian="16pt" style:font-style-asian="normal" style:font-weight-asian="normal" style:font-name-complex="Arial" style:font-size-complex="16pt" style:font-style-complex="normal" style:font-weight-complex="normal"/>
    </style:style>
    <style:style style:name="T691" style:family="text">
      <style:text-properties style:text-line-through-style="none" fo:font-style="normal" style:text-underline-style="none" fo:font-weight="normal" officeooo:rsid="00ccfe2d" style:font-name-asian="Arial" style:font-size-asian="16pt" style:font-style-asian="normal" style:font-weight-asian="normal" style:font-name-complex="Arial" style:font-size-complex="16pt" style:font-style-complex="normal" style:font-weight-complex="normal"/>
    </style:style>
    <style:style style:name="T692" style:family="text">
      <style:text-properties style:text-line-through-style="none" fo:font-style="normal" style:text-underline-style="none" fo:font-weight="normal" officeooo:rsid="00688bda" style:font-name-asian="Arial" style:font-size-asian="16pt" style:font-style-asian="normal" style:font-weight-asian="normal" style:font-name-complex="Arial" style:font-size-complex="16pt" style:font-style-complex="normal" style:font-weight-complex="normal"/>
    </style:style>
    <style:style style:name="T693" style:family="text">
      <style:text-properties style:text-line-through-style="none" fo:font-style="normal" style:text-underline-style="none" fo:font-weight="normal" officeooo:rsid="00d4e764" style:font-name-asian="Arial" style:font-size-asian="16pt" style:font-style-asian="normal" style:font-weight-asian="normal" style:font-name-complex="Arial" style:font-size-complex="16pt" style:font-style-complex="normal" style:font-weight-complex="normal"/>
    </style:style>
    <style:style style:name="T694" style:family="text">
      <style:text-properties style:text-line-through-style="none" fo:font-style="normal" style:text-underline-style="none" fo:font-weight="normal" officeooo:rsid="01b7c1a1" style:font-name-asian="Arial" style:font-size-asian="16pt" style:font-style-asian="normal" style:font-weight-asian="normal" style:font-name-complex="Arial" style:font-size-complex="16pt" style:font-style-complex="normal" style:font-weight-complex="normal"/>
    </style:style>
    <style:style style:name="T695" style:family="text">
      <style:text-properties style:text-line-through-style="none" fo:font-style="normal" style:text-underline-style="none" fo:font-weight="normal" officeooo:rsid="00cf30af" style:font-name-asian="Arial" style:font-size-asian="16pt" style:font-style-asian="normal" style:font-weight-asian="normal" style:font-name-complex="Arial" style:font-size-complex="16pt" style:font-style-complex="normal" style:font-weight-complex="normal"/>
    </style:style>
    <style:style style:name="T696" style:family="text">
      <style:text-properties style:text-line-through-style="none" fo:font-style="normal" style:text-underline-style="none" fo:font-weight="normal" officeooo:rsid="0069a699" style:font-name-asian="Arial" style:font-size-asian="16pt" style:font-style-asian="normal" style:font-weight-asian="normal" style:font-name-complex="Arial" style:font-size-complex="16pt" style:font-style-complex="normal" style:font-weight-complex="normal"/>
    </style:style>
    <style:style style:name="T697" style:family="text">
      <style:text-properties style:text-line-through-style="none" fo:font-style="normal" style:text-underline-style="none" fo:font-weight="normal" officeooo:rsid="00d80075" style:font-name-asian="Arial" style:font-size-asian="16pt" style:font-style-asian="normal" style:font-weight-asian="normal" style:font-name-complex="Arial" style:font-size-complex="16pt" style:font-style-complex="normal" style:font-weight-complex="normal"/>
    </style:style>
    <style:style style:name="T698" style:family="text">
      <style:text-properties style:text-line-through-style="none" fo:font-style="normal" style:text-underline-style="none" fo:font-weight="normal" officeooo:rsid="01c38853" style:font-name-asian="Arial" style:font-size-asian="16pt" style:font-style-asian="normal" style:font-weight-asian="normal" style:font-name-complex="Arial" style:font-size-complex="16pt" style:font-style-complex="normal" style:font-weight-complex="normal"/>
    </style:style>
    <style:style style:name="T699" style:family="text">
      <style:text-properties style:text-line-through-style="none" fo:font-style="normal" style:text-underline-style="none" fo:font-weight="normal" officeooo:rsid="00f3cd35" style:font-name-asian="Arial" style:font-size-asian="16pt" style:font-style-asian="normal" style:font-weight-asian="normal" style:font-name-complex="Arial" style:font-size-complex="16pt" style:font-style-complex="normal" style:font-weight-complex="normal"/>
    </style:style>
    <style:style style:name="T700" style:family="text">
      <style:text-properties style:text-line-through-style="none" fo:font-style="normal" style:text-underline-style="none" fo:font-weight="normal" officeooo:rsid="00f98a38" style:font-name-asian="Arial" style:font-size-asian="16pt" style:font-style-asian="normal" style:font-weight-asian="normal" style:font-name-complex="Arial" style:font-size-complex="16pt" style:font-style-complex="normal" style:font-weight-complex="normal"/>
    </style:style>
    <style:style style:name="T701" style:family="text">
      <style:text-properties style:text-line-through-style="none" fo:font-style="normal" style:text-underline-style="none" fo:font-weight="normal" officeooo:rsid="006ca734" style:font-name-asian="Arial" style:font-size-asian="16pt" style:font-style-asian="normal" style:font-weight-asian="normal" style:font-name-complex="Arial" style:font-size-complex="16pt" style:font-style-complex="normal" style:font-weight-complex="normal"/>
    </style:style>
    <style:style style:name="T702" style:family="text">
      <style:text-properties style:text-line-through-style="none" fo:font-style="normal" style:text-underline-style="none" fo:font-weight="normal" officeooo:rsid="01c79aa3" style:font-name-asian="Arial" style:font-size-asian="16pt" style:font-style-asian="normal" style:font-weight-asian="normal" style:font-name-complex="Arial" style:font-size-complex="16pt" style:font-style-complex="normal" style:font-weight-complex="normal"/>
    </style:style>
    <style:style style:name="T703" style:family="text">
      <style:text-properties style:text-line-through-style="none" fo:font-style="normal" style:text-underline-style="none" fo:font-weight="normal" officeooo:rsid="01ca569f" style:font-name-asian="Arial" style:font-size-asian="16pt" style:font-style-asian="normal" style:font-weight-asian="normal" style:font-name-complex="Arial" style:font-size-complex="16pt" style:font-style-complex="normal" style:font-weight-complex="normal"/>
    </style:style>
    <style:style style:name="T704" style:family="text">
      <style:text-properties style:text-line-through-style="none" fo:font-style="normal" style:text-underline-style="none" fo:font-weight="normal" officeooo:rsid="006e01d0" style:font-name-asian="Arial" style:font-size-asian="16pt" style:font-style-asian="normal" style:font-weight-asian="normal" style:font-name-complex="Arial" style:font-size-complex="16pt" style:font-style-complex="normal" style:font-weight-complex="normal"/>
    </style:style>
    <style:style style:name="T705" style:family="text">
      <style:text-properties style:text-line-through-style="none" fo:font-style="normal" style:text-underline-style="none" fo:font-weight="normal" officeooo:rsid="01134c29" style:font-name-asian="Arial" style:font-size-asian="16pt" style:font-style-asian="normal" style:font-weight-asian="normal" style:font-name-complex="Arial" style:font-size-complex="16pt" style:font-style-complex="normal" style:font-weight-complex="normal"/>
    </style:style>
    <style:style style:name="T706" style:family="text">
      <style:text-properties style:text-line-through-style="none" fo:font-style="normal" style:text-underline-style="none" fo:font-weight="normal" officeooo:rsid="01d12850" style:font-name-asian="Arial" style:font-size-asian="16pt" style:font-style-asian="normal" style:font-weight-asian="normal" style:font-name-complex="Arial" style:font-size-complex="16pt" style:font-style-complex="normal" style:font-weight-complex="normal"/>
    </style:style>
    <style:style style:name="T707" style:family="text">
      <style:text-properties style:text-line-through-style="none" fo:font-style="normal" style:text-underline-style="none" fo:font-weight="normal" officeooo:rsid="011473e9" style:font-name-asian="Arial" style:font-size-asian="16pt" style:font-style-asian="normal" style:font-weight-asian="normal" style:font-name-complex="Arial" style:font-size-complex="16pt" style:font-style-complex="normal" style:font-weight-complex="normal"/>
    </style:style>
    <style:style style:name="T708" style:family="text">
      <style:text-properties style:text-line-through-style="none" fo:font-style="normal" style:text-underline-style="none" fo:font-weight="normal" officeooo:rsid="01d2d93b" style:font-name-asian="Arial" style:font-size-asian="16pt" style:font-style-asian="normal" style:font-weight-asian="normal" style:font-name-complex="Arial" style:font-size-complex="16pt" style:font-style-complex="normal" style:font-weight-complex="normal"/>
    </style:style>
    <style:style style:name="T709" style:family="text">
      <style:text-properties style:text-line-through-style="none" fo:font-style="normal" style:text-underline-style="none" fo:font-weight="normal" officeooo:rsid="01d392ea" style:font-name-asian="Arial" style:font-size-asian="16pt" style:font-style-asian="normal" style:font-weight-asian="normal" style:font-name-complex="Arial" style:font-size-complex="16pt" style:font-style-complex="normal" style:font-weight-complex="normal"/>
    </style:style>
    <style:style style:name="T710" style:family="text">
      <style:text-properties style:text-line-through-style="none"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711" style:family="text">
      <style:text-properties style:text-line-through-style="none" fo:font-style="normal" style:text-underline-style="none" fo:font-weight="normal" officeooo:rsid="00df6f64" style:font-name-asian="Arial" style:font-size-asian="13pt" style:font-style-asian="normal" style:font-weight-asian="normal" style:font-name-complex="Arial" style:font-size-complex="13pt" style:font-style-complex="normal" style:font-weight-complex="normal"/>
    </style:style>
    <style:style style:name="T712" style:family="text">
      <style:text-properties style:text-line-through-style="none" fo:font-style="normal" style:text-underline-style="none" fo:font-weight="normal" officeooo:rsid="006a55d9" style:font-name-asian="Arial" style:font-size-asian="13pt" style:font-style-asian="normal" style:font-weight-asian="normal" style:font-name-complex="Arial" style:font-size-complex="13pt" style:font-style-complex="normal" style:font-weight-complex="normal"/>
    </style:style>
    <style:style style:name="T713" style:family="text">
      <style:text-properties style:text-line-through-style="none" fo:font-style="normal" style:text-underline-style="none" fo:font-weight="normal" officeooo:rsid="01be5f7f" style:font-name-asian="Arial" style:font-size-asian="13pt" style:font-style-asian="normal" style:font-weight-asian="normal" style:font-name-complex="Arial" style:font-size-complex="13pt" style:font-style-complex="normal" style:font-weight-complex="normal"/>
    </style:style>
    <style:style style:name="T714" style:family="text">
      <style:text-properties style:text-line-through-style="none" fo:font-style="normal" style:text-underline-style="none" fo:font-weight="normal" officeooo:rsid="00e0d56f" style:font-name-asian="Arial" style:font-size-asian="13pt" style:font-style-asian="normal" style:font-weight-asian="normal" style:font-name-complex="Arial" style:font-size-complex="13pt" style:font-style-complex="normal" style:font-weight-complex="normal"/>
    </style:style>
    <style:style style:name="T715" style:family="text">
      <style:text-properties style:text-line-through-style="none" fo:font-style="normal" style:text-underline-style="none" fo:font-weight="normal" officeooo:rsid="00e13c3c" style:font-name-asian="Arial" style:font-size-asian="13pt" style:font-style-asian="normal" style:font-weight-asian="normal" style:font-name-complex="Arial" style:font-size-complex="13pt" style:font-style-complex="normal" style:font-weight-complex="normal"/>
    </style:style>
    <style:style style:name="T716" style:family="text">
      <style:text-properties style:text-line-through-style="none" fo:font-style="normal" style:text-underline-style="none" fo:font-weight="normal" officeooo:rsid="01e03277" style:font-name-asian="Arial" style:font-size-asian="13pt" style:font-style-asian="normal" style:font-weight-asian="normal" style:font-name-complex="Arial" style:font-size-complex="13pt" style:font-style-complex="normal" style:font-weight-complex="normal"/>
    </style:style>
    <style:style style:name="T717" style:family="text">
      <style:text-properties style:text-line-through-style="none" fo:font-style="normal" style:text-underline-style="none" fo:font-weight="normal" officeooo:rsid="01bf4282" style:font-name-asian="Arial" style:font-size-asian="13pt" style:font-style-asian="normal" style:font-weight-asian="normal" style:font-name-complex="Arial" style:font-size-complex="13pt" style:font-style-complex="normal" style:font-weight-complex="normal"/>
    </style:style>
    <style:style style:name="T718" style:family="text">
      <style:text-properties style:text-line-through-style="none" fo:font-style="normal" style:text-underline-style="none" fo:font-weight="normal" officeooo:rsid="00eb4101" style:font-name-asian="Arial" style:font-size-asian="13pt" style:font-style-asian="normal" style:font-weight-asian="normal" style:font-name-complex="Arial" style:font-size-complex="13pt" style:font-style-complex="normal" style:font-weight-complex="normal"/>
    </style:style>
    <style:style style:name="T719" style:family="text">
      <style:text-properties style:text-line-through-style="none" fo:font-style="normal" style:text-underline-style="none" fo:font-weight="normal" officeooo:rsid="01c38853" style:font-name-asian="Arial" style:font-size-asian="13pt" style:font-style-asian="normal" style:font-weight-asian="normal" style:font-name-complex="Arial" style:font-size-complex="13pt" style:font-style-complex="normal" style:font-weight-complex="normal"/>
    </style:style>
    <style:style style:name="T720" style:family="text">
      <style:text-properties style:text-line-through-style="none" fo:font-style="normal" style:text-underline-style="none" fo:font-weight="normal" officeooo:rsid="01019149" style:font-name-asian="Arial" style:font-style-asian="italic" style:font-weight-asian="normal" style:font-name-complex="Arial" style:font-style-complex="italic" style:font-weight-complex="normal"/>
    </style:style>
    <style:style style:name="T721" style:family="text">
      <style:text-properties style:text-line-through-style="none" fo:font-style="normal" style:text-underline-style="none" fo:font-weight="normal" fo:background-color="#ffffff" style:font-name-asian="Arial" style:font-size-asian="16pt" style:font-style-asian="normal" style:font-weight-asian="normal" style:font-name-complex="Arial" style:font-size-complex="16pt" style:font-style-complex="normal" style:font-weight-complex="normal"/>
    </style:style>
    <style:style style:name="T722" style:family="text">
      <style:text-properties style:text-line-through-style="none" fo:font-style="normal" style:text-underline-style="none" fo:font-weight="normal" officeooo:rsid="01aaf342" fo:background-color="#ffffff" style:font-name-asian="Arial" style:font-size-asian="16pt" style:font-style-asian="normal" style:font-weight-asian="normal" style:font-name-complex="Arial" style:font-size-complex="16pt" style:font-style-complex="normal" style:font-weight-complex="normal"/>
    </style:style>
    <style:style style:name="T723" style:family="text">
      <style:text-properties style:text-line-through-style="none" fo:font-style="normal" style:text-underline-style="none" style:font-name-asian="Arial" style:font-style-asian="normal" style:font-name-complex="Arial" style:font-style-complex="normal"/>
    </style:style>
    <style:style style:name="T724" style:family="text">
      <style:text-properties style:text-line-through-style="none" fo:font-style="normal" style:text-underline-style="none" officeooo:rsid="0032450d" style:font-name-asian="Arial" style:font-style-asian="normal" style:font-name-complex="Arial" style:font-style-complex="normal"/>
    </style:style>
    <style:style style:name="T725" style:family="text">
      <style:text-properties style:text-line-through-style="none" fo:font-style="normal" style:text-underline-style="none" officeooo:rsid="003523d7" style:font-name-asian="Arial" style:font-style-asian="normal" style:font-name-complex="Arial" style:font-style-complex="normal"/>
    </style:style>
    <style:style style:name="T726" style:family="text">
      <style:text-properties style:text-line-through-style="none" fo:font-style="normal" style:text-underline-style="none" officeooo:rsid="01b658c4" style:font-name-asian="Arial" style:font-style-asian="normal" style:font-name-complex="Arial" style:font-style-complex="normal"/>
    </style:style>
    <style:style style:name="T727" style:family="text">
      <style:text-properties style:text-line-through-style="none" fo:font-style="normal" style:text-underline-style="none" officeooo:rsid="01b513e7" style:font-name-asian="Arial" style:font-style-asian="normal" style:font-name-complex="Arial" style:font-style-complex="normal"/>
    </style:style>
    <style:style style:name="T728" style:family="text">
      <style:text-properties style:text-line-through-style="none" fo:font-style="normal" style:text-underline-style="none" officeooo:rsid="00ce5895" style:font-name-asian="Arial" style:font-style-asian="normal" style:font-name-complex="Arial" style:font-style-complex="normal"/>
    </style:style>
    <style:style style:name="T729" style:family="text">
      <style:text-properties style:text-line-through-style="none" fo:font-style="normal" style:text-underline-style="none" officeooo:rsid="017d4c1f" style:font-name-asian="Arial" style:font-style-asian="normal" style:font-name-complex="Arial" style:font-style-complex="normal"/>
    </style:style>
    <style:style style:name="T730" style:family="text">
      <style:text-properties style:text-line-through-style="none" fo:font-style="normal" style:text-underline-style="none" officeooo:rsid="01b7c1a1" style:font-name-asian="Arial" style:font-style-asian="normal" style:font-name-complex="Arial" style:font-style-complex="normal"/>
    </style:style>
    <style:style style:name="T731" style:family="text">
      <style:text-properties style:text-line-through-style="none" fo:font-style="normal" style:text-underline-style="none" officeooo:rsid="017d85b1" style:font-name-asian="Arial" style:font-style-asian="normal" style:font-name-complex="Arial" style:font-style-complex="normal"/>
    </style:style>
    <style:style style:name="T732" style:family="text">
      <style:text-properties style:text-line-through-style="none" fo:font-style="normal" style:text-underline-style="none" officeooo:rsid="003f2327" style:font-name-asian="Arial" style:font-style-asian="normal" style:font-name-complex="Arial" style:font-style-complex="normal"/>
    </style:style>
    <style:style style:name="T733" style:family="text">
      <style:text-properties style:text-line-through-style="none" fo:font-style="normal" style:text-underline-style="none" officeooo:rsid="00415e8f" style:font-name-asian="Arial" style:font-style-asian="normal" style:font-name-complex="Arial" style:font-style-complex="normal"/>
    </style:style>
    <style:style style:name="T734" style:family="text">
      <style:text-properties style:text-line-through-style="none" fo:font-style="normal" style:text-underline-style="none" officeooo:rsid="0192a910" style:font-name-asian="Arial" style:font-style-asian="normal" style:font-name-complex="Arial" style:font-style-complex="normal"/>
    </style:style>
    <style:style style:name="T735" style:family="text">
      <style:text-properties style:text-line-through-style="none" fo:font-style="normal" style:text-underline-style="none" officeooo:rsid="01d3b3ad" style:font-name-asian="Arial" style:font-style-asian="normal" style:font-name-complex="Arial" style:font-style-complex="normal"/>
    </style:style>
    <style:style style:name="T736" style:family="text">
      <style:text-properties style:text-line-through-style="none" fo:font-style="normal" style:text-underline-style="none" officeooo:rsid="00589992" style:font-name-asian="Arial" style:font-style-asian="normal" style:font-name-complex="Arial" style:font-style-complex="normal"/>
    </style:style>
    <style:style style:name="T737" style:family="text">
      <style:text-properties style:text-line-through-style="none"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738" style:family="text">
      <style:text-properties style:text-line-through-style="none" fo:font-style="normal" style:text-underline-style="none" fo:font-weight="bold" officeooo:rsid="0192a910" style:font-name-asian="Arial" style:font-size-asian="16pt" style:font-style-asian="normal" style:font-weight-asian="bold" style:font-name-complex="Arial" style:font-size-complex="16pt" style:font-style-complex="normal" style:font-weight-complex="bold"/>
    </style:style>
    <style:style style:name="T739" style:family="text">
      <style:text-properties style:text-line-through-style="none" fo:font-style="italic" style:text-underline-style="none" fo:font-weight="normal" style:font-name-asian="Arial" style:font-style-asian="italic" style:font-weight-asian="normal" style:font-name-complex="Arial" style:font-style-complex="italic" style:font-weight-complex="normal"/>
    </style:style>
    <style:style style:name="T740" style:family="text">
      <style:text-properties style:text-line-through-style="none" fo:font-style="italic" style:text-underline-style="none" fo:font-weight="normal" officeooo:rsid="01aa1efa" style:font-name-asian="Arial" style:font-style-asian="italic" style:font-weight-asian="normal" style:font-name-complex="Arial" style:font-style-complex="italic" style:font-weight-complex="normal"/>
    </style:style>
    <style:style style:name="T741" style:family="text">
      <style:text-properties style:text-line-through-style="none" fo:font-style="italic" style:text-underline-style="none" fo:font-weight="normal" officeooo:rsid="00bd55c5" style:font-name-asian="Arial" style:font-style-asian="italic" style:font-weight-asian="normal" style:font-name-complex="Arial" style:font-style-complex="italic" style:font-weight-complex="normal"/>
    </style:style>
    <style:style style:name="T742" style:family="text">
      <style:text-properties style:text-line-through-style="none" fo:font-style="italic" style:text-underline-style="none" fo:font-weight="normal" officeooo:rsid="01b75c29" style:font-name-asian="Arial" style:font-style-asian="italic" style:font-weight-asian="normal" style:font-name-complex="Arial" style:font-style-complex="italic" style:font-weight-complex="normal"/>
    </style:style>
    <style:style style:name="T743" style:family="text">
      <style:text-properties style:text-line-through-style="none" fo:font-style="italic" style:text-underline-style="none" fo:font-weight="normal" officeooo:rsid="00d4e73f" style:font-name-asian="Arial" style:font-style-asian="italic" style:font-weight-asian="normal" style:font-name-complex="Arial" style:font-style-complex="italic" style:font-weight-complex="normal"/>
    </style:style>
    <style:style style:name="T744" style:family="text">
      <style:text-properties style:text-line-through-style="none" fo:font-style="italic" style:text-underline-style="none" fo:font-weight="normal" officeooo:rsid="00d6c341" style:font-name-asian="Arial" style:font-style-asian="italic" style:font-weight-asian="normal" style:font-name-complex="Arial" style:font-style-complex="italic" style:font-weight-complex="normal"/>
    </style:style>
    <style:style style:name="T745" style:family="text">
      <style:text-properties style:text-line-through-style="none" fo:font-style="italic" style:text-underline-style="none" fo:font-weight="normal" officeooo:rsid="00d56ce6" style:font-name-asian="Arial" style:font-style-asian="italic" style:font-weight-asian="normal" style:font-name-complex="Arial" style:font-style-complex="italic" style:font-weight-complex="normal"/>
    </style:style>
    <style:style style:name="T746" style:family="text">
      <style:text-properties style:text-line-through-style="none" fo:font-style="italic" style:text-underline-style="none" fo:font-weight="normal" officeooo:rsid="00d5c07b" style:font-name-asian="Arial" style:font-style-asian="italic" style:font-weight-asian="normal" style:font-name-complex="Arial" style:font-style-complex="italic" style:font-weight-complex="normal"/>
    </style:style>
    <style:style style:name="T747" style:family="text">
      <style:text-properties style:text-line-through-style="none" fo:font-style="italic" style:text-underline-style="none" fo:font-weight="normal" officeooo:rsid="00d80075" style:font-name-asian="Arial" style:font-style-asian="italic" style:font-weight-asian="normal" style:font-name-complex="Arial" style:font-style-complex="italic" style:font-weight-complex="normal"/>
    </style:style>
    <style:style style:name="T748" style:family="text">
      <style:text-properties style:text-line-through-style="none" fo:font-style="italic" style:text-underline-style="none" fo:font-weight="normal" officeooo:rsid="01c0a643" style:font-name-asian="Arial" style:font-style-asian="italic" style:font-weight-asian="normal" style:font-name-complex="Arial" style:font-style-complex="italic" style:font-weight-complex="normal"/>
    </style:style>
    <style:style style:name="T749" style:family="text">
      <style:text-properties style:text-line-through-style="none" fo:font-style="italic" style:text-underline-style="none" fo:font-weight="normal" officeooo:rsid="01040991" style:font-name-asian="Arial" style:font-style-asian="italic" style:font-weight-asian="normal" style:font-name-complex="Arial" style:font-style-complex="italic" style:font-weight-complex="normal"/>
    </style:style>
    <style:style style:name="T750" style:family="text">
      <style:text-properties style:text-line-through-style="none" fo:font-style="italic" style:text-underline-style="none" fo:font-weight="normal" officeooo:rsid="01ca569f" style:font-name-asian="Arial" style:font-style-asian="italic" style:font-weight-asian="normal" style:font-name-complex="Arial" style:font-style-complex="italic" style:font-weight-complex="normal"/>
    </style:style>
    <style:style style:name="T751" style:family="text">
      <style:text-properties style:text-line-through-style="none" fo:font-style="italic" style:text-underline-style="none" fo:font-weight="normal" officeooo:rsid="006e01d0" style:font-name-asian="Arial" style:font-style-asian="italic" style:font-weight-asian="normal" style:font-name-complex="Arial" style:font-style-complex="italic" style:font-weight-complex="normal"/>
    </style:style>
    <style:style style:name="T752" style:family="text">
      <style:text-properties style:text-line-through-style="none" fo:font-style="italic" style:text-underline-style="none" fo:font-weight="normal" officeooo:rsid="010f0b98" style:font-name-asian="Arial" style:font-style-asian="italic" style:font-weight-asian="normal" style:font-name-complex="Arial" style:font-style-complex="italic" style:font-weight-complex="normal"/>
    </style:style>
    <style:style style:name="T753" style:family="text">
      <style:text-properties style:text-line-through-style="none" fo:font-style="italic" style:text-underline-style="none" fo:font-weight="normal" officeooo:rsid="011473e9" style:font-name-asian="Arial" style:font-style-asian="italic" style:font-weight-asian="normal" style:font-name-complex="Arial" style:font-style-complex="italic" style:font-weight-complex="normal"/>
    </style:style>
    <style:style style:name="T754" style:family="text">
      <style:text-properties style:text-line-through-style="none"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755" style:family="text">
      <style:text-properties style:text-line-through-style="none" fo:font-style="italic" style:text-underline-style="none" fo:font-weight="normal" officeooo:rsid="00d4e73f" style:font-name-asian="Arial" style:font-size-asian="16pt" style:font-style-asian="italic" style:font-weight-asian="normal" style:font-name-complex="Arial" style:font-size-complex="16pt" style:font-style-complex="italic" style:font-weight-complex="normal"/>
    </style:style>
    <style:style style:name="T756" style:family="text">
      <style:text-properties style:text-line-through-style="none" fo:font-style="italic" style:text-underline-style="none" fo:font-weight="normal" officeooo:rsid="006ca734" style:font-name-asian="Arial" style:font-size-asian="16pt" style:font-style-asian="italic" style:font-weight-asian="normal" style:font-name-complex="Arial" style:font-size-complex="16pt" style:font-style-complex="italic" style:font-weight-complex="normal"/>
    </style:style>
    <style:style style:name="T757" style:family="text">
      <style:text-properties style:text-line-through-style="none" fo:font-style="italic" style:text-underline-style="none" fo:font-weight="normal" style:font-name-asian="Arial" style:font-size-asian="13pt" style:font-style-asian="italic" style:font-weight-asian="normal" style:font-name-complex="Arial" style:font-size-complex="13pt" style:font-style-complex="italic" style:font-weight-complex="normal"/>
    </style:style>
    <style:style style:name="T758" style:family="text">
      <style:text-properties style:text-line-through-style="none" fo:font-style="italic" style:text-underline-style="none" fo:font-weight="normal" officeooo:rsid="006210bc" style:font-name-asian="Arial" style:font-size-asian="13pt" style:font-style-asian="italic" style:font-weight-asian="normal" style:font-name-complex="Arial" style:font-size-complex="13pt" style:font-style-complex="italic" style:font-weight-complex="normal"/>
    </style:style>
    <style:style style:name="T759" style:family="text">
      <style:text-properties style:text-line-through-style="none" fo:font-style="italic" style:text-underline-style="none" fo:font-weight="normal" officeooo:rsid="01aaf684" style:font-name-asian="Arial" style:font-size-asian="13pt" style:font-style-asian="italic" style:font-weight-asian="normal" style:font-name-complex="Arial" style:font-size-complex="13pt" style:font-style-complex="italic" style:font-weight-complex="normal"/>
    </style:style>
    <style:style style:name="T760" style:family="text">
      <style:text-properties style:text-line-through-style="none" fo:font-style="italic" style:text-underline-style="none" fo:font-weight="normal" officeooo:rsid="00e0d56f" style:font-name-asian="Arial" style:font-size-asian="13pt" style:font-style-asian="italic" style:font-weight-asian="normal" style:font-name-complex="Arial" style:font-size-complex="13pt" style:font-style-complex="italic" style:font-weight-complex="normal"/>
    </style:style>
    <style:style style:name="T761" style:family="text">
      <style:text-properties style:text-line-through-style="none" fo:font-style="italic" style:text-underline-style="none" fo:font-weight="normal" fo:background-color="#ffffff" style:font-name-asian="Arial" style:font-size-asian="16pt" style:font-style-asian="italic" style:font-weight-asian="normal" style:font-name-complex="Arial" style:font-size-complex="16pt" style:font-style-complex="italic" style:font-weight-complex="normal"/>
    </style:style>
    <style:style style:name="T762" style:family="text">
      <style:text-properties style:text-line-through-style="none" fo:font-style="italic" style:text-underline-style="none" style:font-name-asian="Arial" style:font-style-asian="italic" style:font-name-complex="Arial" style:font-style-complex="italic"/>
    </style:style>
    <style:style style:name="T763" style:family="text">
      <style:text-properties style:text-line-through-style="none" fo:font-style="italic" style:text-underline-style="none" officeooo:rsid="00d2d1b9" style:font-name-asian="Arial" style:font-style-asian="italic" style:font-name-complex="Arial" style:font-style-complex="italic"/>
    </style:style>
    <style:style style:name="T764" style:family="text">
      <style:text-properties style:text-line-through-style="none" fo:font-style="italic" style:text-underline-style="none" fo:font-weight="bold" style:font-name-asian="Arial" style:font-style-asian="italic" style:font-weight-asian="bold" style:font-name-complex="Arial" style:font-style-complex="italic" style:font-weight-complex="bold"/>
    </style:style>
    <style:style style:name="T765" style:family="text">
      <style:text-properties style:text-line-through-style="none" style:text-underline-style="none" fo:font-weight="normal" style:font-name-asian="Arial" style:font-weight-asian="normal" style:font-name-complex="Arial" style:font-weight-complex="normal"/>
    </style:style>
    <style:style style:name="T766" style:family="text">
      <style:text-properties style:text-line-through-style="none" style:text-underline-style="none" fo:font-weight="normal" officeooo:rsid="00bd4a6e" style:font-name-asian="Arial" style:font-weight-asian="normal" style:font-name-complex="Arial" style:font-weight-complex="normal"/>
    </style:style>
    <style:style style:name="T767" style:family="text">
      <style:text-properties style:text-line-through-style="none" style:text-underline-style="none" fo:font-weight="normal" officeooo:rsid="006210bc" style:font-name-asian="Arial" style:font-weight-asian="normal" style:font-name-complex="Arial" style:font-weight-complex="normal"/>
    </style:style>
    <style:style style:name="T768" style:family="text">
      <style:text-properties style:text-line-through-style="none" style:text-underline-style="none" fo:font-weight="normal" officeooo:rsid="01c0a643" style:font-name-asian="Arial" style:font-weight-asian="normal" style:font-name-complex="Arial" style:font-weight-complex="normal"/>
    </style:style>
    <style:style style:name="T769" style:family="text">
      <style:text-properties style:text-line-through-style="none" style:text-underline-style="none" fo:font-weight="normal" officeooo:rsid="01cf7669" style:font-name-asian="Arial" style:font-weight-asian="normal" style:font-name-complex="Arial" style:font-weight-complex="normal"/>
    </style:style>
    <style:style style:name="T770" style:family="text">
      <style:text-properties style:text-line-through-style="none" style:text-underline-style="none" fo:font-weight="normal" officeooo:rsid="010f0b98" style:font-name-asian="Arial" style:font-weight-asian="normal" style:font-name-complex="Arial" style:font-weight-complex="normal"/>
    </style:style>
    <style:style style:name="T771" style:family="text">
      <style:text-properties style:text-line-through-style="none" style:text-underline-style="none" fo:font-weight="normal" officeooo:rsid="006ff21b" style:font-name-asian="Arial" style:font-weight-asian="normal" style:font-name-complex="Arial" style:font-weight-complex="normal"/>
    </style:style>
    <style:style style:name="T772" style:family="text">
      <style:text-properties style:text-line-through-style="none" style:text-underline-style="none" fo:font-weight="normal" officeooo:rsid="01d12850" style:font-name-asian="Arial" style:font-weight-asian="normal" style:font-name-complex="Arial" style:font-weight-complex="normal"/>
    </style:style>
    <style:style style:name="T773" style:family="text">
      <style:text-properties style:text-line-through-style="none" style:text-underline-style="none" fo:font-weight="normal" officeooo:rsid="011306c8" style:font-name-asian="Arial" style:font-weight-asian="normal" style:font-name-complex="Arial" style:font-weight-complex="normal"/>
    </style:style>
    <style:style style:name="T774" style:family="text">
      <style:text-properties style:text-line-through-style="none" style:text-underline-style="none" fo:font-weight="normal" officeooo:rsid="01134c29" style:font-name-asian="Arial" style:font-weight-asian="normal" style:font-name-complex="Arial" style:font-weight-complex="normal"/>
    </style:style>
    <style:style style:name="T775" style:family="text">
      <style:text-properties style:text-line-through-style="none" style:text-underline-style="none" fo:font-weight="normal" officeooo:rsid="011473e9" style:font-name-asian="Arial" style:font-weight-asian="normal" style:font-name-complex="Arial" style:font-weight-complex="normal"/>
    </style:style>
    <style:style style:name="T776" style:family="text">
      <style:text-properties style:text-line-through-style="none" style:text-underline-style="none" fo:font-weight="normal" officeooo:rsid="01d2d93b" style:font-name-asian="Arial" style:font-weight-asian="normal" style:font-name-complex="Arial" style:font-weight-complex="normal"/>
    </style:style>
    <style:style style:name="T777" style:family="text">
      <style:text-properties style:text-line-through-style="none" style:text-underline-style="none" fo:font-weight="normal" officeooo:rsid="01d2f74c" style:font-name-asian="Arial" style:font-weight-asian="normal" style:font-name-complex="Arial" style:font-weight-complex="normal"/>
    </style:style>
    <style:style style:name="T778" style:family="text">
      <style:text-properties style:text-line-through-style="none" style:text-underline-style="none" fo:font-weight="normal" officeooo:rsid="006b2027" style:font-name-asian="Arial" style:font-weight-asian="normal" style:font-name-complex="Arial" style:font-weight-complex="normal"/>
    </style:style>
    <style:style style:name="T779" style:family="text">
      <style:text-properties style:text-line-through-style="none" style:text-underline-style="none" fo:font-weight="normal" fo:background-color="transparent" style:font-name-asian="Arial" style:font-weight-asian="normal" style:font-name-complex="Arial" style:font-weight-complex="normal"/>
    </style:style>
    <style:style style:name="T780" style:family="text">
      <style:text-properties style:text-line-through-style="none" style:text-underline-style="none" fo:font-weight="normal" officeooo:rsid="00bd4a6e" fo:background-color="transparent" style:font-name-asian="Arial" style:font-weight-asian="normal" style:font-name-complex="Arial" style:font-weight-complex="normal"/>
    </style:style>
    <style:style style:name="T781" style:family="text">
      <style:text-properties style:text-line-through-style="none" style:text-underline-style="none" fo:font-weight="normal" officeooo:rsid="00c005c3" fo:background-color="transparent" style:font-name-asian="Arial" style:font-weight-asian="normal" style:font-name-complex="Arial" style:font-weight-complex="normal"/>
    </style:style>
    <style:style style:name="T782" style:family="text">
      <style:text-properties style:text-line-through-style="none" style:text-underline-style="none" fo:font-weight="normal" officeooo:rsid="01aaf684" fo:background-color="transparent" style:font-name-asian="Arial" style:font-weight-asian="normal" style:font-name-complex="Arial" style:font-weight-complex="normal"/>
    </style:style>
    <style:style style:name="T783" style:family="text">
      <style:text-properties style:text-line-through-style="none" style:text-underline-style="none" fo:font-weight="bold" style:font-name-asian="Arial" style:font-weight-asian="bold" style:font-name-complex="Arial" style:font-weight-complex="bold"/>
    </style:style>
    <style:style style:name="T784" style:family="text">
      <style:text-properties style:text-line-through-style="none" style:text-underline-style="none" fo:font-weight="bold" officeooo:rsid="011306c8" style:font-name-asian="Arial" style:font-weight-asian="bold" style:font-name-complex="Arial" style:font-weight-complex="bold"/>
    </style:style>
    <style:style style:name="T785" style:family="text">
      <style:text-properties style:text-line-through-style="none" style:text-underline-style="none" fo:font-weight="bold" style:font-name-asian="Arial" style:font-size-asian="18pt" style:font-weight-asian="bold" style:font-name-complex="Arial" style:font-size-complex="18pt" style:font-weight-complex="bold"/>
    </style:style>
    <style:style style:name="T786" style:family="text">
      <style:text-properties style:text-line-through-style="none" style:text-underline-style="none" style:font-name-asian="Arial" style:font-name-complex="Arial"/>
    </style:style>
    <style:style style:name="T787" style:family="text">
      <style:text-properties style:text-line-through-style="none" style:text-underline-style="none" officeooo:rsid="003f2327" style:font-name-asian="Arial" style:font-name-complex="Arial"/>
    </style:style>
    <style:style style:name="T788" style:family="text">
      <style:text-properties style:text-line-through-style="none" style:text-underline-style="none" officeooo:rsid="01065684" style:font-name-asian="Arial" style:font-name-complex="Arial"/>
    </style:style>
    <style:style style:name="T789" style:family="text">
      <style:text-properties style:text-line-through-style="none" style:text-underline-style="none" officeooo:rsid="01ca569f" style:font-name-asian="Arial" style:font-name-complex="Arial"/>
    </style:style>
    <style:style style:name="T790" style:family="text">
      <style:text-properties officeooo:rsid="0032450d"/>
    </style:style>
    <style:style style:name="T791" style:family="text">
      <style:text-properties officeooo:rsid="00b4c9fa"/>
    </style:style>
    <style:style style:name="T792" style:family="text">
      <style:text-properties officeooo:rsid="00b4ceef"/>
    </style:style>
    <style:style style:name="T793" style:family="text">
      <style:text-properties officeooo:rsid="01aa1efa"/>
    </style:style>
    <style:style style:name="T794" style:family="text">
      <style:text-properties officeooo:rsid="00b69623"/>
    </style:style>
    <style:style style:name="T795" style:family="text">
      <style:text-properties officeooo:rsid="00602d99"/>
    </style:style>
    <style:style style:name="T796" style:family="text">
      <style:text-properties officeooo:rsid="00b85426"/>
    </style:style>
    <style:style style:name="T797" style:family="text">
      <style:text-properties officeooo:rsid="00b97890"/>
    </style:style>
    <style:style style:name="T798" style:family="text">
      <style:text-properties officeooo:rsid="006171d2"/>
    </style:style>
    <style:style style:name="T799" style:family="text">
      <style:text-properties officeooo:rsid="00bb4df9"/>
    </style:style>
    <style:style style:name="T800" style:family="text">
      <style:text-properties officeooo:rsid="01aaf342"/>
    </style:style>
    <style:style style:name="T801" style:family="text">
      <style:text-properties officeooo:rsid="00bbda1d"/>
    </style:style>
    <style:style style:name="T802" style:family="text">
      <style:text-properties officeooo:rsid="006210bc"/>
    </style:style>
    <style:style style:name="T803" style:family="text">
      <style:text-properties officeooo:rsid="00bd4a6e"/>
    </style:style>
    <style:style style:name="T804" style:family="text">
      <style:text-properties style:font-name="Liberation Serif" fo:font-size="12pt" style:font-size-asian="12pt" style:font-size-complex="12pt"/>
    </style:style>
    <style:style style:name="T805" style:family="text">
      <style:text-properties officeooo:rsid="00bd55c5"/>
    </style:style>
    <style:style style:name="T806" style:family="text">
      <style:text-properties officeooo:rsid="00bd75f3"/>
    </style:style>
    <style:style style:name="T807" style:family="text">
      <style:text-properties officeooo:rsid="01afc24e"/>
    </style:style>
    <style:style style:name="T808" style:family="text">
      <style:text-properties officeooo:rsid="01dd4b4f"/>
    </style:style>
    <style:style style:name="T809" style:family="text">
      <style:text-properties style:font-size-asian="16pt" style:font-size-complex="16pt"/>
    </style:style>
    <style:style style:name="T810" style:family="text">
      <style:text-properties officeooo:rsid="01aaf342" style:font-size-asian="16pt" style:font-size-complex="16pt"/>
    </style:style>
    <style:style style:name="T811" style:family="text">
      <style:text-properties officeooo:rsid="00f54205" style:font-size-asian="16pt" style:font-size-complex="16pt"/>
    </style:style>
    <style:style style:name="T812" style:family="text">
      <style:text-properties officeooo:rsid="00f3cd35" style:font-size-asian="16pt" style:font-size-complex="16pt"/>
    </style:style>
    <style:style style:name="T813" style:family="text">
      <style:text-properties officeooo:rsid="0083a3a7" style:font-size-asian="16pt" style:font-size-complex="16pt"/>
    </style:style>
    <style:style style:name="T814" style:family="text">
      <style:text-properties officeooo:rsid="0101126b" style:font-size-asian="16pt" style:font-size-complex="16pt"/>
    </style:style>
    <style:style style:name="T815" style:family="text">
      <style:text-properties officeooo:rsid="006ca734" style:font-size-asian="16pt" style:font-size-complex="16pt"/>
    </style:style>
    <style:style style:name="T816" style:family="text">
      <style:text-properties officeooo:rsid="01d3b3ad" style:font-size-asian="16pt" style:font-size-complex="16pt"/>
    </style:style>
    <style:style style:name="T817" style:family="text">
      <style:text-properties officeooo:rsid="0122a3ae" style:font-size-asian="16pt" style:font-size-complex="16pt"/>
    </style:style>
    <style:style style:name="T818" style:family="text">
      <style:text-properties officeooo:rsid="00bf32a7"/>
    </style:style>
    <style:style style:name="T819" style:family="text">
      <style:text-properties officeooo:rsid="00c005c3"/>
    </style:style>
    <style:style style:name="T820" style:family="text">
      <style:text-properties officeooo:rsid="01e03277"/>
    </style:style>
    <style:style style:name="T821" style:family="text">
      <style:text-properties officeooo:rsid="0171538e"/>
    </style:style>
    <style:style style:name="T822" style:family="text">
      <style:text-properties officeooo:rsid="01aaf684"/>
    </style:style>
    <style:style style:name="T823" style:family="text">
      <style:text-properties officeooo:rsid="00537ac8"/>
    </style:style>
    <style:style style:name="T824" style:family="text">
      <style:text-properties officeooo:rsid="01b339eb"/>
    </style:style>
    <style:style style:name="T825" style:family="text">
      <style:text-properties officeooo:rsid="00c18812"/>
    </style:style>
    <style:style style:name="T826" style:family="text">
      <style:text-properties officeooo:rsid="0063b75a"/>
    </style:style>
    <style:style style:name="T827" style:family="text">
      <style:text-properties officeooo:rsid="00c2de66"/>
    </style:style>
    <style:style style:name="T828" style:family="text">
      <style:text-properties officeooo:rsid="00c3c492"/>
    </style:style>
    <style:style style:name="T829" style:family="text">
      <style:text-properties officeooo:rsid="01aca44f"/>
    </style:style>
    <style:style style:name="T830" style:family="text">
      <style:text-properties officeooo:rsid="00c464df"/>
    </style:style>
    <style:style style:name="T831" style:family="text">
      <style:text-properties officeooo:rsid="00c48be6"/>
    </style:style>
    <style:style style:name="T832" style:family="text">
      <style:text-properties officeooo:rsid="00c5c4b5"/>
    </style:style>
    <style:style style:name="T833" style:family="text">
      <style:text-properties officeooo:rsid="01aca572"/>
    </style:style>
    <style:style style:name="T834" style:family="text">
      <style:text-properties officeooo:rsid="00341b26"/>
    </style:style>
    <style:style style:name="T835" style:family="text">
      <style:text-properties officeooo:rsid="018a2072"/>
    </style:style>
    <style:style style:name="T836" style:family="text">
      <style:text-properties officeooo:rsid="00649bf1"/>
    </style:style>
    <style:style style:name="T837" style:family="text">
      <style:text-properties officeooo:rsid="01744af2"/>
    </style:style>
    <style:style style:name="T838" style:family="text">
      <style:text-properties officeooo:rsid="00c66231"/>
    </style:style>
    <style:style style:name="T839" style:family="text">
      <style:text-properties officeooo:rsid="0173d188"/>
    </style:style>
    <style:style style:name="T840" style:family="text">
      <style:text-properties officeooo:rsid="00c7950d"/>
    </style:style>
    <style:style style:name="T841" style:family="text">
      <style:text-properties officeooo:rsid="00c84b20"/>
    </style:style>
    <style:style style:name="T842" style:family="text">
      <style:text-properties officeooo:rsid="00688bda"/>
    </style:style>
    <style:style style:name="T843" style:family="text">
      <style:text-properties officeooo:rsid="017d4c1f"/>
    </style:style>
    <style:style style:name="T844" style:family="text">
      <style:text-properties officeooo:rsid="01b36733"/>
    </style:style>
    <style:style style:name="T845" style:family="text">
      <style:text-properties officeooo:rsid="01b38b40"/>
    </style:style>
    <style:style style:name="T846" style:family="text">
      <style:text-properties officeooo:rsid="003523d7"/>
    </style:style>
    <style:style style:name="T847" style:family="text">
      <style:text-properties officeooo:rsid="01b513e7"/>
    </style:style>
    <style:style style:name="T848" style:family="text">
      <style:text-properties officeooo:rsid="017b9966"/>
    </style:style>
    <style:style style:name="T849" style:family="text">
      <style:text-properties officeooo:rsid="01b658c4"/>
    </style:style>
    <style:style style:name="T850" style:family="text">
      <style:text-properties style:text-position="super 58%"/>
    </style:style>
    <style:style style:name="T851" style:family="text">
      <style:text-properties style:text-position="super 58%" fo:font-size="10.5pt"/>
    </style:style>
    <style:style style:name="T852" style:family="text">
      <style:text-properties officeooo:rsid="01b75c29"/>
    </style:style>
    <style:style style:name="T853" style:family="text">
      <style:text-properties officeooo:rsid="00ce5895"/>
    </style:style>
    <style:style style:name="T854" style:family="text">
      <style:text-properties officeooo:rsid="01b7c1a1"/>
    </style:style>
    <style:style style:name="T855" style:family="text">
      <style:text-properties officeooo:rsid="01b8e07c"/>
    </style:style>
    <style:style style:name="T856" style:family="text">
      <style:text-properties officeooo:rsid="00d2d1b9"/>
    </style:style>
    <style:style style:name="T857" style:family="text">
      <style:text-properties officeooo:rsid="00cf30af"/>
    </style:style>
    <style:style style:name="T858" style:family="text">
      <style:text-properties officeooo:rsid="00d447ca"/>
    </style:style>
    <style:style style:name="T859" style:family="text">
      <style:text-properties officeooo:rsid="00d3d015"/>
    </style:style>
    <style:style style:name="T860" style:family="text">
      <style:text-properties officeooo:rsid="00d56ce6"/>
    </style:style>
    <style:style style:name="T861" style:family="text">
      <style:text-properties officeooo:rsid="00d4e73f"/>
    </style:style>
    <style:style style:name="T862" style:family="text">
      <style:text-properties officeooo:rsid="00d4e764"/>
    </style:style>
    <style:style style:name="T863" style:family="text">
      <style:text-properties officeooo:rsid="00d0e562"/>
    </style:style>
    <style:style style:name="T864" style:family="text">
      <style:text-properties officeooo:rsid="00d6c341"/>
    </style:style>
    <style:style style:name="T865" style:family="text">
      <style:text-properties officeooo:rsid="0180844c"/>
    </style:style>
    <style:style style:name="T866" style:family="text">
      <style:text-properties officeooo:rsid="00d5c07b"/>
    </style:style>
    <style:style style:name="T867" style:family="text">
      <style:text-properties officeooo:rsid="00d80075"/>
    </style:style>
    <style:style style:name="T868" style:family="text">
      <style:text-properties officeooo:rsid="0069a699"/>
    </style:style>
    <style:style style:name="T869" style:family="text">
      <style:text-properties officeooo:rsid="01832a9f"/>
    </style:style>
    <style:style style:name="T870" style:family="text">
      <style:text-properties officeooo:rsid="00d957c8"/>
    </style:style>
    <style:style style:name="T871" style:family="text">
      <style:text-properties officeooo:rsid="0036fd91"/>
    </style:style>
    <style:style style:name="T872" style:family="text">
      <style:text-properties officeooo:rsid="0184aa36"/>
    </style:style>
    <style:style style:name="T873" style:family="text">
      <style:text-properties officeooo:rsid="0185eca5"/>
    </style:style>
    <style:style style:name="T874" style:family="text">
      <style:text-properties officeooo:rsid="01ba55af"/>
    </style:style>
    <style:style style:name="T875" style:family="text">
      <style:text-properties officeooo:rsid="00d9e61f"/>
    </style:style>
    <style:style style:name="T876" style:family="text">
      <style:text-properties officeooo:rsid="00da3863"/>
    </style:style>
    <style:style style:name="T877" style:family="text">
      <style:text-properties officeooo:rsid="00dbe82f"/>
    </style:style>
    <style:style style:name="T878" style:family="text">
      <style:text-properties officeooo:rsid="00dc3681"/>
    </style:style>
    <style:style style:name="T879" style:family="text">
      <style:text-properties officeooo:rsid="006a55d9"/>
    </style:style>
    <style:style style:name="T880" style:family="text">
      <style:text-properties officeooo:rsid="01bcbb45"/>
    </style:style>
    <style:style style:name="T881" style:family="text">
      <style:text-properties officeooo:rsid="01bbc6a6"/>
    </style:style>
    <style:style style:name="T882" style:family="text">
      <style:text-properties officeooo:rsid="00dd25b3"/>
    </style:style>
    <style:style style:name="T883" style:family="text">
      <style:text-properties officeooo:rsid="01be5f7f"/>
    </style:style>
    <style:style style:name="T884" style:family="text">
      <style:text-properties officeooo:rsid="00ded33e"/>
    </style:style>
    <style:style style:name="T885" style:family="text">
      <style:text-properties officeooo:rsid="0038014a"/>
    </style:style>
    <style:style style:name="T886" style:family="text">
      <style:text-properties officeooo:rsid="01892417"/>
    </style:style>
    <style:style style:name="T887" style:family="text">
      <style:text-properties officeooo:rsid="00df6f64"/>
    </style:style>
    <style:style style:name="T888" style:family="text">
      <style:text-properties officeooo:rsid="00e13c3c"/>
    </style:style>
    <style:style style:name="T889" style:family="text">
      <style:text-properties officeooo:rsid="00e1a9e3"/>
    </style:style>
    <style:style style:name="T890" style:family="text">
      <style:text-properties officeooo:rsid="00384754"/>
    </style:style>
    <style:style style:name="T891" style:family="text">
      <style:text-properties officeooo:rsid="00e25ed1"/>
    </style:style>
    <style:style style:name="T892" style:family="text">
      <style:text-properties officeooo:rsid="00e35c68"/>
    </style:style>
    <style:style style:name="T893" style:family="text">
      <style:text-properties officeooo:rsid="00e3d5a0"/>
    </style:style>
    <style:style style:name="T894" style:family="text">
      <style:text-properties officeooo:rsid="00e4f552"/>
    </style:style>
    <style:style style:name="T895" style:family="text">
      <style:text-properties officeooo:rsid="00e5e9a8"/>
    </style:style>
    <style:style style:name="T896" style:family="text">
      <style:text-properties officeooo:rsid="00e71ff7"/>
    </style:style>
    <style:style style:name="T897" style:family="text">
      <style:text-properties officeooo:rsid="00e7f749"/>
    </style:style>
    <style:style style:name="T898" style:family="text">
      <style:text-properties officeooo:rsid="01bf4282"/>
    </style:style>
    <style:style style:name="T899" style:family="text">
      <style:text-properties officeooo:rsid="018879e0"/>
    </style:style>
    <style:style style:name="T900" style:family="text">
      <style:text-properties officeooo:rsid="00eb4101"/>
    </style:style>
    <style:style style:name="T901" style:family="text">
      <style:text-properties officeooo:rsid="00eb8953"/>
    </style:style>
    <style:style style:name="T902" style:family="text">
      <style:text-properties officeooo:rsid="01bfb180"/>
    </style:style>
    <style:style style:name="T903" style:family="text">
      <style:text-properties officeooo:rsid="00ebede0"/>
    </style:style>
    <style:style style:name="T904" style:family="text">
      <style:text-properties officeooo:rsid="01bfe667"/>
    </style:style>
    <style:style style:name="T905" style:family="text">
      <style:text-properties officeooo:rsid="00ecaa8b"/>
    </style:style>
    <style:style style:name="T906" style:family="text">
      <style:text-properties officeooo:rsid="01c0a643"/>
    </style:style>
    <style:style style:name="T907" style:family="text">
      <style:text-properties officeooo:rsid="006b980a"/>
    </style:style>
    <style:style style:name="T908" style:family="text">
      <style:text-properties officeooo:rsid="00ed7457"/>
    </style:style>
    <style:style style:name="T909" style:family="text">
      <style:text-properties officeooo:rsid="00f39851"/>
    </style:style>
    <style:style style:name="T910" style:family="text">
      <style:text-properties officeooo:rsid="0039b00e"/>
    </style:style>
    <style:style style:name="T911" style:family="text">
      <style:text-properties officeooo:rsid="019baaae"/>
    </style:style>
    <style:style style:name="T912" style:family="text">
      <style:text-properties officeooo:rsid="00eedb46"/>
    </style:style>
    <style:style style:name="T913" style:family="text">
      <style:text-properties officeooo:rsid="00f0baf5"/>
    </style:style>
    <style:style style:name="T914" style:family="text">
      <style:text-properties officeooo:rsid="00eef382"/>
    </style:style>
    <style:style style:name="T915" style:family="text">
      <style:text-properties style:font-size-asian="18pt" style:font-size-complex="18pt"/>
    </style:style>
    <style:style style:name="T916" style:family="text">
      <style:text-properties officeooo:rsid="01c2a406"/>
    </style:style>
    <style:style style:name="T917" style:family="text">
      <style:text-properties officeooo:rsid="01c38853"/>
    </style:style>
    <style:style style:name="T918" style:family="text">
      <style:text-properties officeooo:rsid="00efc856"/>
    </style:style>
    <style:style style:name="T919" style:family="text">
      <style:text-properties officeooo:rsid="006ca734"/>
    </style:style>
    <style:style style:name="T920" style:family="text">
      <style:text-properties officeooo:rsid="003eb559"/>
    </style:style>
    <style:style style:name="T921" style:family="text">
      <style:text-properties officeooo:rsid="00f3cd35"/>
    </style:style>
    <style:style style:name="T922" style:family="text">
      <style:text-properties officeooo:rsid="01c55862"/>
    </style:style>
    <style:style style:name="T923" style:family="text">
      <style:text-properties officeooo:rsid="003b22bc"/>
    </style:style>
    <style:style style:name="T924" style:family="text">
      <style:text-properties officeooo:rsid="01c6b4cb"/>
    </style:style>
    <style:style style:name="T925" style:family="text">
      <style:text-properties officeooo:rsid="00f54205"/>
    </style:style>
    <style:style style:name="T926" style:family="text">
      <style:text-properties officeooo:rsid="00f6496b"/>
    </style:style>
    <style:style style:name="T927" style:family="text">
      <style:text-properties officeooo:rsid="00f79f13"/>
    </style:style>
    <style:style style:name="T928" style:family="text">
      <style:text-properties officeooo:rsid="00f98a38"/>
    </style:style>
    <style:style style:name="T929" style:family="text">
      <style:text-properties officeooo:rsid="01c79aa3"/>
    </style:style>
    <style:style style:name="T930" style:family="text">
      <style:text-properties officeooo:rsid="00fb3481"/>
    </style:style>
    <style:style style:name="T931" style:family="text">
      <style:text-properties officeooo:rsid="00fca5d5"/>
    </style:style>
    <style:style style:name="T932" style:family="text">
      <style:text-properties officeooo:rsid="00fdad5b"/>
    </style:style>
    <style:style style:name="T933" style:family="text">
      <style:text-properties officeooo:rsid="003f2327"/>
    </style:style>
    <style:style style:name="T934" style:family="text">
      <style:text-properties officeooo:rsid="00fe3615"/>
    </style:style>
    <style:style style:name="T935" style:family="text">
      <style:text-properties officeooo:rsid="0101126b"/>
    </style:style>
    <style:style style:name="T936" style:family="text">
      <style:text-properties officeooo:rsid="01c7c9a1"/>
    </style:style>
    <style:style style:name="T937" style:family="text">
      <style:text-properties officeooo:rsid="01c88bab"/>
    </style:style>
    <style:style style:name="T938" style:family="text">
      <style:text-properties officeooo:rsid="01ff3bb0"/>
    </style:style>
    <style:style style:name="T939" style:family="text">
      <style:text-properties officeooo:rsid="01019149"/>
    </style:style>
    <style:style style:name="T940" style:family="text">
      <style:text-properties officeooo:rsid="018cc336"/>
    </style:style>
    <style:style style:name="T941" style:family="text">
      <style:text-properties officeooo:rsid="01040991"/>
    </style:style>
    <style:style style:name="T942" style:family="text">
      <style:text-properties officeooo:rsid="0107a610"/>
    </style:style>
    <style:style style:name="T943" style:family="text">
      <style:text-properties officeooo:rsid="01ca569f"/>
    </style:style>
    <style:style style:name="T944" style:family="text">
      <style:text-properties officeooo:rsid="01065684"/>
    </style:style>
    <style:style style:name="T945" style:family="text">
      <style:text-properties officeooo:rsid="006e01d0"/>
    </style:style>
    <style:style style:name="T946" style:family="text">
      <style:text-properties officeooo:rsid="0109ef7c"/>
    </style:style>
    <style:style style:name="T947" style:family="text">
      <style:text-properties officeooo:rsid="01db2f3d"/>
    </style:style>
    <style:style style:name="T948" style:family="text">
      <style:text-properties officeooo:rsid="01cc0177"/>
    </style:style>
    <style:style style:name="T949" style:family="text">
      <style:text-properties officeooo:rsid="010de436"/>
    </style:style>
    <style:style style:name="T950" style:family="text">
      <style:text-properties officeooo:rsid="01cf60eb"/>
    </style:style>
    <style:style style:name="T951" style:family="text">
      <style:text-properties officeooo:rsid="018eadd1"/>
    </style:style>
    <style:style style:name="T952" style:family="text">
      <style:text-properties officeooo:rsid="010f0b98"/>
    </style:style>
    <style:style style:name="T953" style:family="text">
      <style:text-properties officeooo:rsid="01903550"/>
    </style:style>
    <style:style style:name="T954" style:family="text">
      <style:text-properties officeooo:rsid="01cf7669"/>
    </style:style>
    <style:style style:name="T955" style:family="text">
      <style:text-properties officeooo:rsid="010fb317"/>
    </style:style>
    <style:style style:name="T956" style:family="text">
      <style:text-properties officeooo:rsid="0070da54"/>
    </style:style>
    <style:style style:name="T957" style:family="text">
      <style:text-properties officeooo:rsid="0192a910"/>
    </style:style>
    <style:style style:name="T958" style:family="text">
      <style:text-properties officeooo:rsid="011306c8"/>
    </style:style>
    <style:style style:name="T959" style:family="text">
      <style:text-properties officeooo:rsid="01d12850"/>
    </style:style>
    <style:style style:name="T960" style:family="text">
      <style:text-properties officeooo:rsid="00546945"/>
    </style:style>
    <style:style style:name="T961" style:family="text">
      <style:text-properties officeooo:rsid="00553a32"/>
    </style:style>
    <style:style style:name="T962" style:family="text">
      <style:text-properties officeooo:rsid="0041026c"/>
    </style:style>
    <style:style style:name="T963" style:family="text">
      <style:text-properties officeooo:rsid="01d2f74c"/>
    </style:style>
    <style:style style:name="T964" style:family="text">
      <style:text-properties officeooo:rsid="011473e9"/>
    </style:style>
    <style:style style:name="T965" style:family="text">
      <style:text-properties officeooo:rsid="01d34284"/>
    </style:style>
    <style:style style:name="T966" style:family="text">
      <style:text-properties officeooo:rsid="00415e8f"/>
    </style:style>
    <style:style style:name="T967" style:family="text">
      <style:text-properties officeooo:rsid="01d392ea"/>
    </style:style>
    <style:style style:name="T968" style:family="text">
      <style:text-properties officeooo:rsid="011643e6"/>
    </style:style>
    <style:style style:name="T969" style:family="text">
      <style:text-properties officeooo:rsid="0072a2c8"/>
    </style:style>
    <style:style style:name="T970" style:family="text">
      <style:text-properties officeooo:rsid="01172d53"/>
    </style:style>
    <style:style style:name="T971" style:family="text">
      <style:text-properties officeooo:rsid="0117e29d"/>
    </style:style>
    <style:style style:name="T972" style:family="text">
      <style:text-properties officeooo:rsid="0119dc8d"/>
    </style:style>
    <style:style style:name="T973" style:family="text">
      <style:text-properties officeooo:rsid="01d3b3ad"/>
    </style:style>
    <style:style style:name="T974" style:family="text">
      <style:text-properties officeooo:rsid="011a0691"/>
    </style:style>
    <style:style style:name="T975" style:family="text">
      <style:text-properties officeooo:rsid="011b3d5a"/>
    </style:style>
    <style:style style:name="T976" style:family="text">
      <style:text-properties officeooo:rsid="0193e12e"/>
    </style:style>
    <style:style style:name="T977" style:family="text">
      <style:text-properties officeooo:rsid="011bb941"/>
    </style:style>
    <style:style style:name="T978" style:family="text">
      <style:text-properties officeooo:rsid="0041bf1f"/>
    </style:style>
    <style:style style:name="T979" style:family="text">
      <style:text-properties officeooo:rsid="019a5bf0"/>
    </style:style>
    <style:style style:name="T980" style:family="text">
      <style:text-properties officeooo:rsid="01f8529e"/>
    </style:style>
    <style:style style:name="T981" style:family="text">
      <style:text-properties officeooo:rsid="011f43dd"/>
    </style:style>
    <style:style style:name="T982" style:family="text">
      <style:text-properties officeooo:rsid="0121debe"/>
    </style:style>
    <style:style style:name="T983" style:family="text">
      <style:text-properties officeooo:rsid="0122a3ae"/>
    </style:style>
    <style:style style:name="T984" style:family="text">
      <style:text-properties officeooo:rsid="0128b5be"/>
    </style:style>
    <style:style style:name="T985" style:family="text">
      <style:text-properties officeooo:rsid="012a1688"/>
    </style:style>
    <style:style style:name="T986" style:family="text">
      <style:text-properties officeooo:rsid="01d428c6"/>
    </style:style>
    <style:style style:name="T987" style:family="text">
      <style:text-properties officeooo:rsid="012d233f"/>
    </style:style>
    <style:style style:name="T988" style:family="text">
      <style:text-properties fo:language="es" fo:country="ES"/>
    </style:style>
    <style:style style:name="T989" style:family="text">
      <style:text-properties fo:language="es" fo:country="ES" fo:font-style="italic" style:font-style-asian="italic" style:font-style-complex="italic"/>
    </style:style>
    <style:style style:name="T990" style:family="text">
      <style:text-properties fo:language="es" fo:country="ES" fo:font-style="italic" officeooo:rsid="00850af2" style:font-style-asian="italic" style:font-style-complex="italic"/>
    </style:style>
    <style:style style:name="T991" style:family="text">
      <style:text-properties fo:language="es" fo:country="ES" fo:font-style="italic" officeooo:rsid="02034112" style:font-style-asian="italic" style:font-style-complex="italic"/>
    </style:style>
    <style:style style:name="T992" style:family="text">
      <style:text-properties fo:language="es" fo:country="ES" officeooo:rsid="021577a3"/>
    </style:style>
    <style:style style:name="T993" style:family="text">
      <style:text-properties fo:language="es" fo:country="ES" officeooo:rsid="007ac364"/>
    </style:style>
    <style:style style:name="T994" style:family="text">
      <style:text-properties fo:language="es" fo:country="ES" officeooo:rsid="003c9782"/>
    </style:style>
    <style:style style:name="T995" style:family="text">
      <style:text-properties fo:language="es" fo:country="ES" officeooo:rsid="00532e44"/>
    </style:style>
    <style:style style:name="T996" style:family="text">
      <style:text-properties fo:language="es" fo:country="ES" officeooo:rsid="006dfa76"/>
    </style:style>
    <style:style style:name="T997" style:family="text">
      <style:text-properties fo:language="es" fo:country="ES" officeooo:rsid="02034112"/>
    </style:style>
    <style:style style:name="T998" style:family="text">
      <style:text-properties fo:language="es" fo:country="ES" fo:font-style="normal" officeooo:rsid="00850af2" style:font-style-asian="normal" style:font-style-complex="normal"/>
    </style:style>
    <style:style style:name="T999" style:family="text">
      <style:text-properties fo:language="es" fo:country="ES" fo:font-style="normal" officeooo:rsid="02034112" style:font-style-asian="normal" style:font-style-complex="normal"/>
    </style:style>
    <style:style style:name="T1000" style:family="text">
      <style:text-properties fo:language="es" fo:country="ES" officeooo:rsid="0209486a"/>
    </style:style>
    <style:style style:name="T1001" style:family="text">
      <style:text-properties officeooo:rsid="0017a70d"/>
    </style:style>
    <style:style style:name="T1002" style:family="text">
      <style:text-properties officeooo:rsid="0019c535"/>
    </style:style>
    <style:style style:name="T1003" style:family="text">
      <style:text-properties officeooo:rsid="003b14f9"/>
    </style:style>
    <style:style style:name="T1004" style:family="text">
      <style:text-properties officeooo:rsid="003c9782"/>
    </style:style>
    <style:style style:name="T1005" style:family="text">
      <style:text-properties officeooo:rsid="003f4990"/>
    </style:style>
    <style:style style:name="T1006" style:family="text">
      <style:text-properties officeooo:rsid="00403d87"/>
    </style:style>
    <style:style style:name="T1007" style:family="text">
      <style:text-properties officeooo:rsid="004b218a"/>
    </style:style>
    <style:style style:name="T1008" style:family="text">
      <style:text-properties officeooo:rsid="00512319"/>
    </style:style>
    <style:style style:name="T1009" style:family="text">
      <style:text-properties officeooo:rsid="005665ad"/>
    </style:style>
    <style:style style:name="T1010" style:family="text">
      <style:text-properties officeooo:rsid="0058530b"/>
    </style:style>
    <style:style style:name="T1011" style:family="text">
      <style:text-properties officeooo:rsid="005d3b2e"/>
    </style:style>
    <style:style style:name="T1012" style:family="text">
      <style:text-properties officeooo:rsid="00618984"/>
    </style:style>
    <style:style style:name="T1013" style:family="text">
      <style:text-properties officeooo:rsid="0064bd45"/>
    </style:style>
    <style:style style:name="T1014" style:family="text">
      <style:text-properties officeooo:rsid="0068de4f"/>
    </style:style>
    <style:style style:name="T1015" style:family="text">
      <style:text-properties officeooo:rsid="006dfa76"/>
    </style:style>
    <style:style style:name="T1016" style:family="text">
      <style:text-properties officeooo:rsid="007d5f8c"/>
    </style:style>
    <style:style style:name="T1017" style:family="text">
      <style:text-properties officeooo:rsid="007fc13d"/>
    </style:style>
    <style:style style:name="T1018" style:family="text">
      <style:text-properties officeooo:rsid="00800a81"/>
    </style:style>
    <style:style style:name="T1019" style:family="text">
      <style:text-properties officeooo:rsid="0209486a"/>
    </style:style>
    <style:style style:name="T1020" style:family="text">
      <style:text-properties officeooo:rsid="00862d34"/>
    </style:style>
    <style:style style:name="T1021" style:family="text">
      <style:text-properties officeooo:rsid="0087e40b"/>
    </style:style>
    <style:style style:name="T1022" style:family="text">
      <style:text-properties officeooo:rsid="00887c50"/>
    </style:style>
    <style:style style:name="T1023" style:family="text">
      <style:text-properties officeooo:rsid="008aa236"/>
    </style:style>
    <style:style style:name="T1024" style:family="text">
      <style:text-properties officeooo:rsid="008c5989"/>
    </style:style>
    <style:style style:name="T1025" style:family="text">
      <style:text-properties officeooo:rsid="009afddd"/>
    </style:style>
    <style:style style:name="T1026" style:family="text">
      <style:text-properties officeooo:rsid="009d1a7e"/>
    </style:style>
    <style:style style:name="T1027" style:family="text">
      <style:text-properties officeooo:rsid="009e0219"/>
    </style:style>
    <style:style style:name="T1028" style:family="text">
      <style:text-properties officeooo:rsid="009fcc44"/>
    </style:style>
    <style:style style:name="T1029" style:family="text">
      <style:text-properties officeooo:rsid="00a0fe48"/>
    </style:style>
    <style:style style:name="T1030" style:family="text">
      <style:text-properties officeooo:rsid="00a255d3"/>
    </style:style>
    <style:style style:name="T1031" style:family="text">
      <style:text-properties officeooo:rsid="00a39cc4"/>
    </style:style>
    <style:style style:name="T1032" style:family="text">
      <style:text-properties officeooo:rsid="00a5364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47"/>
      <text:p text:style-name="P47"/>
      <text:p text:style-name="P47"/>
      <text:p text:style-name="P140"/>
      <text:p text:style-name="P141"/>
      <text:p text:style-name="P48"/>
      <text:p text:style-name="P48"/>
      <text:p text:style-name="P48"><text:span text:style-name="T87">I</text:span>nformática <text:span text:style-name="T87">A</text:span>bierta, <text:span text:style-name="T87">C</text:span>iudadanía</text:p>
      <text:p text:style-name="P48">y </text:p>
      <text:p text:style-name="P48"><text:span text:style-name="T87">G</text:span>eneración de <text:span text:style-name="T87">E</text:span>mpleo</text:p>
      <text:p text:style-name="P46">(Los Cimientos de una Ciudad <text:span text:style-name="T88">de Código Abierto</text:span>)</text:p>
      <text:p text:style-name="P66">Jason <text:span text:style-name="T89">H</text:span>ibbets</text:p>
      <text:p text:style-name="P12"><text:span text:style-name="T90">Responsables de la edición en español: J.</text:span><text:span text:style-name="T91">R</text:span><text:span text:style-name="T90">. Landeras y J.E. Myro</text:span></text:p>
      <text:p text:style-name="P100">Datos de la Obra Original</text:p>
      <text:p text:style-name="P101">Título: <text:span text:style-name="T96">The Foundation for a Open Source City</text:span></text:p>
      <text:p text:style-name="P101">©<text:span text:style-name="T1026">2013</text:span> Jason Hibbets</text:p>
      <text:p text:style-name="P101">Primera Edición</text:p>
      <text:p text:style-name="P101">ISBN: 978-1-300-92317-6</text:p>
      <text:p text:style-name="P101">Publicada bajo licencia <text:span text:style-name="T96">Creative Commons Attribution ShareAlike 3.0 Unported</text:span>.</text:p>
      <text:p text:style-name="P101"/>
      <text:p text:style-name="P102">Datos de la traducción española</text:p>
      <text:p text:style-name="P101">Título: Informática Abierta, Ciudadanía y Generación de Empleo (Los Cimientos de una Ciudad <text:span text:style-name="T92">de Código Abierto</text:span>).</text:p>
      <text:p text:style-name="P101">©<text:span text:style-name="T1026">2014</text:span> J. R. Landeras y J. E. Myro</text:p>
      <text:p text:style-name="P104">ISBN: 978-84-616-7858-7</text:p>
      <text:p text:style-name="P103"><text:span text:style-name="T988">Editado por Casa Sinapia Ediciones (</text:span><text:a xlink:type="simple" xlink:href="http://www.casasinapiaediciones.es/"><text:span text:style-name="T988">www.casasinapiaediciones.es</text:span></text:a><text:span text:style-name="T988">)</text:span></text:p>
      <text:p text:style-name="P101">Publicado por <text:span text:style-name="T96">Lulu</text:span></text:p>
      <text:p text:style-name="P101">3101 Hillsborough Street</text:p>
      <text:p text:style-name="P101">Raleigh NC 27607 (USA)</text:p>
      <text:p text:style-name="P101">Publicada bajo licencia <text:span text:style-name="T96">Creative Commons Attribution ShareAlike 3.0 Unported</text:span>.</text:p>
      <text:p text:style-name="P101"/>
      <text:p text:style-name="P16">Foto de la portada:</text:p>
      <text:p text:style-name="P17">Downtown Raleigh, North Carolina.</text:p>
      <text:p text:style-name="P14">Autor: James Willamor</text:p>
      <text:p text:style-name="P15">Publicada bajo licencia <text:span text:style-name="T96">Creative Commons Attribution ShareAlike 2.0 Generic</text:span></text:p>
      <text:p text:style-name="P71"><text:soft-page-break/><text:span text:style-name="T96">Para las comunidades de código abierto, por un </text:span><text:span text:style-name="T169">g</text:span><text:span text:style-name="T96">obierno </text:span><text:span text:style-name="T169">a</text:span><text:span text:style-name="T96">bierto y una política de datos abiertos</text:span></text:p>
      <text:p text:style-name="P71"/>
      <text:p text:style-name="P71">Acerca del autor:</text:p>
      <text:p text:style-name="P71"><text:span text:style-name="T94">Jason Hibbets se graduó en la Universidad del Estado de Carolina del Norte, y trabaja desde hace diez años en la compañía </text:span><text:span text:style-name="T97">Red Hat</text:span> <text:span text:style-name="T193">donde en la actualidad desempeña el cargo de Director de Proyectos en la División de Marketing Corporativo. También es el responsable del contenido y de la gestión del portal </text:span><text:span text:style-name="T97">opensource.com</text:span><text:span text:style-name="T94">. A nivel personal lleva años involucrado en colectivos y organizaciones ciudadanas de su ciudad, Raleigh, capital del Estado de Carolina del Norte, USA, en las que ha puesto en práctica y comprobado la bondad de los principios de </text:span>la metodología del código abierto<text:span text:style-name="T94">, la transparencia, la colaboración y la disposición a compartir.</text:span></text:p>
      <text:p text:style-name="P74"/>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5">ÍNDICE</text:p>
          </text:index-title>
          <text:p text:style-name="P105"><text:a xlink:type="simple" xlink:href="#__RefHeading__12540_982145389" text:style-name="Index_20_Link" text:visited-style-name="Index_20_Link">Introducción<text:tab/>15</text:a></text:p>
          <text:p text:style-name="P105"><text:a xlink:type="simple" xlink:href="#__RefHeading__16212_1891849469" text:style-name="Index_20_Link" text:visited-style-name="Index_20_Link">Capítulo I: Definición de Ciudad de Código Abierto<text:tab/>21</text:a></text:p>
          <text:p text:style-name="P106"><text:a xlink:type="simple" xlink:href="#__RefHeading__11840_640048308" text:style-name="Index_20_Link" text:visited-style-name="Index_20_Link">1.- ¿Qué significa “código abierto”?<text:tab/>21</text:a></text:p>
          <text:p text:style-name="P107"><text:a xlink:type="simple" xlink:href="#__RefHeading__11838_640048308" text:style-name="Index_20_Link" text:visited-style-name="Index_20_Link">1.1.- El ingrediente secreto del método del código abierto<text:tab/>25</text:a></text:p>
          <text:p text:style-name="P108"><text:a xlink:type="simple" xlink:href="#__RefHeading__11822_640048308" text:style-name="Index_20_Link" text:visited-style-name="Index_20_Link">1.1.1.- ¿Qué versión de Linux usas?<text:tab/>26</text:a></text:p>
          <text:p text:style-name="P108"><text:a xlink:type="simple" xlink:href="#__RefHeading__11942_640048308" text:style-name="Index_20_Link" text:visited-style-name="Index_20_Link">1.1.2.- Cultura abierta impulsada por el entusiasmo<text:tab/>27</text:a></text:p>
          <text:p text:style-name="P108"><text:a xlink:type="simple" xlink:href="#__RefHeading__11944_640048308" text:style-name="Index_20_Link" text:visited-style-name="Index_20_Link">1.1.3.- Ser parte de algo más importante que uno mismo<text:tab/>28</text:a></text:p>
          <text:p text:style-name="P108"><text:a xlink:type="simple" xlink:href="#__RefHeading__11946_640048308" text:style-name="Index_20_Link" text:visited-style-name="Index_20_Link">1.1.4.- La revelación del secreto<text:tab/>30</text:a></text:p>
          <text:p text:style-name="P106"><text:a xlink:type="simple" xlink:href="#__RefHeading__11948_640048308" text:style-name="Index_20_Link" text:visited-style-name="Index_20_Link">2.- ¿Qué significa “gobierno abierto”?<text:tab/>30</text:a></text:p>
          <text:p text:style-name="P106"><text:a xlink:type="simple" xlink:href="#__RefHeading__11950_640048308" text:style-name="Index_20_Link" text:visited-style-name="Index_20_Link">3.- ¿Cuál es la definición del concepto de “datos abiertos”?<text:tab/>32</text:a></text:p>
          <text:p text:style-name="P106"><text:a xlink:type="simple" xlink:href="#__RefHeading__11952_640048308" text:style-name="Index_20_Link" text:visited-style-name="Index_20_Link">4.- Los comienzos de mi implicación como ciudadano<text:tab/>35</text:a></text:p>
          <text:p text:style-name="P107"><text:a xlink:type="simple" xlink:href="#__RefHeading__11954_640048308" text:style-name="Index_20_Link" text:visited-style-name="Index_20_Link">4.1.- Asfaltando el camino del futuro<text:tab/>36</text:a></text:p>
          <text:p text:style-name="P107"><text:a xlink:type="simple" xlink:href="#__RefHeading__11956_640048308" text:style-name="Index_20_Link" text:visited-style-name="Index_20_Link">4.2.- Inicio de un programa de vigilancia ciudadana<text:tab/>38</text:a></text:p>
          <text:p text:style-name="P106"><text:a xlink:type="simple" xlink:href="#__RefHeading__11958_640048308" text:style-name="Index_20_Link" text:visited-style-name="Index_20_Link">5.- Cómo se llega a ser un experto en ciudadanía<text:tab/>40</text:a></text:p>
          <text:p text:style-name="P107"><text:a xlink:type="simple" xlink:href="#__RefHeading__11960_640048308" text:style-name="Index_20_Link" text:visited-style-name="Index_20_Link">5.1.- Mi implicación en el Consejo Asesor de Ciudadanos<text:tab/>43</text:a></text:p>
          <text:p text:style-name="P106"><text:a xlink:type="simple" xlink:href="#__RefHeading__11962_640048308" text:style-name="Index_20_Link" text:visited-style-name="Index_20_Link">6.- Abriendo camino a los datos abiertos<text:tab/>45</text:a></text:p>
          <text:p text:style-name="P106"><text:a xlink:type="simple" xlink:href="#__RefHeading__11964_640048308" text:style-name="Index_20_Link" text:visited-style-name="Index_20_Link">7.- ¿Qué hace que una ciudad sea “de código abierto”?<text:tab/>46</text:a></text:p>
          <text:p text:style-name="P107"><text:a xlink:type="simple" xlink:href="#__RefHeading__11966_640048308" text:style-name="Index_20_Link" text:visited-style-name="Index_20_Link">7.1.- Los principios básicos de una ciudad de código abierto<text:tab/>48</text:a></text:p>
          <text:p text:style-name="P105"><text:a xlink:type="simple" xlink:href="#__RefHeading__11824_640048308" text:style-name="Index_20_Link" text:visited-style-name="Index_20_Link">Capítulo II: La Cultura de la Participación Ciudadana<text:tab/>53</text:a></text:p>
          <text:p text:style-name="P106"><text:a xlink:type="simple" xlink:href="#__RefHeading__11968_640048308" text:style-name="Index_20_Link" text:visited-style-name="Index_20_Link">1.- Entrevista con el ex-alcalde Charles Meeker: Raleigh, Carolina del Norte, la primera ciudad de código abierto del mundo<text:tab/>54</text:a></text:p>
          <text:p text:style-name="P106"><text:a xlink:type="simple" xlink:href="#__RefHeading__11970_640048308" text:style-name="Index_20_Link" text:visited-style-name="Index_20_Link">2.- El primer CityCamp Raleigh<text:tab/>59</text:a></text:p>
          <text:p text:style-name="P107"><text:a xlink:type="simple" xlink:href="#__RefHeading__11972_640048308" text:style-name="Index_20_Link" text:visited-style-name="Index_20_Link">2.1.- El concepto CityCamp y cómo CityCamp llegó a ser una marca de código abierto, por Kevin Curry<text:tab/>59</text:a></text:p>
          <text:p text:style-name="P107"><text:a xlink:type="simple" xlink:href="#__RefHeading__11974_640048308" text:style-name="Index_20_Link" text:visited-style-name="Index_20_Link">2.2.- El nacimiento del primer CityCamp Raleigh<text:tab/>66</text:a></text:p>
          <text:p text:style-name="P107"><text:soft-page-break/><text:a xlink:type="simple" xlink:href="#__RefHeading__11976_640048308" text:style-name="Index_20_Link" text:visited-style-name="Index_20_Link">2.3.- Cómo organizamos el primer CityCamp Raleigh<text:tab/>68</text:a></text:p>
          <text:p text:style-name="P107"><text:a xlink:type="simple" xlink:href="#__RefHeading__11978_640048308" text:style-name="Index_20_Link" text:visited-style-name="Index_20_Link">2.4.- Aspectos destacables del primer CityCamp Raleigh<text:tab/>72</text:a></text:p>
          <text:p text:style-name="P108"><text:a xlink:type="simple" xlink:href="#__RefHeading__11980_640048308" text:style-name="Index_20_Link" text:visited-style-name="Index_20_Link">2.4.1.- Contar con un movimiento ciudadano fuerte<text:tab/>73</text:a></text:p>
          <text:p text:style-name="P108"><text:a xlink:type="simple" xlink:href="#__RefHeading__11982_640048308" text:style-name="Index_20_Link" text:visited-style-name="Index_20_Link">2.4.2.- La supresión del correo electrónico como forma de mejorar la transparencia y la continuidad en el intercambio de la información.<text:tab/>75</text:a></text:p>
          <text:p text:style-name="P108"><text:a xlink:type="simple" xlink:href="#__RefHeading__11984_640048308" text:style-name="Index_20_Link" text:visited-style-name="Index_20_Link">2.4.3.- Promover oportunidades para que los ciudadanos colaboren con el Ayuntamiento.<text:tab/>77</text:a></text:p>
          <text:p text:style-name="P107"><text:a xlink:type="simple" xlink:href="#__RefHeading__11986_640048308" text:style-name="Index_20_Link" text:visited-style-name="Index_20_Link">2.5.- Una forma de conseguir resultados tangibles<text:tab/>78</text:a></text:p>
          <text:p text:style-name="P107"><text:a xlink:type="simple" xlink:href="#__RefHeading__17043_640048308" text:style-name="Index_20_Link" text:visited-style-name="Index_20_Link">2.6.- Pero, ¿cómo cambiar la cultura del Gobierno?<text:tab/>79</text:a></text:p>
          <text:p text:style-name="P108"><text:a xlink:type="simple" xlink:href="#__RefHeading__11988_640048308" text:style-name="Index_20_Link" text:visited-style-name="Index_20_Link">2.6.1.- La responsabilidad y la transparencia producen resultados<text:tab/>80</text:a></text:p>
          <text:p text:style-name="P108"><text:a xlink:type="simple" xlink:href="#__RefHeading__11990_640048308" text:style-name="Index_20_Link" text:visited-style-name="Index_20_Link">2.6.2.- Aplicando la transparencia al Gobierno Municipal<text:tab/>81</text:a></text:p>
          <text:p text:style-name="P106"><text:a xlink:type="simple" xlink:href="#__RefHeading__17045_640048308" text:style-name="Index_20_Link" text:visited-style-name="Index_20_Link">3.- La cultura de Raleigh<text:tab/>82</text:a></text:p>
          <text:p text:style-name="P107"><text:a xlink:type="simple" xlink:href="#__RefHeading__17047_640048308" text:style-name="Index_20_Link" text:visited-style-name="Index_20_Link">3.1. Triangle Wiki<text:tab/>84</text:a></text:p>
          <text:p text:style-name="P108"><text:a xlink:type="simple" xlink:href="#__RefHeading__17049_640048308" text:style-name="Index_20_Link" text:visited-style-name="Index_20_Link">3.1.1.- Un wiki encuentra su “tribu”<text:tab/>84</text:a></text:p>
          <text:p text:style-name="P108"><text:a xlink:type="simple" xlink:href="#__RefHeading__17051_640048308" text:style-name="Index_20_Link" text:visited-style-name="Index_20_Link">3.1.2.- Triangle Wiki Day: un éxito del código abierto en la creación de comunidades<text:tab/>85</text:a></text:p>
          <text:p text:style-name="P108"><text:a xlink:type="simple" xlink:href="#__RefHeading__17053_640048308" text:style-name="Index_20_Link" text:visited-style-name="Index_20_Link">3.1.3.- Más sobre el software LocalWiki<text:tab/>88</text:a></text:p>
          <text:p text:style-name="P108"><text:a xlink:type="simple" xlink:href="#__RefHeading__17055_640048308" text:style-name="Index_20_Link" text:visited-style-name="Index_20_Link">3.1.4.- El desarrollo actual de Triangle Wiki<text:tab/>90</text:a></text:p>
          <text:p text:style-name="P107"><text:a xlink:type="simple" xlink:href="#__RefHeading__17057_640048308" text:style-name="Index_20_Link" text:visited-style-name="Index_20_Link">3.2.- SPARKcon<text:tab/>91</text:a></text:p>
          <text:p text:style-name="P108"><text:a xlink:type="simple" xlink:href="#__RefHeading__17059_640048308" text:style-name="Index_20_Link" text:visited-style-name="Index_20_Link">3.2.1.- Talento creativo organizado con código abierto<text:tab/>91</text:a></text:p>
          <text:p text:style-name="P108"><text:a xlink:type="simple" xlink:href="#__RefHeading__17061_640048308" text:style-name="Index_20_Link" text:visited-style-name="Index_20_Link">3.2.2.- El nacimiento y el desarrollo de SPARKcon<text:tab/>93</text:a></text:p>
          <text:p text:style-name="P107"><text:a xlink:type="simple" xlink:href="#__RefHeading__17063_640048308" text:style-name="Index_20_Link" text:visited-style-name="Index_20_Link">3.3.- BarCamp<text:tab/>98</text:a></text:p>
          <text:p text:style-name="P108"><text:a xlink:type="simple" xlink:href="#__RefHeading__17065_640048308" text:style-name="Index_20_Link" text:visited-style-name="Index_20_Link">3.3.1.- Concepto<text:tab/>98</text:a></text:p>
          <text:p text:style-name="P108"><text:a xlink:type="simple" xlink:href="#__RefHeading__17067_640048308" text:style-name="Index_20_Link" text:visited-style-name="Index_20_Link">3.3.2.- Mi participación en un BarCamp<text:tab/>99</text:a></text:p>
          <text:p text:style-name="P107"><text:a xlink:type="simple" xlink:href="#__RefHeading__17069_640048308" text:style-name="Index_20_Link" text:visited-style-name="Index_20_Link">3.4.- Walk [Your City]<text:tab/>101</text:a></text:p>
          <text:p text:style-name="P108"><text:a xlink:type="simple" xlink:href="#__RefHeading__17071_640048308" text:style-name="Index_20_Link" text:visited-style-name="Index_20_Link">3.4.1.- El origen de la idea<text:tab/>101</text:a></text:p>
          <text:p text:style-name="P108"><text:soft-page-break/><text:a xlink:type="simple" xlink:href="#__RefHeading__17073_640048308" text:style-name="Index_20_Link" text:visited-style-name="Index_20_Link">3.4.2.- Posibilidades de desarrollo<text:tab/>108</text:a></text:p>
          <text:p text:style-name="P107"><text:a xlink:type="simple" xlink:href="#__RefHeading__17075_640048308" text:style-name="Index_20_Link" text:visited-style-name="Index_20_Link">3.5.- Conclusión: algo hay en la cultura<text:tab/>109</text:a></text:p>
          <text:p text:style-name="P105"><text:a xlink:type="simple" xlink:href="#__RefHeading__16479_260744453" text:style-name="Index_20_Link" text:visited-style-name="Index_20_Link">Capítulo III: Puesta en Marcha en Raleigh del Gobierno Abierto y la Política de Datos Abiertos<text:tab/>112</text:a></text:p>
          <text:p text:style-name="P106"><text:a xlink:type="simple" xlink:href="#__RefHeading__17077_640048308" text:style-name="Index_20_Link" text:visited-style-name="Index_20_Link">1.- ¿Cómo se puede conseguir </text:a><text:a xlink:type="simple" xlink:href="#__RefHeading__17077_640048308" text:style-name="Index_20_Link" text:visited-style-name="Index_20_Link"><text:span text:style-name="T1028">qu</text:span></text:a><text:a xlink:type="simple" xlink:href="#__RefHeading__17077_640048308" text:style-name="Index_20_Link" text:visited-style-name="Index_20_Link">e un Ayuntamiento aprue­be una normativa para un gobierno abierto?<text:tab/>113</text:a></text:p>
          <text:p text:style-name="P106"><text:a xlink:type="simple" xlink:href="#__RefHeading__17079_640048308" text:style-name="Index_20_Link" text:visited-style-name="Index_20_Link">2.- Resolución aprobada por el Ayuntamiento de Raleigh por un gobierno abierto y su hoja de ruta.<text:tab/>118</text:a></text:p>
          <text:p text:style-name="P106"><text:a xlink:type="simple" xlink:href="#__RefHeading__17081_640048308" text:style-name="Index_20_Link" text:visited-style-name="Index_20_Link">3.- Una ciudad de código abierto se pone en marcha: La plataforma web Open Raleigh<text:tab/>123</text:a></text:p>
          <text:p text:style-name="P107"><text:a xlink:type="simple" xlink:href="#__RefHeading__17083_640048308" text:style-name="Index_20_Link" text:visited-style-name="Index_20_Link">3.1.- ESRI y Socrata potencian Open Raleigh<text:tab/>126</text:a></text:p>
          <text:p text:style-name="P107"><text:a xlink:type="simple" xlink:href="#__RefHeading__17085_640048308" text:style-name="Index_20_Link" text:visited-style-name="Index_20_Link">3.2.- Granicus potencia la participación ciudadana<text:tab/>128</text:a></text:p>
          <text:p text:style-name="P107"><text:a xlink:type="simple" xlink:href="#__RefHeading__17087_640048308" text:style-name="Index_20_Link" text:visited-style-name="Index_20_Link">3.3.- GovDelivery hace más eficaz el uso del email.<text:tab/>128</text:a></text:p>
          <text:p text:style-name="P107"><text:a xlink:type="simple" xlink:href="#__RefHeading__17089_640048308" text:style-name="Index_20_Link" text:visited-style-name="Index_20_Link">3.4.- SeeClickFix, una solución Open311<text:tab/>129</text:a></text:p>
          <text:p text:style-name="P106"><text:a xlink:type="simple" xlink:href="#__RefHeading__17091_640048308" text:style-name="Index_20_Link" text:visited-style-name="Index_20_Link">4.- El impacto de Open Raleigh<text:tab/>130</text:a></text:p>
          <text:p text:style-name="P106"><text:a xlink:type="simple" xlink:href="#__RefHeading__17093_640048308" text:style-name="Index_20_Link" text:visited-style-name="Index_20_Link">5.- Datos abiertos: datos útiles y fáciles de entender<text:tab/>133</text:a></text:p>
          <text:p text:style-name="P106"><text:a xlink:type="simple" xlink:href="#__RefHeading__17095_640048308" text:style-name="Index_20_Link" text:visited-style-name="Index_20_Link">6.- SeeClickFix en Raleigh: impacto y repersución<text:tab/>137</text:a></text:p>
          <text:p text:style-name="P107"><text:a xlink:type="simple" xlink:href="#__RefHeading__17097_640048308" text:style-name="Index_20_Link" text:visited-style-name="Index_20_Link">6.1.- Entrevista con B. Berkowitz, Consejero Delegado y cofundador de SeeClickFix<text:tab/>138</text:a></text:p>
          <text:p text:style-name="P107"><text:a xlink:type="simple" xlink:href="#__RefHeading__17099_640048308" text:style-name="Index_20_Link" text:visited-style-name="Index_20_Link">6.2.- “Alguien debería arreglar esto”, por Bonner Gaylord<text:tab/>143</text:a></text:p>
          <text:p text:style-name="P107"><text:a xlink:type="simple" xlink:href="#__RefHeading__17101_640048308" text:style-name="Index_20_Link" text:visited-style-name="Index_20_Link">6.3.- Cómo se implementó SeeClickFix en Raleigh<text:tab/>145</text:a></text:p>
          <text:p text:style-name="P106"><text:a xlink:type="simple" xlink:href="#__RefHeading__17103_640048308" text:style-name="Index_20_Link" text:visited-style-name="Index_20_Link">7.- Una plataforma abierta para el futuro<text:tab/>146</text:a></text:p>
          <text:p text:style-name="P105"><text:a xlink:type="simple" xlink:href="#__RefHeading__11828_640048308" text:style-name="Index_20_Link" text:visited-style-name="Index_20_Link">Capítulo IV: Acciones Complementarias: Apoyar a los Grupos de Usuarios de Software de Código Abierto y la Celebración de Eventos<text:tab/>149</text:a></text:p>
          <text:p text:style-name="P106"><text:a xlink:type="simple" xlink:href="#__RefHeading__17105_640048308" text:style-name="Index_20_Link" text:visited-style-name="Index_20_Link">1.- Cuatro formas de apoyar a los grupos de usuarios<text:tab/>150</text:a></text:p>
          <text:p text:style-name="P107"><text:a xlink:type="simple" xlink:href="#__RefHeading__17107_640048308" text:style-name="Index_20_Link" text:visited-style-name="Index_20_Link">1.1.- Facilitarles un lugar donde reunirse<text:tab/>150</text:a></text:p>
          <text:p text:style-name="P107"><text:soft-page-break/><text:a xlink:type="simple" xlink:href="#__RefHeading__17109_640048308" text:style-name="Index_20_Link" text:visited-style-name="Index_20_Link">1.2.- Proporcionarles ponentes y presentadores para sus eventos<text:tab/>151</text:a></text:p>
          <text:p text:style-name="P107"><text:a xlink:type="simple" xlink:href="#__RefHeading__17111_640048308" text:style-name="Index_20_Link" text:visited-style-name="Index_20_Link">1.3.- Dar publicidad a sus actividades y eventos<text:tab/>153</text:a></text:p>
          <text:p text:style-name="P107"><text:a xlink:type="simple" xlink:href="#__RefHeading__17113_640048308" text:style-name="Index_20_Link" text:visited-style-name="Index_20_Link">1.4.- Ayudarles a conseguir financiación de patrocinado­res<text:tab/>154</text:a></text:p>
          <text:p text:style-name="P106"><text:a xlink:type="simple" xlink:href="#__RefHeading__17115_640048308" text:style-name="Index_20_Link" text:visited-style-name="Index_20_Link">2.- Algunos eventos que se celebran en Raleigh.<text:tab/>155</text:a></text:p>
          <text:p text:style-name="P107"><text:a xlink:type="simple" xlink:href="#__RefHeading__17117_640048308" text:style-name="Index_20_Link" text:visited-style-name="Index_20_Link">2.1.- Un tema de prestigo: El congreso sobre tecnología informática de código abierto<text:tab/>155</text:a></text:p>
          <text:p text:style-name="P107"><text:a xlink:type="simple" xlink:href="#__RefHeading__17119_640048308" text:style-name="Index_20_Link" text:visited-style-name="Index_20_Link">2.2.- El método del código abierto de la Ferias FOSS<text:tab/>157</text:a></text:p>
          <text:p text:style-name="P107"><text:a xlink:type="simple" xlink:href="#__RefHeading__17121_640048308" text:style-name="Index_20_Link" text:visited-style-name="Index_20_Link">2.3.- Maker Faire y el movimiento DIY<text:tab/>159</text:a></text:p>
          <text:p text:style-name="P106"><text:a xlink:type="simple" xlink:href="#__RefHeading__17123_640048308" text:style-name="Index_20_Link" text:visited-style-name="Index_20_Link">3.- Una agenda online de recursos disponibles para los grupos de usuarios de software de código abierto<text:tab/>161</text:a></text:p>
          <text:p text:style-name="P106"><text:a xlink:type="simple" xlink:href="#__RefHeading__17125_640048308" text:style-name="Index_20_Link" text:visited-style-name="Index_20_Link">4.- Ser líder del código abierto<text:tab/>163</text:a></text:p>
          <text:p text:style-name="P105"><text:a xlink:type="simple" xlink:href="#__RefHeading__11830_640048308" text:style-name="Index_20_Link" text:visited-style-name="Index_20_Link">Capítulo V: Un Núcleo de Innovación Impulsado por el Código Abierto<text:tab/>167</text:a></text:p>
          <text:p text:style-name="P106"><text:a xlink:type="simple" xlink:href="#__RefHeading__17128_640048308" text:style-name="Index_20_Link" text:visited-style-name="Index_20_Link">1.- Código abierto y el desarrollo económico. Entrevista con James Sauls, Director de Raleigh Economic Development.<text:tab/>168</text:a></text:p>
          <text:p text:style-name="P106"><text:a xlink:type="simple" xlink:href="#__RefHeading__17130_640048308" text:style-name="Index_20_Link" text:visited-style-name="Index_20_Link">2.- El código abierto promociona el futuro de la zona de negocios de Raleigh<text:tab/>172</text:a></text:p>
          <text:p text:style-name="P106"><text:a xlink:type="simple" xlink:href="#__RefHeading__17132_640048308" text:style-name="Index_20_Link" text:visited-style-name="Index_20_Link">3.- Conectando entre sí los elementos claves: código abierto, gobernanza y desarrollo económico en la zona de negocios de Raleigh<text:tab/>177</text:a></text:p>
          <text:p text:style-name="P106"><text:a xlink:type="simple" xlink:href="#__RefHeading__17134_640048308" text:style-name="Index_20_Link" text:visited-style-name="Index_20_Link">4.- La Cumbre de la Innovación<text:tab/>182</text:a></text:p>
          <text:p text:style-name="P107"><text:a xlink:type="simple" xlink:href="#__RefHeading__17136_640048308" text:style-name="Index_20_Link" text:visited-style-name="Index_20_Link">4.1.- Desarrollo de la Cumbre de la Innovación<text:tab/>182</text:a></text:p>
          <text:p text:style-name="P107"><text:a xlink:type="simple" xlink:href="#__RefHeading__17138_640048308" text:style-name="Index_20_Link" text:visited-style-name="Index_20_Link">4.2.- Un año después de la Cumbre de la Innovación<text:tab/>186</text:a></text:p>
          <text:p text:style-name="P107"><text:a xlink:type="simple" xlink:href="#__RefHeading__17140_640048308" text:style-name="Index_20_Link" text:visited-style-name="Index_20_Link">4.3.- Los encuentros de Innovate Raleigh<text:tab/>187</text:a></text:p>
          <text:p text:style-name="P107"><text:a xlink:type="simple" xlink:href="#__RefHeading__17142_640048308" text:style-name="Index_20_Link" text:visited-style-name="Index_20_Link">4.4.- Activando las conexiones aéreas<text:tab/>189</text:a></text:p>
          <text:p text:style-name="P107"><text:a xlink:type="simple" xlink:href="#__RefHeading__17144_640048308" text:style-name="Index_20_Link" text:visited-style-name="Index_20_Link">4.5.- Un escaparate para la innovación<text:tab/>190</text:a></text:p>
          <text:p text:style-name="P106"><text:a xlink:type="simple" xlink:href="#__RefHeading__17146_640048308" text:style-name="Index_20_Link" text:visited-style-name="Index_20_Link">5.- El Estado de Carolina del Norte, motor de la innovación<text:tab/>191</text:a></text:p>
          <text:p text:style-name="P106"><text:soft-page-break/><text:a xlink:type="simple" xlink:href="#__RefHeading__17148_640048308" text:style-name="Index_20_Link" text:visited-style-name="Index_20_Link">6.- El código abierto como cimiento del sello de innovación<text:tab/>194</text:a></text:p>
          <text:p text:style-name="P106"><text:a xlink:type="simple" xlink:href="#__RefHeading__17150_640048308" text:style-name="Index_20_Link" text:visited-style-name="Index_20_Link">7.- Un núcleo de empresas de software de código abierto<text:tab/>196</text:a></text:p>
          <text:p text:style-name="P105"><text:a xlink:type="simple" xlink:href="#__RefHeading__11832_640048308" text:style-name="Index_20_Link" text:visited-style-name="Index_20_Link">Capítulo VI: Organizaciones y Movimientos por un Gobierno Abierto<text:tab/>201</text:a></text:p>
          <text:p text:style-name="P106"><text:a xlink:type="simple" xlink:href="#__RefHeading__17152_640048308" text:style-name="Index_20_Link" text:visited-style-name="Index_20_Link">1.- Code for America<text:tab/>202</text:a></text:p>
          <text:p text:style-name="P107"><text:a xlink:type="simple" xlink:href="#__RefHeading__17154_640048308" text:style-name="Index_20_Link" text:visited-style-name="Index_20_Link">1.1.- ¿Qué es Code for America?<text:tab/>202</text:a></text:p>
          <text:p text:style-name="P107"><text:a xlink:type="simple" xlink:href="#__RefHeading__17156_640048308" text:style-name="Index_20_Link" text:visited-style-name="Index_20_Link">1.2.- Cumbre Code for America 2012 en San Francisco, California<text:tab/>204</text:a></text:p>
          <text:p text:style-name="P108"><text:a xlink:type="simple" xlink:href="#__RefHeading__17158_640048308" text:style-name="Index_20_Link" text:visited-style-name="Index_20_Link">1.2.1.- Ideas, ponencias y comentarios<text:tab/>205</text:a></text:p>
          <text:p text:style-name="P108"><text:a xlink:type="simple" xlink:href="#__RefHeading__17160_640048308" text:style-name="Index_20_Link" text:visited-style-name="Index_20_Link">1.2.2.- Opiniones sobre el concepto de “gobierno abierto”<text:tab/>207</text:a></text:p>
          <text:p text:style-name="P107"><text:a xlink:type="simple" xlink:href="#__RefHeading__17162_640048308" text:style-name="Index_20_Link" text:visited-style-name="Index_20_Link">1.3.- El programa Code for America Brigade y la Race for Reuse 2012<text:tab/>211</text:a></text:p>
          <text:p text:style-name="P108"><text:a xlink:type="simple" xlink:href="#__RefHeading__17164_640048308" text:style-name="Index_20_Link" text:visited-style-name="Index_20_Link">1.3.1.- Descripción del programa<text:tab/>211</text:a></text:p>
          <text:p text:style-name="P108"><text:a xlink:type="simple" xlink:href="#__RefHeading__17166_640048308" text:style-name="Index_20_Link" text:visited-style-name="Index_20_Link">1.3.2.- La brigada Code for America de Raleigh<text:tab/>213</text:a></text:p>
          <text:p text:style-name="P108"><text:a xlink:type="simple" xlink:href="#__RefHeading__17168_640048308" text:style-name="Index_20_Link" text:visited-style-name="Index_20_Link">1.3.3.- Resultados de la Race for Reuse 2012<text:tab/>219</text:a></text:p>
          <text:p text:style-name="P106"><text:a xlink:type="simple" xlink:href="#__RefHeading__6337_1880142976" text:style-name="Index_20_Link" text:visited-style-name="Index_20_Link">2.- La Fundación Sunlight, una organización pionera por un gobierno abierto<text:tab/>221</text:a></text:p>
          <text:p text:style-name="P106"><text:a xlink:type="simple" xlink:href="#__RefHeading__17170_640048308" text:style-name="Index_20_Link" text:visited-style-name="Index_20_Link">3.- Un recorrido por varios CityCamp y las mejores recomendaciones para llevarlos a cabo<text:tab/>223</text:a></text:p>
          <text:p text:style-name="P107"><text:a xlink:type="simple" xlink:href="#__RefHeading__17172_640048308" text:style-name="Index_20_Link" text:visited-style-name="Index_20_Link">3.1.- CityCamp Colorado<text:tab/>224</text:a></text:p>
          <text:p text:style-name="P108"><text:a xlink:type="simple" xlink:href="#__RefHeading__17174_640048308" text:style-name="Index_20_Link" text:visited-style-name="Index_20_Link">3.1.1.- CityCamp Colorado de 2011<text:tab/>225</text:a></text:p>
          <text:p text:style-name="P109"><text:a xlink:type="simple" xlink:href="#__RefHeading__17177_640048308" text:style-name="Index_20_Link" text:visited-style-name="Index_20_Link">3.1.1.1.- Mejorando el acceso al Gobierno<text:tab/>225</text:a></text:p>
          <text:p text:style-name="P109"><text:a xlink:type="simple" xlink:href="#__RefHeading__17179_640048308" text:style-name="Index_20_Link" text:visited-style-name="Index_20_Link">3.1.1.2.- Combatiendo la duplicidad con un gobierno abierto<text:tab/>228</text:a></text:p>
          <text:p text:style-name="P108"><text:a xlink:type="simple" xlink:href="#__RefHeading__17181_640048308" text:style-name="Index_20_Link" text:visited-style-name="Index_20_Link">3.1.2.- CityCamp Colorado 2012<text:tab/>230</text:a></text:p>
          <text:p text:style-name="P109"><text:a xlink:type="simple" xlink:href="#__RefHeading__17183_640048308" text:style-name="Index_20_Link" text:visited-style-name="Index_20_Link">3.1.2.1.- El proyecto Adopt-A-City<text:tab/>231</text:a></text:p>
          <text:p text:style-name="P109"><text:a xlink:type="simple" xlink:href="#__RefHeading__17185_640048308" text:style-name="Index_20_Link" text:visited-style-name="Index_20_Link">3.1.2.2.- Otras actuaciones<text:tab/>232</text:a></text:p>
          <text:p text:style-name="P107"><text:a xlink:type="simple" xlink:href="#__RefHeading__17187_640048308" text:style-name="Index_20_Link" text:visited-style-name="Index_20_Link">3.2.- CityCamp Honolulu<text:tab/>233</text:a></text:p>
          <text:p text:style-name="P108"><text:soft-page-break/><text:a xlink:type="simple" xlink:href="#__RefHeading__17189_640048308" text:style-name="Index_20_Link" text:visited-style-name="Index_20_Link">3.2.1.- El Estado del Aloha y el gobierno abierto<text:tab/>234</text:a></text:p>
          <text:p text:style-name="P108"><text:a xlink:type="simple" xlink:href="#__RefHeading__17191_640048308" text:style-name="Index_20_Link" text:visited-style-name="Index_20_Link">3.2.1.- Desarrollo del congreso abierto<text:tab/>239</text:a></text:p>
          <text:p text:style-name="P109"><text:a xlink:type="simple" xlink:href="#__RefHeading__17193_640048308" text:style-name="Index_20_Link" text:visited-style-name="Index_20_Link">3.2.1.1.- Recuperación de la confianza en el gobierno<text:tab/>239</text:a></text:p>
          <text:p text:style-name="P109"><text:a xlink:type="simple" xlink:href="#__RefHeading__17195_640048308" text:style-name="Index_20_Link" text:visited-style-name="Index_20_Link">3.2.1.2.- Thinking design y propuestas concretas<text:tab/>243</text:a></text:p>
          <text:p text:style-name="P109"><text:a xlink:type="simple" xlink:href="#__RefHeading__17197_640048308" text:style-name="Index_20_Link" text:visited-style-name="Index_20_Link">3.2.1.3.- Conclusiones<text:tab/>245</text:a></text:p>
          <text:p text:style-name="P107"><text:a xlink:type="simple" xlink:href="#__RefHeading__17199_640048308" text:style-name="Index_20_Link" text:visited-style-name="Index_20_Link">3.3.- CityCamp Kansas City<text:tab/>246</text:a></text:p>
          <text:p text:style-name="P108"><text:a xlink:type="simple" xlink:href="#__RefHeading__17201_640048308" text:style-name="Index_20_Link" text:visited-style-name="Index_20_Link">3.3.1.- Antecedentes y organización del evento<text:tab/>246</text:a></text:p>
          <text:p text:style-name="P108"><text:a xlink:type="simple" xlink:href="#__RefHeading__17203_640048308" text:style-name="Index_20_Link" text:visited-style-name="Index_20_Link">3.3.2.- El código abierto y el desarrollo del evento<text:tab/>250</text:a></text:p>
          <text:p text:style-name="P108"><text:a xlink:type="simple" xlink:href="#__RefHeading__17205_640048308" text:style-name="Index_20_Link" text:visited-style-name="Index_20_Link">3.3.3.- Las mejores recomendaciones para organizar y celebrar un CityCamp<text:tab/>252</text:a></text:p>
          <text:p text:style-name="P106"><text:a xlink:type="simple" xlink:href="#__RefHeading__17207_640048308" text:style-name="Index_20_Link" text:visited-style-name="Index_20_Link">4.- La evolución de CityCamp Raleigh<text:tab/>259</text:a></text:p>
          <text:p text:style-name="P107"><text:a xlink:type="simple" xlink:href="#__RefHeading__17209_640048308" text:style-name="Index_20_Link" text:visited-style-name="Index_20_Link">4.1.- CityCamp Raleigh 2012<text:tab/>260</text:a></text:p>
          <text:p text:style-name="P108"><text:a xlink:type="simple" xlink:href="#__RefHeading__17211_640048308" text:style-name="Index_20_Link" text:visited-style-name="Index_20_Link">4.1.1.- Cuando son los ciudadanos quienes convocan las reuniones con los políticos<text:tab/>260</text:a></text:p>
          <text:p text:style-name="P108"><text:a xlink:type="simple" xlink:href="#__RefHeading__17213_640048308" text:style-name="Index_20_Link" text:visited-style-name="Index_20_Link">4.1.2.- Desarrollo del evento<text:tab/>262</text:a></text:p>
          <text:p text:style-name="P108"><text:a xlink:type="simple" xlink:href="#__RefHeading__17215_640048308" text:style-name="Index_20_Link" text:visited-style-name="Index_20_Link">4.1.3.- Resultados del hackathon<text:tab/>263</text:a></text:p>
          <text:p text:style-name="P108"><text:a xlink:type="simple" xlink:href="#__RefHeading__17217_640048308" text:style-name="Index_20_Link" text:visited-style-name="Index_20_Link">4.1.4.- Conclusiones<text:tab/>266</text:a></text:p>
          <text:p text:style-name="P107"><text:a xlink:type="simple" xlink:href="#__RefHeading__17219_640048308" text:style-name="Index_20_Link" text:visited-style-name="Index_20_Link">4.2.- La transición al futuro<text:tab/>268</text:a></text:p>
          <text:p text:style-name="P105"><text:a xlink:type="simple" xlink:href="#__RefHeading__11834_640048308" text:style-name="Index_20_Link" text:visited-style-name="Index_20_Link">Capítulo VII: Raleigh: El Futuro de una Ciudad de Código Abierto<text:tab/>273</text:a></text:p>
          <text:p text:style-name="P106"><text:a xlink:type="simple" xlink:href="#__RefHeading__17221_640048308" text:style-name="Index_20_Link" text:visited-style-name="Index_20_Link">1.- La iniciativa Open Raleigh<text:tab/>274</text:a></text:p>
          <text:p text:style-name="P106"><text:a xlink:type="simple" xlink:href="#__RefHeading__17223_640048308" text:style-name="Index_20_Link" text:visited-style-name="Index_20_Link">2.- Algunos proyectos en desarrollo<text:tab/>278</text:a></text:p>
          <text:p text:style-name="P107"><text:a xlink:type="simple" xlink:href="#__RefHeading__17225_640048308" text:style-name="Index_20_Link" text:visited-style-name="Index_20_Link">2.1.- CityShape. Una ciudad más saludable gracias al compromiso con los datos abiertos<text:tab/>278</text:a></text:p>
          <text:p text:style-name="P107"><text:a xlink:type="simple" xlink:href="#__RefHeading__17227_640048308" text:style-name="Index_20_Link" text:visited-style-name="Index_20_Link">2.2.- Raleigh City Farm: Un huerto urbano con raíces en el código abierto<text:tab/>281</text:a></text:p>
          <text:p text:style-name="P107"><text:a xlink:type="simple" xlink:href="#__RefHeading__17229_640048308" text:style-name="Index_20_Link" text:visited-style-name="Index_20_Link">2.3.- Solicitud de Propuestas vs. Solicitud de Colaboración<text:tab/>283</text:a></text:p>
          <text:p text:style-name="P106"><text:a xlink:type="simple" xlink:href="#__RefHeading__17231_640048308" text:style-name="Index_20_Link" text:visited-style-name="Index_20_Link">3.- ¿Qué es lo siguiente en Raleigh?<text:tab/>285</text:a></text:p>
        </text:index-body>
      </text:table-of-content>
      <text:p text:style-name="P32"><text:soft-page-break/></text:p>
      <text:p text:style-name="P32"/>
      <text:p text:style-name="P95"/>
      <text:h text:style-name="P152"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text:soft-page-break/></text:h>
      <text:h text:style-name="P91" text:outline-level="1"><text:bookmark-start text:name="__RefHeading__12540_982145389"/>Introducción<text:bookmark-end text:name="__RefHeading__12540_982145389"/></text:h>
      <text:p text:style-name="P72"><text:span text:style-name="T194">Durante los dos últimos años, gracias a mi participación en el movimiento por un </text:span><text:span text:style-name="T195">g</text:span><text:span text:style-name="T194">obierno </text:span><text:span text:style-name="T195">a</text:span><text:span text:style-name="T194">bierto, he encontrado un me­dio muy interesante de armonizar mi pasión por el </text:span><text:span text:style-name="T196">software de código abierto</text:span><text:span text:style-name="T209"><text:note text:id="ftn1" text:note-class="footnote"><text:note-citation>1</text:note-citation><text:note-body><text:p text:style-name="P50"><text:span text:style-name="T291">El concepto “</text:span>código abierto”<text:span text:style-name="T292"> se desarrolla en profundidad a lo largo del libro.</text:span></text:p></text:note-body></text:note></text:span><text:span text:style-name="T196"> (o</text:span><text:span text:style-name="T240">pen </text:span><text:span text:style-name="T241">s</text:span><text:span text:style-name="T240">ource</text:span><text:span text:style-name="T209">)</text:span><text:span text:style-name="T194"> </text:span><text:span text:style-name="T197">con </text:span><text:span text:style-name="T198">mi</text:span><text:span text:style-name="T194"> interés por la comuni­dad de Raleigh</text:span><text:span text:style-name="T194"><text:note text:id="ftn2" text:note-class="footnote"><text:note-citation>2</text:note-citation><text:note-body><text:list xml:id="list2758488807933190418" text:style-name="L1"><text:list-item><text:p text:style-name="P142">Raleigh, con una población de 425.000 habitantes, es la capital del Estado de Carolina del Norte en los Estados Unidos. Este Estado está situado aproximadamente a la mitad de la costa atlántica del <text:span text:style-name="T1004">p</text:span>aís.</text:p></text:list-item></text:list></text:note-body></text:note></text:span><text:span text:style-name="T194"> a la que pertenezco, y </text:span><text:span text:style-name="T199">por </text:span><text:span text:style-name="T194">la participación ciudadana. En este tiempo me he encontrado con muchos </text:span><text:span text:style-name="T240">geeks</text:span><text:span text:style-name="T240"><text:note text:id="ftn3" text:note-class="footnote"><text:note-citation>3</text:note-citation><text:note-body><text:list xml:id="list224606088155914" text:continue-numbering="true" text:style-name="L1"><text:list-item><text:p text:style-name="P142">El término <text:span text:style-name="T96">geek</text:span> es un angloamericanismo que identifica a una perso­na <text:span text:style-name="T1003">con</text:span> una afición desmesurada por los temas <text:span text:style-name="T293">tecnológicos e </text:span>infor­máticos.</text:p></text:list-item></text:list></text:note-body></text:note></text:span><text:span text:style-name="T248"> </text:span><text:span text:style-name="T194">con mentalidad cívica que comparten conmigo intere­ses similares y que están potenciado la reivindicación de una forma de gobernar más abierta. Mi objetivo: mejorar nuestra convivencia como ciudadanos.</text:span></text:p>
      <text:p text:style-name="P32">Hoy en día, la participación ciudadana de muchos indi­viduos se limita a votar, a presionar para solucionar sus pro­blemas y a quejarse del Gobierno, pero en los Estados Unidos el Gobierno incluye también a los ciudadanos. “<text:span text:style-name="T294">Del pueblo y para el pueblo”</text:span>. Sin embargo, muchos de nosotros estamos demasiado ocupados <text:span text:style-name="T295">en nuestros asuntos</text:span> cotidian<text:span text:style-name="T295">o</text:span>s de mane­ra que cuando la política se cruza en nuestro camino <text:span text:style-name="T296">supone </text:span><text:soft-page-break/><text:span text:style-name="T296">un incordio</text:span>.</text:p>
      <text:p text:style-name="P32">Pensemos un poco en nuestras propias experiencias con el Gobierno de nuestras ciudades. ¿Estamos descontentos con él? ¿Qué se podría mejorar? ¿Cómo se podrían incrementar nuestras interacciones con él?</text:p>
      <text:p text:style-name="P32"><text:span text:style-name="T297">La</text:span> relación con el Gobierno Municipal de nuestra ciu­dad podría ser mucho mejor. Todos tenemos alguna idea so­bre cómo mejorar las comunidades en las que vivimos o cómo corregir las actuaciones del Gobierno que no funcionan de forma correcta o eficiente. ¿Pero tenemos los medios, el tiem­po, la información, o sabemos a d<text:span text:style-name="T296">ó</text:span>nde acudir para que esas ideas se lleven a cabo?</text:p>
      <text:p text:style-name="P32">Mejorar nuestra convivencia ciudadana implica que nuestras relaciones con el Gobierno Municipal sean más parti­cipativas y colaboradoras. Y eso empieza con un Gobierno más transparente, abierto y receptivo.</text:p>
      <text:p text:style-name="P32"><text:span text:style-name="T194">En este libro se describe el camino recorrido por el pue­blo de Raleigh hacia lo que yo llamo “</text:span><text:span text:style-name="T200">c</text:span><text:span text:style-name="T201">iudad</text:span><text:span text:style-name="T240"> </text:span><text:span text:style-name="T202">de código abier­to”</text:span><text:span text:style-name="T240">,</text:span><text:span text:style-name="T248"> </text:span><text:span text:style-name="T194">y cómo el movimiento por un </text:span><text:span text:style-name="T195">g</text:span><text:span text:style-name="T194">obierno </text:span><text:span text:style-name="T195">a</text:span><text:span text:style-name="T194">bierto en esta ciudad se ha </text:span><text:span text:style-name="T197">visto </text:span><text:span text:style-name="T194">acelerado durante los dos últimos años con la </text:span><text:span text:style-name="T197">aprobación de una “</text:span><text:span text:style-name="T194">Resolución por un Gobierno Abierto”, la celebración con éxito de dos eventos </text:span><text:span text:style-name="T242">CityCamp Raleigh</text:span><text:span text:style-name="T201"> </text:span><text:span text:style-name="T203">y </text:span><text:span text:style-name="T194">la organización de un grupo de trabajo bajo los auspicios de </text:span><text:span text:style-name="T242">Code for America</text:span><text:span text:style-name="T194">, organización de la que más tarde hablare­mos en profundidad.</text:span></text:p>
      <text:p text:style-name="P32"><text:soft-page-break/><text:span text:style-name="T194">Primero definiremos las características de una “</text:span>ciudad de código abierto”<text:span text:style-name="T248"> </text:span><text:span text:style-name="T194">y explicaremos cómo Raleigh las ha ido asumiendo. Describiremos la </text:span><text:span text:style-name="T210">c</text:span><text:span text:style-name="T194">ultura </text:span><text:span text:style-name="T204">del código abierto</text:span><text:span text:style-name="T194">, las reglas de funcionamiento del Gobierno de la ciudad, los even­tos </text:span><text:span text:style-name="T211">celebrados</text:span><text:span text:style-name="T194"> y el desarrollo económico habido. Luego vere­mos cómo se debe actuar para </text:span><text:span text:style-name="T210">lograr </text:span><text:span text:style-name="T194">de forma </text:span><text:span text:style-name="T210">efectiva</text:span><text:span text:style-name="T194"> un </text:span><text:span text:style-name="T212">g</text:span><text:span text:style-name="T194">o­bierno </text:span><text:span text:style-name="T212">a</text:span><text:span text:style-name="T194">bierto, </text:span><text:span text:style-name="T213">y </text:span><text:span text:style-name="T194">también algunas ideas al respecto aprendi­das durante mis viajes por otras ciudades de </text:span><text:span text:style-name="T216">los Estados Unidos</text:span><text:span text:style-name="T194">.</text:span></text:p>
      <text:p text:style-name="P32"><text:span text:style-name="T194">Este libro está basado en mi experiencia e incluye artí­culos y entrevistas que he realizado para </text:span><text:span text:style-name="T242">opensource.com</text:span><text:span text:style-name="T194">, una publicación </text:span><text:span text:style-name="T242">online</text:span><text:span text:style-name="T194"> dedicada a analizar cómo el modelo de desarrollo </text:span><text:span text:style-name="T213">de </text:span><text:span text:style-name="T214">software</text:span><text:span text:style-name="T213"> </text:span><text:span text:style-name="T205">de código abierto</text:span><text:span text:style-name="T249"> </text:span><text:span text:style-name="T194">se puede aplicar </text:span><text:span text:style-name="T210">también</text:span><text:span text:style-name="T194"> en otras áreas como la actividad empresarial, la edu­cación, la sanidad, las leyes, y en la vida en general.</text:span></text:p>
      <text:p text:style-name="P32"><text:span text:style-name="T194">Llevo trabajando en </text:span><text:span text:style-name="T242">Red Hat</text:span><text:span text:style-name="T201"><text:note text:id="ftn4" text:note-class="footnote"><text:note-citation>4</text:note-citation><text:note-body><text:list xml:id="list224606094152999" text:continue-numbering="true" text:style-name="L1"><text:list-item><text:p text:style-name="P143"><text:span text:style-name="T989">Red Hat</text:span><text:span text:style-name="T988"> es una multinacional estadounidense </text:span><text:span text:style-name="T992">dedicada</text:span><text:span text:style-name="T988"> al suministro </text:span><text:span text:style-name="T994">y mantenimiento </text:span><text:span text:style-name="T988">de </text:span><text:span text:style-name="T993">software</text:span><text:span text:style-name="T988"> </text:span><text:span text:style-name="T993">de</text:span><text:span text:style-name="T988"> código abierto. </text:span><text:span text:style-name="T993">Visitar </text:span><text:span text:style-name="T996">en internet el sitio web</text:span><text:span text:style-name="T988"> </text:span><text:span text:style-name="Citation"><text:span text:style-name="T988">www.redhat.com.</text:span></text:span></text:p></text:list-item></text:list></text:note-body></text:note></text:span><text:span text:style-name="T240"> </text:span><text:span text:style-name="T194">desde el año 2003 y ten­go, por tanto, diez años de experiencia </text:span><text:span text:style-name="T213">en </text:span><text:span text:style-name="T206">materia de software de código abierto</text:span><text:span text:style-name="T194">. Además, desde que en enero del 2010 dicha empresa puso en marcha </text:span><text:span text:style-name="T242">opensource.com</text:span><text:span text:style-name="T194">, conside­rándola como un servicio a la comunidad, he tenido en la misma diversas responsabilidades incluyendo las de Director del Proyecto </text:span><text:span text:style-name="T215">durante su </text:span><text:span text:style-name="T194">puesta en marcha, más tarde </text:span><text:span text:style-name="T215">las de</text:span><text:span text:style-name="T194"> Supervisor de </text:span><text:span text:style-name="T215">C</text:span><text:span text:style-name="T194">ontenidos y colaborador con trabajos propios, </text:span><text:soft-page-break/><text:span text:style-name="T194">y ahora las de Director General.</text:span></text:p>
      <text:p text:style-name="P32"><text:span text:style-name="T244">O</text:span><text:span text:style-name="T240">pensource.com</text:span><text:span text:style-name="T248"> </text:span><text:span text:style-name="T194">tiene como principio publicar todos sus contenidos bajo licencias </text:span><text:span text:style-name="T240">Creative Commons</text:span><text:span text:style-name="T240"><text:note text:id="ftn5" text:note-class="footnote"><text:note-citation>5</text:note-citation><text:note-body><text:p text:style-name="P51">Con el <text:span text:style-name="T1015">objetivo</text:span> de regular la forma legal en la que l<text:span text:style-name="T299">os autores</text:span> <text:span text:style-name="T299">ceden</text:span> derechos <text:span text:style-name="T300">asociados a la</text:span> propiedad intelectual sobre cualquier obra de creación propia, surgió la organización <text:span text:style-name="T96">Creative Commons</text:span>, que es­tablece una serie licencias <text:span text:style-name="T299">para tal fin</text:span>. V<text:span text:style-name="T299">isitar en internet el sitio web </text:span><text:span text:style-name="T98">http://creativecommons.org.</text:span></text:p></text:note-body></text:note></text:span><text:span text:style-name="T248"> </text:span><text:span text:style-name="T194">y una serie de ar­tículos y entrevistas publicadas en dicho medio han sido in­corporados a este libro. De hecho este libro no hubiese sido posible sin </text:span><text:span text:style-name="T240">Creative Commons</text:span><text:span text:style-name="T194">, una variedad de licencias a tra­vés de las cuales los autores ceden sus derechos y hacen posi­ble la publicación de obras como ésta.</text:span></text:p>
      <text:p text:style-name="P32"><text:span text:style-name="T194">El propósito de este libro es contar la historia </text:span>del códi­go abierto<text:span text:style-name="T248"> </text:span><text:span text:style-name="T194">de Raleigh e instar a otras personas, no sólo a par­ticipar en el movimiento por un </text:span><text:span text:style-name="T195">g</text:span><text:span text:style-name="T194">obierno </text:span><text:span text:style-name="T195">a</text:span><text:span text:style-name="T194">bierto, sino tam­bién a que implanten sus ideas en sus ciudades, de manera que nos permita adaptarlas y mejorar nuestro propio Go­bierno Municipal. </text:span></text:p>
      <text:p text:style-name="P32"><text:span text:style-name="T194">Deseo que esta narración sea un catalizador para que haya más </text:span><text:span text:style-name="T195">g</text:span><text:span text:style-name="T194">obierno </text:span><text:span text:style-name="T195">a</text:span><text:span text:style-name="T194">bierto, más </text:span><text:span text:style-name="T207">datos abiertos</text:span><text:span text:style-name="T207"><text:note text:id="ftn6" text:note-class="footnote"><text:note-citation>6</text:note-citation><text:note-body><text:p text:style-name="NotaPie">“<text:span text:style-name="T1015">D</text:span>atos <text:span text:style-name="T1015">a</text:span>biertos” (<text:span text:style-name="T96">open data</text:span> en inglés) <text:span text:style-name="T1015">hace referencia a</text:span> <text:span text:style-name="T1015">la idea de </text:span>que determinados datos <text:span text:style-name="T1015">deberían estar</text:span> disponibles <text:span text:style-name="T1015">para que cual­quier persona los pueda reutilizar </text:span>de forma libre, sin restricciones de <text:span text:style-name="T96">copyright</text:span>, patentes u otros mecanismos de control. <text:span text:style-name="T1015">Esta idea cobra popularidad con el surgimiento de internet, la </text:span><text:span text:style-name="T164">World Wide Web</text:span><text:span text:style-name="T1015"> y, es­pecialmente, con el lanzamiento de inciativas por un gobierno abier­to de las que se habla a lo largo de este libro.</text:span></text:p></text:note-body></text:note></text:span><text:span text:style-name="T240"> </text:span><text:span text:style-name="T208">(</text:span><text:span text:style-name="T243">open data</text:span><text:span text:style-name="T208">)</text:span><text:span text:style-name="T248"> </text:span><text:span text:style-name="T194">y </text:span><text:soft-page-break/><text:span text:style-name="T194">más participación ciudadana, en Raleigh y en muchas otras ciudades.</text:span></text:p>
      <text:p text:style-name="P43"/>
      <text:p text:style-name="P110"/>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h text:style-name="P92" text:outline-level="1"><text:bookmark-start text:name="__RefHeading__16212_1891849469"/>Capítulo I: <text:span text:style-name="T301">Definición de</text:span> Ciudad<text:span text:style-name="T303"> </text:span><text:span text:style-name="T304">de Código Abierto</text:span><text:bookmark-end text:name="__RefHeading__16212_1891849469"/></text:h>
      <text:p text:style-name="P72"><text:span text:style-name="T217">Antes de definir las características fundamentales de una “</text:span><text:span text:style-name="T218">c</text:span><text:span text:style-name="T217">iudad </text:span><text:span text:style-name="T218">de código abierto”</text:span><text:span text:style-name="T248"> </text:span><text:span text:style-name="T217">debemos aclarar algunos concep­tos, ya que los términos </text:span><text:span text:style-name="T220">“</text:span><text:span text:style-name="T221">código abierto</text:span><text:span text:style-name="T222">”</text:span><text:span text:style-name="T219">, </text:span><text:span text:style-name="T220">“</text:span><text:span text:style-name="T223">g</text:span><text:span text:style-name="T219">obierno </text:span><text:span text:style-name="T223">a</text:span><text:span text:style-name="T219">bierto</text:span><text:span text:style-name="T222">”</text:span><text:span text:style-name="T219"> y </text:span><text:span text:style-name="T220">“</text:span><text:span text:style-name="T221">datos abiertos</text:span><text:span text:style-name="T222">”</text:span><text:span text:style-name="T217">, son nuevos para la mayoría de los ciuda­danos. </text:span></text:p>
      <text:p text:style-name="P32">Si queremos tener en nuestra ciudad un Gobierno más transparente, participativo y colaborador, es necesario que <text:span text:style-name="T300">conozcamos</text:span> de la forma más precisa <text:span text:style-name="T423">posible </text:span>el <text:span text:style-name="T300">significado</text:span> de tales conceptos.</text:p>
      <text:h text:style-name="P78" text:outline-level="2"><text:bookmark-start text:name="__RefHeading__11840_640048308"/><text:span text:style-name="T424">1.- </text:span>¿Qué <text:span text:style-name="T300">significa</text:span> “código abierto”?<text:bookmark-end text:name="__RefHeading__11840_640048308"/></text:h>
      <text:p text:style-name="P73"><text:span text:style-name="T229">Los programas informáticos se escriben </text:span><text:span text:style-name="T230">(programan) median­te </text:span><text:span text:style-name="T229">lenguajes de programación </text:span><text:span text:style-name="T231">(</text:span><text:span text:style-name="T232">C</text:span><text:span text:style-name="T229">, </text:span><text:span text:style-name="T232">C++,</text:span><text:span text:style-name="T229"> <text:s/>Java, etc.</text:span><text:span text:style-name="T231">) </text:span><text:span text:style-name="T230">en docu­mentos que denominamos “</text:span><text:span text:style-name="T229">código fuente” </text:span><text:span text:style-name="T217">(</text:span><text:span text:style-name="T245">source code</text:span><text:span text:style-name="T217">) </text:span><text:span text:style-name="T234">de esos programas</text:span><text:span text:style-name="T217">. Pero un ordenador no puede hacer uso de forma directa de es</text:span><text:span text:style-name="T234">os</text:span><text:span text:style-name="T217"> documento</text:span><text:span text:style-name="T234">s</text:span><text:span text:style-name="T217"> escrito</text:span><text:span text:style-name="T234">s</text:span><text:span text:style-name="T217"> en dichos lengua­jes y es necesario convertirlo</text:span><text:span text:style-name="T234">s</text:span><text:span text:style-name="T217"> </text:span><text:span text:style-name="T234">(</text:span><text:span text:style-name="T217">compilarlo</text:span><text:span text:style-name="T234">s)</text:span><text:span text:style-name="T217"> a un lenguaje que el ordenador </text:span><text:span text:style-name="T234">comprenda</text:span><text:span text:style-name="T217">, generalmente una secuencia de ceros y unos, es decir, lo que llamamos “código binario” </text:span><text:span text:style-name="T234">(</text:span><text:span text:style-name="T247">binary code</text:span><text:span text:style-name="T234">)</text:span><text:span text:style-name="T217">. Cuando compramos un programa o una aplica­ción como </text:span><text:span text:style-name="T245">Microsoft Office</text:span><text:span text:style-name="T217">, </text:span><text:span text:style-name="T245">Adobe Reader</text:span><text:span text:style-name="T217"> o </text:span><text:span text:style-name="T245">Photoshop</text:span><text:span text:style-name="T217">, lo que se nos da con el </text:span><text:span text:style-name="T228">CD</text:span><text:span text:style-name="T217"> del programa o </text:span><text:span text:style-name="T235">la</text:span><text:span text:style-name="T217"> descarga electrónica, es </text:span><text:soft-page-break/><text:span text:style-name="T217">el programa escrito en código binario, es decir en el formato que comprende nuestro ordenador.</text:span></text:p>
      <text:p text:style-name="P32">Un programa informático con el que no se facilita su “código fuente”, se dice que es un “programa <text:span text:style-name="T425">privativo</text:span>” o “programa cerrado”. En este caso <text:span text:style-name="T425">se priva a los</text:span> programado­res <text:span text:style-name="T425">de </text:span>la posibilidad de conocer cómo está diseñado el pro­grama y en consecuencia son incapaces de modificarlo, corre­girlo o mejorarlo libremente. El propietario, o la empresa propietaria, que proporcionó el programa controla quién tie­ne acceso y permiso para modificar el “código fuente”.</text:p>
      <text:p text:style-name="P32">Por el contrario, cuando con el programa se suministra, además del “código binario”, el “código fuente” se dice que el programa es “<text:span text:style-name="T427">de </text:span><text:span text:style-name="T428">c</text:span><text:span text:style-name="T427">ódigo </text:span><text:span text:style-name="T428">a</text:span><text:span text:style-name="T427">bierto”</text:span><text:span text:style-name="T426">, porque </text:span><text:span text:style-name="T430">da</text:span><text:span text:style-name="T426"> a</text:span> diseñadores y programadores la oportunidad de examinar cómo está diseña­do el programa y hacer la<text:span text:style-name="T431">s</text:span> modificaciones, correcciones o mejoras que deseen, y además poder compartirlas.</text:p>
      <text:p text:style-name="P32">Una analogía que ayuda <text:span text:style-name="T431">a comprender el concepto </text:span>a personas que no están familiarizadas con los programas <text:span text:style-name="T431">infor­máticos</text:span><text:span text:style-name="T303"> </text:span><text:span text:style-name="T305">de código abierto</text:span><text:span text:style-name="T426">,</text:span><text:span text:style-name="T95"> </text:span>es compararlos con una receta de cocina. Si lo pensamos, una receta de cocina es simplemente una lista de ingredientes y un conjunto de instrucciones, lo que en el mundo del software llamaríamos “código fuente”. Pero una receta de cocina es además <text:span text:style-name="T423">de código abierto</text:span><text:span text:style-name="T96"> </text:span>por­que se puede modificar, mejorar y compartir.</text:p>
      <text:p text:style-name="P32">Supongamos que un amigo nos da <text:span text:style-name="T423">(comparte) </text:span>una rece­<text:soft-page-break/>ta para hacer galletas con virutas de chocolate. Probamos la receta y nos gusta. Pero las virutas de chocolate nos vuelven loco y decidimos poner el doble (<text:span text:style-name="T431">modificar</text:span>) cuando hacemos la siguiente hornada de galletas. Después de cocinar esta hor­nada las galletas nos gustan tanto que compartimos la receta mejorada con otros amigos. Ahora tenemos una receta <text:span text:style-name="T423">(mejo­rada)</text:span> para hacer galletas con el doble de virutas de chocolate.</text:p>
      <text:p text:style-name="P32">Es decir, que dado que la receta es esencialmente “<text:span text:style-name="T305">de código abierto”</text:span><text:span text:style-name="T426">,</text:span> somos libres de modificar el “código fuente” (ingredientes e instrucciones) para ajustarl<text:span text:style-name="T432">a</text:span> a nuestras necesi­dades y deseos. Se trata<text:span text:style-name="T433">, en resumen,</text:span> de la libertad para mo­dificar y mejorar el software y ponerlo a disposición de otros para que puedan continuar mejorándolo.</text:p>
      <text:p text:style-name="P32"><text:span text:style-name="T433">L</text:span>a organización sin ánimo de lucro <text:span text:style-name="T96">Open Source Iniciative</text:span> (OSI) establece que un programa informático es <text:span text:style-name="T303">“</text:span><text:span text:style-name="T305">de código abierto”</text:span><text:span text:style-name="T303"> </text:span>cuando no sólo su “código <text:span text:style-name="T433">fuente”</text:span> está dispo­nible para todo el mundo, sino cuando también las formas de cesión y uso de dicho programa cumple<text:span text:style-name="T433">n</text:span> con las condiciones establecidas en alguno de los modelos de cesión y uso homo­logados por dicha organizació<text:span text:style-name="T434">n</text:span>. Esta <text:span text:style-name="T433">claridad</text:span> de las reglas de juego es una de las razones por la<text:span text:style-name="T433">s</text:span> que el software <text:span text:style-name="T305">de código abierto</text:span> se ha hecho tan popular.</text:p>
      <text:p text:style-name="P32">En el escenario que hemos definido se ha consolidado un modelo de trabajo para el desarrollo de software <text:span text:style-name="T305">de códi­go abierto</text:span>. Diseñadores y <text:span text:style-name="T423">p</text:span>rogramadores de todas las partes del mundo empezaron a desarrollar software proporcionando <text:soft-page-break/>públicamente su “código fuente” y trabajando en común con aquellos que querían participar, llevando a cabo sucesivas mejoras que a su vez podían ser compartidas, dando lugar a otras. Esta forma de trabajar “en abierto” es lo que ha producido tantas innovaciones en la industria del software y en otras áreas.</text:p>
      <text:p text:style-name="P32">No cabe duda de que Internet ha permitido que este tipo de colaboración sea más dinámic<text:span text:style-name="T423">o</text:span> y que <text:span text:style-name="T423">este</text:span> modelo de trabajo y desarrollo se haya extendido tan ampliamente. </text:p>
      <text:p text:style-name="P32">En consecuencia, para mí, <text:span text:style-name="T305">el código abierto</text:span><text:span text:style-name="T426"> no es sólo un tipo de programas informáticos </text:span><text:span text:style-name="T429">o </text:span><text:span text:style-name="T426">una forma de desarrollar aplicaciones informáticas. Es una filosofía, una cultura, un es­quema de trabajo en equipo.</text:span></text:p>
      <text:p text:style-name="P32"><text:span text:style-name="T426">La forma de trabajar que ha permitido configurar un m</text:span>odelo eficaz de desarrollo de programas <text:span text:style-name="T305">de código abierto</text:span>, basada en la transparencia y la colaboración, <text:span text:style-name="T433">la implementa­ción temprana de prototipos</text:span>, la meritocracia y la participa­ción, está siendo puest<text:span text:style-name="T433">a</text:span> en práctica en otras facetas de nues­tra vida diaria. </text:p>
      <text:p text:style-name="P32">A lo largo de este libro me referiré a este concepto como “el <text:span text:style-name="T92">método del código abierto”</text:span><text:span text:style-name="T96"> </text:span><text:span text:style-name="T426">(</text:span><text:span text:style-name="T96">the </text:span><text:span text:style-name="T99">o</text:span><text:span text:style-name="T96">pen </text:span><text:span text:style-name="T99">s</text:span><text:span text:style-name="T96">ource way</text:span><text:span text:style-name="T426">).</text:span></text:p>
      <text:p text:style-name="P38"/>
      <text:h text:style-name="P80" text:outline-level="3"><text:bookmark-start text:name="__RefHeading__11838_640048308"/><text:soft-page-break/><text:span text:style-name="T424">1.1.- </text:span>El ingrediente secreto del <text:span text:style-name="T435">método</text:span> <text:span text:style-name="T306">del </text:span><text:span text:style-name="T307">c</text:span><text:span text:style-name="T306">ódigo </text:span><text:span text:style-name="T307">a</text:span><text:span text:style-name="T306">bier­to</text:span><text:note text:id="ftn7" text:note-class="footnote"><text:note-citation>7</text:note-citation><text:note-body><text:list xml:id="list8227280325893944176" text:style-name="List_20_1"><text:list-item><text:p text:style-name="P144">Adaptado de “<text:span text:style-name="T96">The secret ingredient in open source</text:span>”, © 2012 <text:span text:style-name="T96">opensource.com</text:span>, publicada bajo licencia <text:span text:style-name="T96">Creative Commons Attribution-ShareAlike 3.0 Unported</text:span>.</text:p></text:list-item></text:list></text:note-body></text:note><text:bookmark-end text:name="__RefHeading__11838_640048308"/></text:h>
      <text:p text:style-name="P72"><text:span text:style-name="T303">El </text:span><text:span text:style-name="T307">método</text:span><text:span text:style-name="T303"> del código abierto</text:span> tiene un secreto, algo que com­parten tod<text:span text:style-name="T436">as las comunidades vinculadas al código abierto </text:span>que trabajan eficazmente <text:span text:style-name="T437">y que </text:span>l<text:span text:style-name="T436">a</text:span>s hace diferentes a <text:span text:style-name="T436">las de­más</text:span>.</text:p>
      <text:p text:style-name="P32">A los que no han tenido experiencia con <text:span text:style-name="T436">comunidades</text:span> <text:span text:style-name="T308">de este tipo</text:span> y también a los que se están iniciando en la temá­tica del <text:span text:style-name="T303">software </text:span><text:span text:style-name="T308">de código abierto</text:span>, puede que les cueste un poco entender <text:span text:style-name="T436">sus</text:span> peculiaridades, <text:span text:style-name="T436">la forma en que sus miem­bros</text:span> comparten, se comunican <text:span text:style-name="T436">y </text:span>se organizan. Cada comuni­dad es distinta pero tienen unas cuantas cosas en común so­bre las que se basa el éxito <text:span text:style-name="T436">de</text:span> sus proyectos. </text:p>
      <text:p text:style-name="P32">Para todas esas personas les será muy útil leer el libro <text:span text:style-name="T96">The Open Source Way</text:span> que se encuentra disponible en la web, donde se explican de forma muy clara, los diferentes modos de organizarse que tienen<text:span text:style-name="T303"> </text:span><text:span text:style-name="T308">estas comunidades</text:span>. </text:p>
      <text:p text:style-name="P32">Por otra parte, las personas que de alguna manera han tenido experiencia con el <text:span text:style-name="T435">método</text:span><text:span text:style-name="T303"> </text:span><text:span text:style-name="T308">del código abierto</text:span>, creo que estarán de acuerdo conmigo en que todas <text:span text:style-name="T436">estas comunidades</text:span> tienen algo en común que es lo que realmente <text:span text:style-name="T436">las</text:span> motiva, y que hace que no <text:span text:style-name="T436">constituyan</text:span> simplemente un sistema para <text:soft-page-break/>compartir software como <text:span text:style-name="T96">GitHub</text:span>, o un medio para poder ha­blar juntos como IRC (<text:span text:style-name="T96">Internet Relay Chat</text:span>), o una lista de co­rreo como <text:span text:style-name="T96">Google Group</text:span> o <text:span text:style-name="T96">Yahoo Group</text:span>. Es algo <text:span text:style-name="T1030">que </text:span>todos y cada uno de nosotros aportamos <text:span text:style-name="T438">a la comunidad</text:span> cada día. Ese ingrediente secreto, que hace que realmente el <text:span text:style-name="T435">método</text:span> <text:span text:style-name="T438">del código abierto </text:span>funcione, no es otra cosa que el entusiasmo.</text:p>
      <text:p text:style-name="P32">Ahora veremos unos cuantos ejemplos que <text:span text:style-name="T438">aclaran</text:span> mi afirmación.</text:p>
      <text:h text:style-name="P82" text:outline-level="4"><text:bookmark-start text:name="__RefHeading__11822_640048308"/>1.1.1.<text:span text:style-name="T424">- </text:span>¿Qué versión de <text:span text:style-name="T96">Linux</text:span> usas?<text:bookmark-end text:name="__RefHeading__11822_640048308"/></text:h>
      <text:p text:style-name="P72"><text:span text:style-name="T437">Hicimos esta pregunta sencilla y directa en </text:span><text:span text:style-name="T96">opensource.com</text:span> y hasta hoy ha sido, con mucha diferencia, la encuesta que ha tenido más eco, con cientos de respuestas y comentarios.</text:p>
      <text:p text:style-name="P32"><text:span text:style-name="T96">Linux</text:span> es un sistema operativo <text:span text:style-name="T309">de código abierto</text:span> creado por técnicos de todo el mundo que trabajan de forma inde­pendiente o para diferentes compañías que desarrollan aplica­ciones <text:span text:style-name="T438">de código abierto</text:span>. <text:span text:style-name="T438">Se trata</text:span> <text:span text:style-name="T1030">de </text:span>una alternativa a los sis­temas operativos “<text:span text:style-name="T425">privativos</text:span>” como los creados por <text:span text:style-name="T96">Microsoft</text:span> o <text:span text:style-name="T96">Apple</text:span>.</text:p>
      <text:p text:style-name="P32">Empresas como <text:span text:style-name="T96">Red Hat</text:span> a través de <text:span text:style-name="T96">Red Hat Enterprise Linux</text:span> <text:span text:style-name="T439">o comunidades</text:span> como <text:span text:style-name="T96">Debian</text:span> a través de <text:span text:style-name="T96">Debian GNU/linux</text:span>, integraron varios programas informáticos <text:span text:style-name="T439">de códi­go abierto </text:span>y crearon un sistema operativo denominado <text:span text:style-name="T96">Linux</text:span>. Hay una potentísima <text:span text:style-name="T439">comunidad mundial</text:span> que crea, apoya y defiende dicho sistema operativo, y son cientos las versiones <text:soft-page-break/><text:span text:style-name="T437">(distribuciones) </text:span>disponibles, cada un<text:span text:style-name="T439">a</text:span> con sus características peculiares, en base al sistema operativo original.</text:p>
      <text:p text:style-name="P32">Me pregunt<text:span text:style-name="T1029">o</text:span> por qué aquella encuesta que hicimos en <text:span text:style-name="T96">opensource.com</text:span> tuvo tanto éxito. ¿Por qué aquella pregunta tuvo tantas respuestas? Mi conclusión es <text:span text:style-name="T437">que</text:span> la comunidad <text:span text:style-name="T96">Linux</text:span> es absolutamente entusiasta, pero no sólo son entusias­tas sino que además son defensores y propagadores del pro­yecto <text:span text:style-name="T96">Linux</text:span>. Los miembros de <text:span text:style-name="T439">las comunidades vinculadas al código abierto </text:span>están orgullosos de sus logros, de la tecnología y del software que usan y es natural que expresen su entusias­mo <text:span text:style-name="T439">contándoselo</text:span> a todo el mundo.</text:p>
      <text:h text:style-name="P82" text:outline-level="4"><text:bookmark-start text:name="__RefHeading__11942_640048308"/>1.1.2.<text:span text:style-name="T440">- </text:span>Cultura <text:span text:style-name="T1005">a</text:span>bierta impulsada por el <text:span text:style-name="T1005">e</text:span>ntusiasmo<text:bookmark-end text:name="__RefHeading__11942_640048308"/></text:h>
      <text:p text:style-name="P72">Una de las cosas que más me gusta <text:span text:style-name="T1029">de mi trabajo</text:span> es enseñar la “cultura<text:span text:style-name="T442"> </text:span><text:span text:style-name="T96">Red Hat”</text:span> durante el periodo de formación de los nuevos empleados en la empresa. Cada dos semanas tenemos un grupo de nuevos empleados que se incorporan a <text:span text:style-name="T96">Red Hat</text:span> y pasan por un periodo de formación que dura dos días. Mi fun­ción es explicarles cómo se trabaja en la empresa y cómo to­dos colaboramos y nos motivamos <text:span text:style-name="T437">mutuamente</text:span> para que las mejores ideas sean las que prevalezcan.</text:p>
      <text:p text:style-name="P32">Al final del último día, siempre les pido que me descri­ban lo que piensan acerca de lo que les he <text:span text:style-name="T437">dicho</text:span> de la “cultu­ra <text:span text:style-name="T96">Red Hat”</text:span>, qué les ha sugerido a cada uno de ellos lo que le<text:span text:style-name="T442">s</text:span> hemos contado, incluyendo los videos que les hemos mostra­do <text:span text:style-name="T442">relacionados con</text:span> la “cultura <text:span text:style-name="T96">Red Hat”</text:span> y los eventos cele­<text:soft-page-break/>brados. De la mayoría de ellos obtengo respuestas muy simi­lares que se refieren a aspectos tales como la colaboración, la apertura, lo diversificado y ameno del trabajo y, lo han adivi­nado, <text:span text:style-name="T1031">¡</text:span>al entusiasmo!</text:p>
      <text:p text:style-name="P32">Y es verdad que durante el tiempo que llevo en <text:span text:style-name="T96">Red Hat</text:span> he trabajado con gente realmente entusiasta. Desde los vete­ranos que llevan trabajando años en esta cultura hasta los no­vatos que están ansiosos por trabajar de una manera diferen­te, todos están entusiasmados por desarrollar su trabajo en un ambiente de colaboración, donde sus aportaciones y sus ideas son importantes. Cuando veo el brillo en sus ojos y oigo la ilusión en sus voces, sé que están preparados para formar par­te de la cultura <text:span text:style-name="T310">del código abierto</text:span>.</text:p>
      <text:h text:style-name="P82" text:outline-level="4"><text:bookmark-start text:name="__RefHeading__11944_640048308"/>1.1.3.<text:span text:style-name="T443">-</text:span> <text:span text:style-name="T1001">Ser</text:span> parte de algo más importante que uno mismo<text:bookmark-end text:name="__RefHeading__11944_640048308"/></text:h>
      <text:p text:style-name="P72">Como explicaremos en el capítulo <text:span text:style-name="T444">VI</text:span>, cuando colaboré en for­mar un equipo de ciudadanos voluntarios en Raleigh, tuve la suerte de encontrarme con personas entusiastas. </text:p>
      <text:p text:style-name="P32"><text:span text:style-name="T445">Este grupo</text:span> de ciudadanos voluntarios trabajó en un proyecto para incorpora<text:span text:style-name="T445">r la aplicación informática </text:span><text:span text:style-name="T100">Adopt-A-Shelter</text:span><text:span text:style-name="T445"> (“Adopta una Marquesina”) desarrollada por </text:span><text:span text:style-name="T100">Code for America</text:span><text:span text:style-name="T445"> </text:span>al proyecto <text:span text:style-name="T96">Adopt-A-Shelter in Raleigh </text:span>(“Adopta una Marquesina en Raleigh”) a través de la plataforma <text:span text:style-name="T96">adoptashelter.raleighnc.gov</text:span>.</text:p>
      <text:p text:style-name="P32"><text:span text:style-name="T96">Code for America</text:span> es una organización sin ánimo de lu­<text:soft-page-break/>cro cuya actividad está <text:span text:style-name="T442">centrada</text:span> en la promoción de mejoras ciudadanas a través de aplicaciones informática<text:span text:style-name="T441">s </text:span><text:span text:style-name="T310">de código abierto</text:span><text:span text:style-name="T311"> </text:span><text:span text:style-name="T312">y</text:span> hablaremos de ella más adelante. </text:p>
      <text:p text:style-name="P32">El proyecto <text:span text:style-name="T96">Adopt-A-Shelter in Raleigh</text:span><text:span text:style-name="T445"> mostraba</text:span> casi 200 marquesinas de paradas de autobuses <text:span text:style-name="T442">disponibles </text:span>para que ciudadanos, empresas u organizaciones de voluntarios se hi­cieran cargo de<text:span text:style-name="T442">l</text:span> mantenimiento y conservación.</text:p>
      <text:p text:style-name="P32">Aunque el Ayuntamiento no nos lo <text:span text:style-name="T1006">pidió</text:span>, nuestr<text:span text:style-name="T446">o</text:span> <text:span text:style-name="T446">grupo </text:span>participó en la campaña <text:span text:style-name="T96">Race for Reuse</text:span> <text:span text:style-name="T441">(“Torneo</text:span> por la Reuti­lización”<text:span text:style-name="T441">)</text:span> organizada por <text:span text:style-name="T96">Code for America</text:span> en el año 2012. Como ciudadanos vimos una oportunidad para mejorar nues­tra ciudad implementando una interfaz gráfica <text:span text:style-name="T446">a un</text:span> programa que la ciudad ya tenía operativo.</text:p>
      <text:p text:style-name="P32">Lo importante para nosotros no era que el Ayuntamien­to nos lo hubiese pedido o no, ni tampoco el hecho de llevar a cabo una <text:span text:style-name="T446">implementación</text:span> informática, lo importante era que suponía hacer nuestra ciudad y la <text:span text:style-name="T447">experiencia</text:span> ciudadana en ella, un poco mejor, al <text:span text:style-name="T435">e</text:span><text:span text:style-name="T303">stilo </text:span><text:span text:style-name="T313">del código abierto</text:span>.</text:p>
      <text:p text:style-name="P32">Lo mismo podemos decir de muchas otras <text:span text:style-name="T303">comunidades </text:span><text:span text:style-name="T313">vinculadas al código abierto</text:span>. No se trata de nosotros como in­dividuos, lo importante estriba en el impacto que nuestras aportaciones producen en la generación de un cambio positi­vo de nuestro mundo.</text:p>
      <text:p text:style-name="P32"/>
      <text:h text:style-name="P82" text:outline-level="4"><text:bookmark-start text:name="__RefHeading__11946_640048308"/><text:soft-page-break/>1.1.4.<text:span text:style-name="T448">-</text:span> La revelación del secreto<text:bookmark-end text:name="__RefHeading__11946_640048308"/></text:h>
      <text:p text:style-name="P72">Las empresas y las organizaciones que no <text:span text:style-name="T449">cuentan una comu­nidad </text:span>entusiasta fallan cuando intentan obtener el éxito que ven en <text:span text:style-name="T314">otras comunidades de código abierto</text:span>. ¿Por qué? Por­que no se puede obligar a la gente a ser entusiasta. El entu­siasmo no se puede enseñar ni entrenar. Surge del corazón y e<text:span text:style-name="T441">s</text:span> lo que motiva a las personas a contribuir.</text:p>
      <text:p text:style-name="P32">Cuando seamos conscientes de que el entusiasmo es el ingrediente secreto del <text:span text:style-name="T435">método</text:span><text:span text:style-name="T303"> </text:span><text:span text:style-name="T314">del código abierto</text:span>, entonces estaremos empezando a arañar la superficie de lo que pode­mos conseguir. El <text:span text:style-name="T435">método del código abierto </text:span>nos enseña a co­laborar, a ser transparentes y participativos, pero no nos en­seña a ser entusiastas. El entusiasmo es lo que nosotros apor­tamos a nuestras <text:span text:style-name="T449">comunidades y lo que las hace grandes</text:span>. El entusiasmo es lo que nos permit<text:span text:style-name="T449">e</text:span> cambiar el mundo a través del <text:span text:style-name="T435">método</text:span><text:span text:style-name="T303"> </text:span><text:span text:style-name="T314">del código abierto</text:span>.</text:p>
      <text:p text:style-name="P33">***</text:p>
      <text:p text:style-name="P32">Más adelante veremos cómo descubrí mi entusiasmo por mis conciudadanos, los habitantes de Raleigh, y por los movimientos por un <text:span text:style-name="T450">g</text:span>obierno <text:span text:style-name="T450">a</text:span>bierto y <text:span text:style-name="T449">una</text:span> <text:span text:style-name="T449">política</text:span><text:span text:style-name="T303"> </text:span><text:span text:style-name="T314">de </text:span><text:span text:style-name="T315">datos abiertos</text:span>. <text:span text:style-name="T250">Pero primero </text:span><text:span text:style-name="T251">echemos un vistazo a los conceptos de </text:span><text:span text:style-name="T252"><text:s/>“</text:span><text:span text:style-name="T253">g</text:span><text:span text:style-name="T250">obierno </text:span><text:span text:style-name="T253">a</text:span><text:span text:style-name="T250">bierto”</text:span><text:span text:style-name="T254"> y “</text:span><text:span text:style-name="T255">d</text:span><text:span text:style-name="T256">atos </text:span><text:span text:style-name="T255">a</text:span><text:span text:style-name="T256">biertos”</text:span><text:span text:style-name="T250">.</text:span></text:p>
      <text:h text:style-name="P78" text:outline-level="2"><text:bookmark-start text:name="__RefHeading__11948_640048308"/>2.<text:span text:style-name="T451">-</text:span> ¿Qué significa “<text:span text:style-name="T450">g</text:span>obierno <text:span text:style-name="T450">a</text:span>bierto”?<text:bookmark-end text:name="__RefHeading__11948_640048308"/></text:h>
      <text:p text:style-name="P72">Gobierno abierto significa distintas cosas para diferentes per­<text:soft-page-break/>sonas. ¿Es algo así como transparencia, colaboración y parti­cipación? ¿Puede ser una combinación de las tres cosas? Estas características son muy familiares para los partidarios del <text:span text:style-name="T435">método</text:span><text:span text:style-name="T303"> </text:span><text:span text:style-name="T315">del código abierto</text:span> porque son esenciales en nuestras <text:span text:style-name="T452">comunidades</text:span>.</text:p>
      <text:p text:style-name="P32">Poco después de que el Presidente Obama jurara su car­go en 2009, una de las primeras cosas que hizo su Adminis­tración fue aprobar una iniciativa en relación con el <text:span text:style-name="T450">g</text:span>obierno <text:span text:style-name="T450">a</text:span>bierto. En la página web <text:span text:style-name="T96">whitehouse.gov/open</text:span>, el Presidente Obama y su equipo manifestaron lo siguiente:</text:p>
      <text:p text:style-name="P86">“Mi Administración se compromete a conseguir un nivel de apertura en el Gobierno como nunca antes lo hubo. Traba­jaremos juntos para consolidar la confianza de nuestro pueblo y establecer un sistema de transparencia, de partici­pación ciudadana y de colaboración. La apertura fortale­cerá nuestra democracia e incrementará la eficacia y la eficiencia del gobierno”.</text:p>
      <text:p text:style-name="P32">Si consideramos el Gobierno como una plataforma <text:span text:style-name="T452">y le </text:span>incorpora<text:span text:style-name="T452">mos</text:span> las tecnologías <text:span text:style-name="T452">de la “computación en la nube”</text:span><text:span text:style-name="T303"> </text:span><text:span text:style-name="T316">(</text:span><text:span text:style-name="T101">cloud computing</text:span><text:span text:style-name="T316">) </text:span><text:span text:style-name="T315">y</text:span> los sistemas <text:span text:style-name="T453">digitales </text:span>de comunicación so­cial disponibles, las posibilidades <text:span text:style-name="T452">de futuro del incremento de </text:span>la participación ciudadana son fantásticas. La combinación de las nuevas tecnologías y la colaboración ciudadana es lo que a menudo se <text:span text:style-name="T452">denomina</text:span> Gobierno 2.0.</text:p>
      <text:p text:style-name="P89"><text:span text:style-name="T96">“Gobierno 2.0. sería el que usando las nuevas tecnología</text:span><text:span text:style-name="T102">s</text:span><text:span text:style-name="T96"> </text:span><text:soft-page-break/><text:span text:style-name="T96">que están a nuestra disposición, principalmente internet, co-diseñe la próxima era de la democracia en colaboración con los ciudadanos. Esto es, un gobierno más transparente, que rinda cuentas mejor, y más comprometido y participa­tivo a la hora de satisfacer las necesidades de los ciudada­nos.” - </text:span>Pia Waugh, asesora política y líder del movi­miento por un gobierno abierto.</text:p>
      <text:p text:style-name="P32">Para mí, el concepto de “gobierno abierto” tiene que ver con la participación ciudadana, y <text:span text:style-name="T441">con</text:span> crear un diálogo de doble <text:span text:style-name="T453">sentido</text:span> entre los ciudadanos y el Gobierno. El auténtico gobierno abierto tendrá lugar cuando éste acepte el concepto <text:span text:style-name="T453">de “</text:span>apertura” y los ciudadanos tengan plena participación en las decisiones gubernamentales. El objetivo final es que las empresas, el Gobierno y los ciudadanos colaboren para mejo­rar nuestra calidad de vida y <text:span text:style-name="T452">experiencia</text:span> <text:span text:style-name="T452">como ciudadanos</text:span>.</text:p>
      <text:p text:style-name="P32">El <text:span text:style-name="T452">código abierto </text:span>nos enseña que haciendo pruebas sen­cillas podemos ir mejorando de forma progresiva, y de esa manera conseguir que las mejores ideas vean la luz.</text:p>
      <text:h text:style-name="P78" text:outline-level="2"><text:bookmark-start text:name="__RefHeading__11950_640048308"/>3.<text:span text:style-name="T454">-</text:span> ¿<text:span text:style-name="T452">Cuál es la definición del concepto de</text:span> “<text:span text:style-name="T450">d</text:span><text:span text:style-name="T315">atos </text:span><text:span text:style-name="T317">a</text:span><text:span text:style-name="T315">biertos”</text:span>?<text:bookmark-end text:name="__RefHeading__11950_640048308"/></text:h>
      <text:p text:style-name="P72">Una de las mejores maneras de comprender el significado <text:span text:style-name="T453">del concepto de “datos abiertos”</text:span>, es leyendo el manual <text:span text:style-name="T96">Open Data Handbook</text:span> <text:s/>editado por la <text:span text:style-name="T96">Open Knowledge Foundation</text:span> que está disponible en la web. En <text:span text:style-name="T452">ese</text:span> manual, siguiendo lo establecido por la organización <text:span text:style-name="T96">Open Definition </text:span><text:span text:style-name="T318">(</text:span><text:span text:style-name="T102">opendefinition.org</text:span><text:span text:style-name="T318">)</text:span>, se de­<text:soft-page-break/>fine el concepto de la siguiente manera:</text:p>
      <text:p text:style-name="P89"><text:span text:style-name="T95">“</text:span><text:span text:style-name="T170">d</text:span><text:span text:style-name="T103">atos </text:span><text:span text:style-name="T104">a</text:span><text:span text:style-name="T103">biertos</text:span> se refiere a los datos <text:span text:style-name="T441">suministrados de manera </text:span>que pued<text:span text:style-name="T453">an</text:span> ser usados, <text:span text:style-name="T453">reutilizados</text:span> y re<text:span text:style-name="T453">distri­buidos</text:span> libremente por cualquier persona con el único requisito, como <text:span text:style-name="T455">mucho</text:span>, de citar la autoría y compartir los resultados <text:span text:style-name="T456">de igual modo (</text:span><text:span text:style-name="T105">share-alike</text:span><text:span text:style-name="T456">)</text:span>.”</text:p>
      <text:p text:style-name="P32">Y se indican las características más importantes que de­b<text:span text:style-name="T455">en</text:span> cumplir <text:span text:style-name="T455">esos datos </text:span>también de acuerdo con la organiza­ción <text:span text:style-name="T96">Open Definition</text:span>, y que en resumen son:</text:p>
      <text:list xml:id="list6952795421607543614" text:style-name="L2">
        <text:list-item>
          <text:p text:style-name="P112"><text:span text:style-name="T457">Disponibilidad y Acceso</text:span>: <text:span text:style-name="T456">l</text:span>os datos <text:span text:style-name="T455">deberán estar dis­ponibles en su totalidad</text:span> <text:span text:style-name="T455">y </text:span>sin más coste <text:span text:style-name="T455">que el </text:span>razo­nable de reproducción, preferiblemente a través de <text:span text:style-name="T456">su </text:span>descarga <text:span text:style-name="T456">en</text:span> internet. <text:span text:style-name="T456">L</text:span>os datos también <text:span text:style-name="T455">disponibles </text:span>en un formato <text:span text:style-name="T455">cómodo y </text:span>modificable.</text:p>
        </text:list-item>
        <text:list-item>
          <text:p text:style-name="P112"><text:span text:style-name="T458">Uso y Reutilización</text:span>: <text:span text:style-name="T456">L</text:span>os datos deberán estar disponi­bles <text:span text:style-name="T461">bajo unas</text:span> condiciones que permitan su utiliza­ción con otros fines, así como su <text:span text:style-name="T456">redistribución</text:span>, inclu­yendo la posibilidad de combinarlos con otr<text:span text:style-name="T455">o</text:span>s <text:span text:style-name="T455">conjun­tos de </text:span>datos.</text:p>
        </text:list-item>
        <text:list-item>
          <text:p text:style-name="P112"><text:span text:style-name="T457">Derecho de Uso Universal</text:span>: todo el mundo debe te­ner el derecho <text:span text:style-name="T456">a </text:span>usar, reutilizar con otros fines y <text:span text:style-name="T456">re­distribuir</text:span> los datos sin que haya discriminación en re­lación con sectores de actividad, grupos o personas. Por ejemplo, no se permiten las restricciones <text:span text:style-name="T456">del tipo</text:span> “para uso no comercial” que impidan su <text:span text:style-name="T441">uso </text:span>en activi­<text:soft-page-break/>dades lucrativas, o limitaciones de uso para ciertos fi­nes (por ejemplo, “sólo en educación”).</text:p>
        </text:list-item>
      </text:list>
      <text:p text:style-name="P32">Si alguien se pregunta por qué es tan importante tener claro <text:span text:style-name="T461">el concepto de</text:span> “datos abiertos” y por qué se utiliza esta definición hay una respuesta sencilla: interoperabilidad. La cualidad de la interoperabilidad expresa la capacidad de los diversos sistemas y organizaciones para trabajar juntos (inter-operar). En este caso, significa la capacidad de interoperar o de combinar diferentes <text:span text:style-name="T461">conjuntos</text:span> de datos.</text:p>
      <text:p text:style-name="P89">“La interoperabilidad es importante porque permite que diferentes componentes funcionen juntos. Esta ca­pacidad de conectar diversos componentes es esencial para construir sistemas más grandes y complejos. Sin interoperabilidad esto es casi imposible, como se evi­denció en el famoso mito de la Torre de Babel donde la incapacidad para comunicarse (interoperar) dio lugar a que se perdiera todo el esfuerzo empleado en la cons­trucción de la torre.”<text:note text:id="ftn8" text:note-class="footnote"><text:note-citation>8</text:note-citation><text:note-body><text:p text:style-name="P63"><text:span text:style-name="T988">Definición de “datos abiertos” tomada de “</text:span><text:span text:style-name="T989">The Open Data Handbook”</text:span><text:span text:style-name="T988">, © 2010-2012, </text:span><text:span text:style-name="T989">Open Knowledge Foundation</text:span><text:span text:style-name="T988">. Publicada bajo licencia </text:span><text:span text:style-name="T989">Creative Commons Attribution-ShareAlike 3.0 Unported</text:span><text:span text:style-name="T990">.</text:span></text:p></text:note-body></text:note></text:p>
      <text:p text:style-name="P32">Probablemente l<text:span text:style-name="T441">o más sencillo </text:span>que se puede decir acer­ca de los datos <text:span text:style-name="T461">de este tipo</text:span> es que basta con que esté<text:span text:style-name="T461">n</text:span> dispo­nible<text:span text:style-name="T461">s</text:span> y sea<text:span text:style-name="T461">n</text:span> accesible<text:span text:style-name="T461">s</text:span>. Poner <text:span text:style-name="T461">datos</text:span> en un sitio web <text:span text:style-name="T461">en un ar­chivo </text:span><text:span text:style-name="T162">pdf</text:span> no <text:span text:style-name="T461">contribuye a la idea de “datos abiertos”</text:span>. Pero ex­traer la información de <text:span text:style-name="T461">ese</text:span> <text:span text:style-name="T163">pdf</text:span> y ponerla en otro formato mo­<text:soft-page-break/>dificable sí es trabajar en favor de la filosofía de los datos abiertos. </text:p>
      <text:p text:style-name="P32">El <text:span text:style-name="T461">p</text:span>royecto <text:span text:style-name="T96">DocHive</text:span><text:span text:style-name="T95"> </text:span>desarrollado por un grupo de pe­riodistas locales aquí en Raleigh hace exactamente eso. En el capítulo III veremos por qué añadir un sistema de visualiza­ción de <text:span text:style-name="T461">este tipo de datos </text:span>es también un tema importante.</text:p>
      <text:p text:style-name="P32">Como se puede ver en las definiciones de la <text:span text:style-name="T96">Open Knowledge Foundation</text:span>, la interoperabilidad y <text:span text:style-name="T456">la posibilidad de</text:span> disponer de <text:span text:style-name="T461">los datos </text:span>en formatos abiertos estandarizados, son algo esencial. A lo largo de este libro veremos cómo la fi­losofía de los datos abiertos juega un papel importante a la hora de hacer más eficaces los esfuerzos en temas de desarro­llo económico y puede servir de catalizador de la innovación ciudadana.</text:p>
      <text:h text:style-name="P78" text:outline-level="2"><text:bookmark-start text:name="__RefHeading__11952_640048308"/>4.<text:span text:style-name="T454">-</text:span> Los comienzos de mi implicación como ciudadano<text:bookmark-end text:name="__RefHeading__11952_640048308"/></text:h>
      <text:p text:style-name="P72">He vivido en Raleigh desde 1996 cuando me matriculé en la Universidad del Estado de Carolina del Norte para estudiar Ingeniería Eléctrica. Al ser estudiante vivía en el Campus y por entonces estaba despreocupado de los temas de la gober­nanza la <text:span text:style-name="T456">c</text:span>iudad. Mi primera relación con el Gobierno fue cuando voté por primera vez en las elecciones de 1996, y no fue hasta después de terminar la carrera en el año 2000, que descubrí mi pasión por los temas de la ciudadanía. </text:p>
      <text:p text:style-name="P72"/>
      <text:h text:style-name="P80" text:outline-level="3"><text:bookmark-start text:name="__RefHeading__11954_640048308"/><text:soft-page-break/>4.1.<text:span text:style-name="T454">-</text:span> Asfaltando el camino del futuro<text:bookmark-end text:name="__RefHeading__11954_640048308"/></text:h>
      <text:p text:style-name="P72">Varios proyectos moldearon mi entusiasmo y mi perspectiva de la implicación ciudadana. El primero fue el proyecto de una calle de mi barrio. Poco después de que mi mujer y yo compráramos nuestra primera casa pensé en la necesidad de conseguir que se asfaltara la calle. Una parte de ella, <text:span text:style-name="T96">Lineberry Drive</text:span>, estaba asfaltada en uno de los lados de la cal­zada y con gravilla en el otro en un tramo de casi 1.300 me­tros y más allá sólo con gravilla otros 1.500 metros. La calle conectaba nuestro barrio con una avenida más importante, de manera que me decidí a aprender lo que se necesitaba hacer para conseguir que se asfaltara toda la calle y así librarnos de la gravilla. </text:p>
      <text:p text:style-name="P32">El tema de la seguridad era la mayor preocupación. En la parte que estaba asfaltada en sólo uno de los lados, los con­ductores iban por ese lado para evitar la gravilla y yo mismo presencié muchas situaciones en las que varios coches estu­vieron a punto de colisionar.</text:p>
      <text:p text:style-name="P32">Durante el tiempo que duró el proyecto me reuní con todos los vecinos que vivían en mi calle y en las de alrededor. Colgué una petición en la red, usando un página web donde además dábamos a conocer los trabajos que estábamos ha­ciendo, esto fue antes de que los blogs se popularizaran, y conseguimos obtener apoyo de los vecinos. Me puse en con­tacto con el Departamento de Transporte del Estado de Caro­<text:soft-page-break/>lina del Norte (<text:bookmark text:name="docs-internal-guid-66726941-eb48-f2a6-5466-0ffbe1102ff9"/><text:span text:style-name="T96">NCDOT</text:span>), con el de Obras Públicas del Ayunta­miento de Raleigh y con los propietarios <text:span text:style-name="T456">de </text:span>las <text:span text:style-name="T456">viviendas</text:span> de la zona afectada.</text:p>
      <text:p text:style-name="P32"><text:span text:style-name="T462">Una complicación fue la titularidad. Como ocurre con otras muchas calles en Raleigh, aunque la nuestra pertenecía a la ciudad, su mantenimiento era responsabilidad del Estado, por lo que aprendí un montón sobre la propiedad de los dere­chos de paso, sobre los presupuestos del </text:span><text:span text:style-name="T171">NCDOT</text:span><text:span text:style-name="T463"> </text:span><text:span text:style-name="T462">y </text:span><text:span text:style-name="T488">sobre </text:span><text:span text:style-name="T462">cómo se priorizaban los proyectos. Pero lo más importante fue que supe cómo trabajar de forma positiva con los diferen­tes servicios técnicos del Gobierno y que proyectos de este tipo requieren paciencia para adaptarse a las planificaciones presupuestarias a medio plazo que establecen los citados ser­vicios gubernamentales.</text:span></text:p>
      <text:p text:style-name="P32">Durante el desarrollo de los trabajos que íbamos ha­ciendo vimos la oportunidad de bajar el límite de velocidad permitida en la calle de 55 a 40 km/h. Me enteré <text:span text:style-name="T456">de </text:span>qué ha­cía falta para que e<text:span text:style-name="T456">s</text:span>o se hiciera, reuní el número de firmas requeridas y conseguimos que la velocidad se redujera. Esto fue una pequeña victoria y un gran paso <text:span text:style-name="T461">para </text:span>mejorar la <text:span text:style-name="T441">se­guridad</text:span> de la calle. Durante un proyecto importante como éste es fundamental conseguir pequeños logros para mante­nerse motivado.</text:p>
      <text:p text:style-name="P32">Unos 3 años y medio <text:span text:style-name="T456">(</text:span>exactamente, 1.375 días<text:span text:style-name="T456">)</text:span> después de que comenzara con el proyecto, el equipo del Departamen­to de Transportes de Carolina del Norte estaba asfaltando la <text:soft-page-break/>parte de gravilla de la calle. Proyectos de estas características llevan tiempo y necesitan mucha perseverancia. La dedica­ción que le presté puso a prueba de forma definitiva mis habi­lidades y mi paciencia. Además, disfruté tanto la expe­riencia y el ver cómo se puede mejorar mi comunidad de for­ma tan contundente que me metí de lleno en el tema de parti­cipación ciudadana e inicié la senda de la iniciativa cívica.</text:p>
      <text:h text:style-name="P80" text:outline-level="3"><text:bookmark-start text:name="__RefHeading__11956_640048308"/>4.2.<text:span text:style-name="T492">-</text:span> <text:span text:style-name="T493">Inicio</text:span> de un programa de vigilancia ciudadana<text:bookmark-end text:name="__RefHeading__11956_640048308"/></text:h>
      <text:p text:style-name="P72"><text:span text:style-name="T462">La vigilancia de nuestro barrio fue otro proyecto que consoli­dó mi compromiso con los temas de mi comunidad, y fue el primero en el que apliqué la filosofía </text:span>del código abierto <text:span text:style-name="T462">a un tema no relacionado con software.</text:span></text:p>
      <text:p text:style-name="P32">Nuestro grupo <text:span text:style-name="T494">de v</text:span>igilancia <text:span text:style-name="T494">v</text:span>ecinal <text:span text:style-name="T96">Pleasant Ridge &amp; Ramsgate</text:span> se puso oficialmente en marcha en marzo del año 2003. Dos vecinos y yo fundamos el grupo bajo la forma jurí­dica de una organización sin ánimo de lucro, dedicada a la seguridad, a la prevención y al cuidado de la propiedad, lo cual nos sirvió para darle consistencia.</text:p>
      <text:p text:style-name="P32">En todos los grupos de apoyo a la prevención de la de­lincuencia, la participación y la colaboración de los ciudada­nos <text:span text:style-name="T494">aumenta</text:span> cuando se producen delitos y <text:span text:style-name="T494">se reduce</text:span> cuando todo va bien. Nuestro grupo no fue diferente, pero seguimos los consejos del <text:span text:style-name="T494">m</text:span>anual del <text:span text:style-name="T495">código abierto</text:span><text:span text:style-name="T96"> </text:span>sobre la <text:span text:style-name="T496">organiza­ción</text:span> de comunidades y eso fue lo que nos diferenció de otros grupos de vigilancia ciudadana y nos permitió constituir un <text:soft-page-break/>grupo fuerte y entusiasta.</text:p>
      <text:p text:style-name="P32">Otros vecinos influyentes y yo mismo, usamos los méto­dos tradicionales para fortalecer el grupo, tales como ir puer­ta <text:span text:style-name="T495">por</text:span> puerta para fomentar la participación pero también in­corporando algo de tecnología y establecimos en internet una plataforma con una doble vía de comunicación entre los veci­nos y la organización. Éramos absolutamente transparentes con el orden del día y las notas resumen de las reuniones. Colgábamos dichas notas en la web pero antes las mandába­mos por correo electrónico <text:span text:style-name="T494">a los vecinos </text:span>permiti<text:span text:style-name="T494">éndoles</text:span> mejo­rar las actas e incluso añadir cosas. Todo este trabajo ayudó a establecer una relación de confianza entre los vecinos y el grupo.</text:p>
      <text:p text:style-name="P32">A lo largo del tiempo, veíamos picos y valles en la par­ticipación vecinal pero siempre había nuevos vecinos que ve­nían a nuestras reuniones y los demás actos que celebrába­mos iban ganando en asistencia. La estrategia que para noso­tros funcionó fue organizar una serie de eventos, <text:span text:style-name="T494">aparte de las reuniones del grupo,</text:span> que hicieran que los vecinos estuvieran juntos. Organizamos el día de la limpieza de las calles, la “<text:span text:style-name="T497">v</text:span>erbena de la sandía”, una fiesta donde se intercambiaban galletas de chocolate y un mercadillo de cosas de segunda mano en el barrio. Había vecinos que nunca venían a nues­tras reuniones pero participaban en estos eventos. Esta estra­tegia para consolidar nuestro grupo fue la clave de nuestro éxito.</text:p>
      <text:p text:style-name="P32"><text:soft-page-break/>Usar <text:span text:style-name="T498">la metodología utilizada en el desarrollo de aplica­ciones de código abierto</text:span> para organizar un programa de vigi­lancia vecinal me demostró que era un<text:span text:style-name="T498">a forma</text:span> válid<text:span text:style-name="T498">a</text:span> para ampliar mis conocimientos <text:span text:style-name="T498">en materia de</text:span> código abierto y aplicarlos en proyectos que no tuvieran que ver con el software. En aquel entonces no <text:span text:style-name="T1006">me </text:span>había <text:span text:style-name="T1006">planteado</text:span> <text:span text:style-name="T1006">que</text:span> <text:span text:style-name="T498">esa metodología de desarrollo de software</text:span> podía hacer mejor a mis vecinos. Ahora que he tenido tiempo para mirar atrás y ver sus efectos me doy cuenta de que la filosofía <text:span text:style-name="T498">del código abierto </text:span>fue lo que condujo al éxito de la consolidación del grupo.</text:p>
      <text:h text:style-name="P78" text:outline-level="2"><text:bookmark-start text:name="__RefHeading__11958_640048308"/>5.<text:span text:style-name="T499">-</text:span> Cómo se llega a ser un experto en ciudadanía<text:bookmark-end text:name="__RefHeading__11958_640048308"/></text:h>
      <text:p text:style-name="P72">Mientras ayudaba a formar el grupo de vigilancia y a llevar a cabo el proyecto de asfaltar mi calle, aprendí una serie de co­sas que afianzaron mi concepto de ciudadanía con sus dere­chos y obligaciones. Además hice dos cursos que me propor­cionaron un conocimiento <text:span text:style-name="T498">esencial </text:span>acerca del Gobierno Muni­cipal y del Gobierno del Estado. </text:p>
      <text:p text:style-name="P32">En la primavera del 2005 asistí y terminé un curso en la Escuela para la Ciudadanía de Raleigh. Se trata un curso gratuito ofrecido por el Departamento de Servicios para la Comunidad donde los participantes, junto con los responsa­bles de los distintos Departamentos de la ciudad, revisan una serie de <text:span text:style-name="T500">herramientas</text:span> y procedimientos <text:span text:style-name="T500">involucrarse en asun­tos vecinales y en organizaciones comunitarias</text:span>. Cuando ter­<text:soft-page-break/>miné el curso, tenía un profundo conocimiento de los distin­tos Departamentos del <text:span text:style-name="T496">G</text:span>obierno de la ciudad y <text:span text:style-name="T500">de</text:span> cómo tra­bajaban con los de<text:span text:style-name="T497">l Condado</text:span>. También establecí contactos personales con los responsables claves de los Departamentos, algo que más tarde me ayudó en la realización de nuevos pro­yectos.</text:p>
      <text:p text:style-name="P32">En mayo del 2007 me gradué en la Escuela de Dirigen­tes de Carolina del Norte. Fue un curso de 6 meses <text:span text:style-name="T501">que</text:span> reun<text:span text:style-name="T500">ió</text:span> <text:span text:style-name="T501">a</text:span> 50 dirigentes del sector privado, del público y de organiza­ciones sin ánimo de lucro de todo el Estado de Carolina del Norte para enseñarles qué tipo de problemas tenía dicho Esta­do. El curso se centraba en 5 áreas: Gobierno, Educación, Ser­vicios Sociales y Sanidad, Medio Ambiente y Desarrollo Eco­nómico. Al final del estudio de las 5 áreas empecé a darme cuenta de lo compleja que es la organización gubernamental del Estado y cómo cada una de estas áreas se relaciona con las otras. </text:p>
      <text:p text:style-name="P32">Mi experiencia en la Escuela de Dirigentes de Carolina del Norte fue realmente importante. Entr<text:span text:style-name="T494">é</text:span> en contacto con una <text:span text:style-name="T494">gran</text:span> <text:span text:style-name="T500">variedad</text:span> de compañeros de curso con los cuales aún mantengo relación. Algunos de ellos han hecho carrera políti­ca presentándose a las elecciones, otros trabajan ahora para el Gobierno del Estado y otro tipos, como yo, hemos vuelto al sector privado con un amplio conocimiento operativo y con una gran red de contactos <text:span text:style-name="T494">y</text:span> colegas <text:span text:style-name="T500">comprometidos</text:span> en temas <text:span text:style-name="T500">cívicos</text:span>. Los asuntos que tratamos fueron de gran interés, y se <text:soft-page-break/>analizaron, aportando ideas novedosas, tanto los retos como las oportunidades con los que el Estado de Carolina del Norte se estaba enfrentando o se tendría que enfrentar en un futuro.</text:p>
      <text:p text:style-name="P32">En 2009 coordiné un grupo de voluntarios para desarrollar el Plan Global de Raleigh para 2030. Este plan global es un documento político donde se establecen a largo plazo los objetivos de la ciudad, donde se dan unas directri­ces para propiciar el crecimiento y el desarrollo, y donde se establecen unas líneas de actuación para conseguir dichos ob­jetivos. Esto <text:span text:style-name="T502">supuso</text:span> una gran oportunidad para aplicar en algo útil lo que había aprendido en la Escuela para la Ciuda­danía de Raleigh y en la Escuela de Dirigentes de Carolina del Norte.</text:p>
      <text:p text:style-name="P32">Constituimos diversos comités para diferentes temas ta­les como transporte, medio ambiente y parques y zonas de es­parcimiento. Durante el periodo de información al público el grupo de voluntarios propuso 53 recomendaciones sobre el Plan Urbanístico y más de 100 comentarios acerca de lo pla­neado para nuestro distrito en el suroeste de Raleigh.</text:p>
      <text:p text:style-name="P32">El municipio fue recogiendo los comentarios de los ciu­dadanos a las propuestas y sugerencias a través de un portal especialmente diseñado y mantenido por <text:span text:style-name="T96">Limehouse Software</text:span>. Aunque el software empleado no era propiamente <text:span text:style-name="T319">de código abierto</text:span>, el método que se siguió en parte sí lo fue. Los ciuda­danos y los expertos en planificación tuvieron la oportunidad de hacer sus comentarios sobre cada parte del Plan Global y <text:soft-page-break/>los técnicos del Municipio respondieron a todos ellos y ade­más lo hicieron públicamente. Esta transparencia <text:span text:style-name="T502">fue</text:span> la pri­mera etapa del camino hacia un gobierno abierto para la ciu­dad de Raleigh.</text:p>
      <text:h text:style-name="P80" text:outline-level="3"><text:bookmark-start text:name="__RefHeading__11960_640048308"/>5.1.<text:span text:style-name="T503">-</text:span> Mi implicación en el Consejo Asesor de Ciudadanos<text:bookmark-end text:name="__RefHeading__11960_640048308"/></text:h>
      <text:p text:style-name="P72">Un<text:span text:style-name="T504">a de las organizaciones más importantes</text:span> en l<text:span text:style-name="T504">as</text:span> que me he visto involucrado en los últimos años ha sido el Consejo Ase­sor de Ciudadanos de mi <text:span text:style-name="T501">distrito</text:span>. Unirme a este grupo, donde me encontré con personas de ideas afines a las mías, fue un catalizador para mi posterior implicación en organizaciones mayores que iban más allá de mi barrio. Durante el proyecto para asfaltar mi calle empecé a asistir a las reuniones men­suales del Consejo Asesor del Distrito Suroeste. Los Consejos Asesores de Ciudadanos (CAC) funcionan como un puente en­tre los ciudadanos y el <text:span text:style-name="T501">G</text:span>obierno de la ciudad. Sus dirigentes son los únicos no designados por el Ayuntamiento de Raleigh y son elegidos por los vecinos de acuerdo con sus estatutos. Cuando me incorporé había 18 Consejos Asesores de Ciuda­danos. Ahora hay 19 pero es previsible que este número crez­ca conforme al incremento de la población que se estima que se duplique en el año 2030.</text:p>
      <text:p text:style-name="P32">En abril de 2009, cuando fui nombrado coordinador del CAC del suroeste, nada más llegar al cargo hice 3 cosas. Pri­mero, fui transparente con el grupo que iba a dirigir durante 2 años. Segundo, establecí unos objetivos alcanzables para el <text:soft-page-break/>grupo los cuales deberíamos conseguir juntos. Tercero, hice un montón de preguntas y escuché a muchas personas antes de hacer algunos cambios en la manera en la que debíamos funcionar.</text:p>
      <text:p text:style-name="P32">Como en otras ocasiones en las que me he implicado, adquirí gran experiencia dirigiendo el grupo. Logramos los objetivos que nos habíamos marcado y poco a poco hicimos algunos cambios que hicieron avanzar al grupo en una nueva dirección. Ocurrieron dos cosas durante mi mandato que re­plantearon mi entusiasmo y me condujeron a nuevos objeti­vos.</text:p>
      <text:p text:style-name="P32">En primer lugar descubrí el movimiento por un go­bierno abierto. Algo que parece encajar de forma natural en un grupo como el CAC, pero que no se daba porque éste care­cía del componente informático, que era otra de mis pasiones. Es una pena que no haya más tecnología involucrada en el conjunto de los CAC. Traté de introducir algo de <text:span text:style-name="T505">tecnología </text:span>mientras dirigí mi CAC, pero no encontré el apoyo que espe­raba.</text:p>
      <text:p text:style-name="P32">En segundo lugar me di cuenta que otras responsabili­dades y mis obligaciones familiares me impedían dedicar el tiempo necesario para dirigir eficazmente el grupo a fin de al­canzar los objetivos planteados, pero fui capaz de delegar mis funciones en otros compañeros, asistir regularmente a nues­tras reuniones y participar en otras actividades de mi CAC.</text:p>
      <text:p text:style-name="P32"><text:soft-page-break/>La ciudad de Raleigh obtiene un beneficio sin igual de la participación ciudadana gracias a los CAC. Cada CAC fun­ciona de forma independiente, no tienen filiación política, y cada uno de ellos se centra en los problemas importantes de su área geográfica. El conjunto de los responsables de cada CAC conforma el Consejo Asesor para la Ciudadanía de Raleigh (RCAC). Durante las últimas 4 décadas los CAC han demostrado ser un pieza clave para la implicación de los ciu­dadanos.</text:p>
      <text:h text:style-name="P78" text:outline-level="2"><text:bookmark-start text:name="__RefHeading__11962_640048308"/>6.<text:span text:style-name="T506">-</text:span> <text:span text:style-name="T507">Abriendo camino</text:span><text:span text:style-name="T180"> </text:span><text:span text:style-name="T387">a los </text:span><text:span text:style-name="T388">datos abiertos</text:span><text:bookmark-end text:name="__RefHeading__11962_640048308"/></text:h>
      <text:p text:style-name="P72">Durante el transcurso de mi implicación en los temas comuni­tarios, asistí con frecuencia a la reuniones del Con<text:span text:style-name="T505">s</text:span>ejo de la ciudad de Raleigh. En el pleno del Ayuntamiento para la aprobación de los presupuestos en junio de 2005, hice un pe­tición un tanto inusual que captó la atención de varios res­ponsables de la ciudad.</text:p>
      <text:p text:style-name="P32">Solicité que se habilitaran medios y recursos económi­cos para que el programa estadístico <text:span text:style-name="T96">COMPSTAT</text:span><text:span text:style-name="T303">,</text:span> utilizado por el Departamento de Policía de la ciudad para el análisis de la criminalidad, estuviera a disposición de los ciudadanos de Raleigh como un medio de información estadístico en tiempo real acerca de los delitos que se cometían. Hice refe­rencia a <text:span text:style-name="T505">la</text:span> página web <text:span text:style-name="T96">chicagocrime.org</text:span> que había encontrado, donde se señalaban los delitos que se cometían localizados sobre un mapa <text:span text:style-name="T520">de </text:span><text:span text:style-name="T106">G</text:span><text:span text:style-name="T96">oogle</text:span>. Mi opinión era que Raleigh podría <text:soft-page-break/>tener algo parecido.</text:p>
      <text:p text:style-name="P32">En las semanas siguientes me reuní con los representan­tes del Departamento de Policía de la ciudad para ampliarles detalles sobre mi propuesta. Aunque no les podía dar soporte técnico s<text:span text:style-name="T505">í</text:span> les informé sobre los comentarios <text:span text:style-name="T505">realizados</text:span> por las asociaciones de informáticos y las expectativas ciudadanas que se habían generado. Unos meses más tarde Raleigh hizo pública su primera versión de su mapa con la ubicación de los delitos que se cometían.</text:p>
      <text:p text:style-name="P32">En aquél momento no me di cuenta de que aquello <text:span text:style-name="T504">era </text:span>esencialmente una petición de <text:span text:style-name="T320">datos abiertos</text:span>. Antes de que yo supiera lo que era un gobierno abierto o un sistema <text:span text:style-name="T320">de datos abiertos </text:span>estábamos abriendo el camino en Raleigh hacia una <text:span text:style-name="T504">c</text:span><text:span text:style-name="T320">iudad de código abierto</text:span>.</text:p>
      <text:h text:style-name="P78" text:outline-level="2"><text:bookmark-start text:name="__RefHeading__11964_640048308"/>7.<text:span text:style-name="T506">-</text:span> ¿Qué hace que una <text:span text:style-name="T505">c</text:span>iudad sea “<text:span text:style-name="T320">de </text:span><text:span text:style-name="T321">c</text:span><text:span text:style-name="T320">ódigo </text:span><text:span text:style-name="T321">a</text:span><text:span text:style-name="T320">bierto”</text:span>?<text:note text:id="ftn9" text:note-class="footnote"><text:note-citation>9</text:note-citation><text:note-body><text:p text:style-name="P64"><text:span text:style-name="T997">Adaptado de “</text:span><text:span text:style-name="T991">What makes a city open source?</text:span><text:span text:style-name="T997">”, </text:span><text:span text:style-name="T988">©</text:span><text:span text:style-name="T997"> </text:span><text:span text:style-name="T988">2012</text:span><text:span text:style-name="T997"> </text:span><text:span text:style-name="T991">opensource.com</text:span><text:span text:style-name="T997">, publicada bajo licencia </text:span><text:span text:style-name="T991">Creative Commons Attribution-ShareAlike 3.0 Unported</text:span><text:span text:style-name="T998">.</text:span></text:p></text:note-body></text:note><text:bookmark-end text:name="__RefHeading__11964_640048308"/></text:h>
      <text:p text:style-name="P72"><text:span text:style-name="T462">¿Qué cualidades hacen a una ciudad “</text:span><text:span text:style-name="T409">de </text:span><text:span text:style-name="T410">c</text:span><text:span text:style-name="T409">ódigo </text:span><text:span text:style-name="T410">a</text:span><text:span text:style-name="T409">bierto”</text:span><text:span text:style-name="T462">? ¿Es la tecnología, la política gubernamental o las innovaciones procedentes del sector empresarial? Todos esos son elementos claves, pero realmente lo principal y básico es la mentalidad de sus ciudadanos. Consiste en tomar la filosofía </text:span><text:span text:style-name="T489">del código abierto </text:span><text:span text:style-name="T462">y ponerla en práctica a través de una cultura de parti­cipación.</text:span></text:p>
      <text:p text:style-name="P32"><text:soft-page-break/>En enero del 2012, <text:span text:style-name="T96">Red Hat</text:span>, la mayor empresa del mundo en suministrar soluciones <text:span text:style-name="T303">informáticas </text:span><text:span text:style-name="T320">de código abierto</text:span>, donde yo trabajo, anunció que mantendría su sede social principal en Raleigh. Con esta noticia, la ciudad de Raleigh se posicionaba para establecer un creciente ecosiste­ma de colaboradores y suministradores alrededor del líder de la <text:span text:style-name="T501">tecnología</text:span> <text:span text:style-name="T320">de código abierto</text:span> con el fin de consolidar el prestigio de Raleigh como líder de las <text:span text:style-name="T505">c</text:span>iudades <text:span text:style-name="T320">de código abierto</text:span>.</text:p>
      <text:p text:style-name="P32">Por supuesto que Raleigh no es la única ciudad que está tirando del carro del <text:span text:style-name="T320">código abierto</text:span>. Portland, Oregon, Montreal, Quebec en Canadá y otras ciudades son conocidas por sus sólidas asociaciones y grupos de trabajo <text:span text:style-name="T322">de código abierto</text:span>. <text:span text:style-name="T219">Montreal parece centrada en llegar a ser un núcleo para la puesta en marcha de empresas </text:span><text:span text:style-name="T224">centradas en el software de código abierto</text:span><text:span text:style-name="T219">. Por su parte Portland se está diri­giendo más a conseguir un gobierno abierto, con políticas </text:span><text:span text:style-name="T224">de datos abiertos</text:span><text:span text:style-name="T246">,</text:span><text:span text:style-name="T201"> </text:span><text:span text:style-name="T219">y </text:span><text:span text:style-name="T225">a </text:span><text:span text:style-name="T219">dar soporte a la </text:span><text:span text:style-name="T246">OSCON</text:span><text:span text:style-name="T219"> (</text:span><text:span text:style-name="T246">O’Reilly Open Source Conference</text:span><text:span text:style-name="T219">), uno de los mayores congresos que se dan en el mundo en torno </text:span><text:span text:style-name="T224">al código abierto</text:span><text:span text:style-name="T219">. </text:span></text:p>
      <text:p text:style-name="P32"><text:span text:style-name="T462">¿Qué hace que una ciudad pueda ser considerada au­ténticamente</text:span><text:span text:style-name="T408"> </text:span><text:span text:style-name="T411">de código abierto</text:span><text:span text:style-name="T462">? </text:span></text:p>
      <text:p text:style-name="P32">La ciudad de Raleigh está priorizando la colaboración, la transparencia y la apertura. La alcaldesa de Raleigh, Nancy McFarlane, lo ve así: “<text:span text:style-name="T323">El </text:span><text:span text:style-name="T324">c</text:span><text:span text:style-name="T323">ódigo </text:span><text:span text:style-name="T324">a</text:span><text:span text:style-name="T323">bierto</text:span> es una filosofía que ha tenido un amplio impacto tanto en la creación de software <text:soft-page-break/>como en la generación de cultura. Colaboración, transparen­cia y apertura representan el futuro de la gestión de nuestra comunidad empresarial porque esos conceptos ayudan a pro­mover un clima para la innovación y el crecimiento de los ne­gocios.”</text:p>
      <text:p text:style-name="P32">La creación de un ecosistema que promueva en el Go­bierno la transparencia, la participación y la colaboración va más allá de<text:span text:style-name="T505">l</text:span> crecimiento económico y de la innovación. Lo que está ocurriendo en Raleigh va directamente al corazón de lo que es una ciudad <text:span text:style-name="T323">de código abierto</text:span>, esto es: los ciudada­nos.</text:p>
      <text:p text:style-name="P32">Es la comunidad de ciudadanos de Raleigh la que está trabajando codo con codo con los responsables de la ciudad para acoger congresos acerca de los Gobiernos Abiertos, im­plantando aplicaciones informáticas <text:span text:style-name="T323">de código abierto</text:span> y desa­rrollando políticas que fomenten una mayor apertura. Se tra­ta de alianzas entre ciudadanos y sus representantes junto con los funcionarios municipales y la comunidad empresarial de la ciudad. Explicaremos una serie de historias que dan luz a esta alianza entre ciudadanos y responsables de <text:span text:style-name="T505">G</text:span>obierno que están construyendo las bases de lo que será la primera ciudad <text:span text:style-name="T323">de código abierto </text:span>en el mundo.</text:p>
      <text:h text:style-name="P80" text:outline-level="3"><text:bookmark-start text:name="__RefHeading__11966_640048308"/>7.1.<text:span text:style-name="T521">-</text:span> Los principios básicos de una <text:span text:style-name="T435">c</text:span>iudad <text:span text:style-name="T323">de código abierto</text:span><text:bookmark-end text:name="__RefHeading__11966_640048308"/></text:h>
      <text:p text:style-name="P72">Ahora que tenemos un mayor conocimiento de lo que es el <text:soft-page-break/><text:span text:style-name="T324">código abierto</text:span>, lo que significa un gobierno abierto y <text:span text:style-name="T522">la idea de </text:span><text:span text:style-name="T323">datos abiertos</text:span>, veamos c<text:span text:style-name="T505">ó</text:span>mo se pueden aplicar estos con­ceptos a una ciudad viva, a una ciudad que respira. </text:p>
      <text:p text:style-name="P32">No debemos olvidar que con quienes tienen mayor inte­racción los ciudadanos es con las autoridades de su <text:span text:style-name="T505">m</text:span>unici­pio, y su forma de gobernar es la que tiene mayor impacto en sus vidas, sean o no consciente<text:span text:style-name="T505">s</text:span> de ello.</text:p>
      <text:p text:style-name="P32">Una <text:span text:style-name="T505">c</text:span>iudad <text:span text:style-name="T323">de código abierto</text:span> es una mezcla de cultura abierta, de una política <text:span text:style-name="T505">abierta </text:span>de <text:span text:style-name="T505">g</text:span>obierno y de desarrollo económico. He llegado a esa conclusión en base a mi p<text:span text:style-name="T523">r</text:span>opia experiencia y en <text:span text:style-name="T505">ella</text:span> me he basado para proponer unos prin­cipios básicos que deben regir en cualquier ciudad que quiera aplicar el <text:span text:style-name="T435">método</text:span> <text:span text:style-name="T522">del código abierto </text:span>en su cultura. Veamos cuales son concretamente, y a continuación los comentaremos con más detalle.</text:p>
      <text:list xml:id="list1278603194804918618" text:style-name="L3">
        <text:list-item>
          <text:p text:style-name="P113">Fomentar una cultura de participación ciudadana.</text:p>
        </text:list-item>
        <text:list-item>
          <text:p text:style-name="P113">Contar con una política <text:span text:style-name="T505">abierta </text:span>de gobierno efectiva.</text:p>
        </text:list-item>
        <text:list-item>
          <text:p text:style-name="P113"><text:span text:style-name="T217">Tener una iniciativa </text:span><text:span text:style-name="T224">de datos abiertos</text:span><text:span text:style-name="T219"> </text:span><text:span text:style-name="T217">efectiva</text:span><text:span text:style-name="T219">.</text:span></text:p>
        </text:list-item>
        <text:list-item>
          <text:p text:style-name="P121"><text:span text:style-name="T522">Promocionar los grupos de usuarios de software de código abierto</text:span>, así como l<text:span text:style-name="T524">os</text:span> <text:span text:style-name="T524">encuentros</text:span> que organi­cen.</text:p>
        </text:list-item>
        <text:list-item>
          <text:p text:style-name="P113">Constituirse en un núcleo de innovación y negocios <text:span text:style-name="T522">basados en el</text:span><text:span text:style-name="T323"> software de código abierto</text:span>.</text:p>
        </text:list-item>
      </text:list>
      <text:p text:style-name="P32">Probablemente uno de los principios más difíciles <text:span text:style-name="T505">de</text:span> <text:soft-page-break/>aplicar en una ciudad <text:span text:style-name="T323">de código abierto</text:span> sea la promoción de la cultura de la participación ciudadana. El gobierno lo inten­ta a través de una variedad de tácticas que van desde reunio­nes públicas hasta foros <text:span text:style-name="T96">online</text:span>, pero si los ciudadanos no se implican o no prestan atención, todo lo que se haga no sirve <text:span text:style-name="T505">de</text:span> nada. Contar con ciudadanos que lideren de forma eficaz determinados proyectos puede ayudar <text:span text:style-name="T524">de manera efectiva </text:span>a estimular la participación y el compromiso de la ciudadanía.</text:p>
      <text:p text:style-name="P32">La política es otro componente clave de una ciudad<text:span text:style-name="T303"> </text:span><text:span text:style-name="T323">de código abierto</text:span>. He separado las políticas <text:span text:style-name="T505">abiertas de </text:span>gobierno de las iniciativas <text:span text:style-name="T522">de datos abiertos </text:span>porque tienen impactos e implicaciones diferentes. Estas dos formas de hacer política se pueden dar a la vez, pero en ocasiones el Gobierno empezará a desarrollar sólo una de ellas, y cuando todo el mundo se haya acostumbrado, por ejemplo, a la aplicación de los prin­cipios <text:span text:style-name="T522">del código abierto en</text:span> el ejercicio de un gobierno abier­to, <text:span text:style-name="T525">la adopción de</text:span> una actitud <text:span text:style-name="T522">de datos abiertos será inevita­ble</text:span>. En el capítulo III veremos la fórmula usada en el Ayunta­miento de Raleigh para aprobar una “Resolución para un Go­bierno Abierto”.</text:p>
      <text:p text:style-name="P32">La participación ciudadana a la que nos hemos referido antes también se puede incrementar por otros <text:span text:style-name="T524">medios</text:span>, por ejemplo a través de los colectivos ciudadanos. Las personas con aficiones o inquietudes similares se agrupan alrededor de lo que les interesa, sólo hay que visitar <text:span text:style-name="T524">el sitio</text:span> web <text:span text:style-name="T96">meetup.com</text:span> y ver la cantidad de grupos que se reúnen sobre <text:soft-page-break/>multitud de temas. <text:span text:style-name="T526">Los encuentros de usuarios de software reúnen diferentes comunidades centradas en el código abier­to. Acoger estos encuentros y prestar apoyo a los grupos de usuarios de software de código abierto ayudará a mejorar nuestra credibilidad como ciudad de código abierto</text:span>.</text:p>
      <text:p text:style-name="P32">Por último, contar con una estrategia de desarrollo eco­nómico que incluya empresas <text:span text:style-name="T526">basadas en el negocio de software de código abierto </text:span>puede ayudar a fomentar la inno­vación y a crear empleo. Cada vez más ciudades están viendo las ventajas de contar con una política <text:span text:style-name="T526">de datos abiertos </text:span>liga­da <text:span text:style-name="T527">a empresas</text:span> <text:span text:style-name="T527">incipientes (</text:span><text:span text:style-name="T107">startups</text:span><text:span text:style-name="T325">)</text:span>. Las ciudades que consi­gan combinar sus políticas <text:span text:style-name="T526">de datos abiertos </text:span>con sus estrate­gias de desarrollo económico pueden dar un impulso real a empresas de nueva creación y a otros negocios. Convertirse en un núcleo para las compañías <text:span text:style-name="T526">y nuevas empresas basadas en el negocio del software de código abierto </text:span>puede provocar un impacto positivo en la economía básica de la ciudad. Y lo que es más importante, esto redunda en la cultura y la parti­cipación.</text:p>
      <text:p text:style-name="P32">A lo largo del resto del libro veremos cómo se están aplicando en Raleigh, Carolina del Norte, estos cinco princi­pios, y hablaremos de otras experiencias vividas en mis aven­turas por un gobierno abierto.</text:p>
      <text:h text:style-name="P2" text:outline-level="1"/>
      <text:h text:style-name="P152"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1" text:outline-level="1"><text:soft-page-break/></text:h>
      <text:h text:style-name="P91" text:outline-level="1"><text:bookmark-start text:name="__RefHeading__11824_640048308"/>Capítulo II: La <text:span text:style-name="T1008">C</text:span>ultura de la Participación Ciudadana<text:bookmark-end text:name="__RefHeading__11824_640048308"/></text:h>
      <text:p text:style-name="P72"><text:span text:style-name="T528">C</text:span>omencé a darle vueltas a las cualidades que debería tener una ciudad <text:span text:style-name="T526">de código abierto</text:span><text:span text:style-name="T95"> </text:span>cuando, a finales del 2010, mi amigo Tom Rabon sembró esa idea en mi cabeza. Tenía curio­sidad por saber cómo Raleigh, la ciudad en la que vivo, po­dría atraer a otras empresas <text:span text:style-name="T326">centradas en el software de códi­go abierto</text:span>, ser centro mundial del movimiento por el <text:span text:style-name="T326">código abierto</text:span><text:span text:style-name="T426">,</text:span> y líder en la implantación de un gobierno abierto. ¿Podría ser Raleigh la capital mundial del <text:span text:style-name="T326">código abierto</text:span>, de forma similar a como Silicon Valley lo es de la Informática, y París del Amor?</text:p>
      <text:p text:style-name="P32">Por mi parte llegué a la conclusión de que la respuesta tiene que venir tanto del Gobierno Municipal como de la ciu­dadanía. En primer lugar nuestro Gobierno Municipal tiene que querer adoptar la filosofía <text:span text:style-name="T326">del código abierto </text:span>en su forma de hacer las cosas, y para ello tiene que ser transparente en la gestión de los asuntos y fomentar la participación de la ciuda­danía. Por el lado de los ciudadanos tienen que estar dispues­tos a participar y a contribuir con su tiempo y sus conoci­mientos. Las dos partes necesitan plantear acciones sencillas de ejecución que exploren la viabilidad de nuevas ideas y so­luciones innovadoras.</text:p>
      <text:p text:style-name="P32">En este capítulo hablaremos de la cultura de la partici­<text:soft-page-break/>pación ciudadana pero lo haremos en dos partes. En la prime­ra contaremos cómo Raleigh comenzó con su primer evento <text:span text:style-name="T96">CityCamp</text:span>, y después en la segunda parte, profundizaremos en la forma de ser de las personas de Raleigh y c<text:span text:style-name="T529">ó</text:span>mo algunos de sus ciudadanos han promovido con sus actividades la forma­ción de una cultura participativa.</text:p>
      <text:p text:style-name="P32">Sin embargo, antes y a modo de introducción transcri­biremos una entrevista que le hice a Charles Meeker, Ex-Alcalde de Raleigh, en la que nos habló de sus ideas acerca de cómo hacer de Raleigh la primera <text:span text:style-name="T524">c</text:span>iudad <text:span text:style-name="T327">de código abierto</text:span> del <text:span text:style-name="T530">m</text:span>undo y de su <text:span text:style-name="T529">idea</text:span> de gobierno abierto.</text:p>
      <text:h text:style-name="P78" text:outline-level="2"><text:bookmark-start text:name="__RefHeading__11968_640048308"/><text:span text:style-name="T531">1</text:span>.- Entrevista con el <text:span text:style-name="T532">ex-a</text:span>lcalde Charles Meeker: Raleigh, Carolina del Norte, la primera <text:span text:style-name="T435">c</text:span>iudad <text:span text:style-name="T530">de código abierto </text:span>del <text:span text:style-name="T435">m</text:span>undo<text:note text:id="ftn10" text:note-class="footnote"><text:note-citation>10</text:note-citation><text:note-body><text:p text:style-name="P54">Adaptado de “<text:span text:style-name="T96">Raleigh, NC—the world's first open source city</text:span>”, © 2011 <text:span text:style-name="T96">opensource.com</text:span>, publicado bajo licencia <text:s/><text:span text:style-name="T166">Creative Commons Attribution-ShareAlike 3.0 Unported</text:span><text:span text:style-name="T386">.</text:span></text:p></text:note-body></text:note><text:bookmark-end text:name="__RefHeading__11968_640048308"/></text:h>
      <text:p text:style-name="P72">¿<text:span text:style-name="T533">Q</text:span>u<text:span text:style-name="T534">é</text:span> diferencia a Raleigh de otros lugares? ¿Qué hace que Raleigh esté en mejor disposición de ser una ciudad <text:span text:style-name="T530">de código abierto </text:span>por delante de Nueva York, San Francisco, Londres, París o Beijing? <text:span text:style-name="T533">En febrero de 2011 m</text:span>e senté con el alcalde de Raleigh, Charles Meeker, para identificar lo que hace que una ciudad sea <text:span text:style-name="T327">de código abierto</text:span>.</text:p>
      <text:p text:style-name="P32">El Alcalde Meeker fue elegido en 2001 y ha estado <text:span text:style-name="T535">diez años </text:span>al servicio de la ciudad, durante los cuales ha ido adap­<text:soft-page-break/>tándose al <text:span text:style-name="T435">método</text:span> <text:span text:style-name="T327">del código abierto</text:span>, aprendiendo de <text:span text:style-name="T96">Red Hat</text:span> y de cómo esta empresa trabaja con su modelo de desarrollo <text:span text:style-name="T327">de software de código abierto</text:span>. Como abogado que es, no resulta extraño que comprenda los beneficios que se pueden obtener de la colaboración y del conocimiento com­partido. Veamos por qué la ciudad de Raleigh reclama ser la primera <text:span text:style-name="T529">c</text:span>iudad <text:span text:style-name="T530">de código abierto del mundo</text:span>. A continuación transcribo la entrevista con la que empezó todo.</text:p>
      <text:p text:style-name="P34">Señor Alcalde, ¿qué gran reto <text:span text:style-name="T535">de los que tiene nuestra so­ciedad</text:span>, <text:span text:style-name="T535">además </text:span>del <text:span text:style-name="T535">avance </text:span>tecnológico, podría resolverse con éxi­to a través del <text:span text:style-name="T435">método</text:span> <text:span text:style-name="T530">del código abierto</text:span>, es decir a través de la colaboración, la transparencia, <text:span text:style-name="T529">la disposición a </text:span>compartir, la me­ritocracia, <text:span text:style-name="T529">la implementación temprana de ensayos</text:span>, la ciudada­nía, etc.?</text:p>
      <text:p text:style-name="P32"><text:span text:style-name="T535">Uno de ellos es e</text:span>l ahorro energético. Hemos lleva<text:span text:style-name="T529">do</text:span> a cabo un proyecto para conseguir un sistema de iluminación más eficiente en unas zonas de Raleigh que, además, nos está dando beneficios. Y estamos promoviendo y compartiendo nuestras experiencias con otros municipios, incluyendo medi­ciones de la energía eléctrica consumida y de la calidad de la iluminación que producimos. Compartir este tipo de informa­ción es una parte importante de nuestro trabajo.</text:p>
      <text:p text:style-name="P32">La ciudad de Raleigh cuenta con más de 40 instalacio­nes de <text:span text:style-name="T536">iluminación LED</text:span> con las que <text:span text:style-name="T536">logramos</text:span> un ahorro pro­medio de 160.000 €/año en <text:span text:style-name="T535">el </text:span>coste de energía eléctrica. La recuperación de la inversión se estima en 3-5 años. Esto una <text:soft-page-break/>gran ventaja por ejemplo para los estacionamientos que están alejados <text:span text:style-name="T529">porque</text:span> se pueden instalar paneles solares y no <text:span text:style-name="T529">es ne­cesario</text:span> tender nuevas líneas de suministro eléctrico. </text:p>
      <text:p text:style-name="P32">La posibilidad de que las ciudades de todo el mundo adopten un sistema de iluminación más eficiente energética­mente hablando, es un gran reto y Raleigh quiere ser parte de esa historia, y ser reconocida como una de las primeras en adoptarla y compartirla. Difundir el mensaje de la ilumina­ción LED con la ayuda de <text:span text:style-name="T96">CREE</text:span>, la empresa colaboradora, es muy importante para nosotros.</text:p>
      <text:p text:style-name="P32"><text:span text:style-name="T95">¿Cuáles son sus ideas sobre el gobierno abierto y </text:span><text:span text:style-name="T190">el </text:span><text:span text:style-name="T95">Go­bierno 2.0, y qué puede hacer la ciudad de Raleigh para tener un Gobierno más </text:span><text:span text:style-name="T191">a</text:span><text:span text:style-name="T95">bierto y</text:span><text:span text:style-name="T537"> </text:span><text:span text:style-name="T95">transparente para sus ciudadanos?</text:span></text:p>
      <text:p text:style-name="P32">En primer lugar, todas nuestras reuniones son abiertas al público, con muy pocas excepciones, pero la verdadera oportunidad consiste en aprovechar la experiencia que todos y cada uno de nuestros ciudadanos nos puedan aportar. Hay un montón de talento y experiencia a nuestro alrededor que podrían ayudar a resolver los problemas actuales de la ciu­dad.</text:p>
      <text:p text:style-name="P32">Una forma de aprovechar dichos conocimientos es a través de l<text:span text:style-name="T552">o</text:span>s nuevos <text:span text:style-name="T553">c</text:span>omités que estamos creando, como hici­mos con el Comité del Ferrocarril cuyas propuestas y reco­mendaciones fueron aceptadas e implantadas por el Munici­pio.</text:p>
      <text:p text:style-name="P32"><text:soft-page-break/>También las observaciones que <text:span text:style-name="T535">se nos han hecho </text:span>acerca del sistema de recogida de las aguas de lluvia o sobre las tari­fas de algunos servicios públicos nos han permitido sacar par­tido de la experiencia de nuestros ciudadanos para adoptar las mejores soluciones.</text:p>
      <text:p text:style-name="P32">El Comité del Ferrocarril estará activo por lo menos los próximos 3 ó 4 años. Contamos en él con <text:span text:style-name="T554">varias</text:span> personas <text:span text:style-name="T553">de</text:span> gran experiencia, que están deseando compartir sus conoci­mientos para poder aplicarlos y ayudar a que se tomen las de­cisiones idóneas para mejorar el futuro de este medio de transporte.</text:p>
      <text:p text:style-name="P32">Hacer que los ciudadanos conozcan lo que estamos ha­ciendo y nos hagan llegar sus mejores recomendaciones al respecto, es un activo que está infrautilizado, pero nosotros lo hemos conseguido, como cuando el Comité para la <text:span text:style-name="T553">G</text:span>estión de las <text:span text:style-name="T553">A</text:span>guas <text:span text:style-name="T553">P</text:span>luviales hizo unas observaciones sobre cómo ac­tuar mejor para evitar las inundaciones. El<text:span text:style-name="T537"> </text:span>Gobierno del Ayuntamiento pudo disponer de la experiencia que nos apor­tó el Comité y consiguió mejorar la gestión de dichas aguas.</text:p>
      <text:p text:style-name="P34">¿Qué cualidades tiene una ciudad <text:span text:style-name="T553">de código abierto</text:span>?</text:p>
      <text:p text:style-name="P32">Hay tres de ellas que me vienen a la mente:</text:p>
      <text:list xml:id="list2712083973789418383" text:style-name="L4">
        <text:list-item>
          <text:p text:style-name="P114">Disposición a compartir</text:p>
        </text:list-item>
        <text:list-item>
          <text:p text:style-name="P114">Disposición a recibir información</text:p>
        </text:list-item>
        <text:list-item>
          <text:p text:style-name="P114">Disposición a ser innovadores, creativos, y a ensayar <text:soft-page-break/>nuevas ideas</text:p>
        </text:list-item>
      </text:list>
      <text:p text:style-name="P32">Los ciudadanos tienen que estar dispuestos a anticipar­se al futuro. El <text:span text:style-name="T435">método</text:span> <text:span text:style-name="T553">del código abierto </text:span>es la estrategia que estamos utilizando para avanzar hacia ese futuro.</text:p>
      <text:p text:style-name="P34">¿Qué tiene Raleigh para poder ser la primera <text:span text:style-name="T555">c</text:span>iudad <text:span text:style-name="T553">de có­digo abierto </text:span>del <text:span text:style-name="T553">m</text:span>undo?</text:p>
      <text:p text:style-name="P32">Nuestros ciudadanos están dispuestos a que Raleigh siga adelante y se centre más en el <text:span text:style-name="T553">código abierto</text:span>. Dispone­mos de un nivel tecnológico excelente y en consecuencia Raleigh está preparada para ser el centro mundial del<text:span text:style-name="T303"> </text:span><text:span text:style-name="T328">código abierto</text:span>.</text:p>
      <text:p text:style-name="P32">La ventaja de nuestra ciudad es que tiene las posibilida­des de crecer y de crear empleo. Nos gustaría ver que nuestro Centro de Convenciones aco<text:span text:style-name="T555">ge</text:span> cada vez más eventos relacio­nados con el movimiento <text:span text:style-name="T328">por el código abierto</text:span>. Desearíamos ver que un montón de “pequeñas <text:span text:style-name="T96">Red Hat</text:span>”, nuevas o ya con­solidadas, <text:span text:style-name="T553">viniesen</text:span> a establecerse aquí porque nosotros apo­yamos decididamente el <text:span text:style-name="T328">código abierto</text:span>.</text:p>
      <text:p text:style-name="P32"><text:span text:style-name="T302">Las entidades colaboradoras también son una parte im­portante en nuestra</text:span><text:span text:style-name="T538"> </text:span><text:span text:style-name="T302">oferta, como por ejemplo la Oficina de Atención al Visitante del Centro de Convenciones </text:span><text:span text:style-name="T422">o</text:span><text:span text:style-name="T302"> la Cámara de Comercio, entre otras. Necesitamos que apoyen la estrate­gia </text:span><text:span text:style-name="T328">del código abierto</text:span><text:span text:style-name="T302"> y que la difundan como parte de nues­tro Plan de Desarrollo Económico.</text:span></text:p>
      <text:p text:style-name="P39"/>
      <text:p text:style-name="P34"><text:soft-page-break/>¿Cómo utiliza usted el <text:span text:style-name="T435">método</text:span> <text:span text:style-name="T553">del código abierto</text:span> en su vida diaria?</text:p>
      <text:p text:style-name="P32">En el despacho de abogados en el que trabajo, intento dar la mayor cantidad de información posible a los compañe­ros más jóvenes. Una especie de puesta en común de los se­cretos profesionales para ayudarles a tener éxito más rápido.</text:p>
      <text:p text:style-name="P32">Por otra parte y hablando francamente, le<text:span text:style-name="T555">s</text:span> digo que una de las tareas más difíciles para cualquier persona que ocupe un cargo público es la escuchar. En lo que a mi respec­ta he conseguido que el 70-80% de mi trabajo sea escuchar. Nos tenemos que convencer que para tomar una decisión co­rrecta hay que estar lo m<text:span text:style-name="T554">ejor</text:span> informado posible.</text:p>
      <text:h text:style-name="P78" text:outline-level="2"><text:bookmark-start text:name="__RefHeading__11970_640048308"/><text:span text:style-name="T531">2</text:span>.- El <text:span text:style-name="T1002">p</text:span>rimer <text:span text:style-name="T96">CityCamp Raleigh</text:span><text:bookmark-end text:name="__RefHeading__11970_640048308"/></text:h>
      <text:h text:style-name="P80" text:outline-level="3"><text:bookmark-start text:name="__RefHeading__11972_640048308"/><text:span text:style-name="T541">2.</text:span><text:span text:style-name="T537">1.</text:span><text:span text:style-name="T542">-</text:span><text:span text:style-name="T537"> El concepto </text:span><text:span text:style-name="T544">CityCamp</text:span><text:span text:style-name="T537"> y cómo </text:span><text:span text:style-name="T543">CityCamp</text:span><text:span text:style-name="T537"> llegó a ser una marca </text:span><text:span text:style-name="T539">de código abierto</text:span><text:span text:style-name="T537">, por Kevin Curry</text:span><text:span text:style-name="T537"><text:note text:id="ftn11" text:note-class="footnote"><text:note-citation>11</text:note-citation><text:note-body><text:p text:style-name="P55">Originariamente publicado como “"<text:span text:style-name="T96">How CityCamp became an open source brand</text:span>”, © 2011 Kevin Curry, bajo licencia <text:span text:style-name="T166">Creative Commons Attribution-ShareAlike 3.0 Unported</text:span><text:span text:style-name="T386">.</text:span></text:p></text:note-body></text:note></text:span><text:bookmark-end text:name="__RefHeading__11972_640048308"/></text:h>
      <text:p text:style-name="P72"><text:span text:style-name="T546">CityCamp</text:span><text:span text:style-name="T548"> </text:span><text:span text:style-name="T549">es una serie internacional de</text:span><text:span text:style-name="T548"> </text:span><text:span text:style-name="T550">c</text:span><text:span text:style-name="T548">ongresos </text:span><text:span text:style-name="T550">a</text:span><text:span text:style-name="T548">biertos </text:span><text:span text:style-name="T549">(</text:span><text:span text:style-name="T547">unconferences</text:span><text:span text:style-name="T549">) y una comunidad </text:span><text:span text:style-name="T547">online</text:span><text:span text:style-name="T549"> </text:span><text:span text:style-name="T548">que se dedica a la in­novación tanto en los Gobiernos Municipales como en las co­munidades ciudadanas. </text:span><text:span text:style-name="T549">Pero al principio no era eso</text:span><text:span text:style-name="T548">. </text:span><text:span text:style-name="T545">CityCamp</text:span><text:span text:style-name="T537"> </text:span><text:span text:style-name="T548">comenzó como un evento aislado, literalmente a partir de un </text:span><text:span text:style-name="T546">tweet</text:span><text:span text:style-name="T548">. </text:span><text:span text:style-name="T549">Ese </text:span><text:span text:style-name="T548">evento resultó ser un éxito mucho más </text:span><text:soft-page-break/><text:span text:style-name="T548">allá de todas </text:span><text:span text:style-name="T549">las</text:span><text:span text:style-name="T548"> expectativas, la gente </text:span><text:span text:style-name="T549">acudió desde </text:span><text:span text:style-name="T548">todas partes de los EE.UU., de Canadá y el Reino Unido. </text:span><text:span text:style-name="T217">Durante dos días, en el Centro de Innovación de Chicago, en la Uni­versidad de Illinois, más de un centenar de personas trabaja­ron la idea, que por entonces estaba en mantillas, de cómo usar la web a modo de plataforma </text:span><text:span text:style-name="T236">para los</text:span><text:span text:style-name="T217"> Gobiernos Municipales y </text:span><text:span text:style-name="T236">la actividad comunitaria</text:span><text:span text:style-name="T217">.</text:span><text:span text:style-name="T257"> </text:span></text:p>
      <text:p text:style-name="P32">Al final resultó que la gente había estado intentando poner en práctica el concepto <text:span text:style-name="T96">Gov 2.0</text:span> durante años, pero de forma local. Daba la impresión que no había habido conexión entre ellos para constituir los grupos de acción en los que pronto se convertirían.</text:p>
      <text:p text:style-name="P32">Después que el primer <text:span text:style-name="T96">CityCamp</text:span> hubo terminado, tenía­mos pocas ganas de hacer nada más. Yo tenía que volver a mi empresa, <text:span text:style-name="T108">Bridgeborn</text:span>, y Jennifer Pahlka, la otra cofundadora, estaba a punto de lanzar <text:span text:style-name="T96">Code for America</text:span>. Estuvimos anima<text:span text:style-name="T556">n­</text:span>do a los participantes a copiar y aprender de nuestro evento, al igual que nosotros había hecho de otros, para que organi­zaran otros <text:span text:style-name="T96">CityCamp</text:span> donde ellos vivían. </text:p>
      <text:p text:style-name="P32">En Washington, D.C., hicieron exactamente eso. El Dis­trito de Columbia tiene una dinámica red de emprendedores <text:soft-page-break/>sociales, <text:span text:style-name="T96">hack</text:span><text:span text:style-name="T109">ers</text:span><text:note text:id="ftn12" text:note-class="footnote"><text:note-citation>12</text:note-citation><text:note-body><text:p text:style-name="P49"><text:span text:style-name="T557">En su sentido original,</text:span> <text:span text:style-name="T557">un </text:span><text:span text:style-name="T96">hacker</text:span> es una persona <text:span text:style-name="T558">que practica la pro­gramación informática como una especie de pasión artística y que forma parte o se identifica con el grupo de programadores que histó­ricamente están en los orígenes de </text:span><text:span text:style-name="T329">internet</text:span><text:span text:style-name="T558">, de </text:span><text:span text:style-name="T110">Linux </text:span><text:span text:style-name="T329">y de la </text:span><text:span text:style-name="T110">World Wide Web. </text:span><text:span text:style-name="T330">En sentido amplio, el término </text:span><text:span text:style-name="T111">hacker</text:span><text:span text:style-name="T330"> tiene como referente cualquier persona que disfruta de un conocimiento profundo del funcionamiento interno de un sistema, en particular de computado­ras y redes informáticas.</text:span></text:p></text:note-body></text:note> cívicos y organizadores de bases sociales, que saben cómo montar congresos abiertos. De hecho organi­zaron dos eventos directamente inspirados e influenciados por el modelo <text:span text:style-name="T96">CityCamp</text:span>: <text:span text:style-name="T96">TransparencyCamp</text:span> y <text:span text:style-name="T96">Gover</text:span><text:span text:style-name="T112">n</text:span><text:span text:style-name="T96">ment 2.0 Camp</text:span>. Pero en ese momento, el <text:span text:style-name="T96">CityCamp D.C.</text:span> <text:span text:style-name="T555">era</text:span> el único evento después del de Chicago.</text:p>
      <text:p text:style-name="P41"><text:span text:style-name="T275">Mientras tanto, la comunidad </text:span><text:span text:style-name="T286">CityCamp</text:span><text:span text:style-name="T275"> en la red fue creciendo. Se estaba usando el </text:span><text:span text:style-name="T285">hashtag</text:span><text:span text:style-name="T274"> </text:span><text:span text:style-name="T285">#CityCamp</text:span><text:span text:style-name="T274"> </text:span><text:span text:style-name="T275">para enla­zar </text:span><text:span text:style-name="T286">tweets</text:span><text:span text:style-name="T275">, fotografías y entradas en blogs dirigidos a difundir la idea de </text:span><text:span text:style-name="T286">CityCamp</text:span><text:span text:style-name="T275">. Las conversaciones continuaron en un foro público mantenido por </text:span><text:span text:style-name="T286">e-democracy.org</text:span><text:span text:style-name="T276">,</text:span><text:span text:style-name="T275"> y poco a poco la gente empezó a plantear cuando iba a tener lugar el siguiente </text:span><text:span text:style-name="T286">CityCamp</text:span><text:span text:style-name="T275">.</text:span></text:p>
      <text:p text:style-name="P32">Algunos me escribían preguntando si podía ayudarles a organizar un <text:span text:style-name="T96">CityCamp</text:span> donde vivían. Pero por mucho que yo quisiera, realmente no podía o, al menos, no sabía cómo po­día hacerlo. Habíamos empleado muchas horas durante más de tres meses y necesitados un gran apoyo de varios amigos para sacar adelante el primer <text:span text:style-name="T96">CityCamp</text:span> en Chicago y no veía­mos sencillo repetirlo y extrapolar lo que habíamos hecho.<text:span text:style-name="T537"> </text:span>Lo <text:soft-page-break/>que necesitábamos era un modelo, unas pautas que cualquie­ra pudiera seguir.</text:p>
      <text:p text:style-name="P32">Ya que teníamos una red activa alrededor de la idea del <text:span text:style-name="T96">CityCamp</text:span>, divulgar el modelo no iba a resultar demasiado complicado. Nuestros amigos de <text:span text:style-name="T96">iStrategyLabs</text:span> habían publica­do el libro donde se explicaba con detalle cómo montar <text:span text:style-name="T559">c</text:span>on­gresos <text:span text:style-name="T559">ab</text:span>iertos, como la <text:span text:style-name="T96">PubMediaCamp</text:span>. También los amigos de <text:span text:style-name="T96">O'Reilly Media</text:span> habían compartido su experiencia en la or­ganización de los eventos <text:span text:style-name="T96">Ignite</text:span> y eligieron el modelo <text:span text:style-name="T96">TDEx</text:span> para ceder sus conocimientos en relación con sus eventos. Por último, <text:span text:style-name="T96">GovFresh</text:span> se incorporó <text:span text:style-name="T560">ofreciendo</text:span> <text:span text:style-name="T560">una “plantilla”</text:span> para <text:span text:style-name="T96">CityCamp</text:span> y <text:span text:style-name="T560">proporcionando</text:span> alojamiento <text:span text:style-name="T560">web</text:span>. En ese momento todo encajó: <text:span text:style-name="T96">CityCamp</text:span> se convirtió en un<text:span text:style-name="T555">a</text:span> “marca”<text:span text:style-name="T303"> </text:span><text:span text:style-name="T331">de código abierto</text:span>.</text:p>
      <text:p text:style-name="P32"><text:span text:style-name="T96">CityCamp</text:span> actualmente es una “marca” <text:span text:style-name="T559">de código abier­to </text:span>bajo un tipo de licencia <text:span text:style-name="T96">Creative Commons</text:span>, lo que signifi­ca que cualquier comunidad la puede usar, remezclar y mejo­rar. <text:span text:style-name="T560">Ser </text:span><text:span text:style-name="T331">de código abierto</text:span> garantiza que <text:span text:style-name="T96">CityCamp</text:span> <text:span text:style-name="T559">se manten­ga como un</text:span> patrón fácilmente repetible y utilizable por cual­quiera. El hecho de tener la calidad de “marca” <text:span text:style-name="T559">asegura</text:span> que el modelo es reconocible y que nadie por su cuenta <text:span text:style-name="T559">puede </text:span>usarlo indebidamente. Ninguna organización se podrá adue­ñar del modelo <text:span text:style-name="T96">CityCamp</text:span>, por el contrario permanecerá a dis­posición de la comunidad <text:span text:style-name="T96">CityCamp</text:span> y contará en cada locali­dad con el apoyo del conjunto de organizadores.</text:p>
      <text:p text:style-name="P32">El fundador de <text:span text:style-name="T96">GovFresh</text:span>, Lucas Fretwell, y yo trabaja­<text:soft-page-break/>mos duramente durante<text:span text:style-name="T537"> </text:span>semanas a través de <text:span text:style-name="T96">Skype </text:span>sobre el contenido y su difusión por distintas plataformas, sobre el <text:span text:style-name="T560">di­seño</text:span> de la página, los <text:span text:style-name="T96">slogans</text:span>, las instrucciones, los objetivos y unas recomendaciones básicas. Creamos una plantilla <text:span text:style-name="T560">de </text:span><text:span text:style-name="T96">WordPress</text:span> y la publicamos. Antes habíamos elegi<text:span text:style-name="T560">do</text:span> una de las formas o licencias que tiene establecida<text:span text:style-name="T560">s</text:span> <text:span text:style-name="T96">Creative Commons</text:span> para que nuestro modelo se pudiera usar libremen­te, y pusimos todo lo relacionado con <text:span text:style-name="T96">CityCamp</text:span> bajo <text:span text:style-name="T561">esa</text:span> li­cencia.</text:p>
      <text:p text:style-name="P32">Desde que el 11 de agosto del 2010 lanzamos <text:span text:style-name="T96">CityCamp 2.0</text:span>, han tenido lugar diez <text:span text:style-name="T561">c</text:span>ongresos de este tipo a nivel inter­nacional y están previstos otros más. Estos eventos han tenido un impacto significativo sobre los <text:span text:style-name="T561">g</text:span>obiernos <text:span text:style-name="T561">m</text:span>unicipales no sólo de las ciudades donde se han celebrado sino también en otras. Con el <text:span text:style-name="T96">CityCamp </text:span><text:span text:style-name="T113">London</text:span> comenzó el movimiento en el Reino Unido y de inmediato tuvo un efecto positivo en todo el conjunto del modelo. Después del evento <text:span text:style-name="T562">de </text:span>Londres se in­corporó a la “marca” el <text:span text:style-name="T96">slogan</text:span> "Estimula. Participa. Colabora. Repite".</text:p>
      <text:p text:style-name="P32"><text:span text:style-name="T258">La ciudad de Brighton introdujo una variante en el mo­delo montando un foro de discusión por video-conferencia entre los asistentes y los responsables públicos comprometi­dos, tanto municipales como nacionales. En Colorado publica­mos la plantilla “Directiva de un Gobierno Municipal </text:span>Abierto” (<text:bookmark text:name="docs-internal-guid-6cd802c5-efc0-178a-9f59-4df032bcfd95"/><text:span text:style-name="T96">LOGD</text:span>), red<text:span text:style-name="T258">actada de acuerdo a la “Directiva por un Gobierno Abierto” hecha pública por el Gobierno de Obama, </text:span><text:soft-page-break/><text:span text:style-name="T258">y que es un documento que cualquier municipio puede utili­zar para redactar un </text:span><text:span text:style-name="T259">p</text:span><text:span text:style-name="T258">royecto de gobierno abierto. El Go­bierno de</text:span><text:span text:style-name="T260">l Condado</text:span><text:span text:style-name="T258"> de Cook, Illinois, recientemente usó como referencia nuestro documento </text:span><text:span text:style-name="T264">LOGD</text:span><text:span text:style-name="T258"> en el planteamien­to de su estrategia para establecer un</text:span><text:span text:style-name="T265"> </text:span><text:span text:style-name="T258">gobierno abierto. </text:span><text:span text:style-name="T261">En la ciudad de San Francisco han usado </text:span><text:span text:style-name="T264">CityCamp</text:span><text:span text:style-name="T262"> </text:span><text:span text:style-name="T263">para</text:span><text:span text:style-name="T261"> unir varias organizaciones locales con el fin de coordinar los movimien­tos </text:span><text:span text:style-name="T264">Gov 2.0</text:span><text:span text:style-name="T261"> en relación con la política de la Alcaldía.</text:span></text:p>
      <text:p text:style-name="P32">Por otra parte se han celebrado dos <text:span text:style-name="T96">CityCamp</text:span> en Rusia, el foro <text:span text:style-name="T96">e-democracy</text:span> tiene 350 miembros que participan activa­mente a diario, la página de <text:span text:style-name="T96">Facebook</text:span> tiene 1.400 segui­dores, y <text:span text:style-name="T96">@CityCamp</text:span> 1.700 en <text:span text:style-name="T96">Twitter</text:span>.</text:p>
      <text:p text:style-name="P32">En resumen, la filosofía <text:span text:style-name="T332">del código abierto</text:span> es lo mejor que le pudo suceder a <text:span text:style-name="T96">CityCamp</text:span>. El <text:span text:style-name="T435">código abierto </text:span>ha ayuda­do a <text:span text:style-name="T96">CityCamp</text:span> a convertirse en algo más de lo que se propuso ser, ya que ha permitido que sea un medio para que se conec­ten entre sí personas que quieren trabajar en la innovación de los gobiernos municipales. El modelo de trabajo <text:span text:style-name="T332">del código abierto</text:span> significa que cualquier persona puede organizar un <text:span text:style-name="T96">CityCamp</text:span> sólo con seguir el procedimiento que se le ofrece.</text:p>
      <text:p text:style-name="P32">Hemos tenido innovaciones, ha habido controversias, y hemos cometido errores. Cada uno de éstos han sido de gran valor para nosotros por lo que hemos aprendido, de manera que todo ha contribuido a que hoy <text:span text:style-name="T96">CityCamp</text:span> sea algo mucho mejor. </text:p>
      <text:p text:style-name="P23"><text:soft-page-break/><text:span text:style-name="T268">Sin embargo debemos admitir que sin aplicar los princi­pios de la filosofía </text:span><text:span text:style-name="T277">del código abierto</text:span><text:span text:style-name="T268">, es decir la transparen­cia, la colaboración y </text:span><text:span text:style-name="T269">la disposición</text:span><text:span text:style-name="T268"> </text:span><text:span text:style-name="T269">a </text:span><text:span text:style-name="T268">compartir, </text:span><text:span text:style-name="T286">CityCamp</text:span><text:span text:style-name="T274"> </text:span><text:span text:style-name="T268">no habría llegado a ser lo que es hoy ni lo que será mañana.</text:span></text:p>
      <text:p text:style-name="P32">Kevin Curry / Mayo 2011</text:p>
      <text:p text:style-name="P33">***</text:p>
      <text:p text:style-name="P23"><text:span text:style-name="T268">Por nuestra parte nos gustaría añadir que </text:span><text:span text:style-name="T286">CityCamp</text:span><text:span text:style-name="T274"> </text:span><text:span text:style-name="T268">no es algo sólo para conocerse y hablar, aunque esto sea impor­tante. </text:span><text:span text:style-name="T286">CityCamp</text:span><text:span text:style-name="T274"> </text:span><text:span text:style-name="T268">se toma en serio el paso a la acción. De los cuatro objetivo</text:span><text:span text:style-name="T269">s</text:span><text:span text:style-name="T268"> que para todo </text:span><text:span text:style-name="T286">CityCamp</text:span><text:span text:style-name="T268"> establece la organización marco, el cuarto es: "Establecer conclusiones sobre las que los participantes</text:span><text:span text:style-name="T274"> </text:span><text:span text:style-name="T268">puedan actuar después del evento." </text:span></text:p>
      <text:p text:style-name="P32">Pero no hay que esperar a que alguien organice un <text:span text:style-name="T96">CityCamp</text:span> para poder acudir a él. He aquí cuatro cosas que se pueden ir haciendo si a uno le gusta la idea de <text:span text:style-name="T96">CityCamp</text:span> y de­sea participar en uno:</text:p>
      <text:list xml:id="list527414151804416042" text:style-name="L5">
        <text:list-item>
          <text:p text:style-name="P115">Unirse a la <text:span text:style-name="T560">c</text:span>omunidad <text:span text:style-name="T96">online</text:span> mantenida por <text:span text:style-name="T96">e-democracy.org</text:span></text:p>
        </text:list-item>
        <text:list-item>
          <text:p text:style-name="P115">Reunirse con gente -<text:span text:style-name="T113">http://www.meetup.com/GovLoop/</text:span></text:p>
        </text:list-item>
        <text:list-item>
          <text:p text:style-name="P115">Poner en marcha un <text:span text:style-name="T96">CityCamp</text:span> -<text:span text:style-name="T96">http://citycamp.govfresh.com/start-a-camp</text:span></text:p>
        </text:list-item>
      </text:list>
      <text:p text:style-name="P40">***</text:p>
      <text:p text:style-name="P32"/>
      <text:p text:style-name="P32"><text:soft-page-break/>En enero de este año, 2013, <text:span text:style-name="T96">CityCamp</text:span> celebró su tercer aniversario. Cuando Kevin Curry escribió el artículo anterior en mayo del 2011, decía que ya se habían celebrado <text:span text:style-name="T560">diez</text:span> <text:span text:style-name="T96">CityCamp</text:span> por todo el mundo. Hoy, <text:span text:style-name="T560">m</text:span>ayo del 2013, ya se han celebrado 32, en 23 ciudades de seis <text:span text:style-name="T563">p</text:span>aíses y cuatro continen­tes.</text:p>
      <text:h text:style-name="P80" text:outline-level="3"><text:bookmark-start text:name="__RefHeading__11974_640048308"/><text:span text:style-name="T531">2.</text:span>2.<text:span text:style-name="T564">-</text:span> El nacimiento del <text:span text:style-name="T565">p</text:span>rimer <text:span text:style-name="T96">CityCamp Raleigh</text:span><text:bookmark-end text:name="__RefHeading__11974_640048308"/></text:h>
      <text:p text:style-name="P72"><text:span text:style-name="T217">Poco después de publicarse la entrevista con el Ex-Alcade Meeker acerca de cómo Raleigh pretendía convertirse en el núcleo mundial del </text:span><text:span text:style-name="T226">código abierto</text:span><text:span text:style-name="T219">,</text:span><text:span text:style-name="T217"> surgió en </text:span><text:span text:style-name="T246">Twitter</text:span><text:span text:style-name="T217"> la idea de organizar en Raleigh un </text:span><text:span text:style-name="T237">c</text:span><text:span text:style-name="T217">ongreso </text:span><text:span text:style-name="T237">a</text:span><text:span text:style-name="T217">bierto dedicado al tema del gobierno abierto, lo que ya sabemos que se conoce como </text:span><text:span text:style-name="T246">CityCamp</text:span><text:span text:style-name="T217">.</text:span></text:p>
      <text:p text:style-name="P32"><text:span text:style-name="T566">En general u</text:span>n <text:span text:style-name="T563">c</text:span>ongreso <text:span text:style-name="T563">a</text:span>bierto es un evento dirigido por los participantes donde los organizadores establecen el cuándo, el dónde y otros aspectos de índole logístico, mien­tras que los asistentes establecen la agenda de los temas a tra­tar. Normalmente los participantes vienen dispuestos no sólo a aprender sino también a compartir sus conocimientos.</text:p>
      <text:p text:style-name="P32"><text:span text:style-name="T217">Por su parte los </text:span><text:span text:style-name="T246">CityCamp,</text:span><text:span text:style-name="T219"> como hemos visto</text:span><text:span text:style-name="T248">, </text:span><text:span text:style-name="T217">son un tipo de </text:span><text:span text:style-name="T237">c</text:span><text:span text:style-name="T217">ongresos </text:span><text:span text:style-name="T237">a</text:span><text:span text:style-name="T217">biertos que se celebran por todo el mundo y que tienen por objetivo reunir a las autoridades de los </text:span><text:span text:style-name="T237">g</text:span><text:span text:style-name="T217">o­biernos </text:span><text:span text:style-name="T237">l</text:span><text:span text:style-name="T217">ocales, a los ciudadanos, a los funcionarios munici­pales, a expertos, a programadores, diseñadores gráficos, y a periodistas, etc., para intercambiar sus puntos de vista y sus </text:span><text:soft-page-break/><text:span text:style-name="T217">opiniones acerca del presente y del futuro de sus ciudades. </text:span></text:p>
      <text:p text:style-name="P32">Después de cruzarnos unos cuantos <text:span text:style-name="T96">tweets</text:span> entre Kevin Curry (<text:span text:style-name="T95">@kmcurry</text:span>), cofundador de <text:span text:style-name="T96">CityCamp</text:span>, Bonner Gaylord (<text:span text:style-name="T95">@bonnergaylord</text:span>), <text:span text:style-name="T93">c</text:span>oncejal de Raleigh, yo mismo (<text:span text:style-name="T95">@jhibbets</text:span>), y los responsables de <text:span text:style-name="T95">Govloop.com </text:span>(<text:span text:style-name="T95">@govloop</text:span>), a primeros de marzo del 2011, el <text:span text:style-name="T93">c</text:span>oncejal Gaylord y yo nos comprometimos a organizar un <text:span text:style-name="T96">CityCamp</text:span> en Raleigh.</text:p>
      <text:p text:style-name="P32">Gaylor es <text:span text:style-name="T93">c</text:span>oncejal del Ayuntamiento pero su participa­ción en la organización de nuestro <text:span text:style-name="T96">CityCamp</text:span>, se debió básica­mente a su afición por la informática y <text:span text:style-name="T567">a</text:span> su deseo de que los ciudadanos de Raleigh tuviéramos una mejor calidad de vida. Los dos, él y yo sabíamos que esa carga de trabajo era dema­siado grande para una sola persona, y decidimos codirigir el Comité de Planificación.</text:p>
      <text:p text:style-name="P32">Finalmente establecimos que el <text:span text:style-name="T96">CityCamp</text:span> de Raleigh tendría una duración de tres días de charlas, talleres de traba­jo y de intercambio de propuestas concreta<text:span text:style-name="T560">s</text:span> de soluciones, de manera que después de ello, nos planteásemos cómo a través de la web, usando distintas aplicaciones informáticas y con la participación de todos, pudiéramos diseñar el futuro de nues­tra ciudad.</text:p>
      <text:h text:style-name="P80" text:outline-level="3"/>
      <text:h text:style-name="P80" text:outline-level="3"><text:bookmark-start text:name="__RefHeading__11976_640048308"/><text:soft-page-break/><text:span text:style-name="T531">2.</text:span>3.<text:span text:style-name="T564">-</text:span> Cómo organizamos el <text:span text:style-name="T560">p</text:span>rimer <text:span text:style-name="T96">CityCamp Raleigh</text:span><text:note text:id="ftn13" text:note-class="footnote"><text:note-citation>13</text:note-citation><text:note-body><text:p text:style-name="P56">Adaptado de “<text:span text:style-name="T96">CityCamp: Organizing an unconference for a transparent city government</text:span>”, <text:span text:style-name="T1019">©</text:span> 2011 <text:span text:style-name="T96">opensource.com</text:span>, publicado bajo licencia <text:span text:style-name="T166">Creative Commons Attribution-ShareAlike 3.0 Unported</text:span><text:span text:style-name="T386">.</text:span></text:p></text:note-body></text:note><text:bookmark-end text:name="__RefHeading__11976_640048308"/></text:h>
      <text:p text:style-name="P72">Ahora que ya sabemos cómo surgió el concepto <text:span text:style-name="T96">CityCamp</text:span> y c<text:span text:style-name="T563">ó</text:span>mo nació la idea del <text:span text:style-name="T560">p</text:span>rimer <text:span text:style-name="T96">CityCamp Raleigh</text:span>, veamos cómo se organizó.</text:p>
      <text:p text:style-name="P32">Ya hemos dicho que lo empezamos el concejal Bonner Gaylord y yo, y la idea se extendió rápidamente entre otros responsables de <text:span text:style-name="T563">los grupos de usuarios de las nuevas tecnolo­gías </text:span>y entre los <text:span text:style-name="T568">p</text:span>residentes de los Comités de Asesores <text:span text:style-name="T568">de </text:span>Ciudadanos. </text:p>
      <text:p text:style-name="P32">Nuestro equipo crecía cada semana. Nos llamábamos a nosotros mismos “<text:span text:style-name="T96">geeks</text:span> <text:span text:style-name="T563">cívicos” </text:span>aunque ninguno de nosotros era precisamente experto en programación, pero todos tenía­mos un gran entusiasmo por el <text:span text:style-name="T333">código abierto</text:span>, por la<text:span text:style-name="T568">s nuevas tecnologías</text:span> y por mejorar nuestra <text:span text:style-name="T568">c</text:span>iudad y su Gobierno.</text:p>
      <text:p text:style-name="P32">Organizar un <text:span text:style-name="T563">c</text:span>ongreso <text:span text:style-name="T563">a</text:span>bierto como <text:span text:style-name="T96">CityCamp</text:span> es fácil si se cuenta con gente entusiasta con el talento adecuado, or­ganizadores con ideas claras, y los medios operativos nece­sarios. En el fondo la cosa es muy simple si se consigue un grupo de voluntarios que se reúnan y se auto-organizen for­mando un grupo de entusiastas. Ese fue el caso en el primer <text:span text:style-name="T96">CityCamp Raleigh</text:span>, que se celebró los días 3 al 5 de junio del 2011.</text:p>
      <text:p text:style-name="P32"><text:soft-page-break/>En el equipo organizador hicimos un montón de planes, pero nos enfrentamos a un gran reto desde el principio ya que ninguno de nosotros había estado nunca en un <text:span text:style-name="T96">CityCamp</text:span>, y mucho menos había organizado ninguno. Sin embargo, el de­seo de mejorar nuestra <text:span text:style-name="T569">c</text:span>iudad con un gobierno abierto, con <text:span text:style-name="T563">datos abiertos</text:span><text:span text:style-name="T96"> </text:span><text:span text:style-name="T114">y</text:span> con una transparencia adecuada, <text:span text:style-name="T568">por una parte,</text:span> y <text:span text:style-name="T568">contar con </text:span>unos medios informáticos suficientes para reunir a funcionarios municipales, diseñadores, programado­res, emprendedores y ciudadanos con el fin de colaborar en la búsqueda de soluciones, <text:span text:style-name="T568">por otra, </text:span>condujo al éxito del evento.</text:p>
      <text:p text:style-name="P32"><text:span text:style-name="T217">Como ya hemos dicho, en un principio la idea de hacer un </text:span><text:span text:style-name="T246">CityCamp</text:span><text:span text:style-name="T248"> </text:span><text:span text:style-name="T217">en Raleigh nació en </text:span><text:span text:style-name="T246">Twitter</text:span><text:span text:style-name="T217"> y luego se fue desa­rrollando en reuniones semanales de las surgieron un montón de ideas para nuestro primer </text:span><text:span text:style-name="T237">c</text:span><text:span text:style-name="T217">ongreso </text:span><text:span text:style-name="T237">a</text:span><text:span text:style-name="T217">bierto por un gobierno abierto. Otras personas vieron en </text:span><text:span text:style-name="T246">Twitter</text:span><text:span text:style-name="T217"> y en </text:span><text:span text:style-name="T246">Facebook</text:span><text:span text:style-name="T217"> lo que estábamos haciendo y se </text:span><text:span text:style-name="T238">sumaron</text:span><text:span text:style-name="T217">. </text:span></text:p>
      <text:p text:style-name="P32">Un pequeño grupo empezó a estudiar cómo se habían organizado otros <text:span text:style-name="T96">CityCamp</text:span> y se puso en contacto con los crea­dores de la idea <text:span text:style-name="T96">CityCamp</text:span>. El grupo rápidamente creció de tres o cuatro a más de una docena de personas. A finales de abril se tomó la decisión de que <text:span text:style-name="T568">el </text:span><text:span text:style-name="T96">CityCamp Raleig</text:span> tendría lu­gar el 3, 4 y 5 de junio. Entonces empezó el trabajo en serio.</text:p>
      <text:p text:style-name="P32"><text:span text:style-name="T217">Necesitábamos patrocinadores, ponentes, un local, pre­sentadores, etc. Gracias a unos formidables diseñadores vo­luntarios, construimos una</text:span><text:span text:style-name="T219"> página web usando materiales </text:span><text:span text:style-name="T226">de código abierto</text:span><text:span text:style-name="T201"> </text:span><text:span text:style-name="T219">de </text:span><text:span text:style-name="T246">CityCamp</text:span><text:span text:style-name="T248"> </text:span><text:span text:style-name="T217">adaptados al entorno de Raleigh. </text:span><text:soft-page-break/><text:span text:style-name="T217">Empezamos a tener presencia en los medios sociales que com­partían nuestro entusiasmo por la</text:span><text:span text:style-name="T238">s nuevas tecnologías</text:span><text:span text:style-name="T217"> y por un gobierno abierto. </text:span></text:p>
      <text:p text:style-name="P32">Establecimos una planificación del <text:span text:style-name="T568">p</text:span>royecto con unas metas a alcanzar semanalmente y las cumplimos. De hecho, <text:span text:style-name="T568">p</text:span>ublicamos <text:span text:style-name="T568">el </text:span>plan para que todo el mundo pudiera seguirlo, mejorarlo u opinar a favor o en contra.</text:p>
      <text:p text:style-name="P32">Una de las primeras decisiones que tomó el <text:span text:style-name="T569">C</text:span>omité de <text:span text:style-name="T569">P</text:span>lanificación fue sobre la forma de comunicarnos, algo funda­mental en cualquier equipo. En principio est<text:span text:style-name="T568">á</text:span>bamos en con­tacto básicamente usando un <text:span text:style-name="T95">Google Group</text:span>, pero alguien em­pezó a usar <text:span text:style-name="T96">Facebook</text:span> y sugirió utilizar este medio en lugar de <text:span text:style-name="T568">aquel</text:span>. El consenso del grupo aceptó que usáramos <text:span text:style-name="T96">Facebook</text:span> como nuestra principal herramienta de comunicación.</text:p>
      <text:p text:style-name="P32">Admito que tenía mis dudas sobre el uso de dicho me­dio. Me sentía cómodo utilizando el correo electrónico para comunicarme con los demás, y no estaba convencido de que <text:span text:style-name="T96">Facebook</text:span> fuera a funcionar, pero tuve que aceptar la opinión de la mayoría y luego vi que funcionaba y que era útil para el <text:span text:style-name="T569">C</text:span>omité tanto para intercambiar información como para man­tenernos a todos informados.</text:p>
      <text:p text:style-name="P32">Para trabajar en los subcomités de marketing, patroci­nio, ponentes y logística, utilizamos una combinación de <text:span text:style-name="T96">Facebook</text:span> y <text:span text:style-name="T96">Google Docs</text:span>. Nuestras reuniones <text:span text:style-name="T508">semanales permi­tían que éstos informaran acerca de los trabajos que habían </text:span><text:soft-page-break/><text:span text:style-name="T508">completado y cuáles eran sus próximos objetivos. También utilizamos dichas reuniones para llevar a cabo un intercam­bio de nuevas ideas y sacar conclusiones acerca de lo que es­taban desarrollando los subcomités .</text:span></text:p>
      <text:p text:style-name="P32">Al reflexionar sobre esta experiencia, me doy cuenta de que oportunidades como ésta no se presentan muy a menudo. Este fue el comienzo de un movimiento por un <text:span text:style-name="T563">g</text:span>obierno más abierto en Raleigh <text:span text:style-name="T569">que e</text:span>ncaja con nuestra cultura. Pero nun­ca se había celebrado un evento como el <text:span text:style-name="T96">CityCamp</text:span> que actua­se como catalizador para conseguir el apoyo ciudadano. Aho­ra sí.</text:p>
      <text:p text:style-name="P32">Si me hubieran dicho antes de empezar que en menos de 12 semanas, un pequeño grupo de personas puede organi­zar un <text:span text:style-name="T563">c</text:span>ongreso <text:span text:style-name="T563">a</text:span>bierto con más de 200 personas inscritas, 20 patrocinadores, y 15 ponentes, en menos de 12 semanas, no estoy seguro de habérmelo creído. Pero una comunidad entu­siasmada por tener en Raleigh un <text:span text:style-name="T563">g</text:span>obierno más <text:span text:style-name="T568">a</text:span>bierto y transparente, y la colaboración de personas deseosas de for­mar parte de este movimiento superó todos los problemas. Nuestro desconocimiento no nos podía frenar, y nuestro entusiasmo hizo que nos lo creyéramos.</text:p>
      <text:p text:style-name="P32"><text:span text:style-name="T508">Así fue cómo el </text:span><text:span text:style-name="T509">C</text:span><text:span text:style-name="T508">omité de </text:span><text:span text:style-name="T509">P</text:span><text:span text:style-name="T508">lanificación se constituyó y llegó a organizar el primer </text:span><text:span text:style-name="T181">CityCamp Raleigh</text:span><text:span text:style-name="T508">. Pero ¿qué as­pectos fueron los importantes de aquellos tres días de colo­quios, talleres de trabajo, y sesiones donde se discutían los problemas? Ve</text:span><text:span text:style-name="T510">á</text:span><text:span text:style-name="T508">moslo.</text:span></text:p>
      <text:h text:style-name="P80" text:outline-level="3"><text:bookmark-start text:name="__RefHeading__11978_640048308"/><text:soft-page-break/><text:span text:style-name="T531">2.</text:span>4.<text:span text:style-name="T570">-</text:span> Aspectos destacables del <text:span text:style-name="T571">p</text:span>rimer <text:span text:style-name="T96">CityCamp Raleigh</text:span><text:note text:id="ftn14" text:note-class="footnote"><text:note-citation>14</text:note-citation><text:note-body><text:p text:style-name="P57">Adaptado de “<text:span text:style-name="T96">Creating a citizen movement for open government</text:span>”, <text:span text:style-name="T1019">©</text:span> 2011 <text:span text:style-name="T96">opensource.com</text:span>, publicado bajo licencia <text:span text:style-name="T166">Creative Commons Attribution-ShareAlike 3.0 Unported</text:span><text:span text:style-name="T386">.</text:span></text:p></text:note-body></text:note><text:bookmark-end text:name="__RefHeading__11978_640048308"/></text:h>
      <text:p text:style-name="P72"><text:span text:style-name="T464">El primer </text:span><text:span text:style-name="T175">CityCamp</text:span><text:span text:style-name="T181"> </text:span><text:span text:style-name="T175">Raleigh</text:span><text:span text:style-name="T464"> comenzó como un </text:span><text:span text:style-name="T465">coloquio</text:span><text:span text:style-name="T464"> acerca de la participación ciudadana, pero inmediatamente nos di­mos cuenta de que podíamos hacer algo más que hablar de la teoría. Entusiastas de la tecnología, interesados en política, y ciudadanos, se centraron de forma rápida en identificar, cola­borar y empezar a dar soluciones concretas para el gobierno de nuestra localidad.</text:span></text:p>
      <text:p text:style-name="P32">Más de 225 personas asistieron a los tres días de cola­boración, intercambio y fomento de la apertura en junio del 2011, todas centrad<text:span text:style-name="T571">a</text:span>s en sugerir ideas para mejorar el acceso a la información y dar soluciones para el <text:span text:style-name="T572">G</text:span>obierno <text:span text:style-name="T572">M</text:span>unicipal.</text:p>
      <text:p text:style-name="P32">El viernes se dedicó a la de presentación de paneles <text:span text:style-name="T573">de expertos compuestos </text:span>por personas del Gobierno Municipal y del sector empresarial, el sábado se desarrolló el <text:span text:style-name="T572">c</text:span>ongreso <text:span text:style-name="T572">a</text:span>bierto con encuentros a discreción e informales, y el domin­go se llevó a cabo un <text:span text:style-name="T115">hackathon</text:span><text:span text:style-name="T459"><text:note text:id="ftn15" text:note-class="footnote"><text:note-citation>15</text:note-citation><text:note-body><text:p text:style-name="P49"><text:span text:style-name="T490">Por </text:span><text:span text:style-name="T173">h</text:span><text:span text:style-name="T172">ackathon</text:span><text:span text:style-name="T490"> se entiende una jornada maratoniana durante la cual los </text:span><text:span text:style-name="T172">hacker</text:span><text:span text:style-name="T174">s</text:span><text:span text:style-name="T490"> se re</text:span><text:span text:style-name="T491">ú</text:span><text:span text:style-name="T490">nen para desarrollar conjuntamente todas las ideas informáticas que se les ocurran.</text:span></text:p></text:note-body></text:note></text:span> con la <text:span text:style-name="T573">c</text:span>olaboración como tema.</text:p>
      <text:p text:style-name="P32">Durante el fin de semana todo giró en torno al concepto de “<text:span text:style-name="T450">g</text:span>obierno <text:span text:style-name="T450">a</text:span>bierto”, pero hubo tres cuestiones que me gus­<text:soft-page-break/>taría destacar:</text:p>
      <text:list xml:id="list8221255983807585184" text:style-name="L6">
        <text:list-item>
          <text:p text:style-name="P116">La necesidad de contar con un movimiento ciudadano fuerte.</text:p>
        </text:list-item>
        <text:list-item>
          <text:p text:style-name="P116">Eliminar el <text:span text:style-name="T573">correo electrónico</text:span> con el fin de mejorar la continuidad del intercambio de la información.</text:p>
        </text:list-item>
        <text:list-item>
          <text:p text:style-name="P116">Crear oportunidades para que los ciudadanos colabo­ren con los concejales y Funcionarios Municipales.</text:p>
        </text:list-item>
      </text:list>
      <text:p text:style-name="P32">Ahora comentaremos cada una de ellas.</text:p>
      <text:h text:style-name="P82" text:outline-level="4"><text:bookmark-start text:name="__RefHeading__11980_640048308"/><text:span text:style-name="T531">2.</text:span>4.1.<text:span text:style-name="T570">-</text:span> <text:span text:style-name="T574">C</text:span>ontar con un <text:span text:style-name="T572">m</text:span>ovimiento <text:span text:style-name="T572">c</text:span>iudadano fuerte<text:bookmark-end text:name="__RefHeading__11980_640048308"/></text:h>
      <text:p text:style-name="P72"><text:span text:style-name="T464">A lo largo del primer día fueron apareciendo diversos comen­tarios en </text:span><text:span text:style-name="T175">Twitter</text:span><text:span text:style-name="T464"> (usando el </text:span><text:span text:style-name="T178">hashtag</text:span><text:span text:style-name="T508"> </text:span><text:span text:style-name="T178">#ccral</text:span><text:span text:style-name="T464">) que me hicieron pensar en por qué eventos como </text:span><text:span text:style-name="T175">CityCamp</text:span><text:span text:style-name="T508"> </text:span><text:span text:style-name="T464">pueden hacer que la participación ciudadana influya en el Gobierno. Los co­mentarios fueron tanto críticos como alentadores:</text:span></text:p>
      <text:p text:style-name="P87">@RogerTheGeek (Roger Austin)- ¿Por qué como geek no soy entusiasta sobre el #ccral? Porque el escenario político cambia cada vez que hay elecciones. Todos los trabajos anteriores se evaporan. Mal rollo.</text:p>
      <text:p text:style-name="P87">@Adrielhampton (Adriel Hampton) - @RogerTheGeek Hay que crear un movimiento fuerte controlado por los ciudadanos. Así es como se contrarrestan los cambios polí­ticos. #ccral</text:p>
      <text:p text:style-name="P32"><text:span text:style-name="T464">Adriel dio en el clavo, y también puso de relieve una de </text:span><text:soft-page-break/><text:span text:style-name="T464">las razones por las </text:span><text:span text:style-name="T466">que</text:span><text:span text:style-name="T464"> </text:span><text:span text:style-name="T175">CityCamp Raleigh</text:span><text:span text:style-name="T464"> tuvo tanto éxito: es­taba organizado y dirigido por los ciudadanos. Ciudadanos entusiastas que se </text:span><text:span text:style-name="T466">reunieron</text:span><text:span text:style-name="T464"> para planificar y </text:span><text:span text:style-name="T467">celebrar</text:span><text:span text:style-name="T464"> el evento. Ahora que todo ha terminado, estamos en una etapa de transición pero siempre dentro de un movimiento dirigido por los ciudadanos.</text:span></text:p>
      <text:p text:style-name="P35">Tuvimos la suerte de tener al concejal Bonner Gaylord de co-presidente del Comité de Planificación y a Jonathan Minter, Director de Aplicaciones Informáticas del Ayunta­miento de Raleigh, formando parte del mismo, pero también había ciudadanos entusiasmados por hacer de <text:span text:style-name="T96">CityCamp Raleigh</text:span> algo más que una reunión para hablar. <text:span text:style-name="T575">S</text:span>i lo hubiesen organizado Gaylord y Minter con sus <text:span text:style-name="T450">d</text:span>epartamentos <text:span text:style-name="T450">m</text:span>unici­pales, no creo que hubieran conseguido celebrar este evento de tres días, en menos de 12 semanas para su organización. La burocracia no lo hubiera permitido.</text:p>
      <text:p text:style-name="P32"><text:span text:style-name="T217">Sabemos que la formación de un movimiento ciuda­dano no se hace de un día para otro, pero ha sido algo increí­ble el impulso que </text:span><text:span text:style-name="T246">CityCamp</text:span><text:span text:style-name="T242"> </text:span><text:span text:style-name="T246">Raleigh</text:span><text:span text:style-name="T217"> ha supuesto para que empiecen a surgir organizadores y defensores del </text:span><text:span text:style-name="T223">código abierto</text:span><text:span text:style-name="T217">, </text:span><text:span text:style-name="T239">del g</text:span><text:span text:style-name="T217">obierno </text:span><text:span text:style-name="T239">a</text:span><text:span text:style-name="T217">bierto, de </text:span><text:span text:style-name="T227">los </text:span><text:span text:style-name="T223">d</text:span><text:span text:style-name="T227">atos </text:span><text:span text:style-name="T223">a</text:span><text:span text:style-name="T227">biertos,</text:span><text:span text:style-name="T217"> </text:span><text:span text:style-name="T233">y todo ello en un entorno informatizado.</text:span></text:p>
      <text:p text:style-name="P32">En el futuro este movimiento liderado por los ciudada­no<text:span text:style-name="T573">s</text:span> tendrá grandes oportunidades para influir en que la <text:span text:style-name="T573">c</text:span>iu­dad se oriente hacia el <text:span text:style-name="T435">método</text:span> <text:span text:style-name="T572">del código abierto </text:span>y se redefi­na la forma <text:span text:style-name="T573">en que los ciudadanos participan</text:span>.</text:p>
      <text:h text:style-name="P82" text:outline-level="4"><text:bookmark-start text:name="__RefHeading__11982_640048308"/><text:soft-page-break/><text:span text:style-name="T531">2.</text:span>4.2.<text:span text:style-name="T570">-</text:span> La <text:span text:style-name="T572">supresión</text:span> del correo electrónico como forma de mejorar la transparencia y la continuidad en el intercam­bio de la información.<text:bookmark-end text:name="__RefHeading__11982_640048308"/></text:h>
      <text:p text:style-name="P72">Fue una ventaja que Kevin Curry, co-fundador del concepto <text:span text:style-name="T96">CityCamp</text:span>, asistiera al primer día de la celebración del <text:span text:style-name="T96">CityCamp Raleigh</text:span>, y que nos hiciera una observación en la que voy a basarme para desarrollar este tema. Es acerca de cómo debemos recoger los comentarios y aportaciones que puedan surgir de las propuestas ciudadanas. </text:p>
      <text:p text:style-name="P32">La idea que nos apuntó fue que deberíamos dejar de usar nuestra “bandeja de entrada” con el fin de mejorar la transparencia.</text:p>
      <text:p text:style-name="P88">@kmcurry (Kevin Curry) Interesante: <text:span text:style-name="T573">en los</text:span> dos paneles <text:span text:style-name="T573">de discusión </text:span>se ha planteado la idea de abandonar el correo electrónico como forma de interacción con los gobiernos locales #ccral </text:p>
      <text:p text:style-name="P32">Pero el Gobierno no es el único sitio donde los correos electrónicos se han convertido en una pesada carga, y ya al­gunas personas están realmente considerando, o intentando, abandonar el uso de su correo electrónico. Simplemente hay que ir a <text:span text:style-name="T96">#noemail</text:span> en <text:span text:style-name="T96">Twitter</text:span> y leer los comentarios al respec­to.</text:p>
      <text:p text:style-name="P32">Pero ¿cómo se va a atrever la gente a <text:span text:style-name="T572">dar de baja su cuenta de </text:span>correo electrónico? Sencillamente aprovechando las ventajas que ofrecen las plataformas sociales y otras apli­<text:soft-page-break/>caciones para conectarse con quién a uno le interesa. Eligien­do la herramienta correcta para un trabajo concreto y asegu­rándose que cualquier persona que uno quiera buscar pueda a su vez encontrarle, ya que la comunicación es permanente. En teoría, esto es lo que la hace más eficiente.</text:p>
      <text:p text:style-name="P32">Como hemos comentado, hace unos años tuve la opor­tunidad de dirigir un grupo de ciudadanos para revisar el bo­rrador del Plan Global de Raleigh para el año 2030, en el que se recogían las líneas básicas acerca de las áreas de creci­miento y los objetivos a alcanzar por nuestra <text:span text:style-name="T573">c</text:span>iudad dentro de veinte años. Para esta revisión el Departamento de Planifi­cación del Municipio optó por utilizar un portal en internet <text:span text:style-name="T576">montado por</text:span> <text:span text:style-name="T96">Limehouse</text:span> para recoger los comentarios y suge­rencias.</text:p>
      <text:p text:style-name="P32">Aunque no era un sistema <text:span text:style-name="T334">de código abierto</text:span>, fue una al­ternativa mucho más eficaz que andar enviando <text:span text:style-name="T96">emails</text:span> a los funcionarios del Ayuntamiento. El correo electrónico no es transparente. Claro que se pueden recopilar todos los comen­tarios recibidos y colgarlos en alguna página web pero ese tipo de comunicación no es directa ni inmediata. En ese caso además, alguien tendría que ocuparse en recopilar y copiar toda la información, por eso usar <text:span text:style-name="T576">un</text:span> <text:span text:style-name="T573">sitio</text:span> web fue la mejor solución.</text:p>
      <text:p text:style-name="P32"><text:span text:style-name="T96">Limehouse</text:span> es <text:span text:style-name="T576">un tipo de </text:span>plataforma abierta a todo el mundo, donde, además de poder comentar cada uno de los párrafos del Plan, se podían ver las opiniones de los demás, y <text:soft-page-break/>del mismo modo y al mismo tiempo, mostrar tu acuerdo o desacuerdo con ellas.</text:p>
      <text:p text:style-name="P32">Aunque el correo electrónico es un medio valiosísimo para la comunicación a nivel personal, su uso para enviar co­mentarios al Gobierno Municipal tiene múltiples inconvenien­tes y no sirve <text:span text:style-name="T576">para </text:span>trabajar de forma conjunta, ni ayuda a la transparencia del Sector Público.</text:p>
      <text:p text:style-name="P32">Evitando el envío <text:span text:style-name="T576">de comentarios sobre diferentes te­mas </text:span>a los funcionarios municipales a través de <text:span text:style-name="T96">emails</text:span>, real­mente les ayudamos a hacer mejor su trabajo. En lugar de es­tar atados a su mesa contestando correos, pueden usar su ca­pacidad de trabajo en hacer otras cosas más provechosas.</text:p>
      <text:h text:style-name="P82" text:outline-level="4"><text:bookmark-start text:name="__RefHeading__11984_640048308"/><text:span text:style-name="T531">2.4.3.- </text:span>Promover oportunidades para que los ciudadanos colaboren con el Ayuntamiento.<text:bookmark-end text:name="__RefHeading__11984_640048308"/></text:h>
      <text:p text:style-name="P72">Otro aspecto positivo del <text:span text:style-name="T96">CityCamp Raleigh</text:span> fue el compromiso mutuo de colaboración entre los <text:span text:style-name="T576">e</text:span>jecutivos <text:span text:style-name="T576">m</text:span>unicipales y los <text:span text:style-name="T576">c</text:span>iudadanos. Por supuesto que antes del evento existía un diá­logo entre los funcionarios y la ciudadanía pero a una escala muy reducida, normalmente de forma individual y para te­mas muy concretos. La atmósfera de colaboración creada por el <text:span text:style-name="T96">CityCamp Raleigh</text:span> permitió que el diálogo fluyera entre to­dos los interesados sin que hubiese tensión y sin tener que es­perar a que el problema se presentara.</text:p>
      <text:p text:style-name="P32">Un ejemplo de dicha colaboración fue <text:span text:style-name="T577">el</text:span> siguiente. En <text:soft-page-break/>una de las sesiones, el <text:span text:style-name="T576">e</text:span>ditor de <text:span text:style-name="T578">la</text:span> publicación local <text:span text:style-name="T96">online Raleigh Public Record</text:span>, explicó cómo desde mediados de abril había situado en un mapa los daños de los tornados, usando los datos suministrados por el Ayuntamiento. Pero lo que me sorprendió fue que la Directora de los Sistemas de Informa­ción Geográfica (<text:span text:style-name="T96">SGI</text:span>) de Raleigh, Colleen Sharpe, que estaba sentada pocos asientos atrás, intervino inmediatamente en el coloquio para aportar información complementaria.</text:p>
      <text:p text:style-name="P32">Sharpe explicó cómo sus inspectores recogieron los da­tos y cómo la división <text:span text:style-name="T96">SGI</text:span> preparó todo el conjunto de datos para que fueran informáticamente reutilizables y reorganiza­bles, y además estuviesen a disposición de todo el mundo. En verdad que el <text:span text:style-name="T96">SGI</text:span> dio <text:span text:style-name="T572">los datos </text:span>de forma muy rápida, a las 48 horas, mucho antes del límite de 72 horas que la Agencia Fe­deral para la Gestión de Emergencias había establecido para la evaluación de daños. </text:p>
      <text:p text:style-name="P32">Este programa que permite dar una respuesta tan rápi­da, es usado hoy por otros municipios cuando necesitan reco­pilar y publicar datos en situaciones de catástrofe.</text:p>
      <text:h text:style-name="P80" text:outline-level="3"><text:bookmark-start text:name="__RefHeading__11986_640048308"/><text:span text:style-name="T531">2.</text:span>5.<text:span text:style-name="T570">-</text:span> Una forma de conseguir resultados tangibles <text:bookmark-end text:name="__RefHeading__11986_640048308"/></text:h>
      <text:p text:style-name="P72"><text:span text:style-name="T469">El </text:span><text:span text:style-name="T176">CityCamp</text:span><text:span text:style-name="T182"> </text:span><text:span text:style-name="T176">Raleigh</text:span><text:span text:style-name="T469"> fue un gran éxito. No sólo fue una expe­riencia gratificante para mí, sino para un formidable equipo de personas que se reunieron para trabajar juntos y compartir experiencias positivas con miras a </text:span><text:span text:style-name="T470">mejorar </text:span><text:span text:style-name="T469">la planificación municipal. Todos teníamos algo en común, todos queríamos </text:span><text:soft-page-break/><text:span text:style-name="T469">que nuestra ciudad fuera un lugar mejor para vivir, y todos queríamos compartir con los demás esa ilusión. </text:span>Si alguien quiere formar parte de un movimiento que es capaz de obtener resultados tangibles en un fin de semana, debe organizar un <text:span text:style-name="T96">CityCamp</text:span> en su ciudad. Los responsables del Gobierno Local lo agradecerán, sobre todo si se les invita a participar.</text:p>
      <text:h text:style-name="P80" text:outline-level="3"><text:bookmark-start text:name="__RefHeading__17043_640048308"/><text:span text:style-name="T531">2.</text:span>6.<text:span text:style-name="T579">-</text:span> Pero, ¿cómo cambiar la <text:span text:style-name="T572">c</text:span>ultura del Gobierno?<text:note text:id="ftn16" text:note-class="footnote"><text:note-citation>16</text:note-citation><text:note-body><text:p text:style-name="P58">Adaptado de “<text:span text:style-name="T96">Changing government culture the open source way</text:span>”, <text:s/><text:span text:style-name="T1019">©</text:span> 2011 <text:span text:style-name="T96">opensource.com</text:span>, publicado bajo <text:span text:style-name="T1020">licencia </text:span><text:span text:style-name="T166">Creative Commons Attribution-ShareAlike 3.0 Unported</text:span><text:span text:style-name="T386">.</text:span></text:p></text:note-body></text:note><text:bookmark-end text:name="__RefHeading__17043_640048308"/></text:h>
      <text:p text:style-name="P72"><text:span text:style-name="T469">En los meses siguientes a la celebración del </text:span><text:span text:style-name="T176">CityCamp Raleigh </text:span><text:span text:style-name="T469">tuve tiempo para reflexionar acerca de lo que había aprendi­do participando en la etapa de planificación y hay dos cosas que me parecieron las más importantes. Por un lado la impor­tancia de usar un sistema abierto de comunicación, y por el otro la transparencia. </text:span></text:p>
      <text:p text:style-name="P32"><text:span text:style-name="T469">Emplear </text:span><text:span text:style-name="T471">la metodología</text:span><text:span text:style-name="T469"> </text:span><text:span text:style-name="T413">del código abierto</text:span><text:span text:style-name="T511"> </text:span><text:span text:style-name="T469">crea un am­biente de transparencia y responsabilidad que al final nos conduce a lograr resultados. ¿Pero cómo podríamos usar el </text:span><text:span text:style-name="T471">método</text:span><text:span text:style-name="T469"> </text:span><text:span text:style-name="T472">del código abierto </text:span><text:span text:style-name="T469">para empezar a cambiar la rígida cultura de algunos Departamentos Municipales? </text:span></text:p>
      <text:p text:style-name="P32">De la experiencia citada he sacado dos recomendacio­nes básicas que pasamos a comentar.</text:p>
      <text:h text:style-name="P82" text:outline-level="4"><text:bookmark-start text:name="__RefHeading__11988_640048308"/><text:soft-page-break/><text:span text:style-name="T531">2.</text:span>6.1.<text:span text:style-name="T570">-</text:span> <text:span text:style-name="T1018">La r</text:span>esponsabilidad y <text:span text:style-name="T1018">la </text:span>transparencia produce<text:span text:style-name="T580">n</text:span> resu<text:span text:style-name="T1018">l</text:span>tados<text:bookmark-end text:name="__RefHeading__11988_640048308"/></text:h>
      <text:p text:style-name="P72">El equipo de planificación del <text:span text:style-name="T96">CityCamp Raleigh</text:span> creó una cul­tura de colaboración a través de reuniones, redes sociales e intercambio de información, lo cual fue crucial para nuestro éxito. Al principio el nivel de transparencia era muy bajo, pero como cada subcomité podía ver lo que los otros estaban haciendo, dicho nivel se fue elevando y como, además, había una interdependencia en el trabajo entre todos los equipos, se produjo el natural efecto colateral, la responsabilidad.</text:p>
      <text:p text:style-name="P32"><text:span text:style-name="T578">Con</text:span> el nivel de transparencia que llegamos a alcanzar, todos sabíamos lo que teníamos que hacer y lo que cada uno de los demás tenía que hacer, lo que condujo a la auto-res­ponsabilidad. Cada miembro de nuestro equipo era responsa­ble de controlar su trabajo a nivel individual, cuando uno de­cía que estaba haciendo algo realmente lo estaba haciendo, y cuando se atascaba pedía ayuda. Era muy raro que alguien vi­niera a las reuniones sin <text:span text:style-name="T581">el</text:span> trabajo hecho.</text:p>
      <text:p text:style-name="P32">Y aquí es donde la cosa se puso interesante. Nuestras reuniones semanales y las comunicaciones <text:span text:style-name="T578">continuas </text:span>que manteníamos no eran sólo para informar de lo que estábamos haciendo. La cultura de transparencia y de responsabilidad en relación con lo que uno está haciendo, hace que todos se sien­tan a gusto compartiendo el trabajo que están <text:span text:style-name="T581">realizando</text:span>. Ahí está la clave, lo que cada uno de nosotros podemos aportar a <text:soft-page-break/>nuestros compañeros de trabajo. Dej<text:span text:style-name="T581">e</text:span> de decirle a <text:span text:style-name="T581">sus</text:span> compa­ñeros equipo lo que <text:span text:style-name="T581">hizo</text:span>, <text:span text:style-name="T581">dígales</text:span> lo que <text:span text:style-name="T581">está</text:span> haciendo y <text:span text:style-name="T581">pón­galo</text:span> a su disposición. ¿Cómo?</text:p>
      <text:p text:style-name="P32">La forma como yo lo hago en la empresa donde trabajo es publicándolo en un blog interno. En él enumero mis res­ponsabilidades y objetivos claves. Destaco en lo que estoy centrado e incluyo los objetivos claves que me establecí la se­mana anterior como indicadores de seguimiento. Este blog está disponible para toda persona de la empresa que lo quiera ver y cualquiera puede llamarme para decirme si he dejado <text:span text:style-name="T581">algo sin hacer</text:span>. Además de obligarme a cumplir mis objetivos, esta estrategia me ayuda a ser más transparente.</text:p>
      <text:h text:style-name="P82" text:outline-level="4"><text:bookmark-start text:name="__RefHeading__11990_640048308"/><text:span text:style-name="T531">2.</text:span>6.2.<text:span text:style-name="T570">-</text:span> Aplicando la transparencia al Gobierno Municipal<text:bookmark-end text:name="__RefHeading__11990_640048308"/></text:h>
      <text:p text:style-name="P72"><text:span text:style-name="T469">El </text:span><text:span text:style-name="T176">CityCamp Raleigh</text:span><text:span text:style-name="T469"> fue organizado por voluntarios con capa­cidad, entusiasmo y compromiso. El equipo compartía un ob­jetivo que los guiaba y motivaba. Pero, ¿cómo se puede con­seguir esto en los Departamentos del Ayuntamiento de una ciudad? </text:span></text:p>
      <text:p text:style-name="P32"><text:span text:style-name="T469">Hay que mirarlo de esta manera, contamos con los fun­cionarios, un conjunto de “voluntarios remunerados”, que tie­nen conocimientos, entusiasmo y están comprometidos con su trabajo. Nuestro reto es plantear con ellos un objetivo común, descubrir las mejores aptitudes de cada uno y provocar su en­tusiasmo. Si conseguimos difundir entre ellos algunos de los principios </text:span><text:span text:style-name="T414">del código abierto</text:span><text:span text:style-name="T179"> </text:span><text:span text:style-name="T469">como son la transparencia, la </text:span><text:soft-page-break/><text:span text:style-name="T469">colaboración y la apertura, pronto comenzaremos a ver los resultados.</text:span></text:p>
      <text:p text:style-name="P32">Tomará tiempo cambiar culturas arraigadas, pero estoy seguro que nos daremos cuenta de que la transparencia es el mejor <text:span text:style-name="T582">modo de lograrlo</text:span>.</text:p>
      <text:h text:style-name="P78" text:outline-level="2"><text:bookmark-start text:name="__RefHeading__17045_640048308"/><text:span text:style-name="T531">3.-</text:span> La <text:span text:style-name="T1007">c</text:span>ultura de Raleigh<text:bookmark-end text:name="__RefHeading__17045_640048308"/></text:h>
      <text:p text:style-name="P72"><text:span text:style-name="T469">Una de las cosas que más me gusta de la ciudad de Raleigh es la facilidad para conectar con personas parecidas a ti. La for­ma en la que los organizadores del </text:span><text:span text:style-name="T175">CityCamp </text:span><text:span text:style-name="T176">Raleigh</text:span><text:span text:style-name="T469"> se pusie­ron rápidamente en contacto no es algo extraño en esta ciu­dad. </text:span><text:span text:style-name="T473">O</text:span><text:span text:style-name="T469">tras muchas personas a lo largo de los años se han agrupado en torno a lo que les gusta. </text:span><text:span text:style-name="T474">Ahora quisiera </text:span><text:span text:style-name="T469">hablar de cuatro de esos grupos.</text:span></text:p>
      <text:p text:style-name="P32"><text:span text:style-name="T469">La iniciativa </text:span><text:span text:style-name="T176">Triangle Wiki</text:span><text:span text:style-name="T511"> </text:span><text:span text:style-name="T469">surgió durante el </text:span><text:span text:style-name="T176">CityCamp</text:span><text:span text:style-name="T182"> </text:span><text:span text:style-name="T176">Raleigh</text:span><text:span text:style-name="T469"> y ha continuado </text:span><text:span text:style-name="T475">recibiendo</text:span><text:span text:style-name="T469"> apoy</text:span><text:span text:style-name="T475">o</text:span><text:span text:style-name="T469"> por </text:span><text:span text:style-name="T475">parte de</text:span><text:span text:style-name="T469"> un grupo de colaboradores </text:span><text:span text:style-name="T475">entusiastas</text:span><text:span text:style-name="T469">. El nombre se debe por un lado a que e</text:span><text:span text:style-name="T464">n esta región del Estado de Carolina del Norte, llamamos </text:span><text:span text:style-name="T175">The Triangle </text:span><text:span text:style-name="T421">(</text:span><text:span text:style-name="T464">“El Triángulo”</text:span><text:span text:style-name="T468">)</text:span><text:span text:style-name="T464">, a la zona que incluye las ciudades de Raleigh, Durham y Chapel Hill. </text:span><text:span text:style-name="T468">P</text:span><text:span text:style-name="T469">or otra parte un </text:span><text:span text:style-name="T176">wiki</text:span><text:span text:style-name="T511"> </text:span><text:span text:style-name="T469">es una página web donde se puede</text:span><text:span text:style-name="T475">n</text:span><text:span text:style-name="T469"> editar diversos contenidos, de manera que cualquier grupo de aficionados a algo puede colgar información explicando y dando detalles sobre </text:span><text:span text:style-name="T475">aquello</text:span><text:span text:style-name="T469"> que les interesa. Un poco más tarde hablaremos en profundidad acerca de cómo </text:span><text:span text:style-name="T176">Triangle Wiki</text:span><text:span text:style-name="T179"> </text:span><text:span text:style-name="T469">despegó de for­ma tan espectacular y </text:span><text:span text:style-name="T475">de </text:span><text:span text:style-name="T469">c</text:span><text:span text:style-name="T475">ó</text:span><text:span text:style-name="T469">mo continúa creciendo.</text:span></text:p>
      <text:p text:style-name="P32"><text:soft-page-break/><text:span text:style-name="T96">SPARKcon</text:span> es un evento exclusivo de Raleigh <text:span text:style-name="T583">que </text:span>está dedicado a mostrar el talento creativo de la ciudad. Me fasci­nó que para concebir y planificar este evento se hiciese uso de un proceso transparente al estilo del código abierto. Pero por otra parte no es ninguna sorpresa que esa haya sido una de las razones por la que ha tenido tanto éxito.</text:p>
      <text:p text:style-name="P32"><text:span text:style-name="T469">Como en otras muchas ciudades, en Raleigh tiene lugar un evento denominado </text:span><text:span text:style-name="T176">BarCamp</text:span><text:span text:style-name="T179"> </text:span><text:span text:style-name="T469">que ha sido </text:span><text:span text:style-name="T475">una forma de </text:span><text:span text:style-name="T469">reunir a una gran variedad de personas, colectivos y asocia­ciones para tratar muchos y diferentes temas. Luego analiza­remos por qué estos foros se han hecho tan populares.</text:span></text:p>
      <text:p text:style-name="P32">Por último hablaremos de un <text:span text:style-name="T584">p</text:span>royecto, que es uno de mis favoritos, denominado <text:span text:style-name="T96">Walk Your City</text:span> (“Camina Tu Ciu­dad”). La idea que está detrás de este <text:span text:style-name="T584">p</text:span>royecto es muy senci­lla pero ha tenido una gran repercusión internacional, ya que a la gente le encanta y la difunde. El Proyecto consiste en cambiar la percepción de la distancia en los automovilistas, y animarles a ser más saludables <text:span text:style-name="T584">caminando</text:span> cuanto más mejor.</text:p>
      <text:p text:style-name="P32">Veamos ahora cómo se aplicó la metodología del códi­go abierto en <text:span text:style-name="T96">Triangle Wiki</text:span>, <text:span text:style-name="T96">SPARKcon</text:span>, <text:span text:style-name="T96">BarCamp </text:span>y <text:span text:style-name="T96">Walk Your City</text:span>. Estos grupos y <text:span text:style-name="T583">sus</text:span> eventos, con <text:span text:style-name="T584">identidad</text:span> <text:span text:style-name="T584">propia</text:span>, son en su conjunto, representativos de la cultura de la ciudad de Raleigh y están colaborando en establecer las bases para que sea una <text:span text:style-name="T584">c</text:span>iudad <text:span text:style-name="T96">Open Source</text:span>. Empezaremos explicando los ini­cios de <text:span text:style-name="T96">Triangle Wiki</text:span>.</text:p>
      <text:h text:style-name="P80" text:outline-level="3"><text:bookmark-start text:name="__RefHeading__17047_640048308"/><text:soft-page-break/><text:span text:style-name="T531">3.</text:span>1. <text:span text:style-name="T96">Triangle Wiki</text:span><text:bookmark-end text:name="__RefHeading__17047_640048308"/></text:h>
      <text:h text:style-name="P82" text:outline-level="4"><text:bookmark-start text:name="__RefHeading__17049_640048308"/><text:span text:style-name="T531">3.</text:span>1.1.<text:span text:style-name="T579">-</text:span> Un <text:span text:style-name="T96">wiki</text:span> encuentra su “<text:span text:style-name="T585">tribu”</text:span><text:bookmark-end text:name="__RefHeading__17049_640048308"/></text:h>
      <text:p text:style-name="P72">Esta es la historia de cómo una <text:span text:style-name="T585">comunidad encuentra e incor­pora personas </text:span>de ideas similares. <text:span text:style-name="T585">Implica tecnología de códi­go abierto, pero eso es sólo una pequeña parte de la historia. </text:span>Vamos a explicar cómo <text:span text:style-name="T96">Triangle Wiki</text:span> se puso en marcha y por qué ha tenido éxito.</text:p>
      <text:p text:style-name="P32">Reid Serozi, fundador de <text:span text:style-name="T96">Triangle Wiki</text:span>, siempre dice que encontró <text:span text:style-name="T585">su “tribu”</text:span> en el <text:span text:style-name="T96">CityCamp Raleigh</text:span>, pero realmen­te lo que quiere decir es que allí encontró a unas personas que pensaban como él, unos <text:span text:style-name="T96">geeks</text:span> con mentalidad <text:span text:style-name="T585">ciudadana</text:span>. Serozi formó parte del Comité de Planificación del <text:span text:style-name="T96">CityCamp Raleigh</text:span> y colaboró a que el evento se llevara a cabo con éxito, pero una vez que finalizó se centró en <text:span text:style-name="T96">Triangle Wiki</text:span>.</text:p>
      <text:p text:style-name="P32"><text:span text:style-name="T176">LocalWiki</text:span><text:span text:style-name="T469"> es una plataforma </text:span><text:span text:style-name="T415">de código abierto</text:span><text:span text:style-name="T469"> para la gestión de contenidos que permite editar una página web, un </text:span><text:span text:style-name="T176">wiki</text:span><text:span text:style-name="T469">, de manera tan fácil como usar </text:span><text:span text:style-name="T179">Google Drive</text:span><text:span text:style-name="T469">. Cualquiera puede publicar e incorporar contenidos en un w</text:span><text:span text:style-name="T179">iki</text:span><text:span text:style-name="T469">. Imaginé­moslo como una versión doméstica de la </text:span><text:span text:style-name="T176">Wikipedia </text:span><text:span text:style-name="T469">pero sin todas sus trabas. Serozi le propuso a unas cuantas personas con las que conectó en el </text:span><text:span text:style-name="T176">CityCamp Raleigh</text:span><text:span text:style-name="T179">, </text:span><text:span text:style-name="T469">poner en marcha una </text:span><text:span text:style-name="T476">comunidad</text:span><text:span text:style-name="T469"> a modo de prueba usando el software </text:span><text:span text:style-name="T176">LocalWiki</text:span><text:span text:style-name="T469">. </text:span></text:p>
      <text:p text:style-name="P32">La idea de buscar datos e información local para <text:span text:style-name="T1032">incor­</text:span><text:soft-page-break/><text:span text:style-name="T1032">porarlos</text:span> <text:span text:style-name="T1032">a</text:span> <text:span text:style-name="T96">Triangle Wiki</text:span> entusiasmó a la “tribu” con la que Serozi se había encontrado. En pocos meses el grupo comenzó a aportar información sobre temas populares tales como par­ques, medios de transporte y <text:span text:style-name="T586">vecindarios</text:span>. Al principio sólo publicaban en <text:span text:style-name="T584">el</text:span> <text:span text:style-name="T116">w</text:span><text:span text:style-name="T96">iki</text:span> <text:span text:style-name="T583">quienes eran invitados</text:span> a hacerlo, hasta que tuvo suficiente contenido como para <text:span text:style-name="T583">que</text:span> muchas otras personas se ofrecieran <text:span text:style-name="T584">a </text:span>colaborar.</text:p>
      <text:p text:style-name="P32">Aunque no participé en el grupo básico durante el pe­riodo de incubación, sí ayudé a Serozi a organizar un evento que lanzara el <text:span text:style-name="T585">p</text:span>royecto <text:span text:style-name="T96">Triangle Wiki</text:span>. Preparamos el conteni­do-guía del primer <text:span text:style-name="T585">c</text:span>ongreso <text:span text:style-name="T585">a</text:span>bierto que decidimos llamar <text:span text:style-name="T96">Triangle Wiki Day</text:span>, el cual coincidió con la celebración de otro organizado por <text:span text:style-name="T96">Code for America</text:span>, denominado <text:span text:style-name="T96">Code Across America</text:span>, que pretendía animar a l<text:span text:style-name="T586">os colectivos de usuarios de las nuevas tecnologías </text:span>a reunirse y a comprometerse en los temas de voluntariado <text:span text:style-name="T587">ciudadano</text:span>. Los resultados fueron for­midables. Ahora vamos a contar lo que ocurrió aquel día.</text:p>
      <text:h text:style-name="P82" text:outline-level="4"><text:bookmark-start text:name="__RefHeading__17051_640048308"/><text:span text:style-name="T531">3.</text:span>1.2.<text:span text:style-name="T579">-</text:span> <text:span text:style-name="T96">Triangle Wiki Day</text:span>: <text:span text:style-name="T588">un é</text:span>xito <text:span text:style-name="T588">del código abierto en la creación de comunidades</text:span><text:bookmark-end text:name="__RefHeading__17051_640048308"/></text:h>
      <text:p text:style-name="P72"><text:span text:style-name="T96">Triangle Wiki Day</text:span> tuvo lugar el 25 de febrero del 2012 en la sede central de <text:span text:style-name="T96">Red Hat</text:span> en Raleigh donde se reunieron unas 50 personas. El evento fue la primera salida a sociedad de <text:span text:style-name="T96">trianglewiki.org</text:span>, un sitio web para aportar información sobre la Región del Triángulo y aumentar la colaboración y el inter­cambio de conocimientos en toda la zona. El <text:span text:style-name="T96">wiki</text:span> utiliza el <text:soft-page-break/>software de código abierto <text:span text:style-name="T96">LocalWiki</text:span>, como una plataforma de gestión de contenidos, que puede editar tanto textos, como imágenes y mapas.</text:p>
      <text:p text:style-name="P32">El día comenzó con una breve presentación sobre cómo el proyecto <text:span text:style-name="T96">Triangle Wiki</text:span> tenía sus raíces en el <text:span text:style-name="T96">CityCamp Raleigh</text:span>, explicando que también formaba <text:span text:style-name="T586">parte </text:span>de un movi­miento más amplio en busca de un gobierno abierto y se en­cuadraba en la Semana de la Innovación <text:span text:style-name="T589">Ciudadana</text:span> de <text:span text:style-name="T96">Code Across America</text:span>.</text:p>
      <text:p text:style-name="P23"><text:span text:style-name="T469">Mary Ann Baldwin, concejala de la </text:span><text:span text:style-name="T477">C</text:span><text:span text:style-name="T469">iudad de Raleigh, en una breve intervención estableció las líneas maestras del evento hablando sobre la importancia de la colaboración en proyectos como </text:span><text:span text:style-name="T176">Triangle Wiki</text:span><text:span text:style-name="T469"> y </text:span><text:span text:style-name="T478">de qué modo</text:span><text:span text:style-name="T469"> reuniones como aquella eran una parte muy importante del </text:span><text:span text:style-name="T471">método</text:span><text:span text:style-name="T469"> </text:span><text:span text:style-name="T479">del códi­go abierto </text:span><text:span text:style-name="T469">de Raleigh y de otros grupos de personas y colecti­vos de mentalidad abierta. También asistieron el concejal Russ Stephenson y el Director de Planificación del Ayunta­miento, Mitchell Silver.</text:span></text:p>
      <text:p text:style-name="P32">Reid Sezori, líder del proyecto <text:span text:style-name="T96">Triangle Wiki</text:span>, explicó <text:span text:style-name="T586">la lógica de funcionamiento</text:span> de <text:span text:style-name="T96">LocalWiki</text:span> usando un video he­cho por Philip Neustrom, uno de los cofundadores de <text:span text:style-name="T117">Local</text:span><text:span text:style-name="T96">Wiki</text:span>, que había trabajado mucho tiempo en <text:span text:style-name="T96">daviswiki.org</text:span>. Serozi guió a los asistentes en un recorrido in­troductorio al funcionamiento de un <text:span text:style-name="T96">LocalWiki</text:span>, enseñándoles a abrir una cuenta, a crear páginas nuevas y a <text:span text:style-name="T589">publicar</text:span> las pá­ginas una vez hechas. A continuación comenzó la fiesta de la <text:soft-page-break/>edición.</text:p>
      <text:p text:style-name="P32">De inmediato, los asistentes comenzaron a crear pági­nas, colaborando y ayudándose unos a otros buscando la me­jor manera trabajar con el software <text:span text:style-name="T96">LocalWiki</text:span>, <text:span text:style-name="T586">dando forma</text:span>, <text:span text:style-name="T590">incorporando</text:span> mapas, y muchas otras <text:span text:style-name="T586">contenidos y </text:span>haciendo grandes progresos en pocas horas.</text:p>
      <text:p text:style-name="P32">Al final del día hablé con la concejala Baldwin quien me confesó que al principio estaba un poco cohibida pero que inmediatamente se sintió a gusto haciendo ella misma aporta­ciones. Practicó con varias páginas antes de confeccionar una sobre <text:span text:style-name="T591">el</text:span> Antiguo Molino de Algodón, y de incluir un mapa in­dicando diversos lugares de interés de Raleigh. Serozi se mostró muy satisfecho con los resultados y la participación. Su conclusión con respecto al día fue:</text:p>
      <text:p text:style-name="P89"><text:span text:style-name="T511">“</text:span><text:span text:style-name="T188">En el momento de iniciar el evento Triangle Wiki Day, te­níamos muchas incógnitas. Pero en cuanto arrancó me quedé agradablemente sorprendido al ver tod</text:span><text:span text:style-name="T189">o</text:span><text:span text:style-name="T188">s los asientos ocupados y todas las regletas enchufadas con decenas de portátiles listos para participar en una reunión abierta, y</text:span><text:span text:style-name="T551"> </text:span><text:span text:style-name="T188">preparados para editar páginas. Durante el evento y mi­rando al futuro, quedó bastante patente que los esfuerzos que se han hecho durante el Triangle Wiki Day tendrán un efecto multiplicador en nuestra comunidad.”</text:span></text:p>
      <text:p text:style-name="P32">¿Qué fue lo que consiguió <text:span text:style-name="T591">este colectivo</text:span>? Aquí van un<text:span text:style-name="T591">o</text:span>s cuantos logros <text:span text:style-name="T591">alcanzados</text:span> <text:span text:style-name="T591">en </text:span>el <text:span text:style-name="T96">Triangle Wiki Day</text:span>:</text:p>
      <text:list xml:id="list1208509044826707451" text:style-name="L7">
        <text:list-item>
          <text:p text:style-name="P117"><text:soft-page-break/>633 páginas editadas</text:p>
        </text:list-item>
        <text:list-item>
          <text:p text:style-name="P117">100 mapas incorporados</text:p>
        </text:list-item>
        <text:list-item>
          <text:p text:style-name="P117">138 fotos insertadas</text:p>
        </text:list-item>
      </text:list>
      <text:p text:style-name="P32"><text:span text:style-name="T511">Neustrom, que veía el evento desde fuera, estaba segu­ro que el software </text:span><text:span text:style-name="T182">wiki</text:span><text:span text:style-name="T511"> que él había desarrollado era un ins­trumento idóneo. "Creo que </text:span><text:span text:style-name="T512">el </text:span><text:span text:style-name="T182">Triangle Wiki Day </text:span><text:span text:style-name="T511">ha sido un éxito espectacular. Realmente muestra el verdadero potencial de esta nueva forma de colaboración para la gente del en­torno”, comentó. </text:span>El siguiente paso para <text:span text:style-name="T96">Triangle Wiki</text:span> era <text:span text:style-name="T592">rentabilizar</text:span> el éxito. "El <text:span text:style-name="T592">reto</text:span> para todos los <text:span text:style-name="T592">implicados</text:span> hasta este momento es aprovechar el impulso y llegar a las 1.000 páginas editadas antes de marzo del 2014", dijo Serozi.</text:p>
      <text:h text:style-name="P82" text:outline-level="4"><text:bookmark-start text:name="__RefHeading__17053_640048308"/><text:span text:style-name="T531">3.</text:span>1.3.<text:span text:style-name="T593">-</text:span> Más sobre el software <text:span text:style-name="T96">LocalWiki</text:span><text:bookmark-end text:name="__RefHeading__17053_640048308"/></text:h>
      <text:p text:style-name="P67"><text:bookmark-start text:name="__RefHeading__10779_640048308"/><text:span text:style-name="T469">Philip Neustrom desea que </text:span><text:span text:style-name="T176">LocalWiki</text:span><text:span text:style-name="T179"> </text:span><text:span text:style-name="T469">sea algo más que un proyecto </text:span><text:span text:style-name="T416">de código abierto</text:span><text:span text:style-name="T179"> </text:span><text:span text:style-name="T417">destinado</text:span><text:span text:style-name="T469"> la colaboración. Piensa que la libertad que ofrece esta plataforma será fundamental para permitir a las personas compartir información y conoci­mientos en el futuro.</text:span><text:bookmark-end text:name="__RefHeading__10779_640048308"/></text:p>
      <text:p text:style-name="P83">“En este momento estamos en un punto en el que no está claro cómo las personas de nuestras comunidades locales van a obtener y a compartir información en el futuro. Y hablando crudamente, a muchas grandes empresas les gus­taría tener la llave de esa comunicación local. El movi­miento LocalWiki representa una alternativa verdadera­<text:soft-page-break/>mente abierta que día a día se está consolidando, en un ambiente donde la información local está bastante contro­lada.</text:p>
      <text:p text:style-name="P83">En el ámbito ciudadano nos hemos centrado en poder dis­poner de <text:span text:style-name="T592">datos abierto</text:span>, y eso es realmente importante. Sin embargo, l<text:span text:style-name="T592">os datos abiertos</text:span> por sí <text:span text:style-name="T592">mismos no van</text:span> a satisfa­cer la necesidad de información que tenemos los ciudada­nos. Necesitamos medios y grupos de personas organizadas que realmente remen al unísono y creen un ambiente ade­cuado, suministrando una información local de mayor ca­lidad. Y creo <text:span text:style-name="T591">que </text:span>la infraestructura informática <text:span text:style-name="T591">de </text:span>LocalWiki está muy bien preparada para ayudar a este res­pecto.”</text:p>
      <text:p text:style-name="P32">Por nuestra parte, <text:span text:style-name="T591">incorporar</text:span> el instrumento <text:span text:style-name="T96">LocalWiki </text:span>permite crear una comunidad alrededor <text:span text:style-name="T591">de </text:span>cualquier tema. Puede reunir a personas con diferentes niveles y tipos de co­nocimientos, desde <text:span text:style-name="T594">e</text:span>l experto en programación al que <text:span text:style-name="T594">tiene</text:span> conocimientos en fotografía, desde los conocedores de la his­toria local a los <text:span text:style-name="T96">hackers</text:span>, y muchos más. No hay que saber pro­gramar ni conocer ningún lenguaje de programación para in­corporar lo que uno sabe a<text:span text:style-name="T595">l</text:span> <text:span text:style-name="T96">wiki</text:span>, basta con hacer clic en el <text:span text:style-name="T1">botón “editar”. </text:span><text:span text:style-name="T266">Detrás de todo esto está el </text:span><text:span text:style-name="T267">código abierto</text:span><text:span text:style-name="T266">, una filosofía que está cambiando el mundo. </text:span></text:p>
      <text:p text:style-name="P23"><text:span text:style-name="T469">Con respecto a Raleigh, </text:span><text:span text:style-name="T176">Triangle Wiki</text:span><text:span text:style-name="T469"> está haciendo su aportación </text:span><text:span text:style-name="T480">a que </text:span><text:span text:style-name="T469">sea a una </text:span><text:span text:style-name="T471">c</text:span><text:span text:style-name="T416">iudad de código abierto</text:span><text:span text:style-name="T469">.</text:span></text:p>
      <text:h text:style-name="P82" text:outline-level="4"><text:bookmark-start text:name="__RefHeading__17055_640048308"/><text:soft-page-break/><text:span text:style-name="T531">3.</text:span>1.<text:span text:style-name="T593">4</text:span>.<text:span text:style-name="T593">-</text:span> El desarrollo actual de <text:span text:style-name="T96">Triangle Wiki</text:span><text:bookmark-end text:name="__RefHeading__17055_640048308"/></text:h>
      <text:p text:style-name="P72"><text:span text:style-name="T511">Fue una gran satisfacción saber que </text:span><text:span text:style-name="T188">Triangle Wiki</text:span><text:span text:style-name="T511">, a mitad de marzo del 2012, había superado la cota de las </text:span><text:span text:style-name="T513">1</text:span><text:span text:style-name="T511">.</text:span><text:span text:style-name="T513">000</text:span><text:span text:style-name="T511"> páginas. Desde entonces se han desarrollado varias “reuniones intensi­vas” y han tenido lugar diversos eventos donde se han reuni­do grupos para editar información conjuntamente. La comu­nidad continúa creciendo y ya tienen un boletín mensual in­formativo sobre sus actividades.</text:span></text:p>
      <text:p text:style-name="P32"><text:span text:style-name="T511">Por mi parte continúo descubriendo interesantes aplica­ciones al software </text:span><text:span text:style-name="T182">LocalWiki</text:span><text:span text:style-name="T511">, y en lo que se refiere a </text:span><text:span text:style-name="T188">Triangle Wiki</text:span><text:span text:style-name="T511">, me fue muy útil para organizar la reunión que tuvimos en diciembre pasado, con motivo del décimo aniversario de </text:span><text:span text:style-name="T182">Creative Commons</text:span><text:span text:style-name="T511">. La gente sigue encontrando nuev</text:span><text:span text:style-name="T514">a</text:span><text:span text:style-name="T511">s formas de usar la página </text:span><text:span text:style-name="T182">wiki</text:span><text:span text:style-name="T188"> </text:span><text:span text:style-name="T511">e incrementar su participación. </text:span></text:p>
      <text:p text:style-name="P32">A finales de diciembre del 2012 el grupo inició un cam­paña de concienciación denominada <text:span text:style-name="T96">Edit your </text:span><text:span text:style-name="T118">C</text:span><text:span text:style-name="T96">ity</text:span> (“<text:span text:style-name="T596">Edita</text:span> tu <text:span text:style-name="T596">C</text:span>iudad”). Personas de <text:span text:style-name="T96">Triangle Wiki</text:span> crearon esa sección don­de los miembros del grupo cuelgan las fotos que van hacien­do de la zona del Triángulo para así poder compartirlas con todo el mundo. Para celebrar el hecho se hizo una excursión fotográfica al antiguo Centro de Salud Mental <text:span text:style-name="T96">Dorotea Dix</text:span> en el <text:span text:style-name="T96">Dix Park</text:span>. Casi cincuenta personas salieron en la foto de grupo el 8 de diciembre de 2012.</text:p>
      <text:h text:style-name="P80" text:outline-level="3"/>
      <text:h text:style-name="P80" text:outline-level="3"><text:bookmark-start text:name="__RefHeading__17057_640048308"/><text:soft-page-break/><text:span text:style-name="T531">3.</text:span>2.<text:span text:style-name="T593">-</text:span> SPARKcon<text:bookmark-end text:name="__RefHeading__17057_640048308"/></text:h>
      <text:h text:style-name="P82" text:outline-level="4"><text:bookmark-start text:name="__RefHeading__17059_640048308"/><text:span text:style-name="T531">3.</text:span>2.1.<text:span text:style-name="T593">-</text:span> <text:span text:style-name="T597">T</text:span>alento creativo <text:span text:style-name="T597">o</text:span>rganiza<text:span text:style-name="T597">do</text:span> con <text:span text:style-name="T335">código abierto</text:span><text:note text:id="ftn17" text:note-class="footnote"><text:note-citation>17</text:note-citation><text:note-body><text:p text:style-name="P58">Adaptado de “<text:span text:style-name="T96">SPARKcon: Art, music, and success with open source process</text:span>”, <text:span text:style-name="T1019">©</text:span> 2012 <text:span text:style-name="T96">opensource.com</text:span>, publicado bajo licencia <text:span text:style-name="T166">Creative Commons Attribution-ShareAlike 3.0 Unported</text:span><text:span text:style-name="T386">.</text:span></text:p></text:note-body></text:note><text:bookmark-end text:name="__RefHeading__17059_640048308"/></text:h>
      <text:p text:style-name="P72"><text:span text:style-name="T96">SPARKcon</text:span> es un escaparate para mostrar y <text:span text:style-name="T590">disfrutar con</text:span> el ta­lento creativo y las ideas de las personas de la región del Triángulo, en Carolina del Norte. Sus eventos se celebra<text:span text:style-name="T596">n</text:span> en septiembre y parece que crecen y se diversifican cada año. <text:span text:style-name="T596">H</text:span>ay grupos monográficos, <text:span text:style-name="T96">SPARKs</text:span>, de todos los tamaños y ti­pos. Personas con creatividad se reúnen <text:span text:style-name="T598">entorno a distintas áreas como </text:span>arte, circo, danza, mercadillos, diseño, moda, cine, <text:span text:style-name="T96">geek</text:span><text:span text:style-name="T118">s</text:span>, ideas, música, poesía, teatro, <text:span text:style-name="T598">entre otros</text:span>.</text:p>
      <text:p text:style-name="P32">Veamos primero cómo <text:span text:style-name="T96">SPARKcon</text:span> usó el <text:span text:style-name="T336">código abierto</text:span><text:span text:style-name="T303"> </text:span>para organizarse y luego hablaremos acerca de la historia de <text:span text:style-name="T96">SPARKcon</text:span> para entender mejor cómo estos eventos vieron la luz gracias al “<text:span text:style-name="T598">spark</text:span>conero” Aly Khalifa.</text:p>
      <text:p text:style-name="P32">“El <text:span text:style-name="T598">m</text:span>étodo antes que el <text:span text:style-name="T598">c</text:span>ontenido”. Aly Khalifa de <text:span text:style-name="T96">Gamil Design</text:span> y <text:span text:style-name="T96">DesignBox</text:span>, y creador de <text:span text:style-name="T96">SPARKcon</text:span>, utiliza est<text:span text:style-name="T598">a</text:span> máxima para inculcar los conceptos de<text:span text:style-name="T590">l código abierto </text:span>en <text:span text:style-name="T96">SPARKcon</text:span>.</text:p>
      <text:p text:style-name="P86">"Al principio fue duro que la gente lo entendiera, y también difícil para nosotros explicarlo. A veces era muy complica­do explicar este compromiso con la forma de trabajar an­<text:soft-page-break/>tes que con el contenido de lo que estábamos haciendo", dice Khalifa. "La filosofía del <text:span text:style-name="T598">código abierto</text:span> nos ha sido muy útil. Hemos conseguido inculcar la idea de que la co­munidad al final es la que decide lo que debemos hacer. En consecuencia, independientemente de lo que estemos haciendo, lo importante tener un método que sirva para todo. Es fantástico ver que ahora hay otras personas ha­ciendo lo mismo en diferentes campos. La gente está empe­zando a entender que nuestro objetivo es mejorar el méto­do."</text:p>
      <text:p text:style-name="P32">Por nuestra parte añadiríamos que además del método, está la colaboración y la “polinización cruzada”. Facilitando que personas con diferentes objetivos y conocimientos expon­gan sus ideas sobre las áreas en las que son expertas, se pro­duce algo todavía más importante, que es lo que los “<text:span text:style-name="T598">s</text:span>parkconeros” describen <text:span text:style-name="T599">con la expresión</text:span> “<text:span text:style-name="T600">prende</text:span> la chispa”.</text:p>
      <text:p text:style-name="P23">"<text:span text:style-name="T182">SPARKcon</text:span><text:span text:style-name="T511"> es sin duda un pequeño ejemplo del </text:span><text:span text:style-name="T515">método</text:span><text:span text:style-name="T511"> </text:span><text:span text:style-name="T390">del código abierto</text:span><text:span text:style-name="T511">, ya que, a personas con poca experiencia o conocimiento, nos permite unirnos para crear algo mucho mejor de lo que habríamos programado o planificado noso­tros solos”, dice Sara Powers de </text:span><text:span text:style-name="T182">Visual Arts Exchange</text:span><text:span text:style-name="T511">.</text:span></text:p>
      <text:p text:style-name="P32">El <text:span text:style-name="T337">código abierto</text:span> permite valorar la capacidad creativa de una comunidad sin caer en rigurosos procedimientos orga­nizativos. Haciendo surgir la ilusión en cada individuo, su de­seo colaborar y <text:span text:style-name="T601">creando</text:span> una cultura de transparencia, se pue­de “<text:span text:style-name="T600">prender</text:span> la chispa” que produzca resultados impredeci­<text:soft-page-break/>bles, pero reproducibles.</text:p>
      <text:h text:style-name="P82" text:outline-level="4"><text:bookmark-start text:name="__RefHeading__17061_640048308"/><text:span text:style-name="T531">3.</text:span>2.2.<text:span text:style-name="T593">-</text:span> El nacimiento y el desarrollo de <text:span text:style-name="T96">SPARKcon</text:span><text:note text:id="ftn18" text:note-class="footnote"><text:note-citation>18</text:note-citation><text:note-body><text:p text:style-name="P59">Adaptado de “<text:span text:style-name="T96">SPARKcon: Igniting creative thinkers with open source”,</text:span> <text:span text:style-name="T1019">© </text:span>2011 <text:span text:style-name="T96">opensource.com</text:span>, publicado bajo licencia <text:span text:style-name="T166">Creative Commons Attribution-ShareAlike 3.0 Unported</text:span><text:span text:style-name="T386">.</text:span></text:p></text:note-body></text:note><text:bookmark-end text:name="__RefHeading__17061_640048308"/></text:h>
      <text:p text:style-name="P67"><text:span text:style-name="T176">Beth, Aly Khalifa </text:span><text:span text:style-name="T412">y</text:span><text:span text:style-name="T176"> Designbox </text:span><text:span text:style-name="T418">crearon </text:span><text:span text:style-name="T176">SPARKcon</text:span><text:span text:style-name="T511"> </text:span><text:span text:style-name="T469">en 2006 con el objetivo de mostrar, disfrutar y también motivar el impulso creativo de las personas de la Región del Triángulo en Caroli­na del Norte. </text:span><text:span text:style-name="T176">SPARKcon</text:span><text:span text:style-name="T469"> recomienda a los organizadores de distintos grupos monográficos, </text:span><text:span text:style-name="T176">SPARKs</text:span><text:span text:style-name="T469">, que usen la metodo­logía </text:span><text:span text:style-name="T418">del código abierto</text:span><text:span text:style-name="T511"> </text:span><text:span text:style-name="T469">para coordinarse entre ellos. Los inte­grantes de </text:span><text:span text:style-name="T481">esos</text:span><text:span text:style-name="T469"> grupos de voluntarios se unen, planifican y comparten lo que están trabajando cada uno en sus </text:span><text:span text:style-name="T176">SPARKs</text:span><text:span text:style-name="T511"> </text:span><text:span text:style-name="T469">particulares, y dan lugar a un evento anual formidable de cuatro días de duración.</text:span></text:p>
      <text:p text:style-name="P32">Yo no había visto antes nada similar y me quedé impre­sionado cuando asistí a <text:span text:style-name="T96">SPARKcon</text:span> por primera vez el año pa­sado. Imagínense algo así como un <text:span text:style-name="T96">buffet</text:span> llen<text:span text:style-name="T600">o</text:span> de ideas relati­vas <text:span text:style-name="T600">a </text:span>temas tan diferentes como el cine, la música, la moda, los temas <text:span text:style-name="T96">geek</text:span>, arte y muchos otros, y tras <text:span text:style-name="T600">cada</text:span> mesa <text:span text:style-name="T600">su</text:span> crea­dor explic<text:span text:style-name="T600">á</text:span>ndo<text:span text:style-name="T600">la su idea</text:span>.</text:p>
      <text:p text:style-name="P32">Evidentemente <text:span text:style-name="T600">me llamó la atención que</text:span> hubieran usa­do la filosofía <text:span text:style-name="T600">del código abierto </text:span>y procuré entrevistarme con Aly Khalifa, propietario de <text:span text:style-name="T96">Gamil Design</text:span> y recientemente ga­lardonado con el premio <text:span text:style-name="T96">Eisenhower Fellowship 2012</text:span>. En mi <text:soft-page-break/>reunión con Aly en <text:span text:style-name="T600">s</text:span>eptiembre del 2011, yo pretendía saber más acerca de <text:span text:style-name="T96">SPARKcon</text:span>, de sus ideas y de <text:span text:style-name="T600">lo </text:span>motivos <text:span text:style-name="T600">que le llevaron a crearlo</text:span>.</text:p>
      <text:p text:style-name="P24">Me gustaría que nos explicara por qué cree que SPARKcon ha tenido tanto éxito y a qu<text:span text:style-name="T600">é</text:span> <text:span text:style-name="T600">se </text:span>debe su crecimiento en los últi­mos seis años.</text:p>
      <text:p text:style-name="P32"><text:span text:style-name="T182">SPARKcon</text:span><text:span text:style-name="T511"> es un intento de aplicar los principios del </text:span><text:span text:style-name="T391">có­digo abierto</text:span><text:span text:style-name="T511"> para crear una vía de comunicación entre perso­nas con tal</text:span><text:span text:style-name="T516">e</text:span><text:span text:style-name="T511">nt</text:span><text:span text:style-name="T516">o</text:span><text:span text:style-name="T511"> creativo y proporcionarles, además, un medio para que expongan sus ideas. Ha sido impresionante ver la cantidad de personas que han sintonizado con este llama­miento. En todos estos eventos organizados por voluntarios, surgen</text:span><text:span text:style-name="T551"> </text:span><text:span text:style-name="T511">temas </text:span><text:span text:style-name="T516">alrededor de los que</text:span><text:span text:style-name="T511"> se agrupan los asistentes para que los expertos les amplíen sus niveles de conocimien­to. Así, cada año hay una fluctuación en los </text:span><text:span text:style-name="T182">SPARKs</text:span><text:span text:style-name="T511"> que vie­nen y van, y en lo que ellos programan para cada ocasión. </text:span><text:span text:style-name="T182">SPARKcon</text:span><text:span text:style-name="T511"> es ahora visto por muchos como una oportunidad al año que les permite realmente hacer su trabajo más creati­vo y más participativo, contribuyendo a lograr el objetivo global de apoyar y mostrar el talento de los habitantes de esta región.</text:span></text:p>
      <text:p text:style-name="P34">¿Cómo incorporan el <text:span text:style-name="T600">código abierto</text:span> a su proceso de plani­ficación? </text:p>
      <text:p text:style-name="P32"><text:span text:style-name="T96">SPARKcon</text:span> ha sido tan innovador en su estructura como en su contenido. Usamos una red de células individuales que <text:soft-page-break/>son los participantes que se agrupan para formar un <text:span text:style-name="T96">SPARK</text:span> cada uno con tema específico, por ejemplo un <text:span text:style-name="T96">fashionSPARK</text:span> para la moda o un <text:span text:style-name="T96">geekSPARK</text:span> para los <text:span text:style-name="T96">geeks</text:span>. A estos equipos se les guía y se les asesora no sólo <text:span text:style-name="T602">sobre cómo desarrollar </text:span>sus ideas sino también sobre cómo deben estructurar sus esfuer­zos para conseguir sus objetivos. </text:p>
      <text:p text:style-name="P32">En realidad configurar un <text:span text:style-name="T96">SPARK </text:span>es análogo a como se definen los temas en <text:span text:style-name="T96">Wikipedia</text:span>, hay normas sobre la forma de hacerlo, pero luego la manera de desarrollarlos es muy perso­nal y depende de quien lo haga. La clave aquí es ofrecer a los participantes una estructura básica para ser creativos pero sin que ella restrinja el desarrollo de sus ideas ni predetermine sus resultados. <text:span text:style-name="T395">Esto permite que </text:span><text:span text:style-name="T182">SPARKcon</text:span><text:span text:style-name="T511"> </text:span><text:span text:style-name="T395">sea dinámico y re­fleje directamente lo que idean sus colaboradores integrados cada uno en sus grupos de trabajo.</text:span></text:p>
      <text:p text:style-name="P34">¿Cómo animáis a compartir los contenidos creativos de SPARKcon a <text:span text:style-name="T602">la manera</text:span> de Creative Commons?</text:p>
      <text:p text:style-name="P32"><text:span text:style-name="T389">SPARKcon aún no ha decidido bajo qué modalidad </text:span><text:span text:style-name="T182">Creative Commons</text:span><text:span text:style-name="T389"> va a ceder sus derechos, ya </text:span><text:span text:style-name="T395">nos gustaría dar la bienvenida a un voluntario que nos ayude a trabajar en ese tema, sin embargo está claro que nuestra filosofía es compar­tir todo lo que tenemos.</text:span></text:p>
      <text:p text:style-name="P32">Todo lo que se exhibe en <text:span text:style-name="T96">SPARKcon</text:span> se hace bajo el acuerdo de ceder libremente su uso. Este acuerdo establece el uso común para toda la música, imágenes, obras de arte, etc, <text:soft-page-break/>que se produzca o se use en el evento. Por ejemplo, en <text:span text:style-name="T96">SPARKcon</text:span> los fotógrafos pueden venir a hacer su trabajo y luego comercializarlo pero <text:span text:style-name="T96">SPARKcon</text:span> se reserva el derecho de utilizar dichos trabajos en cualquier momento y para lo que los necesite. Establecer este tipo de acuerdo incentiva a los <text:span text:style-name="T96">SPARKs</text:span> a trabajar entre ellos. Otro ejemplo, el <text:span text:style-name="T96">fashionSPARK</text:span> utiliza las composiciones del <text:span text:style-name="T96">musicSPARK</text:span> <text:s/>para sus desfiles, cosa que saben los músicos al estar dentro del acuerdo <text:span text:style-name="T96">SPARKcon</text:span>. Estas “polinizaciones cruzadas” se incre­mentan cada año, sobre todo con los participantes más expe­rimentados que se motivan aún más con este tipo de colabo­raciones.</text:p>
      <text:p text:style-name="P34">La transparencia juega un papel clave en la organización de cada SPARK. ¿Cómo se adaptan a este nivel de apertura los recién incorporados a los diferentes SPARKs?</text:p>
      <text:p text:style-name="P32"><text:span text:style-name="T395">La transparencia es sin duda un elemento clave de la organización de </text:span><text:span text:style-name="T182">SPARKcon</text:span><text:span text:style-name="T395">. Las reuniones habituales se cele­bran generalmente en lugares públicos como restaurantes o cafeterías, con los puntos a tratar y las actas de las mismas publicadas en la web pública de </text:span><text:span text:style-name="T182">SPARKcon</text:span><text:span text:style-name="T395">. El objetivo es que cualquier recién incorporado que sienta curiosidad, pueda po­nerse al día</text:span><text:span text:style-name="T540"> </text:span><text:span text:style-name="T395">rápidamente acerca de lo que se ha dicho en an­teriores reuniones, saber quienes participan, y hacia dónde se quiere ir. Esto hace que los nuevos se sientan cómodos a la hora de intervenir en nuestras reuniones e inmediatamente se sientan integrados.</text:span></text:p>
      <text:p text:style-name="P34"><text:soft-page-break/>¿Cómo puede cualquier persona desarrollar el modelo SPARKcon en su ciudad?</text:p>
      <text:p text:style-name="P32"><text:span text:style-name="T389">Se han dirigido a nosotros desde otras ciudades para copiar nuestro esquema </text:span><text:span text:style-name="T182">SPARKcon</text:span><text:span text:style-name="T389">. Al igual que con otras ini­ciativas </text:span><text:span text:style-name="T392">de código abierto</text:span><text:span text:style-name="T389">, el modelo </text:span><text:span text:style-name="T182">SPARKcon</text:span><text:span text:style-name="T389"> es un auténti­co reflejo de su comunidad. Para implantar correctamente este sistema, </text:span><text:span text:style-name="T395">es necesario encontrar los catalizadores locales adecuados, que estén dispuestos a abrir sus mentes y ser ca­paces adoptar un sistema que no es totalmente controlable. Esto es lo contrario a la forma de trabajar “</text:span><text:span text:style-name="T396">de</text:span><text:span text:style-name="T395"> arriba </text:span><text:span text:style-name="T396">a </text:span><text:span text:style-name="T395">abajo” de la mayoría de los organizadores de eventos. </text:span></text:p>
      <text:p text:style-name="P32">Sin embargo, si se cuenta con un grupo de entre cinco y siete personas dispuestas a formar una comunidad creativa, con un poco de asesoramiento y estudiando algunos informes, es suficiente para hacer uso de todos nuestros procedimien­tos, que son públicos, e iniciar su propio camino.</text:p>
      <text:p text:style-name="P33">***</text:p>
      <text:p text:style-name="P36">En mi entrevista con Khalifa descubrí que <text:span text:style-name="T96">SPARKcon</text:span> es básicamente el concepto de creatividad mezclado con el <text:span text:style-name="T324">mé­todo del código abierto</text:span>.</text:p>
      <text:p text:style-name="P36"><text:span text:style-name="T511">Si alguien alguna vez está en Raleigh y coincide con la celebración de un evento </text:span><text:span text:style-name="T182">SPARKcon</text:span><text:span text:style-name="T511"> le recomiendo, y mucho, que asista. Antes de leer estas páginas, habría disfrutado sólo de la parte de espectáculo, pero ahora podrá apreciar la</text:span><text:span text:style-name="T551"> </text:span><text:span text:style-name="T511">in­fluencia del </text:span><text:span text:style-name="T392">código abierto</text:span><text:span text:style-name="T511"> en un sistema de organización que </text:span><text:soft-page-break/><text:span text:style-name="T511">permite estructurar el talento creativo sin ahogar sus ideas.</text:span></text:p>
      <text:h text:style-name="P80" text:outline-level="3"><text:bookmark-start text:name="__RefHeading__17063_640048308"/><text:span text:style-name="T531">3.</text:span>3.<text:span text:style-name="T593">-</text:span> <text:span text:style-name="T96">BarCamp</text:span><text:bookmark-end text:name="__RefHeading__17063_640048308"/></text:h>
      <text:h text:style-name="P82" text:outline-level="4"><text:bookmark-start text:name="__RefHeading__17065_640048308"/><text:span text:style-name="T531">3.</text:span>3.1.<text:span text:style-name="T593">-</text:span> <text:span text:style-name="T603">C</text:span>oncepto<text:note text:id="ftn19" text:note-class="footnote"><text:note-citation>19</text:note-citation><text:note-body><text:p text:style-name="P59">Algunos de los siguientes apartados fueron primeramente publicados y con posterioridad adaptados de “<text:span text:style-name="T96">BarCampRDU: Preparing for the unconference experience”,</text:span> <text:span text:style-name="T1019">©</text:span> 2011 <text:span text:style-name="T96">opensource.com</text:span>, publicado bajo licencia <text:span text:style-name="T166">Creative Commons Attribution-ShareAlike 3.0 Unported</text:span><text:span text:style-name="T386">.</text:span></text:p></text:note-body></text:note><text:bookmark-end text:name="__RefHeading__17065_640048308"/></text:h>
      <text:p text:style-name="P67"><text:span text:style-name="T469">Asistí a mi primer </text:span><text:span text:style-name="T179">BarCamp </text:span><text:span text:style-name="T469">el sábado 15 de octubre del 2011. Un </text:span><text:span text:style-name="T179">BarCamp</text:span><text:span text:style-name="T511"> </text:span><text:span text:style-name="T469">es lo mismo que un </text:span><text:span text:style-name="T179">CityCamp</text:span><text:span text:style-name="T511"> </text:span><text:span text:style-name="T469">pero centrado en las tecnologías. </text:span><text:span text:style-name="T179">Wikipedia</text:span><text:span text:style-name="T511"> </text:span><text:span text:style-name="T469">define </text:span><text:span text:style-name="T179">BarCamp</text:span><text:span text:style-name="T511"> </text:span><text:span text:style-name="T469">como “una red in­ternacional de personas y colectivos que se dedican a organi­zar </text:span><text:span text:style-name="T482">c</text:span><text:span text:style-name="T469">ongresos </text:span><text:span text:style-name="T482">a</text:span><text:span text:style-name="T469">biertos dedicados a la informática y a la </text:span><text:span text:style-name="T482">w</text:span><text:span text:style-name="T469">eb que sin embargo en la actualidad se ha ampliado a todo tipo de tecnologías. Son eventos abiertos en los que se participa a través de talleres de trabajo, siendo los temas a tratar estable­cidos por los propios participantes.”</text:span></text:p>
      <text:p text:style-name="P23"><text:span text:style-name="T469">Básicamente en un </text:span><text:span text:style-name="T175">BarCamp</text:span><text:span text:style-name="T464"> se</text:span><text:span text:style-name="T469"> reúnen personas intere­sadas en un amplio rango de temas y tecnologías. Todo el que asiste tiene la oportunidad de enseñar, dialogar, aprender y participar.</text:span></text:p>
      <text:p text:style-name="P32">Un grupo de voluntarios es imprescindible para ayudar a organizar cualquier evento, algo que aprendí de primera mano cuando <text:span text:style-name="T604">participé en la organización de </text:span><text:span text:style-name="T96">CityCamp Raleigh</text:span>, y el <text:span text:style-name="T96">BarCampRDU</text:span> no es diferente.</text:p>
      <text:p text:style-name="P42"><text:soft-page-break/><text:span text:style-name="T988">En el año 2011 tuvo lugar el sexto </text:span><text:span text:style-name="T989">BarCampRDU </text:span><text:span text:style-name="T988">cele­brado en la región del Triángulo de Carolina del Norte y se desarrolló en un ambiente lleno de cordialidad y espíritu de colaboración. Antes del evento me entrevisté con Jason Austin, uno de los organizadores, para saber qué esperaba del evento. </text:span><text:span text:style-name="T995">Su</text:span><text:span text:style-name="T988"> deseo era que lo asistentes conectaran entre sí, que aprendieran y que analizaran las posibilidades de creación de nuevas empresas.</text:span></text:p>
      <text:p text:style-name="P86"><text:span text:style-name="T511">"</text:span><text:span text:style-name="T517">E</text:span><text:span text:style-name="T511">spero que </text:span><text:span text:style-name="T517">a</text:span><text:span text:style-name="T511">l final del día BarCampRDU haya animado a la gente a probar</text:span><text:span text:style-name="T551"> </text:span><text:span text:style-name="T511">cosas nuevas. Como por ejemplo un nue­vo desarrollo técnico, un nuevo proyecto o un nuevo socio con el que colaborar. Para mí, BarCampRDU es una forma de que la comunidad tecnológica del </text:span><text:span text:style-name="T517">Triángulo</text:span><text:span text:style-name="T511"> entre en contacto, a la vez que se </text:span><text:span text:style-name="T517">exponen</text:span><text:span text:style-name="T511"> nuevas tecnologías. Es­peramos que eso encienda la mecha de nuevas empresas.”</text:span></text:p>
      <text:h text:style-name="P82" text:outline-level="4"><text:bookmark-start text:name="__RefHeading__17067_640048308"/><text:span text:style-name="T531">3.</text:span>3.2.<text:span text:style-name="T593">-</text:span> Mi participación en un <text:span text:style-name="T96">BarCamp</text:span><text:bookmark-end text:name="__RefHeading__17067_640048308"/></text:h>
      <text:p text:style-name="P67"><text:span text:style-name="T469">Cuando empecé a preparar mi asistencia al </text:span><text:span text:style-name="T176">BarCampRDU</text:span><text:span text:style-name="T469"> del 2011, le eché una ojeada a los temas que se habían desarro­llado en el </text:span><text:span text:style-name="T483">mismo evento el año anterior</text:span><text:span text:style-name="T469">. Alguno</text:span><text:span text:style-name="T482">s</text:span><text:span text:style-name="T469"> de ellos fueron: “Trabajar </text:span><text:span text:style-name="T176">HTTP</text:span><text:span text:style-name="T469"> correctamente”, “Poner en marcha un grupo de trabajo”, “Usted también puede fabricar bebidas con burbujas”, “Cómo abrir una cerradura” e “Introducción al desarrollo de aplicaciones para </text:span><text:span text:style-name="T176">iPhone</text:span><text:span text:style-name="T511">”</text:span><text:span text:style-name="T469">. Todos estos temas habían sido presentados por los participantes y previamente seleccionados por los asistentes.</text:span></text:p>
      <text:p text:style-name="P32"><text:soft-page-break/>Me sentí suficientemente preparado como para someter a consideración un tema mío: “Cómo se deben organizar los organizadores”. </text:p>
      <text:p text:style-name="P23"><text:span text:style-name="T469">En la región del Triángulo hay un montón de grupos in­teresados en diferentes temas. </text:span><text:span text:style-name="T179">CityCamp</text:span><text:span text:style-name="T469"> es uno de ellos. Algu­nos grupos están centrados en la tecnología como </text:span><text:span text:style-name="T179">TriDUG</text:span><text:span text:style-name="T469"> (</text:span><text:span text:style-name="T179">Triangle Drupal User Group</text:span><text:span text:style-name="T469">), </text:span><text:span text:style-name="T176">TriLUG</text:span><text:span text:style-name="T469"> (</text:span><text:span text:style-name="T179">Triangle Linux User Group</text:span><text:span text:style-name="T469">) y </text:span><text:span text:style-name="T176">TriJUG</text:span><text:span text:style-name="T469"> (</text:span><text:span text:style-name="T179">Triangle Java User Group</text:span><text:span text:style-name="T469">), otros en </text:span><text:span text:style-name="T179">Ruby </text:span><text:span text:style-name="T469">y en </text:span><text:span text:style-name="T179">PHP</text:span><text:span text:style-name="T469">, pero hay muchísimos más.</text:span></text:p>
      <text:p text:style-name="P23"><text:span text:style-name="T469">Al haber organizado los eventos tanto del </text:span><text:span text:style-name="T179">CityCamp Raleigh </text:span><text:span text:style-name="T469">como del </text:span><text:span text:style-name="T179">TriDUG</text:span><text:span text:style-name="T469">, sé el tiempo que lleva organizarlos, encontrar a los ponentes, buscar a los presentadores, etc. Ima­gínese que después de haber hecho todo el trabajo, uno se en­cuentra con que otro grupo ha organizado otro evento similar para el mismo día.</text:span></text:p>
      <text:p text:style-name="P23"><text:span text:style-name="T469">Mi ponencia fue aceptada y la expuse ante unas 20 per­sonas. Comentamos unas cuantas medidas eficaces y conside­ramos algunas alternativas que podíamos desarrollar juntos. En el capítulo </text:span><text:span text:style-name="T484">IV</text:span><text:span text:style-name="T469">, analizaremos unas ideas para ayudar a un grupo de organizadores.</text:span></text:p>
      <text:p text:style-name="P26">***</text:p>
      <text:p text:style-name="P23"><text:span text:style-name="T469">Este es un resumen de lo que es un evento </text:span><text:span text:style-name="T176">BarCamp</text:span><text:span text:style-name="T469">. Su objetivo: promover que las personas se reúnan para colabo­rar, compartir ideas y conocimientos, para mejorar sus comu­nidades. Y puesto que el formato </text:span><text:span text:style-name="T179">BarCamp</text:span><text:span text:style-name="T469"> no resulta extraño </text:span><text:soft-page-break/><text:span text:style-name="T469">en la región del Tr</text:span><text:span text:style-name="T482">iángulo</text:span><text:span text:style-name="T469">, decidimos usar el método de la “polinización cruzada” entre grupos de aficionados en otro</text:span><text:span text:style-name="T482">s</text:span><text:span text:style-name="T469"> proyectos de la región. </text:span></text:p>
      <text:p text:style-name="P23"><text:span text:style-name="T469">Las empresas y los colectivos de ciudadanos continúan apoyando esfuerzos como éste, un ingrediente importante para llegar a ser una </text:span><text:span text:style-name="T485">c</text:span><text:span text:style-name="T469">iudad </text:span><text:span text:style-name="T419">de código abierto</text:span><text:span text:style-name="T412">.</text:span></text:p>
      <text:h text:style-name="P79" text:outline-level="3"><text:bookmark-start text:name="__RefHeading__17069_640048308"/><text:span text:style-name="T518">3.</text:span><text:span text:style-name="T511">4.</text:span><text:span text:style-name="T519">-</text:span><text:span text:style-name="T511"> </text:span><text:span text:style-name="T182">Walk </text:span><text:span text:style-name="T183">[</text:span><text:span text:style-name="T182">Your City</text:span><text:span text:style-name="T183">]</text:span><text:bookmark-end text:name="__RefHeading__17069_640048308"/></text:h>
      <text:h text:style-name="P81" text:outline-level="4"><text:bookmark-start text:name="__RefHeading__17071_640048308"/><text:span text:style-name="T531">3.</text:span>4.1.<text:span text:style-name="T593">-</text:span> El origen de la idea<text:note text:id="ftn20" text:note-class="footnote"><text:note-citation>20</text:note-citation><text:note-body><text:p text:style-name="P59">Adaptado de “<text:span text:style-name="T96">Open source wayfinding with Walk [Your City]</text:span>”, <text:span text:style-name="T1019">©</text:span> 2012 <text:span text:style-name="T96">opensource.com</text:span>, publicado bajo licencia <text:span text:style-name="T166">Creative Commons Attribution-ShareAlike 3.0 Unported</text:span><text:span text:style-name="T386">.</text:span></text:p></text:note-body></text:note><text:bookmark-end text:name="__RefHeading__17071_640048308"/></text:h>
      <text:p text:style-name="P67"><text:span text:style-name="T276">Ya nos hemos referido al Proyecto </text:span><text:span text:style-name="T286">Walk </text:span><text:span text:style-name="T287">[</text:span><text:span text:style-name="T286">Your </text:span><text:span text:style-name="T287">C</text:span><text:span text:style-name="T286">ity</text:span><text:span text:style-name="T287">]</text:span><text:span text:style-name="T276">, pero an­tes de que entremos a fondo en el tema, será mejor que oiga­mos a Matt Tomasulo, fundador de </text:span><text:span text:style-name="T286">CityFabric</text:span><text:span text:style-name="T276">, y principal promotor de </text:span><text:span text:style-name="T286">Walk Raleigh</text:span><text:span text:style-name="T284"> </text:span><text:span text:style-name="T276">(Camina por Raleigh) y de </text:span><text:span text:style-name="T286">Walk </text:span><text:span text:style-name="T287">[</text:span><text:span text:style-name="T286">Your City</text:span><text:span text:style-name="T287">]</text:span><text:span text:style-name="T289"> </text:span><text:span text:style-name="T276">(Camina por </text:span><text:span text:style-name="T278">[</text:span><text:span text:style-name="T279">T</text:span><text:span text:style-name="T276">u Ciudad</text:span><text:span text:style-name="T278">]</text:span><text:span text:style-name="T276">). </text:span></text:p>
      <text:p text:style-name="P23">La revista <text:span text:style-name="T96">online</text:span> <text:span text:style-name="T96">Urban Times</text:span>, describió <text:span text:style-name="T96">Walk </text:span><text:span text:style-name="T119">[</text:span><text:span text:style-name="T96">Your City</text:span><text:span text:style-name="T119">]</text:span> como ”Guerrill<text:span text:style-name="T605">a</text:span> Urbana <text:span text:style-name="T606">de</text:span> Señalizaci<text:span text:style-name="T605">ó</text:span>n <text:span text:style-name="T338">de código abierto</text:span>”. La idea es muy simple, se trata de ayudar a los pea­tones a superar la barrera de la percepción de la distancia y así promover una forma de vida más saludable.</text:p>
      <text:p text:style-name="P23"><text:span text:style-name="T469">En el evento </text:span><text:span text:style-name="T176">Triangle Wiki Day</text:span><text:span text:style-name="T469"> del que hemos hablado, Tomasulo manifestó su intención de hacer de su </text:span><text:span text:style-name="T176">Walk Raleigh </text:span><text:span text:style-name="T469"><text:s/></text:span><text:soft-page-break/><text:span text:style-name="T469">algo de alcance más global y confirmó que, gracias a la meto­dología </text:span><text:span text:style-name="T419">del código abierto</text:span><text:span text:style-name="T469">, había encontrado la forma perfec­ta de hacerlo. La aventura del “paseo </text:span><text:span text:style-name="T486">de código abierto” </text:span><text:span text:style-name="T469">ha­bía comenzado. </text:span></text:p>
      <text:p text:style-name="P23">Tomasulo organizó una campaña de promoción a través de<text:span text:style-name="T606">l sitio</text:span> web <text:span text:style-name="T96">Kickstarter</text:span><text:span text:style-name="T96"><text:note text:id="ftn21" text:note-class="footnote"><text:note-citation>21</text:note-citation><text:note-body><text:p text:style-name="P52"><text:span text:style-name="T96">Kickstarter</text:span> es un sitio web de financiación <text:span text:style-name="T1021">colectiva</text:span> para proyectos creativos.</text:p></text:note-body></text:note></text:span> donde obtuvo muchos apoyos y <text:span text:style-name="T606">más de 8.000 € en </text:span>aportaciones económicas, para el Proyecto <text:span text:style-name="T96">Walk </text:span><text:span text:style-name="T119">[</text:span><text:span text:style-name="T96">Your City</text:span><text:span text:style-name="T119">]</text:span>.</text:p>
      <text:p text:style-name="P23">En la siguiente entrevista con Matt Tomasulo realizada en abril del 2012, podemos ver como la filosofía <text:span text:style-name="T338">del código abierto </text:span>intervino en el desarrollo del <text:span text:style-name="T607">p</text:span>royecto <text:span text:style-name="T96">Walk </text:span><text:span text:style-name="T120">[</text:span><text:span text:style-name="T96">Your City</text:span><text:span text:style-name="T120">]</text:span>.</text:p>
      <text:p text:style-name="P24">Hablemos de Walk <text:span text:style-name="T608">[</text:span>Your City<text:span text:style-name="T608">]</text:span></text:p>
      <text:p text:style-name="P23"><text:span text:style-name="T285">Walk </text:span><text:span text:style-name="T288">[</text:span><text:span text:style-name="T285">Your City</text:span><text:span text:style-name="T288">]</text:span><text:span text:style-name="T274"> </text:span><text:span text:style-name="T275">es una página web </text:span><text:span text:style-name="T281">muy sencilla </text:span><text:span text:style-name="T275">para que cualquiera pueda crear </text:span><text:span text:style-name="T281">señales</text:span><text:span text:style-name="T275"> similares a la que hicimos para la campaña </text:span><text:span text:style-name="T285">Walk Raleigh</text:span><text:span text:style-name="T275">. </text:span></text:p>
      <text:p text:style-name="P23"><text:span text:style-name="T395">Pero antes déjeme hablar sobre </text:span><text:span text:style-name="T182">Walk Raleigh</text:span><text:span text:style-name="T395"> que co­menzó como un conjunto de 27 carteles no oficiales, instala­dos en tres intersecciones en el centro de Raleigh. Las indica­ciones eran básicas, incluían una flecha, el destino, un color, el código </text:span><text:span text:style-name="T182">QR</text:span><text:span text:style-name="T511"><text:note text:id="ftn22" text:note-class="footnote"><text:note-citation>22</text:note-citation><text:note-body><text:p text:style-name="P59"><text:span text:style-name="T1021">Un código </text:span><text:span text:style-name="T167">QR</text:span><text:span text:style-name="T1021"> es un tipo de código de barras bidimensional. A dife­rencia de un código de barras convencional permite almacenar in­formación alfanumérica como, por ejemplo, una dirección de inter­net. Con la ayuda de un </text:span><text:span text:style-name="T167">smartphone</text:span><text:span text:style-name="T1021"> podemos recuperar esta infor­mación con tan solo apuntar la cámara hacia el código </text:span><text:span text:style-name="T167">QR</text:span><text:span text:style-name="T1021">.</text:span> Ver <text:span text:style-name="T96">www.qrcode.com</text:span><text:span text:style-name="T303">.</text:span></text:p></text:note-body></text:note></text:span><text:span text:style-name="T511"> </text:span><text:span text:style-name="T395">y un texto que indica el número de minutos que se tarda en llegar </text:span><text:span text:style-name="T397">caminando </text:span><text:span text:style-name="T395">al destino indicado, áreas comerciales, edificios notables de la ciudad, o espacios abier­</text:span><text:soft-page-break/><text:span text:style-name="T395">tos como parque</text:span><text:span text:style-name="T397">s</text:span><text:span text:style-name="T395"> y plazas públicas. </text:span></text:p>
      <text:p text:style-name="P23"><text:span text:style-name="T276">En los últimos dos meses, </text:span><text:span text:style-name="T286">Walk Raleigh</text:span><text:span text:style-name="T276"> ha atraído la atención de los medios de comunicación locales, nacionales e internacionales, apareciendo la noticia por ejemplo en el pe­riódico </text:span><text:span text:style-name="T286">The Atlantic</text:span><text:span text:style-name="T276">, en </text:span><text:span text:style-name="T286">NPR</text:span><text:span text:style-name="T276"> (</text:span><text:span text:style-name="T286">National Public Radio</text:span><text:span text:style-name="T276">) y en la </text:span><text:span text:style-name="T286">BBC</text:span><text:span text:style-name="T276"> (</text:span><text:span text:style-name="T286">British Broadcasting Corporation</text:span><text:span text:style-name="T276">). La</text:span><text:span text:style-name="T275"> gran repercusión que ha tenido en estos medios ha provocado que haya habido muchas personas interesadas en llevar a cabo esta campaña en otras ciudades.</text:span></text:p>
      <text:p text:style-name="P23"><text:span text:style-name="T395">Pens</text:span><text:span text:style-name="T398">amos</text:span><text:span text:style-name="T395"> que, desde un punto de vista informático, no debería haber ningún problema para copiar este </text:span><text:span text:style-name="T399">p</text:span><text:span text:style-name="T395">royecto en cualquier otra ciudad </text:span><text:span text:style-name="T397">o</text:span><text:span text:style-name="T395"> pueblo, y esta creencia, al final, nos ha llevado a desarrollar el modelo </text:span><text:span text:style-name="T182">Walk </text:span><text:span text:style-name="T184">[</text:span><text:span text:style-name="T182">Your City</text:span><text:span text:style-name="T184">]</text:span><text:span text:style-name="T395"> que ade­más sirv</text:span><text:span text:style-name="T398">a</text:span><text:span text:style-name="T395"> como una herramienta para facilitar </text:span><text:span text:style-name="T398">el intercambio</text:span><text:span text:style-name="T395"> de ideas y </text:span><text:span text:style-name="T398">la ayuda </text:span><text:span text:style-name="T395">mutua.</text:span></text:p>
      <text:p text:style-name="P24">¿Por qué caminar?</text:p>
      <text:p text:style-name="P23">Además de los obvios beneficios relativos a la salud personal, mientras más y más peatones haya en las calles, nuestras ciudades serán más saludables, más sociables, más prósperas económicamente, y tendrán mayor calidad me­dioambiental. </text:p>
      <text:p text:style-name="P23"><text:soft-page-break/><text:span text:style-name="T395">Nos hemos dado cuenta que uno de los mayores proble­mas que tiene caminar es que la gente tiene una idea equivo­cada al respecto, lo cual esperamos poder cambiar por me</text:span><text:span text:style-name="T389">dio de </text:span><text:span text:style-name="T182">Walk </text:span><text:span text:style-name="T185">[</text:span><text:span text:style-name="T182">Your City</text:span><text:span text:style-name="T185">]</text:span><text:span text:style-name="T389">.</text:span></text:p>
      <text:p text:style-name="P25">¿A quién va dirigido?</text:p>
      <text:p text:style-name="P23"><text:span text:style-name="T182">Walk </text:span><text:span text:style-name="T185">[</text:span><text:span text:style-name="T182">Your City</text:span><text:span text:style-name="T185">]</text:span><text:span text:style-name="T389"> e</text:span><text:span text:style-name="T395">stá pensado tanto para las autorida­des de la ciudad como para todos los ciudadanos. Nuestro ob­jetivo es que cualquier persona sea capaz de diseñar y com­partir una de estas </text:span><text:span text:style-name="T400">señalizaciones,</text:span><text:span text:style-name="T395"> o un conjunto de ellas, con los vecinos de su calle, con los de su barrio, o con </text:span><text:span text:style-name="T400">los de </text:span><text:span text:style-name="T395">su ciudad.</text:span></text:p>
      <text:p text:style-name="P23"><text:span text:style-name="T395">Muchas personas nos han preguntado por qué necesita­mos crear una plataforma como ésta, dado que nuestras seña­les son bastante básicas. Sin embargo tengo que decir que son precisamente tan simples debido a la gran cantidad de tiempo dedicado a planificar, a elucubrar, a aportar ideas y a combi­nar diversos programas informáticos. </text:span><text:span text:style-name="T609">C</text:span>rear las 27 primeras señales nos llevó casi una semana. <text:span text:style-name="T1009">E</text:span>speramos poder mejorar el proceso y eliminar todo tipo de obstáculos técnicos que pu­dieran impedir a alguien como mi padre, por ejemplo, con casi setenta años, crear su propia campaña de paseo con s<text:span text:style-name="T610">ó</text:span>lo hacer unos clics <text:span text:style-name="T609">y acudir a</text:span> la tienda de rótulos más cercana.</text:p>
      <text:p text:style-name="P24">La transparencia y la accesibilidad parecen ser los princi­pios fundamentales de Walk <text:span text:style-name="T609">[</text:span>Your City<text:span text:style-name="T609">]</text:span>, ¿por qué son tan im­portantes para este <text:span text:style-name="T609">p</text:span>royecto?</text:p>
      <text:p text:style-name="P23"><text:soft-page-break/>Todo el mundo es peatón, y en verdad todos lo somos a diario, seamos consciente<text:span text:style-name="T609">s</text:span> de ello o no, y todos somos cami­nantes, pues aunque vayamos en silla de ruedas también ca­minamos. Caminar, siendo peatones como somos, y hacerlo en un ambiente social, económico y medioambiental saluda­ble, es una opción a la que todos podemos aspirar.</text:p>
      <text:p text:style-name="P23"><text:span text:style-name="T286">Walk Raleigh</text:span><text:span text:style-name="T274"> </text:span><text:span text:style-name="T268">ha demostrado que actuaciones sencillas, a veces de una sola persona, pueden cambiar la percepción y las costumbres de forma radical. Y n</text:span><text:span text:style-name="T270">o queremos bloquear nin­guna posibilidad de mejorar esta campaña por el paseo, o este movimiento, como ya algunas publicaciones lo están lla­mando, y que se pudiera </text:span><text:span text:style-name="T271">echar</text:span><text:span text:style-name="T270"> a perder por nuestra culpa.</text:span></text:p>
      <text:p text:style-name="P23"><text:span text:style-name="T270">Creemos que un intercambio positivo y abierto de ideas sobre cómo vivimos puede hacer que se </text:span><text:span text:style-name="T273">adopten</text:span><text:span text:style-name="T272"> </text:span><text:span text:style-name="T270">mejores de­cisiones para el futuro. </text:span><text:span text:style-name="T273">Estas</text:span><text:span text:style-name="T270"> señales </text:span><text:span text:style-name="T273">son</text:span><text:span text:style-name="T270"> una gran herramien­ta para ayudar a las ciudades a </text:span><text:span text:style-name="T273">ensayar</text:span><text:span text:style-name="T270">, con nuevas ideas y estrategias de adaptación, alternativas para transitar por ellas, introduciendo, con el mínimo riesgo, nuevas posibilida­des para la ciudadanía. </text:span>En consecuencia, no pensamos que un <text:span text:style-name="T609">p</text:span>royecto destinado a mejorar el bien común <text:span text:style-name="T610">deba</text:span> ser <text:span text:style-name="T610">acapa­rado </text:span>por un grupo <text:span text:style-name="T1027">u </text:span>organización, o <text:span text:style-name="T1027">limitarse</text:span> a una sola ciu­dad. <text:span text:style-name="T611">Por eso lo hemos puesto a disposición de todo el mundo.</text:span></text:p>
      <text:p text:style-name="P24">¿Cree usted que otras ciudades en el mundo copiarán este <text:span text:style-name="T609">p</text:span>royecto y podrán mejorarlo?</text:p>
      <text:p text:style-name="P23">Este <text:span text:style-name="T609">p</text:span>royecto es una consecuencia directa a la demanda <text:soft-page-break/>de otras ciudades y de otras organizaciones que deseaban adaptar e incorporar la idea. Chattanooga, Tennessee, y Durham, Carolina del Norte, ya han adaptado el <text:span text:style-name="T609">p</text:span>royecto. Hoboken, New Jersey, ha incorporado el proyecto en su plan integral de señalizaciones e indicaciones. </text:p>
      <text:p text:style-name="P23">También hay varias organizaciones sanitarias y de otros tipos que con sus patrocinios quieren ayudar a expandir el <text:span text:style-name="T609">p</text:span>royecto. Además, hemos recibido una gran cantidad de pre­guntas por parte de ciudadanos que por sí solos están implan­tando este sencillo sistema en sus pueblos, con la tecnología que hemos puesto a su disposición.</text:p>
      <text:p text:style-name="P24">¿Cómo va a usar Walk <text:span text:style-name="T609">[</text:span>Your City<text:span text:style-name="T609">]</text:span> el concepto de innova­ción abierta y por qué eligió el <text:span text:style-name="T92">código abierto</text:span> para el desarrollo de este <text:span text:style-name="T609">p</text:span>royecto?</text:p>
      <text:p text:style-name="P31"><text:span text:style-name="T401">Con </text:span><text:span text:style-name="T403">la</text:span><text:span text:style-name="T401"> página </text:span><text:span text:style-name="T186">Walk </text:span><text:span text:style-name="T187">[</text:span><text:span text:style-name="T186">Your City</text:span><text:span text:style-name="T187">] </text:span><text:span text:style-name="T393">cualquier </text:span><text:span text:style-name="T401">persona será capaz de crear señales utilizando las mismas herramientas que nosotros empleamos. Esperamos poder desarrollar en la web una red sencilla </text:span><text:span text:style-name="T403">que anime</text:span><text:span text:style-name="T401"> a la gente a participar en un diálogo abierto sobre cómo instalar, adaptar </text:span><text:span text:style-name="T403">e</text:span><text:span text:style-name="T401"> incorporar las </text:span><text:span text:style-name="T403">señales a</text:span><text:span text:style-name="T401"> sus comunidades. </text:span><text:span text:style-name="T403">Con</text:span><text:span text:style-name="T401"> la creación de una gran co­munidad en torno a las señales y al hecho de caminar, quere­mos promover la implantación de nuevas alternativas de for­ma de vida saludable</text:span><text:span text:style-name="T402">s </text:span><text:span text:style-name="T401">en nuestras ciudades.</text:span></text:p>
      <text:p text:style-name="P23"><text:span text:style-name="T401">Elegimos el método de trabajo </text:span><text:span text:style-name="T394">del código abierto</text:span><text:span text:style-name="T404"> por una razón muy sencilla. </text:span><text:span text:style-name="T405">E</text:span><text:span text:style-name="T404">l </text:span><text:span text:style-name="T406">método</text:span><text:span text:style-name="T404"> </text:span><text:span text:style-name="T407">del código abierto </text:span><text:span text:style-name="T404">y el he­</text:span><text:soft-page-break/><text:span text:style-name="T404">cho de</text:span><text:span text:style-name="T401"> que caminar esté disponible para cualquiera encajan perfectamente. Cuando se trata de algo que nos afecta a todos, creemos que todos debemos tener acceso a ello.</text:span></text:p>
      <text:p text:style-name="P24"><text:span text:style-name="T611">Háblenos,</text:span> por favor, acerca de la campaña de Walk <text:span text:style-name="T609">[</text:span>Your City<text:span text:style-name="T609">]</text:span> en Kickstarter y lo que espera lograr con ella.</text:p>
      <text:p text:style-name="P23"><text:span text:style-name="T96">Kickstarter</text:span> es un recurso increíble disponible en la web, que ha crecido más rápido y durado más tiempo de lo que muchos creían. El concepto de financiación popular ha sido reconocido por los principales medios de comunicación como un medio aceptable y digno de confianza. Decidí lanzar <text:span text:style-name="T96">Walk </text:span><text:span text:style-name="T121">[</text:span><text:span text:style-name="T96">Your City</text:span><text:span text:style-name="T121">]</text:span> en <text:span text:style-name="T96">Kickstarter</text:span> porque esta plataforma es una for­ma de publicidad fantástica así como un medio para recaudar fondos. La gente vota, literalmente con sus dólares y con poco riesgo, y se consigue el reconocimiento de mercado en tiempo real, si la idea merece la pena.</text:p>
      <text:p text:style-name="P27">***</text:p>
      <text:p text:style-name="P23"><text:span text:style-name="T609">T</text:span>engo que admitir, <text:span text:style-name="T609">d</text:span>espués de la entrevista, que el pro­yecto <text:span text:style-name="T96">Walk </text:span><text:span text:style-name="T121">[</text:span><text:span text:style-name="T96">Your City</text:span><text:span text:style-name="T121">]</text:span> me gusta muchísimo. El concepto es tan simple que la idea se ha expandido rápidamente. Usar la metodología <text:span text:style-name="T339">del código abierto</text:span> es, <text:span text:style-name="T609">efectivamente,</text:span> el mejor camino para que el proyecto se adapte a todas las necesida­des. Además, usando ese modelo, el proyecto podrá cambiar de escala e implantarse, además de en Raleigh, en otras ciu­dades, de forma análoga a cómo explicó Kevin Curry que ocu­rrió cuando hizo de <text:span text:style-name="T96">CityCamp</text:span> una marca <text:span text:style-name="T339">de código abierto</text:span>.</text:p>
      <text:h text:style-name="P81" text:outline-level="4"><text:bookmark-start text:name="__RefHeading__17073_640048308"/><text:soft-page-break/><text:span text:style-name="T531">3.</text:span>4.2.<text:span text:style-name="T593">-</text:span> Posibilidades de <text:span text:style-name="T612">d</text:span>esarrollo<text:bookmark-end text:name="__RefHeading__17073_640048308"/></text:h>
      <text:p text:style-name="P67"><text:span text:style-name="T469">Unas semanas después de la entrevista anterior, almorcé con Tomasulo quien seguía muy interesado en el </text:span><text:span text:style-name="T420">código abierto</text:span><text:span text:style-name="T511"> </text:span><text:span text:style-name="T469">y en desarrollar la tecnología necesaria para este proyecto so­bre la base de programas informáticos </text:span><text:span text:style-name="T420">de código abierto</text:span><text:span text:style-name="T469">.</text:span></text:p>
      <text:p text:style-name="P23">Como <text:span text:style-name="T1009">ocurre con</text:span> muchos emprendedores sin experien­cia <text:s/>con <text:span text:style-name="T1009">el software</text:span> <text:span text:style-name="T339">de código abierto</text:span>, a veces cuesta un poco de trabajo que entiendan las ventajas que tienen estos progra­mas. Analicé con Tomasulo los distintos escenarios y alterna­tivas que se podían presentar e inmediatamente empezamos a ver las ventajas que podrían reportar.</text:p>
      <text:p text:style-name="P23">Uno de los inconvenientes más importantes era que él no es programador aunque, en realidad, eso sólo significa que él es el dueño de la idea, no quien tiene que escribir el pro­grama del proyecto. <text:span text:style-name="T609">N</text:span>o creo que haya nada de malo en eso. De hecho, esa es una circunstancia que me estoy encontrando con frecuencia en Raleigh, donde las ideas que se podrían im­plementar usando <text:span text:style-name="T613">so</text:span><text:span text:style-name="T339">ftware de código abierto</text:span> superan los re­cursos <text:span text:style-name="T613">de </text:span>que disponemos para desarrollarlas.</text:p>
      <text:p text:style-name="P23">También es interesante mencionar que las primeras se­ñales que se <text:span text:style-name="T613">colocaron</text:span> con motivo del <text:span text:style-name="T613">p</text:span>royecto <text:span text:style-name="T96">Walk Raleigh </text:span>violaban las ordenanzas y tuvieron que ser retiradas. Tomasulo <text:span text:style-name="T609">trabajó</text:span> con Mitchell Silver y su equipo del Departa­mento de Planificación para lograr los permisos necesarios, y <text:span text:style-name="T1009">ahora</text:span> las señales ya son legales. Hay ideas sencillas que, <text:soft-page-break/>cuando la ciudadanía las acepta y los políticos las compren­den, se incorporan con facilidad a la normativa de la ciudad.</text:p>
      <text:p text:style-name="P23"><text:span text:style-name="T609">V</text:span>eo muchísimas posibilidades <text:span text:style-name="T609">a</text:span>l proyecto Walk <text:span text:style-name="T121">[</text:span><text:span text:style-name="T96">Your City</text:span><text:span text:style-name="T121">]</text:span>. Cuando estuve en el <text:span text:style-name="T96">CityCamp Kansas City</text:span> me interesé por su futuro programa para compartir bicicletas. Veo clara­mente que <text:span text:style-name="T96">Walk </text:span><text:span text:style-name="T121">[</text:span><text:span text:style-name="T96">Your City</text:span><text:span text:style-name="T121">]</text:span> se podría beneficiar y comple­mentarse con el <text:span text:style-name="T609">p</text:span>royecto para compartir bicicletas e incluso coches a través de <text:span text:style-name="T96">ZipCar</text:span>. <text:span text:style-name="T469">Imagínese devolver la bicicleta o el coche en un estacionamiento y que el sistema de indicaciones </text:span><text:span text:style-name="T176">Walk </text:span><text:span text:style-name="T177">[</text:span><text:span text:style-name="T176">Your City</text:span><text:span text:style-name="T177">]</text:span><text:span text:style-name="T469"> le informara sobre </text:span><text:span text:style-name="T487">los lugares a los que des­de allí se puede llegar caminando</text:span><text:span text:style-name="T469">. ¡Eso sería fantástico!</text:span></text:p>
      <text:h text:style-name="P79" text:outline-level="3"><text:bookmark-start text:name="__RefHeading__17075_640048308"/><text:span text:style-name="T614">3.</text:span>5.<text:span text:style-name="T615">-</text:span> Conclusión: algo hay en la <text:span text:style-name="T574">c</text:span>ultura<text:bookmark-end text:name="__RefHeading__17075_640048308"/></text:h>
      <text:p text:style-name="P67">Parece evidente que “algo deben poner en el agua” que bebe­mos en Raleigh para que todos seamos tan entusiasta<text:span text:style-name="T616">s</text:span> <text:span text:style-name="T616">apo­yando </text:span>la colaboración y la participación. <text:span text:style-name="T275">En los ejemplos an­teriores se puede ver cómo la cultura de esta ciudad está in­fluenciada por </text:span><text:span text:style-name="T282">el </text:span><text:span text:style-name="T283">método</text:span><text:span text:style-name="T275"> </text:span><text:span text:style-name="T280">del código abierto</text:span><text:span text:style-name="T276">, y lo </text:span><text:span text:style-name="T275">que más me gusta de ellos es que están dirigidos por ciudadanos. </text:span>Aunque ninguno está directamente relacionado con el movimiento por un gobierno abierto, las características de la gente que los dirige nos dice claramente que esa cultura está embebida en Raleigh, lo que se traduc<text:span text:style-name="T1010">e</text:span> muy fácilmente en el compromiso y la participación de la ciudadanía. De ello trataremos en el próximo capítulo.</text:p>
      <text:h text:style-name="P96" text:outline-level="1"/>
      <text:h text:style-name="P151"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P96" text:outline-level="1"/>
      <text:h text:style-name="encabezadoCapítulo" text:outline-level="1"><text:soft-page-break/></text:h>
      <text:h text:style-name="encabezadoCapítulo" text:outline-level="1"><text:bookmark-start text:name="__RefHeading__16479_260744453"/>Capítulo III: Puesta en <text:span text:style-name="T617">M</text:span>archa en Raleigh del Gobierno Abierto y <text:span text:style-name="T618">la Política de</text:span><text:span text:style-name="T340"> Datos Abiertos</text:span><text:bookmark-end text:name="__RefHeading__16479_260744453"/></text:h>
      <text:p text:style-name="P67">Raleigh no ha sido la primera ciudad cuyo Ayuntamiento ha aprobado una <text:span text:style-name="T450">r</text:span>esolución para establecer un gobierno abierto, ni será la última. <text:span text:style-name="T619">S</text:span>in embargo, con un proyecto sólido por el gobierno abierto y un<text:span text:style-name="T611">a hoja de ruta</text:span>, Raleigh está haciendo grandes grandes avances, y si eso se combina con la mentali­dad abierta que existe en la ciudad, estoy seguro que muy pronto Raleigh será una de las <text:span text:style-name="T619">c</text:span>iudades <text:span text:style-name="T619">l</text:span>íderes en lo referen­te al movimiento por un gobierno abierto.</text:p>
      <text:p text:style-name="P23">Para captar la atención de un <text:span text:style-name="T620">c</text:span>oncejal de cualquier Ayuntamiento, sólo hay que pronunciar las palabras mágicas: “creación de puestos de trabajo”. <text:span text:style-name="T619">Pero </text:span>aunque se emplee mu­cho tiempo y esfuerzo en explicarles los principios y los valo­res del <text:span text:style-name="T341">código abierto</text:span>, no hay garantía de que se les encienda la bombilla.</text:p>
      <text:p text:style-name="P23"><text:span text:style-name="T619">Empleando, incluso,</text:span> la analogía de la receta de cocina descrita anteriormente, todavía habrá gente que no vea la co­nexión entre una resolución por un gobierno abierto y el de­sarrollo económico. Pero ya hablaremos más sobre creación de empleo e innovación en el <text:span text:style-name="T611">c</text:span>apítulo V.</text:p>
      <text:p text:style-name="P23"><text:span text:style-name="T621">En este capítulo comentaremos lo que Raleigh ha con­seguido en los últimos dos años en los dos frentes, el gobierno abierto y </text:span><text:span text:style-name="T622">los </text:span><text:span text:style-name="T623">d</text:span><text:span text:style-name="T622">atos </text:span><text:span text:style-name="T623">a</text:span><text:span text:style-name="T622">biertos</text:span><text:span text:style-name="T621">. Por mi parte </text:span><text:span text:style-name="T624">soy</text:span><text:span text:style-name="T621"> muy optimista </text:span><text:soft-page-break/><text:span text:style-name="T621">en relación con el futuro, pero primero veamos lo que se ha logrado hasta hoy.</text:span></text:p>
      <text:h text:style-name="P76" text:outline-level="2"><text:bookmark-start text:name="__RefHeading__17077_640048308"/>1.<text:span text:style-name="T790">-</text:span> ¿Cómo se puede conseguir <text:span text:style-name="T1028">que</text:span> un <text:span text:style-name="T1028">A</text:span>yuntamiento <text:span text:style-name="T597">apruebe</text:span> una normativa para un <text:span text:style-name="T450">g</text:span>obierno <text:span text:style-name="T450">a</text:span>bierto?<text:note text:id="ftn23" text:note-class="footnote"><text:note-citation>23</text:note-citation><text:note-body><text:p text:style-name="P59">Adaptado de “<text:span text:style-name="T96">How to get your city to pass an open government policy</text:span>”, <text:span text:style-name="T1019">©</text:span> 2012 <text:span text:style-name="T96">opensource.com</text:span>, publicado bajo licencia <text:span text:style-name="T166">Creative Commons Attribution-ShareAlike 3.0 Unported</text:span><text:span text:style-name="T386">.</text:span></text:p></text:note-body></text:note><text:bookmark-end text:name="__RefHeading__17077_640048308"/></text:h>
      <text:p text:style-name="P67"><text:span text:style-name="T621">El 7 de febrero de 2012, el Consejo Municipal de la </text:span><text:span text:style-name="T622">C</text:span><text:span text:style-name="T621">iudad de Raleigh aprobó por unanimidad una Resolución para adoptar una forma de gobierno abierto, promoviendo el uso de software </text:span><text:span text:style-name="T622">de código abierto </text:span><text:span text:style-name="T621">y </text:span><text:span text:style-name="T622">la política de datos abiertos</text:span><text:span text:style-name="T621">. </text:span></text:p>
      <text:p text:style-name="P23">La Resolución implica que se redacten <text:span text:style-name="T620">las Peticiones de Propuestas</text:span>, de manera que los programas informáticos <text:span text:style-name="T620">de có­digo abierto </text:span>tengan las mismas posibilidades que lo<text:span text:style-name="T791">s</text:span> progra­mas <text:span text:style-name="T619">con licencia</text:span>, o <text:span text:style-name="T620">privativos</text:span>, que se estaban comprando has­ta ahora. De igual manera, la Resolución establece que se cree una base de datos que cumpla con los principios <text:span text:style-name="T341">la polí­tica de datos abiertos</text:span>, para albergar toda la información dis­ponible de la ciudad. </text:p>
      <text:p text:style-name="P23">Aunque Raleigh no fue la primera ciudad en aprobar una normativa para la promoción de una forma de gobierno abierto, sí puede ser la primera en proporcionar un modelo que puede ayudar a otras ciudades a aprobar, con mayor ra­pidez, sus propias iniciativas por la Apertura.</text:p>
      <text:p text:style-name="P23"><text:soft-page-break/><text:span text:style-name="T621">El principal objetivo a alcanzar es asegurarse que los </text:span><text:span text:style-name="T625">c</text:span><text:span text:style-name="T621">oncejales </text:span><text:span text:style-name="T625">conozcan</text:span><text:span text:style-name="T621"> y </text:span><text:span text:style-name="T625">entiendan </text:span><text:span text:style-name="T621">la filosofía </text:span><text:span text:style-name="T626">del código abier­to</text:span><text:span text:style-name="T621">. Y no estamos hablando de cómo crear software usando del modelo de desarrollo </text:span><text:span text:style-name="T626">de programas informáticos con código abierto</text:span><text:span text:style-name="T621">, ni de tipos de licencias de cesión del uso de</text:span><text:span text:style-name="T625">l mismo</text:span><text:span text:style-name="T621">, ni de cómo desarrollar </text:span><text:span text:style-name="T627">empresas </text:span><text:span text:style-name="T626">basadas en la comercializa­ción de ese tipo de software</text:span><text:span text:style-name="T621">. Nos estamos refiriendo a los fun­damentos del </text:span><text:span text:style-name="T626">código abierto</text:span><text:span text:style-name="T621">: transparencia, colaboración, meritocracia y al ensayo </text:span><text:span text:style-name="T625">temprano</text:span><text:span text:style-name="T621"> de propuestas. A veces la política pública puede carecer incluso de lo básico: </text:span><text:span text:style-name="T625">disposi­ción a</text:span><text:span text:style-name="T621"> compartir.</text:span></text:p>
      <text:p text:style-name="P23">Cuando, dos semanas antes de pasarla <text:span text:style-name="T792">por el </text:span>Pleno del Ayuntamiento de Raleigh, la Resolución fue aprobada por el Comité de Informática y Comunicaciones, los <text:span text:style-name="T793">c</text:span>oncejales par­tidarios del gobierno abierto estaban encantados, y quisieron conocerla mejor. Querían saber cómo funcionaría la Resolu­ción planteada y <text:span text:style-name="T793">de qué manera</text:span> podrían copiarla otras ciuda­des.</text:p>
      <text:p text:style-name="P23">Pedí al concejal Gaylord Bonner, Presidente del Comité de Informática y Comunicaciones que me contara cómo se ha­bía desarrollado el proceso para llegar hasta aquí con éxito y qué dificultades había tenido que afrontar. En línea con el es­píritu <text:span text:style-name="T342">del código abierto</text:span>, Gaylor estuvo feliz de compartir su aventura con nosotros. Por mi parte espero que esta narración ayude a defender el <text:span text:style-name="T342">código abierto</text:span> en otros <text:soft-page-break/>municipios.</text:p>
      <text:p text:style-name="P24">¿Por qué Raleigh intenta implantar una política <text:span text:style-name="T792">a</text:span>biert<text:span text:style-name="T792">a</text:span> de <text:span text:style-name="T792">go</text:span>bierno?</text:p>
      <text:p text:style-name="P23">Raleigh pretende adoptar el <text:span text:style-name="T793">código abierto </text:span>como una ampliación de los pilares básicos de la estructura de su Go­bierno, esto es: completa transparencia y apertura. Los <text:span text:style-name="T792">g</text:span>o­biernos <text:span text:style-name="T792">d</text:span>emocráticos, cuando lo son de verdad, siempre han tenido los ideales del <text:span text:style-name="T793">código abierto </text:span>en el corazón de su es­tructura básica. El organigrama básico de un <text:span text:style-name="T792">g</text:span>obierno <text:span text:style-name="T792">d</text:span>emo­crático se rige por lo siguiente: <text:span text:style-name="T611">l</text:span>os ciudadanos, que están en la cúspide de la estructura, contratan a los <text:span text:style-name="T792">d</text:span>irectivos o <text:span text:style-name="T792">r</text:span>es­ponsables de la <text:span text:style-name="T792">g</text:span>estión <text:span text:style-name="T792">m</text:span>unicipal a través del proceso electo­ral.</text:p>
      <text:p text:style-name="P23">Estos <text:span text:style-name="T792">r</text:span>esponsables elegidos en las urnas, contratan a su vez a los técnicos que desarrollan los diferentes trabajos. En esta estructura organizativa los ciudadanos son los jefes, y los jefes tiene derecho a saber todo lo que está ocurriendo en su organización. Fuera de las áreas obvias, aunque a veces no lo sean tanto, el Gobierno debería hacer todo de forma abierta y transparente, proporcionando a los ciudadanos (sus jefes) la mayor cantidad de información posible.</text:p>
      <text:p text:style-name="P23"><text:span text:style-name="T96">¿Por qué los </text:span><text:span text:style-name="T168">g</text:span><text:span text:style-name="T96">obiernos de otras ciudades deberían hacer lo mismo?</text:span></text:p>
      <text:p text:style-name="P23">En otras ciudades deberían hacer lo mismo por muchas <text:soft-page-break/>razones, por ejemplo para:</text:p>
      <text:list xml:id="list8914418750936563974" text:style-name="L8">
        <text:list-item>
          <text:p text:style-name="P122">Demostrar a sus ciudadanos-jefes que está haciendo su trabajo y haciendo lo posible para dar respuesta a sus necesidades.</text:p>
        </text:list-item>
        <text:list-item>
          <text:p text:style-name="P122">Mostrar toda la información y los métodos de trabajo ya que nunca se sabe si los ciudadanos-jefes pueden tener una idea interesante para hacer las cosas mejor, o pueden aportar una buena sugerencia.</text:p>
        </text:list-item>
        <text:list-item>
          <text:p text:style-name="P122">La <text:span text:style-name="T793">a</text:span>pertura hace que los ciudadanos se sientan cómo­dos y adquieran sentido de <text:span text:style-name="T793">propiedad</text:span>. Hay una mayor probabilidad de que se comprometan y estén más sa­tisfechos si se sienten dueños y orgullosos de esa <text:span text:style-name="T793">pro­piedad</text:span>.</text:p>
        </text:list-item>
      </text:list>
      <text:p text:style-name="P24">¿Cómo se empieza en una <text:span text:style-name="T611">c</text:span>iudad?</text:p>
      <text:p text:style-name="P23">Simplemente tirando del carro... No importa si lo hace un político, un ciudadano o un funcionario de la organización municipal, lo importante es poner una <text:span text:style-name="T793">r</text:span>esolución encima de la mesa y ver hasta d<text:span text:style-name="T793">ó</text:span>nde llegamos.</text:p>
      <text:p text:style-name="P24">¿Es necesaria la colaboración del personal del Departa­mento de Tecnología de la Información?</text:p>
      <text:p text:style-name="P23"><text:span text:style-name="T621">Es absolu</text:span><text:span text:style-name="T625">t</text:span><text:span text:style-name="T621">amente necesaria la colaboración del perso­nal </text:span><text:span text:style-name="T628">de </text:span><text:span text:style-name="T629">ese</text:span><text:span text:style-name="T621"> </text:span><text:span text:style-name="T626">D</text:span><text:span text:style-name="T621">epartamento para que el tema funcione. Si no es­tamos todos subidos al barco tendremos muy pocas posibili­</text:span><text:soft-page-break/><text:span text:style-name="T621">dades de avanzar de forma positiva. Todavía hay mucho mie­do en asumir el </text:span><text:span text:style-name="T630">método</text:span><text:span text:style-name="T621"> </text:span><text:span text:style-name="T626">del código abierto</text:span><text:span text:style-name="T739"> </text:span><text:span text:style-name="T621">por parte de las personas que no están familiarizadas con esa forma de traba­jar y con los cocimientos y medios informáticos que </text:span><text:span text:style-name="T626">utiliza­mos</text:span><text:span text:style-name="T621">, </text:span><text:span text:style-name="T626">y </text:span><text:span text:style-name="T621">si se desea sabotear una iniciativa </text:span><text:span text:style-name="T626">de código abierto</text:span><text:span text:style-name="T739"> </text:span><text:span text:style-name="T621">cualquier miembro del Departamento puede hacerla fracasar fácilmente. </text:span></text:p>
      <text:p text:style-name="P24">¿Cómo le explicó a los políticos lo que es el sistema <text:span text:style-name="T793">del có­digo abierto</text:span>?</text:p>
      <text:p text:style-name="P23">Hablándoles en términos muy sencillos. Una buena ana­logía que supuso el momento de revelación para <text:span text:style-name="T794">alguno</text:span> de los concejales fue el de la receta para hacer galletas. Efectiva­mente todos habían visto cómo la receta de las galletas de sus abuelas iba transmitiéndose a lo largo del tiempo.</text:p>
      <text:p text:style-name="P23">Bien, ¿prefieres tener una galleta o la receta para hacer galletas? Obviamente, prefieres tener la receta porque así puedes hacer tus propias galletas, pero además, puedes modi­ficarlas, hacerlas mejor, añadirles nueces… o lo que más te guste. Es<text:span text:style-name="T795">o</text:span> es sencillamente lo que significa <text:span text:style-name="T793">a</text:span>pertura.</text:p>
      <text:h text:style-name="P76" text:outline-level="2"/>
      <text:h text:style-name="P76" text:outline-level="2"/>
      <text:h text:style-name="P76" text:outline-level="2"/>
      <text:h text:style-name="P76" text:outline-level="2"><text:bookmark-start text:name="__RefHeading__17079_640048308"/><text:soft-page-break/>2.<text:span text:style-name="T790">-</text:span> Resolución aprobada por el Ayuntamiento de Raleigh por un <text:span text:style-name="T450">g</text:span>obierno <text:span text:style-name="T450">a</text:span>bierto y su <text:span text:style-name="T793">h</text:span>oja de <text:span text:style-name="T793">r</text:span>uta.<text:note text:id="ftn24" text:note-class="footnote"><text:note-citation>24</text:note-citation><text:note-body><text:p text:style-name="P59">Adaptado de “<text:span text:style-name="T96">How to get your city to pass an open government policy”</text:span> <text:span text:style-name="T1019">©</text:span> 2012 <text:span text:style-name="T96">opensource.com</text:span>, publicado bajo una licencia <text:span text:style-name="T166">Creative Commons Attribution-ShareAlike 3.0 Unported</text:span><text:span text:style-name="T386">.</text:span></text:p></text:note-body></text:note><text:bookmark-end text:name="__RefHeading__17079_640048308"/></text:h>
      <text:p text:style-name="P67">Ahora veremos el texto oficial de la “Resolución por un Go­bierno Abierto” del Ayuntamiento de Raleigh a la que se refe­ría el concejal Gaylord, aunque en la web se pueden encon­trar otros ejemplos de <text:span text:style-name="T793">r</text:span>esoluciones aprobadas por otros <text:span text:style-name="T794">a</text:span>yun­tamientos.</text:p>
      <text:p text:style-name="P23">Si alguien está pensando en proponer una <text:span text:style-name="T793">r</text:span>esolución de este tipo en su propia ciudad, puede elegir un modelo como el de Raleigh, por ejemplo, como punto de partida, y cambiar lo que le parezca oportuno para adaptarla a lo que crea que su ciudad necesita. También es importante tener una hoja de ruta o al menos un par de hitos a alcanzar una vez que se ten­ga la <text:span text:style-name="T793">r</text:span>esolución aprobada, a fin de saber dónde se quiere lle­gar. Es fantástico tener aprobada una <text:span text:style-name="T793">r</text:span>esolución pero si no se sabe dónde se quiere ir, habrá muchas dificultades para que la <text:span text:style-name="T793">r</text:span>esolución se consolide y alcance el resultado deseado.</text:p>
      <text:p text:style-name="P23">Incluimos a continuación el texto de la <text:span text:style-name="T793">r</text:span>esolución apro­bada por el Ayuntamiento de Raleigh así como el plan de ac­tuación <text:span text:style-name="T796">que</text:span> Gail Roper, Jefa de la Oficina de Tecnología de la Información de dicho Ayuntamiento, presentó para su apro­bación al Pleno Municipal.</text:p>
      <text:p text:style-name="P68"><text:soft-page-break/>OPEN SOURCE GOVERNMENT RESOLUTION</text:p>
      <text:p text:style-name="P67">RESOLUCIÓN NO. (2011)</text:p>
      <text:p text:style-name="P23">RESOLUCIÓN QUE MANIFIESTA LA INTENCIÓN DEL AYUNTAMIENTO DE CREAR UN GOBIERNO ABIERTO PARA FOMENTAR EL USO DE SISTEMAS <text:span text:style-name="T793">DE CÓDIGO ABIERTO</text:span> Y GARANTIZAR EL ACCESO LIBRE Y ABIERTO A LOS DATOS PÚBLICOS</text:p>
      <text:p text:style-name="P23">CONSIDERANDO que la Ciudad de Raleigh se compro­mete a utilizar la tecnología para fomentar una forma de go­bierno abierto, transparente y accesible; y</text:p>
      <text:p text:style-name="P23">CONSIDERANDO que compartiendo libremente la in­formación, la ciudad de Raleigh pretende encontrar nuevas oportunidades para el desarrollo económico, el comercio, el aumento de la inversión y el compromiso cívico; y</text:p>
      <text:p text:style-name="P23">CONSIDERANDO que la adopción de procedimientos abiertos mejora la transparencia, el acceso a información pú­blica y así como la coordinación y la eficiencia entre las orga­nizaciones públicas, las organizaciones sin ánimo de lucro y las pertenecientes al sector privado; y</text:p>
      <text:p text:style-name="P23">CONSIDERANDO que las características de los progra­mas informáticos <text:span text:style-name="T793">de código abierto </text:span>permiten facilitar las eva­luaciones comparativas y trabajar con transparencia a la hora de crear un conjunto de programas de calidad, seguros y compatibles, y además hacerlo de forma rápida y con bajo <text:soft-page-break/>coste; y</text:p>
      <text:p text:style-name="P23">CONSIDERANDO que la Ciudad de Raleigh tiene como objetivo fomentar una comunidad de programadores de software que desarrolle aplicaciones informáticas y herra­mientas para recoger, organizar y compartir datos públicos con métodos nuevos e innovadores que beneficien tanto a los ciudadanos como al Gobierno de la Ciudad;</text:p>
      <text:p text:style-name="P23">AHORA, Y EN CONSECUENCIA, EL CONSEJO MUNICIPAL DE LA CIUDAD DE RALEIGH RESUELVE:</text:p>
      <text:p text:style-name="P23">Artículo 1. Que el Departamento de Tecnología de la Información de la Ciudad de Raleigh establecerá un sistema abierto de compras, que incluirá especificaciones en l<text:span text:style-name="T796">a</text:span>s futu­r<text:span text:style-name="T796">a</text:span>s <text:span text:style-name="T797">Solicitudes de Propuestas</text:span> (<text:span text:style-name="T96">RFP</text:span>, <text:span text:style-name="T96">Requests for Proposals</text:span>) para fomentar soluciones tecnológicas bajo un modelo de li­cenciamiento <text:span text:style-name="T342">de código abierto</text:span> con <text:span text:style-name="T797">el cual</text:span> se puedan almace­nar y exponer datos públicos usando protocolos abiertos y es­tandarizados.</text:p>
      <text:p text:style-name="P23">Artículo 2. La Ciudad de Raleigh establecerá un <text:span text:style-name="T96">website</text:span> <text:span text:style-name="T793">con</text:span> <text:span text:style-name="T342">datos abiertos</text:span> en <text:span text:style-name="T96">www.raleighnc.gov/open</text:span> que servirá como catálogo de datos de la <text:span text:style-name="T793">c</text:span>iudad disponibles en formatos abiertos.</text:p>
      <text:p text:style-name="P23">Hoja de <text:span text:style-name="T793">r</text:span>uta para las próximas etapas:</text:p>
      <text:p text:style-name="P85"><text:span text:style-name="T621">1. Próximas etapas en la implantación del </text:span><text:span text:style-name="T631">s</text:span><text:span text:style-name="T621">istema </text:span><text:span text:style-name="T626">de datos abiertos</text:span><text:span text:style-name="T621">: Respuesta del </text:span><text:span text:style-name="T626">p</text:span><text:span text:style-name="T621">ersonal del Ayuntamien­</text:span><text:soft-page-break/><text:span text:style-name="T621">to</text:span></text:p>
      <text:list xml:id="list1348024316361044975" text:style-name="L9">
        <text:list-item>
          <text:p text:style-name="P146">Continuar obteniendo auspicio ejecutivo</text:p>
        </text:list-item>
        <text:list-item>
          <text:p text:style-name="P146">Definir los recursos necesarios</text:p>
        </text:list-item>
        <text:list-item>
          <text:p text:style-name="P146">Establecer un Modelo de Gobernanza</text:p>
        </text:list-item>
      </text:list>
      <text:p text:style-name="P85"><text:span text:style-name="T621">2. Preparación del </text:span><text:span text:style-name="T631">s</text:span><text:span text:style-name="T621">istema </text:span><text:span text:style-name="T626">de datos abiertos</text:span></text:p>
      <text:list xml:id="list571159694220869116" text:style-name="L10">
        <text:list-item>
          <text:p text:style-name="P147">Establecer el <text:span text:style-name="T793">c</text:span>atálogo</text:p>
        </text:list-item>
        <text:list-item>
          <text:p text:style-name="P147"><text:span text:style-name="T621">Creación de normativa para </text:span><text:span text:style-name="T626">la política de da­tos abiertos</text:span><text:span text:style-name="T740"> </text:span><text:span text:style-name="T621">(cómo determinar qué datos pue­den o va</text:span><text:span text:style-name="T632">n</text:span><text:span text:style-name="T621"> a ser publicados, priorización, for­matos, procesos internos, titularidad, etc.)</text:span></text:p>
        </text:list-item>
        <text:list-item>
          <text:p text:style-name="P147">Selección de <text:span text:style-name="T798">programas para el</text:span> catálogo</text:p>
        </text:list-item>
        <text:list-item>
          <text:p text:style-name="P147">Puesta en marcha del <text:span text:style-name="T793">p</text:span>royecto</text:p>
        </text:list-item>
        <text:list-item>
          <text:p text:style-name="P147"><text:span text:style-name="T621">Integración con la comunidad </text:span><text:span text:style-name="T633">favorable a los datos abiertos</text:span><text:span text:style-name="T739"> </text:span><text:span text:style-name="T621">de Raleigh</text:span></text:p>
        </text:list-item>
      </text:list>
      <text:p text:style-name="P85"><text:span text:style-name="T621">3. </text:span><text:span text:style-name="T633">Código Abierto</text:span></text:p>
      <text:list xml:id="list2880576879589275220" text:style-name="L11">
        <text:list-item>
          <text:p text:style-name="P148"><text:span text:style-name="T621">Definir unas normas de procedimiento interno con los criterios </text:span><text:span text:style-name="T632">para la</text:span><text:span text:style-name="T621"> evaluación y </text:span><text:span text:style-name="T632">la </text:span><text:span text:style-name="T621">se­lección de software</text:span><text:span text:style-name="T739"> </text:span><text:span text:style-name="T633">de código abierto</text:span></text:p>
        </text:list-item>
        <text:list-item>
          <text:p text:style-name="P148"><text:span text:style-name="T621">Hacer un inventario de software y protocolos </text:span><text:span text:style-name="T633">de código abierto</text:span><text:span text:style-name="T621"> disponibles</text:span></text:p>
        </text:list-item>
        <text:list-item>
          <text:p text:style-name="P148">Crear un marco de trabajo para que el Ayunta­miento de Raleigh pueda actuar como produc­<text:soft-page-break/>tor de software <text:span text:style-name="T343">de código abierto</text:span>, en el que se establezcan modelos que recojan las condicio­nes en las que se van a ceder los usos del software desarrollado, se disponga de un espa­cio de almacenamiento o repositorio en la red de<text:span text:style-name="T799">l </text:span>código <text:span text:style-name="T799">fuente</text:span> desarrollado, etc. </text:p>
        </text:list-item>
      </text:list>
      <text:p text:style-name="P85">4. Participación de los <text:span text:style-name="T800">c</text:span>iudadanos: Popularizar el <text:span text:style-name="T800">p</text:span>ro­yecto.</text:p>
      <text:list xml:id="list3284782571711367005" text:style-name="L12">
        <text:list-item>
          <text:p text:style-name="P149">Colectivos ciudadanos</text:p>
        </text:list-item>
        <text:list-item>
          <text:p text:style-name="P150"><text:span text:style-name="T801">Conexión entre los programas de desarrollo ju­venil y </text:span>la comunidad por un gobierno abierto.</text:p>
        </text:list-item>
        <text:list-item>
          <text:p text:style-name="P150"><text:span text:style-name="T801">Conexión entre la </text:span>comunidad <text:span text:style-name="T801">de emprendedo­res y los </text:span>colectivos interesados en apoyar un gobierno abierto</text:p>
        </text:list-item>
        <text:list-item>
          <text:p text:style-name="P149">Importancia del acceso de banda ancha para que todo esto sea de utilidad</text:p>
        </text:list-item>
      </text:list>
      <text:p text:style-name="P27">***</text:p>
      <text:p text:style-name="P23">En abril del 2012, el Ayuntamiento de Raleigh aprobó una resolución asignando 35.000 € para la elaboración del catálogo <text:span text:style-name="T343">de datos abiertos</text:span>. Fue un paso audaz que al menos aseguraba que el camino estaba iniciado. Había que asegurar que el portal <text:span text:style-name="T343">de datos abiertos</text:span> se hiciese realidad.</text:p>
      <text:p text:style-name="P23">Dos <text:span text:style-name="T800">c</text:span>oncejales votaron en contra de que la iniciativa <text:soft-page-break/>tuviera un carácter prioritario en el presupuesto del Ayunta­miento. En mi opinión esta postura <text:span text:style-name="T802">negativa</text:span> no fue debid<text:span text:style-name="T800">a</text:span> a que estuvieran en contra de la iniciativa sino a la forma en que se había presentado para su aprobación.</text:p>
      <text:p text:style-name="P23">Normalmente el Director General del Ayuntamiento presenta al Con<text:span text:style-name="T803">s</text:span>ejo un presupuesto para su deliberación. En este caso los miembros del Consejo solicitaron al Director Ge­neral que incluyera los fondos que hemos mencionado en la siguiente propuesta de presupuesto pero con carácter priorita­rio y no por el procedimiento normal. De acuerdo con lo que yo sé de este Ayuntamiento, este tipo de priorización no ha­bía ocurrido en los últimos diez años. Y fue fantástico ver como los <text:span text:style-name="T800">c</text:span>oncejales elegidos por la ciudadanía, estaban apo­yando de <text:span text:style-name="T802">esa forma</text:span> unos fondos tan necesarios para hacer de Raleigh una <text:span text:style-name="T803">c</text:span>iudad <text:span text:style-name="T803">a</text:span>bierta.</text:p>
      <text:h text:style-name="P76" text:outline-level="2"><text:bookmark-start text:name="__RefHeading__17081_640048308"/>3.<text:span text:style-name="T790">-</text:span> Una <text:span text:style-name="T435">c</text:span><text:span text:style-name="T344">iudad de código abierto</text:span> se pone en marcha: La plataforma web <text:span text:style-name="T96">Open Raleigh</text:span><text:span text:style-name="T804"><text:note text:id="ftn25" text:note-class="footnote"><text:note-citation>25</text:note-citation><text:note-body><text:p text:style-name="P60">Adaptado de “<text:span text:style-name="T96">An open source city takes shape: Open, online tools and data”</text:span> <text:span text:style-name="T1019">©</text:span> 2012 <text:span text:style-name="T96">opensource.com</text:span>, publicado bajo licencia <text:span text:style-name="T166">Creative Commons Attribution-ShareAlike 3.0 Unported</text:span><text:span text:style-name="T386">.</text:span></text:p></text:note-body></text:note></text:span><text:bookmark-end text:name="__RefHeading__17081_640048308"/></text:h>
      <text:p text:style-name="P67"><text:span text:style-name="T621">El gobierno abierto de la </text:span><text:span text:style-name="T623">c</text:span><text:span text:style-name="T621">iudad de Raleigh se apuntó otra victoria cuando el 11 de </text:span><text:span text:style-name="T633">m</text:span><text:span text:style-name="T621">ayo de 2012 anunció la puesta en marcha de </text:span><text:span text:style-name="T739">Open Raleigh</text:span><text:span text:style-name="T621">. </text:span></text:p>
      <text:p text:style-name="P23"><text:span text:style-name="T739">Open Raleigh</text:span><text:span text:style-name="T765"> es un una plataforma </text:span><text:span text:style-name="T739">online</text:span><text:span text:style-name="T765"> con informa­</text:span><text:soft-page-break/><text:span text:style-name="T765">ción en formato abierto, </text:span><text:span text:style-name="T779">con aplicaciones web </text:span><text:span text:style-name="T780">y</text:span><text:span text:style-name="T779"> móviles, </text:span><text:span text:style-name="T765">así como </text:span><text:span text:style-name="T766">enlaces</text:span><text:span text:style-name="T765"> a </text:span><text:span text:style-name="T766">otras </text:span><text:span text:style-name="T765">organizaciones y canales de participa­ción. Todo ello forma parte de la estrategia de Raleigh enfo­cada a la transparencia, la colaboración y la mejora del acce­so a la información. </text:span></text:p>
      <text:p text:style-name="P23"><text:span text:style-name="T680">Est</text:span><text:span text:style-name="T681">a</text:span><text:span text:style-name="T680"> fue la primera prueba del trabajo que se empezó a hacer para la aplicación de la </text:span><text:span text:style-name="T682">r</text:span><text:span text:style-name="T680">esolución </text:span><text:span text:style-name="T682">de código abierto</text:span><text:span text:style-name="T754"> </text:span><text:span text:style-name="T680">que aprobó por unanimidad el Pleno del Ayuntamiento de la </text:span><text:span text:style-name="T682">c</text:span><text:span text:style-name="T680">iudad, en </text:span><text:span text:style-name="T682">f</text:span><text:span text:style-name="T680">ebrero del 2012.</text:span></text:p>
      <text:p text:style-name="P23"><text:span text:style-name="T634">Formando parte del anuncio de </text:span><text:span text:style-name="T741">Open Raleigh</text:span><text:span text:style-name="T634">, la ciudad incluyó un sistema de </text:span><text:span text:style-name="T741">feedback</text:span><text:span text:style-name="T634"> </text:span><text:span text:style-name="T741">online</text:span><text:span text:style-name="T634">: </text:span><text:span text:style-name="T741">My Raleigh Ideas!</text:span><text:span text:style-name="T634"> Se trata de un servicio de colaboración con el público para soli­citar ideas sobre los próximos proyectos y nuevas actuacio­nes.</text:span></text:p>
      <text:p text:style-name="P23">La primera cuestión que el Ayuntamiento planteó fue conocer la opinión de los ciudadanos acerca de qué tipo de información y en qué formato consideraban prioritario dispo­ner de ella, con el fin de establecer la estrategia a seguir con el sistema <text:span text:style-name="T343">de datos abiertos</text:span>.</text:p>
      <text:p text:style-name="P23">Para lograr el mayor provecho <text:span text:style-name="T805">de</text:span> trabajar de acuerdo con el <text:span text:style-name="T435">método</text:span> <text:span text:style-name="T343">del código abierto</text:span> hay que basarse en el esta­blecimiento de una estrategia <text:span text:style-name="T343">de datos abiertos</text:span> de común acuerdo con los ciudadanos y otros agentes económicos y so­ciales implicados en la ciudad. El personal del Ayuntamiento <text:soft-page-break/>“debe comprometerse con los grupos de ciudadanos, <text:span text:style-name="T805">los pro­gramas de desarrollo juvenil</text:span>, los empresarios y los emprende­dores para diseñar una estrategia <text:span text:style-name="T343">de datos abiertos</text:span>”, de acuerdo con lo que se establece en la página principal de<text:span text:style-name="T800">l si­tio web</text:span> <text:span text:style-name="T96">Open Raleigh</text:span>,.</text:p>
      <text:p text:style-name="P23">La estrategia de una ciudad <text:span text:style-name="T122">de código abierto</text:span> se basa en una permanente colaboración con los ciudadanos. <text:span text:style-name="T805">R</text:span>ecoger <text:span text:style-name="T805">su </text:span>opinión a través de los <text:span text:style-name="T800">c</text:span>oncejales, de los funcionarios munici­pales, y de los grupos sociales como los Comités <text:span text:style-name="T805">Asesores de </text:span>Ciudadanos, ya es parte de la cultura <text:span text:style-name="T800">de código abierto </text:span>de Raleigh.</text:p>
      <text:p text:style-name="P23">En la página <text:span text:style-name="T96">Open Raleigh</text:span> hay, además, <text:span text:style-name="T805">distintas</text:span> solu­ciones informáticas que permiten plantear y/o resolver dife­rentes temas. Ha sido una estrategia formidable <text:span text:style-name="T805">i</text:span>r mejorando la operatividad de la página día a día, en lugar de esperar que todo estuviera a punto para situarla en la web. Este es el con­cepto de “actúa cuanto antes y corrige con frecuencia” que también forma parte del <text:span text:style-name="T435">método</text:span> <text:span text:style-name="T343">del código abierto</text:span>.</text:p>
      <text:p text:style-name="P23">En nuestra opinión, los <text:span text:style-name="T800">g</text:span>obiernos <text:span text:style-name="T800">m</text:span>unicipales no deben dedicarse a desarrollar programas <text:span text:style-name="T805">para</text:span> resolver problemas in­formáticos que ya están resueltos, sería una redundancia. ¿Por qué empeñarse en volver a inventar la rueda cuando uno puede suscribirse a un flujo incesante de programa<text:span text:style-name="T805">s</text:span> y ac­tualizaciones o bien implantar <text:span text:style-name="T806">una </text:span>soluci<text:span text:style-name="T806">ón que ya ha resuel­to antes el problema tecnológico entre manos</text:span>? Por <text:span text:style-name="T805">eso </text:span>aplau­<text:soft-page-break/>dimos la actitud del Ayuntamiento de Raleigh <text:span text:style-name="T802">que </text:span>está cons­truyendo su plataforma <text:span text:style-name="T96">Open Raleigh</text:span> usando programas y <text:span text:style-name="T805">componentes de software </text:span><text:span text:style-name="T343">de código abierto</text:span> intercambiables ya existentes. También está utilizando con éxito diferentes tecnologías, con un enfoque estratégico para crear una solu­ción <text:span text:style-name="T343">de datos abiertos</text:span> amplia y consistente, integrada en la plataforma municipal <text:span text:style-name="T96">Open Raleigh</text:span>.</text:p>
      <text:p text:style-name="P23">Veamos algunos de los componentes informáticos que se están usando en dicha plataforma. </text:p>
      <text:h text:style-name="P79" text:outline-level="3"><text:bookmark-start text:name="__RefHeading__17083_640048308"/>3.1.<text:span text:style-name="T790">-</text:span> <text:span text:style-name="T96">ESRI</text:span> y <text:span text:style-name="T96">Socrata</text:span> potencian <text:span text:style-name="T161">Open Raleigh</text:span><text:bookmark-end text:name="__RefHeading__17083_640048308"/></text:h>
      <text:p text:style-name="P67"><text:span text:style-name="T96">ESRI geoportal server</text:span> es una aplicación informática <text:span text:style-name="T800">de código abierto </text:span>que permite la búsqueda, el uso y la publicación de bases de datos como recursos geoespaciales. Permite descar­gas personalizadas de datos a través del uso de una interfaz basada en mapas. <text:span text:style-name="T96">ESRI</text:span> también se usa a nivel <text:span text:style-name="T497">de condado</text:span> y <text:span text:style-name="T497">de</text:span> <text:span text:style-name="T497">estado</text:span>, lo que hace que la búsqueda sea fluida. Ciudada­nos, programadores y empresas pueden superponer <text:span text:style-name="T806">práctica­mente</text:span> 100 capas geoespaciales disponibles a través de este geoportal.</text:p>
      <text:p text:style-name="P23">Como complemento, el Ayuntamiento de Raleigh <text:s/>anunció <text:span text:style-name="T800">en </text:span>marzo de 2013 la implementación de la versión beta de <text:span text:style-name="T96">Socrata </text:span><text:span text:style-name="T303">en su plataforma </text:span><text:span text:style-name="T96">Open Raleigh </text:span>.</text:p>
      <text:p text:style-name="P23"><text:span text:style-name="T96">Socrata</text:span> es una empresa que suministra a organizaciones <text:soft-page-break/>gubernamentales un software para montar una <text:span text:style-name="T800">p</text:span>lataforma de <text:span text:style-name="T800">i</text:span>nformación <text:span text:style-name="T800">s</text:span>ocial y otras soluciones <text:span text:style-name="T343">de datos abiertos</text:span>. </text:p>
      <text:p text:style-name="P23">El software de <text:span text:style-name="T96">Socrata</text:span> se utiliza para albergar bases de datos y otras informaciones complejas, como datos geoespa­ciales y archivos heterogéneos, y poder transformarlos en in­formación fácilmente accesible y reutilizable. <text:span text:style-name="T806">P</text:span>ero lo más im­portante es que permite a los ciudadanos, en general, crear fácilmente representaciones gráficas de los datos. Esto hace que los datos <text:span text:style-name="T802">sean </text:span>más asequibles y más útiles para aquellos ciudadanos que no <text:span text:style-name="T800">quieren</text:span> leer largas columnas y filas de da­tos dentro de unas tablas.</text:p>
      <text:p text:style-name="P23">Con la puesta en servicio de la versión beta de <text:span text:style-name="T96">Socrata</text:span>, en el portal de información <text:span text:style-name="T96">Open Raleigh</text:span> se encuentran dispo­nibles datos relativos a delitos cometidos, a incendios ocurri­dos, información geoespacial útil para el sector inmobiliario, para las comunidades, sobre situación de aparcamiento, algu­nos datos económicos y sobre concesión de permisos y licen­cias. </text:p>
      <text:p text:style-name="P23">Con todo ello el personal del Departamento de Tecnolo­gía de la Información continúa trabajando con otros <text:span text:style-name="T800">d</text:span>eparta­mentos del Ayuntamiento para verificar las informaciones y poder añadir de forma conveniente, nuevas bases de datos que sean importantes para la ciudadanía de Raleigh.</text:p>
      <text:h text:style-name="P79" text:outline-level="3"/>
      <text:h text:style-name="P79" text:outline-level="3"><text:bookmark-start text:name="__RefHeading__17085_640048308"/><text:soft-page-break/>3.2.<text:span text:style-name="T790">-</text:span> <text:span text:style-name="T96">Granicus</text:span> potencia la participación ciudadana<text:bookmark-end text:name="__RefHeading__17085_640048308"/></text:h>
      <text:p text:style-name="P67"><text:span text:style-name="T680">La página </text:span><text:span text:style-name="T761">My Raleigh Ideas!</text:span><text:span text:style-name="T721">, d</text:span><text:span text:style-name="T680">entro de la plataforma munici­pal </text:span><text:span text:style-name="T754">Open Raleigh</text:span><text:span text:style-name="T680">, </text:span><text:span text:style-name="T721">utiliza el programa </text:span><text:span text:style-name="T761">CivicIdeas</text:span><text:span text:style-name="T721">, una aplica­ción </text:span><text:span text:style-name="T722">de código abierto</text:span><text:span text:style-name="T721"> de </text:span><text:span text:style-name="T761">Granicus</text:span><text:span text:style-name="T721">, para recibir ideas, suge­rencias y comentarios de los ciudadanos. </text:span></text:p>
      <text:p text:style-name="P23">El Ayuntamiento de Raleigh usó esta aplicación de <text:span text:style-name="T96">Granicus</text:span>, a modo de prueba, en su estrategia de implantación de su proyecto <text:span text:style-name="T343">de datos abiertos</text:span>, para comprobar la operati­vidad de su funcionamiento, al preguntarle a los ciudadanos qué tipo de datos de carácter general era prioritario para ellos y en qu<text:span text:style-name="T806">é</text:span> formato. </text:p>
      <text:p text:style-name="P23">Después de los resultados positivos de la prueba, esta aplicación fue incorporada definitivamente a la página <text:span text:style-name="T96">MyRaleigh Ideas!</text:span>, y se puso a disposición de los diversos <text:span text:style-name="T800">d</text:span>e­partamentos <text:span text:style-name="T800">m</text:span>unicipales para que lo utilizaran cuando <text:span text:style-name="T806">nece­sitasen</text:span> conocer la opinión de la ciudadanía sobre algún tema o proyecto concerniente a su área de actuación. </text:p>
      <text:h text:style-name="P79" text:outline-level="3"><text:bookmark-start text:name="__RefHeading__17087_640048308"/>3.3.<text:span text:style-name="T790">-</text:span> <text:span text:style-name="T96">GovDelivery</text:span> hace más eficaz el uso del <text:span text:style-name="T123">email</text:span>.<text:bookmark-end text:name="__RefHeading__17087_640048308"/></text:h>
      <text:p text:style-name="P67"><text:span text:style-name="T621">La aplicación </text:span><text:span text:style-name="T739">GovDelivery </text:span><text:span text:style-name="T621">ayuda a los </text:span><text:span text:style-name="T633">d</text:span><text:span text:style-name="T621">epartamentos </text:span><text:span text:style-name="T633">m</text:span><text:span text:style-name="T621">unici­pales a hacer más efectivas sus comunicaciones digitales con los ciudadanos. </text:span>Raleigh ha implementado una modalidad de suscripción para recibir información por correo electrónico, denominada <text:span text:style-name="T96">My Raleigh Subscriptions</text:span> que permite a los ciuda­<text:soft-page-break/>danos suscribirse y recibir información actualizada vía <text:span text:style-name="T124">email</text:span> desde los <text:span text:style-name="T800">d</text:span>epartamentos <text:span text:style-name="T800">m</text:span>unicipales de su elección, como por ejemplo, el de Parques y Zonas de Recreo. Esta aplicación está basada en un software de <text:span text:style-name="T96">GovDelivery</text:span>.</text:p>
      <text:p text:style-name="P23">Desde mi experiencia personal, este sistema me ha per­mitido evitar <text:span text:style-name="T807">la recepción de</text:span> un montón de correos electróni­cos duplicados remitidos desde los distintos <text:span text:style-name="T800">d</text:span>epartamentos <text:span text:style-name="T800">m</text:span>unicipales. Los ciudadanos podemos escoger entre una gran variedad de temáticas que van desde avisos sobre algún asun­to de nuestro interés a boletines electrónicos periódicos, des­de convocatorias de conferencias a nuevas publicaciones, des­de información sobre eventos a alertas de criminalidad y mu­chas más, y recibir, sólo una vez, la información que realmen­te nos interesa.</text:p>
      <text:h text:style-name="P79" text:outline-level="3"><text:bookmark-start text:name="__RefHeading__17089_640048308"/>3.4.<text:span text:style-name="T790">- </text:span><text:span text:style-name="T96">SeeClickFix</text:span>, una solución <text:span text:style-name="T96">Open311</text:span><text:bookmark-end text:name="__RefHeading__17089_640048308"/></text:h>
      <text:p text:style-name="P67"><text:span text:style-name="T739">SeeClickFix</text:span><text:span text:style-name="T765"> es una manera que tienen los ciudadanos de infor­mar de los problemas en su ciudad que no son de emergencia, tales como baches, pintadas en las paredes o aceras rotas.</text:span></text:p>
      <text:p text:style-name="P23"><text:soft-page-break/><text:span text:style-name="T765">Detrás de </text:span><text:span text:style-name="T739">SeeClickFix</text:span><text:span text:style-name="T765"> está el software </text:span><text:span text:style-name="T739">Open311</text:span><text:span text:style-name="T783"><text:note text:id="ftn26" text:note-class="footnote"><text:note-citation>26</text:note-citation><text:note-body><text:p text:style-name="P49"><text:span text:style-name="T96">Open 311</text:span> es un <text:span text:style-name="T298">software</text:span> <text:span text:style-name="T808">de </text:span>código abierto diseñado para facilitar la comunicación abierta y continua, entre los ciudadanos y los Gobier­nos y Organismos Oficiales. Es el <text:span text:style-name="T298">software de</text:span> base para la aplicación <text:span text:style-name="T96">SeeClickFix</text:span>. Los dígitos 311 aluden al número de teléfono gratuito que, en las ciudades de los Estados Unidos, está a disposición de los ciudadanos para comunicar problemas de la ciudad que no sean de emergencia. Ver <text:span text:style-name="T96">www.open311.org.</text:span></text:p></text:note-body></text:note></text:span><text:span text:style-name="T765"> que ya muchas ciudades emplean hoy, y que </text:span><text:span text:style-name="T767">consiste en</text:span><text:span text:style-name="T765"> un desarro­llo informático que permite acceder de forma libre en las dos direcciones, es decir enviando una comunicación sobre pro­blemas, y recibiendo una respuesta o comentario a la misma.</text:span></text:p>
      <text:p text:style-name="P23"><text:span text:style-name="T809">Los ciudadanos ya no tienen que volverse locos buscan­do un número de teléfono, ni andar rebotando de un </text:span><text:span text:style-name="T810">d</text:span><text:span text:style-name="T809">eparta­mento </text:span><text:span text:style-name="T810">m</text:span><text:span text:style-name="T809">unicipal a otro. Una vez que han detectado un pro­blema, pueden hacer un clic para informar de él a través de un sitio web o de una aplicación en su móvil, el Ayuntamien­to se da por enterado del problema y lo canaliza al </text:span><text:span text:style-name="T810">d</text:span><text:span text:style-name="T809">eparta­mento pertinente para que lo</text:span> <text:span text:style-name="T809">solucione.</text:span></text:p>
      <text:p text:style-name="P18">Al final de este capítulo hablaremos en profundidad acerca de cómo se implantó <text:span text:style-name="T96">SeeClickFix</text:span> en Raleigh.</text:p>
      <text:h text:style-name="P76" text:outline-level="2"><text:bookmark-start text:name="__RefHeading__17091_640048308"/>4.- El <text:span text:style-name="T800">i</text:span>mpacto de <text:span text:style-name="T96">Open Raleigh</text:span><text:note text:id="ftn27" text:note-class="footnote"><text:note-citation>27</text:note-citation><text:note-body><text:p text:style-name="P60">Adaptado de “<text:span text:style-name="T96">An open source city takes shape: The impact of Open Raleigh</text:span>”, <text:span text:style-name="T1019">©</text:span> 2012 <text:span text:style-name="T96">opensource.com</text:span>, publicado bajo licencia <text:span text:style-name="T166">Creative Commons Attribution-ShareAlike 3.0 Unported</text:span><text:span text:style-name="T386">.</text:span></text:p></text:note-body></text:note><text:bookmark-end text:name="__RefHeading__17091_640048308"/></text:h>
      <text:p text:style-name="P67">Ahora que ya hemos revisado los componentes tecnológicos <text:soft-page-break/>que <text:span text:style-name="T818">están a la base de las funcionalidades</text:span> de <text:span text:style-name="T96">Open Raleigh</text:span>, in­cluyendo los de <text:span text:style-name="T96">ESRI</text:span>, <text:span text:style-name="T96">Socrata</text:span>, <text:span text:style-name="T96">Granicus</text:span> y <text:span text:style-name="T96">SeeClickFix</text:span>, cambie­mos de perspectiva y veamos cómo está impactando en los ciudadanos esta combinación de herramientas.</text:p>
      <text:p text:style-name="P23">El objetivo que se pretende alcanzar al usar este tipo de medios informáticos es que el Gobierno Municipal deje de cir­cular por una calle de un sola dirección. El Ayuntamiento de Raleigh está incrementando la participación ciudadana apor­tando nuevas ideas y dándoles el soporte técnico necesario para llevarlas a la práctica. </text:p>
      <text:p text:style-name="P23">La combinación de todos los medios técnicos a los que nos hemos referido ha permitido que el Gobierno Municipal de Raleigh disponga de una plataforma bien confeccionada, pero sobre todo que <text:span text:style-name="T800">fluye</text:span> en <text:span text:style-name="T800">los </text:span>dos <text:span text:style-name="T800">sentidos</text:span>. Algo con lo que muchos visionarios del gobierno abierto llevaban tiempo so­ñando.</text:p>
      <text:p text:style-name="P23"><text:span text:style-name="T680">En el fondo de lo que se trata es de colaborar. El Ayun­tamiento está siguiendo una hoja de ruta que implica hacer propuestas a los ciudadanos y aprovechar sus respuestas. Por ejemplo, se solicitó a l</text:span><text:span text:style-name="T683">o</text:span><text:span text:style-name="T680">s </text:span><text:span text:style-name="T683">colectivos</text:span><text:span text:style-name="T680"> de </text:span><text:span text:style-name="T754">geeks</text:span><text:span text:style-name="T680"> cívicos que ayu­daran a configurar el primer esquema de trabajo para montar el portal </text:span><text:span text:style-name="T682">de datos abiertos</text:span><text:span text:style-name="T680"> dentro de </text:span><text:span text:style-name="T754">Open Raleigh</text:span><text:span text:style-name="T680"> y lo hicie­ron a través de a </text:span><text:span text:style-name="T761">My Raleigh Ideas!</text:span><text:span text:style-name="T721"> que utiliza la aplicación informática </text:span><text:span text:style-name="T754">CivicIdeas</text:span><text:span text:style-name="T680"> de </text:span><text:span text:style-name="T754">Granicus</text:span><text:span text:style-name="T680">, como ya hemos indicado. </text:span></text:p>
      <text:p text:style-name="P23"><text:soft-page-break/>Esto significa que el trabajo se está haciendo, aportan­do lo que el Gobierno Municipal necesita y satisfaciendo las necesidades de los ciudadanos <text:span text:style-name="T819">y</text:span>, además, a un coste razona­ble. Fomentar el entusiasmo de los diferentes grupos, como <text:span text:style-name="T96">CityCamp Raleigh</text:span>, también forma parte de la estrategia ya que el <text:span text:style-name="T820">g</text:span>obierno de la ciudad entiende que el <text:span text:style-name="T800">método</text:span> <text:span text:style-name="T343">del código abierto</text:span> implica una cooperación continua con los ciudadanos.</text:p>
      <text:p text:style-name="P23">El lema “actúa cuanto <text:span text:style-name="T800">pronto</text:span> <text:span text:style-name="T819">y</text:span> corrige con frecuencia” que antes se ha mencionado, implica que no se debe tardar mucho tiempo entre que surge la idea y se concreta en un re­sultado. <text:span text:style-name="T800">E</text:span>s preferible corregir el resultado antes que retrasar su puesta en operación. Esto mantiene la actividad y evita que las partes involucradas, tanto ciudadanos como funciona­rios, pierdan interés. </text:p>
      <text:p text:style-name="P23">Por <text:span text:style-name="T819">eso</text:span> el Ayuntamiento de Raleigh no dejó pasar mu­cho tiempo desde que aprobó la <text:span text:style-name="T800">r</text:span>esolución hasta que se col­garon los primeros <text:span text:style-name="T800">datos abiertos</text:span> <text:span text:style-name="T800">en</text:span> la plataforma <text:span text:style-name="T96">Open Raleigh</text:span>. De hecho <text:span text:style-name="T800">se </text:span>implementó <text:span text:style-name="T96">SeeClickFix</text:span> y el geoportal de <text:span text:style-name="T96">ESRI</text:span> antes de que dicha <text:span text:style-name="T800">r</text:span>esolución estuviera formalmente en vigor, y el portal para la suscripción a <text:span text:style-name="T819">través de</text:span> <text:span text:style-name="T96">emails</text:span>, <text:span text:style-name="T96">My Raleigh Subscriptions</text:span><text:span text:style-name="T303">,</text:span> con el software <text:span text:style-name="T96">GovDelivery</text:span>, y el de <text:span text:style-name="T96">My Raleigh Ideas!</text:span> con el <text:span text:style-name="T96">CivicIdeas</text:span> de <text:span text:style-name="T96">Granicus</text:span>, empezaron a fun­cionar sólo tres meses después de la aprobación de la misma.</text:p>
      <text:p text:style-name="P23">Esto fue posible porque el <text:span text:style-name="T800">método</text:span> <text:span text:style-name="T343">del código abierto</text:span> ya era parte de la cultura de Raleigh incluso antes de la aproba­<text:soft-page-break/>ción de <text:span text:style-name="T800">la r</text:span>esolución. Por tanto, ahora que hay una normati­va, una hoja de ruta, una plataforma <text:span text:style-name="T96">Open Raleigh</text:span>, y <text:span text:style-name="T343">datos abiertos</text:span> en funcionamiento, Raleigh está en la mejor disposi­ción para llegar a ser la primera <text:span text:style-name="T819">c</text:span>iudad <text:span text:style-name="T343">de </text:span><text:span text:style-name="T346">c</text:span><text:span text:style-name="T343">ódigo </text:span><text:span text:style-name="T346">a</text:span><text:span text:style-name="T343">bierto</text:span> del mundo.</text:p>
      <text:h text:style-name="P76" text:outline-level="2"><text:bookmark-start text:name="__RefHeading__17093_640048308"/>5.<text:span text:style-name="T790">-</text:span> <text:span text:style-name="T345">Datos </text:span><text:span text:style-name="T346">a</text:span><text:span text:style-name="T345">biertos</text:span><text:span text:style-name="T303">:</text:span> <text:span text:style-name="T821">datos</text:span> útil<text:span text:style-name="T821">es</text:span> y fácil<text:span text:style-name="T821">es</text:span> de entender<text:bookmark-end text:name="__RefHeading__17093_640048308"/></text:h>
      <text:p text:style-name="P67">Uno de los aspectos más importantes de la iniciativa <text:span text:style-name="T800">de datos abiertos </text:span>de la <text:span text:style-name="T800">C</text:span>iudad de Raleigh es que no se trata sólo de proporcionar datos. Los funcionarios del Ayuntamiento que trabajan en la normativa de publicación de datos en la plata­forma <text:span text:style-name="T96">Open Raleigh</text:span>, entienden que presentar conjuntos de da­tos en bruto significa que el trabajo queda a <text:span text:style-name="T807">medio hacer</text:span>. Sin herramientas gráfica<text:span text:style-name="T807">s </text:span>de visualización o una forma <text:span text:style-name="T800">de</text:span> que las personas corrientes puedan comprender lo que significan los datos, el trabajo queda inconcluso.</text:p>
      <text:p text:style-name="P23">También son conscientes de que al dar los datos de for­ma clara y correcta pueden incentivar <text:span text:style-name="T807">el surgimiento de </text:span>nue­vas ideas y, en consecuencia, la creación de empresas. Por <text:span text:style-name="T819">eso</text:span> el Ayuntamiento está dedicando tantas horas de trabajo de sus funcionarios en averiguar qué datos son más importante<text:span text:style-name="T819">s</text:span> para sus ciudadanos.</text:p>
      <text:p text:style-name="P23">Quise saber más acerca de cómo el Ayuntamiento de Raleigh estaba definiendo su política sobre este tema y qué se esperaba obtener del portal <text:span text:style-name="T800">web con</text:span><text:span text:style-name="T343"> datos abiertos</text:span>, y para <text:soft-page-break/>ello le pedí a Jason Hare, Responsable del Programa <text:span text:style-name="T346">de Datos Abiertos</text:span> en el Departamento de Tecnología de la Información del <text:span text:style-name="T800">Ayuntamiento</text:span>, que me contara sus ideas.</text:p>
      <text:p text:style-name="P24">¿Cómo definiría usted el concepto “<text:span text:style-name="T800">datos abiertos”</text:span>?</text:p>
      <text:p text:style-name="P23">El portal <text:span text:style-name="T800">web </text:span><text:span text:style-name="T343">para la publicación de datos abiertos</text:span> es la infraestructura del sistema de <text:span text:style-name="T800">i</text:span>nformación de la ciudad de Raleigh. Los conceptos “<text:span text:style-name="T450">d</text:span><text:span text:style-name="T343">atos </text:span><text:span text:style-name="T317">a</text:span><text:span text:style-name="T343">biertos”</text:span>, “gobierno abierto” y las leyes referentes a la libertad de información están relacio­nad<text:span text:style-name="T807">o</text:span>s. <text:span text:style-name="T807">No obstante, </text:span>aunque a veces se solapan, no son la mis­ma cosa. </text:p>
      <text:p text:style-name="P23">La <text:span text:style-name="T807">política</text:span> <text:span text:style-name="T347">de publicación de datos abiertos</text:span> sigue unas reglas culturales, éticas y técnicas. En último término, <text:span text:style-name="T347">los da­tos abiertos</text:span> se define<text:span text:style-name="T822">n</text:span> como un conjunto de datos elaborado por una entidad gubernamental y puesto a disposición de los ciudadanos. </text:p>
      <text:p text:style-name="P23"><text:span text:style-name="T779">La decisión de nuestro Ayuntamiento ha sido seguir las normas de </text:span><text:span text:style-name="T765">la </text:span><text:span text:style-name="T739">Open Knowledge Foundation</text:span><text:span text:style-name="T765"> (</text:span><text:span text:style-name="T739">OKFN</text:span><text:span text:style-name="T765">), </text:span><text:span text:style-name="T779">que estable­cen las características que </text:span><text:span text:style-name="T781">los datos</text:span><text:span text:style-name="T779"> </text:span><text:span text:style-name="T782">deben tener para que </text:span><text:span text:style-name="T779">sea</text:span><text:span text:style-name="T781">n</text:span><text:span text:style-name="T779"> legible</text:span><text:span text:style-name="T781">s</text:span><text:span text:style-name="T779"> por los diferentes sistemas </text:span><text:span text:style-name="T781">informáticos</text:span><text:span text:style-name="T779"> y regu­lan acerca de cómo debe</text:span><text:span text:style-name="T781">n</text:span><text:span text:style-name="T779"> organizarse. </text:span><text:span text:style-name="T782">Y</text:span><text:span text:style-name="T779">, sobre todo, </text:span><text:span text:style-name="T782">los </text:span><text:span text:style-name="T779">cri­terios éticos </text:span><text:span text:style-name="T782">para la publicación de los datos</text:span><text:span text:style-name="T779">.</text:span></text:p>
      <text:p text:style-name="P24">¿Por qué se ha considerado necesario que el Ayuntamiento de Raleigh contrate a un responsable del <text:span text:style-name="T819">s</text:span>istema <text:span text:style-name="T822">de datos abier­tos</text:span>?</text:p>
      <text:p text:style-name="P23"><text:soft-page-break/><text:span text:style-name="T621">El Ayuntamiento de Raleigh quería que su </text:span><text:span text:style-name="T635">p</text:span><text:span text:style-name="T621">royecto </text:span><text:span text:style-name="T635">de datos abiertos</text:span><text:span text:style-name="T621"> se desarrollara de manera que fuera consisten­te en el tiempo, transparente y accesible, por eso contrató a un responsable directo del mismo. De esta manera demostra­ba su compromiso con la idea de </text:span><text:span text:style-name="T636">a</text:span><text:span text:style-name="T621">pertura en relación al desa­rrollo de una estrategia centrada en los datos </text:span><text:span text:style-name="T637">que </text:span><text:span text:style-name="T621">se iban a publicar y en la participación de los ciudadanos.</text:span></text:p>
      <text:p text:style-name="P23"><text:span text:style-name="T710">¿</text:span><text:span text:style-name="T757">Cu</text:span><text:span text:style-name="T758">á</text:span><text:span text:style-name="T757">l es su idea acerca de la plataforma </text:span><text:span text:style-name="T759">de datos abiertos</text:span><text:span text:style-name="T757"> de Raleigh?</text:span></text:p>
      <text:p text:style-name="P23">Estoy preparando un <text:span text:style-name="T819">l</text:span>ibro <text:span text:style-name="T819">b</text:span>lanco sobre el tema. En po­cas palabras, <text:span text:style-name="T347">la actitud de publicación de datos abiertos</text:span> es el comienzo de un proceso de aculturación que nos va a llevar a una<text:span text:style-name="T802">s</text:span> relaciones transparentes y de colaboración entre el Go­bierno y los ciudadanos. </text:p>
      <text:p text:style-name="P23"><text:span text:style-name="T680">Aunque este </text:span><text:span text:style-name="T683">p</text:span><text:span text:style-name="T680">royecto es necesario, no es suficiente para conseguir el objetivo de la aculturación. </text:span><text:span text:style-name="T754">Open Raleigh</text:span><text:span text:style-name="T680">, como buque insignia, hará todo lo posible para facilitar la accesibilidad </text:span><text:span text:style-name="T684">de los</text:span><text:span text:style-name="T680"> datos y la manejabilidad de la informa­ción, pero </text:span><text:span text:style-name="T685">sin condicionarnos</text:span><text:span text:style-name="T680"> a usar ningún software en parti­cular, sino que somos nosotros mismos los que estamos cons­truyendo un armazón propio usando diversas tecnologías para poder entregar la información de la ciudad, en el modo que ella lo requiera.</text:span><text:span text:style-name="T710"> </text:span></text:p>
      <text:p text:style-name="P24">¿Cu<text:span text:style-name="T823">á</text:span>l es la diferencia entre proporcionar una base de da­<text:soft-page-break/>tos o una base de datos <text:span text:style-name="T822">de datos abiertos</text:span> con un sistema de vi­sualización?</text:p>
      <text:p text:style-name="P32"><text:span text:style-name="T1">No hay transparencia sin la debida adecuación de los datos para su uso. Las filas de números dentro de tablas, la información en archivos GIS y las cifras del presupuesto en fi­cheros </text:span><text:span text:style-name="T4">csv</text:span><text:span text:style-name="T9"> </text:span>(<text:span text:style-name="T96">comma-separated values</text:span><text:span text:style-name="T822">)</text:span><text:span text:style-name="T1">, van a estar disponibles para aquellos que quieran analizar la información pura y dura por sí mismos, pero para los demás, que son el 99% de los ciudadanos, habrá gráficos y figuras que expliquen los nú­meros.</text:span></text:p>
      <text:p text:style-name="P24">¿Cómo puede Raleigh llegar a ser líder en el mundo <text:span text:style-name="T822">en la actitud de publicación de datos abiertos</text:span>?</text:p>
      <text:p text:style-name="P23"><text:span text:style-name="T621">Estamos desarrollando nuestro trabajo en base a los desarrollos iniciales de los grupos pioneros de la comunidad </text:span><text:span text:style-name="T635">favorable a la publicación de datos abiertos</text:span><text:span text:style-name="T739"> </text:span><text:span text:style-name="T621">y asimilando las lecciones aprendidas. He hablado con la mayoría de los líde­res de esa comunidad, con varios grupos de ciudadanos den­tro de Raleigh y con la mayoría de los responsables del Go­bierno de la </text:span><text:span text:style-name="T635">c</text:span><text:span text:style-name="T621">iudad. Y como ya he comentado hemos asumido los protocolos generales y los principios éticos que formul</text:span><text:span text:style-name="T638">a</text:span><text:span text:style-name="T621"> la </text:span><text:span text:style-name="T739">OKFN </text:span><text:span text:style-name="T621">para la publicación de datos </text:span><text:span text:style-name="T635">abiertos</text:span><text:span text:style-name="T739">.</text:span></text:p>
      <text:p text:style-name="P20"><text:span text:style-name="T819">No obstante, </text:span>vamos a establecer nuestros propios crite­rios <text:span text:style-name="T822">de </text:span>acuerdo con la cultura de nuestra ciudad. La platafor­ma <text:span text:style-name="T96">Open Raleigh</text:span> será distinta a todas las implementaciones <text:soft-page-break/>que se hayan hecho en otras ciudades de Norte<text:span text:style-name="T819">a</text:span>mérica. Queremos enfatizar los temas del compromiso y de la interactividad de nuestra información. Es importante para mí que los ciudadanos vean la información de forma clara y que realmente les informe. La salud, la cultura, las leyes, la economía, la ciencia y la educación, todos será<text:span text:style-name="T802">n</text:span> temas acerca de los <text:span text:style-name="T802">que se facilitarán datos abiertos</text:span>. Cualquier cosa que afecte a la calidad de vida de nuestros ciudadanos se reflejará en la información que de forma abierta <text:span text:style-name="T819">compartamos</text:span> a través de <text:span text:style-name="T96">Open Raleigh</text:span>.</text:p>
      <text:p text:style-name="P23">Pero nada se consigue de la noche a la mañana. Hemos empezado por los cimientos y tenemos que construir el edifi­cio. Esto será un proceso iterativo. Pero el responsable del <text:span text:style-name="T822">p</text:span>royecto <text:span text:style-name="T347">de publicación de datos abiertos</text:span> no será el que deci­da acerca de lo que llegue a ser <text:span text:style-name="T96">Open Raleigh</text:span><text:span text:style-name="T303">.</text:span> <text:span text:style-name="T822">S</text:span>erán los ciuda­danos y el Gobierno de la ciudad los que trabajen juntos en su gobernanza. Mi trabajo consiste en facilitar y hacer de esta experien­cia algo positivo para nuestros ciudadanos.</text:p>
      <text:h text:style-name="P77" text:outline-level="2"><text:bookmark-start text:name="__RefHeading__17095_640048308"/><text:span text:style-name="T723">6.</text:span><text:span text:style-name="T724">-</text:span><text:span text:style-name="T723"> </text:span><text:span text:style-name="T762">SeeClickFix</text:span><text:span text:style-name="T723"> en Raleigh: </text:span><text:span text:style-name="T736">impacto y repersución</text:span><text:span text:style-name="T723"><text:note text:id="ftn28" text:note-class="footnote"><text:note-citation>28</text:note-citation><text:note-body><text:p text:style-name="P60">Adaptado de “<text:span text:style-name="T96">Fixing your community one click at a time</text:span>”, <text:span text:style-name="T1019">©</text:span> 2011 <text:span text:style-name="T96">opensource.com</text:span>, publicado bajo una licencia <text:span text:style-name="T166">Creative Commons Attribution-ShareAlike 3.0 Unported</text:span><text:span text:style-name="T386">.</text:span></text:p></text:note-body></text:note></text:span><text:bookmark-end text:name="__RefHeading__17095_640048308"/></text:h>
      <text:p text:style-name="P67">Mire, <text:span text:style-name="T824">haga clic y</text:span> <text:span text:style-name="T825">a</text:span>rregle los problemas de su ciudad. Es tan fácil como decir <text:span text:style-name="T825">uno</text:span>, <text:span text:style-name="T825">dos </text:span>y <text:span text:style-name="T825">tres</text:span>. <text:span text:style-name="T754">SeeClickFix</text:span><text:span text:style-name="T680"> fue el primer pro­</text:span><text:soft-page-break/><text:span text:style-name="T680">grama de colaboración ciudadana que se implementó en Raleigh, y es el medio que tienen sus ciudadanos para comu­nicar los problemas de la ciudad que no son de emergencia, tales como baches, pintadas en las paredes o desperfectos en las aceras.</text:span></text:p>
      <text:p text:style-name="P23"><text:span text:style-name="T621">Yo he usado muchas veces el sistema </text:span><text:span text:style-name="T739">SeeClickFix </text:span><text:span text:style-name="T621">para dar parte de problemas usando una aplicación de mi móvil o directamente por la web y debo decir que me ha resultado muy útil pues los problemas que comuniqué se arreglaron adecuadamente.</text:span></text:p>
      <text:p text:style-name="P23"><text:span text:style-name="T680">Alguien familiarizado con los temas informáticos puede imaginarse </text:span><text:span text:style-name="T754">SeeClickFix</text:span><text:span text:style-name="T680"> como </text:span><text:span text:style-name="T686">una de esas </text:span><text:span text:style-name="T680">aplicaci</text:span><text:span text:style-name="T686">ones</text:span><text:span text:style-name="T680"> que se usa para comunicar los errores detectados en el funciona­miento de software, pero aplicado a los fallos en la infraes­tructura de la ciudad.</text:span></text:p>
      <text:p text:style-name="P23">Vamos a ver cómo en la compañía <text:span text:style-name="T96">SeeClickFix</text:span> se cree en el poder de la unión de la tecnología <text:span text:style-name="T802">y</text:span> la ciudadanía a tra­vés de una entrevista con Ben Berkowitz, Consejero Delegado y co-fundador de <text:span text:style-name="T96">SeeClickFix</text:span>. <text:span text:style-name="T802">D</text:span>espués leeremos un artículo sobre el tema <text:span text:style-name="T802">escrito </text:span>por Bonner Gaylord, concejal de Raleigh, y por último comentaremos cómo <text:span text:style-name="T125">SeeClickFix</text:span> se im­plantó en Raleigh. </text:p>
      <text:h text:style-name="P79" text:outline-level="3"><text:bookmark-start text:name="__RefHeading__17097_640048308"/>6.1.<text:span text:style-name="T790">-</text:span> Entrevista con B. Berkowitz, Consejero Delegado y co-fundador de <text:span text:style-name="T96">SeeClickFix</text:span><text:bookmark-end text:name="__RefHeading__17097_640048308"/></text:h>
      <text:p text:style-name="P67"><text:soft-page-break/>En la compañía <text:span text:style-name="T96">SeeClickFix</text:span> creen en el poder de la tecnología y los ciudadanos, y centran su trabajo en cuatro principios que justamente coinciden con los pilares del <text:span text:style-name="T348">código abierto</text:span>: la transparencia, la colaboración, <text:span text:style-name="T826">el carácter escalable</text:span>, y la eficiencia. La transparencia en la notificación de los proble­mas conduce a la participación, lo cual en última instancia hace mejor a la comunidad.</text:p>
      <text:p text:style-name="P23">Tuve la oportunidad de entrevistarme con Ben Berkowitz con el objetivo final de saber qué pensaba él acer­ca del papel que desempeñaba <text:span text:style-name="T96">SeeClickFix</text:span> en el movimiento por un gobierno abierto y cómo podría ayudar al fortaleci­miento de la ciudadanía, pero lógicamente empezamos por el principio.</text:p>
      <text:p text:style-name="P24">Díganos, por favor, cómo funciona SeeClickFix.</text:p>
      <text:p text:style-name="P23">Cuando un ciudadano detecta un problema en su comu­nidad, informa a <text:span text:style-name="T96">SeeClickFix</text:span> través de nuestr<text:span text:style-name="T827">a</text:span> página oficial en la web, a través de nuestra aplicaci<text:span text:style-name="T828">ón</text:span> <text:span text:style-name="T828">para</text:span> móviles, a tra­vés de la aplicación <text:span text:style-name="T96">SeeClickFix</text:span> <text:span text:style-name="T829">incrustada</text:span> en la web de su Ayuntamiento, en la de un medio de comunicación social, <text:span text:style-name="T828">o </text:span>en la de una asociación. </text:p>
      <text:p text:style-name="P23">Una vez que se recibe el parte sobre la anomalía, <text:span text:style-name="T96">SeeClickFix</text:span> lo hace público, avisa a los vecinos de la zona y se lo comunica a los responsables de arreglar el problema. Esto se hace a través de un correo electrónico que enviamos a <text:soft-page-break/>todos los ciudadanos que se hayan dado de alta de forma gratuita para que le<text:span text:style-name="T829">s</text:span> avisemos cuando se comunique una anomalía en las áreas de seguimiento en las que esté interesado. <text:span text:style-name="T497">Las provincias</text:span> y las ciudades están divididas por zonas y éstas a su vez en áreas seguimiento.</text:p>
      <text:p text:style-name="P23">Los <text:span text:style-name="T829">g</text:span>obiernos <text:span text:style-name="T829">m</text:span>unicipales reciben notificaciones cuan­do se dan de alta en nuestros servicios o cuando un ciuda­dano, en relación con lo que ocurra en el área de seguimiento en la que está interesado y bajo su responsabilidad, nos indi­<text:span text:style-name="T826">ca</text:span> una dirección de correo electrónico oficial a donde quiere que comuniquemos las anomalías que se produzcan.</text:p>
      <text:p text:style-name="P23">Los medios de comunicación reciben notificaciones acerca de problemas en sus áreas de influencia cuando ellos se su<text:span text:style-name="T828">b</text:span>scriben a <text:span text:style-name="T96">SeeClickFix</text:span> para ayudar a difundir las preocu­paciones <text:span text:style-name="T828">de los </text:span>ciudadanos dándoles mayor audiencia. Tam­bién lo comunicamos a las asociaciones y a otros colectivos de ciudadanos para ayudar a que permanezcan conectados con la comunidad y entre ellos.</text:p>
      <text:p text:style-name="P23">La solución de los problemas remitidos a <text:span text:style-name="T96">SeeClickFix</text:span> se realiza en realidad por cualquiera de los agentes citados, por la colaboración entre algunos de ellos, o entre todos. </text:p>
      <text:p text:style-name="P24">¿Cómo conecta SeeClickFix con el concepto de gobierno abierto y el movimiento Go<text:span text:style-name="T829">v</text:span> 2.0?</text:p>
      <text:p text:style-name="P23">En el entorno a <text:span text:style-name="T96">SeeClickFix</text:span> existe la primera y la mayor <text:soft-page-break/>comunidad por un gobierno abierto, con 70 entidades <text:span text:style-name="T829">guber­namentales</text:span> que usan nuestros servicios, 800 medios de comu­nicación asociados, y miles de grupos comunitarios colabo­rando con nosotros en seis continentes. Cada día, a través de nuestra página <text:span text:style-name="T828">en internet</text:span> hacemos que <text:span text:style-name="T829">cada vez </text:span>más ciuda­danos y <text:span text:style-name="T828">g</text:span>obiernos <text:span text:style-name="T828">municipales </text:span>vayan asumiendo el concepto de “gobierno abierto”.</text:p>
      <text:p text:style-name="P24">¿Qué es más importante, la transparencia o la participa­ción?</text:p>
      <text:p text:style-name="P23">Ambas son igualmente importantes para <text:span text:style-name="T96">SeeClickFix</text:span>. La transparencia de nuestra plataforma permite a muchas perso­nas intervenir ya que la información está asequible para to­dos. Los <text:span text:style-name="T828">g</text:span>obiernos <text:span text:style-name="T828">m</text:span>unicipales y otras <text:span text:style-name="T828">e</text:span>ntidades <text:span text:style-name="T828">l</text:span>ocales tra­bajan mejor cuando sus actuaciones y decisiones se conocen públicamente, y los ciudadanos que se han tomado el trabajo de comunicar las incidencias, por pequeñas que sean, cuando ven que éstas se resuelven, con seguridad se sienten más com­prometidos con su ciudad. Transparencia y participación van de la mano en <text:span text:style-name="T96">SeeClickFix</text:span>.</text:p>
      <text:p text:style-name="P24">¿Cuál es su papel como asesor de comunidades?</text:p>
      <text:p text:style-name="P23"><text:span text:style-name="T96">SeeClickFix</text:span> proporciona los medios informáticos a tra­vés del poderoso instrumento que es nuestra plataforma pero realmente el trabajo duro lo desarrollan los grupos de ciuda­danos que, con él, construyen y organizan sus comunidades. <text:soft-page-break/>Recientemente hemos incorporado a nuestro equipo varios <text:span text:style-name="T96">community managers</text:span> para prestar apoyo y asesoramiento a asociaciones y colectiv<text:span text:style-name="T829">os</text:span> de ciudadanos que usan nuestro software por todo el mundo. </text:p>
      <text:p text:style-name="P23">Los ciudadanos han utilizado <text:span text:style-name="T96">SeeClickFix</text:span> para conseguir de todo, desde la limpieza de solares en ruinas, hasta más horquillas para estacionar bicicletas en una determinada zona de la ciudad. <text:span text:style-name="T96">SeeClickFix</text:span> incluso ha conseguido <text:span text:style-name="T828">que un </text:span>centro comercial <text:span text:style-name="T828">se estableciese en </text:span>un lugar donde <text:span text:style-name="T828">antes </text:span>no se podía comprar nada.</text:p>
      <text:p text:style-name="P24">¿Cómo puede alguien implantar SeeClickFix en su ciudad?</text:p>
      <text:p text:style-name="P23">Los ciudadanos pueden empezar por denunciar anoma­lías y alentar a sus vecinos y amigos a hacer lo mismo. Si un <text:span text:style-name="T829">Ayuntamiento</text:span> no recibe nuestras alertas sobre los problemas notificados en <text:span text:style-name="T96">SeeClickFix</text:span>, los ciudadanos pueden hacer que su <text:span text:style-name="T829">a</text:span>lcalde, el Gerente de la Ciudad o el responsable del De­partamento de Obras Públicas, reciba de manera abierta para todo el mundo, las notificaciones de la anomalías ocurridas en su área, <text:span text:style-name="T830">siempre y cuando </text:span>el ciudadano nos facilit<text:span text:style-name="T830">e</text:span> las direcciones de correo electrónico oficiales de los funcionarios o departamentos. </text:p>
      <text:p text:style-name="P23">Los ciudadanos pueden compartir sus <text:span text:style-name="T830">avisos</text:span> con otros vecinos y luchar para que los problemas de su comunidad se resuelvan. Usuarios de <text:span text:style-name="T96">SeeClickFix</text:span> han mantenido reuniones <text:soft-page-break/>e<text:span text:style-name="T826">n</text:span> su<text:span text:style-name="T826">s</text:span> <text:span text:style-name="T829">a</text:span>yuntamiento<text:span text:style-name="T826">s</text:span> para plantear y demostrar los benefi­cios del uso de nuestra plataforma en su<text:span text:style-name="T826">s</text:span> comunidad<text:span text:style-name="T826">es</text:span>. Ade­más, se puede conseguir que los medios de comunicación lo­cales se impliquen, pidiéndoles que incorporen nuestras apli­caciones, e informen de las anomalías <text:span text:style-name="T830">de las </text:span>que <text:span text:style-name="T829">se </text:span>está <text:span text:style-name="T830">dan­do parte</text:span> en la ciudad, <text:span text:style-name="T829">aportando</text:span> una mayor resonancia a la voz del ciudadano.</text:p>
      <text:h text:style-name="P79" text:outline-level="3"><text:bookmark-start text:name="__RefHeading__17099_640048308"/>6.2.<text:span text:style-name="T790">-</text:span> “Alguien debería arreglar esto”, por Bonner Gaylord<text:note text:id="ftn29" text:note-class="footnote"><text:note-citation>29</text:note-citation><text:note-body><text:p text:style-name="P60">“<text:span text:style-name="T96">They should fix that</text:span>” <text:span text:style-name="T1019">©</text:span> 2011 Bonner Gaylord.</text:p></text:note-body></text:note><text:bookmark-end text:name="__RefHeading__17099_640048308"/></text:h>
      <text:p text:style-name="P67">¿Cuántas veces nos hemos dicho a nosotros mismos <text:span text:style-name="T830">la</text:span> frase “<text:span text:style-name="T826">a</text:span>lguien debería arreglar esto”, mientras paseábamos por nuestro barrio y veíamos el letrero descolgado de una calle, una acera rota, un montón de basura, un bache, pintadas en las paredes, o una farola apagada? Pero, ¿qué hicimos a con­tinuación?</text:p>
      <text:p text:style-name="P23"><text:span text:style-name="T680">Nos pusimos a pensar en cómo solucionar el problema. "OK, no es un asunto federal, ¿tal vez podría llamar al Depar­tamento de Transporte del Estado, o debo llamar al de</text:span><text:span text:style-name="T687">l Con­dado</text:span><text:span text:style-name="T680">? No, esto debe ser un problema a resolver por el Ayun­tamiento,...creo.</text:span><text:span text:style-name="T710">” </text:span>Las dudas nos asaltan al considerar los próximos pasos...</text:p>
      <text:list xml:id="list5626340090272774186" text:style-name="L13">
        <text:list-item>
          <text:p text:style-name="P123">¿A quién debes llamar concretamente?</text:p>
        </text:list-item>
        <text:list-item>
          <text:p text:style-name="P123"><text:soft-page-break/>¿Qué probabilidad tienes de dar con la persona ade­cuada?</text:p>
        </text:list-item>
        <text:list-item>
          <text:p text:style-name="P123">¿Cuántos mensajes de voz tendrás que intercambiar?</text:p>
        </text:list-item>
        <text:list-item>
          <text:p text:style-name="P123">¿Cuántos días te llevará <text:span text:style-name="T1011">lograr</text:span> el contacto adecuado?</text:p>
        </text:list-item>
        <text:list-item>
          <text:p text:style-name="P123">Una vez que encuentres a la persona adecuada, ¿<text:span text:style-name="T831">qué probabilidades hay de </text:span>que entienda el problema?</text:p>
        </text:list-item>
        <text:list-item>
          <text:p text:style-name="P123">Incluso si te entiende, ¿qué pasará si justo después de la conversación se le derrama el café y se olvida del tema para siempre?</text:p>
        </text:list-item>
        <text:list-item>
          <text:p text:style-name="P123">¿Qué pasará si cesa en su puesto esa tarde?</text:p>
        </text:list-item>
        <text:list-item>
          <text:p text:style-name="P123">¿Quién será el responsable de corregir <text:span text:style-name="T831">el</text:span> problema?</text:p>
        </text:list-item>
      </text:list>
      <text:p text:style-name="P23">Enhorabuena si su preocupación por la comunidad le ha permitido llegar hasta este punto. Pero resulta agotador darle tantas vueltas, así que si usted es como yo, decidirá que simplemente es más fácil convivir con el problema. A conti­nuación toma nota mental para agregar el tema a la lista para cuando llegue el momento de despotricar contra el Gobierno al hacer la declaración <text:span text:style-name="T831">de la </text:span>renta.</text:p>
      <text:p text:style-name="P23">¿Sabe una cosa? <text:span text:style-name="T621">Usted ya no tiene que ir por ese ca­mino que no lleva a ninguna parte, ahora puede tomar un ca­mino nuevo. Se llama </text:span><text:span text:style-name="T739">SeeClickFix </text:span><text:span text:style-name="T621">y responde o hace fáciles de resolver todas las cuestiones que se había planteado. </text:span><text:span text:style-name="T739">SeeClickFix </text:span><text:span text:style-name="T621">le permite hacer de forma anónima la co­</text:span><text:soft-page-break/><text:span text:style-name="T621">municación de una anomalía, la cual a continuación es publi­cada en una página web para que todos la puedan ver y </text:span><text:span text:style-name="T639">es </text:span><text:span text:style-name="T640">comunicada a través de </text:span><text:span text:style-name="T621">correo electrónico al funcionario co­rrespondiente de su municipio.</text:span></text:p>
      <text:p text:style-name="P23">No tiene que saber quién es la persona adecuada ni tie­ne que esperar a que ésta se encuentre en su despacho. No tiene que preocuparse por la claridad con que se recibió su mensaje, ni preocuparse de que se olviden que comunicó la anomalía, ni de quién es la responsabilidad de arreglarla. Us­ted hace la comunicación y su <text:span text:style-name="T832">m</text:span>unicipio tiene el compromiso de responder de forma pública y abierta, hacer el seguimien­to, responsabilizarse de arreglar la anomalía e informar cuan­do esté arreglada. Compruébelo. El "<text:span text:style-name="T833">a</text:span>lguien debería arreglar esto” es un camino que ha pasado a la historia. Vea usted mismo lo fácil que es.</text:p>
      <text:h text:style-name="P79" text:outline-level="3"><text:bookmark-start text:name="__RefHeading__17101_640048308"/>6.3.<text:span text:style-name="T790">-</text:span> Cómo se implementó <text:span text:style-name="T126">SeeClickFix</text:span> en Raleigh<text:bookmark-end text:name="__RefHeading__17101_640048308"/></text:h>
      <text:p text:style-name="P67">La primera propuesta para implementar <text:span text:style-name="T96">SeeClickFix</text:span> sólo gene­ró oposición e indiferencia en el seno del Consejo Municipal de Raleigh, pero luego dicho Consejo decidió por unanimidad implantarlo en la ciudad. De nuevo el concejal Bonner Gaylord fue el adalid por el gobierno abierto, y fue él quién se las arregló para que el sistema <text:span text:style-name="T96">SeeClickFix</text:span> se implementara en Raleigh. Como al principio su idea se encontró con resis­tencia tanto en el Consejo como en los Gerentes del Munici­<text:soft-page-break/>pio, para probar cómo funcionaba el programa, el concejal lo <text:span text:style-name="T832">implantó</text:span> en su distrito.</text:p>
      <text:p text:style-name="P23">Tras demostrar el éxito, Gaylord consiguió la aproba­ción del Consejo para implementarlo en toda la ciudad, y ne­goció un acuerdo con un medio de comunicación local, <text:span text:style-name="T96">WARL.com</text:span>, para financiar dicha imple<text:span text:style-name="T826">me</text:span>ntación. <text:span text:style-name="T96">SeeClickFix</text:span> fue lanzado por <text:span text:style-name="T96">WRAL</text:span> en enero de 2011 y continua mejorando la convivencia de los ciudadanos de Raleigh.</text:p>
      <text:h text:style-name="P76" text:outline-level="2"><text:bookmark-start text:name="__RefHeading__17103_640048308"/>7.<text:span text:style-name="T834">-</text:span> Una <text:span text:style-name="T835">p</text:span>lataforma <text:span text:style-name="T835">a</text:span>bierta para el <text:span text:style-name="T835">f</text:span>uturo<text:bookmark-end text:name="__RefHeading__17103_640048308"/></text:h>
      <text:p text:style-name="P67">En 2012, el Ayuntamiento de Raleigh dio un paso adelante hacia el gobierno abierto y <text:span text:style-name="T349">la publicación de datos abiertos</text:span>, adoptando una estrategia política que consolidaba la cultura <text:span text:style-name="T833">del código abierto</text:span><text:span text:style-name="T96"> </text:span>existente. Hoy los ciudadanos de esta ciu­dad pueden visitar la plataforma <text:span text:style-name="T96">Open Raleigh</text:span> en la <text:span text:style-name="T832">red</text:span> como punto de partida para <text:span text:style-name="T836">acceder a </text:span><text:span text:style-name="T349">datos abiertos</text:span>, y a distintas aplicaciones <text:span text:style-name="T833">de código abierto que permiten</text:span> mantenerse im­plicado.</text:p>
      <text:p text:style-name="P23">Ya se han construido las bases tecnológicas para una <text:span text:style-name="T832">c</text:span>iudad <text:span text:style-name="T349">de </text:span><text:span text:style-name="T350">c</text:span><text:span text:style-name="T349">ódigo </text:span><text:span text:style-name="T350">a</text:span><text:span text:style-name="T349">bierto</text:span>. El equipo del Departamento de Tec­nologías de la Información del Ayuntamiento de Raleigh, ha <text:span text:style-name="T833">conectado</text:span> la plataforma <text:span text:style-name="T96">Open Raleigh</text:span> con todos <text:span text:style-name="T824">los</text:span> canales de comunicación del <text:span text:style-name="T833">Consistorio</text:span>.</text:p>
      <text:p text:style-name="P23">Las posibilidades de incrementar la calidad de un go­<text:soft-page-break/>bierno abierto nunca han sido mayores que cuando, como en estos momentos, se están combinando estos esfuerzos con la cultura de apoyo y participación que existe en<text:span text:style-name="T832">tre</text:span> los ciudada­nos de Raleigh.</text:p>
      <text:p text:style-name="P23"/>
      <text:h text:style-name="P153"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3" text:outline-level="1"><text:soft-page-break/></text:h>
      <text:h text:style-name="P93" text:outline-level="1"><text:bookmark-start text:name="__RefHeading__11828_640048308"/>Capítulo IV: Acciones <text:span text:style-name="T837">C</text:span>omplementarias: Apoyar <text:span text:style-name="T838">a los Grupos de Usuarios de Software de Código Abierto y </text:span>la <text:span text:style-name="T839">C</text:span>elebración de Evento<text:span text:style-name="T823">s</text:span><text:bookmark-end text:name="__RefHeading__11828_640048308"/></text:h>
      <text:p text:style-name="P67">En el capítulo II hemos hablado de algunos <text:span text:style-name="T838">grupos</text:span> de <text:span text:style-name="T838">usua­rios de tecnología informática </text:span>que están ayudando a consoli­dar la cultura en Raleigh como son <text:span text:style-name="T96">CityCamp Raleigh</text:span>, <text:span text:style-name="T96">Triangle Wiki</text:span> y <text:span text:style-name="T96">SPARKcon</text:span>. Pero también hay otros muchos grupos por toda la región del Triángulo especializados en <text:span text:style-name="T840">lenguajes de programación, software </text:span><text:span text:style-name="T351">de código abierto</text:span><text:span text:style-name="T840">, comunidades </text:span><text:span text:style-name="T127">Open Source</text:span><text:span text:style-name="T840"> y otras tecnologías vinculadas al desarrollo de aplica­ciones para la web y los móviles.</text:span></text:p>
      <text:p text:style-name="P23">Algunos de estos grupos llevan activos durante años, como por ejemplo <text:span text:style-name="T96">TriLUG</text:span>, especializados en <text:span text:style-name="T96">Linux</text:span>, <text:span text:style-name="T96">TriDUG</text:span>, especialistas en <text:span text:style-name="T96">Drupal</text:span>, y <text:span text:style-name="T96">TriJUG</text:span>, en <text:span text:style-name="T96">Java</text:span>, y otros centrados en el desarrollo de aplicaciones para el sistema operativo <text:span text:style-name="T96">Android</text:span>, en redes sociales o en lenguajes como <text:span text:style-name="T96">Ruby on Rails</text:span> y <text:span text:style-name="T96">PHP</text:span> para el desarrollo páginas web.</text:p>
      <text:p text:style-name="P23">Todos estos colectivos son autodidactas y trabajan de forma independiente, unos tienen unas normas más estrictas y otros trabajan de forma más informal, pero todos tienen algo en común, el entusiasmo por hacer algo que les apasio­na.</text:p>
      <text:p text:style-name="P23"/>
      <text:h text:style-name="P76" text:outline-level="2"><text:bookmark-start text:name="__RefHeading__17105_640048308"/><text:soft-page-break/>1.<text:span text:style-name="T834">-</text:span> Cuatro formas de apoyar a l<text:span text:style-name="T841">o</text:span>s <text:span text:style-name="T841">grupos de usuarios</text:span><text:bookmark-end text:name="__RefHeading__17105_640048308"/></text:h>
      <text:p text:style-name="P67"><text:span text:style-name="T621">En Raleigh, las asociaciones vinculadas al software tienen la suerte de contar con el apoyo de empresas locales y del Ayun­tamiento de la ciudad, como seguramente ocurre en otras ciu­dades del </text:span><text:span text:style-name="T641">p</text:span><text:span text:style-name="T621">aís.</text:span></text:p>
      <text:p text:style-name="P23">Dado que las necesidades de cada grupo son distintas, hay diferentes maneras en las que las empresas y otras orga­nizaciones les están ayudando. A continuación vamos a ha­blar de cuatro de ellas que son las más habituales.</text:p>
      <text:h text:style-name="P79" text:outline-level="3"><text:bookmark-start text:name="__RefHeading__17107_640048308"/>1.1.<text:span text:style-name="T834">-</text:span> Facilitarles un lugar donde reunirse<text:bookmark-end text:name="__RefHeading__17107_640048308"/></text:h>
      <text:p text:style-name="P67">La mayoría de estos colectivos se reúnen una vez a la semana, o al mes, o bien de forma trimestral, pero para poder reunirse necesitan un lugar cuyas características varían para cada uno de ellos. </text:p>
      <text:p text:style-name="P23">Los hay que necesitan una sala equipada con un siste­ma audiovisual, a otros les basta con una mesa y unas sillas, y otros sólo necesitan una mesa en una cafetería o un restau­rante con <text:span text:style-name="T96">wifi</text:span>.</text:p>
      <text:p text:style-name="P23">En función de lo que cada grupo necesite, hay muchas empresas, restaurantes y otras entidades dispuestas a cederles sus locales, incluso con algunos extras, por ejemplo algunos refrescos y aperitivos, y también algunos restaurantes les ha­cen un precio del menú especial con descuento si son un nú­<text:soft-page-break/>mero suficiente. Las entidades que apoyan <text:span text:style-name="T842">a </text:span>estos grupos se contentan sólo con que vengan a utilizar sus instalaciones.</text:p>
      <text:p text:style-name="P23">Éste es el tipo de ayuda que hace que las comunidades <text:span text:style-name="T842">cívicas</text:span> crezcan. Y ahora que ya tienen un espacio para reunir­se, necesitan darle contenido a sus reuniones.</text:p>
      <text:h text:style-name="P79" text:outline-level="3"><text:bookmark-start text:name="__RefHeading__17109_640048308"/>1.2.<text:span text:style-name="T834">-</text:span> Proporcionarles <text:span text:style-name="T843">p</text:span>onentes y <text:span text:style-name="T843">p</text:span>resentadores para sus <text:span text:style-name="T843">e</text:span>ventos<text:bookmark-end text:name="__RefHeading__17109_640048308"/></text:h>
      <text:p text:style-name="P67">Estos colectivos suelen ser muy buenos preparando el conte­nido de sus reuniones o encuentros, sin embargo a veces ne­cesitan especialistas que les hablen sobre temas específicos, o cuando desean hacer una “polinización cruzada” de ideas.</text:p>
      <text:p text:style-name="P23">En Raleigh es fácil encontrar ponentes para diversos ti­pos de encuentros o eventos, que estén dispuestos a dedicar su tiempo a estos colectivos y compartir con ellos sus conoci­mientos. <text:span text:style-name="T824">A</text:span>demás todos los colectivos aprovechan los expertos de otros grupos, lo que es una forma de empezar a intercam­biar el conocimiento de una forma eficaz.</text:p>
      <text:p text:style-name="P18">He asistido a encuentros de <text:span text:style-name="T96">TriDUG</text:span> a los que el provee­dor local de servicios de <text:span text:style-name="T96">Drupal</text:span> envió, para hacer una presen­tación, a su especialista en posicionamiento en buscadores <text:span text:style-name="T842">de internet</text:span>. Por su parte los expertos de <text:span text:style-name="T96">TriLUG</text:span>, en las reuniones mensuales que este colectivo celebra en la sala que le cede <text:span text:style-name="T96">Red Hat</text:span> en sus oficinas centrales, mantienen al día a los asis­<text:soft-page-break/>tentes sobre las últimas tendencias de <text:span text:style-name="T96">Linux</text:span> en temas como la seguridad o nuevas actualizaciones.</text:p>
      <text:p text:style-name="P23">Las empresas de la región del Triángulo, además de aportar especialistas de sus propias organizaciones, aprove­chan sus relaciones con otras empresas del <text:span text:style-name="T844">p</text:span>aís para que les manden especialistas que hagan presentaciones sobre diver­sos temas a los <text:span text:style-name="T841">grupos</text:span> locales. </text:p>
      <text:p text:style-name="P23">Cuando expertos en algún tema visitan alguna empresa local <text:span text:style-name="T842">por motivos profesionales</text:span>, ésta con frecuencia los pone en contacto con los grupos de <text:span text:style-name="T844">usuarios</text:span> de la ciudad y, tras terminar la jornada laboral, estos <text:span text:style-name="T842">especialistas se reúnen con ellos y les </text:span>hacen presentaciones sobre temas de su especiali­dad.</text:p>
      <text:p text:style-name="P23">Por otra parte, en Raleigh concretamente es muy fácil encontrar ponentes para una gran variedad de temas debido a que está muy cerca de tres universidades de talla internacio­nal. La Universidad del Estado de Carolina del Norte está en Raleigh, la Universidad de Carolina del Norte está en Chapel Hill y la Universidad de Duke también está muy cerca, dentro de la región del Triángulo. Con tantos profesores y doctores es fácil de entender que no es difícil encontrar un experto so­bre cualquier tema que se necesite. </text:p>
      <text:p text:style-name="P23"/>
      <text:p text:style-name="P23"/>
      <text:h text:style-name="P79" text:outline-level="3"><text:bookmark-start text:name="__RefHeading__17111_640048308"/><text:soft-page-break/>1.3.<text:span text:style-name="T834">-</text:span> Dar publicidad a sus actividades y eventos<text:bookmark-end text:name="__RefHeading__17111_640048308"/></text:h>
      <text:p text:style-name="P67">Los especialistas en marketing y los profesionales de los me­dios de comunicación en Raleigh y en la región del Triángulo colaboran de forma importante con l<text:span text:style-name="T841">a</text:span>s asociaciones <text:span text:style-name="T842">cívicas</text:span> dando publicidad a todas sus actividades y eventos. El apoyo de los medios de comunicación ha dado un gran empujón a la divulgación de las actividades de estos grupos, pero el au­téntico acelerón se produce cuando las diferentes entidades, incluyendo los medios locales, colaboran para promocionar los diferentes eventos y encuentros que tienen lugar en la zona.</text:p>
      <text:p text:style-name="P23">Las fechas de la celebración de los mismo<text:span text:style-name="T841">s</text:span> se publican en las listas de acontecimientos que tendrán lugar en la ciu­dad, que semanalmente se actualiza<text:span text:style-name="T842">n</text:span> en la web. <text:span text:style-name="T841">S</text:span>e hacen eco de ellos los medios de comunicación locales y se publican ar­tículos y blogs escritos por periodista<text:span text:style-name="T841">s</text:span> y <text:span text:style-name="T96">blogers</text:span> de la zona, antes y después de los eventos.</text:p>
      <text:p text:style-name="P23">Con las crónicas de lo que ocurrió en ellos, es como se va construyendo la historia completa de la cultura <text:span text:style-name="T352">de código abierto </text:span>de Raleigh.</text:p>
      <text:p text:style-name="P23">Por otra parte, es normal que estas asociaciones se apo­yen unas a otras. Los organizadores de <text:span text:style-name="T842">asociaciones</text:span> con ma­yor experiencia e importancia, invitan a otros grupos más pe­queños para que intervengan y se promocionen en sus even­<text:soft-page-break/>tos. Este tipo de colaboración interna es una de las cosas que más fortalece a las comunidades <text:span text:style-name="T842">cívicas</text:span>.</text:p>
      <text:p text:style-name="P23"><text:span text:style-name="T710">I</text:span><text:span text:style-name="T680">ncluso esa colaboración se extiende fuera de los límites de las propias asociaciones. El movimiento en apoyo de los negocios locales comprando sus productos ya no sólo se limi­ta a las pequeñas empresas y la agricultura local. </text:span><text:span text:style-name="T688">T</text:span><text:span text:style-name="T680">ambién se ha convertido en una costumbre en muchas ciudades y pue­blos del </text:span><text:span text:style-name="T689">p</text:span><text:span text:style-name="T680">aís apoyar a los colectivos informáticos </text:span><text:span text:style-name="T688">locales</text:span><text:span text:style-name="T680">. De hecho se podría argumentar que la tendencia al apoyo local tiene sus raíces en las comunidades </text:span><text:span text:style-name="T690">vinculadas al uso software de código abierto</text:span><text:span text:style-name="T680">. </text:span>Y ya que las empresas locales les han apoyado tanto, es fácil entender que, de forma recíproca, <text:span text:style-name="T845">estos grupos </text:span>estén apoy<text:span text:style-name="T845">ando con sus medios</text:span> a los comercian­tes y empresas locales.</text:p>
      <text:h text:style-name="P79" text:outline-level="3"><text:bookmark-start text:name="__RefHeading__17113_640048308"/>1.4.<text:span text:style-name="T846">-</text:span> Ayudarles a conseguir financiación de <text:s/>patrocinado­res<text:bookmark-end text:name="__RefHeading__17113_640048308"/></text:h>
      <text:p text:style-name="P67">La suerte de Raleigh es <text:span text:style-name="T845">contar con</text:span> muchas empresas impor­tantes del sector informático y de otros sectores ubicadas en la zona, las cuales apoyan a muchos de los grupos referidos <text:span text:style-name="T842">ayudándoles </text:span>también a celebrar sus eventos. </text:p>
      <text:p text:style-name="P23">Conseguir dinero no es fácil, pero cuando los eventos cumplen con la filosofía <text:span text:style-name="T353">del código abierto</text:span> y alcanzan los ob­jetivos <text:span text:style-name="T842">planteados por </text:span>las organizaciones locales, el número de patrocinadores aumenta.</text:p>
      <text:p text:style-name="P23"><text:soft-page-break/>Cuando se organizó <text:span text:style-name="T96">CityCamp Raleigh</text:span>, el <text:span text:style-name="T842">C</text:span>omité de <text:span text:style-name="T842">P</text:span>la­nificación expuso a los patrocinadores las oportunidades que había y lograron financiación para celebrar el evento durante dos años seguidos, de forma austera pero con éxito. Se alcanzaron en un porcentaje <text:span text:style-name="T847">razonable</text:span> las perspectivas y los patrocinadores vieron que los objetivos se habían cumplido.</text:p>
      <text:p text:style-name="P23"><text:span text:style-name="T680">Un nuevo movimiento llamado </text:span><text:span text:style-name="T754">Innovation Raleigh,</text:span><text:span text:style-name="T680"> </text:span><text:span text:style-name="T691">que </text:span><text:span text:style-name="T680">comenzó en 2012 y del que hablaremos en profundidad en el Capítulo V, está intentando aglutinar las inquietudes existen­tes en Raleigh sobre los temas de innovación. Ya cuenta con varias entidades colaboradoras pertenecientes al mundo em­presarial, al de las instituciones educativas y </text:span><text:span text:style-name="T692">a</text:span><text:span text:style-name="T680"> otros sectores que rápidamente se han incorporado al entorno del </text:span><text:span text:style-name="T689">p</text:span><text:span text:style-name="T680">royecto. Como consecuencia tuvo un soporte financiero procedente de estas entidades que le permitió celebrar un evento sobre inno­vación donde reunieron a 125 personas, tanto representantes de asociaciones</text:span><text:span text:style-name="T710"> </text:span><text:span text:style-name="T680">como empresarios, durante la media jornada que duró la Cumbre de la Innovación.</text:span></text:p>
      <text:h text:style-name="P76" text:outline-level="2"><text:bookmark-start text:name="__RefHeading__17115_640048308"/>2.<text:span text:style-name="T846">-</text:span> Algunos <text:span text:style-name="T848">e</text:span>ventos que se celebran en Raleigh.<text:bookmark-end text:name="__RefHeading__17115_640048308"/></text:h>
      <text:h text:style-name="P79" text:outline-level="3"><text:bookmark-start text:name="__RefHeading__17117_640048308"/><text:span text:style-name="T723">2.1.</text:span><text:span text:style-name="T725">-</text:span><text:span text:style-name="T723"> Un tema de prestigo: El </text:span><text:span text:style-name="T726">c</text:span><text:span text:style-name="T723">ongreso sobre </text:span><text:span text:style-name="T727">t</text:span><text:span text:style-name="T728">ecnología </text:span><text:span text:style-name="T727">i</text:span><text:span text:style-name="T723">nformátic</text:span><text:span text:style-name="T728">a</text:span><text:span text:style-name="T723"> </text:span><text:span text:style-name="T729">de código abierto</text:span><text:bookmark-end text:name="__RefHeading__17117_640048308"/></text:h>
      <text:p text:style-name="P67">Raleigh no tiene un evento de prestigio como por ejemplo Portland, <text:span text:style-name="T842">Oregón, que cuenta con el</text:span> <text:span text:style-name="T96">OSCON</text:span> (<text:span text:style-name="T96">Open Source </text:span><text:soft-page-break/><text:span text:style-name="T96">Convention</text:span>), y por ello nuestra comunidad está deseando po­der celebrar uno que haga honor a nuestra cultura <text:span text:style-name="T354">de código abierto</text:span>, o, como alternativa, dar más relevancia a uno de los eventos que ya se están celebrando en la ciudad. Un <text:span text:style-name="T849">c</text:span>entro de <text:span text:style-name="T849">c</text:span>onvenciones como el de Raleigh, con más de 2.800 m<text:span text:style-name="T851">2</text:span> y 20 salas de reuniones, es más que suficiente para celebrar una conferencia anual de alto nivel sobre <text:span text:style-name="T849">tecnología informática </text:span><text:span text:style-name="T354">de código abierto</text:span>.</text:p>
      <text:p text:style-name="P23"><text:span text:style-name="T621">Raleigh celebró la Conferencia </text:span><text:span text:style-name="T642">Internacional</text:span><text:span text:style-name="T621"> </text:span><text:span text:style-name="T739">WWW2010</text:span><text:span text:style-name="T621"> (</text:span><text:span text:style-name="T642">organizada por el </text:span><text:span text:style-name="T742">World Wide Web Consortium</text:span><text:span text:style-name="T642">, </text:span><text:span text:style-name="T739">W3C</text:span><text:span text:style-name="T621">) en abril de 2010 que reunió a líderes mundiales en software </text:span><text:span text:style-name="T643">de código abierto</text:span><text:span text:style-name="T621">, en protocolos </text:span><text:span text:style-name="T644">de comunicación </text:span><text:span text:style-name="T621">abiertos y en </text:span><text:span text:style-name="T645">g</text:span><text:span text:style-name="T621">obiernos </text:span><text:span text:style-name="T645">a</text:span><text:span text:style-name="T621">biertos.</text:span></text:p>
      <text:p text:style-name="P23">La sesión inaugural de la <text:span text:style-name="T96">WWW2010</text:span> fue una <text:span text:style-name="T852">sesión</text:span> plenaria sobre “El Gobierno Abierto y la <text:span text:style-name="T96">World Wide Web</text:span>” en la que se expusieron opiniones desde ambos lados del Atlánti­co acerca de cómo hacer la información más abierta y accesi­ble usando la <text:span text:style-name="T852">w</text:span>eb (<text:span text:style-name="T96">data.gov</text:span> y <text:span text:style-name="T96">data.gov.uk</text:span>). Los ponentes fue­ron: Sir Tim Berners-Lee, el inventor de la <text:span text:style-name="T96">World Wide We</text:span><text:span text:style-name="T128">b</text:span>; David Ferriero, Archivero de los Estados Unidos; James Hendler, Profesor del Instituto Politécnico de Rensselaer, que actuó de moderador; Paul Jones, Consejero de <text:span text:style-name="T96">iBiblio.org</text:span> y Profesor de la Universidad de Carolina del Norte; Andrew MacLaughlin, Adjunto al Director de Tecnología en la Oficina Ejecutiva del Presidente de los Estados Unidos; y Nigel <text:soft-page-break/>Shadbolt, Consejero de <text:span text:style-name="T128">W</text:span><text:span text:style-name="T96">eb Science Trust</text:span> y de <text:span text:style-name="T96">Web Fundation</text:span>, y Profesor de la Universidad de Southampton.</text:p>
      <text:p text:style-name="P23">Cuando se mira la lista de empresas patrocinadoras del evento <text:span text:style-name="T852">del </text:span><text:span text:style-name="T96">W3C</text:span>, se encuentran a todos los gigantes de la in­formática relacionados con la web que lógicamente uno espe­raba que estuvieran, pero si se mira con detenimiento dicha lista, también se pueden ver empresas de la ciudad que apo­yaron y respaldaron económicamente la Conferencia <text:span text:style-name="T96">WWW2010</text:span>, tales como <text:span text:style-name="T96">Lulu.com</text:span>, <text:span text:style-name="T96">iContact</text:span>, <text:span text:style-name="T96">LocalTechWire</text:span>, <text:span text:style-name="T96">WRAL</text:span>, <text:span text:style-name="T96">Raleigh Economic Development </text:span><text:span text:style-name="T355">y</text:span> <text:span text:style-name="T96">Red Hat</text:span><text:span text:style-name="T303">, </text:span><text:span text:style-name="T355">entre otra</text:span><text:span text:style-name="T303">s</text:span>. Este tipo de apoyo de las empresas locales será lo que haga que en Raleigh se sigan celebrando con éxito muchos más eventos de este tipo.</text:p>
      <text:h text:style-name="P79" text:outline-level="3"><text:bookmark-start text:name="__RefHeading__17119_640048308"/>2.2.<text:span text:style-name="T846">-</text:span> El <text:span text:style-name="T852">método</text:span> <text:span text:style-name="T356">del código abierto</text:span> de la Ferias <text:span text:style-name="T96">FOSS</text:span> <text:bookmark-end text:name="__RefHeading__17119_640048308"/></text:h>
      <text:p text:style-name="P67">El Departamento de Tecnología de la Información de la Uni­versidad del Estado de Carolina del Norte (<text:span text:style-name="T96">North Caroline State University</text:span>, <text:span text:style-name="T96">NCSU</text:span>) en colaboración con <text:span text:style-name="T96">Red Hat</text:span>, cre<text:span text:style-name="T853">ó</text:span> la asociación <text:span text:style-name="T96">NCSU Open Source Initiative</text:span>. Desde el 2009, como parte de su apoyo a las comunidades <text:span text:style-name="T355">vinculadas al uso de software de código abierto</text:span>, el Estado de Carolina del Norte celebra un evento dedicado al <text:span text:style-name="T355">código abierto</text:span> llamad<text:span text:style-name="T852">o</text:span> Feria <text:span text:style-name="T96">FOSS</text:span>, es decir, Feria del Software Libre y <text:span text:style-name="T355">de Código Abierto</text:span>. </text:p>
      <text:p text:style-name="P23">En el mundo del <text:span text:style-name="T357">código abierto</text:span> nos referimos al con­junto del <text:span text:style-name="T854">s</text:span>oftware <text:span text:style-name="T854">l</text:span>ibre y del <text:span text:style-name="T854">s</text:span>oftware <text:span text:style-name="T854">de código abierto </text:span><text:soft-page-break/>como FOSS (<text:span text:style-name="T96">Free Open Source Software</text:span>)</text:p>
      <text:p text:style-name="P23">La Feria <text:span text:style-name="T96">FOSS</text:span> es un evento al estilo de los <text:span text:style-name="T854">c</text:span>ongresos <text:span text:style-name="T854">a</text:span>biertos, similar al <text:span text:style-name="T96">BarCamp</text:span>. Se pueden imaginar estas <text:span text:style-name="T854">f</text:span>erias como un <text:span text:style-name="T96">BarCamp </text:span>especializado en <text:span text:style-name="T357">código abierto</text:span>. La ponen­cias las coordinan y desarrollan los propios participantes y <text:span text:style-name="T853">puede ser expuesto </text:span>cualquier tema relacionado con <text:span text:style-name="T853">el</text:span> <text:span text:style-name="T853">s</text:span>oftware <text:span text:style-name="T854">l</text:span>ibre y <text:span text:style-name="T357">código abierto</text:span>.</text:p>
      <text:p text:style-name="P23">Estos eventos congregan a los partidarios de <text:span text:style-name="T842">este tipo de software </text:span>en un ambiente muy informal, y donde todos los participantes comparten sus conocimientos y su entusiasmo. </text:p>
      <text:p text:style-name="P23">Asistí a mi primera Feria <text:span text:style-name="T96">FOSS</text:span> en 2012 y he vuelto a hacerlo en febrero de 2013. En esta segunda ocasión fui más preparado y además no sólo dispuesto a aprender, sino tam­bién a compartir mis conocimientos, mis experiencias y sobre todo mi entusiasmo, para lo cual preparé tres ponencias sobre temas no informáticos. Hay que recordar que los asistentes son quienes eligen las ponencias que van a ser expuestas, en consecuencia yo iba con la mentalidad de que era perfecta­mente normal que mis ponencias no fueran seleccionadas. </text:p>
      <text:p text:style-name="P23">Para mi sorpresa las tres fueron programadas para ser expuestas en el día que duró la Feria, y a las tres acudió bas­tante gente. Mis ponencias versaban sobre: “La Ruta hacia la Ciudad <text:span text:style-name="T854">de Código Abierto</text:span>”, “10 formas de iniciarse en el <text:span text:style-name="T854">Có­digo Abierto</text:span> [sin escribir ningún programa]” y “Creación de <text:soft-page-break/>una <text:span text:style-name="T435">C</text:span>omunidad <text:span text:style-name="T96">online</text:span> <text:span text:style-name="T854">al e</text:span>stilo <text:span text:style-name="T357">del Código Abierto</text:span>”. La tres ponencias están disponibles en la <text:span text:style-name="T96">wiki</text:span> de la Feria FOSS.</text:p>
      <text:p text:style-name="P23">Feria<text:span text:style-name="T853">s</text:span> como ésta, que empiezan a pequeña escala y van creciendo de forma regular, son las que contribuyen al soste­nimiento de la cultura <text:span text:style-name="T357">del código abierto</text:span> de Raleigh. No hay ninguna razón para que eventos como la Feria <text:span text:style-name="T96">FOSS</text:span> no crez­ca hasta convertirse en <text:span text:style-name="T853">un </text:span>componente emblemático de la marca “<text:span text:style-name="T855">c</text:span>iudad <text:span text:style-name="T854">de código abierto</text:span>” de Raleigh.</text:p>
      <text:h text:style-name="P79" text:outline-level="3"><text:bookmark-start text:name="__RefHeading__17121_640048308"/><text:span text:style-name="T723">2.3.</text:span><text:span text:style-name="T725">-</text:span><text:span text:style-name="T723"> </text:span><text:span text:style-name="T763">Maker Faire</text:span><text:span text:style-name="T723"> y el movimiento </text:span><text:span text:style-name="T762">DIY</text:span><text:bookmark-end text:name="__RefHeading__17121_640048308"/></text:h>
      <text:p text:style-name="P67">En el año 2009, el movimiento <text:span text:style-name="T129">DIY</text:span><text:span text:style-name="T856"> </text:span>(<text:span text:style-name="T129">Do It Yourself, </text:span><text:span text:style-name="T358">Hazlo Tu Mismo</text:span>) en Raleigh dio un paso adelante cuando empezó a aglutinar a los aficionados que se denominan así mismo<text:span text:style-name="T857">s</text:span> “<text:span text:style-name="T359">in­ventores</text:span>” <text:span text:style-name="T858">(“</text:span><text:span text:style-name="T130">makers</text:span><text:span text:style-name="T858">”)</text:span>. Aunque esta afición es general en todo el <text:span text:style-name="T859">p</text:span>aís, <text:span text:style-name="T858">el</text:span> <text:span text:style-name="T854">m</text:span>ovimiento <text:span text:style-name="T131">M</text:span><text:span text:style-name="T130">aker </text:span>comenzó a tomar cuerpo <text:span text:style-name="T857">en </text:span>Carolina del Norte con <text:span text:style-name="T860">su primer encuentro </text:span>a nivel <text:span text:style-name="T857">del </text:span>Esta­do.</text:p>
      <text:p text:style-name="P23"><text:span text:style-name="T621">Me gustaría ir más lejos y decir que los </text:span><text:span text:style-name="T743">makers</text:span><text:span text:style-name="T621"> son <text:s/>afi­cionados a las manualidades (</text:span><text:span text:style-name="T739">DIYers)</text:span><text:span text:style-name="T621"> con espíritu empresarial y </text:span><text:span text:style-name="T646">que </text:span><text:span text:style-name="T621">son una pieza clave en la </text:span><text:span text:style-name="T647">i</text:span><text:span text:style-name="T621">nnovación </text:span><text:span text:style-name="T647">a</text:span><text:span text:style-name="T621">mericana, </text:span><text:span text:style-name="T646">y</text:span><text:span text:style-name="T621"> </text:span><text:span text:style-name="T646">l</text:span><text:span text:style-name="T621">a cultura de Raleigh sintoniza profundamente con este movi­miento. </text:span><text:span text:style-name="T646">Tanto como para </text:span><text:span text:style-name="T648">poner en marcha</text:span><text:span text:style-name="T646"> su propi</text:span><text:span text:style-name="T648">a feria de muestras </text:span><text:span text:style-name="T743">Maker Faire North Carolina</text:span><text:span text:style-name="T646">.</text:span></text:p>
      <text:p text:style-name="P23">En la página web <text:span text:style-name="T96">MakerFaire.com</text:span>, se dice que muchos <text:s/><text:soft-page-break/><text:span text:style-name="T861">inventores</text:span> son “aficionados, entusiastas o estudiantes (¡amateurs!), pero también son una fuente de innovación al crear nuevos productos y generar valor añadido para sus co­munidades. Varios de estos artesanos-inventores se han con­vertido en emprendedores creando sus propias empresas.”</text:p>
      <text:p text:style-name="P23"><text:span text:style-name="T755">Maker Faire</text:span><text:span text:style-name="T680"> es una </text:span><text:span text:style-name="T693">feria de muestras</text:span><text:span text:style-name="T680"> que se desarrolla en un ambiente </text:span><text:span text:style-name="T693">amigable, casi familiar,</text:span><text:span text:style-name="T680"> y donde se </text:span><text:span text:style-name="T693">expone</text:span><text:span text:style-name="T680"> la inventiva, la creatividad y el ingenio. Un “enseña y cuenta”, si se me permite llamarlo así, donde imperan los principios del </text:span><text:span text:style-name="T694">código abierto</text:span><text:span text:style-name="T680">, esto es, </text:span><text:span text:style-name="T695">la disposición a </text:span><text:span text:style-name="T680">compartir, la transparencia y la colaboración.</text:span></text:p>
      <text:p text:style-name="P23"><text:span text:style-name="T862">Los eventos </text:span><text:span text:style-name="T132">Maker Faire</text:span>, a l<text:span text:style-name="T862">os</text:span> que asisten miles de per­sonas, se celebra<text:span text:style-name="T862">n</text:span> a nivel local, nacional <text:span text:style-name="T863">y también </text:span>por todo el mundo, <text:span text:style-name="T862">organizados de forma independiente y bajo la li­cencia de </text:span><text:span text:style-name="T96">O'Reilly Media</text:span><text:span text:style-name="T303">, </text:span><text:span text:style-name="T360">como el ya mencionado </text:span><text:span text:style-name="T132">Maker Faire North Carolina</text:span><text:span text:style-name="T96">. </text:span><text:span text:style-name="T360">De nuevo, esto es </text:span>similar <text:span text:style-name="T862">a los </text:span><text:span text:style-name="T96">TEDx</text:span>, <text:span text:style-name="T96">Ignite</text:span> y <text:span text:style-name="T96">CityCamp</text:span>, que permite<text:span text:style-name="T862">n</text:span> a los propios participantes organizar una comunidad <text:span text:style-name="T862">local de entusiastas </text:span>bajo <text:span text:style-name="T862">la</text:span> cobertura <text:span text:style-name="T862">de una “marca” </text:span>reconocida.</text:p>
      <text:p text:style-name="P23"><text:span text:style-name="T860">Concebido como un evento de carácter anual en octu­bre de 2009, </text:span><text:span text:style-name="T133">Maker Faire North Carolina</text:span><text:span text:style-name="T860"> se celebró por prime­ra vez en abril de 2010. La asistencia ha aumentado desde las</text:span> 2.000 personas <text:span text:style-name="T860">del primer año hasta las 4.000 del </text:span>2012.</text:p>
      <text:p text:style-name="P23">“El <text:span text:style-name="T357">código abierto</text:span> <text:span text:style-name="T860">es, </text:span>en realidad, nuestro modelo y lo <text:soft-page-break/>vemos más como un sentimiento que como una serie de nor­mas. Muchas personas necesitan compartir, <text:span text:style-name="T860">comportarse de forma</text:span> abiert<text:span text:style-name="T860">a</text:span> y <text:span text:style-name="T864">c</text:span>olaborar para mejorar. <text:span text:style-name="T133">Maker Faire North Carolina</text:span> <text:span text:style-name="T860">proporciona</text:span> a estas personas una <text:span text:style-name="T860">forma de colabora­ción</text:span> en el mundo que les rodea”, dice Jon Danforth, fundador de<text:span text:style-name="T860">l evento</text:span>.</text:p>
      <text:p text:style-name="P23"><text:span text:style-name="T649">Los </text:span><text:span text:style-name="T650">m</text:span><text:span text:style-name="T649">ovimientos</text:span><text:span text:style-name="T621"> </text:span><text:span text:style-name="T739">DIY</text:span><text:span text:style-name="T621"> y </text:span><text:span text:style-name="T744">M</text:span><text:span text:style-name="T745">aker </text:span><text:span text:style-name="T651">son</text:span><text:span text:style-name="T621"> un ejemplo de cómo personas con </text:span><text:span text:style-name="T649">mentalidad parecida</text:span><text:span text:style-name="T621"> se unen para compartir </text:span><text:span text:style-name="T649">su pasión</text:span><text:span text:style-name="T621"> y organiza</text:span><text:span text:style-name="T651">n</text:span><text:span text:style-name="T621"> asociaciones donde </text:span><text:span text:style-name="T649">practicar sus aficio­nes</text:span><text:span text:style-name="T621">. </text:span><text:span text:style-name="T652">Los aficionados que formaban el </text:span><text:span text:style-name="T650">m</text:span><text:span text:style-name="T652">ovimiento </text:span><text:span text:style-name="T744">M</text:span><text:span text:style-name="T746">aker </text:span><text:span text:style-name="T652">en­contraron una forma de compartir de forma colectiva su pa­sión haciendo uso de de los principios del </text:span><text:span text:style-name="T650">código abierto</text:span><text:span text:style-name="T746"> </text:span><text:span text:style-name="T652">para crear un evento anual en la capital de Carolina del Norte.</text:span></text:p>
      <text:h text:style-name="P76" text:outline-level="2"><text:bookmark-start text:name="__RefHeading__17123_640048308"/>3.- Una <text:span text:style-name="T854">a</text:span>genda <text:span text:style-name="T96">online </text:span>de <text:span text:style-name="T865">r</text:span>ecursos <text:span text:style-name="T865">d</text:span>isponibles para l<text:span text:style-name="T866">os grupos de usuarios de software de código abierto</text:span><text:bookmark-end text:name="__RefHeading__17123_640048308"/></text:h>
      <text:p text:style-name="P67">Merecería la pena profundizar en la idea de aprovechar la ex­periencia de <text:span text:style-name="T854">los grupos de usuarios</text:span>, y buscar un medio que les permitiera dar un paso hacia adelante a la hora de planifi­car sus actividades. </text:p>
      <text:p text:style-name="P23">Existe la posibilidad de ser los primeros en crear, con <text:span text:style-name="T867">software</text:span> <text:span text:style-name="T357">de código abierto</text:span>, una <text:span text:style-name="T854">a</text:span>genda de <text:span text:style-name="T854">r</text:span>ecursos <text:span text:style-name="T854">d</text:span>isponi­bles colgada en la web, para las asociaciones y colectivos de ciudadanos. ¿Qué quiero decir con esto?, permitan que me explique.</text:p>
      <text:p text:style-name="P23"><text:soft-page-break/>Al haber sido coordinador de asociaciones y colectivos, sé que siempre andábamos buscando un lugar para reunirnos, o una persona que diera una ponencia. Sería fantástico tener esa <text:span text:style-name="T854">a</text:span>genda donde se almacenara todo lo que los coordinado­res sabemos.</text:p>
      <text:p text:style-name="P23">En ella primero podríamos consultar un calendario <text:span text:style-name="T96">on­line</text:span> que nos permitiera elegir una fecha que no entrara en conflicto con otras asociaciones o que no coincidiera con un evento más importante que atrajera al mismo tipo de público. </text:p>
      <text:p text:style-name="P23"><text:span text:style-name="T621"><text:s/>A continuación buscaríamos un sitio donde reunirnos. Esta </text:span><text:span text:style-name="T650">a</text:span><text:span text:style-name="T621">genda sería similar al libro de reservas de un hotel. Tendría una lista de locales disponibles para su uso, incluyen­do sus características, y los coordinadores de las asociaciones sólo tendrían que introducir sus necesidades tales como nú­mero de asistentes, si necesitan equipamiento audiovisual, si precisan salas privadas o espacios públicos, </text:span><text:span text:style-name="T747">w</text:span><text:span text:style-name="T739">ifi</text:span><text:span text:style-name="T621">, aperitivos y bebidas, etc., para que el </text:span><text:span text:style-name="T650">programa</text:span><text:span text:style-name="T621"> les indicara los locales más adecuados en cada caso.</text:span></text:p>
      <text:p text:style-name="P23">Una vez encontrada la fecha y el lugar idóneo, el si­guiente paso sería buscar el ponente o los ponentes nece­sarios. Los coordinadores podrían tener acceso a una lista con las personas que hayan intervenido en otras ocasiones, y <text:span text:style-name="T854">con</text:span> otr<text:span text:style-name="T854">a</text:span>s nuev<text:span text:style-name="T854">a</text:span>s, clasificad<text:span text:style-name="T854">a</text:span>s por temas y disponibilidad. ¿Ven a dónde quiero llegar?</text:p>
      <text:p text:style-name="P23"><text:soft-page-break/>Esta <text:span text:style-name="T854">a</text:span>genda de <text:span text:style-name="T854">r</text:span>ecursos <text:span text:style-name="T854">d</text:span>isponibles, sería un instru­mento fundamental para las asociaciones locales. La página o plataforma debería estar realizada con <text:span text:style-name="T867">software </text:span><text:span text:style-name="T357">de código abierto</text:span> de manera que cualquiera pudiera ampliarla y mejo­rarla, y podría estar <text:span text:style-name="T867">ubicada</text:span> en algún <text:span text:style-name="T134">website</text:span>, como por ejem­plo <text:span text:style-name="T96">meetup.com</text:span>, si tuvieran disponibilidad para alojar y admi­nistrar un proyecto <text:span text:style-name="T357">de código abierto</text:span> de esta envergadura. </text:p>
      <text:p text:style-name="P23">Si se quiere que esta <text:span text:style-name="T854">a</text:span>genda tenga éxito insisto en que debe<text:span text:style-name="T867">ría</text:span> ser construida en base a <text:span text:style-name="T867">software</text:span> <text:span text:style-name="T357">de código abierto </text:span><text:span text:style-name="T361">porque</text:span> sería la mejor forma de que pudiera ser reutilizad<text:span text:style-name="T867">a</text:span> por parte de otras ciudades.</text:p>
      <text:p text:style-name="P23">La verdadera importancia estriba en que la información sería introducida por todas las asociaciones, y debería ser tan fácil de hacer como en una página <text:span text:style-name="T96">wiki</text:span>. Dicho trabajo lo ha­rían los coordinadores de las asociaciones, las empresas y en­tidades locales que cuenten con espacios de encuentro dispo­nibles y los ponentes que deseen compartir sus conocimientos con los demás a través de las asociaciones.</text:p>
      <text:p text:style-name="P23">Una <text:span text:style-name="T854">a</text:span>genda de <text:span text:style-name="T854">r</text:span>ecursos <text:span text:style-name="T854">d</text:span>isponibles como ésta sería algo revolucionario para las asociaciones.</text:p>
      <text:h text:style-name="P76" text:outline-level="2"><text:bookmark-start text:name="__RefHeading__17125_640048308"/><text:span text:style-name="T723">4.</text:span><text:span text:style-name="T725">-</text:span><text:span text:style-name="T723"> Ser líder del </text:span><text:span text:style-name="T730">c</text:span><text:span text:style-name="T731">ódigo </text:span><text:span text:style-name="T730">a</text:span><text:span text:style-name="T731">bierto</text:span><text:bookmark-end text:name="__RefHeading__17125_640048308"/></text:h>
      <text:p text:style-name="P67"><text:span text:style-name="T710">E</text:span><text:span text:style-name="T680">s evidente que parte del éxito de los grupos </text:span><text:span text:style-name="T696">y de </text:span><text:span text:style-name="T680">las asocia­ciones de Raleigh, sobre todo las </text:span><text:span text:style-name="T694">de carácter informático</text:span><text:span text:style-name="T680">, </text:span><text:span text:style-name="T697">se </text:span><text:soft-page-break/><text:span text:style-name="T680">ha debido al apoyo recibido de la comunidad local que les han facilitado espacios para reunirse, ponentes, promoción y recursos económicos.</text:span></text:p>
      <text:p text:style-name="P23">Para hacer más eficaces <text:span text:style-name="T854">esos</text:span> apoyos, las asociaciones y colectivos de Raleigh deberían ponerse de acuerdo para crear un instrumento fundamental como la innovadora <text:span text:style-name="T854">a</text:span>genda <text:span text:style-name="T96">on­line</text:span> de <text:span text:style-name="T854">r</text:span>ecursos <text:span text:style-name="T854">d</text:span>isponibles. <text:span text:style-name="T867">A</text:span>unque se podría usar en todo el mundo, siempre se reconocería<text:span text:style-name="T867">n </text:span>sus <text:span text:style-name="T868">orígenes</text:span> en la creativi­dad y la innovación de Raleigh. <text:span text:style-name="T621">Innovaciones como esa ayu­darían a que Raleigh fuese líder en materia de </text:span><text:span text:style-name="T650">código abierto</text:span><text:span text:style-name="T621">.</text:span></text:p>
      <text:p text:style-name="P23">Mientras Raleigh sigue intentado llevar a cabo una <text:span text:style-name="T854">c</text:span>on­ferencia <text:span text:style-name="T854">a</text:span>nual de alto nivel sobre tecnología <text:span text:style-name="T357">de código abier­to</text:span>, en la ciudad ya se celebran numerosos eventos organiza­dos por las asociaciones y colectivos de ciudadanos. </text:p>
      <text:p text:style-name="P23"><text:span text:style-name="T96">SPARKcon</text:span>, fundado en 2006, es el evento <text:span text:style-name="T357">de código abierto </text:span>más importante de Raleigh. Son cuatro días de una creatividad impresionante inspirada <text:span text:style-name="T868">en el</text:span> espíritu <text:span text:style-name="T134">Do It Yourself</text:span>. <text:span text:style-name="T96">SPARKcon</text:span> es un torrente constante de ideas innova­doras que surgen de una comunidad con talento.</text:p>
      <text:p text:style-name="P23">Otro tipo de eventos en Raleigh se suman a la lista. La Feria <text:span text:style-name="T96">FOSS</text:span>, que empezó en 2009, la <text:span text:style-name="T133">Maker Faire North Carolina</text:span>, que lo hizo en 2010, y <text:span text:style-name="T96">CityCamp Raleigh</text:span> que entró en escena en 2011. </text:p>
      <text:p text:style-name="P23">De forma individual estos eventos se dedican respecti­<text:soft-page-break/>vamente a dar salida a la creatividad, al software <text:span text:style-name="T854">l</text:span>ibre y <text:span text:style-name="T357">de código abierto</text:span>, y al movimiento por un <text:span text:style-name="T854">g</text:span>obierno <text:span text:style-name="T854">a</text:span>bierto, pero de forma conjunta agrupan a colectividades de gente en­tusiasta que contribuyen a consolidar la imagen de la “<text:span text:style-name="T854">m</text:span>arca <text:span text:style-name="T357">de código abierto</text:span>” de <text:span text:style-name="T868">la ciudad de </text:span>Raleigh.</text:p>
      <text:h text:style-name="P98" text:outline-level="1"/>
      <text:h text:style-name="P153"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8" text:outline-level="1"/>
      <text:h text:style-name="P93" text:outline-level="1"><text:soft-page-break/></text:h>
      <text:h text:style-name="P93" text:outline-level="1"><text:bookmark-start text:name="__RefHeading__11830_640048308"/>Capítulo V: Un <text:span text:style-name="T869">N</text:span>úcleo de <text:span text:style-name="T869">I</text:span>nnovación <text:span text:style-name="T869">I</text:span>mpulsado por el <text:span text:style-name="T362">Código Abierto</text:span><text:bookmark-end text:name="__RefHeading__11830_640048308"/></text:h>
      <text:p text:style-name="P67">La creación de puestos de trabajo y el fomento de la <text:span text:style-name="T867">i</text:span>nnova­ción es otra seña de identidad de la marca “<text:span text:style-name="T854">c</text:span>iudad <text:span text:style-name="T357">de código abierto</text:span>”, por eso encontrar formas nuevas de dar impulso al colectivo de emprendedores y apoyar las agrupaciones de em­presas existentes utilizando los principios <text:span text:style-name="T820">del </text:span><text:span text:style-name="T357">código abierto</text:span> puede aportar ventajas competitivas a cualquier ciudad. </text:p>
      <text:p text:style-name="P23">En este capítulo, y en primer lugar, conoceremos las ideas de James Sauls, responsable de <text:span text:style-name="T96">Raleigh Economic Development</text:span>, sobre cómo el <text:span text:style-name="T357">código abierto</text:span> puede influir en el futuro en Raleigh a través de <text:span text:style-name="T870">la formación de </text:span><text:span text:style-name="T96">clusters</text:span><text:span text:style-name="T303"> </text:span><text:span text:style-name="T363">o </text:span><text:span text:style-name="T364">con­glomerados</text:span> <text:span text:style-name="T868">de empresas tecnológicas</text:span> y <text:span text:style-name="T867">de </text:span>software, aunque, curiosamente, el <text:span text:style-name="T854">método</text:span> <text:span text:style-name="T357">del código abierto</text:span> suponga una con­troversia con el <text:span text:style-name="T868">modelo tradicional de </text:span>desarrollo económico.</text:p>
      <text:p text:style-name="P23">A continuación insertaremos la entrevista que mantuve con David Diaz, Consejero <text:span text:style-name="T867">D</text:span>elegado de la <text:span text:style-name="T96">Downtown Raleigh Alliance</text:span>, sobre el planteamiento básico para el desarrollo eco­nómico de la <text:span text:style-name="T855">z</text:span>ona de <text:span text:style-name="T855">n</text:span>egocios de la ciudad de Raleigh. <text:span text:style-name="T867">La </text:span><text:span text:style-name="T96">Downtown Raleigh Alliance</text:span> ha asumido el liderazgo en aunar los esfuerzos de los comerciantes, las empresas, las entidades financieras y la ciudadanía, para trabajar con el <text:span text:style-name="T854">g</text:span>obierno <text:span text:style-name="T854">mu­nicipal</text:span> <text:span text:style-name="T854">en </text:span>el desarrollo de dicha <text:span text:style-name="T855">z</text:span>ona de <text:span text:style-name="T855">n</text:span>egocio<text:span text:style-name="T867">s</text:span> de la ciu­dad. Y se crea o no, los principios del <text:span text:style-name="T357">código abierto</text:span>, tales <text:soft-page-break/>como la transparencia y <text:span text:style-name="T867">la </text:span>colaboración, son piezas claves en su estrategia.</text:p>
      <text:p text:style-name="P29">Por otra parte, hay una serie de trabajos en marcha para convertir a Raleigh en una ciudad innovadora. Al haber estado involucrado en algunos de ellos, puedo decir que nues­tra ciudad está en condiciones idóneas para conseguir ese ob­jetivo. Todavía faltan algunos hitos importantes, aunque real­mente estamos muy cerca de <text:span text:style-name="T870">alcanzarlos</text:span>. En este sentido hay una iniciativa, <text:span text:style-name="T96">Innovate Raleigh</text:span>, de la que hablaremos des­pués, cuando comentemos algunas ideas que hay detrás de ese <text:span text:style-name="T867">p</text:span>royecto, que identifica a Raleigh como una <text:span text:style-name="T867">c</text:span>iudad <text:span text:style-name="T867">i</text:span>nno­vadora, y expliquemos como el <text:span text:style-name="T855">código abierto </text:span>forma parte de ello.</text:p>
      <text:p text:style-name="P23">También <text:span text:style-name="T870">hablaremos de</text:span> los esfuerzos que el Estado de Carolina del Norte, junto con el Ayuntamiento de la ciudad y otras entidades, está <text:span text:style-name="T870">realizando</text:span> para apoyar a la comunidad emprendedora. Y por último, veremos algunas empresas de gran éxito <text:span text:style-name="T365">vinculadas al software de código abierto </text:span><text:span text:style-name="T366">y</text:span> <text:span text:style-name="T870">asenta­das</text:span> en Raleigh que están creando un núcleo <text:span text:style-name="T366">alrededor del este tipo de software </text:span>dentro de la comunidad empresarial.</text:p>
      <text:h text:style-name="P76" text:outline-level="2"><text:bookmark-start text:name="__RefHeading__17128_640048308"/>1.<text:span text:style-name="T871">-</text:span> <text:span text:style-name="T872">Código abierto</text:span> y el <text:span text:style-name="T873">d</text:span>esarrollo <text:span text:style-name="T873">e</text:span>conómico. Entrevista con James Sauls, Director de <text:span text:style-name="T96">Raleigh Economic </text:span><text:span text:style-name="T135">D</text:span><text:span text:style-name="T96">evelopment</text:span>. <text:bookmark-end text:name="__RefHeading__17128_640048308"/></text:h>
      <text:p text:style-name="P67">Hasta ahora, siempre había pensado instintivamente que el <text:span text:style-name="T874">método</text:span> <text:span text:style-name="T366">del código abierto</text:span> proporcionaba ventajas competiti­<text:soft-page-break/>vas a cualquier ciudad donde una empresa <text:span text:style-name="T366">centrada en este tipo de software</text:span> tuviera una fuerte presencia. Pero debido a que llevo en Raleigh más de quince años y, de ellos, diez tra­bajando para <text:span text:style-name="T96">Red Hat</text:span>, mi opinión podía estar un poco condi­cionada <text:span text:style-name="T875">por el entorno</text:span>.</text:p>
      <text:p text:style-name="P23">Por eso, fue revelador <text:span text:style-name="T875">hablar </text:span>con James Sauls, Director de <text:span text:style-name="T96">Raleigh Economic Development</text:span>, un programa impulsado por la Cámara de Comercio para ayudar a la ciudad a <text:span text:style-name="T875">planear </text:span>su estrategia de desarrollo económico. Me di cuenta que los principios del <text:span text:style-name="T366">código abierto</text:span> suponen un auténtico reto para desarrollar un conglomerado empresarial válido en <text:span text:style-name="T875">torno a ellos</text:span>. Veamos lo que Sauls tenía que decirnos al respecto. </text:p>
      <text:p text:style-name="P24">¿Qué significa el <text:span text:style-name="T874">código abierto</text:span> para Raleigh Economic Development?</text:p>
      <text:p text:style-name="P21">Al principio sólo sabíamos que era algo relacionado con el software y que una de las compañías más importantes de la ciudad, <text:span text:style-name="T96">Red Hat</text:span>, se dedicaba al desarrollo de <text:span text:style-name="T875">software</text:span> <text:span text:style-name="T366">de có­digo abierto</text:span>, es decir con código fuente abierto. Pero confor­me fuimos teniendo más relaciones con ellos, nos dimos cuen­ta que <text:span text:style-name="T366">código abierto</text:span> no sólo es software sino mucho más. <text:span text:style-name="T874">Se trataba de</text:span> una cultura, algo que podía servir de guía y de mo­delo para las personas, los colectivos sociales y las empresas.</text:p>
      <text:p text:style-name="P22">¿Cu<text:span text:style-name="T876">á</text:span>l es el objetivo de Raleigh Economic Development como organización?</text:p>
      <text:p text:style-name="P23"><text:span text:style-name="T96">Raleigh Economic Development</text:span> es un programa de la Cá­<text:soft-page-break/>mara de Comercio de Raleigh que está financiado por el Ayuntamiento y por otras entidades privadas a través del pro­grama <text:span text:style-name="T96">Competitive EDGE</text:span>. Nuestra labor es hacer gestiones co­merciales para atraer empresas que se instalen en Raleigh y consolidar las que ya están aquí. El objetivo fundamental es potenciar las distintas iniciativas que existen en la ciudad para, por una parte, crear puestos de trabajo y por otra, in­crementar el volumen de negocio de las existentes, con lo que se incrementará la base impositiva para la generación de im­puestos para la <text:span text:style-name="T874">c</text:span>iudad.</text:p>
      <text:p text:style-name="P23"><text:span text:style-name="T757">¿Qué papel juega Raleigh Economic Development a la hora de atraer</text:span><text:span text:style-name="T710"> </text:span><text:span text:style-name="T757">empresas y personas de talento a Raleigh?</text:span></text:p>
      <text:p text:style-name="P23"><text:span text:style-name="T96">Raleigh Economic Development</text:span> es el instrumento más im­portante que tiene la ciudad para la captación de empresas. La estrategia que usamos es la captación basada en la sinergia <text:span text:style-name="T876">de los</text:span> <text:span text:style-name="T876">conglomerados</text:span><text:span text:style-name="T136"> </text:span>de empresas ya existentes en Raleigh. Estos <text:span text:style-name="T876">conglomerados</text:span> de empresas se centran en el software y <text:span text:style-name="T868">t</text:span>ecnologías de la <text:span text:style-name="T868">i</text:span>nformación, ciencias de la naturaleza, dis­positivos médicos, tecnologías de defensa y tecnologías lim­pias.</text:p>
      <text:p text:style-name="P23">Nuestro personal viaja a los eventos estratégicos donde se reúnen con empresas, con consultores especializados en <text:span text:style-name="T877">lo­calizaciones</text:span> <text:span text:style-name="T877">para empresas</text:span>, y concretan programas de visitas, empresa por empresa, para invitarlas <text:span text:style-name="T877">a </text:span>que se instalen aquí.</text:p>
      <text:p text:style-name="P24">¿Podría el <text:span text:style-name="T874">código abierto</text:span> servir de aglutinante de empresas <text:soft-page-break/>tecnológicas en Raleigh?</text:p>
      <text:p text:style-name="P23">Sí, pero el reto para nosotros está en entender en pro­fundidad el <text:span text:style-name="T874">método</text:span> <text:span text:style-name="T874">del código abierto </text:span>para poder introducir­lo sin que entre en <text:span text:style-name="T877">conflicto</text:span> con la forma habitual en la que veníamos trabajando<text:span text:style-name="T96">.</text:span></text:p>
      <text:p text:style-name="P23">Hasta ahora nosotros identificábamos un conjunto de empresas de un determinado sector X que tenían unas siner­gias entre sí, lo que llamamos <text:span text:style-name="T96">cluster</text:span> o racimo de empresas, que trabajaban con el modelo <text:span text:style-name="T366">del código abierto</text:span>, y que ofre­cían una serie de ventajas para que otras empresas <text:span text:style-name="T877">entrasen también a formar parte del </text:span><text:span text:style-name="T137">cluster</text:span>. Esas ventajas las publicitá­bamos a fin de que nuevas empresas se unieran al racimo ins­talándose en Raleigh, y reclamábamos el calificativo de “ciu­dad idónea para el sector X”.</text:p>
      <text:p text:style-name="P23">Sin embargo, el <text:span text:style-name="T874">método</text:span> <text:span text:style-name="T366">del código abierto</text:span> nos plantea <text:span text:style-name="T877">un desafío. N</text:span>o se trata de promocionar de forma indepen­diente unos sectores concretos de actividad que trabajan de acuerdo con el modelo <text:span text:style-name="T366">del código abierto</text:span>, sino de buscar las sinergias entre todos y promocionar el conjunto de todos los sectores de forma integrada, incluso intrínsecamente con la propia ciudad como “<text:span text:style-name="T874">c</text:span>iudad <text:span text:style-name="T874">de código abierto</text:span><text:span text:style-name="T96">”</text:span>, lo cual es bastante distinto a lo que se veníamos haciendo hasta ahora. </text:p>
      <text:p text:style-name="P23">Por otra parte, el <text:span text:style-name="T874">código abierto </text:span>viene muy bien para el <text:span text:style-name="T367">sector</text:span> tecnológico <text:span text:style-name="T877">de</text:span> Raleigh ya que en él ya tenemos varios <text:span text:style-name="T96">cluster</text:span><text:span text:style-name="T137">s</text:span> que se pueden agrupar.</text:p>
      <text:p text:style-name="P23"><text:soft-page-break/>Es una filosofía que la ciudad ha adoptado y que está empleado en muchas de sus propias actividades.</text:p>
      <text:p text:style-name="P24">¿Qué ventajas tiene ser una <text:span text:style-name="T874">c</text:span>iudad <text:span text:style-name="T874">de código abierto d</text:span>esde el punto de vista del desarrollo económico?</text:p>
      <text:p text:style-name="P23">Ciertamente añade una señal de identidad a Raleigh que es consistente con la dirección que está tomando la men­talidad de sus ciudadanos. Una ciudad que puede promocio­narse a sí misma como una comunidad abierta tiene una ven­taja competitiva a la hora de atraer empresas y personas con talento. El talento del mañana está buscando ciudades que posean una cultura abierta. Y Raleigh, definitivamente, está en ese camino.</text:p>
      <text:h text:style-name="P76" text:outline-level="2"><text:bookmark-start text:name="__RefHeading__17130_640048308"/>2.<text:span text:style-name="T871">-</text:span> El <text:span text:style-name="T874">c</text:span><text:span text:style-name="T368">ódigo </text:span><text:span text:style-name="T366">a</text:span><text:span text:style-name="T368">bierto</text:span> promociona el futuro de la <text:span text:style-name="T874">z</text:span>ona de <text:span text:style-name="T874">n</text:span>egocios de Raleigh<text:note text:id="ftn30" text:note-class="footnote"><text:note-citation>30</text:note-citation><text:note-body><text:p text:style-name="P60">Adaptado de “<text:span text:style-name="T96">Open source develops the future of downtown Raleigh”,</text:span> <text:span text:style-name="T1019">©</text:span> 2011 <text:span text:style-name="T96">opensource.com</text:span>, publicado bajo licencia <text:span text:style-name="T166">Creative Commons Attribution-ShareAlike 3.0 Unported</text:span><text:span text:style-name="T386">.</text:span></text:p></text:note-body></text:note><text:bookmark-end text:name="__RefHeading__17130_640048308"/></text:h>
      <text:p text:style-name="P67">¿Se puede revitalizar una zona de una ciudad e incrementar su actividad económica utilizando los principios del <text:span text:style-name="T366">código abierto</text:span>? David Diaz, Presidente y Director Ejecutivo de <text:span text:style-name="T96">Downtown Raleigh Alliance</text:span>, cree que sí. <text:span text:style-name="T868">T</text:span>uve la oportunidad de sentarme con él para que me comentara cómo las entida­des para el desarrollo económico están interactuando con sus <text:span text:style-name="T874">g</text:span>obiernos <text:span text:style-name="T874">l</text:span>ocales y <text:span text:style-name="T874">e</text:span>statales, con los ciudadanos, y con las empresas y propietarios de inmuebles, a fin de lograr <text:span text:style-name="T877">ese </text:span>ob­<text:soft-page-break/>jetivo, <text:span text:style-name="T868">y cómo</text:span> su organización aplica en sus programas de desarrollo económico los principios de transparencia, de par­ticipación y <text:span text:style-name="T877">disposición a </text:span>compartir.</text:p>
      <text:p text:style-name="P23">Veamos cómo se aplica el <text:span text:style-name="T874">método</text:span> <text:span text:style-name="T366">del código abierto</text:span> al desarrollo económico, cómo trabaja su organización con el <text:span text:style-name="T874">g</text:span>obierno <text:span text:style-name="T874">l</text:span>ocal y qué programas está implementa<text:span text:style-name="T868">n</text:span>do <text:span text:style-name="T96">Downtown Raleigh Alliance</text:span>.</text:p>
      <text:p text:style-name="P24">¿Qué es Downtown Raleigh Alliance, cu<text:span text:style-name="T877">á</text:span>l es su misión?</text:p>
      <text:p text:style-name="P23"><text:span text:style-name="T96">Downtown Raleigh Alliance</text:span> se creó en 1996 como una alianza entre agentes inmobiliarios, comerciantes, el Ayunta­miento, ciudadanos que desean vivir en la <text:span text:style-name="T877">z</text:span>ona de <text:span text:style-name="T877">n</text:span>egocios de la ciudad, y personas que han invertido en la misma. En este <text:span text:style-name="T874">p</text:span>aís todo el mundo sabe que un sector por sí solo no pue­de revitalizar <text:span text:style-name="T877">la zona de negocios</text:span> de una ciudad. Muchos <text:span text:style-name="T877">g</text:span>o­biernos <text:span text:style-name="T877">m</text:span>unicipales han tratado de llevar <text:span text:style-name="T877">esa </text:span>promoción por su propia cuenta, y se han encontrado con propietarios des­preocupados, con otros que quieren que se hagan más cosas, con una comunidad empresarial activa y solidaria pero cen­trada en sus negocios, y con funcionarios de los propios <text:span text:style-name="T877">a</text:span>yun­tamientos que no tenían interés alguno.</text:p>
      <text:p text:style-name="P23">Reunimos a los grupos <text:span text:style-name="T874">mencionados</text:span> con una idea bási­ca compartida por todos: que cada uno aportara <text:span text:style-name="T878">sus</text:span> mejores recursos para conseguir el objetivo común. En el día a día, nos centramos en la prestación de servicios que van más allá de lo que el Ayuntamiento quiere o puede suministrar, o en <text:soft-page-break/>solucionar temas concretos que ellos no son capaces <text:span text:style-name="T879">o </text:span>no quieren <text:span text:style-name="T878">solucionar</text:span>. Tenemos cuatro programas para cubrir estas carencias: </text:p>
      <text:list xml:id="list5394546043996969737" text:style-name="L14">
        <text:list-item>
          <text:p text:style-name="P124">Programa Asistentes</text:p>
        </text:list-item>
        <text:list-item>
          <text:p text:style-name="P124">Programa de Desarrollo Económico</text:p>
        </text:list-item>
        <text:list-item>
          <text:p text:style-name="P124">Programa de Posicionamiento de Marca</text:p>
        </text:list-item>
        <text:list-item>
          <text:p text:style-name="P124">Programa de Gestión de los Espacios Públicos.</text:p>
        </text:list-item>
      </text:list>
      <text:p text:style-name="P23">También jugamos un papel importante como mediado­res. Tenemos una estrecha relación con el Ayuntamiento de la <text:span text:style-name="T874">c</text:span>iudad y hacemos lo mejor que podemos para mediar en to­das las controversias. A pesar de que también somos lealmen­te críticos con ellos, el Ayuntamiento a menudo acepta nues­tras propuestas. Por un lado tenemos que convencer a los dueños de <text:span text:style-name="T879">los comercios</text:span> y de las empresas de que no pode­mos dejar al <text:span text:style-name="T874">g</text:span>obierno <text:span text:style-name="T874">m</text:span>unicipal a l<text:span text:style-name="T878">os</text:span> pie<text:span text:style-name="T878">s</text:span> de los caballos y por el otro debemos disuadir a éste de tomar determinadas decisiones que pueden perjudicar a nuestra zona. Siempre es­tamos equilibrando los intereses de todos por el bien general de<text:span text:style-name="T878">l </text:span>distrito.</text:p>
      <text:p text:style-name="P24">¿Cómo trabaja Downtown Raleigh Alliance con el <text:span text:style-name="T880">G</text:span>o­bierno <text:span text:style-name="T880">L</text:span>ocal y con el <text:span text:style-name="T880">del Estado</text:span>?</text:p>
      <text:p text:style-name="P23">En nuestro Consejo de Administración hay una repre­sentación gubernamental compuesta por <text:span text:style-name="T878">g</text:span>erentes tanto del Municipio como de<text:span text:style-name="T497">l Condado</text:span>, y dos representantes de Go­<text:soft-page-break/>bierno del Estado. Esto último no es normal en entidades como la nuestra, pero no hay que olvidar que Raleigh es tam­bién la capital del Estado de Carolina del Norte. Todos estos <text:span text:style-name="T878">c</text:span>onsejeros se sientan en la <text:span text:style-name="T878">M</text:span>esa del Consejo y nos aportan <text:span text:style-name="T879">sus ideas</text:span>. </text:p>
      <text:p text:style-name="P23">Por otra parte, somos <text:span text:style-name="T878">proveedores</text:span> de servicios <text:span text:style-name="T878">del </text:span>Ayuntamiento. Tenemos un contrato con el Departamento de Obras Públicas para prestar el servicio de vigilancia <text:span text:style-name="T878">con </text:span>nues­tros de asistentes, patrulla<text:span text:style-name="T878">ndo</text:span> lo<text:span text:style-name="T878">s zonas de estacionamiento</text:span>. La ciudad necesita ojos y oídos en los estacionamiento<text:span text:style-name="T878">s</text:span> <text:span text:style-name="T878">de </text:span>toda la <text:span text:style-name="T881">z</text:span>ona de <text:span text:style-name="T881">n</text:span>egocios y nuestros asistentes están capacita­dos para ofrecer este tipo de servicio.</text:p>
      <text:p text:style-name="P23">También trabajamos con el Gobierno <text:span text:style-name="T880">M</text:span>unicipal colabo­rando con el Departamento de Planificación de la <text:span text:style-name="T880">c</text:span>iudad para el desarrollo urbanístico de<text:span text:style-name="T882">l distrito</text:span> a medio y largo plazo. Además, desde 2003 participamos en los <text:span text:style-name="T883">p</text:span>rogramas <text:span text:style-name="T96">Livable Streets</text:span> (Calles Habitables) que ya tienen, en su conjunto, unos diez años de vida.</text:p>
      <text:p text:style-name="P23">El proceso de planificación de <text:span text:style-name="T138">Livable Streets</text:span> para <text:span text:style-name="T884">esta</text:span> zona se hizo de forma absolutamente abierta al público. Se constituyó un grupo de trabajo con los ciudadanos para que ayudaran a establecer las líneas maestra<text:span text:style-name="T882">s</text:span> de los <text:span text:style-name="T882">p</text:span>rogramas. En dicho grupo había personas interesadas en temas de circu­lación, otras en la red de transporte, y otras en cómo hacer nuestra Zona de Negocios más agradable para el peatón.</text:p>
      <text:p text:style-name="P23"><text:soft-page-break/>Queremos que la gente que vive fuera del casco urbano de Raleigh valore la <text:span text:style-name="T883">z</text:span>ona de <text:span text:style-name="T883">n</text:span>egocios de la ciudad y que la vea también como suya. Raleigh tiene potencial para ser la <text:span text:style-name="T883">z</text:span>ona de <text:span text:style-name="T883">n</text:span>egocios del Estado de Carolina del Norte.</text:p>
      <text:p text:style-name="P23">El <text:span text:style-name="T883">método</text:span> <text:span text:style-name="T369">del código abierto</text:span> es la manera con la que podemos animar a los gerentes y a los propietarios de la em­presas de la <text:span text:style-name="T883">z</text:span>ona de <text:span text:style-name="T883">n</text:span>egocios de Raleigh a hacer que ésta se adapte mejor a las necesidades de todos y tenga más éxito.</text:p>
      <text:p text:style-name="P24">¿Qué importancia tiene el <text:span text:style-name="T883">código abierto</text:span> a la hora de tra­bajar en el desarrollo económico local?</text:p>
      <text:p text:style-name="P23">Su importancia es enorme porque uno de los problemas más importantes que tenemos para atraer empresas y que se instalen en la <text:span text:style-name="T883">z</text:span>ona de <text:span text:style-name="T883">n</text:span>egocios de Raleigh, es la falta de bue­na información. Mientras más veraces y transparentes seamos a la hora de mostrar nuestras posibilidades y nuestro interés en que vengan nuevas empresas, más éxito tendremos. Si ocultamos información, al final todo termina sabiéndose. </text:p>
      <text:p text:style-name="P23">Por ejemplo, existe la idea de que las zonas urbanas son más peligrosas, y nuestros datos demuestran lo contrario. Siempre estamos tratando de publicar más y más información sobre nuestra <text:span text:style-name="T883">z</text:span>ona de <text:span text:style-name="T883">n</text:span>egocios. Recopilamos datos de refe­rencia, tales como el número de residentes y las empresas es­tablecidas en ella, pero también informamos sobre el número de cafés con terrazas para comer al aire libre. Creo que esto nos hace distintos.</text:p>
      <text:p text:style-name="P23"><text:soft-page-break/>En el esfuerzo porque la <text:span text:style-name="T883">z</text:span>ona de <text:span text:style-name="T883">n</text:span>egocios tenga su pro­pia <text:span text:style-name="T884">seña de identidad</text:span>, el <text:span text:style-name="T369">método del código abierto</text:span> ha sido fundamental. Diversos colectivos colaboraron con nosotros en darle forma a la marca <text:span text:style-name="T96">You R Here</text:span> (Tú estás aquí), y también hemos puesto en práctica el principio de participación entre­vistando a gran cantidad de personas preocupadas por nues­tra <text:span text:style-name="T884">z</text:span>ona, incluidos <text:span text:style-name="T884">c</text:span>oncejales, propietarios de locales, y parti­darios de ella, pero a su vez hemos hablado con otros que no lo eran tanto. A todos siempre les preguntamos: "¿qué necesi­tamos" y "¿qué es lo más importante?".</text:p>
      <text:p text:style-name="P23">Las personas que estaban a favor no podían contener su entusiasmo y no nos aportaban nada que ya no supiéramos. <text:span text:style-name="T883">E</text:span>n cambio, las que eran más reacias o estaban menos intere­sadas en el desarrollo de la <text:span text:style-name="T884">z</text:span>ona fueron las que nos plantea­ron cuestiones más interesantes. Estas entrevistas fueron vita­les. Si sólo te involucras con los partidarios, difícilmente podrás tener una perspectiva amplia. La participación de to­dos es la mejor fuente de información.</text:p>
      <text:h text:style-name="P76" text:outline-level="2"><text:bookmark-start text:name="__RefHeading__17132_640048308"/>3.<text:span text:style-name="T885">-</text:span> Conectando entre sí los elementos claves<text:span text:style-name="T303">: </text:span><text:span text:style-name="T369">código abierto</text:span>, <text:span text:style-name="T883">g</text:span><text:span text:style-name="T96">obernanza</text:span> y <text:span text:style-name="T886">d</text:span>esarrollo <text:span text:style-name="T886">e</text:span>conómico en la <text:span text:style-name="T883">z</text:span>ona de <text:span text:style-name="T883">n</text:span>egocios de Raleigh<text:note text:id="ftn31" text:note-class="footnote"><text:note-citation>31</text:note-citation><text:note-body><text:p text:style-name="P60">Adaptado de “<text:span text:style-name="T96">Connecting the dots: Open source, government, and economic development</text:span>”, <text:span text:style-name="T1019">©</text:span> 2011 <text:span text:style-name="T96">opensource.com</text:span>, publicado bajo licencia <text:span text:style-name="T166">Creative Commons Attribution-ShareAlike 3.0 Unported</text:span><text:span text:style-name="T386">.</text:span></text:p></text:note-body></text:note><text:bookmark-end text:name="__RefHeading__17132_640048308"/></text:h>
      <text:p text:style-name="P67">En el apartado anterior hemos hablado acerca de cómo el <text:span text:style-name="T369">có­</text:span><text:soft-page-break/><text:span text:style-name="T369">digo abierto</text:span> se pueden aplicar al desarrollo económico, de cómo la organización <text:span text:style-name="T96">Downtown Raleigh Alliance</text:span> colabora con el Gobierno Municipal, y <text:span text:style-name="T883">de</text:span> los distintos programas que han implantado. </text:p>
      <text:p text:style-name="P23">Ahora David Diaz nos habla de cómo ha calado <text:span text:style-name="T884">esa </text:span>filo­sofía en las personas influyentes de la ciudad, y de cómo han explicado a los responsables del Gobierno Local y del <text:span text:style-name="T884">s</text:span>ector <text:span text:style-name="T884">e</text:span>mpresarial la potencialidad del <text:span text:style-name="T369">código abierto</text:span>.</text:p>
      <text:p text:style-name="P23">Después nos contará su experiencia acerca de la partici­pación ciudadana en Raleigh, y de cómo utiliza el <text:span text:style-name="T883">método del código abierto </text:span>en su <text:span text:style-name="T887">que</text:span>hacer diario.</text:p>
      <text:p text:style-name="P24">¿Cree usted que la mayoría de las personas influyentes de la ciudad ven el <text:span text:style-name="T883">código abierto</text:span> como algo importante para su desarrollo económico?</text:p>
      <text:p text:style-name="P23">Sí. La reacción inicial de la mayoría de las personas es que los que nos dedicamos al desarrollo económico de una zona concreta debemos guardar la información en el cajón del despacho. Es un error, los únicos momentos en que <text:span text:style-name="T887">debes hacer </text:span>eso es cuando se trata de temas relacionados con un cliente determinado o tal vez cuando se trata de un <text:span text:style-name="T887">asunto </text:span>con el Gobierno Local para concretar algo muy especial.</text:p>
      <text:p text:style-name="P23">Lo que nos debe preocupar a los agentes de desarrollo económico es que el cliente potencial recoja una información absolutamente exacta de lo que se le está ofreciendo, ya sea <text:span text:style-name="T887">sobre</text:span> posibles ubicaciones o cualquier otra <text:span text:style-name="T887">cosa</text:span>. Es crucial <text:soft-page-break/>que utilicemos una estrategia <text:span text:style-name="T887">abierta</text:span> de modo que la compe­tencia no pueda usar argumentos negativos sobre nuestras po­sibilidades sin que nosotros la<text:span text:style-name="T887">s</text:span> hayamos <text:span text:style-name="T887">puesto de manifiesto</text:span> antes.</text:p>
      <text:p text:style-name="P23">Estamos constantemente hablando de lo que ofrecemos e intercambiando información, y por convicción nos basamos en los principios del <text:span text:style-name="T369">del código abierto</text:span>. La confidencialidad es necesaria en los negocios, pero sólo en una parte muy re­ducida.</text:p>
      <text:p text:style-name="P24">¿Cómo se están explicando las posibilidades del <text:span text:style-name="T887">s</text:span>istema <text:span text:style-name="T883">de código abierto</text:span> a los responsables del Gobierno Municipal y de las <text:span text:style-name="T887">e</text:span>mpresas?</text:p>
      <text:p text:style-name="P23"><text:span text:style-name="T710">Consiguiendo resultados positivos tangibles en </text:span><text:span text:style-name="T711">p</text:span><text:span text:style-name="T710">royec­tos realizados </text:span><text:span text:style-name="T712">con </text:span><text:span text:style-name="T711">esos</text:span><text:span text:style-name="T710"> principios. El diseño de la remodela­ción de la </text:span><text:span text:style-name="T757">City Plaza</text:span><text:span text:style-name="T710">, el lugar público de reunión en la </text:span><text:span text:style-name="T713">z</text:span><text:span text:style-name="T710">ona de </text:span><text:span text:style-name="T713">n</text:span><text:span text:style-name="T710">egocios de Raleigh, es un gran ejemplo. Aly Khalifa, de la empresa </text:span><text:span text:style-name="T757">Design Box</text:span><text:span text:style-name="T710">, no es ni experto en diseños urbanos ni ingeniero pero </text:span><text:span text:style-name="T714">pudo aportar sus ideas para el diseño de la </text:span><text:span text:style-name="T760">City Plaza </text:span><text:span text:style-name="T714">porque</text:span><text:span text:style-name="T757"> </text:span><text:span text:style-name="T710">el Ayuntamiento planteó una estrategia de colaboración abierta a todos los ciudadanos.</text:span></text:p>
      <text:p text:style-name="P23"><text:span text:style-name="T714">N</text:span><text:span text:style-name="T710">o sólo es importante hablar del éxito logrado sino también </text:span><text:span text:style-name="T714">de </text:span><text:span text:style-name="T710">cómo se ha desarrollado el </text:span><text:span text:style-name="T714">p</text:span><text:span text:style-name="T710">royecto. </text:span><text:span text:style-name="T712">S</text:span><text:span text:style-name="T710">i te limitas a decir que hoy </text:span><text:span text:style-name="T713">transitan por </text:span><text:span text:style-name="T710">la </text:span><text:span text:style-name="T757">City Plaza</text:span><text:span text:style-name="T710"> más de 100.000 personas al año, la gente nunca sabrá lo importante que ha sido la participación ciudadana en </text:span><text:span text:style-name="T714">ese</text:span><text:span text:style-name="T710"> resultado. El Gobierno </text:span><text:soft-page-break/><text:span text:style-name="T710">Municipal tiene que conectar los logros con la metodología </text:span><text:span text:style-name="T715">abierta</text:span><text:span text:style-name="T710"> empleada, para que así los ciudadanos valoren el pro­cedimiento. Sobre ese tema creo que no estamos haciendo lo suficiente. Tenemos que hablar más del </text:span><text:span text:style-name="T713">código abierto </text:span><text:span text:style-name="T710">como procedimiento para la creación de una gran ciudad.</text:span></text:p>
      <text:p text:style-name="P23"><text:span text:style-name="T710">Sin embargo hay algunas cosas que todavía suponen un desafío para nosotros. Por ejemplo ¿cómo usar esquemas de trabajo abiertos para decidir la instalación de un comedor so­cial o un centro de atención a drogodependientes en un ve­cindario? El Gobierno Municipal sabe que si expone el tema abiertamente, los vecinos se les van a echar encima, algunos con la postura “</text:span><text:span text:style-name="T713">s</text:span><text:span text:style-name="T710">í, pero no en mi </text:span><text:span text:style-name="T715">b</text:span><text:span text:style-name="T710">arrio”, e incluso se verán pintadas en contra por las paredes. El reto pendiente para el </text:span><text:span text:style-name="T713">método</text:span><text:span text:style-name="T710"> </text:span><text:span text:style-name="T713">del código abierto</text:span><text:span text:style-name="T757"> </text:span><text:span text:style-name="T710">es encontrar soluciones en los te­mas conflictivos, cuando hay dos partes enfrentadas, los veci­nos y las organizaciones promotoras, como en estos ejemplos.</text:span></text:p>
      <text:p text:style-name="P24">¿Hay más participación ciudadana en Raleigh que en otros lugares?</text:p>
      <text:p text:style-name="P23">Totalmente. Hay una relación inversa entre la partici­pación ciudadana y el nivel técnico del <text:span text:style-name="T888">p</text:span>royecto del que se trate. Esto se hace más evidente conforme el <text:span text:style-name="T888">p</text:span>royecto es más complejo, como el <text:span text:style-name="T888">p</text:span>royecto de una carretera por ejemplo, aunque también varía dependiendo del <text:span text:style-name="T883">d</text:span>epartamento <text:span text:style-name="T883">m</text:span>unicipal <text:span text:style-name="T879">involucrado</text:span>. Raleigh es una referencia en lo que respecta a la participación ciudadana. Forma parte de nuestra cultura y la actitud del Gobierno <text:span text:style-name="T883">Municipal</text:span> es en realidad un <text:soft-page-break/>reflejo del sentimiento de nuestra ciudadanía.</text:p>
      <text:p text:style-name="P23">Creo que la participación ciudadana es mayor en Raleigh que en otros sitios. Me quedo impresionado al ver la cantidad de tiempo que los ciudadanos de Raleigh dedican a comprender temas muy técnicos y sofisticados. Muchos ciuda­danos cuando están a favor de un asunto lo hacen desde una posición realmente bien informada, bastante más que <text:span text:style-name="T888">la de los que</text:span> están en contra, que se suelen manifestar de forma menos reflexiva.</text:p>
      <text:p text:style-name="P23">En este contexto, Raleigh es <text:span text:style-name="T883">más bien </text:span>una comunidad de vecinos que una ciudad que supera los 420.000 residentes. No hay demasiadas ciudades de este tamaño que tengan nues­tro nivel de participación ciudadana en su <text:span text:style-name="T888">g</text:span>obierno.</text:p>
      <text:p text:style-name="P24">¿Cómo aplica el <text:span text:style-name="T883">método del codigo abierto</text:span> en su quehacer diario?</text:p>
      <text:p text:style-name="P23">Aunque no soy un político en el sentido de que no he sido elegido en las urnas, mi posición es bastante pública y con frecuencia tengo que comentar muchas cosas en relación con lo que hago. Trabajo en un ambiente donde debo respon­der a los medios de comunicación para informar a los ciuda­danos, y lo hago de forma absolutamente abierta, sobre lo que está ocurriendo en la <text:span text:style-name="T883">z</text:span>ona de <text:span text:style-name="T883">n</text:span>egocios de la ciudad y lo que va a ocurrir en ella. En esencia, he decidido responder a todo lo que me pregunten y hacerlo de forma totalmente transparente.</text:p>
      <text:p text:style-name="P69"><text:soft-page-break/>***</text:p>
      <text:p text:style-name="P23"><text:span text:style-name="T883">M</text:span>i opinión acerca de cómo <text:span text:style-name="T889">se podría usar </text:span>el <text:span text:style-name="T369">código abierto</text:span> para establecer estrategias de desarrollo económico ha cambiado. Antes de mi entrevista con David Diaz, nunca me había imaginado lo crucial que es la transparencia en el desarrollo económico. Por otra parte, aunque yo sabía que la ciudadanía de Raleigh es activa y participa con su<text:span text:style-name="T888">s</text:span> comenta­rios y aportaciones en el crecimiento de su ciudad, resulta agradable ver que alguien, que se dedica a <text:span text:style-name="T889">la organización y el desarrollo de</text:span> una determinada zona urbana, nos confirme la efectividad que esa participación ciudadana tiene y debe seguir teniendo, para definir la dirección y el desarrollo futu­ro de Raleigh.</text:p>
      <text:h text:style-name="P76" text:outline-level="2"><text:bookmark-start text:name="__RefHeading__17134_640048308"/>4.<text:span text:style-name="T890">-</text:span> La Cumbre de la Innovación<text:bookmark-end text:name="__RefHeading__17134_640048308"/></text:h>
      <text:h text:style-name="P79" text:outline-level="3"><text:bookmark-start text:name="__RefHeading__17136_640048308"/>4.1.<text:span text:style-name="T890">-</text:span> Desarrollo de la Cumbre de la Innovación<text:bookmark-end text:name="__RefHeading__17136_640048308"/></text:h>
      <text:p text:style-name="P67">En <text:span text:style-name="T889">e</text:span>nero de 2012, el Ayuntamiento de Raleigh junto con la Cámara de Comercio de Raleigh, el Estado de Carolina del Norte y varias empresas locales, a través de <text:span text:style-name="T96">Innovate Raleigh</text:span>, organizaron una Cumbre de la Innovación. </text:p>
      <text:p text:style-name="P23"><text:span text:style-name="T889">El objetivo era mostrar, d</text:span>urante una jornada en la que estuvieran todos juntos, nuevos caminos a empresarios, co­merciantes, responsables de empresas, inversores, miembros del Gobierno de la <text:span text:style-name="T883">c</text:span>iudad y otras personas influyentes. </text:p>
      <text:p text:style-name="P23"><text:soft-page-break/><text:span text:style-name="T716">La metodología</text:span><text:span text:style-name="T713"> del código abierto</text:span><text:span text:style-name="T757"> </text:span><text:span text:style-name="T710">fue la </text:span><text:span text:style-name="T716">emplearon </text:span><text:span text:style-name="T710">los organizadores en la primera Cumbre de la Innovación de Raleigh para alcanzar un consenso entre todos los invitados a participar. </text:span></text:p>
      <text:p text:style-name="P23">El evento se centró en cuatro temas principales: finan­ciación, establecimiento de acuerdos empresariales, marca de prestigio y espacio para un Centro de la Innovación. La Cum­bre empezó con la presentación de dos ponencias que sirvie­ron para crear el ambiente de la jornada.</text:p>
      <text:p text:style-name="P23">El primer ponente fue Tom Murphy, <text:span text:style-name="T889">e</text:span>x-<text:span text:style-name="T889">a</text:span>lcalde de Pittsburgh, Pensilvania, quien había revitalizado su ciudad a través de un plan urbanístico. Contó algunas de las cosas que habían hecho con éxito en Pittsburgh pero también describió cómo otras ciudades y regiones de los Estados Unidos y de otras partes del mundo estaban llevando a cabo planes <text:span text:style-name="T883">para la</text:span> <text:span text:style-name="T883">i</text:span>nnovación.</text:p>
      <text:p text:style-name="P23">Murphy habló sobre Silicon Valley, y les dijo a los asis­tentes que el Parque de Investigación del Triángulo (<text:span text:style-name="T96">Research Triangle Park</text:span>, <text:span text:style-name="T96">RTP</text:span>) gozaba de la fama de ser el segundo me­jor Parque de Innovación de todo el <text:span text:style-name="T883">p</text:span>aís, detrás del Silicon Valley. “<text:span text:style-name="T889">P</text:span>ero ustedes han estado viviendo de la fama durante 20 años”, <text:span text:style-name="T889">comentó</text:span>. Murphy sugirió que para no perder el prestigio alcanzado, había llegado el momento de renovarse en el escenario global donde nos movemos.</text:p>
      <text:p text:style-name="P19">El siguiente ponente fue Mitchell Silver, Director del <text:soft-page-break/>Departamento de Planificación del Ayuntamiento de Raleigh que habló sobre las tendencias demográficas y de las perspec­tivas para la región del Parque de Investigación del Triángu­lo. Sorprendió a los asistentes rompiendo algunos tópicos al aclarar ciertos errores que se tenían sobre la zona y dando una serie de datos que desmontaban tópicos. Por ejemplo, se tiene la idea de que en el PIT no hay suficientes inversores, cuando la realidad es que hay 125 inversores en 25 empresas de capital riesgo. </text:p>
      <text:p text:style-name="P23">Las dos ponencias crearon un buen clima y los asisten­tes estaban muy animados a participar.</text:p>
      <text:p text:style-name="P23">Después de las ponencias se formaron cuatro grupos para debatir los temas que antes mencionamos. Por mi parte, coordiné el grupo dedicado a discutir sobre la “creación de marca”. Usé la técnica <text:span text:style-name="T96">design thinking</text:span> en un formato de tor­menta de ideas que al ser creativo y participativo siempre permite que el grupo obtenga de forma consensuada un con­junto de las mejores propuestas a analizar.</text:p>
      <text:p text:style-name="P23">Ninguno de los cuarenta participantes sabían que la metodología <text:span text:style-name="T369">del código abierto</text:span> que se estaba empleando du­rante la sesión era parte de la lección. Seleccionamos una se­rie de ideas, las votamos y discutimos sobre las ganadoras.</text:p>
      <text:p text:style-name="P23">La sesión duró dos horas, a continuación nos volvimos a dividir en cuatro subgrupos y cada uno de ellos de forma conjunta, es decir como grupo, tenía que hacer propuestas de <text:soft-page-break/>desarrollo de las ideas que se habían planteado en la sesión previa. Yo tenía curiosidad por ver si <text:span text:style-name="T891">coincidían </text:span>las propues­tas <text:span text:style-name="T891">que se hacían </text:span>pero, para mi sorpresa, no fue así. Aunque algunas propuestas fueron comunes hubo una gran variedad.</text:p>
      <text:p text:style-name="P23">La técnica <text:span text:style-name="T96">design thinking</text:span> nos ayudó a crear un clima de confianza, de ánimo <text:span text:style-name="T879">para</text:span> compartir y colabora<text:span text:style-name="T891">r</text:span>. Esta técnica no sólo fue efectiva para nuestro grupo sino también para los demás, los cuales obtuvieron similares resultados. La transpa­rencia, la apertura y <text:span text:style-name="T891">la disposición</text:span> de compartir las ideas por medio de esta técnica demostró a los asistentes el potencial de usar la metodología <text:span text:style-name="T883">del código abierto</text:span><text:span text:style-name="T96"> </text:span>como forma de tra­bajo para obtener los mejores resultados.</text:p>
      <text:p text:style-name="P23">Al final del día los cuatro grupos iniciales se reunieron y un portavoz hizo un resumen de lo que había ocurrido en cada uno de ellos. Lo mejor de esta Cumbre de la Innovación no fue que nos reunimos y compartimos nuestras ideas sino que el verdadero trabajo iba a continuar una vez que “se apa­garan las luces”.</text:p>
      <text:p text:style-name="P23">Tras la conclusión del evento se redactó un informe acerca de los progresos realizados, el cual se difundió amplia­mente. Mensualmente se han venido celebrando encuentros que mantienen un vigor constante y perseveran en resaltar los negocios innovadores y las ideas que están surgiendo en nues­tra comunidad. Todo esto se puede ver en el constante flujo de actualizaciones que aparecen en <text:span text:style-name="T96">Twitter</text:span> <text:span text:style-name="T892">con</text:span> <text:span text:style-name="T892">la etique­ta</text:span><text:span text:style-name="T96"> #innovateral</text:span>.</text:p>
      <text:p text:style-name="P23"><text:soft-page-break/>Me animó mucho ver al Gobierno de mi <text:span text:style-name="T879">c</text:span>iudad forman­do equipo con las principales instituciones dedicadas a la educación y con las empresas, para organizar y celebrar la Cumbre de la Innovación. <text:span text:style-name="T883">El </text:span>evento no consistió sólo en que una serie de personas se reunieron para generar una serie de ideas y luego irse a casa. <text:span text:style-name="T883">L</text:span>os organizadores establecieron una hoja de ruta y marcaron una serie de objetivos a alcanzar de forma progresiva en el futuro. </text:p>
      <text:p text:style-name="P32"><text:span text:style-name="T1">La guinda del pastel fue que, al igual que se hizo para organizarla, </text:span><text:span text:style-name="T10">se usó </text:span>el método del código abierto durante el desarrollo de la Cu<text:span text:style-name="T1">mbre y con posterioridad a ella. Eso permi­tió a los organizadores crear una atmósfera de colaboración en la que todos los asistentes y simpatizantes pudieron seguir compartiendo información sobre los temas surgidos en el evento.</text:span></text:p>
      <text:h text:style-name="P79" text:outline-level="3"><text:bookmark-start text:name="__RefHeading__17138_640048308"/>4.2.<text:span text:style-name="T890">-</text:span> Un año después de la Cumbre de la Innovación<text:bookmark-end text:name="__RefHeading__17138_640048308"/></text:h>
      <text:p text:style-name="P67">La Cumbre de la Innovación fue la primera ficha de dominó que cayó en la hilera, dando un auténtico impulso a todo el trabajo que se había hecho para conseguir que Raleigh fuera una <text:span text:style-name="T892">ciudad de la innovación</text:span>. Fue el comienzo de una reacción en cadena que dio lugar a que los colectivos de em­prendedores se unieran al <text:span text:style-name="T892">p</text:span>royecto. La hoja de ruta de los or­ganizadores marcaba una serie de encuentros mensuales, vea­mos cómo se desarrollaron algunos de esos encuentros y como otras piezas del dominó fueron cayendo después de la <text:soft-page-break/>Cumbre.</text:p>
      <text:p text:style-name="P23"><text:span text:style-name="T892">S</text:span>in un “<text:span text:style-name="T892">c</text:span>ampeón” detrás del escenario, una iniciativa como <text:span text:style-name="T96">Innovate Raleigh</text:span> no se hubiese mantenido <text:span text:style-name="T893">en el tiempo </text:span>por sí sola. La concejala Mary-Ann Baldwin ha sido la “<text:span text:style-name="T893">c</text:span>am­peona” de la <text:span text:style-name="T96">Innovate Raleigh</text:span>, invirtiendo una tremenda cantidad de tiempo y esfuerzo para conseguir que la Cumbre diera sus frutos. Primero consiguió atraer a los actores princi­pales para reunirlos y poder celebrar el evento, y después <text:span text:style-name="T893">si­guió</text:span> trabajando <text:span text:style-name="T893">en la dirección marcada por el</text:span> Comité de Se­guimiento que ha continuado apoyando todas las ideas que se han generado en la <text:span text:style-name="T96">Innovate Raleigh</text:span>. Yo soy miembro de di­cho Comité en el que puedo asegurar que trabajamos con to­tal transparencia.</text:p>
      <text:h text:style-name="P79" text:outline-level="3"><text:bookmark-start text:name="__RefHeading__17140_640048308"/>4.3.<text:span text:style-name="T890">-</text:span> Los encuentros de <text:span text:style-name="T96">Innovate Raleigh</text:span><text:bookmark-end text:name="__RefHeading__17140_640048308"/></text:h>
      <text:p text:style-name="P67"><text:span text:style-name="T710">Como ya he referido, uno de mis papeles en la Cumbre de la Innovación de Raleigh fue dirigir el grupo que se formó para discutir el tema de la “creación de marca” con la metodología </text:span><text:span text:style-name="T757">design thinking</text:span><text:span text:style-name="T710">, y también asesoré a James Sauls, Consejero de </text:span><text:span text:style-name="T757">Raleigh Economic Development</text:span><text:span text:style-name="T710">, y a Derrick Minor, por enton­ces Consejero de </text:span><text:span text:style-name="T757">Downtown Development</text:span><text:span text:style-name="T710"> dentro de </text:span><text:span text:style-name="T757">Downtown Raleigh Alliance</text:span><text:span text:style-name="T710">, en la planificación de sus encuentros men­suales.</text:span></text:p>
      <text:p text:style-name="P23">Durante los trabajos de planificación de la Cumbre me mantuve inflexible acerca de la necesidad de fijar al menos otro encuentro como continuación, para que los asistentes y <text:soft-page-break/>otras personas interesadas ya lo pudieran <text:span text:style-name="T894">introducir</text:span> en sus agendas. Fue con dos propósitos. Primero se ajustaría a lo es­tablecido en el informe que se publicó después de la Cumbre, y segundo <text:span text:style-name="T895">permitiría </text:span>asistir a un mayor número de personas, <text:span text:style-name="T895">que</text:span> tendrían la oportunidad de informarse mejor de lo que es <text:span text:style-name="T96">Innovate Raleigh</text:span>.</text:p>
      <text:p text:style-name="P23">El primer encuentro lo mantuvimos en febrero de 2012, un mes después de la Cumbre y tuvo un enorme éxito ya que asistieron más de 100 personas. Hicimos un informe al que dimos gran publicidad, y como era de esperar, la comunidad empresarial empezó a interesarse por el tema.</text:p>
      <text:p text:style-name="P23">En marzo de 2012, <text:span text:style-name="T96">Innovate Raleigh,</text:span> en colaboración con <text:span text:style-name="T96">Triangle Wiki, </text:span>patrocin<text:span text:style-name="T895">ó</text:span> el lanzamiento de <text:span text:style-name="T896">sitio web <text:s/></text:span><text:span text:style-name="T96">trianglewiki.org</text:span>, como parte del segundo encuentro. Otros en­cuentros dedicados a la moda, al diseño <text:span text:style-name="T883">de espacios</text:span> y a la captación de talentos, tuvieron lugar en abril, mayo y junio respectivamente. El último de ellos tuvo lugar en julio, mos­trando los resultados del <text:span text:style-name="T96">CityCamp Raleigh 2012</text:span> y en él se in­cluyó un<text:span text:style-name="T895">a</text:span> <text:span text:style-name="T96">demo</text:span> del equipo ganador.</text:p>
      <text:p text:style-name="P23">Los encuentros formales finalizaron a mitad de año y no porque a los asistentes no les gustaran los temas o los con­tenidos del trabajo en la red, sino porque el plan establecido había alcanzado su objetivo. Los grupos empezaron a relacio­narse por su cuenta y a mantener sus propios encuentros. La misión se había cumplido.</text:p>
      <text:h text:style-name="P79" text:outline-level="3"><text:bookmark-start text:name="__RefHeading__17142_640048308"/><text:soft-page-break/>4.4.<text:span text:style-name="T890">-</text:span> Activando las conexiones aéreas<text:bookmark-end text:name="__RefHeading__17142_640048308"/></text:h>
      <text:p text:style-name="P67">En la lista de reivindicaciones que surgió en la Cumbre de la Innovación, una de las más apoyadas por los asistentes fue la de tener una conexión aérea directa entre el Aeropuerto In­ternacional de Raleigh-Durham (<text:bookmark text:name="docs-internal-guid--6c03b5d-ac1a-b7e4-8461-86986996f793"/><text:span text:style-name="T96">RDU</text:span>) <text:span text:style-name="T897">y</text:span> el Aeropuerto Inter­nacional de San Francisco (<text:bookmark text:name="docs-internal-guid--6c03b5d-ac1a-1580-4846-81183c3e45d5"/><text:span text:style-name="T96">SFO</text:span>). Este deseo se hizo realidad en agosto de 2012 cuando <text:span text:style-name="T96">United Airlines</text:span> comenzó a ofrecer vuelos directos desde <text:span text:style-name="T96">RDU</text:span> a <text:span text:style-name="T96">SFO</text:span>. </text:p>
      <text:p text:style-name="P23"><text:span text:style-name="T898">Hice</text:span> vuelo y me ahorré varias horas de viaje. Despegué de San Francisco a las 2:00 pm en el huso horario del Pacífico y llegué a Raleigh poco después de las 10:00 pm en el huso del Este, sin trasbordos ni escalas, simplemente un vuelo rápi­do de una costa a otra, y más tiempo para estar con mi fami­lia.</text:p>
      <text:p text:style-name="P23">Se espera que este vuelo directo no sólo acorte el tiem­po de viaje, como fue mi caso, sino que también incremente las conexiones entre los emprendedores y los inversores y que al unir Raleigh con San Francisco, el mayor punto de cone­xión de la Costa Oeste, nos permita desarrollar oportunidades en el <text:span text:style-name="T897">mercado asiático</text:span>.</text:p>
      <text:p text:style-name="P23">Algunos miembros del Comité de Seguimiento de <text:span text:style-name="T96">Innovation Raleigh</text:span> han jugado un importante papel detrás del escenario para que esta conexión aérea se pusiera en servicio, coordinando los estudios de mercado con las empresas locales y con las autoridades de aeropuerto acerca del número de <text:soft-page-break/>vuelos y los horarios más idóneos. El resultado final ha sido algo que beneficia a todos.</text:p>
      <text:h text:style-name="P79" text:outline-level="3"><text:bookmark-start text:name="__RefHeading__17144_640048308"/>4.5.<text:span text:style-name="T890">-</text:span> Un escaparate para la <text:span text:style-name="T899">i</text:span>nnovación<text:bookmark-end text:name="__RefHeading__17144_640048308"/></text:h>
      <text:p text:style-name="P67">Otra de las reivindicaciones que surgieron en la Cumbre de la Innovación fue la de tener un escaparate físico donde mostrar lo que en innovación estaba ocurriendo en Raleigh, un sitio para que la gente creativa participe y colabore. Puesto que hasta el momento Raleigh no cuenta con un centro <text:span text:style-name="T897">al</text:span> que <text:span text:style-name="T897">puedan </text:span>acud<text:span text:style-name="T897">ir</text:span> ese tipo de personas, hemos visto c<text:span text:style-name="T898">ó</text:span>mo en los últimos dos años se han abierto locales para servir de incuba­doras de empresas y otros donde se comparten espacio y ser­vicios para trabajar.</text:p>
      <text:p text:style-name="P23">Una incubadora para empresas del sector de la moda llamada <text:span text:style-name="T96">Raleigh Emerging Designers Innovation Incubator </text:span>(<text:span text:style-name="T96">REDii</text:span>) abrió en mayo <text:span text:style-name="T897">de </text:span>2012. </text:p>
      <text:p text:style-name="P23"><text:span text:style-name="T96">HUB Raleigh</text:span>, un espacio común de trabajo (<text:span text:style-name="T96">co-working space</text:span>) para emprendedores, que promueve su propia red glo­bal de trabajo, abrió sus puertas en septiembre de 2012.</text:p>
      <text:p text:style-name="P23"><text:span text:style-name="T96">DesignBox</text:span>, un espacio común de trabajo para profesio­nales creativos independientes, y que ayudó a crear <text:span text:style-name="T96">SPARKcon</text:span>, lleva abierto desde 2003. </text:p>
      <text:p text:style-name="P23">Hay otros como <text:span text:style-name="T96">Raleigh Forum</text:span> y <text:span text:style-name="T96">Wilmoore Lofts</text:span>, y por último los más nuevos del 2012, <text:span text:style-name="T96">LocalSense HQ</text:span> y <text:span text:style-name="T96">Raleigh Foundry</text:span> que abrieron en julio y agosto respectivamente.</text:p>
      <text:p text:style-name="P23"><text:soft-page-break/>Si nos comparamos con otras ciudades como Denver, Colorado, Raleigh tiene todavía la oportunidad de aumentar su peso empresarial y la creación de nuevas empresas. Pero los recursos, los empresarios, y los inversores están repartidos por toda la ciudad y falta un punto de concentración. La idea que está detrás de tener un Centro de Innovación en la ciudad es disponer de un núcleo central donde puedan inte<text:span text:style-name="T898">r</text:span>relacio­nar los distintos actores de la comunidad innovadora.</text:p>
      <text:p text:style-name="P23"><text:span text:style-name="T710">Mientras que el Comité de Seguimiento de </text:span><text:span text:style-name="T757">Innovation Raleigh </text:span><text:span text:style-name="T710">todavía sigue dándole vueltas a la idea de tener un es­caparate de la innovación, el Consejo para el Desarrollo Em­presarial (CDE) y el Estado de Carolina del Norte se han com­prometido a crear dicho escaparate pero en la web. Este re­curso digital podrá servir de guía a los innovadores, a los em­prendedores, a los inversores y a los propietarios de las pe­queñas empresas situados en la </text:span><text:span text:style-name="T717">r</text:span><text:span text:style-name="T710">egión del Triángulo. El CDE contrató a una persona en otoño de 2012 para dedicarlo a este </text:span><text:span text:style-name="T718">p</text:span><text:span text:style-name="T710">royecto y, por lo que tenemos entendido, hay un gran interés en que este recurso se desarrolle usando </text:span><text:span text:style-name="T718">software y </text:span><text:span text:style-name="T710">metodología </text:span><text:span text:style-name="T717">de código abierto</text:span><text:span text:style-name="T710">.</text:span></text:p>
      <text:h text:style-name="P76" text:outline-level="2"><text:bookmark-start text:name="__RefHeading__17146_640048308"/>5.<text:span text:style-name="T890">-</text:span> El Estado de Carolina del Norte, motor de la <text:span text:style-name="T886">i</text:span>nnova­ción<text:bookmark-end text:name="__RefHeading__17146_640048308"/></text:h>
      <text:p text:style-name="P67">¿Qui<text:span text:style-name="T1013">é</text:span>nes, además de las iniciativas gubernamentales, están cubriendo la necesidad de más espacios para las incubadoras de empresas y el co-trabajo, y cómo se relaciona esto con el <text:soft-page-break/><text:span text:style-name="T370">código abierto</text:span>? La respuesta <text:span text:style-name="T900">son</text:span> las <text:span text:style-name="T898">u</text:span>niversidades y las <text:span text:style-name="T898">e</text:span>s­cuelas <text:span text:style-name="T898">s</text:span>uperiores de la <text:span text:style-name="T898">r</text:span>egión. En primer lugar, la Universi­dad del Estado de Carolina del Norte tiene una serie de pro­gramas de apoyo a la <text:span text:style-name="T900">comunidad </text:span>empresarial que están ali­mentando el motor del <text:span text:style-name="T900">d</text:span>esarrollo <text:span text:style-name="T900">e</text:span>conómico en Raleigh.</text:p>
      <text:p text:style-name="P23">El programa <text:span text:style-name="T96">Entrepreneurship Iniciative</text:span> <text:span text:style-name="T900">(Iniciativa por el Emprendimiento) </text:span>del Estado de Carolina del Norte está enfo­cada en la participación multidisciplinar <text:span text:style-name="T901">de</text:span> las facultades, el rectorado, la industria y los estudiantes, <text:span text:style-name="T898">para </text:span>crear un en­torno que permita a los innovadores vivir la experiencia em­presarial de forma total. Una de las formas de conseguirlo es con un espacio de encuentro para la innovación denominado <text:span text:style-name="T96">The Garage</text:span> (El Garage).</text:p>
      <text:p text:style-name="P23">En <text:span text:style-name="T96">The Garage</text:span> los estudiantes tiene<text:span text:style-name="T898">n</text:span> un lugar donde madurar sus ideas y trabajar en sus proyectos <text:span text:style-name="T901">de emprendi­miento empresarial</text:span>. Las instalaciones de la <text:span text:style-name="T898">F</text:span>ase I se diseña­ron como una prueba de la idea con 180 m<text:span text:style-name="T850">2</text:span> incluyendo salas de reuniones, zona de descanso, área de laboratorio básico, un taller y un área de prototipos. La Universidad está estu­diando construir unas instalaciones de 2.000 m<text:span text:style-name="T850">2</text:span> para la Fase II de <text:span text:style-name="T96">The Garage</text:span> que será el núcleo central de la Villa de los Emprendedores en el <text:span text:style-name="T96">Centennial Campus</text:span>, un lugar diseñado bajo los conceptos de innovación y espíritu emprendedor, donde los estudiantes podrán vivir y aprender.</text:p>
      <text:p text:style-name="P23"><text:span text:style-name="T710">El Departamento de Investigación, Innovación y Desa­rrollo Económico del Estado de Carolina del Norte está coor­</text:span><text:soft-page-break/><text:span text:style-name="T710">dinando los esfuerzos para el desarrollo de la </text:span><text:span text:style-name="T717">i</text:span><text:span text:style-name="T710">nnovación en </text:span><text:span text:style-name="T717">ese</text:span><text:span text:style-name="T710"> Estado. Ellos son los responsables de poner a todos los in­teresados, inversores, empresarios, etc., en contacto con los investigadores para crear una cultura de innovación. Junto con </text:span><text:span text:style-name="T757">Innovate Raleigh </text:span><text:span text:style-name="T710">patrocinaron y participaron en el plan para la organización de la Cumbre de la Innovación, y en su página web dan información actualizada sobre las actividades de dicha iniciativa.</text:span></text:p>
      <text:p text:style-name="P23">En 2012, el Estado de Carolina del Norte anunció su programa <text:span text:style-name="T96">NC State Fast 15</text:span>, para intentar duplicar el número de nuevas empresas creadas por la Universidad del Estado de Carolina del Norte y los estudiantes. En este programa se identifican las 15 oportunidades de negocio más atractivas existentes en toda la Universidad. El programa suministra asesoramiento por medio de emprendedores con experiencia, ayuda para la realización de un plan para el lanzamiento de la empresa y consejos para despertar el interés de potenciales inversores.</text:p>
      <text:p text:style-name="P32"><text:span text:style-name="T1">Estos </text:span><text:span text:style-name="T86">son</text:span><text:span text:style-name="T1"> ejemplos de temas desarrollados con la cola­boración de Estado de Carolina del Norte, </text:span><text:span text:style-name="T86">de </text:span><text:span text:style-name="T1">lo impo</text:span><text:span text:style-name="T52">r</text:span><text:span text:style-name="T1">tante que es para su Universidad apoyar el espíritu empresarial a través de programas como el </text:span><text:span text:style-name="T3">NC State Fast 15</text:span><text:span text:style-name="T1"> y </text:span><text:span text:style-name="T11">de la aporta­ción de </text:span><text:span text:style-name="T1">espacios físicos para la </text:span><text:span text:style-name="T52">i</text:span><text:span text:style-name="T1">nnovación como </text:span><text:span text:style-name="T3">The Garage</text:span><text:span text:style-name="T1">. Esfuerzos como </text:span><text:span text:style-name="T11">e</text:span><text:span text:style-name="T1">stos son la clave para que en Raleigh se co­labore de forma participativa, lo que contribuirá a que sea una </text:span>ciudad de código abierto <text:span text:style-name="T1">y una </text:span><text:span text:style-name="T11">c</text:span><text:span text:style-name="T1">iudad de la </text:span><text:span text:style-name="T11">i</text:span><text:span text:style-name="T1">nnovación.</text:span></text:p>
      <text:h text:style-name="P76" text:outline-level="2"><text:bookmark-start text:name="__RefHeading__17148_640048308"/><text:soft-page-break/>6.<text:span text:style-name="T890">-</text:span> El <text:span text:style-name="T902">c</text:span><text:span text:style-name="T371">ódigo </text:span><text:span text:style-name="T372">a</text:span><text:span text:style-name="T371">bierto</text:span> como cimiento de<text:span text:style-name="T902">l sello de i</text:span>nnova­ción<text:bookmark-end text:name="__RefHeading__17148_640048308"/></text:h>
      <text:p text:style-name="P67">Raleigh es muy famosa por ser “la <text:span text:style-name="T901">c</text:span>iudad de los <text:span text:style-name="T901">r</text:span>obles”, pero esta distinción no ayuda <text:span text:style-name="T901">mucho al </text:span>desarrollo económico. <text:span text:style-name="T901">S</text:span>in embargo, si se nos conociera como “la <text:span text:style-name="T901">c</text:span>iudad de la <text:span text:style-name="T901">i</text:span>nnova­ción”, ello llamaría la atención de las empresas que quieren empezar, o a las que están pensando en buscar una nueva lo­calización, o a las que quieren expandirse, y también a las or­ganizaciones que buscan dónde celebrar sus eventos.</text:p>
      <text:p text:style-name="P32"><text:span text:style-name="T12">En Raleigh, el espíritu de </text:span><text:span text:style-name="T13">i</text:span><text:span text:style-name="T12">nnovación y </text:span>el código abier­to <text:span text:style-name="T12">van de la mano. La cultura genera nuevas ideas pero lo más importante es que estas ideas están empezando a fructifi­car.</text:span></text:p>
      <text:p text:style-name="P32"><text:span text:style-name="T1">Hasta ahora he mencionado muchas veces la idea </text:span><text:span text:style-name="T11">de la marca</text:span><text:span text:style-name="T1"> “</text:span><text:span text:style-name="T52">c</text:span><text:span text:style-name="T1">iudad </text:span>de código abierto<text:span text:style-name="T1">”, pero no he explicado lo que es en sí mismo el amplio concepto de “</text:span><text:span text:style-name="T52">m</text:span><text:span text:style-name="T1">arca”. Hay dos definiciones que yo suelo usar cuando me refiero él.</text:span></text:p>
      <text:list xml:id="list7299185472787022803" text:style-name="L15">
        <text:list-item>
          <text:p text:style-name="P125">Una <text:span text:style-name="T901">m</text:span>arca es una <text:span text:style-name="T901">p</text:span>romesa.</text:p>
        </text:list-item>
        <text:list-item>
          <text:p text:style-name="P125">Una <text:span text:style-name="T901">m</text:span>arca es lo que los clientes o los ciudadanos, en este caso, dicen que es.</text:p>
        </text:list-item>
      </text:list>
      <text:p text:style-name="P23">Raleigh fracasaría al reivindicar <text:span text:style-name="T902">el sello de</text:span> “<text:span text:style-name="T901">c</text:span>iudad <text:span text:style-name="T372">de código abierto</text:span>” si no pudiera presentar unos hechos y unos éxitos que la respaldaran. En este libro hemos explicado la importancia de las acciones de los ciudadanos, del Gobierno Municipal, de las empresas y de otras organizaciones, intenta­<text:soft-page-break/>do identificar los diversos actores que intervienen para que Raleigh tenga <text:span text:style-name="T902">el sello</text:span> de “<text:span text:style-name="T901">c</text:span>iudad <text:span text:style-name="T902">de código abierto</text:span>”, y en las últimas secciones de este capítulo nos hemos centrado en el desarrollo económico y <text:span text:style-name="T901">en </text:span>cómo el espíritu emprendedor con­duce a la innovación en cualquier comunidad. </text:p>
      <text:p text:style-name="P23">Pero lo que hace diferente a Raleigh es el hecho de que el <text:span text:style-name="T902">método del código abierto </text:span>influye en el modo en que se to­man las decisiones, en <text:span text:style-name="T901">la decisión de </text:span>qué información se debe compartir y en cómo colaboran y se <text:span text:style-name="T901">conforman </text:span><text:span text:style-name="T139">clusters</text:span><text:span text:style-name="T901"> de empresas</text:span>.</text:p>
      <text:p text:style-name="P32"><text:span text:style-name="T12">Los esfuerzos de Raleigh por ser </text:span><text:span text:style-name="T13">una c</text:span><text:span text:style-name="T12">iudad </text:span><text:span text:style-name="T14">innovadora</text:span><text:span text:style-name="T12"> no compiten con que sea una “</text:span><text:span text:style-name="T13">c</text:span><text:span text:style-name="T12">iudad </text:span><text:span text:style-name="T15">de código abierto</text:span><text:span text:style-name="T12">”</text:span><text:span text:style-name="T40"> </text:span><text:span text:style-name="T12">sino todo lo contrario. </text:span><text:span text:style-name="T13">D</text:span><text:span text:style-name="T12">e hecho, ambos conceptos se complemen­tan de forma muy interesante. Precisamente el hecho de que Raleigh sea una </text:span><text:span text:style-name="T14">c</text:span><text:span text:style-name="T12">iudad </text:span>de código abierto<text:span text:style-name="T12">, facilita que pueda llegar a ser </text:span><text:span text:style-name="T14">una</text:span><text:span text:style-name="T12"> </text:span><text:span text:style-name="T14">c</text:span><text:span text:style-name="T12">iudad </text:span><text:span text:style-name="T14">innovadora.</text:span></text:p>
      <text:p text:style-name="P23">Cuando coordiné el grupo sobre el tema de “la <text:span text:style-name="T903">m</text:span>arca” durante la Cumbre de Innovación en enero de 2012, le dije a los asistentes lo siguiente: El reto que tenemos es cómo conse­guir para Raleigh <text:span text:style-name="T902">el sello de</text:span> “<text:span text:style-name="T903">c</text:span>iudad de <text:span text:style-name="T902">la innovación”</text:span> sin de­cir que somos innovadores. Proyecté una fotografía del Parte­nón de Atenas y les puse el siguiente ejemplo para ayudarles a captar el concepto.</text:p>
      <text:p text:style-name="P23">Imaginemos que el frontispicio es “la <text:span text:style-name="T903">m</text:span>arca” y que las ideas y los diferentes <text:span text:style-name="T140">clusters</text:span> de empresas existentes son las <text:soft-page-break/>columnas que l<text:span text:style-name="T903">o</text:span> soportan. Algunas de las ideas se pueden transformar en empresas o en <text:span text:style-name="T140">clusters</text:span> de empresas en el futu­ro. Por ejemplo, ideas sobre tecnología, la eficiencia energéti­ca, la moda, la biología, la biotecnología, los textiles o la mi­crofermentación pueden ser <text:span text:style-name="T1012">temas</text:span> que den lugar a la crea­ción de nuevas columnas, nuevos <text:span text:style-name="T140">clusters</text:span><text:span text:style-name="T903"> </text:span>de empresas, que soportarían a Raleigh como “<text:span text:style-name="T903">c</text:span>iudad <text:span text:style-name="T903">innovadora”</text:span>.</text:p>
      <text:p text:style-name="P32"><text:span text:style-name="T1">Al principio yo pensaba que los principios del </text:span><text:span text:style-name="T54">código abierto</text:span><text:span text:style-name="T1"> eran una de esas columnas, pero conforme he ido desarrollando la idea me he dado cuenta que el </text:span>código abier­to <text:span text:style-name="T1">no es una columna más, sino el cimiento de todas. En Raleigh la filosofía </text:span><text:span text:style-name="T11">del código abierto </text:span><text:span text:style-name="T1">está embebida en </text:span><text:span text:style-name="T59">la </text:span><text:span text:style-name="T1">cultura y, en consecuencia, se infiltra a través de cada colum­na hasta crear nuestra </text:span><text:span text:style-name="T59">m</text:span><text:span text:style-name="T1">arca de </text:span><text:span text:style-name="T59">innovación</text:span><text:span text:style-name="T1">. Cada </text:span><text:span text:style-name="T8">cluster</text:span><text:span text:style-name="T1"> de empresas, cada grupo de asociaciones, cada colectivo, el pro­pio Ayuntamiento, etc. que forman los pilares, están impreg­nad</text:span><text:span text:style-name="T85">o</text:span><text:span text:style-name="T1">s </text:span><text:span text:style-name="T59">de </text:span><text:span text:style-name="T54">código abierto</text:span><text:span text:style-name="T1">.</text:span></text:p>
      <text:h text:style-name="P76" text:outline-level="2"><text:bookmark-start text:name="__RefHeading__17150_640048308"/>7.<text:span text:style-name="T890">-</text:span> Un núcleo de empresas <text:span text:style-name="T373">de software de código abierto</text:span><text:bookmark-end text:name="__RefHeading__17150_640048308"/></text:h>
      <text:p text:style-name="P72"><text:span text:style-name="T1">Ser un núcleo de empresas </text:span>vinculadas al software de código abierto<text:span text:style-name="T1"> y un catalizador para la creación de nuevas empresas en la misma línea, es una ventaja competitiva para Raleigh. La compañía </text:span><text:span text:style-name="T3">Red Hat</text:span><text:span text:style-name="T1"> tiene su </text:span><text:span text:style-name="T59">o</text:span><text:span text:style-name="T1">ficinas </text:span><text:span text:style-name="T59">c</text:span><text:span text:style-name="T1">entrales en la </text:span><text:span text:style-name="T11">z</text:span><text:span text:style-name="T1">ona de </text:span><text:span text:style-name="T11">n</text:span><text:span text:style-name="T1">egocios de Raleigh, y con la participación de su equipo hu­mano en los eventos locales, en los temas suscitados por los ciudadanos y en las distintas organizaciones, ha ayudado a </text:span><text:soft-page-break/><text:span text:style-name="T1">configurar en cierto modo la comunidad, influyendo en que su cultura acepte el </text:span>método del código abierto<text:span text:style-name="T1"> como la mejor manera de plantearse la vida y los negocios.</text:span></text:p>
      <text:p text:style-name="P32"><text:span text:style-name="T12">Pero aunque </text:span><text:span text:style-name="T40">Red Hat</text:span><text:span text:style-name="T12"> sea una gran empresa muy cono­cida en el mercado, hay también otras empresas </text:span>centradas en el software de código abierto<text:span text:style-name="T12"> menos conocidas que</text:span><text:span text:style-name="T40"> </text:span><text:span text:style-name="T12">con su personal anónimo están contribuyendo de igual modo a confi­gurar la cultura de Raleigh. Hablemos de algunas de ellas</text:span></text:p>
      <text:p text:style-name="P23"><text:span text:style-name="T96">Lulu</text:span> es una empresa <text:span text:style-name="T374">de código abierto</text:span> ubicada en Raleigh que fue creada por Bob Young quien a su vez fue cofundador de <text:span text:style-name="T96">Red Hat</text:span>. <text:span text:style-name="T96">Lulu</text:span> ha creado una plataforma en la web que permite a los escritores y a otros creadores, autopublicar obras impresas en papel o en formato digital, o bien editar álbumes de fotos, calendarios, etc. Los autores mantienen todos los derechos sobre sus obras y reciben el 80% del beneficio. Lulu es una empresa pionera que está abriendo nuevos caminos en la industria editorial.</text:p>
      <text:p text:style-name="P23"><text:span text:style-name="T96">New Kind</text:span> es una compañía de consultoría ubicada en Raleigh que surgió de la fusión de una agencia de comunica­ciones y una empresa de diseño, y ayuda a crear <text:span text:style-name="T903">asociaciones </text:span>y a orientar <text:span text:style-name="T903">a </text:span>colectivos. Esencialmente es un catalizador de asociaciones que se basa en los principios del <text:span text:style-name="T904">código abierto </text:span>para colaborar con las diversas organizaciones en la solución de sus problemas y aportando ideas para incrementar la parti­cipación de sus miembros. El <text:span text:style-name="T904">método del código abierto </text:span>es fundamental en el desarrollo su trabajo.</text:p>
      <text:p text:style-name="P32"><text:soft-page-break/><text:span text:style-name="T1">Conozco a la mayor parte del equipo de </text:span><text:span text:style-name="T3">New Kind</text:span><text:span text:style-name="T1">. In­cluso he trabajado con ellos en mis anteriores puestos en </text:span><text:span text:style-name="T3">Red Hat</text:span><text:span text:style-name="T1"> y en otras iniciativas en Raleigh. Esta empresa es una prueba de que el </text:span>código abierto<text:span text:style-name="T1"> se puede aplicar fuera del sector de la informática.</text:span></text:p>
      <text:p text:style-name="P23"><text:span text:style-name="T96">Axial Exchange</text:span> es una empresa informática, especializa­da en la atención sanitaria que se ha puesto en marcha con el objetivo de mejorar la comunicación entre el <text:span text:style-name="T904">los centros mé­dicos</text:span>, sus pacientes y sus proveedores. En su equipo hay tam­bién antiguos colaboradores de <text:span text:style-name="T96">Red Hat</text:span> que están aplicando los principios del <text:span text:style-name="T904">código abierto </text:span>para innovar en el intercam­bio de información sanitaria.</text:p>
      <text:p text:style-name="P32"><text:span text:style-name="T12">Otra empresa que tiene fuertes vínculos en Raleigh es </text:span><text:span text:style-name="T40">Alfresco</text:span><text:span text:style-name="T12">. Proporciona una solución empresarial</text:span><text:span text:style-name="T40"> </text:span>de código abierto <text:span text:style-name="T12">para la gestión de contenidos </text:span><text:span text:style-name="T14">de sitios web</text:span><text:span text:style-name="T12">. Antes de que se constituyera en Raleigh, parte de sus actuales </text:span><text:span text:style-name="T14">d</text:span><text:span text:style-name="T12">irecti­vos, como el Director de Marketing, el de Servicios al Cliente y el Consejero Delegado, ya vivían en Raleigh y alrededores, y trabajaban en </text:span><text:span text:style-name="T40">Red Hat</text:span><text:span text:style-name="T12">.</text:span></text:p>
      <text:p text:style-name="P32"><text:span text:style-name="T3">Rpath</text:span><text:span text:style-name="T53">,</text:span><text:span text:style-name="T1"> aunque fue comprada en noviembre de 2012 por </text:span><text:span text:style-name="T3">SAS Institute</text:span><text:span text:style-name="T1">, era otra empresa ubicada en Raleigh y pertene­ciente al sector informático </text:span>de código abierto<text:span text:style-name="T1">. Diseñó una plataforma de automatización para el despliegue y la actuali­zación de paquetes de software en diferentes entornos tecno­lógicos y desarrolló un sistema para administrar y configurar </text:span><text:span text:style-name="T59">componentes software</text:span><text:span text:style-name="T1"> </text:span>de código abierto<text:span text:style-name="T1">, denominado </text:span><text:soft-page-break/><text:span text:style-name="T3">Conary</text:span><text:span text:style-name="T53">.</text:span><text:span text:style-name="T1"> Al igual que </text:span><text:span text:style-name="T59">ocurre con </text:span><text:span text:style-name="T1">otras empresas en Raleigh, parte de su personal provenía de </text:span><text:span text:style-name="T3">Red Hat</text:span><text:span text:style-name="T53">.</text:span><text:span text:style-name="T1"> </text:span></text:p>
      <text:p text:style-name="P32"><text:span text:style-name="T1">Estos son ejemplos de empresas en Raleigh que tienen fuertes vínculos con el </text:span>código abierto<text:span text:style-name="T1">, siendo interesante comprobar que sus principios pueden ser aplicados fuera de la industria del software. Hemos visto como el </text:span><text:span text:style-name="T60">método del có­digo abierto </text:span><text:span text:style-name="T1">se aplica en el sector de la autopublicación, de la asistencia sanitaria y de la consolidación de comunidades. Y ya que tod</text:span><text:span text:style-name="T86">a</text:span><text:span text:style-name="T1">s tienen sus raíces en </text:span><text:span text:style-name="T3">Red Hat</text:span><text:span text:style-name="T1">, eso nos habla del impacto que la “cultura </text:span><text:span text:style-name="T3">Red Hat</text:span><text:span text:style-name="T1">”, es decir </text:span><text:span text:style-name="T55">el código abierto</text:span><text:span text:style-name="T1">, tiene en Raleigh y </text:span><text:span text:style-name="T86">en</text:span><text:span text:style-name="T1"> </text:span><text:span text:style-name="T60">r</text:span><text:span text:style-name="T1">egión del Triángulo.</text:span></text:p>
      <text:p text:style-name="P23">Raleigh está en excelente posición para <text:span text:style-name="T905">asistir </text:span>en un futuro <text:span text:style-name="T905">a</text:span>l <text:span text:style-name="T905">nacimiento</text:span> de nuevas empresas que resuelvan los problemas del siglo XXI y descubran modelos de negocio rompedores, donde los principios del <text:span text:style-name="T375">código abierto </text:span>puedan demostrar su fortaleza. Empresas que estén pensando en aprovechar el <text:span text:style-name="T906">código abierto </text:span>como ventaja competitiva po­drían considerar a Raleigh como un sitio idóneo donde ubi­carse.</text:p>
      <text:p text:style-name="P23">En <text:span text:style-name="T905">c</text:span>iudades <text:span text:style-name="T375">de código abierto</text:span> como Raleigh, la migra­ción de personas que actualmente se está produciendo hacia su área es un indicador de que los esfuerzos en <text:span text:style-name="T905">i</text:span>nnovación que se están llevando a cabo no están siendo en balde.</text:p>
      <text:p text:style-name="P23"/>
      <text:p text:style-name="P111"/>
      <text:h text:style-name="P44" text:outline-level="1"/>
      <text:h text:style-name="P93" text:outline-level="1"><text:bookmark-start text:name="__RefHeading__11832_640048308"/>Capítulo VI: Organizaciones y <text:span text:style-name="T450">M</text:span>ovimientos por un <text:span text:style-name="T450">G</text:span>obierno <text:span text:style-name="T450">A</text:span>bierto <text:bookmark-end text:name="__RefHeading__11832_640048308"/></text:h>
      <text:p text:style-name="P72"><text:span text:style-name="T1">Vamos a recordar las cinco características fundamentales de una </text:span><text:span text:style-name="T61">c</text:span><text:span text:style-name="T1">iudad </text:span>de código abierto<text:span text:style-name="T1">, las cuales mueven a organiza­ciones y movimientos ciudadanos de los que hablaremos en este capítulo: </text:span></text:p>
      <text:list xml:id="list6048911174359407181" text:style-name="L16">
        <text:list-item>
          <text:p text:style-name="P126">Fomentar una cultura de participación ciudadana</text:p>
        </text:list-item>
        <text:list-item>
          <text:p text:style-name="P126">Desarrollar una normativa eficaz para la implantación de <text:span text:style-name="T906">un g</text:span>obierno <text:span text:style-name="T906">a</text:span>bierto</text:p>
        </text:list-item>
        <text:list-item>
          <text:p text:style-name="P118"><text:span text:style-name="T1">Implementar una iniciativa </text:span>de datos abiertos<text:span text:style-name="T1"> efectiva</text:span></text:p>
        </text:list-item>
        <text:list-item>
          <text:p text:style-name="P126">Promocionar <text:span text:style-name="T905">grupos</text:span> <text:span text:style-name="T905">de usuarios de software</text:span> <text:span text:style-name="T375">de códi­go abierto </text:span><text:span text:style-name="T376">y </text:span>la celebración de eventos relacionados con estos grupos.</text:p>
        </text:list-item>
        <text:list-item>
          <text:p text:style-name="P118"><text:span text:style-name="T46">Posibilitar la creación de núcleos para la </text:span><text:span text:style-name="T47">i</text:span><text:span text:style-name="T46">nnovación y </text:span><text:span text:style-name="T47">la creación de e</text:span><text:span text:style-name="T46">mpresas </text:span>de código abierto<text:span text:style-name="T48">.</text:span></text:p>
        </text:list-item>
      </text:list>
      <text:p text:style-name="P37">Ahora pasamos a describir de qué manera organizacio­nes y movimientos ciudadanos están aplicando los principios del código abierto para incrementar la participación ciudada­na en la gobernanza de sus ciudades.</text:p>
      <text:p text:style-name="P37"><text:s/>En primer <text:span text:style-name="T1014">lugar </text:span>hablaremos de <text:span text:style-name="T96">Code for America</text:span>, una organización sin ánimo de lucro impresionante que está im­pulsando el movimiento por un gobierno abierto en todo el <text:soft-page-break/>mundo.</text:p>
      <text:p text:style-name="Standard">A continuación comentaremos la celebración de unos cuantos eventos <text:span text:style-name="T96">CityCamp</text:span> que han tenido lugar en los EE.UU, y por último volveremos a la capital del Estado de Carolina del Norte para hablar de <text:span text:style-name="T96">CityCamp Raleigh</text:span> y cómo está evolu­cionando hacia algo más que un evento de un fin de semana.</text:p>
      <text:h text:style-name="P76" text:outline-level="2"><text:bookmark-start text:name="__RefHeading__17152_640048308"/>1.- <text:span text:style-name="T96">Code for America</text:span><text:bookmark-end text:name="__RefHeading__17152_640048308"/></text:h>
      <text:h text:style-name="P79" text:outline-level="3"><text:bookmark-start text:name="__RefHeading__17154_640048308"/>1.1.- ¿Qué es <text:span text:style-name="T96">Code for America</text:span>?<text:bookmark-end text:name="__RefHeading__17154_640048308"/></text:h>
      <text:p text:style-name="P67"><text:span text:style-name="T739">Code for America</text:span><text:span text:style-name="T621"> tiene como objetivo </text:span><text:span text:style-name="T653">hacer más efectivo</text:span><text:span text:style-name="T621"> </text:span><text:span text:style-name="T653">el</text:span><text:span text:style-name="T621"> trabajo </text:span><text:span text:style-name="T653">de</text:span><text:span text:style-name="T621"> los </text:span><text:span text:style-name="T654">g</text:span><text:span text:style-name="T621">obiernos, fundamentalmente </text:span><text:span text:style-name="T654">m</text:span><text:span text:style-name="T621">unicipales, mo­tivando y facilitando a través de </text:span><text:span text:style-name="T653">su</text:span><text:span text:style-name="T621"> página web, la participa­ción ciudadana en la gobernanza de la ciudad. </text:span></text:p>
      <text:p text:style-name="P23">Fue fundada en 2009 para desarrollar aplicaciones in­formáticas que <text:span text:style-name="T879">permitan nuevas</text:span> formas de participación ciu­dadana. Estos desarrollos se ofrecen a los <text:span text:style-name="T906">a</text:span>yuntamientos que los soliciten. Tras un proceso de selección, <text:span text:style-name="T141">Code for America</text:span> concede becas a una serie de <text:span text:style-name="T906">técnicos </text:span>informáticos <text:span text:style-name="T907">locales </text:span>para que, con <text:span text:style-name="T906">su</text:span> asesoramiento, desarrollen los programas y lo<text:span text:style-name="T906">s</text:span> implementen en la página web del <text:span text:style-name="T908">a</text:span>yuntamiento correspondiente. Estos becarios son como una especie de Cuerpos de Paz pero <text:span text:style-name="T907">compuestos </text:span>por <text:span text:style-name="T96">geeks</text:span> <text:span text:style-name="T908">de mentalidad cívica</text:span>. El primer programa de becas se llevó a cabo en 2009, con <text:span text:style-name="T908">19</text:span> becarios en tres ciudades.</text:p>
      <text:p text:style-name="P23"><text:soft-page-break/>Uno de sus primeros desarrollos fue <text:span text:style-name="T96">ADOPTA</text:span>, una apli­cación <text:span text:style-name="T906">web</text:span> que permite a los ciudadanos “adoptar” una infra­estructura o un <text:span text:style-name="T906">elemento del </text:span>mobiliario urbano de su ciudad, como bocas de riego, alcantarillas de desagüe para las tor­mentas, o incluso árboles, aunque también se puede “adop­tar” una carretera o una rambla, en cuyo caso un grupo de ciudadanos se <text:span text:style-name="T907">pone</text:span> de acuerdo para mantener limpias las cu­netas o el cauce. </text:p>
      <text:p text:style-name="P23">El programa <text:span text:style-name="T96">ADOPTA</text:span> se diseñó para Boston, Massachusetts, y comenzó con la aplicación en la web <text:span text:style-name="T96">AdoptAHydrant</text:span> (Adopta-Una-Boca-de-Riego), a través de la cual los ciudadanos <text:span text:style-name="T906">podían</text:span> adoptar las bocas de riego y se responsabiliza<text:span text:style-name="T906">ban</text:span> de mantenerlas limpias después de las tor­mentas de nieve.</text:p>
      <text:p text:style-name="P23">Más tarde <text:span text:style-name="T96">ADOPTA</text:span> <text:span text:style-name="T906">fue</text:span> rediseñado para otras ciudades. En Chicago, Illinois, <text:span text:style-name="T909">los ciudadanos utilizan </text:span>la aplicación para “<text:span text:style-name="T909">adoptar” </text:span>aceras. Los “adoptantes” se responsabilizaban de limpiar las aceras después de las tormentas de nieve o grani­zo, y en Honolulu, Hawaii, <text:span text:style-name="T96">ADOPTA</text:span> permite a los ciudadanos “adoptar” las sirenas que avisan de los <text:span text:style-name="T96">tsunamis</text:span> <text:span text:style-name="T909">y éstos se comprometen </text:span>a comprobar su funcionamiento todos los me­ses.</text:p>
      <text:p text:style-name="P23">Con el fin de que otras ciudades puedan aprovechar las aplicaciones ya existen<text:span text:style-name="T907">tes</text:span> y ponerlas al servicio de sus ciuda­danos, <text:span text:style-name="T141">Code for America</text:span>, de forma complementaria a su pro­grama de becas, ha puesto en marcha el programa <text:span text:style-name="T96">Code for </text:span><text:soft-page-break/><text:span text:style-name="T96">America Brigade</text:span>, desde el cual está <text:span text:style-name="T906">fomentando</text:span> la organiza­ción de colectivos informáticos <text:span text:style-name="T906">centrados en el software códi­go abierto</text:span><text:span text:style-name="T96"> </text:span><text:span text:style-name="T142">(</text:span><text:span text:style-name="T908">b</text:span>rigadas<text:span text:style-name="T908">)</text:span> que ayud<text:span text:style-name="T909">a</text:span>n a <text:span text:style-name="T908">implementar </text:span>las aplica­ciones sociales, ya desarrolladas, en las páginas web de sus <text:span text:style-name="T908">a</text:span>yuntamientos. </text:p>
      <text:p text:style-name="P23">Incrementando su implementación, muchas ciudades empezarán a usar programas <text:span text:style-name="T375">de código abierto</text:span>, y aumentará el número asociaciones informáticas de carácter cívico. En un escenario ideal, las ciudades llegarán a estar interconectadas a través de comunidades informáticas <text:span text:style-name="T375">de código abierto</text:span> y las aplicaciones <text:span text:style-name="T909">tendrán más uso</text:span> y, en consecuencia, ganarán en calidad y <text:span text:style-name="T908">operatividad</text:span>.</text:p>
      <text:p text:style-name="P23">Veamos ahora con un poco más de detalle <text:span text:style-name="T907">el ideario</text:span> y los conceptos que sustentan el impresionante trabajo que está realizando <text:span text:style-name="T96">Code for America</text:span><text:span text:style-name="T303">.</text:span></text:p>
      <text:h text:style-name="P79" text:outline-level="3"><text:bookmark-start text:name="__RefHeading__17156_640048308"/>1.2.<text:span text:style-name="T910">- </text:span>Cumbre <text:span text:style-name="T96">Code for America 2012 </text:span>en San Francisco, California<text:note text:id="ftn32" text:note-class="footnote"><text:note-citation>32</text:note-citation><text:note-body><text:p text:style-name="P60">Adaptado de “<text:span text:style-name="T96">Hacking on code and culture: Failure as validated learning</text:span>”, <text:span text:style-name="T1019">©</text:span> 2012 <text:span text:style-name="T96">opensource.com</text:span>, publicado bajo licencia <text:span text:style-name="T166">Creative Commons Attribution-ShareAlike 3.0 Unported</text:span><text:span text:style-name="T386">.</text:span></text:p></text:note-body></text:note><text:bookmark-end text:name="__RefHeading__17156_640048308"/></text:h>
      <text:p text:style-name="P72"><text:span text:style-name="T1">Como ya hemos visto, </text:span><text:span text:style-name="T62">el </text:span>código abierto<text:span text:style-name="T1"> es algo más que </text:span><text:span text:style-name="T63">software de</text:span><text:span text:style-name="T1"> </text:span><text:span text:style-name="T63">c</text:span><text:span text:style-name="T1">ódigo </text:span><text:span text:style-name="T63">f</text:span><text:span text:style-name="T1">uente </text:span><text:span text:style-name="T63">a</text:span><text:span text:style-name="T1">bierto. </text:span><text:span text:style-name="T63">Se trata de</text:span><text:span text:style-name="T1"> una cultura </text:span><text:span text:style-name="T63">que </text:span><text:span text:style-name="T1">han adoptado muchas comunidades </text:span><text:span text:style-name="T63">y que</text:span><text:span text:style-name="T1"> está arraigada en organizaciones como </text:span><text:span text:style-name="T5">Code for America</text:span><text:span text:style-name="T1">, lo cual me resultó evi­dente </text:span><text:span text:style-name="T62">por lo que</text:span><text:span text:style-name="T1"> pude escuchar durante el día de la inaugura­</text:span><text:soft-page-break/><text:span text:style-name="T1">ción de la Cumbre de </text:span><text:span text:style-name="T3">Code for America</text:span><text:span text:style-name="T1"> en San Francisco, CA, a primeros de </text:span><text:span text:style-name="T63">o</text:span><text:span text:style-name="T1">ctubre de 2012.</text:span></text:p>
      <text:h text:style-name="P81" text:outline-level="4"><text:bookmark-start text:name="__RefHeading__17158_640048308"/>1.2.1.<text:span text:style-name="T910">-</text:span> Ideas, <text:span text:style-name="T911">p</text:span>onencias y <text:span text:style-name="T911">c</text:span>omentarios<text:bookmark-end text:name="__RefHeading__17158_640048308"/></text:h>
      <text:p text:style-name="P67">Jennifer Pahlka, fundadora y Directora Ejecutiva de esta or­ganización, inauguró la Cumbre con una llamada a la acción: “Los <text:span text:style-name="T912">i</text:span>deales no son suficientes, tenemos que actuar."</text:p>
      <text:p text:style-name="P23">Una de esas acciones fue anunciada durante su presen­tación. <text:span text:style-name="T141">Code for America</text:span><text:span text:style-name="T906"> </text:span>pondrá en marcha una nueva línea de actuación para crear una red <text:span text:style-name="T913">de interconexión</text:span> <text:span text:style-name="T913">entre c</text:span>iuda­des. ¿Por qué? "porque trabajando interconectados se puede hacer lo que por separado es imposible”. El programa tiene como objetivo conectar en torno a las ideas fundamentales a l<text:span text:style-name="T914">o</text:span>s agentes claves que puede<text:span text:style-name="T913">n</text:span> cambiar las cosas en los <text:span text:style-name="T914">g</text:span>o­biernos <text:span text:style-name="T914">l</text:span>ocales para que los ciudadanos se involucren más en su gobernanza.</text:p>
      <text:p text:style-name="P23"><text:span text:style-name="T765">A continuación intervinieron Tim O'Reilly</text:span><text:span text:style-name="T785"> </text:span><text:span text:style-name="T765">y Eric Ries, autor, este último, del libro </text:span><text:span text:style-name="T739">The Lean Startup</text:span><text:span text:style-name="T765"> y recientemente nombrado Consejero de </text:span><text:span text:style-name="T739">Code for America</text:span><text:span text:style-name="T765">. Se habló principal­mente de cómo los principios más destacados de su libro se pueden aplicar a la también a la gobernanza. El modelo de gestión </text:span><text:span text:style-name="T768">de </text:span><text:span text:style-name="T739">startup</text:span><text:span text:style-name="T748">s</text:span><text:span text:style-name="T765"> y el concepto del fracaso fueron los dos temas importantes.</text:span></text:p>
      <text:p text:style-name="P23">Ries definió un<text:span text:style-name="T914">a</text:span> <text:span text:style-name="T96">startup</text:span> como el hecho de poner en práctica una idea, algo innato en la naturaleza humana, sin <text:soft-page-break/>importar ni el sector de negocio donde la idea se vaya a desarrollar, ni el volumen del mismo. Aunque Ries nunca contempló que su metodología se podía aplicar a algunos as­pectos de la gestión de los <text:span text:style-name="T914">g</text:span>obiernos, en la actualidad ya se está usando en muchos de ellos de diferentes niveles, <text:span text:style-name="T914">hasta </text:span>incluso en la Casa Blanca. </text:p>
      <text:p text:style-name="P23">Ries afirmó que <text:span text:style-name="T906">para</text:span> nuestra cultura empresarial el fra­caso es una opción en cualquier <text:span text:style-name="T96">startup</text:span> y si alguien no lo cree, se está engañando así mismo y a su equipo. O'Reilly y Ries <text:span text:style-name="T914">hablaron</text:span> largo y tendido acerca de en qué proporción y con qué frecuencia podía fallar la <text:span text:style-name="T914">d</text:span>irección de un <text:span text:style-name="T914">p</text:span>royecto. Aunque para Ries el fracaso es una manera perfectamente vá­lida de aprender, los proyectos pueden fracasar con menos consecuencias negativas si hay una dirección efectiva y un buen respaldo financiero.</text:p>
      <text:p text:style-name="P23">David Eaves<text:span text:style-name="T460"><text:note text:id="ftn33" text:note-class="footnote"><text:note-citation>33</text:note-citation><text:note-body><text:p text:style-name="P49">David Eaves es un experto de gran prestigio en temas de <text:span text:style-name="T93">g</text:span>obierno <text:span text:style-name="T1022">y datos abiertos</text:span>, sobre los cuales asesora a diversos <text:span text:style-name="T1022">g</text:span>obiernos tanto <text:span text:style-name="T1022">m</text:span>unicipales como <text:span text:style-name="T1022">e</text:span>statales.</text:p></text:note-body></text:note></text:span>, que actuó como maestro de ceremonias del evento, hizo un excelente resumen cuando dijo:</text:p>
      <text:p text:style-name="P23"><text:span text:style-name="T765">"</text:span><text:span text:style-name="T739">Code for America</text:span><text:span text:style-name="T765"> no tiene nada que ver con </text:span><text:span text:style-name="T739">hackear</text:span><text:span text:style-name="T765"> programas, tiene que ver con </text:span><text:span text:style-name="T739">hackear</text:span><text:span text:style-name="T765"> la cultura”.</text:span></text:p>
      <text:p text:style-name="P32"><text:span text:style-name="T1">Este pensamiento muestra el poder de los colectivos in­formáticos </text:span>de código abierto<text:span text:style-name="T1"> como </text:span><text:span text:style-name="T3">Code for America</text:span><text:span text:style-name="T1">. En esa línea, Palhka </text:span><text:span text:style-name="T64">afirmó que “c</text:span><text:span text:style-name="T1">ada uno de los presentes en este </text:span><text:soft-page-break/><text:span text:style-name="T1">salón es uno de los fundadores de este movimiento”.</text:span></text:p>
      <text:p text:style-name="P23">Por mi parte yo lo diría de la siguiente forma: “Todo el que opta por participar ya es parte de la solución y del movi­miento.”</text:p>
      <text:p text:style-name="P23">Otras buenas ideas que se <text:span text:style-name="T914">mencionaron</text:span> en la Cumbre fueron:</text:p>
      <text:p text:style-name="P23">"Hacer cosas erróneas de forma eficiente no es una bue­na manera de aprovechar el tiempo” - Eric Ries</text:p>
      <text:p text:style-name="P23">"Todos estamos aquí para definir de manera colectiva lo que hay que hacer" - Jennifer Palhka</text:p>
      <text:p text:style-name="P23">“<text:span text:style-name="T96">Code for America</text:span> es un medio para romper el Sistema Público de Contratación" - Tim O'Reilly</text:p>
      <text:h text:style-name="P81" text:outline-level="4"><text:bookmark-start text:name="__RefHeading__17160_640048308"/>1.2.2.<text:span text:style-name="T910">-</text:span> Opiniones sobre el concepto de “<text:span text:style-name="T906">g</text:span>obierno <text:span text:style-name="T906">a</text:span>bierto” <text:span text:style-name="T915"><text:note text:id="ftn34" text:note-class="footnote"><text:note-citation>34</text:note-citation><text:note-body><text:p text:style-name="P61">Adaptado de “<text:span text:style-name="T96">What does open government mean to you?”,</text:span> <text:span text:style-name="T1019">©</text:span> 2012 <text:span text:style-name="T96">opensource.com</text:span>, publicado bajo licencia <text:span text:style-name="T166">Creative Commons Attribution-ShareAlike 3.0 Unported</text:span><text:span text:style-name="T386">.</text:span></text:p></text:note-body></text:note></text:span><text:bookmark-end text:name="__RefHeading__17160_640048308"/></text:h>
      <text:p text:style-name="P67">Como mencionamos en el Capítulo I, “<text:span text:style-name="T906">g</text:span>obierno <text:span text:style-name="T906">a</text:span>bierto” sig­nifica diferentes cosas para diferentes personas. Las caracte­rísticas más comunes que se asocian con dicho movimiento son la transparencia, la colaboración y la participación. Cuando Tim O'Reilly habla sobre el <text:span text:style-name="T906">g</text:span>obierno <text:span text:style-name="T906">a</text:span>bierto, lo ve como una plataforma.</text:p>
      <text:p text:style-name="P23"><text:soft-page-break/>O’Reilly menciona los componentes de la web 2.0.: el <text:span text:style-name="T96">cloud computing</text:span>, las redes sociales y muchos <text:span text:style-name="T916">otros. Particular­mente</text:span>, <text:span text:style-name="T916">los bienes y servicios a los que podría dar lugar el go­bierno</text:span>. Él <text:span text:style-name="T907">se </text:span>centra en <text:span text:style-name="T916">la capacidad del mercado</text:span> de <text:span text:style-name="T916">ofrecer </text:span>los grandes <text:span text:style-name="T906">volúmenes</text:span> de da<text:span text:style-name="T916">tos suministrados por</text:span> los <text:span text:style-name="T914">g</text:span>obier­nos. <text:span text:style-name="T916">Pienso, por ejemplo, en </text:span>la <text:span text:style-name="T96">National Oceanic and Atmos­pheric Administration</text:span> (<text:span text:style-name="T96">NOAA</text:span>) <text:span text:style-name="T916">que proporciona sin cargo al­guno datos de predicción meteorológica </text:span>a organizaciones re­lacionadas con la climatología de todo el mundo.</text:p>
      <text:p text:style-name="P23">Durante la Cumbre de <text:span text:style-name="T96">Code for America</text:span> tuve la oportu­nidad de preguntarle a diversas personas que están en prime­ra línea del movimiento por un <text:span text:style-name="T916">g</text:span>obierno <text:span text:style-name="T916">a</text:span>bierto, cómo defi­nían ellos ese concepto. Sus respuestas resultaron ser muy di­versas, pero siempre en la misma línea.</text:p>
      <text:p text:style-name="P28">Forest Frizzell, Director Adjunto <text:span text:style-name="T907">del Ayuntamiento </text:span>de la Ciudad de Honolulú</text:p>
      <text:p text:style-name="P23">"Se trata de ser abierto en todo, y de colaborar con los ciudadanos para que se sientan satisfechos con lo que su <text:span text:style-name="T914">g</text:span>o­bierno está haciendo de manera que ellos quieran formar par­te de la solución. También se trata de cómo se establecen las prioridades a la hora de gobernar. Nos gusta que las cosas se hagan respetando nuestras costumbres y manera de ser y no en base a leyes y normativas. Los métodos de un <text:span text:style-name="T917">g</text:span>obierno <text:span text:style-name="T917">a</text:span>bierto son la herramienta para arreglar eso.</text:p>
      <text:p text:style-name="P28">Jen Palhka, Fundadora y Directora Ejecutiva de <text:soft-page-break/><text:span text:style-name="T96">Code for America</text:span></text:p>
      <text:p text:style-name="P23">"No sólo se trata de ser abierto de forma que podamos exigir al <text:span text:style-name="T917">G</text:span>obierno que rinda cuentas. Se trata, simbólicamen­te, de abrir la puerta para invitar a pasar a todos los ciudada­nos."</text:p>
      <text:p text:style-name="P28"><text:span text:style-name="T723">Eugene Kim, Cofundador de </text:span><text:span text:style-name="T762">Groupaya</text:span></text:p>
      <text:p text:style-name="P23">"En última instancia, el <text:span text:style-name="T917">g</text:span>obierno <text:span text:style-name="T917">a</text:span>bierto es compromiso y transparencia. No requiere tecnología, es algo que el pueblo ya ha inventado y practicado <text:span text:style-name="T909">en el pasado</text:span>. Debemos conocer las situaciones históricas en las que el pueblo <text:span text:style-name="T909">ha participado</text:span> <text:span text:style-name="T918">de forma efectiva </text:span>en el <text:span text:style-name="T918">g</text:span>obierno. Necesitamos que se nos cuenten esas buenas experiencias habidas en la<text:span text:style-name="T917">s g</text:span>obernanzas <text:span text:style-name="T917">a</text:span>biertas.”</text:p>
      <text:p text:style-name="P28"><text:span text:style-name="T723">Brian Gryth, Fundador y Director General de </text:span><text:span text:style-name="T762">OpenColorado</text:span></text:p>
      <text:p text:style-name="P23">"Es la forma en que se supone <text:span text:style-name="T918">que </text:span>nuestro <text:span text:style-name="T917">G</text:span>obierno debe funcionar. Es la democracia en la práctica. Es un Go­bierno que responde a su pueblo y permite que los ciudada­nos estén más involucrados. La transparencia crea confianza. Es como abrir una ventana que permita a los ciudadanos ver lo que su Gobierno está haciendo. Es hacer comunidad y es en lo que creyeron los Fundadores de este <text:span text:style-name="T917">p</text:span>aís. Es aplicar la Constitución."</text:p>
      <text:p text:style-name="P28">Abhi Nemani, Consejero de Estrategia y Comunica­ción de <text:span text:style-name="T96">Code for America</text:span></text:p>
      <text:p text:style-name="P23"><text:soft-page-break/>"Gobiernos que trabajan como <text:span text:style-name="T917">i</text:span>nternet: intercomunica­dos y creativos. Y que reflejan lo que es nuestra sociedad."</text:p>
      <text:p text:style-name="P28">Jason Lally, Director de <text:span text:style-name="T96">Decision Lab for PlaceMatters</text:span></text:p>
      <text:p text:style-name="P23">"<text:span text:style-name="T917">G</text:span>obierno <text:span text:style-name="T917">a</text:span>bierto significa el restablecimiento de la confianza en los valores democráticos. Hoy oímos mucho rui­do en la política. La idea del <text:span text:style-name="T917">g</text:span>obierno <text:span text:style-name="T917">a</text:span>bierto supone una aproximación no partidista y trata en realidad de conectar a las personas con sus comunidades. Eso significa que las perso­nas estarán conectadas todas con todas. <text:span text:style-name="T919">¡Algo </text:span>excitante!"</text:p>
      <text:p text:style-name="P28">Cyd Harrell, Asesor de <text:span text:style-name="T96">Code for America</text:span></text:p>
      <text:p text:style-name="P23">"Lo planteo en términos ligeramente diferentes. Un go­bierno es para los ciudadanos y debe ofrecer un entorno de confianza de manera que los ciudadanos puedan participar en el <text:span text:style-name="T917">g</text:span>obierno. Hay tres valores fundamentales que configuran un <text:span text:style-name="T917">g</text:span>obierno <text:span text:style-name="T917">a</text:span>bierto: el respeto, la participación y la unidad. Lo más importante es la unidad porque eso hace que los ciu­dadanos y el <text:span text:style-name="T917">g</text:span>obierno empujen desde el mismo lado."</text:p>
      <text:p text:style-name="P23">Aunque los defensores del <text:span text:style-name="T917">g</text:span>obierno <text:span text:style-name="T917">a</text:span>bierto lo definan de forma diferente, el mensaje es el mismo en todos ellos: <text:span text:style-name="T917">g</text:span>o­bierno <text:span text:style-name="T917">a</text:span>bierto significa aumentar el poder de los ciudadanos.</text:p>
      <text:h text:style-name="P79" text:outline-level="3"/>
      <text:h text:style-name="P79" text:outline-level="3"/>
      <text:h text:style-name="P79" text:outline-level="3"><text:bookmark-start text:name="__RefHeading__17162_640048308"/><text:soft-page-break/><text:span text:style-name="T920">1.</text:span>3.<text:span text:style-name="T910">-</text:span> El <text:span text:style-name="T917">p</text:span>rograma <text:span text:style-name="T96">Code for America Brigade</text:span> y <text:span text:style-name="T1016">la </text:span><text:span text:style-name="T165">Race for Reuse</text:span> 2012<text:note text:id="ftn35" text:note-class="footnote"><text:note-citation>35</text:note-citation><text:note-body><text:p text:style-name="P61">Adaptado de “<text:span text:style-name="T96">Contest aims to give open source projects a second wind</text:span>”, <text:span text:style-name="T1019">©</text:span> 2012 <text:span text:style-name="T96">opensource.com</text:span>, publicado bajo licencia <text:span text:style-name="T166">Creative Commons Attribution-ShareAlike 3.0 Unported</text:span><text:span text:style-name="T386">.</text:span></text:p></text:note-body></text:note><text:bookmark-end text:name="__RefHeading__17162_640048308"/></text:h>
      <text:h text:style-name="P81" text:outline-level="4"><text:bookmark-start text:name="__RefHeading__17164_640048308"/><text:span text:style-name="T920">1.</text:span>3.1.<text:span text:style-name="T910">-</text:span> Descripción del <text:span text:style-name="T1017">p</text:span>rograma<text:bookmark-end text:name="__RefHeading__17164_640048308"/></text:h>
      <text:p text:style-name="P67">Durante los últimos años <text:span text:style-name="T96">Code for America,</text:span> con su <text:span text:style-name="T917">p</text:span>rograma de <text:span text:style-name="T917">b</text:span>ecas, ha ido formando una auténtica colección aplicacio­nes cívicas <text:span text:style-name="T377">de código abierto</text:span> desarrolladas e implementadas en las distintas ciudades con las que ha ido colaborando, y uno de los <text:span text:style-name="T909">objetivos</text:span> que se planteó esta organización fue cómo adaptar <text:span text:style-name="T909">esas</text:span> aplicaciones para <text:span text:style-name="T909">reaprovecharlas</text:span> en otras ciudades. </text:p>
      <text:p text:style-name="P23">Como solución creó el <text:span text:style-name="T917">p</text:span>rograma <text:span text:style-name="T96">Code for America Brigade</text:span>, mediante el cual se ayuda a <text:span text:style-name="T96">geeks</text:span> y <text:span text:style-name="T96">hackers</text:span> cívicos a agrup<text:span text:style-name="T921">arse</text:span> y colabor<text:span text:style-name="T921">ar</text:span> en la reutilización e implantación en sus ciudades de<text:span text:style-name="T921">l </text:span>software <text:span text:style-name="T921">social</text:span> de la colección que <text:span text:style-name="T143">Code for America</text:span> tiene disponible.</text:p>
      <text:p text:style-name="P23">Consecuencia de este <text:span text:style-name="T917">p</text:span>rograma, <text:span text:style-name="T96">Code for America</text:span> está ayudando a que se formen equipos de voluntarios, llamados “<text:span text:style-name="T917">b</text:span>rigadas”, por todo los Estados Unidos, l<text:span text:style-name="T917">a</text:span>s cuales están orga­nizando y manteniendo encuentros y otro tipo de eventos para difundir sus trabajos y hacer de sus ciudades un lugar mejor para vivir, usando a través de la web los programas y aplicaciones informáticas <text:span text:style-name="T378">de código abierto</text:span> que <text:span text:style-name="T143">Code for </text:span><text:soft-page-break/><text:span text:style-name="T143">America</text:span> ya tiene desarrolladas. </text:p>
      <text:p text:style-name="P23"><text:span text:style-name="T921">Para</text:span> promocionar la implementación de unas aplicacio­nes previamente seleccionadas, el <text:span text:style-name="T917">p</text:span>rograma <text:span text:style-name="T96">Code for America Brigade</text:span> organizó en octubre de 2012 la <text:span text:style-name="T96">Race for Reuse</text:span> (Tor­neo por la Reutilización).</text:p>
      <text:p text:style-name="P23"><text:span text:style-name="T680">Se </text:span><text:span text:style-name="T698">trata</text:span><text:span text:style-name="T680"> de un certamen peculiar cuyo objetivo </text:span><text:span text:style-name="T698">es </text:span><text:span text:style-name="T680">ani­mar a que </text:span><text:span text:style-name="T699">brigadas repartidas</text:span><text:span text:style-name="T680"> por todo los Estados Unidos implementen y mantengan estos programas </text:span><text:span text:style-name="T699">de código abierto</text:span><text:span text:style-name="T680"> ya </text:span><text:span text:style-name="T698">existentes</text:span><text:span text:style-name="T680">. Una de las partes más difíciles de la implemen­tación de una aplicación </text:span><text:span text:style-name="T699">social</text:span><text:span text:style-name="T680"> </text:span>de código abierto<text:span text:style-name="T680"> no es conse­guir organizar un colectivo informático, sino motivar a los ciudadanos para que l</text:span><text:span text:style-name="T698">a</text:span><text:span text:style-name="T680"> usen</text:span><text:span text:style-name="T710">. </text:span><text:span text:style-name="T719">Eso es precisamente lo que esta campaña quería lograr</text:span><text:span text:style-name="T680">.</text:span></text:p>
      <text:p text:style-name="P23">Había cuatro aplicaciones que las <text:span text:style-name="T921">b</text:span>rigadas participan­tes podían usar en el certamen:</text:p>
      <text:list xml:id="list2732916362282383641" text:style-name="L17">
        <text:list-item>
          <text:p text:style-name="P136"><text:span text:style-name="T96">Adopta</text:span>.- Una aplicación web que, como ya sabemos, permite a los ciudadanos "adoptar" una infraestructu­ra de la ciudad o algún componente de su mobiliario urbano. Además de los ejemplos que hemos mencio­nado <text:span text:style-name="T921">antes,</text:span> podemos incluir las marquesinas de la pa­radas de autobuses o lo bancos de una plaza.</text:p>
        </text:list-item>
        <text:list-item>
          <text:p text:style-name="P127"><text:span text:style-name="T96">LocalWiki</text:span>.- Otra plataforma <text:span text:style-name="T921">conocida</text:span> para construir páginas web de información <text:span text:style-name="T921">comunitaria</text:span>. L<text:span text:style-name="T921">o</text:span>s <text:span text:style-name="T96">LocalWiki</text:span> son sitios web que versan sobre una locali­dad y que son editados por la gente de ese entorno. <text:soft-page-break/>Por ejemplo, Raleigh tiene <text:span text:style-name="T96">Triangle Wiki</text:span>.</text:p>
        </text:list-item>
        <text:list-item>
          <text:p text:style-name="P127"><text:span text:style-name="T96">Shareabouts</text:span>.- Una aplicación <text:span text:style-name="T921">basada en</text:span> mapas <text:span text:style-name="T921">desti­nada a </text:span>que la gente pueda recomendar sitios para vi­sitar, incluyendo comentarios sobre los mismos de una manera social y participativa. </text:p>
        </text:list-item>
        <text:list-item>
          <text:p text:style-name="P127"><text:span text:style-name="T96">Textizen</text:span>.- Una aplicación para recabar opiniones so­bre temas social<text:span text:style-name="T919">es</text:span> en la era de los móviles. Por medio del envío de mensajes de texto o SMS, los ciudadanos o los miembros del Gobierno Local, pueden llevar <text:span text:style-name="T919">a cabo </text:span>encuestas sobre asuntos referentes a la ciudad y luego publicar los resultados.</text:p>
        </text:list-item>
      </text:list>
      <text:p text:style-name="P23">El Torneo comenzó el 6 de noviembre de 2012, y en él competían las <text:span text:style-name="T922">b</text:span>rigadas de 28 ciudades implementando y pro­mocionando el uso de una de las cuatro aplicaciones descri­tas. Más tarde comentaremos los resultados, pero ahora va­mos a volver a Raleigh para ver cómo organizamos nuestra <text:span text:style-name="T922">b</text:span>rigada y cómo se desarrolló nuestro trabajo.</text:p>
      <text:h text:style-name="P81" text:outline-level="4"><text:bookmark-start text:name="__RefHeading__17166_640048308"/><text:span text:style-name="T920">1.</text:span>3.2.<text:span text:style-name="T923">-</text:span> La <text:span text:style-name="T922">b</text:span>rigada <text:span text:style-name="T96">Code for America</text:span> de Raleigh<text:bookmark-end text:name="__RefHeading__17166_640048308"/></text:h>
      <text:p text:style-name="P67">El 24 de octubre de 2012, los miembros del colectivo <text:span text:style-name="T96">CityCamp Raleigh</text:span> tuvimos un encuentro para comentar la evo­lución de algunos proyectos que estábamos desarrollando y proponer la creación de una <text:span text:style-name="T921">b</text:span>rigada dentro del <text:span text:style-name="T922">p</text:span>rograma <text:span text:style-name="T96">Code for America Brigade</text:span>. Dado que nuestro grupo estaba <text:span text:style-name="T921">avanzando</text:span> de forma muy positiva en el camino de ser algo <text:soft-page-break/>más que un evento anual, formar una <text:span text:style-name="T922">b</text:span>rigada <text:span text:style-name="T96">Code for America</text:span> nos parecía una cosa lógica.</text:p>
      <text:p text:style-name="P18">Se decidió organizar la <text:span text:style-name="T922">b</text:span>rigada en base a un modelo de co-dirección. Los compañeros y <text:span text:style-name="T96">geeks</text:span> <text:span text:style-name="T921">de mentalidad social</text:span> Chad Foley y Reis Serozi <text:span text:style-name="T919">nos unimos</text:span> para coordinar el traba­jo, y redactamos un compromiso en un documento formal en el que especificamos los objetivos del primer año. Decidimos tener unos encuentros mensuales y participar en dos o tres eventos anuales, uno de los cuales sería <text:span text:style-name="T96">CityCamp Raleigh</text:span>. Dado que el objetivo de nuestra <text:span text:style-name="T922">b</text:span>rigada también era implan­tar en Raleigh alguna de las aplicaciones <text:span text:style-name="T921">ya desarrolladas por</text:span> <text:span text:style-name="T96">Code for America</text:span>, participar en <text:span text:style-name="T921">la </text:span><text:span text:style-name="T96">Race for Reuse,</text:span> con lo que eso significaba de publicidad, era una oportunidad perfecta como lanzamiento de nuestros trabajos.</text:p>
      <text:p text:style-name="P23">La <text:span text:style-name="T924">b</text:span>rigada de Raleigh seleccionó la aplicación “Adopta” ya que con ella proporcionaríamos una <text:span text:style-name="T921">solución web para </text:span>algo que ya se estaba haciendo en la ciudad como era el que los ciudadanos pudieran “adoptar” las marquesinas de las pa­radas de autobuses. </text:p>
      <text:p text:style-name="P23">Inmediatamente insertamos la siguiente nota de prensa anunciando la implantación en Raleigh de la aplicación <text:span text:style-name="T100">Adopt-A-Shelter</text:span>, que fue publicada el 13 de <text:span text:style-name="T921">n</text:span>oviembre de 2012.</text:p>
      <text:p text:style-name="P84">“<text:span text:style-name="T809">Los ciudadanos de Raleigh interesados en </text:span><text:span text:style-name="T811">cuidar y mante­ner </text:span><text:span text:style-name="T809">su parada de autobús preferida en la ciudad tienen </text:span><text:soft-page-break/><text:span text:style-name="T812">ahora </text:span><text:span text:style-name="T809">un medio que les </text:span><text:span text:style-name="T812">facilita </text:span><text:span text:style-name="T809">hacerlo: la aplicación web interactiva </text:span><text:span text:style-name="T813">Adopt-A-Shelter</text:span><text:span text:style-name="T809">, mediante la cual pueden conocer en tiempo real cuántas paradas de autobús han sido adoptadas y cuántas están aún disponibles en la ciudad.</text:span></text:p>
      <text:p text:style-name="P84">La <text:span text:style-name="T924">b</text:span>rigada Code for Raleigh recientemente formada por voluntarios de CityCamp Raleigh, dentro del <text:span text:style-name="T924">p</text:span>rograma Code for America Brigade, ha implementado esta aplica­ción para que pueda ser usada por todos los ciudadanos interesados.</text:p>
      <text:p text:style-name="P84">Code for Raleigh pretende <text:span text:style-name="T925">reaprovechar</text:span> las aplicaciones ya <text:span text:style-name="T925">creadas</text:span> por Code for America, una organización sin ánimo de lucro dedicada a mejorar la gobernanza de las ciudades a través de la informática. Code for Raleigh ha implemen­tado recientemente la aplicación <text:span text:style-name="T445">Adopt-A-Shelter</text:span> en adoptashelter.raleighnc.gov <text:span text:style-name="T925">y muestra 184 marquesinas disponibles para su adopción </text:span>en Raleigh. Los ciudadanos pueden asumir de forma muy sencilla el compromiso <text:span text:style-name="T925">de</text:span> ayudar durante un año a mantener limpias las paradas de autobús <text:span text:style-name="T925">de</text:span> Raleigh para los viajeros de la Red de Trans­porte de la Capital (RTC).</text:p>
      <text:p text:style-name="P84">"Es una manera interactiva para que los residentes puedan ver qu<text:span text:style-name="T925">é</text:span> paradas de autobús que se han adoptado," comen­ta David Eatman, Administrador de tránsito de la RTC. "<text:span text:style-name="T925">E</text:span>stamos encantados de que los ciudadanos que forman parte de Code for Raleigh hayan hecho el esfuerzo para <text:soft-page-break/>ofrecer este recurso informático y así fomentar la participación en el Programa <text:span text:style-name="T445">Adopt-A-Shelter</text:span> que pusimos en marcha hace dos meses.</text:p>
      <text:p text:style-name="P84">La <text:span text:style-name="T924">b</text:span>rigada organizada en nuestra ciudad, Code for Raleigh, <text:span text:style-name="T926">ha inscrito</text:span> recientemente su <text:span text:style-name="T926">p</text:span>royecto <text:span text:style-name="T445">Adopt-A-Shelter</text:span> en <text:span text:style-name="T927">la</text:span> Race for Reuse, patrocinad<text:span text:style-name="T924">a por</text:span> Code for America. Sólo quedan cinco semanas para promocionar el <text:span text:style-name="T924">p</text:span>royecto y aumentar el nivel de adopciones. Code for Raleigh espera conseguir 20 nuevas marquesinas adopta­das antes del 6 de diciembre de 2012, a fin de alcanzar los objetivos que se han planteado.”</text:p>
      <text:p text:style-name="P23">El <text:span text:style-name="T924">p</text:span>rograma <text:span text:style-name="T100">Adopt-A-Shelter</text:span> comenzó a funcionar en Raleigh <text:span text:style-name="T919">s</text:span>in apoyo informático en septiembre 2012. A los ciu­dadanos que adoptan una marquesina se les pide que, duran­te un año, ayuden a mantenerla limpia, realizando la limpie­za una vez al mes. Se les suministran bolsas de basura, guan­tes desechables y chalecos reflectantes para realizar la labor de forma segura. A estos voluntarios también se les pide que informen al Ayuntamiento de cualquier acto vandálico o acti­vidad sospechosa en los alrededores, así como de todo lo que <text:span text:style-name="T927">haya que</text:span> repara<text:span text:style-name="T927">r</text:span>.</text:p>
      <text:p text:style-name="P23"><text:span text:style-name="T621">Conseguir instalar la aplicación </text:span><text:span text:style-name="T739">Adopta</text:span><text:span text:style-name="T621"> fue posiblemen­te lo más fácil y, sin embargo, Chad Foley merece el mayor de los aplausos por haberlo conseguido. Pero lo realmente importante que aprendí en mi participación en la </text:span><text:span text:style-name="T739">Race for Reuse</text:span><text:span text:style-name="T621"> fue que cuando todo lo que había que hacer se ha he­</text:span><text:soft-page-break/><text:span text:style-name="T621">cho, el problema estriba en la sensibilización de las personas. Es fundamental que los ciudadanos y las empresas sepan que tienen la posibilidad de adoptar una marquesina de una para­da de autobús, </text:span><text:span text:style-name="T655">porque</text:span><text:span text:style-name="T621"> cuando lo saben son muchos los que quieren hacerlo. </text:span></text:p>
      <text:p text:style-name="P23">El martes 4 de diciembre de 2012, Chad Foley, Reid Serozi y yo, tuvimos una reunión con el Consejo del Ayunta­miento de Raleigh para hacerle una presentación de la <text:span text:style-name="T924">b</text:span>riga­da <text:span text:style-name="T96">Code for America</text:span> de Raleigh y su participación en <text:span text:style-name="T928">la </text:span><text:span text:style-name="T144">Race for Reuse</text:span>.</text:p>
      <text:p text:style-name="P23">Le hicimos una demostración de como funcionaba la aplicación <text:span text:style-name="T100">Adopt-A-Shelter</text:span> y todos los <text:span text:style-name="T924">c</text:span>oncejales la encontra­ron muy interesante, pero lo que animó más la reunión fue el desafío que le planteó el concejal Crowder a su compañero Gaylord, <text:span text:style-name="T924">para </text:span>ver quien de los dos conseguía cuatro adopcio­nes nuevas en su respectivos distritos antes de que acabara la semana.</text:p>
      <text:p text:style-name="P23">La concejala Baldwin también quiso adoptar una mar­quesina <text:span text:style-name="T928">de su barrio </text:span>que <text:span text:style-name="T928">ella conocía, </text:span>aunque no aparecía en la aplicación. En broma, el concejal Crowder le pidió a la concejala Baldwin que se <text:span text:style-name="T928">alistara</text:span> en su equipo.</text:p>
      <text:p text:style-name="P23"><text:span text:style-name="T700">Nuestra estrategia d</text:span><text:span text:style-name="T680">urante </text:span><text:span text:style-name="T701">la</text:span><text:span text:style-name="T680"> presentación era asegurar­nos </text:span><text:span text:style-name="T700">de </text:span><text:span text:style-name="T680">que los miembros del Consejo conociera a fondo lo que es </text:span><text:span text:style-name="T754">Code for America</text:span><text:span text:style-name="T680">, su </text:span><text:span text:style-name="T702">p</text:span><text:span text:style-name="T680">rograma de </text:span><text:span text:style-name="T702">b</text:span><text:span text:style-name="T680">rigadas y </text:span><text:span text:style-name="T700">promo­cionar la </text:span><text:span text:style-name="T756">Race for Reuse</text:span><text:span text:style-name="T680">. Creo que estuvimos bastante acerta­</text:span><text:soft-page-break/><text:span text:style-name="T680">dos cuando, para explicarles lo que era </text:span><text:span text:style-name="T754">Code for America</text:span><text:span text:style-name="T680">, le</text:span><text:span text:style-name="T700">s</text:span><text:span text:style-name="T680"> dijimos que era como </text:span><text:span text:style-name="T754">Teach for America</text:span><text:span text:style-name="T680"><text:note text:id="ftn36" text:note-class="footnote"><text:note-citation>36</text:note-citation><text:note-body><text:p text:style-name="P49"><text:span text:style-name="T290">T</text:span><text:span text:style-name="T96">each for America</text:span> (Enseñar para América) es una organización sin ánimo de lucro, que cuenta con un conjunto de docentes, graduados universitarios y profesionales voluntarios, que se dedican a enseñar y elevar el rendimiento de los estudiantes de las <text:span text:style-name="T1023">e</text:span>scuelas <text:span text:style-name="T1023">p</text:span>úblicas en las zonas de menor poder económico en los Estados Unidos.</text:p></text:note-body></text:note></text:span><text:span text:style-name="T710"> </text:span><text:span text:style-name="T680">pero para los muni­cipios.</text:span></text:p>
      <text:p text:style-name="P23"><text:span text:style-name="T928">Después</text:span> entramos en detalles acerca de nuestros objeti­vos y proyectos <text:span text:style-name="T927">de </text:span>futuro, y lo más importante, dimos las gra­cias públicamente a los funcionarios del Ayuntamiento por toda la ayuda que nos habían prestado. Hacer esto era funda­mental pues la puesta en marcha de esta aplicación <text:span text:style-name="T928">fue </text:span>algo más que <text:span text:style-name="T928">cosa de </text:span>Foley, Serozi y yo. Los empleados del Ayun­tamiento habían puesto much<text:span text:style-name="T928">a carne</text:span> en el asador para que se lograra el éxito, aparte de que no hay que olvidar que lo que estábamos haciendo era de todos.</text:p>
      <text:p text:style-name="P23">También contamos al <text:span text:style-name="T928">Consejo</text:span> en qué punto se en­contraba el <text:span text:style-name="T928">torneo y les </text:span>inform<text:span text:style-name="T928">amos</text:span> que hasta <text:span text:style-name="T928">ese </text:span>momento habíamos conseguido 6 nuevas adopciones de marquesinas a través de la aplicación. </text:p>
      <text:p text:style-name="P23">Durante el coloquio los <text:span text:style-name="T929">c</text:span>oncejales quisieron saber más e hicieron muchas preguntas interesantes sobre el funciona­miento de la aplicación y sobre posibles nuevas <text:span text:style-name="T928">adopciones de </text:span>marquesinas. Al final todos nos expresaron su agradeci­miento.</text:p>
      <text:p text:style-name="P23"><text:soft-page-break/>Nos quedaban tres día para conseguir 14 adopciones si queríamos cumplir nuestros objetivos y debo reconocer que el Ayuntamiento se puso las pilas para ayudarnos a conseguirlo.</text:p>
      <text:h text:style-name="P81" text:outline-level="4"><text:bookmark-start text:name="__RefHeading__17168_640048308"/><text:span text:style-name="T920">1.</text:span>3.3.<text:span text:style-name="T920">-</text:span> Resultados d<text:span text:style-name="T928">e la </text:span><text:span text:style-name="T145">Race for Reuse </text:span><text:span text:style-name="T96">2012</text:span><text:bookmark-end text:name="__RefHeading__17168_640048308"/></text:h>
      <text:p text:style-name="P67"><text:span text:style-name="T96">Code for América</text:span> hizo públicos los resultados del <text:span text:style-name="T928">t</text:span>orneo a mi­tad de diciembre de 2012. En total se implementaron aplica­ciones en 28 ciudades. La aplicación más popular fue <text:span text:style-name="T96">LocalWiki</text:span>, un <text:span text:style-name="T930">software</text:span> del que hemos hablado y que ya se ha­bía implementado en Raleigh en marzo de 2012 <text:span text:style-name="T930">con</text:span> el nom­bre de <text:span text:style-name="T96">Triangle Wiki</text:span>. </text:p>
      <text:p text:style-name="P23">Durante el <text:span text:style-name="T930">t</text:span>orneo, <text:span text:style-name="T96">LocalWiki</text:span> fue implementado en diez ciudades y se crearon más de 2.000 nuevas páginas por parte de más de 400 nuevos colaboradores.</text:p>
      <text:p text:style-name="P23">El Gran Premio se lo llevó Ancorage, Alaska, por la im­plementación de la aplicación <text:span text:style-name="T96">AdoptAHydrant </text:span><text:span text:style-name="T146">(</text:span>“Adopta-una-Boca-de-Riego”<text:span text:style-name="T930">)</text:span> que consiguió 142 adopciones. Toledo, Ohio, también mereció otro Gran Premio por implementar su apli­cación <text:span text:style-name="T96">LocalWiki</text:span>, llamada <text:span text:style-name="T96">ToledoWiki</text:span>, que logró 90 nuevas aportaciones.</text:p>
      <text:p text:style-name="P23">¿Cómo se portó Raleigh en esta competición amistosa? Nuestra <text:span text:style-name="T930">b</text:span>rigada recibió un Diploma al Compromiso por la aplicación <text:span text:style-name="T100">Adopt-A-Shelter</text:span>, que consiguió veintiséis adopcio­nes, sobrepasando nuestro objetivo, que estaba en veinte.</text:p>
      <text:p text:style-name="P23">Otras <text:span text:style-name="T930">b</text:span>rigadas merecedoras de un Diploma al Compro­<text:soft-page-break/>miso, lo fueron por otras dos implementaciones de <text:span text:style-name="T96">LocalWiki</text:span>, una en Baltimore, Maryland, llamada <text:span text:style-name="T96">B'MORE Pipeline</text:span>, y la otra en Kansas City, Missouri, llamada <text:span text:style-name="T96">WikiKC</text:span>.</text:p>
      <text:p text:style-name="P23">El Gran Premio para cada una de las ciudades ganado­ras, consistió en una verbena popular patrocinada por <text:span text:style-name="T96">Code for América</text:span>, y además un año de alojamiento gratis para <text:span text:style-name="T930">la </text:span>aplicación. Para los ganadores del Diploma al Compromiso y con el fin de compensar sus esfuerzos, el premio fue de un año gratis del alojamiento.</text:p>
      <text:p text:style-name="P23">Una de las razones por las que muchas <text:span text:style-name="T930">b</text:span>rigadas partici­pantes en el <text:span text:style-name="T930">t</text:span>orneo tuvieron éxito fue gracias a las Jornadas para la Concienciación, un día o una tarde reservadas para que los componentes de la <text:span text:style-name="T930">b</text:span>rigada se reunieran y trabajaran en el proyecto.</text:p>
      <text:p text:style-name="P23"><text:span text:style-name="T621">En Raleigh por experiencia sabíamos que implicar a los ciudadanos era la parte más complicada, quiero decir el hacer que los ciudadanos se interesen por el proyecto y usen la apli­cación. </text:span><text:span text:style-name="T656">P</text:span><text:span text:style-name="T621">or e</text:span><text:span text:style-name="T656">s</text:span><text:span text:style-name="T621">o preferimos hacer una </text:span><text:span text:style-name="T656">j</text:span><text:span text:style-name="T621">ornada </text:span><text:span text:style-name="T656">con</text:span><text:span text:style-name="T621"> el formato </text:span><text:span text:style-name="T656">de un </text:span><text:span text:style-name="T739">Civic-a-thon</text:span><text:span text:style-name="T621">. Nuestra brigada quería incorporar también a cualquier ciudadano, incluyendo los que no podían aportar ni una pizca de conocimiento informático. </text:span></text:p>
      <text:p text:style-name="P23">También ideamos otras maneras para atraer a la gente <text:s/>creando, por ejemplo, unas páginas al respecto en <text:span text:style-name="T96">Triangle Wiki</text:span>, <text:span text:style-name="T930">o </text:span>sometiendo a votación el diseño de un anuncio para promocionar <text:span text:style-name="T100">Adopt-A-Shelter</text:span>. Nos dimos cuenta que las solu­<text:soft-page-break/>ciones podían venir de cualquier ciudadano. <text:span text:style-name="T930">A</text:span> veces con mos­trar su interés ya sobraba.</text:p>
      <text:p text:style-name="P23">De forma similar a <text:span text:style-name="T96">Triangle Wiki</text:span>, <text:span text:style-name="T919">que </text:span>lo hace celebran­do su <text:span text:style-name="T96">Triangle Wiki Day</text:span>, otras comunidades celebraran mara­tones <text:span text:style-name="T919">para editar</text:span> contenidos <text:span text:style-name="T96">online</text:span>, enseñar a la gente el fun­cionamiento de <text:span text:style-name="T96">LocalWiki</text:span> y nutrir sus <text:span text:style-name="T96">wikis</text:span> con información local. </text:p>
      <text:p text:style-name="P23"><text:span text:style-name="T930">E</text:span>ste tipo de <text:span text:style-name="T930">j</text:span>ornadas de <text:span text:style-name="T930">c</text:span>oncienciación, cuando están centradas en la tecnología y el desarrollo de aplicaciones in­formáticas, <text:span text:style-name="T930">se denominan</text:span> <text:span text:style-name="T96">hackathons</text:span>. Las comunidades que celebran <text:span text:style-name="T96">hackathons</text:span> están haciendo un tipo excelente <text:span text:style-name="T930">de </text:span><text:span text:style-name="T303">hackeo</text:span> como parte de su compromiso cívico.</text:p>
      <text:p text:style-name="P23">De forma similar a <text:span text:style-name="T930">lo que ocurre con la </text:span><text:span text:style-name="T146">Race for Reuse</text:span>, se están celebrando por todo el mundo eventos para incre­mentar la concienciación de los ciudadanos. Congresos <text:span text:style-name="T930">a</text:span>bier­tos dedicados a difundir y apoyar la idea de un <text:span text:style-name="T929">g</text:span>obierno <text:span text:style-name="T929">a</text:span>bierto como por ejemplo <text:span text:style-name="T96">CityCamp</text:span>, <text:span text:style-name="T96">TransparencyCamp</text:span> y <text:span text:style-name="T96">Government 2.0 Camp</text:span>, en realidad son también <text:span text:style-name="T930">j</text:span>ornadas de <text:span text:style-name="T930">c</text:span>oncienciación.</text:p>
      <text:h text:style-name="P76" text:outline-level="2"><text:bookmark-start text:name="__RefHeading__6337_1880142976"/>2.- La Fundación <text:span text:style-name="T96">Sunlight</text:span>, una organización pionera por un <text:span text:style-name="T929">g</text:span>obierno <text:span text:style-name="T929">a</text:span>bierto<text:bookmark-end text:name="__RefHeading__6337_1880142976"/></text:h>
      <text:p text:style-name="P67">La Fundación <text:span text:style-name="T96">Sunlight</text:span>, una organización independiente sin ánimo de lucro, ubicada en Washington DC, que trabaja para incrementar la transparencia de los <text:span text:style-name="T931">g</text:span>obiernos a través de la <text:soft-page-break/>informática, celebró su primer evento <text:span text:style-name="T96">TransparencyCamp</text:span> en 2009 con el objetivo de poner en contacto a todos los colecti­vos y asociaciones de informáticos interesados en el <text:span text:style-name="T929">g</text:span>obierno <text:span text:style-name="T929">a</text:span>bierto.</text:p>
      <text:p text:style-name="P23">Este primer <text:span text:style-name="T96">TransparencyCamp</text:span> tuvo lugar en la Univer­sidad George Washington y reunió a casi cien participantes, los cuales discutieron acerca de los problemas que implica la creación e implementación de políticas transparentes en el Gobierno de los Estados Unidos. <text:span text:style-name="T931">Esas </text:span>discusiones condujeron a la <text:span text:style-name="T96">TransparencyCamp West</text:span> que tuvo lugar a finales del 2009, co-organizadas con <text:span text:style-name="T96">Google</text:span> en Mountain View, California. </text:p>
      <text:p text:style-name="P23">Para más detalle<text:span text:style-name="T932">s</text:span> sobre cómo se gestó <text:span text:style-name="T96">TransparencyCamp</text:span> y cu<text:span text:style-name="T932">á</text:span>l es la forma más racional de desarro­llar eventos de este tipo, se puede consultar su guía <text:span text:style-name="T96">how-to</text:span> (“cómo hacerlo”), que es muy útil si uno quiere organizar algo similar en su ciudad.</text:p>
      <text:p text:style-name="P32"><text:span text:style-name="T49">En los últimos trabajos publicados por la Fundación </text:span><text:span text:style-name="T41">Sunlight</text:span><text:span text:style-name="T49"> se dan respuestas a la últimas tendencias de las polí­ticas </text:span>de datos abiertos<text:span text:style-name="T49"> y a las directrices por un </text:span><text:span text:style-name="T50">g</text:span><text:span text:style-name="T49">obierno </text:span><text:span text:style-name="T50">a</text:span><text:span text:style-name="T49">bierto, partiendo </text:span><text:span text:style-name="T50">d</text:span><text:span text:style-name="T49">el nivel de los gobiernos locales hacia arriba. En 2012 publicaron una serie de “Guías Estratégicas para las Políticas </text:span>de Datos Abiertos<text:span text:style-name="T49">” con las que esperan con­tinuar comprometiendo a los altos funcionarios de los </text:span><text:span text:style-name="T51">g</text:span><text:span text:style-name="T49">obier­nos, a los </text:span><text:span text:style-name="T41">hackers</text:span><text:span text:style-name="T49"> sociales, a los defensores de una sociedad más cívica, y a muchos otros colectivos.</text:span></text:p>
      <text:p text:style-name="P23"><text:soft-page-break/>La Fundación <text:span text:style-name="T96">Sunlight</text:span> sirvió de inspiración tanto para <text:span text:style-name="T96">Code for Am</text:span><text:span text:style-name="T147">e</text:span><text:span text:style-name="T96">rica</text:span>, como para <text:span text:style-name="T96">CityCamp.</text:span> Jen Pahlka y Kevin Curry se han referido a <text:span text:style-name="T96">TransparencyCamp</text:span> como la fuente donde han bebido para desarrollar sus <text:span text:style-name="T932">p</text:span>royectos.</text:p>
      <text:p text:style-name="P23">Por mi parte, he estado muy involucrado con el movi­miento <text:span text:style-name="T96">CityCamp</text:span>, tanto como organizador de dos <text:span text:style-name="T96">CityCamp Raleigh</text:span>, como asistente y ponente de numerosos <text:span text:style-name="T96">CityCamp</text:span> por todo Estados Unidos. En el próximo apartado intentaré contar mis experiencias <text:span text:style-name="T96">CityCamp</text:span>, que realmente han sido una au­téntica revelación para mí.</text:p>
      <text:h text:style-name="P76" text:outline-level="2"><text:bookmark-start text:name="__RefHeading__17170_640048308"/><text:span text:style-name="T732">3.- </text:span><text:span text:style-name="T723">Un recorrido por varios </text:span><text:span text:style-name="T762">CityCamp</text:span><text:span text:style-name="T723"> y las mejores reco­mendaciones para llevarlos a cabo</text:span><text:bookmark-end text:name="__RefHeading__17170_640048308"/></text:h>
      <text:p text:style-name="P67">El movimiento <text:span text:style-name="T96">CityCamp</text:span> es una formidable manera para em­pezar el proceso de <text:span text:style-name="T929">sensibilización</text:span> de los diferentes estamen­tos interesados, es decir de los ciudadanos, los funcionarios municipales, los concejales <text:span text:style-name="T932">y</text:span> los periodistas, entre otros. Pero es también un formidable medio para <text:span text:style-name="T932">plantear </text:span>los problemas que tienen <text:span text:style-name="T932">que afrontar </text:span>nuestras ciudades y discutir sus posi­bles soluciones.</text:p>
      <text:p text:style-name="P23">A continuación me gustaría contar mis experiencias por diversos <text:span text:style-name="T96">CityCamp</text:span>. Debido a mi trabajo en <text:span text:style-name="T96">Red Hat</text:span> he tenido la oportunidad de asistir a los eventos <text:span text:style-name="T96">CityCamp</text:span> en Denver, Honolulú, y Kansas City, donde he aprendido acerca de sus asociaciones, me he documentado sobre las mejores recomen­daciones para los futuros organizadores de estos eventos, y <text:soft-page-break/>además he conocido a personas muy interesantes.</text:p>
      <text:h text:style-name="P79" text:outline-level="3"><text:bookmark-start text:name="__RefHeading__17172_640048308"/>3.1.<text:span text:style-name="T933">-</text:span> <text:span text:style-name="T96">CityCamp Colorado</text:span><text:bookmark-end text:name="__RefHeading__17172_640048308"/></text:h>
      <text:p text:style-name="P67">En Colorado, gracias a los miembros de la comunidad de <text:span text:style-name="T96">Open Colorado</text:span>, hay un fuerte movimiento por un <text:span text:style-name="T929">g</text:span>obierno <text:span text:style-name="T929">a</text:span>bierto y por promover la publicación de <text:span text:style-name="T379">datos abiertos</text:span>. Han celebrado tres eventos <text:span text:style-name="T96">CityCamp</text:span> en los últimos tres años <text:span text:style-name="T934">y he tenido oportunidad </text:span>de asistir a los dos últimos, en 2011 y 2012. </text:p>
      <text:p text:style-name="P23">En primer lugar veremos algunos de los temas desarro­llados en el segundo <text:span text:style-name="T96">CityCamp Colorado,</text:span> el celebrado en 2011, <text:span text:style-name="T934">y </text:span>a continuación comentaremos la forma en la que <text:span text:style-name="T934">el</text:span> colectivo <text:span text:style-name="T934">que lo organiza </text:span>comparte sus conocimientos infor­máticos. <text:span text:style-name="T934">P</text:span>or último terminaremos con noticias del tercer <text:span text:style-name="T96">CityCamp </text:span><text:span text:style-name="T148">Colorado</text:span><text:span text:style-name="T934"> </text:span>celebrado en 2012.</text:p>
      <text:p text:style-name="P23"><text:span text:style-name="T935">E</text:span>s muy importante mencionar que los participantes en el primer <text:span text:style-name="T96">CityCamp</text:span> celebrado en 2010 publicaron un modelo de “Directiva Local para un Gobierno Abierto”, que sirvió de referencia para otros <text:span text:style-name="T935">m</text:span>unicipios, e incluso fue tomada como guía por la Administración Obama en su “Directiva para un Gobierno Abierto”. Ello demuestra la importancia del trabajo que se puede realizar cuando un grupo de <text:span text:style-name="T96">geeks</text:span> <text:span text:style-name="T935">sociales</text:span> se unen por una causa común y cómo los logros conseguidos se comparten con los demás, siendo esto último uno de los ma­yores beneficios del <text:span text:style-name="T379">código abierto</text:span>.</text:p>
      <text:h text:style-name="P81" text:outline-level="4"><text:bookmark-start text:name="__RefHeading__17174_640048308"/><text:soft-page-break/>3.1.1.<text:span text:style-name="T933">-</text:span> <text:span text:style-name="T96">CityCamp Colorado de 2011</text:span><text:bookmark-end text:name="__RefHeading__17174_640048308"/></text:h>
      <text:p text:style-name="P67"><text:span text:style-name="T621">Más de 70 personas se reunieron para participar, aprender y avanzar en el movimiento por un </text:span><text:span text:style-name="T657">g</text:span><text:span text:style-name="T621">obierno </text:span><text:span text:style-name="T657">a</text:span><text:span text:style-name="T621">bierto durante el </text:span><text:span text:style-name="T739">CityCamp Colorado</text:span><text:span text:style-name="T621"> de 2011. </text:span></text:p>
      <text:h text:style-name="P90" text:outline-level="5"><text:bookmark-start text:name="__RefHeading__17177_640048308"/>3.1.1.1.<text:span text:style-name="T933">-</text:span> Mejorando el acceso al Gobierno<text:note text:id="ftn37" text:note-class="footnote"><text:note-citation>37</text:note-citation><text:note-body><text:p text:style-name="P62">Adaptado de “<text:span text:style-name="T96">The power shift effect of open government</text:span>”, <text:span text:style-name="T1019">©</text:span> 2011 <text:span text:style-name="T96">opensource.com</text:span>, publicado bajo licencia <text:span text:style-name="T166">Creative Commons Attribution-ShareAlike 3.0 Unported</text:span><text:span text:style-name="T386">.</text:span></text:p></text:note-body></text:note><text:bookmark-end text:name="__RefHeading__17177_640048308"/></text:h>
      <text:p text:style-name="P67"><text:span text:style-name="T621">El evento empezó con Tom Downey y Stephanie O'Malley, funcionarios del Ayuntamiento de Denver, quienes expusie­ron el tema de la jornada: Mejorar el </text:span><text:span text:style-name="T657">a</text:span><text:span text:style-name="T621">cceso al Gobierno. Tom Downey es el Director del Departamento de Tasas y Licencias para la </text:span><text:span text:style-name="T658">C</text:span><text:span text:style-name="T621">iudad y </text:span><text:span text:style-name="T658">el Condado</text:span><text:span text:style-name="T621"> de Denver, y un entusiasta </text:span><text:span text:style-name="T659">de la idea</text:span><text:span text:style-name="T621"> de un </text:span><text:span text:style-name="T657">g</text:span><text:span text:style-name="T621">obierno </text:span><text:span text:style-name="T657">a</text:span><text:span text:style-name="T621">bierto. Empezó diciendo que lo fantásti­co de un movimiento como </text:span><text:span text:style-name="T739">CityCamp</text:span><text:span text:style-name="T621"> es que el organigrama es plano (sin apenas jerarquías), que las decisiones se toman democráticamente, y que </text:span><text:span text:style-name="T660">permite que las cosas se hagan y salgan adelante</text:span><text:span text:style-name="T621">.</text:span></text:p>
      <text:p text:style-name="P23"><text:span text:style-name="T621">Las funciones del día a día de Downey en su puesto en el Ayuntamiento de Denver, están relacionadas con la conce­sión y cobro de una gran variedad de licencias municipales y provinciales, desde los permisos para la marihuana medicinal hasta las licencias para vender licores, e incluso la gestión de las zonas de estacionamiento. </text:span><text:span text:style-name="T661">Y</text:span><text:span text:style-name="T621"> todo se lleva a cabo por escrito en impresos oficiales. El Departamento de Tasas y </text:span><text:soft-page-break/><text:span text:style-name="T621">Licencias no tiene un sistema para trabajar </text:span><text:span text:style-name="T739">online</text:span><text:span text:style-name="T621">, ni siquiera para realizar los pagos. Downey admitió que es un obstáculo para una ciudad que un </text:span><text:span text:style-name="T660">d</text:span><text:span text:style-name="T621">epartamento no trabaje de la misma forma en </text:span><text:span text:style-name="T662">la </text:span><text:span text:style-name="T621">que los ciudadanos están acostumbrados a manejar y gestionar sus negocios.</text:span></text:p>
      <text:p text:style-name="P23"><text:span text:style-name="T621">En su opinión, cambiar a un sistema </text:span><text:span text:style-name="T739">online</text:span><text:span text:style-name="T621">, donde con­seguir una licencia y realizar los pagos pueda hacerse a través de la web, hará que Denver trabaje mejor, más rápido y de forma más transparente. A los titulares de las licencias les será más fácil hacer sus gestiones con el Ayuntamiento y con </text:span><text:span text:style-name="T658">el Condado</text:span><text:span text:style-name="T621">. Por otra parte, para los ciudadanos interesados en obtener una licencia, el proceso sería más abierto y trans­parente, ya que les permitiría ver quienes la han solicitado, en qué punto se encuentra el proceso de concesión y si dicha concesión tiene alguna restricción. Hoy pueden tener acceso a toda esa información pero tienen que ir físicamente a las ofi­cinas y consultarla en papel, perdiendo tiempo y dinero tanto los ciudadanos como los funcionarios.</text:span></text:p>
      <text:p text:style-name="P23"><text:span text:style-name="T621">“¿Qué estamos haciendo para crear la atmósfera "</text:span><text:span text:style-name="T663">e</text:span><text:span text:style-name="T621">s fá­cil hacer negocios en Denver?”, se preguntó Downey. Su De­partamento quiere poner todos los documentos </text:span><text:span text:style-name="T739">online</text:span><text:span text:style-name="T621"> y per­mitir a los ciudadanos obtener información, solicitar una li­cencia, pagar tasas o multas y renovar los permisos a través de la web. Esto creará un </text:span><text:span text:style-name="T660">g</text:span><text:span text:style-name="T621">obierno más </text:span><text:span text:style-name="T660">a</text:span><text:span text:style-name="T621">bierto y un mejor ambiente para los negocios. Pero si nos limitamos a poner las cosas </text:span><text:span text:style-name="T739">online</text:span><text:span text:style-name="T621">, esto no será necesariamente un gran avance, eso </text:span><text:soft-page-break/><text:span text:style-name="T621">debe de ser sólo la primera etapa para sintonizar con los esfuerzos de otras iniciativas por un </text:span><text:span text:style-name="T660">g</text:span><text:span text:style-name="T621">obierno </text:span><text:span text:style-name="T660">a</text:span><text:span text:style-name="T621">bierto, añadió.</text:span></text:p>
      <text:p text:style-name="P23"><text:span text:style-name="T809">Además del ahorro del tiempo y dinero, los ciudadanos y funcionarios obtendremos en consecuencia otros ahorros ya que se reducirá </text:span><text:span text:style-name="T814">la </text:span><text:span text:style-name="T809">carga de trabajo </text:span><text:span text:style-name="T814">de estos últimos </text:span><text:span text:style-name="T809">y podrán repartir sus prioridades en otros proyectos estratégicos y en dar un mejor servicio, en lugar de estar </text:span><text:span text:style-name="T815">haciendo</text:span><text:span text:style-name="T809"> fotocopias de las licencias. Downey dijo que al mismo tiempo se conse­guirá que la</text:span> <text:span text:style-name="T809">información sea más accesible y que, por tanto, los vecinos pasarán a tener un mayor control de la gestión.</text:span></text:p>
      <text:p text:style-name="P23">Downey también habló brevemente acerca de mejoras en su proceso de notificación de las solicitudes de permisos. Antes este proceso era difícil de implementar con el sistema <text:span text:style-name="T96">GIS </text:span>porque la ley requiere que las notificaciones se hagan en un radio de acción de cinco bloques, lo cual no se adaptaba bien a su modo operativo. El sistema <text:span text:style-name="T96">GIS</text:span> podría crear un ra­dio circular de cinco bloques, pero la complicada estructura de la ciudad de Denver daba problemas adicionales y no to­dos los interesados recibirían las notificaciones según lo espe­cificado por la ordenanza. Su <text:span text:style-name="T936">d</text:span>epartamento trabajó con la Di­visión <text:span text:style-name="T96">GIS</text:span> para mejorar el sistema, y ahora los ciudadanos es­tán recibiendo las notificaciones en la forma requerida. Poner estas aplicaciones en la web, además de mejorar el sistema en sí, va a incrementar la transparencia ya que todos los ciudadanos, no sólo los interesados o los afectados por la ley, van a poder acceder a la información sobre la concesión de <text:soft-page-break/>licencias.</text:p>
      <text:p text:style-name="P23">¿Cómo está empezando a avanzar el proceso por un <text:span text:style-name="T936">g</text:span>o­bierno <text:span text:style-name="T936">a</text:span>bierto en Colorado? “Con todas estas pequeñas cosas se construye algo fantástico”, dijo Downey. “El hecho de que el Ayuntamiento permita presentar escritos y alegaciones a través de la red y que mejore el servicio de notificaciones, nos hace ir avanzando.”</text:p>
      <text:p text:style-name="P23">“No es una gran innovación o una mejora en los proce­sos de gestión que hagamos en un momento dado lo que <text:span text:style-name="T937">per­mite</text:span> que nuestro <text:span text:style-name="T936">g</text:span>obierno sea más <text:span text:style-name="T936">a</text:span>bierto. <text:span text:style-name="T935">Eso</text:span> se consigue con cada mejora parcial, paso a paso, <text:span text:style-name="T937">haciendo que</text:span> el control de la gestión vaya pasando a los ciudadanos”, concluyó.</text:p>
      <text:h text:style-name="P90" text:outline-level="5"><text:bookmark-start text:name="__RefHeading__17179_640048308"/>3.1.1.2.<text:span text:style-name="T933">-</text:span> <text:span text:style-name="T938">C</text:span>ombati<text:span text:style-name="T938">endo</text:span> la duplicidad con un <text:span text:style-name="T936">g</text:span>obierno <text:span text:style-name="T936">a</text:span>bierto<text:span text:style-name="T915"><text:note text:id="ftn38" text:note-class="footnote"><text:note-citation>38</text:note-citation><text:note-body><text:p text:style-name="P62">Adaptado de “<text:span text:style-name="T96">Combating duplication with open government</text:span>”, <text:s/><text:span text:style-name="T1019">© </text:span>2011 <text:span text:style-name="T96">opensource.com</text:span>, publicado bajo licencia <text:span text:style-name="T166">Creative Commons Attribution-ShareAlike 3.0 Unported</text:span><text:span text:style-name="T386">.</text:span></text:p></text:note-body></text:note></text:span><text:bookmark-end text:name="__RefHeading__17179_640048308"/></text:h>
      <text:p text:style-name="P67">Después de Tom Downey, Stephanie O'Malley, Directora Ad­junta de la Secretaría de Michel Hancock, la Alcaldesa de Denver, explicó la importancia que tenía el hecho de que los ciudadanos supieran cómo encontrar la información. Esta mentalidad es una <text:span text:style-name="T937">directriz</text:span> con la que ella trabaja todos los días para conseguir que la <text:span text:style-name="T937">a</text:span>lcaldía de Denver camine hacia la transparencia y la apertura, desde el convencimiento de que los ciudadanos deben saber lo que está sucediendo en su <text:soft-page-break/>ciudad.</text:p>
      <text:p text:style-name="P23">Obviamente uno de los grandes problemas de la ciudad de Denver son sus limitaciones presupuestarias. O'Malley mencionó que el Departamento de Tecnologías de la Informa­ción de la ciudad tiene <text:span text:style-name="T936">peticiones</text:span> de gasto <text:span text:style-name="T936">de </text:span>más de 8 millo­nes de <text:span text:style-name="T939">e</text:span>uros y sólo cuenta con 2 millones <text:span text:style-name="T936">en</text:span> recursos. El Ayuntamiento <text:span text:style-name="T939">sabe</text:span> que disponer de datos es muy importante pero, al igual que en otras ciudades, es muy difícil responder al volumen de peticiones con recursos limitados. <text:span text:style-name="T939">E</text:span>n conse­cuencia, las decisiones se toman en base a las prioridades que establece la <text:span text:style-name="T937">a</text:span>lcaldía y a <text:span text:style-name="T919">minimizar el tiempo de recuperación </text:span>de la inversión.</text:p>
      <text:p text:style-name="P23">Uno de los mayores desafíos a superar en Denver es la duplicidad de los trabajos. Esto no se refiere sólo a la duplici­dad entre los <text:span text:style-name="T939">d</text:span>epartamentos del Ayuntamiento, todos <text:span text:style-name="T939">intere­sados en</text:span> hacer grandes cosas, sino que también se da con los <text:span text:style-name="T939">m</text:span>unicipios de los alrededores. O'Malley ve una oportunidad tanto a nivel local como <text:span text:style-name="T497">del Condado</text:span> para romper los reduc­tos estancos y consolidar los esfuerzos en base a una colabo­ración a nivel de tod<text:span text:style-name="T497">o</text:span> <text:span text:style-name="T497">el Condado</text:span>. "Las ciudades tienen que estar más dispuestas a compartir información y no poner ba­rreras", dijo. Dadas las personas que estaban presentes en el <text:span text:style-name="T96">CityCamp Colorado 2011</text:span>, <text:span text:style-name="T497">el Condado</text:span> de Denver estaba en las mejores condiciones para aprovechar las ventajas de conseguir una colaboración a nivel regional.</text:p>
      <text:p text:style-name="P23"><text:span text:style-name="T621">O'Malley cree que el paso a soluciones </text:span><text:span text:style-name="T720">de código abier­</text:span><text:soft-page-break/><text:span text:style-name="T720">to</text:span><text:span text:style-name="T621"> y a iniciativas por </text:span><text:span text:style-name="T663">g</text:span><text:span text:style-name="T621">obiernos más </text:span><text:span text:style-name="T663">a</text:span><text:span text:style-name="T621">biertos, harán que la in­formación sea más accesible. La potencialidad de un </text:span><text:span text:style-name="T663">g</text:span><text:span text:style-name="T621">obierno </text:span><text:span text:style-name="T663">a</text:span><text:span text:style-name="T621">bierto a nivel </text:span><text:span text:style-name="T664">r</text:span><text:span text:style-name="T621">egional es una oportunidad sin explotar, pero el cambio va a llevar tiempo y esfuerzo. "La gente está acos­tumbrada a hacer las cosas a su manera", comentó, "va a cos­tar un montón de reuniones y llevará tiempo. Es por eso que estamos aquí hoy."</text:span></text:p>
      <text:p text:style-name="P23"><text:span text:style-name="T621">Los eventos </text:span><text:span text:style-name="T739">CityCamp</text:span><text:span text:style-name="T621"> son una forma extraordinaria para conseguir que las partes interesadas de las diferentes ciudades y municipios hablen de los temas a los que se están enfrentando y exploren juntos posibles soluciones. </text:span></text:p>
      <text:p text:style-name="P23">Por mi parte también creo que <text:span text:style-name="T937">se hacen</text:span> demasiados es­fuerzos duplicados por <text:span text:style-name="T937">parte de </text:span>las autoridades federales, es­tatales, provinciales, <text:span text:style-name="T937">de </text:span>las ciudades y <text:span text:style-name="T937">de</text:span> los pequeños muni­cipios en los Estados Unidos, y quizás en todo el mundo. Ne­cesitamos más colaboración a todos los niveles, para ahorrar el dinero que pagan los contribuyentes y ganar un tiempo que se podría dedicar a otros desarrollos.</text:p>
      <text:h text:style-name="P81" text:outline-level="4"><text:bookmark-start text:name="__RefHeading__17181_640048308"/>3.1.2.<text:span text:style-name="T933">-</text:span> <text:span text:style-name="T96">CityCamp Colorado 2012</text:span><text:bookmark-end text:name="__RefHeading__17181_640048308"/></text:h>
      <text:h text:style-name="P90" text:outline-level="5"><text:bookmark-start text:name="__RefHeading__17183_640048308"/>3.1.2.1.<text:span text:style-name="T933">-</text:span> El <text:span text:style-name="T940">p</text:span>royecto <text:span text:style-name="T149">Adopt-A-City</text:span><text:span text:style-name="T915"><text:note text:id="ftn39" text:note-class="footnote"><text:note-citation>39</text:note-citation><text:note-body><text:p text:style-name="P62">Adaptado de “<text:span text:style-name="T96">Opengov techies give back with apps and expertise</text:span>”, <text:span text:style-name="T1019">©</text:span> 2012 <text:span text:style-name="T96">opensource.com</text:span>, publicado bajo licencia <text:span text:style-name="T166">Creative Commons Attribution-ShareAlike 3.0 Unported</text:span><text:span text:style-name="T386">.</text:span></text:p></text:note-body></text:note></text:span><text:bookmark-end text:name="__RefHeading__17183_640048308"/></text:h>
      <text:p text:style-name="P67">Los municipios pequeños, por lo general los que están en l<text:span text:style-name="T941">a</text:span>s <text:soft-page-break/>zonas rurales, no tienen la capacidad informática como para llevar a cabo nuevas implementaciones que permitan la parti­cipación ciudadana como hacen las ciudades más grandes. Dos colectivos, <text:span text:style-name="T96">Open Colorado</text:span> y <text:span text:style-name="T96">Colorado Code for Communities</text:span>, han decidido compartir con <text:span text:style-name="T939">esos</text:span> municipios sus conocimientos informáticos y su experiencia para, de forma conjunta, crear una plataforma que <text:span text:style-name="T919">les</text:span> permita acceder a un sistema de <text:span text:style-name="T380">datos abiertos</text:span> a través de <text:span text:style-name="T939">diversos</text:span> <text:span text:style-name="T939">sitios</text:span> web o aplicaciones para móviles.</text:p>
      <text:p text:style-name="P23"><text:span text:style-name="T621">El anuncio del </text:span><text:span text:style-name="T663">p</text:span><text:span text:style-name="T621">royecto </text:span><text:span text:style-name="T749">Adopt-A-City</text:span><text:span text:style-name="T621"> se hizo durante el tercer </text:span><text:span text:style-name="T739">CityCamp Colorado</text:span><text:span text:style-name="T621"> celebrado en Denver en octubre de 2012. En la primera etapa del </text:span><text:span text:style-name="T663">p</text:span><text:span text:style-name="T621">royecto el objetivo es adoptar al menos dos pueblos en Colorado durante el próximo año y poner en marcha la infraestructura que fomente la participa­ción ciudadana en ellos.</text:span></text:p>
      <text:p text:style-name="P23">"Lo que buscamos es apoyar a las comunidades rurales, las que producen nuestros alimentos, perforan nuestros pozos de petróleo, y dan energía a nuestras ciudades", dijo Brian Gryth Director General y co-fundador de <text:span text:style-name="T96">Open Colorado</text:span>. Es hora de que les compensemos y compartamos nuestra expe­riencia y tecnología con nuestros pueblos."</text:p>
      <text:h text:style-name="P90" text:outline-level="5"><text:bookmark-start text:name="__RefHeading__17185_640048308"/>3.1.2.<text:span text:style-name="T933">2</text:span>.<text:span text:style-name="T933">-</text:span> Otras actuaciones<text:bookmark-end text:name="__RefHeading__17185_640048308"/></text:h>
      <text:p text:style-name="P67"><text:span text:style-name="T96">Colorado Code for Communities</text:span>, la <text:span text:style-name="T937">b</text:span>rigada de <text:span text:style-name="T96">Code for America</text:span> en Denver, tiene grandes planes para 2013. Quieren implementar ocho aplicaciones informáticas <text:span text:style-name="T941">(tales como </text:span><text:soft-page-break/><text:span text:style-name="T150">Adopta</text:span><text:span text:style-name="T941">) </text:span>antes de finales de año, añadir 400 nuev<text:span text:style-name="T941">o</text:span>s <text:span text:style-name="T941">catálogos</text:span> de datos <text:span text:style-name="T919">en</text:span> <text:span text:style-name="T96">opencolorado.org</text:span> en septiembre, y conseguir que los <text:span text:style-name="T941">g</text:span>obiernos de dos <text:span text:style-name="T497">condados</text:span> del Estado de Colorado aprue­ben una directiva por el <text:span text:style-name="T937">g</text:span>obierno <text:span text:style-name="T937">a</text:span>bierto.</text:p>
      <text:p text:style-name="P23"><text:span text:style-name="T96">Colorado Code for Communities </text:span>trata de implementar una plataforma que pueda manejar cualquier persona sin te­ner que ser un especialista, ni que esté gestionada por un <text:span text:style-name="T941">úni­co </text:span>colectivo” dijo Jason Lally, Capitán de esta <text:span text:style-name="T937">b</text:span>rigada y Di­rector del <text:span text:style-name="T96">Decision Lab</text:span> del grupo <text:span text:style-name="T96">Placematters</text:span>. "La tecnología no es un fin sino un medio para la solución de problemas de la comunidad en el siglo XXI. La única posibilidad de que ten­gamos éxito es si este esfuerzo es asumido por muchas entida­des y particulares <text:span text:style-name="T937">colaboradores</text:span>.”</text:p>
      <text:p text:style-name="P23"><text:span text:style-name="T937">E</text:span>n este <text:span text:style-name="T96">CityCamp Colorado 2012</text:span>, <text:span text:style-name="T937">también </text:span>se hicieron demostraciones de funcionamiento de otras aplicaciones desarrolladas durante el <text:span text:style-name="T96">hackathon</text:span> de <text:span text:style-name="T96">Colorado Code for Communities</text:span>, celebrado antes del evento. La primera fue <text:span text:style-name="T96">endpoint.co</text:span>, un sistema de normalización de datos que pro­porciona información sobre las características de un barrio de una ciudad. El propósito es <text:span text:style-name="T941">la integración de</text:span> <text:span text:style-name="T941">datos</text:span>, tales como datos de criminalidad, demográficos y otr<text:span text:style-name="T941">o</text:span>s en formato abierto que puedan ser usad<text:span text:style-name="T941">o</text:span>s fácilmente por los ciudadanos. "Tomamos grandes volúmenes de datos y los hacemos sencillos de usar y entender", dijo William Golde, un “evangelista informático” de <text:span text:style-name="T96">endpoint.co</text:span>.</text:p>
      <text:p text:style-name="P32"><text:span text:style-name="T16">La aplicación </text:span><text:span text:style-name="T41">OpenBike</text:span><text:span text:style-name="T16">, actualmente en fase de desarro­</text:span><text:soft-page-break/><text:span text:style-name="T16">llo, fue presentada por el programador Michael Lockwitz. Este programador ha creado una plataforma para solventar el problema de ausencia de información en el colectivo de usua­rios de la bicicleta. Se trata de una plataforma interactiva que </text:span>combina, en forma de datos abiertos<text:span text:style-name="T16">, información general con datos específicos proporcionados por los propios aficionados sobre características de la rutas </text:span><text:span text:style-name="T17">ciclistas </text:span><text:span text:style-name="T16">como </text:span><text:span text:style-name="T18">la </text:span><text:span text:style-name="T16">seguridad, </text:span><text:span text:style-name="T18">la </text:span><text:span text:style-name="T16">belleza del paisaje </text:span><text:span text:style-name="T18">o el</text:span><text:span text:style-name="T16"> </text:span><text:span text:style-name="T19">grado de</text:span><text:span text:style-name="T16"> dificultad.</text:span></text:p>
      <text:p text:style-name="P32"><text:span text:style-name="T1">Volviendo a </text:span><text:span text:style-name="T3">Colorado Code for Communities</text:span><text:span text:style-name="T1"> debo decir que se han marcado otros objetivos, ambiciosos pero alcanza­bles. Por mi parte, </text:span><text:span text:style-name="T65">estaré</text:span><text:span text:style-name="T1"> atento a cómo continúan desarro­llando su conocimiento y su pericia en </text:span>materia de código y datos abiertos <text:span text:style-name="T1">a lo largo del Estado de Colorado y más allá de sus fronteras.</text:span></text:p>
      <text:h text:style-name="P79" text:outline-level="3"><text:bookmark-start text:name="__RefHeading__17187_640048308"/>3.2.<text:span text:style-name="T933">-</text:span> <text:span text:style-name="T96">CityCamp Honolulu</text:span><text:bookmark-end text:name="__RefHeading__17187_640048308"/></text:h>
      <text:p text:style-name="P67">Ha llegado el momento de que nos vayamos a la isla de Oahu, en Hawaii, para ver el impacto que el movimiento por un <text:span text:style-name="T937">g</text:span>obierno <text:span text:style-name="T937">a</text:span>bierto está teniendo en el “Estado del <text:span text:style-name="T96">Aloha</text:span>”. Primero veremos, por medio de una entrevista que le hice a Forest Frizzell, Subdirector del Departamento de Tecnologías de la Información de Honolulu, cómo se preparó el <text:span text:style-name="T96">CityCamp Honolulu</text:span>, <text:span text:style-name="T941">y</text:span> nos pondrá en antecedentes sobre los esfuerzos que se están realizando en la <text:span text:style-name="T937">c</text:span>iudad y en <text:span text:style-name="T497">el Condado</text:span> de Honolulu.</text:p>
      <text:p text:style-name="P23">Después veremos cómo Honolulu <text:span text:style-name="T941">montó en internet un </text:span><text:soft-page-break/><text:span text:style-name="T941">sitio web dinámico de preguntas y respuestas de ciudadanos denominado </text:span><text:span text:style-name="T150">Honolulu Answers</text:span><text:span text:style-name="T941"> (“Honolulu Responde”). Este sitio web se realizó a</text:span>poyándose<text:span text:style-name="T941">, en parte,</text:span> en <text:span text:style-name="T942">los planteamien­tos</text:span> de los amigos de <text:span text:style-name="T96">Code for America</text:span>, lo que <text:span text:style-name="T943">en mi opinión </text:span>que fue una excelente idea.</text:p>
      <text:p text:style-name="P23">Por último haremos un resumen del <text:span text:style-name="T96">CityCamp Honolulu</text:span> y veremos algunos de los temas que se discutieron y también lo que se decidió para las siguientes etapas. Me quedé grata­mente impresionado con la cantidad de actividades que esta­ban desarrollando <text:span text:style-name="T943">para lograr</text:span> un <text:span text:style-name="T943">g</text:span>obierno <text:span text:style-name="T943">a</text:span>bierto, <text:span text:style-name="T944">con el</text:span> gra­do de compromiso que tenían los ciudadanos y <text:span text:style-name="T944">con el </text:span>alto ni­vel de conocimiento informático de los funcionarios del De­partamento de Tecnología de la Información que era, en cier­ta medida, lo que <text:span text:style-name="T945">permitía</text:span> que se <text:span text:style-name="T943">lograse </text:span>gran parte de lo que se estaba poniendo en práctica.</text:p>
      <text:h text:style-name="P81" text:outline-level="4"><text:bookmark-start text:name="__RefHeading__17189_640048308"/><text:span text:style-name="T786">3.2.1.</text:span><text:span text:style-name="T787">-</text:span><text:span text:style-name="T786"> El Estado </text:span><text:span text:style-name="T788">del </text:span><text:span text:style-name="T762">Aloha</text:span><text:span text:style-name="T786"> y el </text:span><text:span text:style-name="T789">g</text:span><text:span text:style-name="T786">obierno </text:span><text:span text:style-name="T789">a</text:span><text:span text:style-name="T786">bierto</text:span><text:span text:style-name="T786"><text:note text:id="ftn40" text:note-class="footnote"><text:note-citation>40</text:note-citation><text:note-body><text:p text:style-name="P62">Adaptado de “<text:span text:style-name="T96">Showing aloha through open government</text:span>” <text:span text:style-name="T1019">©</text:span> 2011 <text:span text:style-name="T96">opensource.com</text:span>, publicado bajo licencia <text:span text:style-name="T166">Creative Commons Attribution-ShareAlike 3.0 Unported</text:span><text:span text:style-name="T386">.</text:span></text:p></text:note-body></text:note></text:span><text:bookmark-end text:name="__RefHeading__17189_640048308"/></text:h>
      <text:p text:style-name="P67">El día <text:span text:style-name="T944">anterior a la</text:span> celebración del <text:span text:style-name="T96">CityCamp Honolulu</text:span>, tuvo lugar un foro sobre los temas de la ciudad en el que surgieron 50 ideas, desde crear una aplicación de móvil para seguir las rutas de los autobuses hasta mostrar los ingresos por impues­tos del Ayuntamiento y las líneas maestras de los gastos. Fue fantástico ver cómo los ciudadanos interactuaron, sugiriendo <text:soft-page-break/>los asuntos que eran importantes para ellos y dando los pasos <text:span text:style-name="T942">para</text:span> identificar temas que podrían ser <text:span text:style-name="T942">de interés</text:span> para <text:span text:style-name="T942">su desarrollo</text:span> en el <text:span text:style-name="T151">City</text:span><text:span text:style-name="T96">Camp</text:span> <text:span text:style-name="T943">del</text:span> día siguiente.</text:p>
      <text:p text:style-name="P23">Antes del <text:span text:style-name="T942">g</text:span>ran <text:span text:style-name="T942">d</text:span>ía, tuve la oportunidad de entrevistar a uno de los organizadores, Forest Frizzell, Subdirector del De­partamento de Tecnologías de la Información del Ayunta­miento de Honolulu. Yo había conocido a Frizzell poco des­pués de que los organizadores anunciaron la futura celebra­ción de su <text:span text:style-name="T96">CityCamp</text:span>, y en aquella ocasión hablamos de la cantidad de complicaciones que lleva la planificación de un <text:span text:style-name="T943">c</text:span>ongreso <text:span text:style-name="T943">a</text:span>bierto. </text:p>
      <text:p text:style-name="P23">En esta entrevista, Frizzelli nos dio una panorámica de la situación del movimiento por <text:span text:style-name="T943">un g</text:span>obierno <text:span text:style-name="T943">a</text:span>bierto en Honolulu. <text:span text:style-name="T943">También no</text:span>s habló de lo que esperaban conseguir con la celebración del <text:span text:style-name="T96">CityCamp</text:span>, y de muchas <text:span text:style-name="T943">más cosas</text:span>.</text:p>
      <text:p text:style-name="P24">¿Cuál es la situación actual del movimiento por un <text:span text:style-name="T943">g</text:span>o­bierno <text:span text:style-name="T943">a</text:span>bierto en Honolulu?</text:p>
      <text:p text:style-name="P23">Hicimos un trabajo coordinado en 2011 para aportar ideas acerca de cómo llegar a tener un <text:span text:style-name="T942">g</text:span>obierno más <text:span text:style-name="T942">a</text:span>bierto. La primera fruta madura que recogimos fue conseguir publi­car toda nuestra información financiera. Los ciudadanos de Honolulu pueden descargarse los <text:span text:style-name="T943">p</text:span>resupuestos del Ayuntamiento partida por partida en formato <text:span text:style-name="T96">cvs</text:span>. Tenemos un sistema <text:span text:style-name="T96">ERP</text:span> (<text:span text:style-name="T96">Enterprise Resource Planning</text:span>) totalmente integrado, por lo que la generación de estos informes es algo <text:soft-page-break/>que se puede hacer con relativa rapidez. También publicamos todas las declaraciones juradas de patrimonio de todos <text:span text:style-name="T942">los c</text:span>oncejales.</text:p>
      <text:p text:style-name="P23">Simultáneamente empezamos a hablar con los distintos <text:span text:style-name="T942">d</text:span>epartamentos sobre la conveniencia de abrir cuentas en <text:span text:style-name="T96">Twitter</text:span> y <text:span text:style-name="T96">Facebook</text:span>. Incorporar los medios sociales como ins­trumento de trabajo es algo <text:span text:style-name="T942">a lo </text:span>que lleva algún tiempo acos­tumbrarse, pero hay varios <text:span text:style-name="T942">d</text:span>epartamentos que han hecho una labor excelente con <text:span text:style-name="T942">esas</text:span> cuentas. </text:p>
      <text:p text:style-name="P23">En 2011 hemos celebrado aquí en Honolulu los encuen­tros de la <text:span text:style-name="T96">APEC </text:span>(<text:span text:style-name="T96">Asia Pacific Economic Cooperation</text:span>), con 21 dignatarios de los Países del Círculo del Pacífico, entre ellos Rusia, China y los EE.UU. <text:span text:style-name="T946">T</text:span>ener que cerrar carreteras por mo­tivos de seguridad en una ciudad como la nuestra, con un trá­fico ya congestionado de por sí, suponía un serio problema a resolver, pero con la ayuda de <text:span text:style-name="T96">Twitter</text:span>, <text:span text:style-name="T96">Facebook</text:span> y <text:span text:style-name="T96">Nixle</text:span> (un sistema oficial de notificaciones usado por las Fuerzas de Se­guridad) avisábamos con antelación de las carreteras o calles que iban a ser cortadas para que los ciudadanos tomasen vías alternativas y pudieran seguir circulando.</text:p>
      <text:p text:style-name="P23">Próximamente vamos a poner en marcha un proyecto piloto <text:span text:style-name="T946">con </text:span><text:span text:style-name="T152">City Sourced</text:span>, una aplicación <text:span text:style-name="T946">web/móvil </text:span>que permi­te a los ciudadanos a tomar fotos de cosas como baches o fa­rolas rotas, e informar de ello.</text:p>
      <text:p text:style-name="P24">¿Qué esperan lograr los organizadores con CityCamp <text:soft-page-break/>Honolulu?</text:p>
      <text:p text:style-name="P23"><text:span text:style-name="T621">Esperamos aprovechar la experiencia de los </text:span><text:span text:style-name="T739">CityCamp</text:span><text:span text:style-name="T621"> como impulso para hacer más cosas. La primera es que los ciudadanos sepan que somos serios y que queremos que nos digan cómo podemos usar la informática de la forma más conveniente para que participen en la </text:span><text:span text:style-name="T665">g</text:span><text:span text:style-name="T621">obernanza de nuestra </text:span><text:span text:style-name="T666">c</text:span><text:span text:style-name="T621">iudad o para que sean más activos en sus asociaciones. Tam­bién queremos que nuestras comunidades locales de progra­madores informáticos se involucren más, ayudándonos a crear más aplicaciones para uso de los ciudadanos.</text:span></text:p>
      <text:p text:style-name="P23">La idea de que la información del <text:span text:style-name="T943">g</text:span>obierno esté en una página web es un concepto nuevo y <text:span text:style-name="T943">llevará</text:span> tiempo que se en­tienda totalmente y que los ciudadanos la usen. Creo que una vez que podamos mostrar una aplicación tangible como <text:span text:style-name="T946">la que muestra</text:span> las llegadas de autobuses en tiempo real u otra que muestre los momentos de recogida de residuos por ba­rrios, la ciudadanos empezarán a comprender mejor el con­cepto de “<text:span text:style-name="T947">datos abiertos”</text:span>.</text:p>
      <text:p text:style-name="P23"><text:span text:style-name="T621">Por último, Honolulu ha sido seleccionada como </text:span><text:span text:style-name="T665">c</text:span><text:span text:style-name="T621">iudad </text:span><text:span text:style-name="T739">Code for America</text:span><text:span text:style-name="T621"> para su </text:span><text:span text:style-name="T665">p</text:span><text:span text:style-name="T621">rograma de </text:span><text:span text:style-name="T665">b</text:span><text:span text:style-name="T621">ecas en 2012. </text:span><text:span text:style-name="T739">CityCamp </text:span><text:span text:style-name="T621">será una excelente oportunidad para que recibamos de la ciudadanía sus sugerencias y para que podamos exami­nar y discutir las alternativas que tenemos para aprovechar esa oportunidad. </text:span></text:p>
      <text:p text:style-name="P24">¿Cómo puede un ciudadano normal participar en <text:soft-page-break/>CityCamp Honolulu?</text:p>
      <text:p text:style-name="P23"><text:span text:style-name="T621">La primera forma sería </text:span><text:span text:style-name="T665">sencillamente</text:span><text:span text:style-name="T621"> inscribirse y asis­tir. Hemos publicitado el evento de forma muy amplia con el mensaje de que </text:span><text:span text:style-name="T739">CityCamp </text:span><text:span text:style-name="T621">no es sólo para los informáticos de Honolulu sino también para todas las asociaciones cívicas, para los usuarios de los servicios del municipio, y para todas las personas con mentalidad abierta.</text:span></text:p>
      <text:p text:style-name="P23">No hace falta ser un experto en informática para inscri­birse en el <text:span text:style-name="T152">CityCamp</text:span> <text:span text:style-name="T946">a través de</text:span> la web, sin tener que ir al Ayuntamiento a hacer cola. <text:span text:style-name="T946">E</text:span>so también supone emplear mu­cho más eficientemente el tiempo. </text:p>
      <text:p text:style-name="P23">La voz del ciudadano medio es una pieza muy impor­tante en nuestras iniciativas.</text:p>
      <text:p text:style-name="P24">¿Qué es lo que más le ha sorprendido mientras organiza­ban y planificaban CityCamp Honolulu?</text:p>
      <text:p text:style-name="P23"><text:span text:style-name="T621">La mayor sorpresa ha sido el tremendo apoyo que he­mos recibido de la organización </text:span><text:span text:style-name="T739">CityCamp</text:span><text:span text:style-name="T621">, que realmente ha sido abrumador. No hemos tenido que empezar de cero, sim­plemente hacer unos retoques aquí y allá para acoplar su es­quema a nuestras necesidades.</text:span></text:p>
      <text:p text:style-name="P23">También nos ha animado mucho el entusiasmo que este evento ha generado en la ciudadanía. Hemos sido capaces de captar patrocinadores importantes en un corto período de tiempo, lo que dice mucho de <text:span text:style-name="T946">la disposición a colaborar en este tema por parte de </text:span>personas e instituciones.</text:p>
      <text:p text:style-name="P23"><text:soft-page-break/>De igual modo, ha habido un buen número de ciudada­nos que han dado un paso adelante y se nos han ofrecido a ayudar en la planificación del evento.</text:p>
      <text:p text:style-name="P27">***</text:p>
      <text:p text:style-name="P23"><text:span text:style-name="T710">En</text:span><text:span text:style-name="T680"> la entrevista hemos visto como las iniciativas por un </text:span><text:span text:style-name="T703">g</text:span><text:span text:style-name="T680">obierno </text:span><text:span text:style-name="T703">a</text:span><text:span text:style-name="T680">bierto en Honolulu están teniendo un despegue brillante, y ahora que sabemos un poco más de los esfuerzos </text:span><text:span text:style-name="T703">realizados</text:span><text:span text:style-name="T680"> detrás del escenario en la </text:span><text:span text:style-name="T704">c</text:span><text:span text:style-name="T680">iudad y en </text:span><text:span text:style-name="T687">el</text:span><text:span text:style-name="T680"> </text:span><text:span text:style-name="T687">Condado</text:span><text:span text:style-name="T680"> de Honolulu para la realización del evento, veamos qué ocu­rrió en </text:span><text:span text:style-name="T703">el</text:span><text:span text:style-name="T680"> </text:span><text:span text:style-name="T754">CityCamp Honolulu</text:span><text:span text:style-name="T680">.</text:span></text:p>
      <text:h text:style-name="P81" text:outline-level="4"><text:bookmark-start text:name="__RefHeading__17191_640048308"/>3.2.1.<text:span text:style-name="T933">-</text:span> Desarrollo del <text:span text:style-name="T943">c</text:span>ongreso <text:span text:style-name="T943">a</text:span>bierto <text:bookmark-end text:name="__RefHeading__17191_640048308"/></text:h>
      <text:h text:style-name="P90" text:outline-level="5"><text:bookmark-start text:name="__RefHeading__17193_640048308"/>3.2.1.1.<text:span text:style-name="T933">-</text:span> Recuperación de la confianza en el <text:span text:style-name="T943">g</text:span>obierno<text:span text:style-name="T804"><text:note text:id="ftn41" text:note-class="footnote"><text:note-citation>41</text:note-citation><text:note-body><text:p text:style-name="P62">Adaptado de “<text:span text:style-name="T96">Restoring trust in government</text:span>”, <text:span text:style-name="T1019">©</text:span> 2012 <text:span text:style-name="T96">opensource.com</text:span>, publicado bajo licencia <text:span text:style-name="T166">Creative Commons Attribution-ShareAlike 3.0 Unported</text:span><text:span text:style-name="T386">.</text:span></text:p></text:note-body></text:note></text:span><text:bookmark-end text:name="__RefHeading__17193_640048308"/></text:h>
      <text:p text:style-name="P67"><text:span text:style-name="T621">Lo que realmente tuvo lugar en el primer </text:span><text:span text:style-name="T739">CityCamp Honolulu</text:span><text:span text:style-name="T621"> fue la </text:span><text:span text:style-name="T667">recuperación</text:span><text:span text:style-name="T621"> de la confianza de los ciudadanos en su </text:span><text:span text:style-name="T665">g</text:span><text:span text:style-name="T621">obierno. En un gran ambiente de colaboración y participa­ción, los organizadores pidieron a los ciudadanos </text:span><text:span text:style-name="T667">que</text:span><text:span text:style-name="T621"> genera­ran ideas para el </text:span><text:span text:style-name="T665">p</text:span><text:span text:style-name="T621">royecto </text:span><text:span text:style-name="T739">Code for America</text:span><text:span text:style-name="T621"> en la </text:span><text:span text:style-name="T665">c</text:span><text:span text:style-name="T621">iudad de Honolulu. </text:span><text:span text:style-name="T665">Gracias a</text:span><text:span text:style-name="T621"> la técnica </text:span><text:span text:style-name="T750">t</text:span><text:span text:style-name="T751">hinking </text:span><text:span text:style-name="T750">d</text:span><text:span text:style-name="T751">esign</text:span><text:span text:style-name="T621">, rápidamente se generaron diez temas novedosos.</text:span></text:p>
      <text:p text:style-name="P23"><text:span text:style-name="T621">Burt Lum, uno de los organizadores de </text:span><text:span text:style-name="T739">CityCamp </text:span><text:soft-page-break/><text:span text:style-name="T739">Honolulu</text:span><text:span text:style-name="T621">, abrió la </text:span><text:span text:style-name="T665">j</text:span><text:span text:style-name="T621">ornada con una breve explicación de la agenda y se encargó de mantener informados a los participan­tes de los diferentes actos que fueron teniendo lugar. El pri­mer acto fue una mesa redonda formada por ponentes perte­necientes al Ayuntamiento de la </text:span><text:span text:style-name="T666">c</text:span><text:span text:style-name="T621">iudad, los cuales dieron in­formación actualizada sobre las iniciativas que se estaban lle­vando a cabo y las que estaban previstas tanto en la </text:span><text:span text:style-name="T665">c</text:span><text:span text:style-name="T621">iudad como en </text:span><text:span text:style-name="T658">el Condado</text:span><text:span text:style-name="T621"> de Honolulu. La mesa redonda incluía a Bruce Gordon, responsable del Departamento de Comunica­ción de la Ciudad y de</text:span><text:span text:style-name="T658">l</text:span><text:span text:style-name="T621"> </text:span><text:span text:style-name="T658">Condado</text:span><text:span text:style-name="T621">, a Forest Frizzell, Director Adjunto del Departamento de Información de la Ciudad y de</text:span><text:span text:style-name="T658">l Condado</text:span><text:span text:style-name="T621">, y a Doug Chin, Director General de la Ciudad de Honolulu.</text:span></text:p>
      <text:p text:style-name="P23"><text:span text:style-name="T621">Frizzell explicó en su intervención las iniciativas que ya estaban en marcha, como </text:span><text:span text:style-name="T739">Can do Honolulu</text:span><text:span text:style-name="T621"> (“Se puede hacer en Honolulu”), un portal en </text:span><text:span text:style-name="T658">internet</text:span><text:span text:style-name="T621"> para uso de los ciudada­nos. A continuación habló del </text:span><text:span text:style-name="T739">CityCamp </text:span><text:span text:style-name="T621">y del </text:span><text:span text:style-name="T739">hackathon </text:span><text:span text:style-name="T621">pre­vistos para enero de 2012. El impulso de estos eventos va a servir para lanzar el </text:span><text:span text:style-name="T665">p</text:span><text:span text:style-name="T621">rograma de </text:span><text:span text:style-name="T665">b</text:span><text:span text:style-name="T621">ecas </text:span><text:span text:style-name="T739">Code for America</text:span><text:span text:style-name="T621"> en </text:span><text:span text:style-name="T665">f</text:span><text:span text:style-name="T621">ebrero de 2012 y el proyecto </text:span><text:span text:style-name="T739">Open311 </text:span>que habían adelanta­do<text:span text:style-name="T739"> </text:span><text:span text:style-name="T621">para </text:span><text:span text:style-name="T665">ese</text:span><text:span text:style-name="T621"> año.</text:span></text:p>
      <text:p text:style-name="P23">Bruce habló sobre la idea de crear las condiciones para que los ciudadanos por sí solo fueran más operativos. Dijo que si los <text:span text:style-name="T948">g</text:span>obiernos puede implementar unas aplicaciones in­formáticas sencillas mediante las cuales, con un coste asumi­ble por el Departamento de Tecnologías de la Información, se <text:soft-page-break/>mejoraran los servicios, se ahorrará dinero y todo ello condu­cirá a que los ciudadanos comprometidos participen más en sus <text:span text:style-name="T497">gobiernos</text:span>.</text:p>
      <text:p text:style-name="P32"><text:span text:style-name="T16">Bruce también se refirió a la política de </text:span><text:span text:style-name="T20">publicación</text:span><text:span text:style-name="T16"> de </text:span>datos abiertos<text:span text:style-name="T16"> del Departamento de </text:span><text:span text:style-name="T21">Tecnologías de la </text:span><text:span text:style-name="T16">Infor­mación. Cuando se les </text:span>piden datos abiertos<text:span text:style-name="T16">, ellos </text:span><text:span text:style-name="T21">los</text:span><text:span text:style-name="T16"> preparan y la ponen a disposición del público. "Si un medio de comuni­cación Z viene y nos pide una información, en lugar de dárse­la sólo a </text:span><text:span text:style-name="T21">ese</text:span><text:span text:style-name="T16"> medio, la hacemos pública a través del sitio web </text:span><text:span text:style-name="T41">Can do Honolulu</text:span><text:span text:style-name="T16">, afirmó Bruce.</text:span></text:p>
      <text:p text:style-name="P32"><text:span text:style-name="T16">"Este es el auténtico cambio </text:span><text:span text:style-name="T22">que planteamos</text:span><text:span text:style-name="T16"> y con el que estamos haciendo las cosas", dijo. “Este cambio de menta­lidad es lo que está produciendo un progreso real hacia el </text:span><text:span text:style-name="T21">g</text:span><text:span text:style-name="T16">o­bierno </text:span><text:span text:style-name="T21">a</text:span><text:span text:style-name="T16">bierto. Los </text:span><text:span text:style-name="T20">d</text:span><text:span text:style-name="T16">epartamentos </text:span><text:span text:style-name="T20">de Tecnología de la Infor­mación</text:span><text:span text:style-name="T16"> </text:span><text:span text:style-name="T20">m</text:span><text:span text:style-name="T16">unicipales deben establecer políticas similares a ésta para proporcionar a los </text:span>ciudadanos datos abiertos<text:span text:style-name="T16">.”</text:span></text:p>
      <text:p text:style-name="P23"><text:span text:style-name="T621">Después de la mesa redonda, se pasó al modo de </text:span><text:span text:style-name="T668">c</text:span><text:span text:style-name="T621">on­greso </text:span><text:span text:style-name="T668">a</text:span><text:span text:style-name="T621">bierto y al término de la votación de los temas a discu­tir en el día, los asistentes se repartieron por las correspon­dientes salas para discutir sobre los cinco asuntos selecciona­dos. Por mi parte participé en la sesión sobre </text:span><text:span text:style-name="T739">S.W.E.E.T.S.: </text:span><text:span text:style-name="T96">Surf, Weather, Emergencies, Events, Traffic, and Services</text:span><text:span text:style-name="T658"> (</text:span><text:span text:style-name="T666">Olea­je</text:span><text:span text:style-name="T621">, Condiciones Metereológicas, Emergencias, Eventos, Tráfi­co y Servicios</text:span><text:span text:style-name="T669">)</text:span><text:span text:style-name="T621">.</text:span></text:p>
      <text:p text:style-name="P23"><text:span text:style-name="T621">La idea que propusimos fue crear un sitio web que reu­</text:span><text:soft-page-break/><text:span text:style-name="T621">niera la información al respecto, procedente de todos los </text:span><text:span text:style-name="T669">d</text:span><text:span text:style-name="T621">e­partamentos de la Ciudad y de</text:span><text:span text:style-name="T669">l Condado</text:span><text:span text:style-name="T621">. Eso permitiría la obtención de datos en tiempo real y tomados </text:span><text:span text:style-name="T739">in situ</text:span><text:span text:style-name="T621">, y así mantener informados a los ciudadanos sobre lo que está suce­diendo en este momento.</text:span></text:p>
      <text:p text:style-name="P23"><text:span text:style-name="T621">Después de una breve interrupción para almorzar, la se­gunda mesa redonda del día estaba dedicad</text:span><text:span text:style-name="T669">a</text:span><text:span text:style-name="T621"> a proporcionar otras perspectivas desde fuera de Hawaii. Los ponentes éra­mos Alissa Black, Ex-Directora de Relaciones Gubernamenta­les en </text:span><text:span text:style-name="T739">Code for America</text:span><text:span text:style-name="T621">, Steve Bretches, consultor de </text:span><text:span text:style-name="T739">IBM</text:span><text:span text:style-name="T621">, y yo mismo. Nuestro objetivo fue dar una idea a la audiencia de lo que estamos viendo en el resto de América del Norte y del mundo.</text:span></text:p>
      <text:p text:style-name="P23"><text:span text:style-name="T621">Black explicó las nuevas aplicaciones de </text:span><text:span text:style-name="T739">Code for America</text:span><text:span text:style-name="T621"> como </text:span><text:span text:style-name="T739">Change By Us</text:span><text:span text:style-name="T621">, </text:span><text:span text:style-name="T739">Classtalk</text:span><text:span text:style-name="T621"> y </text:span><text:span text:style-name="T739">Where’s My School Bus</text:span><text:span text:style-name="T621">. </text:span></text:p>
      <text:p text:style-name="P23">Bretches matizó la relación entre las tecnologías y las personas que las utilizan. "No se trata de un problema técnico en sí mismo, sino de usar la tecnología adecuada para caso, para los <text:span text:style-name="T949">g</text:span>obiernos, para los ciudadanos o para las empresas y, llegado el caso, para todos a la vez.”</text:p>
      <text:p text:style-name="P23"><text:span text:style-name="T621">Por mi parte, hablé de lo que podríamos aprender del </text:span><text:span text:style-name="T668">método del código abierto</text:span><text:span text:style-name="T621">, como la creación de un ambiente participativo y receptivo que </text:span><text:span text:style-name="T669">conduce</text:span><text:span text:style-name="T621"> a una cultura de trans­parencia y responsabilidad. También conté ejemplos lo que </text:span><text:soft-page-break/><text:span text:style-name="T621">había sucedido en otros </text:span><text:span text:style-name="T739">CityCamp</text:span><text:span text:style-name="T621">.</text:span></text:p>
      <text:p text:style-name="P23">En la segunda ronda de sesiones actué como moderador de una comisión sobre <text:span text:style-name="T949">la forma de</text:span> elaborar de forma más transparente el <text:span text:style-name="T950">p</text:span>resupuesto del Ayuntamiento de Honolulu. Junto con los participantes resumimos lo más destacado de lo que actualmente está disponible para los ciudadanos e hici­mos un esbozo de las cosas que se deberían <text:span text:style-name="T949">tener claras</text:span> a fin de hacer un presupuesto abierto y más asequible para todos. Con ese objetivo planteamos y analizamos diferentes casos y escenarios que se podían presentar.</text:p>
      <text:h text:style-name="P90" text:outline-level="5"><text:bookmark-start text:name="__RefHeading__17195_640048308"/>3.2.1.2.<text:span text:style-name="T933">-</text:span> <text:span text:style-name="T96">Thinking </text:span><text:span text:style-name="T153">d</text:span><text:span text:style-name="T96">esign</text:span> y <text:span text:style-name="T951">p</text:span>ropuestas <text:span text:style-name="T950">c</text:span>oncretas<text:bookmark-end text:name="__RefHeading__17195_640048308"/></text:h>
      <text:p text:style-name="P67">El último trabajo del día consistió en desarrollar las propues­ta<text:span text:style-name="T949">s</text:span> de las diez mejores ideas de la <text:span text:style-name="T949">j</text:span>ornada que servirían como base al Programa de Becas de <text:span text:style-name="T96">Code for America</text:span> en Honolulu. </text:p>
      <text:p text:style-name="P23">Los organizadores, por medio de un vídeo preparado por la Universidad Wagner de Nueva York, prepararon un breve resumen sobre cómo se aplica el método <text:span text:style-name="T153">t</text:span><text:span text:style-name="T96">hinking </text:span><text:span text:style-name="T153">d</text:span><text:span text:style-name="T96">esign</text:span> para discutir los temas de políticas públicas y de impacto so­cial. </text:p>
      <text:p text:style-name="P23"><text:span text:style-name="T96">Thinking </text:span><text:span text:style-name="T153">d</text:span><text:span text:style-name="T96">esign</text:span> se refiere al método para estudiar pro­blemas poco concretos, recopilar información, analizar lo que se sabe, y plantear posibles soluciones. Es como una tormenta de ideas controlada que permite que se genere <text:span text:style-name="T950">una</text:span> gran cantidad de propuestas en un corto espacio de tiempo y a la <text:soft-page-break/>vez asegura que predominen las mejores.</text:p>
      <text:p text:style-name="P23">A continuación los participantes se dividieron en diez grupos diferentes para darle forma concreta a las diez mejo­res ideas surgidas durante el día que fueron las siguientes:</text:p>
      <text:list xml:id="list3949495582119716145" text:style-name="L18">
        <text:list-item>
          <text:p text:style-name="P128">S.W.E.E.T.S.</text:p>
        </text:list-item>
        <text:list-item>
          <text:p text:style-name="P129">Adopte-Un-Nodo-Wifi</text:p>
        </text:list-item>
        <text:list-item>
          <text:p text:style-name="P130">Llegada del autobús en tiempo real</text:p>
        </text:list-item>
        <text:list-item>
          <text:p text:style-name="P130">Normas API</text:p>
        </text:list-item>
        <text:list-item>
          <text:p text:style-name="P130">Ampliar los servicios en la web</text:p>
        </text:list-item>
        <text:list-item>
          <text:p text:style-name="P130">De <text:span text:style-name="T950">d</text:span>esechos a <text:span text:style-name="T950">t</text:span>esoros</text:p>
        </text:list-item>
        <text:list-item>
          <text:p text:style-name="P130">Aplicación para encontrar y pagar un aparcamiento</text:p>
        </text:list-item>
        <text:list-item>
          <text:p text:style-name="P130">Aplicación para señalar <text:span text:style-name="T949">y encontrar </text:span>carril<text:span text:style-name="T949">es</text:span>-bici y ru­ta<text:span text:style-name="T949">s</text:span> para bicicletas</text:p>
        </text:list-item>
        <text:list-item>
          <text:p text:style-name="P130">Ingresos y <text:span text:style-name="T950">g</text:span>astos de la <text:span text:style-name="T950">c</text:span>iudad (<text:span text:style-name="T950">p</text:span>resupuestos transpa­rentes)</text:p>
        </text:list-item>
        <text:list-item>
          <text:p text:style-name="P130">Lugares y <text:span text:style-name="T949">h</text:span>echos conmemorativos de la <text:span text:style-name="T950">c</text:span>iudad</text:p>
        </text:list-item>
      </text:list>
      <text:p text:style-name="P23">Cada equipo profundizó en su tema. Algunos lograron hacer planes concretos de acción, mientras que otros sólo desarrollaron un esquema de la propuesta. Por último los equipos compartieron sus conclusiones en una reunión con­junta de todos los asistentes.</text:p>
      <text:h text:style-name="P90" text:outline-level="5"/>
      <text:h text:style-name="P90" text:outline-level="5"><text:bookmark-start text:name="__RefHeading__17197_640048308"/><text:soft-page-break/>3.2.1.3.<text:span text:style-name="T933">-</text:span> Conclusiones<text:bookmark-end text:name="__RefHeading__17197_640048308"/></text:h>
      <text:p text:style-name="P67"><text:span text:style-name="T739">CityCamp Honolulu</text:span><text:span text:style-name="T621"> fue un gran éxito. Frizzell confesó al final del día: "Me siento abrumado. No puedo creer la cantidad de personas </text:span><text:span text:style-name="T670">que </text:span><text:span text:style-name="T621">han asistido. Hoy ha sido un gran éxito. Hemos recogido un montón de ideas con las que podremos trabajar, desarrollándolas nosotros mismos o en colaboración con la comunidad de programadores locales a través del </text:span><text:span text:style-name="T668">p</text:span><text:span text:style-name="T621">rograma de </text:span><text:span text:style-name="T668">b</text:span><text:span text:style-name="T621">ecas </text:span><text:span text:style-name="T670">de </text:span><text:span text:style-name="T739">Code for America</text:span><text:span text:style-name="T621">. </text:span><text:span text:style-name="T739">CityCamp</text:span><text:span text:style-name="T621"> ha sido muy práctico y hemos conseguido motivar a mucha gente”.</text:span></text:p>
      <text:p text:style-name="P23"><text:span text:style-name="T621">A mí personalmente me causaron una excelente impre­sión los asistentes, las ideas surgidas y también los organiza­dores de </text:span><text:span text:style-name="T739">CityCamp Honolulu</text:span><text:span text:style-name="T621">. En la clausura, Frizell le encargó una misión a los “</text:span><text:span text:style-name="T670">citycampistas</text:span><text:span text:style-name="T752">”</text:span><text:span text:style-name="T621">, pidió a la comunidad a que le ayudaran a transformar la emotividad de un evento como </text:span><text:span text:style-name="T739">CityCamp </text:span><text:span text:style-name="T621">en algo real.</text:span></text:p>
      <text:p text:style-name="P23">"¿<text:span text:style-name="T952">De qué forma</text:span> podemos motivar a los ciudadanos para que se <text:span text:style-name="T952">impliquen</text:span>?, se preguntó. No se trata de la aplicación informática, no se trata de que la información sea más o me­nos abierta, se trata de personas que toman un papel más ac­tivo en su comunidad."</text:p>
      <text:p text:style-name="P23"><text:span text:style-name="T621">¿Qué puede hacer un </text:span><text:span text:style-name="T739">CityCamp </text:span><text:span text:style-name="T621">para su comunidad? Como Frizzell señaló, “este tipo de evento sirve para involu­crar a la comunidad local”. Y yo añadiría que </text:span><text:span text:style-name="T739">CityCamp</text:span><text:span text:style-name="T621"> tam­bién puede devolver la confianza en el </text:span><text:span text:style-name="T671">g</text:span><text:span text:style-name="T621">obierno. Las activida­des y los proyectos que nacen de un </text:span><text:span text:style-name="T739">CityCamp</text:span><text:span text:style-name="T621">, hacen que los </text:span><text:soft-page-break/><text:span text:style-name="T621">ciudadanos que creían que no tenían voz, vuelvan a involu­crarse en el </text:span><text:span text:style-name="T671">g</text:span><text:span text:style-name="T621">obierno. Es dar a la gente una razón para parti­cipar y no quedarse sólo en criticar la situación actual.</text:span></text:p>
      <text:h text:style-name="P79" text:outline-level="3"><text:bookmark-start text:name="__RefHeading__17199_640048308"/>3.3.<text:span text:style-name="T933">-</text:span> <text:span text:style-name="T96">CityCamp Kansas City</text:span><text:bookmark-end text:name="__RefHeading__17199_640048308"/></text:h>
      <text:p text:style-name="P67"><text:span text:style-name="T621">Ahora nos iremos al Medio Oeste donde presenté y empecé a elaborar el concepto de una “</text:span><text:span text:style-name="T671">c</text:span><text:span text:style-name="T621">iudad </text:span><text:span text:style-name="T671">de código abierto”</text:span><text:span text:style-name="T621">, a la vez que recogí muchas ideas de otras personas al respecto.</text:span></text:p>
      <text:h text:style-name="P81" text:outline-level="4"><text:bookmark-start text:name="__RefHeading__17201_640048308"/>3.<text:span text:style-name="T933">3.</text:span>1.<text:span text:style-name="T933">-</text:span> Antecedentes y organización del <text:span text:style-name="T953">e</text:span>vento<text:note text:id="ftn42" text:note-class="footnote"><text:note-citation>42</text:note-citation><text:note-body><text:p text:style-name="P62">Adaptado de “<text:span text:style-name="T96">Kansas City explores open government, civic life, and innovation</text:span>” <text:span text:style-name="T1019">©</text:span> 2012 <text:span text:style-name="T96">opensource.com</text:span>, publicado bajo licencia <text:span text:style-name="T166">Creative Commons Attribution-ShareAlike 3.0 Unported</text:span><text:span text:style-name="T386">.</text:span></text:p></text:note-body></text:note><text:bookmark-end text:name="__RefHeading__17201_640048308"/></text:h>
      <text:p text:style-name="P30"><text:span text:style-name="T765">Antes de asistir al </text:span><text:span text:style-name="T739">CityCamp Kansas City</text:span><text:span text:style-name="T765">, yo quería sa­ber más acerca de</text:span><text:span text:style-name="T778">l</text:span><text:span text:style-name="T765"> nivel de desarrollo tenía el movimiento por un </text:span><text:span text:style-name="T769">g</text:span><text:span text:style-name="T765">obierno </text:span><text:span text:style-name="T769">a</text:span><text:span text:style-name="T765">bierto en el Área Metropolitana de Kansas City, y aproveché la oportunidad que tuve para en­trevistarme a Jase Wilson, uno de los principales organizado­res, con el fin de conocer qué es lo que esperaban conseguir en el evento. Wilson es un emprendedor en empresas de ase­soramiento y servicios informáticos para los </text:span><text:span text:style-name="T770">a</text:span><text:span text:style-name="T765">yuntamiento</text:span><text:span text:style-name="T771">s,</text:span><text:span text:style-name="T765"> centrados en sus relaciones con la ciudadanía, y Consejero Delegado de </text:span><text:span text:style-name="T739">Luminopolis.</text:span></text:p>
      <text:p text:style-name="P24">Háblenos, por favor, de CityCamp Kansas City</text:p>
      <text:p text:style-name="P23"><text:span text:style-name="T96">CityCamp Kansas City</text:span> es sólo otro evento, esta vez en el <text:soft-page-break/>Área Metropolitana de Kansas City, de la serie <text:span text:style-name="T96">CityCamp</text:span> que con tanto éxito inició Kevin Curry y celebraron ciudades in­novadoras como Raleigh. Lo nuestro también es un conjunto de participantes que de forma abierta presentan una serie de ideas y proponen las líneas maestras de la <text:span text:style-name="T954">j</text:span>ornada aunque, <text:span text:style-name="T952">cuando cuentas con altura de miras</text:span>, todos los temas que sur­gen son acerca del civismo y la innovación.</text:p>
      <text:p text:style-name="P24">¿Qué es lo que los organizadores esperan conseguir con CityCamp Kansas City?</text:p>
      <text:p text:style-name="P32"><text:span text:style-name="T66">Si contribuimos en algo a</text:span><text:span text:style-name="T1"> facilitar la colaboración entre los más de cien municipios de nuestra región, </text:span><text:span text:style-name="T67">entre</text:span><text:span text:style-name="T1"> los pro­gramadores, los ciudadanos y los responsables de las asocia­ciones cívicas, el evento ya será un éxito. Queremos hacer </text:span><text:span text:style-name="T67">caer en la cuenta</text:span><text:span text:style-name="T1"> de la importancia </text:span>del código abierto, la pu­blicación de datos abiertos<text:span text:style-name="T1"> y la colaboración entre los asisten­tes, y </text:span><text:span text:style-name="T66">animarles</text:span><text:span text:style-name="T1"> a compartir sus temas en </text:span><text:span text:style-name="T66">la red</text:span><text:span text:style-name="T1">. Con nuestro </text:span><text:span text:style-name="T6">m</text:span><text:span text:style-name="T3">ini-</text:span><text:span text:style-name="T6">h</text:span><text:span text:style-name="T3">ackathon</text:span><text:span text:style-name="T1">, esperamos demostrar que es posible aplicar esos principios a los temas </text:span><text:span text:style-name="T67">sociales</text:span><text:span text:style-name="T1">.</text:span></text:p>
      <text:p text:style-name="P23">También queremos exponer a los asistentes unas cuan­tas líneas innovadoras de pensamiento de otras partes del país, y poner de relieve algunos de los excelentes trabajos que ya se están <text:span text:style-name="T952">realizando</text:span> en pequeños núcleos <text:span text:style-name="T952">de</text:span> nuestra región, para que con ellos otros puedan inspirarse y sumarse a la in­novación cívica que ya está arraigando. </text:p>
      <text:p text:style-name="P24">¿Qué pueden esperar <text:span text:style-name="T954">del evento los asistentes</text:span>?</text:p>
      <text:p text:style-name="P23"><text:soft-page-break/>Dado que se trata de un <text:span text:style-name="T954">c</text:span>ongreso <text:span text:style-name="T954">a</text:span>bierto, la pregunta debería ser ¿qué espera el evento de los asistentes? Unas cuantas cosas:</text:p>
      <text:list xml:id="list4792957437691911828" text:style-name="L19">
        <text:list-item>
          <text:p text:style-name="P131">Descubrir - Vamos a exponer una serie de temas y ac­tividades con los que estamos seguros de que la ma­yoría de los asistentes se irán sabiendo algo que antes no sabían.</text:p>
        </text:list-item>
        <text:list-item>
          <text:p text:style-name="P131">Discutir - Los temas y actividades en el evento no son aceptados o rechazados por principio. Los asistentes podrán <text:span text:style-name="T954">escuchar</text:span> otras líneas de pensamiento, y po­drán tener la oportunidad para deliberar entre ellos, cada uno desde su perspectiva.</text:p>
        </text:list-item>
        <text:list-item>
          <text:p text:style-name="P131">Hacer - Después de una mañana <text:span text:style-name="T952">de </text:span>ponencias infor­mativas y una pausa para almorzar en los alrededo­res, los asistentes podrán participar en un <text:span text:style-name="T96">mini-hackathon</text:span> sobre la aplicación <text:span text:style-name="T96">Bike Walk KC</text:span>.</text:p>
        </text:list-item>
      </text:list>
      <text:p text:style-name="P24">¿Cómo consiguieron los organizadores involucrar a los funcionarios del Ayuntamiento?</text:p>
      <text:p text:style-name="P23">Hemos sido agraciados con una nueva ola de funciona­rios de mentalidad abierta, auténticamente interesados en mejorar el servicio a los ciudadanos a pesar de contar con re­cursos escasos. No hemos tenido que hacer nada especial. Los medios de comunicación social, <text:span text:style-name="T954">el correo electrónico</text:span>, <text:span text:style-name="T954">los </text:span>mensajes en algunas listas de distribución y, lo más importan­te, el boca a boca, nos ha permitido “cazar” a decenas de fun­<text:soft-page-break/>cionarios locales de toda el Área Metropolitana. Contar con un par de atractivos ponentes como son los Alcaldes de Kansas City, Missouri, y Kansas City, Kansas, probablemente le ha dado credibilidad al evento.</text:p>
      <text:p text:style-name="P24">¿Cuál es el ambiente por un <text:span text:style-name="T954">g</text:span>obierno <text:span text:style-name="T954">a</text:span>bierto <text:span text:style-name="T955">en </text:span>el Área Metropolitana de Kansas City?</text:p>
      <text:p text:style-name="P23">Emergente, y tomando un gran impulso por caminos inesperados pero muy gratificantes. El ambiente por un <text:span text:style-name="T954">g</text:span>o­bierno <text:span text:style-name="T954">a</text:span>bierto definitivamente está creciendo más rápido ahora que hace un año. Por ejemplo, hemos ayudado a Kansas City, Missouri, y a Kansas City, Kansas, a que solici­ten, de forma conjunta, ser elegidas para la próxim<text:span text:style-name="T956">a</text:span> ronda del <text:span text:style-name="T954">p</text:span>rograma de <text:span text:style-name="T954">b</text:span>ecas de <text:span text:style-name="T96">Code for America</text:span> en 2013. El enor­me entusiasmo que se genera con sólo hacer pequeñas cosas, prueba que el movimiento en <text:span text:style-name="T954">el</text:span> Área Metropolitana <text:span text:style-name="T955">va por el</text:span> buen camino. </text:p>
      <text:p text:style-name="P23">Pensamos que contando con los ciudadanos que están a favor y con los que todavía no se lo creen, con los dirigentes y con las empresas que ya están ubicadas en la zona, pode­mos algún día incluso llegar a ser líderes del movimiento por un <text:span text:style-name="T954">g</text:span>obierno <text:span text:style-name="T954">a</text:span>bierto. <text:span text:style-name="T96">CityCamp Kansas City</text:span> espera ser un cata­lizador para ello.</text:p>
      <text:h text:style-name="P81" text:outline-level="4"><text:bookmark-start text:name="__RefHeading__17203_640048308"/><text:soft-page-break/><text:span text:style-name="T933">3.</text:span>3.2.<text:span text:style-name="T933">-</text:span> El <text:span text:style-name="T381">código abierto</text:span> y el desarrollo del <text:span text:style-name="T957">e</text:span>vento<text:note text:id="ftn43" text:note-class="footnote"><text:note-citation>43</text:note-citation><text:note-body><text:p text:style-name="P62">Adaptado de “<text:span text:style-name="T96">Sharing the open source journey with Kansas City</text:span>”, <text:span text:style-name="T1019">©</text:span> 2012 <text:span text:style-name="T96">opensource.com</text:span>, publicado bajo licencia <text:span text:style-name="T166">Creative Commons Attribution-ShareAlike 3.0 Unported</text:span><text:span text:style-name="T386">.</text:span></text:p></text:note-body></text:note><text:bookmark-end text:name="__RefHeading__17203_640048308"/></text:h>
      <text:p text:style-name="P67"><text:span text:style-name="T955">El</text:span> primer <text:span text:style-name="T955">del </text:span><text:span text:style-name="T96">CityCamp Kansas City</text:span> se celebró el 28 de abril y resultó ser la mar de ilustrativo, productivo y participativo. La mañana estuvo rebosante de sabiduría <text:span text:style-name="T381">de código abierto</text:span>, de intercambio de ideas y de charlas interesantes. El evento comenzó con 14 intervenciones relámpago de cinco minutos <text:span text:style-name="T955">en las que, de forma resumida, se dio </text:span>gran cantidad de infor­mación.</text:p>
      <text:p text:style-name="P23">Más de 150 asistentes pudieron conocer la iniciativa <text:span text:style-name="T96">Google Fiber</text:span>, el mape<text:span text:style-name="T955">ado</text:span> de ciudades en tres dimensiones, qu<text:span text:style-name="T954">é</text:span> era <text:span text:style-name="T96">SeeClickFix</text:span>, <text:span text:style-name="T96">Bike Walk KC</text:span>, <text:span text:style-name="T96">Open Missouri</text:span> y muchas más <text:span text:style-name="T955">cosas</text:span>.</text:p>
      <text:p text:style-name="P23"><text:s/>A continuación, en mi presentación “Cómo el <text:span text:style-name="T381">código abierto</text:span> está cambiando el grado de compromiso de los ciuda­danos” hablé sobre distintas experiencias habidas en Raleigh, basándome en la información recibida de distintas personas e inspirándome en el principio “enciende la imaginación, tanto la colectiva como la individual”.</text:p>
      <text:p text:style-name="P23">Pero realmente mi disertación <text:span text:style-name="T958">tenía que ver con</text:span> el viaje que <text:span text:style-name="T955">supone </text:span>para mí <text:span text:style-name="T958">el camino</text:span> hacia la <text:span text:style-name="T954">c</text:span>iudad <text:span text:style-name="T381">de código abierto</text:span>. Empecé contando mi entrevista <text:span text:style-name="T959">centrada en</text:span> el con­cepto de “<text:span text:style-name="T954">g</text:span>obierno <text:span text:style-name="T954">a</text:span>bierto” con el <text:span text:style-name="T954">ex-a</text:span>lcalde <text:span text:style-name="T954">de </text:span>Raleigh, <text:soft-page-break/>Charles Meeker, y cómo la publicación de la misma condujo a la celebración del <text:span text:style-name="T96">CityCamp Raleigh</text:span>, a la puesta en marcha del movimiento ciudadano, y al despertar del anhelo por <text:span text:style-name="T954">ese</text:span> <text:span text:style-name="T954">g</text:span>o­bierno <text:span text:style-name="T954">a</text:span>bierto.</text:p>
      <text:p text:style-name="P23">También me referí a otro<text:span text:style-name="T955">s</text:span> conceptos y realizaciones que ya he resaltado en capítulos anteriores de este libro como, por ejemplo, <text:span text:style-name="T96">Innovation Raleigh</text:span>, <text:span text:style-name="T96">SPARKcon</text:span>, <text:span text:style-name="T96">Walk Your City</text:span> y <text:span text:style-name="T96">Triangle Wiki</text:span>. Fue la primera vez que expuse algo que luego he repetido también en este libro, y que son las caracte­rísticas de una <text:span text:style-name="T959">c</text:span>iudad <text:span text:style-name="T959">de código abierto</text:span>. Vuelvo a repetir l<text:span text:style-name="T960">as que </text:span>enumeré entonces:</text:p>
      <text:list xml:id="list8033412962621754934" text:style-name="L20">
        <text:list-item>
          <text:p text:style-name="P119"><text:span text:style-name="T68">Creación de </text:span><text:span text:style-name="T1">un núcleo de </text:span>empresas vinculadas al software de código abierto</text:p>
        </text:list-item>
        <text:list-item>
          <text:p text:style-name="P119"><text:span text:style-name="T68">Captación de</text:span><text:span text:style-name="T1"> las principales </text:span><text:span text:style-name="T69">c</text:span><text:span text:style-name="T1">onferencias </text:span>sobre el có­digo abierto<text:span text:style-name="T1"> y </text:span><text:span text:style-name="T70">apoyo</text:span><text:span text:style-name="T1"> a los grupos </text:span><text:span text:style-name="T70">de usuarios de software</text:span><text:span text:style-name="T56"> </text:span><text:span text:style-name="T57">de código abierto</text:span></text:p>
        </text:list-item>
        <text:list-item>
          <text:p text:style-name="P119"><text:span text:style-name="T68">Refuerzo</text:span><text:span text:style-name="T1"> </text:span><text:span text:style-name="T70">de </text:span><text:span text:style-name="T1">la cultura </text:span>de código abierto<text:span text:style-name="T1"> existente</text:span></text:p>
        </text:list-item>
        <text:list-item>
          <text:p text:style-name="P132"><text:span text:style-name="T961">Avance</text:span> en el <text:span text:style-name="T959">m</text:span>ovimiento por un <text:span text:style-name="T959">g</text:span>obierno <text:span text:style-name="T959">a</text:span>bierto</text:p>
        </text:list-item>
      </text:list>
      <text:p text:style-name="P32"><text:span text:style-name="T1">Compartir estas experiencias con otras </text:span><text:span text:style-name="T70">c</text:span><text:span text:style-name="T1">iudades y </text:span><text:span text:style-name="T70">e</text:span><text:span text:style-name="T1">sta­dos, es una excelente manera de demostrar </text:span><text:span text:style-name="T71">que</text:span><text:span text:style-name="T1"> cada evento forma parte de algo de mayor trascendencia. Pero lo más im­portante </text:span><text:span text:style-name="T71">es</text:span><text:span text:style-name="T1"> que pude enseñar la potencialidad del </text:span>método del código abierto<text:span text:style-name="T1"> y </text:span><text:span text:style-name="T69">de qué forma</text:span><text:span text:style-name="T1"> está cambiando el mundo. Coge una idea, dale forma, mejórala y compártela. Es</text:span><text:span text:style-name="T69">e</text:span><text:span text:style-name="T1"> es </text:span>el método del código abierto<text:span text:style-name="T1">.</text:span></text:p>
      <text:h text:style-name="P81" text:outline-level="4"><text:bookmark-start text:name="__RefHeading__17205_640048308"/><text:soft-page-break/><text:span text:style-name="T933">3.</text:span>3.<text:span text:style-name="T962">3</text:span>.<text:span text:style-name="T933">-</text:span> Las mejores recomendaciones para organizar y ce­lebrar un <text:span text:style-name="T96">CityCamp</text:span><text:note text:id="ftn44" text:note-class="footnote"><text:note-citation>44</text:note-citation><text:note-body><text:p text:style-name="P65"><text:span text:style-name="T988">Adaptado de “</text:span><text:span text:style-name="T989">Five essential elements of an open government unconference”,</text:span><text:span text:style-name="T988"> </text:span><text:span text:style-name="T1000">©</text:span><text:span text:style-name="T988">2012 </text:span><text:span text:style-name="T989">opensource.com</text:span><text:span text:style-name="T988">, publicado bajo licencia </text:span><text:span text:style-name="T991">Creative Commons Attribution-ShareAlike 3.0 Unported</text:span><text:span text:style-name="T999">.</text:span></text:p></text:note-body></text:note><text:bookmark-end text:name="__RefHeading__17205_640048308"/></text:h>
      <text:p text:style-name="P72"><text:span text:style-name="T1">Como hemos podido ver, lo que he aprendido acerca del </text:span><text:span text:style-name="T69">g</text:span><text:span text:style-name="T1">o­bierno </text:span><text:span text:style-name="T69">a</text:span><text:span text:style-name="T1">bierto ha sido a través de mis experiencias en los </text:span><text:span text:style-name="T3">CityCamp</text:span><text:span text:style-name="T1">. Una forma de devolverle algo a cualquier comuni­dad </text:span>de código abierto<text:span text:style-name="T1"> es aprender de sus experiencias, y otra ayudar con ella</text:span><text:span text:style-name="T69">s</text:span><text:span text:style-name="T1"> a las demás. Esto es lo que yo he hecho a lo largo de mi viaje hacia la </text:span><text:span text:style-name="T69">c</text:span><text:span text:style-name="T1">iudad </text:span>de código abierto<text:span text:style-name="T1">.</text:span></text:p>
      <text:p text:style-name="P23">Dada mi experiencia como organizador del <text:span text:style-name="T96">CityCamp Raleigh</text:span>, he <text:span text:style-name="T958">invertido</text:span> mi tiempo en ayudar a otros organizado­res de <text:span text:style-name="T96">CityCamp</text:span>, pero siempre sobre la base de que no les iba a organizar su evento sino a ayudarles a que lo <text:span text:style-name="T958">lograsen</text:span> en menos tiempo.</text:p>
      <text:p text:style-name="P23"><text:span text:style-name="T958">A</text:span>yudar a otros organizadores <text:span text:style-name="T959">puede suponer</text:span>, <text:span text:style-name="T958">normal­mente,</text:span> media hora de teléfono <text:span text:style-name="T959">durante la </text:span>que cuentas cómo lo hiciste y respondes a sus preguntas. Al final, como ayuda de futuros organizadores, he terminado por redactar algunos consejos básicos.</text:p>
      <text:p text:style-name="P23">Una advertencia previa: si alguien quiere planificar la organización de un <text:span text:style-name="T96">CityCamp</text:span>, debe consultar la página <text:bookmark text:name="docs-internal-guid-530d9388-d059-bfdc-0163-ea134e24bf7c"/><text:span text:style-name="T96">start a camp</text:span> en <text:span text:style-name="T958">el sitio </text:span>web <text:span text:style-name="T96">citycamp.govfresh.com</text:span>. </text:p>
      <text:p text:style-name="P23">Después le recomiendo que siga estos cortos pero útiles <text:soft-page-break/>consejos:</text:p>
      <text:list xml:id="list7748970552157914279" text:style-name="L21">
        <text:list-item>
          <text:p text:style-name="P133"><text:span text:style-name="T783">Generar ideas antes del </text:span><text:span text:style-name="T784">e</text:span><text:span text:style-name="T783">vento.</text:span><text:span text:style-name="T765"> Organizar un </text:span><text:span text:style-name="T772">c</text:span><text:span text:style-name="T765">on­greso </text:span><text:span text:style-name="T772">a</text:span><text:span text:style-name="T765">bierto, como es un </text:span><text:span text:style-name="T739">CityCamp</text:span><text:span text:style-name="T621">,</text:span><text:span text:style-name="T765"> es algo </text:span><text:span text:style-name="T773">demasia­do novedoso</text:span><text:span text:style-name="T765"> para muchas personas, sobre todo si se quiere que asistan personas de muy diferentes tipos: ciudadanos, funcionarios municipales, programado­res, diseñadores, políticos electos, o cualquier otra persona interesada en el evento. Es</text:span><text:span text:style-name="T773">e</text:span><text:span text:style-name="T765"> inconveniente se pueden superar </text:span><text:span text:style-name="T773">recavando</text:span><text:span text:style-name="T765"> de los ciudadanos un </text:span><text:span text:style-name="T772">con­junto</text:span><text:span text:style-name="T765"> de problemas que les afectan y preparando unas cuantas ideas para solucionarlos, y </text:span><text:span text:style-name="T773">publicándolas</text:span><text:span text:style-name="T765"> an­tes de que tenga lugar </text:span><text:span text:style-name="T773">el evento</text:span><text:span text:style-name="T765">. Esto ayuda a la gen­te a ver la conexión </text:span><text:span text:style-name="T774">entre la idea de un </text:span><text:span text:style-name="T772">g</text:span><text:span text:style-name="T774">obierno </text:span><text:span text:style-name="T772">a</text:span><text:span text:style-name="T774">bierto </text:span><text:span text:style-name="T765">y la forma en que </text:span><text:span text:style-name="T774">ellos </text:span><text:span text:style-name="T765">pueden participar. También les da una razón para asistir y, por otra par­te, a los organizadores les da un motivo para invitar a las personas que consideren claves dentro del Go­bierno </text:span><text:span text:style-name="T774">Municipal</text:span><text:span text:style-name="T765"> para resolver tales problemas. La mayoría de los grupos que intentan organizar un </text:span><text:span text:style-name="T739">CityCamp</text:span><text:span text:style-name="T765"> </text:span><text:span text:style-name="T774">hace esto</text:span><text:span text:style-name="T765"> a través de la web, usando aplica­ciones como </text:span><text:span text:style-name="T739">User Voice </text:span><text:span text:style-name="T765">o </text:span><text:span text:style-name="T739">Google Moderator</text:span><text:span text:style-name="T765">, que per­miten </text:span><text:span text:style-name="T772">puntuar</text:span><text:span text:style-name="T765"> </text:span><text:span text:style-name="T774">a relevancia de los problemas o las su­gerencias</text:span><text:span text:style-name="T765">. La clave está en asegurarse de que en el </text:span><text:span text:style-name="T772">evento</text:span><text:span text:style-name="T774"> se va</text:span><text:span text:style-name="T772">n</text:span><text:span text:style-name="T774"> a tratar</text:span><text:span text:style-name="T765"> temas que les sean próximos a las personas que asistan a él. Los organizadores, al inicio de</text:span><text:span text:style-name="T774">l evento,</text:span><text:span text:style-name="T765"> deben proponer al menos </text:span><text:span text:style-name="T774">entre </text:span><text:span text:style-name="T765">3 </text:span><text:span text:style-name="T774">y</text:span><text:span text:style-name="T765"> </text:span><text:soft-page-break/><text:span text:style-name="T765">5 de </text:span><text:span text:style-name="T774">los temas más </text:span><text:span text:style-name="T765">votad</text:span><text:span text:style-name="T774">os</text:span><text:span text:style-name="T765"> y asegurarse de que un grupo de asistentes va a proponer soluciones a l</text:span><text:span text:style-name="T774">o</text:span><text:span text:style-name="T765">s mism</text:span><text:span text:style-name="T774">os</text:span><text:span text:style-name="T765">.</text:span></text:p>
        </text:list-item>
        <text:list-item>
          <text:p text:style-name="P133"><text:span text:style-name="T737">Involucrar a los </text:span><text:span text:style-name="T738">f</text:span><text:span text:style-name="T737">uncionarios </text:span><text:span text:style-name="T738">m</text:span><text:span text:style-name="T737">unicipales que ten­gan relación con las sugerencias recibidas.</text:span><text:span text:style-name="T680"> Una vez que se tiene unas cuantas </text:span><text:span text:style-name="T705">temáticas,</text:span><text:span text:style-name="T680"> hay que invi­tar </text:span><text:span text:style-name="T705">a participar </text:span><text:span text:style-name="T680">a personas claves. Si se ha conseguido tener una sugerencia que despierta mucho interés por parte de los ciudadanos y que ha sido muy</text:span><text:span text:style-name="T710"> </text:span><text:span text:style-name="T680">votada, hay que enseñársela al </text:span><text:span text:style-name="T706">d</text:span><text:span text:style-name="T680">epartamento del Ayunta­miento que pueda apoyarla y colaborar en hacerla realidad. Es importante que los funcionarios del Ayuntamiento participen ya que ellos </text:span><text:span text:style-name="T705">no sólo </text:span><text:span text:style-name="T680">tienen el acceso </text:span><text:span text:style-name="T705">a </text:span><text:span text:style-name="T680">la información sino que conocen </text:span><text:span text:style-name="T705">además </text:span><text:span text:style-name="T680">los inconvenientes con los que nos vamos a encontrar a la hora de intentar solucionar los problemas, o in­cluso pueden conocer otras alternativas que deban ser tenidas en cuenta. Con frecuencia los funcionarios quieren ayudar y les gusta colaborar con los </text:span><text:span text:style-name="T705">“c</text:span><text:span text:style-name="T680">itycampistas” porque todos trabajan por un objetivo común y la mentalidad “nosotros contra ellos” está ya fuera de lugar. Este acercamiento a los funcionarios también hace que </text:span><text:span text:style-name="T707">se incremente</text:span><text:span text:style-name="T680"> por su parte </text:span><text:span text:style-name="T707">el </text:span><text:span text:style-name="T680">sentido de la responsabilidad así como su interés en los asuntos. Gente nueva colaborando con </text:span><text:span text:style-name="T707">con maneras distintas y creativas de enfocar los </text:span><text:soft-page-break/><text:span text:style-name="T707">problemas</text:span><text:span text:style-name="T680"> es algo </text:span><text:span text:style-name="T708">novedoso</text:span><text:span text:style-name="T680"> para ellos. Mi experiencia me dice que si no se tiene un buen acceso a los funcionarios, los temas pueden sufrir retrasos y tardar más tiempo en solucionarse.</text:span></text:p>
        </text:list-item>
        <text:list-item>
          <text:p text:style-name="P120"><text:span text:style-name="T37">Documenta</text:span><text:span text:style-name="T38">r</text:span><text:span text:style-name="T37">. Documenta</text:span><text:span text:style-name="T38">r</text:span><text:span text:style-name="T37">. Documenta</text:span><text:span text:style-name="T38">r</text:span><text:span text:style-name="T34">.</text:span><text:span text:style-name="T29"> Puede so­nar como una cosa fácil de hacer y, en consecuencia poco importante, pero mi consejo básico es: </text:span><text:span text:style-name="T39">No dejen que la documentación llegue tarde</text:span><text:span text:style-name="T29">. El grupo organiza­dor del </text:span><text:span text:style-name="T45">CityCamp Honolulu</text:span><text:span text:style-name="T29">, se puso en contacto con los estudiantes de periodismo de la Universidad de Hawai </text:span><text:span text:style-name="T30">que</text:span><text:span text:style-name="T29"> les ayudaron a documentar cada sesión de trabajo, publicando las informaciones y los resúmenes de las mismas en la </text:span><text:span text:style-name="T45">wiki</text:span><text:span text:style-name="T29"> del </text:span><text:span text:style-name="T45">CityCamp</text:span><text:span text:style-name="T29">. </text:span><text:span text:style-name="T30">Eso</text:span><text:span text:style-name="T29"> supuso dos ventajas fundamentales. En primer lugar, las ideas y lo</text:span><text:span text:style-name="T12"> </text:span><text:span text:style-name="T29">que se dijo en todas las sesiones se dieron a cono­cer a las personas que no </text:span><text:span text:style-name="T30">podían</text:span><text:span text:style-name="T29"> asistir físicamente, lo que les permitió </text:span><text:span text:style-name="T30">a éstos </text:span><text:span text:style-name="T29">conectar más tarde con los que sí estuvieron, usando como referencia la docu­mentación publicada. En segundo lugar, la participa­ción de los estudiantes animó las sesiones y ayudó a que en los asistentes poco versados se familiarizaran más con la informática, las aplicaciones y los procesos. No hay que olvidar que los estudiantes son probablemente el sector de la población que con más frecuencia utiliza las redes sociales y </text:span><text:span text:style-name="T31">las herramientas </text:span><text:span text:style-name="T29">web y por otra parte, en la mayoría de las principales </text:span><text:soft-page-break/><text:span text:style-name="T29">universidades, los estudiantes ya han conectado de alguna manera con </text:span>el código abierto<text:span text:style-name="T29">. Además son los líderes del mañana y es importante invitarlos y que se incorporen a los </text:span><text:span text:style-name="T45">CityCamp</text:span><text:span text:style-name="T29">.</text:span></text:p>
        </text:list-item>
        <text:list-item>
          <text:p text:style-name="P133"><text:span text:style-name="T783">Aportar una perspectiva externa.</text:span><text:span text:style-name="T765"> En todos los </text:span><text:span text:style-name="T739">CityCamp</text:span><text:span text:style-name="T765"> a los que he asistido siempre había alguien que venía de fuera de la ciudad. </text:span><text:span text:style-name="T775">Eso</text:span><text:span text:style-name="T765"> fue muy valioso para </text:span><text:span text:style-name="T739">CityCamp Raleigh</text:span><text:span text:style-name="T765">, ya que ayudó a generar ideas </text:span><text:span text:style-name="T775">alternativas</text:span><text:span text:style-name="T765"> y hacer cosas basándonos en lo que esta­ba sucediendo en otras ciudades y en otros </text:span><text:span text:style-name="T739">CityCamp</text:span><text:span text:style-name="T765">. Esta “polinización cruzada” de ideas es importantísi­ma, y conforme más </text:span><text:span text:style-name="T739">CityCamp</text:span><text:span text:style-name="T765"> se celebren más impor­tante será. En el de Honolulu, yo fui una de las perso­nas que </text:span><text:span text:style-name="T776">aportó</text:span><text:span text:style-name="T765"> esa perspectiva externa, ayudando a los organizadores, </text:span><text:span text:style-name="T776">desarrollando</text:span><text:span text:style-name="T765"> una tormenta de ideas con los asistentes, moderando las sesiones, y formando parte de una mesa redonda. El que asiste a un </text:span><text:span text:style-name="T739">CityCamp</text:span><text:span text:style-name="T765">, ya sea en su ciudad o fuera de ella, debe estar preparado para jugar diferentes papeles.</text:span></text:p>
        </text:list-item>
        <text:list-item>
          <text:p text:style-name="P133"><text:span text:style-name="T783">Tener un plan de actuación para después del </text:span><text:span text:style-name="T764">CityCamp</text:span><text:span text:style-name="T783">.</text:span><text:span text:style-name="T765"> Probablemente el </text:span><text:span text:style-name="T739">CityCamp</text:span><text:span text:style-name="T765"> que cualquiera organice será un éxito, pero lo será mucho más si los asistentes pueden esperar algo en el futuro. Decida lo que decida hacer, creo que es importante establecer uno</text:span><text:span text:style-name="T775">s</text:span><text:span text:style-name="T765"> hitos, una serie de cosas o compromisos a llevar a cabo de forma regular en el tiempo </text:span><text:span text:style-name="T777">y</text:span><text:span text:style-name="T765"> que mantenga </text:span><text:soft-page-break/><text:span text:style-name="T765">a la gente en contacto. Hay </text:span><text:span text:style-name="T777">varias formas </text:span><text:span text:style-name="T765">de hacer esto.</text:span></text:p>
          <text:p text:style-name="P133">Antes de finalizar el campamento se debe tener una sesión para organizar las próximas etapas. Hay que encontrar algunas personas que quieran ayudar a se­guir avanzando y que el movimiento local genere ideas para mantener el tema en marcha. Esto ayudará a encontrar personas nuevas para formar parte del co­mité de planificación y, a largo plazo, evitar que la gente se queme. Veamos algunos ejemplos:</text:p>
        </text:list-item>
      </text:list>
      <text:list xml:id="list2816215121581675127" text:style-name="L22">
        <text:list-item>
          <text:p text:style-name="P137"><text:span text:style-name="T739">CityCamp San Francisco</text:span><text:span text:style-name="T621"> mantiene unos encuen­tros de seguimiento el tercer jueves de cada mes. También se organiza un </text:span><text:span text:style-name="T753">h</text:span><text:span text:style-name="T739">ackathon</text:span><text:span text:style-name="T621"> en el que participan programadores y otros profe­sionales creativos con el objetivo de desarro­llar recursos informáticos útiles para para la comunidad.</text:span></text:p>
        </text:list-item>
        <text:list-item>
          <text:p text:style-name="P137"><text:span text:style-name="T739">CityCamp Colorado</text:span><text:span text:style-name="T621"> propuso en su primer año una “Directiva Local para un Gobierno Abier­to”. Durante la convocatoria del 2011 analizó las diferentes formas de ayudar a que </text:span><text:span text:style-name="T672">se aprobase </text:span><text:span text:style-name="T673">esa</text:span><text:span text:style-name="T621"> Directiva. En otras palabras, hay que conseguir que el campo de actuación de los </text:span><text:span text:style-name="T673">p</text:span><text:span text:style-name="T621">royectos se extiendan más allá del </text:span><text:span text:style-name="T739">CityCamp</text:span><text:span text:style-name="T621"> y mantenga a los “citycampistas” motivados e involucrados.</text:span></text:p>
        </text:list-item>
        <text:list-item>
          <text:p text:style-name="P137"><text:soft-page-break/><text:span text:style-name="T96">CityCamp Raleigh</text:span> ha celebrado encuentros cua­trimestrales y ha puesto en marcha su <text:span text:style-name="T96">Triangle Wiki</text:span>. Este <text:span text:style-name="T963">p</text:span>royecto <text:span text:style-name="T154">w</text:span><text:span text:style-name="T96">iki</text:span> ha permitido, tanto a los <text:span text:style-name="T964">programadores informáticos</text:span> como al resto de los ciudadanos, hacer contribuciones a una plataforma común de conocimiento, lo cual ha sido un medio fantástico de mantener involu­cradas a las personas ajenas a<text:span text:style-name="T964">l desarrollo de aplicaciones </text:span>informática<text:span text:style-name="T964">s</text:span>.</text:p>
        </text:list-item>
        <text:list-item>
          <text:p text:style-name="P137"><text:span text:style-name="T96">CityCamp Honolulu</text:span> expuso una línea de traba­jo al inicio de su evento. Tenían planeado ce­lebrar un <text:span text:style-name="T154">h</text:span><text:span text:style-name="T96">ackathon</text:span> y mantener su equipo una vez terminado su <text:span text:style-name="T96">CityCamp</text:span>, para participar en el <text:span text:style-name="T963">p</text:span>royecto de <text:span text:style-name="T963">b</text:span>ecas de <text:span text:style-name="T96">Code for America</text:span> que empezaría a continuación. Los organizadores Forest Frizzell y Burt Lum también se compro­metieron a mantener encuentros mensuales. <text:span text:style-name="T964">Es muy importante t</text:span>ener una hoja de ruta y <text:span text:style-name="T964">un</text:span> plan a seguir, <text:span text:style-name="T964">y</text:span> mostrárselo a los “<text:span text:style-name="T964">city</text:span>campistas” para que sepan a dónde les va a llevar el viaje que van a emprender.</text:p>
        </text:list-item>
      </text:list>
      <text:p text:style-name="P23"><text:span text:style-name="T964">C</text:span>reemos <text:span text:style-name="T964">que e</text:span>stos consejos pueden ayudar a organizar con éxito un <text:span text:style-name="T96">CityCamp</text:span> en cualquier <text:span text:style-name="T964">c</text:span>iudad.</text:p>
      <text:h text:style-name="P76" text:outline-level="2"/>
      <text:h text:style-name="P76" text:outline-level="2"><text:bookmark-start text:name="__RefHeading__17207_640048308"/><text:soft-page-break/>4.- La <text:span text:style-name="T957">e</text:span>volución de <text:span text:style-name="T96">CityCamp Raleigh</text:span><text:bookmark-end text:name="__RefHeading__17207_640048308"/></text:h>
      <text:p text:style-name="P67">He contado mis experiencias en los diferentes <text:span text:style-name="T96">CityCamp</text:span> a los que he asistido, y también he destacado el efecto catalizador que tuvo el primer <text:span text:style-name="T96">CityCamp</text:span> para la ciudad de Raleigh. Más de 200 asistentes, un montón de ideas y el compromiso por parte del Consejo de la Ciudad, de los funcionarios <text:span text:style-name="T964">municipa­les</text:span> y de los ciudadanos. A continuación apretamos el acelera­dor del movimiento ciudadano por un <text:span text:style-name="T965">g</text:span>obierno <text:span text:style-name="T965">a</text:span>bierto y, apoyándonos en evento del 2011, tomamos impulso para el 2012.</text:p>
      <text:p text:style-name="P23">No fue una sorpresa que el equipo de voluntarios que organizó el primer <text:span text:style-name="T96">CityCamp Raleigh</text:span> apoyara aún más si cabe el siguiente evento del 2012. Mejoramos la organización, aprendiendo de las pasadas experiencias, de lo que habíamos hecho bien <text:span text:style-name="T964">y</text:span> de lo que no habíamos hecho bien, cómo debe­ríamos tenerlo en cuenta para el próximo evento.</text:p>
      <text:p text:style-name="P23"><text:span text:style-name="T621">En esta sección hablaremos del ambiente en el que se desarrolló el segundo </text:span><text:span text:style-name="T739">CityCamp Raleigh</text:span><text:span text:style-name="T621">, comentaremos las jornadas así como los proyecto</text:span><text:span text:style-name="T673">s</text:span><text:span text:style-name="T621"> que participación en el </text:span><text:span text:style-name="T753">h</text:span><text:span text:style-name="T739">ackathon</text:span><text:span text:style-name="T621"> y del proyecto ganador y su aplicación para los móviles, conocida como </text:span><text:span text:style-name="T739">RGrenway</text:span><text:span text:style-name="T621">. Por último explicaremos </text:span><text:span text:style-name="T673">de que manera está evolucionando</text:span><text:span text:style-name="T621"> el colectivo </text:span><text:span text:style-name="T739">CityCamp Raleigh</text:span><text:span text:style-name="T621"> hacia un grupo que intenta hallar puntos de encuentro entre las necesidades de nuestros ciudadanos y su </text:span><text:span text:style-name="T674">g</text:span><text:span text:style-name="T621">obierno.</text:span></text:p>
      <text:h text:style-name="P79" text:outline-level="3"><text:bookmark-start text:name="__RefHeading__17209_640048308"/><text:soft-page-break/>4.1.<text:span text:style-name="T966">-</text:span> <text:span text:style-name="T96">CityCamp Raleigh 2012</text:span><text:note text:id="ftn45" text:note-class="footnote"><text:note-citation>45</text:note-citation><text:note-body><text:p text:style-name="P62">Algunos de los siguientes apartados fueron primeramente publicados y con posterioridad adaptados de “<text:span text:style-name="T96">What Open Source can teach government officials</text:span><text:span text:style-name="T303">”</text:span><text:span text:style-name="T96">,</text:span> <text:span text:style-name="T1019">©</text:span> 2012 <text:span text:style-name="T96">opensource.com</text:span>, publicado bajo licencia <text:span text:style-name="T166">Creative Commons Attribution-ShareAlike 3.0 Unported</text:span><text:span text:style-name="T386">.</text:span></text:p></text:note-body></text:note><text:bookmark-end text:name="__RefHeading__17209_640048308"/></text:h>
      <text:h text:style-name="P81" text:outline-level="4"><text:bookmark-start text:name="__RefHeading__17211_640048308"/>4.1.1.<text:span text:style-name="T966">-</text:span> Cuando son los ciudadanos quienes convocan las reuniones con los políticos<text:bookmark-end text:name="__RefHeading__17211_640048308"/></text:h>
      <text:p text:style-name="P67">Lo que comenzó con un voto unánime del Consejo del Ayun­tamiento de Raleigh para adoptar una “Resolución <text:span text:style-name="T382">por el Có­digo Abierto”</text:span>, se va a convertir en un compromiso a largo plazo con <text:span text:style-name="T967">el código abierto</text:span> ¿Cuántas veces un <text:span text:style-name="T967">c</text:span>oncejal ha asistido a un evento organizado por los ciudadanos?, proba­blemente en alguna ocasión, pero ¿cuántas veces el <text:span text:style-name="T967">C</text:span>on<text:span text:style-name="T964">s</text:span>ejo en pleno de una <text:span text:style-name="T967">c</text:span>iudad ha participado en un <text:span text:style-name="T967">c</text:span>ongreso <text:span text:style-name="T967">a</text:span>bier­to?</text:p>
      <text:p text:style-name="P23">Todos los miembros del Con<text:span text:style-name="T964">s</text:span>ejo del Ayuntamiento de Raleigh, incluyendo a la <text:span text:style-name="T967">a</text:span>lcaldesa, asistieron a todo o a parte del <text:span text:style-name="T96">CityCamp Raleigh 2012</text:span>. Su asistencia no fue forzada, no habría sido políticamente correcto. <text:span text:style-name="T964">F</text:span>ue sincera y espontánea, e incluso muchos concejales se metieron a fondo en los pro­gramas mientras <text:span text:style-name="T967">participaban</text:span> en el <text:span text:style-name="T154">h</text:span><text:span text:style-name="T96">ackathon</text:span> cívico. Un hito en la historia de <text:span text:style-name="T96">CityCamp</text:span></text:p>
      <text:p text:style-name="P23">La <text:span text:style-name="T967">a</text:span>lcaldesa de Raleigh intervino en una sesión en la que se analizó cómo se podría aplicar el conocimiento que se tiene acerca de los diferentes los niveles de salud existentes <text:soft-page-break/>en las distinta zonas de la ciudad, a la hora de llevar a cabo una planificación urbana.</text:p>
      <text:p text:style-name="P23">“Lo que más me ha gustado del <text:span text:style-name="T96">CityCamp Raleigh</text:span> ha sido ver cómo tantas personas han <text:span text:style-name="T964">invertido</text:span> su tiempo y sus ideas, con lo que eso cuesta”, dijo la <text:span text:style-name="T967">a</text:span>lcaldesa Nancy McFarlane. “He visto de primera mano lo que es la colabora­ción <text:span text:style-name="T964">al</text:span> <text:span text:style-name="T382">estilo del código abierto</text:span>. Los esfuerzos de este fin de semana harán que nuestra ciudad mejore de forma sustan­cial.”</text:p>
      <text:p text:style-name="P32"><text:span text:style-name="T1">El que la </text:span><text:span text:style-name="T72">a</text:span><text:span text:style-name="T1">lcaldesa y </text:span><text:span text:style-name="T73">todos los miembros</text:span><text:span text:style-name="T1"> Consejo de la </text:span><text:span text:style-name="T73">C</text:span><text:span text:style-name="T1">iudad asistiera al </text:span><text:span text:style-name="T3">CityCamp Raleigh</text:span><text:span text:style-name="T1"> era una demostración del compromiso con </text:span>el código abierto<text:span text:style-name="T1">. No sólo de forma unánime aprobaron la “Directiva por </text:span><text:span text:style-name="T74">un</text:span><text:span text:style-name="T1"> Gobierno Abierto” en febrero, sino que tres meses después, de igual manera, acudieron y participaron en el </text:span><text:span text:style-name="T3">CityCamp</text:span><text:span text:style-name="T1">.</text:span></text:p>
      <text:p text:style-name="P23">Cuando <text:span text:style-name="T967">intervinieron </text:span>los <text:span text:style-name="T967">c</text:span>oncejales electos parecía que estaba sucediendo <text:span text:style-name="T967">algo mágico</text:span>. Los ciudadanos estaban bus­cando resolver problemas y los <text:span text:style-name="T967">c</text:span>oncejales estaban formando parte de la solución, sentados de igual a igual en la misma mesa.</text:p>
      <text:p text:style-name="P23"><text:span text:style-name="T680">“Esto es inusual”, comentó Kevin Curry, co-fundador </text:span><text:span text:style-name="T709">de </text:span><text:span text:style-name="T754">CityCamp</text:span><text:span text:style-name="T680">. "Normalmente, cuando los </text:span><text:span text:style-name="T709">c</text:span><text:span text:style-name="T680">oncejales necesitan la opinión de los ciudadanos </text:span><text:span text:style-name="T709">convocan</text:span><text:span text:style-name="T680"> a un pequeño grupo </text:span><text:span text:style-name="T707">a </text:span><text:span text:style-name="T680">una reunión o a un </text:span><text:span text:style-name="T707">grupo</text:span><text:span text:style-name="T680"> de trabajo”, comentó Curry, "por lo general, en la mitad de la jornada y en un oscuro edificio </text:span><text:span text:style-name="T707">mu­</text:span><text:soft-page-break/><text:span text:style-name="T707">nicipal</text:span><text:span text:style-name="T680">, al que si no es por eso uno nunca </text:span><text:span text:style-name="T707">se </text:span><text:span text:style-name="T680">iría. En Raleigh se cambió totalmente la dinámica. La </text:span><text:span text:style-name="T709">a</text:span><text:span text:style-name="T680">lcaldesa y los </text:span><text:span text:style-name="T709">c</text:span><text:span text:style-name="T680">onceja­les han venido porque los ciudadanos querían saber lo que pensaba el </text:span><text:span text:style-name="T709">g</text:span><text:span text:style-name="T680">obierno, para ser ellos, los propios ciudadanos, los que resolvieran sus propios problemas.”</text:span></text:p>
      <text:p text:style-name="P32"><text:span text:style-name="T1">Cuando, lógicamente, otros defensores del movimiento por un </text:span><text:span text:style-name="T72">g</text:span><text:span text:style-name="T1">obierno </text:span><text:span text:style-name="T72">a</text:span><text:span text:style-name="T1">bierto de otras ciudades, me preguntaron cómo podían repetir este éxito y conseguir que sus </text:span><text:span text:style-name="T75">c</text:span><text:span text:style-name="T1">oncejales se involucra</text:span><text:span text:style-name="T75">sen</text:span><text:span text:style-name="T1"> más en sus movimientos ciudadanos, no esta­ba muy seguro acerca de lo que debía contestarles. Esta fue la mejor respuesta que tuve: Crear una cultura </text:span><text:span text:style-name="T58">del código abier­to</text:span><text:span text:style-name="T1">, lo </text:span><text:span text:style-name="T75">que</text:span><text:span text:style-name="T1"> no es fácil y lleva su tiempo. Obviamente, el primer paso es invitar a los funcionarios a los eventos y explicarles antes lo que es </text:span>el código abierto<text:span text:style-name="T1">. Eso les permitirá asumir el compromiso e involucrarse.</text:span></text:p>
      <text:h text:style-name="P81" text:outline-level="4"><text:bookmark-start text:name="__RefHeading__17213_640048308"/>4.1.2.<text:span text:style-name="T966">-</text:span> Desarrollo de<text:span text:style-name="T967">l evento</text:span> <text:bookmark-end text:name="__RefHeading__17213_640048308"/></text:h>
      <text:p text:style-name="P67"><text:span text:style-name="T96">CityCamp Raleigh</text:span> tuvo lugar del 1 al 3 de junio. El viernes 1 los “citycampistas” participaron en una mesa redonda donde los ponentes hablaban desde la perspectiva del <text:span text:style-name="T967">g</text:span>obierno. <text:span text:style-name="T968">A</text:span> continuación, en otra, <text:span text:style-name="T968">se habló </text:span>desde la perspectiva empre­sarial, y además se dieron una serie de charlas relámpago de cinco minutos de duración cada una. <text:span text:style-name="T96">Runtime Expectations</text:span>, un programa de entrevistas en directo sobre tecnología y progra­mación informática en la emisora de radio <text:span text:style-name="T96">CodesbassRadio</text:span>, grabó todas las intervenciones <text:span text:style-name="T968">y </text:span>están disponibles en su <text:span text:style-name="T96">blog</text:span>.</text:p>
      <text:p text:style-name="P23"><text:soft-page-break/>Durante <text:span text:style-name="T968">el evento,</text:span> los asistentes documentaron tantas sesiones como pudieron en la página de los talleres del <text:span text:style-name="T96">Triangle Wiki.</text:span> Aunque el <text:span text:style-name="T967">p</text:span>royecto <text:span text:style-name="T96">Triangle Wiki</text:span> no formaba parte de este <text:span text:style-name="T96">CityCamp</text:span>, realmente fue uno de los mayores éxi­tos que tuvo el <text:span text:style-name="T96">CityCamp Raleigh</text:span>.</text:p>
      <text:p text:style-name="P23">"<text:span text:style-name="T96">CityCamp</text:span> demuestra lo válido<text:span text:style-name="T968">s</text:span> e importante<text:span text:style-name="T968">s</text:span> que son los contenidos abiertos para la comunidad”, dijo Reid Serozi, uno de los organizadores de <text:span text:style-name="T96">CityCamp Raleigh</text:span> y un entusiasta de <text:span text:style-name="T96">Triangle Wiki</text:span>, "casi todas las ideas finales de <text:span text:style-name="T96">CityCamp</text:span> se han incorporado al conjunto de contenidos de <text:span text:style-name="T96">Triangle Wiki</text:span>".</text:p>
      <text:h text:style-name="P81" text:outline-level="4"><text:bookmark-start text:name="__RefHeading__17215_640048308"/>4.1.3.<text:span text:style-name="T966">-</text:span> Resultados del <text:span text:style-name="T155">h</text:span><text:span text:style-name="T96">ackathon</text:span><text:bookmark-end text:name="__RefHeading__17215_640048308"/></text:h>
      <text:p text:style-name="P67">Al final de<text:span text:style-name="T968">l evento</text:span>, 10 equipos habían remitido el formulario requerido para competir por 3.500 € en el <text:span text:style-name="T155">h</text:span><text:span text:style-name="T96">ack</text:span><text:span text:style-name="T155">a</text:span><text:span text:style-name="T96">thon</text:span> que ten­dría lugar durante el día siguiente, 3 de <text:span text:style-name="T968">j</text:span>unio. Los proyectos que entraron en liza fueron estos:</text:p>
      <text:list xml:id="list2066759036945664142" text:style-name="L23">
        <text:list-item>
          <text:p text:style-name="P134"><text:span text:style-name="T96">Triangle search</text:span>.- una aplicación <text:span text:style-name="T967">de código abierto </text:span>para ayudar a encontrar información útil sobre la ciudad a partir de fuentes locales.</text:p>
        </text:list-item>
      </text:list>
      <text:list xml:id="list8837151494363898539" text:style-name="L24">
        <text:list-item>
          <text:p text:style-name="P135"><text:span text:style-name="T96">You’ve been towed</text:span>.- una aplicación para avisar cuando se necesita una grúa de remolque.</text:p>
        </text:list-item>
        <text:list-item>
          <text:p text:style-name="P135"><text:span text:style-name="T96">Priority 1</text:span>.- un plan en fase inicial para normalizar y animar a usar y acceder de forma abierta a las pági­nas del Gobierno Municipal.</text:p>
        </text:list-item>
        <text:list-item>
          <text:p text:style-name="P135"><text:span text:style-name="T96">RGreenway</text:span>.- una aplicación para móviles que <text:span text:style-name="T967">muestra</text:span> <text:soft-page-break/>los mapas de las <text:span text:style-name="T967">v</text:span>ías <text:span text:style-name="T967">v</text:span>erdes de la ciudad y permite saber dónde se encuentra uno y cómo ir a otra <text:span text:style-name="T967">v</text:span>ía.</text:p>
        </text:list-item>
        <text:list-item>
          <text:p text:style-name="P135"><text:span text:style-name="T96">Community health score</text:span>.- una forma de calcular el im­pacto de la planificación urbana sobre la salud de la comunidad.</text:p>
        </text:list-item>
        <text:list-item>
          <text:p text:style-name="P135"><text:span text:style-name="T96">CitySeek Raleigh</text:span>.- un juego para móviles que anima a los usuarios a explorar lugares interesantes en Raleigh.</text:p>
        </text:list-item>
        <text:list-item>
          <text:p text:style-name="P135"><text:span text:style-name="T96">Welcome to RDU</text:span>.- un sitio web mantenido por ciuda­danos para poner en contacto a personas del Triángulo con eventos, empresas y <text:span text:style-name="T969">franquicias en la </text:span>zona.</text:p>
        </text:list-item>
        <text:list-item>
          <text:p text:style-name="P135"><text:span text:style-name="T96">Augmented reality pictures</text:span>.- Una aplicación que propor­ciona una ventana al pasado, <text:span text:style-name="T970">permitiendo al usuario tomar la misma posición que ocupó el </text:span>fotógrafo <text:span text:style-name="T970">cuan­do tomó las fotos</text:span>.</text:p>
        </text:list-item>
        <text:list-item>
          <text:p text:style-name="P135"><text:span text:style-name="T96">QR code all the things</text:span>.- una aplicación que permite ge­nerar códigos QR para las páginas de <text:span text:style-name="T96">TriangleWiki</text:span>.</text:p>
        </text:list-item>
        <text:list-item>
          <text:p text:style-name="P135"><text:span text:style-name="T96">Raleigh retold</text:span>.- una aplicación que permite al usuario contar la historia de su vecindario mediante la recopi­lación de audios, vídeos y otros contenidos multime­dia.</text:p>
        </text:list-item>
      </text:list>
      <text:p text:style-name="P18">Las diez presentaciones fueron muy interesantes, con las ideas muy claras y bien definidas. Como parte del jurado <text:soft-page-break/>que fui, puedo dar fe de que fue difícil elegir un ganador. Pero al final, un equipo se impuso a los demás. <text:span text:style-name="T970">T</text:span>al vez fue la simplicidad de la idea, o quizás porque la aplicación combi­naba los datos <text:span text:style-name="T96">GIS</text:span> de la ciudad y con otras aplicaciones ya disponibles y bien conocidas para crear algo relacionado con lo que a los ciudadanos tanto les gusta y tanto usan: nuestras <text:span text:style-name="T967">v</text:span>ías <text:span text:style-name="T967">v</text:span>erdes.</text:p>
      <text:p text:style-name="P23"><text:span text:style-name="T621">El equipo ganador hizo la presentación de su aplicación </text:span><text:span text:style-name="T739">RGreenway</text:span><text:span text:style-name="T621">. Los mapas ya estaban disponibles y el problema que resolvía era simple: cómo conectar un usuario a otras ru­tas y proporcionar </text:span><text:span text:style-name="T739">feedback</text:span><text:span text:style-name="T621"> a la ciudad mientras está usando la </text:span><text:span text:style-name="T674">v</text:span><text:span text:style-name="T621">ía </text:span><text:span text:style-name="T674">v</text:span><text:span text:style-name="T621">erde. Además, habían incorporado otros componentes como mapas de las zonas de aparcamiento y la aplicación </text:span><text:span text:style-name="T739">SeeClickFix</text:span><text:span text:style-name="T621">, de forma que el usuario pudiera avisar si veía una anomalía </text:span><text:span text:style-name="T675">(</text:span><text:span text:style-name="T621">que no fuera una emergencia</text:span><text:span text:style-name="T675">)</text:span><text:span text:style-name="T621">, como una pin­tada, un árbol caído o un banco roto.</text:span></text:p>
      <text:p text:style-name="P23"><text:span text:style-name="T967">Durante</text:span> las semanas y los meses siguientes a <text:span text:style-name="T96">CityCamp Raleigh 2012</text:span>, el equipo ganador ha continuado trabajando para mejorar su idea y ha puesto a punto una aplicación para las plataformas <text:span text:style-name="T96">iPhone</text:span> y <text:span text:style-name="T96">Android</text:span>. Me siento realmente orgu­lloso de los esfuerzos realizados por Lorena Akins, Patrick Granivese, Brad Johnson, Eric Majewicz, David Matthews y Traci Tillis. Ellos, junto a <text:span text:style-name="T96">CityCamp Raleigh</text:span>, han creado una maravillosa aplicación para nuestra comunidad. Una aplica­ción que está <text:span text:style-name="T967">ayudando</text:span> en crear “<text:span text:style-name="T967">la zona verde más i</text:span>nteli­gente de América”.</text:p>
      <text:h text:style-name="P81" text:outline-level="4"><text:bookmark-start text:name="__RefHeading__17217_640048308"/><text:soft-page-break/>4.1.4.<text:span text:style-name="T966">-</text:span> Conclusiones <text:bookmark-end text:name="__RefHeading__17217_640048308"/></text:h>
      <text:p text:style-name="P67">Una cosa que me llamó la atención fue la asistencia de los es­tudiantes del Laboratorio de Diseño Gráfico de la Universidad Estatal de Carolina del Norte. Tres de los cuatro equipos que vinieron, se situaron entre los cinco primeros de los diez pro­yectos seleccionados.</text:p>
      <text:p text:style-name="P23">Uno de nuestros objetivos como organizadores era que acudieran la mayor cantidad posible de jóvenes y estudiantes. Logramos ese objetivo incorporando a los estudiantes que se mostraron muy dispuestos a colaborar en <text:span text:style-name="T96">CityCamp</text:span>.</text:p>
      <text:p text:style-name="P23">Otro tema satisfactorio del fin de semana fue el número de menciones y referencias a <text:span text:style-name="T96">Triangle Wiki</text:span>. Los asistentes usa­ron <text:span text:style-name="T96">Triangle Wiki</text:span> para documentar sus sesiones y proyectos y los organizadores lo están utilizando para hacer el seguimien­to de los progresos de todos los equipos.</text:p>
      <text:p text:style-name="P23">Comparado con el año pasado, hemos tenido más parti­cipantes, mejores ideas, y más equipos capaces de desarrollar­las. Ahora contamos con un mayor impulso para hacer que los proyectos avancen, mejoren y se conviertan en una realidad.</text:p>
      <text:p text:style-name="P23">Cuando todo el Consejo de tu <text:span text:style-name="T967">c</text:span>iudad asiste a <text:span text:style-name="T967">un con­greso abierto</text:span>, eso indica su compromiso con el <text:span text:style-name="T967">código abierto </text:span>y el concepto de “<text:span text:style-name="T967">g</text:span>obierno <text:span text:style-name="T967">a</text:span>bierto”. Ver aquello fue muy gra­tificante para mí como organizador, y lo es todavía más por el hecho de que todos los asistentes reconocieron su impor­<text:soft-page-break/>tancia.</text:p>
      <text:p text:style-name="P32"><text:span text:style-name="T1">Raleigh está sin duda acelerando su marcha para con­vertirse en una </text:span><text:span text:style-name="T72">c</text:span><text:span text:style-name="T1">iudad </text:span><text:span text:style-name="T58">de código abierto</text:span><text:span text:style-name="T1">. El </text:span><text:span text:style-name="T72">método</text:span><text:span text:style-name="T1"> </text:span><text:span text:style-name="T72">del códi­go abierto </text:span><text:span text:style-name="T1">está cambiando el mundo. En Raleigh, además, lo están haciendo los </text:span><text:span text:style-name="T76">c</text:span><text:span text:style-name="T1">oncejales elegidos por la ciudadanía, y los ciudadanos están consolidando el movimiento por un </text:span><text:span text:style-name="T72">g</text:span><text:span text:style-name="T1">o­bierno </text:span><text:span text:style-name="T72">a</text:span><text:span text:style-name="T1">bierto. El </text:span>código abierto y g<text:span text:style-name="T1">obierno </text:span><text:span text:style-name="T72">a</text:span><text:span text:style-name="T1">bierto son </text:span><text:span text:style-name="T72">ya </text:span><text:span text:style-name="T1">parte de nuestra cultura.</text:span></text:p>
      <text:p text:style-name="P23">En la otra cara de la moneda, hay cosas que deben me­jorarse. Como organizador de <text:span text:style-name="T96">CityCamp Raleigh</text:span>, creo que des­pués del evento podríamos haber hecho un trabajo mejor fo­mentando más las ideas más importantes y el proyecto gana­dor <text:span text:style-name="T96">RGreenway</text:span>. El contar con personas con ideas y capacidad para desarrollarlas es algo muy importante para el futuro y hay que ir incorporándol<text:span text:style-name="T970">a</text:span>s. De forma natural los organizado­res de eventos como éstos “se queman”, por eso es fundamen­tal programar de forma adecuada conversaciones y reuniones de seguimiento con el equipo ganador y con otros grupos que quieran seguir desarrollando sus ideas. </text:p>
      <text:p text:style-name="P23">Cuando el viento en las velas de los organizadores pier­de fuerza a la hora de plantearse organizar un nuevo evento, son las personas de los equipos que desarrollan ideas tan im­presionantes con <text:span text:style-name="T96">Rgreenway</text:span> o <text:span text:style-name="T96">Community Health Score</text:span>, las que realmente mantienen el empuje.</text:p>
      <text:p text:style-name="P23">De hecho, el equipo de este último proyecto, que ha <text:soft-page-break/>sido rebautizado como <text:span text:style-name="T96">CityShape</text:span>, se ha presentado a <text:span text:style-name="T96">Mayors Challenges</text:span> organizado por <text:span text:style-name="T96">Bloomberg Philantropies</text:span>. Comentare­mos con más detalle el proyecto <text:span text:style-name="T96">CityShape</text:span> en el capítulo VII. Afortunadamente, tanto <text:span text:style-name="T96">RGreenway</text:span> como <text:span text:style-name="T96">CityShape</text:span> conti­núan adelante.</text:p>
      <text:p text:style-name="P23">Los organizadores de <text:span text:style-name="T96">CityCamp Raleigh</text:span> están contem­plando nuevos caminos para remodelar y mejorar la organiza­ción. Yo he sugerido que <text:span text:style-name="T96">Code for America Brigade</text:span> es el siguiente <text:span text:style-name="T970">paso </text:span>lógico en nuestra progresión. Hablaremos de <text:span text:style-name="T970">ello</text:span> a continuación.</text:p>
      <text:h text:style-name="P79" text:outline-level="3"><text:bookmark-start text:name="__RefHeading__17219_640048308"/>4.2.<text:span text:style-name="T966">-</text:span> La <text:span text:style-name="T957">t</text:span>ransición al <text:span text:style-name="T957">f</text:span>uturo<text:bookmark-end text:name="__RefHeading__17219_640048308"/></text:h>
      <text:p text:style-name="P72"><text:span text:style-name="T3">CityCamp Raleigh</text:span><text:span text:style-name="T1"> ha tenido un éxito absoluto como cataliza­dor para el movimiento por un </text:span><text:span text:style-name="T72">g</text:span><text:span text:style-name="T1">obierno </text:span><text:span text:style-name="T72">a</text:span><text:span text:style-name="T1">bierto en la </text:span><text:span text:style-name="T72">c</text:span><text:span text:style-name="T1">iudad</text:span>, y además está evolucionando para ser algo más que un even­to centrado en el código abierto de tres días que se celebra una ve<text:span text:style-name="T1">z al año. </text:span></text:p>
      <text:p text:style-name="P23">Los organizadores han tratado de hacer diferentes cosas como celebrar encuentros y publicar <text:span text:style-name="T96">blogs</text:span> para ampliar la in­fluencia de <text:span text:style-name="T96">CityCamp</text:span> y mantener el pulso del movimiento por un <text:span text:style-name="T967">g</text:span>obierno <text:span text:style-name="T967">a</text:span>bierto en Raleigh durante todo el año. Estos es­fuerzos han tenido distintos niveles de éxito.</text:p>
      <text:p text:style-name="P23">Cuando conocí lo que era el programa <text:span text:style-name="T96">Code for America Brigade</text:span>, me pareció que era la natural progresión de nuestro <text:span text:style-name="T96">CityCamp</text:span>, sin embargo uno de los retos a los que <text:span text:style-name="T970">se enfrenta­</text:span><text:soft-page-break/><text:span text:style-name="T970">ba</text:span> el equipo de planificación de <text:span text:style-name="T96">CityCamp Raleigh </text:span>era atraer a más programadores. Siempre habíamos querido integrar a to­dos los ciudadanos pero teníamos que hacer un esfuerzo para atraer a los programadores. </text:p>
      <text:p text:style-name="P23">Yo creía que en el <text:span text:style-name="T967">á</text:span>rea del Triángulo debía de haber un montón de informáticos con experiencia y programadores que estuviesen interesados en temas de gobierno, <text:span text:style-name="T967">pero </text:span>despertar la preocupación cívica de los <text:span text:style-name="T96">hacker</text:span><text:span text:style-name="T156">s</text:span> siempre ha sido difícil, y debemos reconocer que no <text:span text:style-name="T967">supimos</text:span> encontrar una forma para atraer a los <text:span text:style-name="T96">hackers</text:span> cívicos a nuestros eventos.</text:p>
      <text:p text:style-name="P23">Los capitanes de nuestra <text:span text:style-name="T967">b</text:span>rigada decidimos <text:span text:style-name="T970">tomar</text:span> el ca­mino de cambiar de nombre a nuestro grupo y pasar a lla­marnos <text:span text:style-name="T96">Code for Raleigh </text:span>intentando atraer a más programado­res a nuestra proyecto. Y pareció que habíamos tenido cierto éxito durante <text:span text:style-name="T970">la</text:span> <text:span text:style-name="T96">Race for Reuse</text:span> para la implementación de la aplicación <text:span text:style-name="T96">Adopt-A-Shelter</text:span>. Tres programadores voluntarios se unieron a nuestra brigada y empezaron a analizar <text:span text:style-name="T970">el </text:span>código fuente en que estaba programado <text:span text:style-name="T96">Adopta</text:span>. Hicimos una lista de aspectos a cambiar para hacerlo más atractivo, y nos orga­nizamos para llevarlos a cabo.</text:p>
      <text:p text:style-name="P23">Sin embargo llegamos a la conclusión de que estábamos en un punto de transición. La idea de que la <text:span text:style-name="T967">b</text:span>rigada <text:span text:style-name="T96">Code for Raleigh</text:span> fuera la forma de organizarnos, tal vez no era la más adecuada para nuestra ciudad. Nuestro dilema estaba en ele­gir entre tener una estructura integrada en nuestra <text:span text:style-name="T967">b</text:span>rigada o seguir trabajando de la forma en que <text:span text:style-name="T967">lo </text:span>habíamos estado ha­<text:soft-page-break/>ciendo en los dos últimos años. No hay que olvidar que noso­tros somos simplemente un grupo de voluntarios movidos ex­clusivamente por nuestro entusiasmo.</text:p>
      <text:p text:style-name="P23">El equipo de planificación estudió varias opciones. Una de ellas era formar otro grupo que se encargara de controlar todo bajo una única organización. <text:span text:style-name="T970">S</text:span>ería básicamente el mis­mo grupo de personas pero estructurad<text:span text:style-name="T970">o</text:span> como una “organiza­ción paraguas” <text:span text:style-name="T970">que se</text:span> responsabilizaría de la organización del <text:span text:style-name="T96">CityCamp Raleigh</text:span> anual, de apoyar la <text:span text:style-name="T967">b</text:span>rigada <text:span text:style-name="T970">Code for Raleigh</text:span> y <text:span text:style-name="T969">d</text:span>el programa <text:span text:style-name="T96">Triangle Wiki</text:span>, tutorizar iniciativas como <text:span text:style-name="T96">RGreenway</text:span>, <text:span text:style-name="T96">CityShape</text:span> y otras que puedan surgir en el futuro. Naturalmente todo ello en el ámbito del movimiento por un <text:span text:style-name="T967">g</text:span>obierno <text:span text:style-name="T967">a</text:span>bierto generado en el evento <text:span text:style-name="T96">CityCamp</text:span>. Pero no hemos conseguido un grupo que sea capaz de coordi­nar todos esos trabajos.</text:p>
      <text:p text:style-name="P23">La parte más curiosa del tema de nuestra transición es que todos estos problemas se nos han planteado porque he­mos tenido éxito. Cualquiera que sea la decisión que tome­mos será una buena decisión. Somos un grupo de gente muy eficaz en la organización de equipos de trabajo y soy optimis­ta en que encontraremos el camino para avanzar y progresar.</text:p>
      <text:p text:style-name="P23">Otr<text:span text:style-name="T970">a</text:span> jornada interesante tuvo lugar en febrero de 2013 con la celebración del evento <text:span text:style-name="T96">Cary Open Data Day</text:span><text:span text:style-name="T96"><text:note text:id="ftn46" text:note-class="footnote"><text:note-citation>46</text:note-citation><text:note-body><text:p text:style-name="P53">Cary es un municipio de 100.000 habitantes situado en la <text:span text:style-name="T1024">r</text:span>egión del Triángulo en el Área de Raleigh.</text:p></text:note-body></text:note></text:span>. En él los <text:soft-page-break/>capitanes de la <text:span text:style-name="T967">b</text:span>rigada de Raleigh, ante 80 asistentes, expli­camos los trabajos que habíamos hecho en nuestro equipo, y les dimos unas recomendaciones acerca de cómo debían orga­nizar su propia <text:span text:style-name="T967">b</text:span>rigada. Asistieron ciudadanos y <text:span text:style-name="T967">c</text:span>oncejales de las ciudades y pueblos de los alrededores del Área Metro­politana de Raleigh, incluyendo las de Cary, Morrisville y Durham. </text:p>
      <text:p text:style-name="P23">Cada localidad está interesada en formar una <text:span text:style-name="T967">b</text:span>rigada de <text:span text:style-name="T96">Code for America,</text:span><text:span text:style-name="T303"> </text:span><text:span text:style-name="T383">pero </text:span>la mejor oportunidad que se nos presenta es unirnos todos y formar una <text:span text:style-name="T967">d</text:span>ivisión de <text:span text:style-name="T96">Code for America</text:span> y trabajar todos juntos a lo largo y ancho de toda la <text:span text:style-name="T967">r</text:span>egión del Triángulo.</text:p>
      <text:h text:style-name="P99" text:outline-level="1"/>
      <text:h text:style-name="P154" text:outline-level="1"/>
      <text:h text:style-name="P3"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4" text:outline-level="1"><text:soft-page-break/></text:h>
      <text:h text:style-name="P91" text:outline-level="1"><text:bookmark-start text:name="__RefHeading__11834_640048308"/><text:span text:style-name="T35">Capítulo VII: Raleigh: El </text:span><text:span text:style-name="T36">F</text:span><text:span text:style-name="T35">uturo de una </text:span>Ciudad de Código Abierto<text:bookmark-end text:name="__RefHeading__11834_640048308"/></text:h>
      <text:p text:style-name="P72"><text:span text:style-name="T1">El futuro de Raleigh como </text:span>ciudad de código abierto<text:span text:style-name="T1"> es prome­tedor e ilusionante a la vez. Tenemos la fortaleza de nuestra cultura participativa que lidera y da la mayor importancia a los principios del </text:span>código abierto<text:span text:style-name="T1">, y a los movimientos por un </text:span>gobierno y unos datos abiertos<text:span text:style-name="T1">, </text:span><text:span text:style-name="T77">algo </text:span><text:span text:style-name="T1">que, por otra parte, se está extendiendo por todo el </text:span><text:span text:style-name="T78">p</text:span><text:span text:style-name="T1">laneta. </text:span></text:p>
      <text:p text:style-name="P32">Nuestros concejales y funcionarios municipales, parti­cularmente los del Departamento de Tecnologías de la Infor­mación, están comprometidos con el código abierto y saben del valor de la publicación de datos abiertos<text:span text:style-name="T1">. Todo esto </text:span><text:span text:style-name="T72">en conjunto</text:span><text:span text:style-name="T1"> hace que el futuro económico de Raleigh pueda fructificar con nuevas empresas y emprendedores </text:span><text:span text:style-name="T72">de</text:span><text:span text:style-name="T1"> ideas in­novadoras que den lugar a mayor generación de riqueza.</text:span></text:p>
      <text:p text:style-name="P23">S<text:span text:style-name="T809">i Raleigh continúa fomentando el entusiasmo de colec­tivos y asociaciones, no hay ninguna razón para que no siga siendo un fantástico lugar para vivir, trabajar, aprender y dis­frutar.</text:span></text:p>
      <text:p text:style-name="P23"><text:span text:style-name="T971">C</text:span>olectivos en todas partes se agrupan <text:span text:style-name="T971">para</text:span> compartir su entusiasmo por lo que les gusta hacer. Si estos grupos y otras organizaciones eligen asistir a los eventos que se celebran en Raleigh, lo cual <text:span text:style-name="T971">supone</text:span> una fuente adicional de ingresos, <text:span text:style-name="T969">es </text:span>debido a la calidad de nuestras instalaciones y las atenciones <text:soft-page-break/>que reciben de la ciudad y de los organizadores de eventos.</text:p>
      <text:p text:style-name="P32"><text:span text:style-name="T1">Pero, ¿qué le reserva el futuro a Raleigh </text:span>como ciudad de código abierto<text:span text:style-name="T1">? </text:span></text:p>
      <text:p text:style-name="P32"><text:span text:style-name="T1">Primero me gustaría transcribir una conversación que mantuve con Gail Roper, responsable del Departamento de Tecnologías de la Información del </text:span><text:span text:style-name="T72">m</text:span><text:span text:style-name="T1">unicipio, y después nos centraremos en algunos de los </text:span><text:span text:style-name="T77">p</text:span><text:span text:style-name="T1">royectos que actualmente se están desarrollando en la ciudad y del impacto que pueden tener en nuestra cultura, y como consecuencia, en el desarro­llo de la </text:span><text:span text:style-name="T77">m</text:span><text:span text:style-name="T1">arca Raleigh </text:span>como ciudad de código abierto<text:span text:style-name="T1">.</text:span></text:p>
      <text:h text:style-name="P76" text:outline-level="2"><text:bookmark-start text:name="__RefHeading__17221_640048308"/>1.<text:span text:style-name="T966">-</text:span> La <text:span text:style-name="T957">i</text:span>niciativa <text:span text:style-name="T96">Open Raleigh</text:span><text:bookmark-end text:name="__RefHeading__17221_640048308"/></text:h>
      <text:p text:style-name="P72"><text:span text:style-name="T1">Gail Roper, responsable del Departamento de Tecnologías de la Información del Ayuntamiento de Raleigh, es partidaria de completar lo que nos falta desde un punto de vista digital y, por otra parte, tiene una nueva visión sobre la ciudadanía </text:span><text:span text:style-name="T77">y sobre </text:span><text:span text:style-name="T1">su papel como responsable de su </text:span><text:span text:style-name="T79">d</text:span><text:span text:style-name="T1">epartamento. Sus puntos de vista y sus ideas son vitales para entender el futuro de Raleigh como </text:span>ciudad de código abierto<text:span text:style-name="T1">. Veamos lo que tie­ne que decirnos.</text:span></text:p>
      <text:p text:style-name="P24">¿Por qué Open Raleigh es una iniciativa tan importante?</text:p>
      <text:p text:style-name="P23">La información es cada día más necesaria para tomar decisiones y hacer análisis <text:span text:style-name="T972">predictivos</text:span>. <text:span text:style-name="T972">C</text:span>onseguir una mayor apertura del <text:span text:style-name="T973">g</text:span>obierno y más participación de la ciudadanía se logrará antes haciendo que la información sea más entendible <text:soft-page-break/>tanto por los ciudadanos como por <text:span text:style-name="T973">el personal</text:span> del <text:span text:style-name="T973">Ayunta­miento</text:span>.</text:p>
      <text:p text:style-name="P23">La plataforma <text:span text:style-name="T96">Open Raleigh</text:span> promueve la implementa­ción de programas que pueden reducir costes operativos y aprovecha<text:span text:style-name="T969">r</text:span> las oportunidades que se presenten trabajando en común con los demás <text:span text:style-name="T973">d</text:span>epartamentos. </text:p>
      <text:p text:style-name="P23"><text:span text:style-name="T96">Open Raleigh</text:span> enfatiza el acceso a internet y a las aplica­ciones que permitan que la información esté disponible al pú­blico. Esta es la fuerza que mueve el desarrollo económico, las iniciativas emprendedoras y la educación.</text:p>
      <text:p text:style-name="P24">Tras conseguir la aprobación de la Resolución <text:span text:style-name="T973">por el Códi­go Abierto</text:span> por <text:span text:style-name="T972">parte del</text:span> Con<text:span text:style-name="T972">s</text:span>ejo del Ayuntamiento de Raleigh, ¿<text:span text:style-name="T972">c</text:span>u<text:span text:style-name="T972">á</text:span>les han sido los temas más difíciles que han tenido que supe­rar?</text:p>
      <text:p text:style-name="P32"><text:span text:style-name="T1">El aspecto más desafiante es la concienciación de la co­munidad y explicar los objetivos</text:span> de forma clara. Definir los conceptos que giran en torno al código abierto, los datos abiertos y el gobierno abierto <text:span text:style-name="T1">de forma que refleje los benefi­cios que conllevan, nos obliga a replantearnos el mensaje de forma continua. Tampoco ha sido fácil el encontrar y contra­tar personas con la suficiente preparación como para hacer posible el desarrollo de los modelos que permiten compartir los datos. El tenerlas trabajando con nosotros ha sido vital. </text:span></text:p>
      <text:p text:style-name="P24">¿Qué es lo que más le ha sorprendido desde que lanzaron la plataforma Open Raleigh?</text:p>
      <text:p text:style-name="P32"><text:soft-page-break/><text:span text:style-name="T1">Me ha</text:span>n sorprendido gratamente la cultura de <text:span text:style-name="T973">los </text:span>datos abiertos, <text:span text:style-name="T973">d</text:span>el código abierto<text:span text:style-name="T1"> e, incluso, </text:span><text:span text:style-name="T79">de </text:span><text:span text:style-name="T1">la </text:span><text:span text:style-name="T80">c</text:span><text:span text:style-name="T1">omunidad de </text:span><text:span text:style-name="T80">r</text:span><text:span text:style-name="T1">e­des </text:span><text:span text:style-name="T80">a</text:span><text:span text:style-name="T1">biertas. En </text:span><text:span text:style-name="T80">esa</text:span><text:span text:style-name="T1"> cultura se combina el conocimiento infor­mático con el deseo de compartirlo a fin de mejorar el nivel de conocimiento entre los ciudadanos. Creo que nuestra for­ma de vida está cambiando porque se están quitando barreras a la información. </text:span></text:p>
      <text:p text:style-name="P23">Nosotros queremos que Raleigh sea la ciudad más abierta, desde un punto de vista informático, de los Estados Unidos. Eso significa que necesitamos centrarnos en poner al alcance de los ciudadanos, sistemas y datos que permitan su participación en las actividades económicas a través de la web. </text:p>
      <text:p text:style-name="P23">También supuso una sorpresa y una alegría recibir el apoyo de los responsables <text:span text:style-name="T972">municipales</text:span>, de la <text:span text:style-name="T973">a</text:span>lcaldesa y del Con<text:span text:style-name="T972">s</text:span>ejo, así como de la comunidad empresarial.</text:p>
      <text:p text:style-name="P24">¿En qué punto de su hoja de ruta por un <text:span text:style-name="T973">g</text:span>obierno <text:span text:style-name="T973">a</text:span>bierto se encuentra Raleigh y qué podemos esperar al respecto los ciuda­danos en 2013?</text:p>
      <text:p text:style-name="P32">Lo primero que hemos hecho ha sido contratar un Di­rector del Programa de Datos Abiertos<text:span text:style-name="T29"> para que establezca una estrategia y dirija, siguiendo los principios </text:span>del código abierto<text:span text:style-name="T29">, a un equipo de profesionales que tengan entusiasmo por su trabajo y valoren lo que pueden aportar a la </text:span><text:span text:style-name="T32">c</text:span><text:span text:style-name="T29">iudad. </text:span></text:p>
      <text:p text:style-name="P32"><text:span text:style-name="T16">La cultura </text:span><text:span text:style-name="T23">del código </text:span>abierto en<text:span text:style-name="T16"> nuestro portal </text:span><text:span text:style-name="T23">de i</text:span><text:span text:style-name="T16">nter­</text:span><text:soft-page-break/><text:span text:style-name="T16">net, </text:span><text:span text:style-name="T41">Open Raleigh</text:span><text:span text:style-name="T16">, está siendo entendida por los ciudadanos y, por tanto, las decisiones tomadas están dando resultados. </text:span></text:p>
      <text:p text:style-name="P32"><text:span text:style-name="T16">Hemos establecido unas líneas prioritarias en nuestra estrategia para el suministro de </text:span>datos abiertos<text:span text:style-name="T16"> y continua­mente estamos mejorando el portal. Hemos desarrollado y se­guimos desarrollando un conjunto de conceptos en relación con la arquitectura </text:span><text:span text:style-name="T24">informática</text:span><text:span text:style-name="T16"> que continuará haciendo que el portal sea más participativo, que sirva como </text:span><text:span text:style-name="T23">catálogo</text:span><text:span text:style-name="T16"> de datos, y que, de forma compatible con la legislación vigente, permita el desarrollo de negocios en general.</text:span></text:p>
      <text:p text:style-name="P24">¿Qué futuro le espera a Raleigh como <text:span text:style-name="T973">ciudada de código abierto</text:span>?</text:p>
      <text:p text:style-name="P23">Estamos promocionando a Raleigh como una <text:span text:style-name="T973">c</text:span>iudad <text:span text:style-name="T973">a</text:span>bierta de forma total. Queremos encontrar caminos innovadores para incrementar el desarrollo económico por medio de una infraestructura informática avanzada, promo­cionando las iniciativas informáticas de los jóvenes, el conoci­miento y la <text:span text:style-name="T973">i</text:span>nnovación <text:span text:style-name="T973">en materia de código abierto</text:span>. </text:p>
      <text:p text:style-name="P23">Nuestro objetivo es hacer nuestra la adopción del con­cepto <text:span text:style-name="T974">de “i</text:span>nnovación <text:span text:style-name="T973">a</text:span>bierta”, y ser los primeros en ocupar ese espacio con la colaboración del sector privado. Raleigh está preparada para este tipo de innovación y estamos ansio­so<text:span text:style-name="T974">s</text:span> de desarrollar nuestra hoja de ruta con una estrategia in­novadora. </text:p>
      <text:p text:style-name="P32"><text:span text:style-name="T1">De cara a los ciudadanos, durante el primer y segundo </text:span><text:soft-page-break/><text:span text:style-name="T1">trimestre de 2013 vamos a dar a conocer otras so</text:span>luciones in­novadoras con nuevas iniciativas de código y datos abiertos<text:span text:style-name="T1">. Sabemos que para ser una </text:span>ciudad de código abierto<text:span text:style-name="T1"> de forma global, tenemos que ser innovadores y también cambiar la mentalidad de nuestros funcionarios.</text:span></text:p>
      <text:h text:style-name="P76" text:outline-level="2"><text:bookmark-start text:name="__RefHeading__17223_640048308"/>2.<text:span text:style-name="T966">-</text:span> Algunos <text:span text:style-name="T957">p</text:span>royectos en desarrollo<text:bookmark-end text:name="__RefHeading__17223_640048308"/></text:h>
      <text:h text:style-name="P79" text:outline-level="3"><text:bookmark-start text:name="__RefHeading__17225_640048308"/><text:span text:style-name="T723">2.1.</text:span><text:span text:style-name="T733">-</text:span><text:span text:style-name="T723"> </text:span><text:span text:style-name="T762">CityShape</text:span><text:span text:style-name="T723">.</text:span><text:span text:style-name="T762"> </text:span><text:span text:style-name="T723">Una ciudad más saludable gracias al compromiso </text:span><text:span text:style-name="T734">con los </text:span><text:span text:style-name="T735">d</text:span><text:span text:style-name="T734">atos </text:span><text:span text:style-name="T735">a</text:span><text:span text:style-name="T734">biertos</text:span><text:bookmark-end text:name="__RefHeading__17225_640048308"/></text:h>
      <text:p text:style-name="P67">Uno de los temas más interesantes que surgió del <text:span text:style-name="T96">CityCamp Raleigh 2012</text:span>, fue la idea que desarrolló el equipo del proyec­to <text:span text:style-name="T96">Community Health Score</text:span>, que ahora se llama <text:span text:style-name="T96">CityShape</text:span>, para puntuar el nivel de salud de una ciudad o de un barrio. Presentaron una fascinante concepción que relacionaba el ni­vel de salud de una ciudad con el modelo de urbanización im­plantado. </text:p>
      <text:p text:style-name="P32"><text:span text:style-name="T1">La idea fue expuesta en el </text:span><text:span text:style-name="T3">CityCamp</text:span><text:span text:style-name="T1"> por Russ Stephenson, </text:span><text:span text:style-name="T79">c</text:span><text:span text:style-name="T1">oncejal de la </text:span><text:span text:style-name="T79">c</text:span><text:span text:style-name="T1">iudad, quien abogó por un Raleigh más sano por medio de un plan de urbanismo basado en disponer de toda la información posible relacionada con la salud en condiciones </text:span>abiertas<text:span text:style-name="T1">. Un grupo en el que participaba Nancy Mcfarlane, </text:span><text:span text:style-name="T79">a</text:span><text:span text:style-name="T1">lcaldesa de Raleigh, se reunió para discu­tir la idea durante la mayor parte del día y formaron un equi­po con el objetivo de planificar una ciudad mejor, y realizar poco a poco mejoras a través de la informatización de los ín­</text:span><text:soft-page-break/><text:span text:style-name="T1">dices de salud de los ciudadanos en las distintas áreas </text:span><text:span text:style-name="T81">urbanas</text:span><text:span text:style-name="T1">.</text:span></text:p>
      <text:p text:style-name="P23"><text:span text:style-name="T974">D</text:span>urante la competición final del <text:span text:style-name="T96">CityCamp</text:span>, <text:span text:style-name="T974">u</text:span>n equipo desarrolló <text:span text:style-name="T974">una</text:span> idea y presentó un modelo de <text:span text:style-name="T974">p</text:span>rograma que, aunque no se llevó el <text:span text:style-name="T973">g</text:span>ran <text:span text:style-name="T973">p</text:span>remio, <text:span text:style-name="T974">se centraba en un</text:span> tema lo suficientemente interesante como para entrar en el <text:span text:style-name="T974">torneo </text:span><text:span text:style-name="T96">Mayors Challenge</text:span> organizado por la Fundación <text:span text:style-name="T96">Bloomberg Philanthropies</text:span>.</text:p>
      <text:p text:style-name="P23">El último torneo <text:span text:style-name="T96">Mayors Challenge</text:span> se convocó el 13 de junio de 2012, y fueron invitados a participar 1.300 proyec­tos de ciudades de los Estados Unidos con más de 30.000 ha­bitantes. El objetivo de estos certámenes es motivar a las ciu­dades de América a que generen ideas innovadoras que re­suelvan problemas importantes y mejoren su calidad de vida.</text:p>
      <text:p text:style-name="P32"><text:span text:style-name="T1">Aunque el proyecto es un poco complejo, en resumen la idea de </text:span><text:span text:style-name="T3">CityShape</text:span><text:span text:style-name="T1"> es mejorar el nivel medio de salud de nues­tra comunidad usando un diseño basado en disponer </text:span>de datos abiertos<text:span text:style-name="T1">, fundamentalmente relacionada con la salud y con los aspectos urbanísticos. Es como si mezclásemos la informa­ción disponible en </text:span><text:span text:style-name="T3">Walk Score </text:span><text:span text:style-name="T1">con la de </text:span><text:span text:style-name="T3">Bike Score </text:span><text:span text:style-name="T1">y la inte­grásemos en los mapas </text:span><text:span text:style-name="T3">GIS</text:span><text:span text:style-name="T1"> para diseñar un modo inteligente de mejorar la salud de nuestros ciudadanos.</text:span></text:p>
      <text:p text:style-name="P23">Una aplicación similar a <text:span text:style-name="T96">ClickSeeFix</text:span> permitiría a los ciudadanos, a las asociaciones de vecinos, y a los grupos de planificación <text:span text:style-name="T974">municipales</text:span>, aportar información para construir <text:soft-page-break/>un <text:span text:style-name="T973">catálogo</text:span> de datos con las fortalezas y debilidades del nivel de salud de la comunidad. </text:p>
      <text:p text:style-name="P23">Con aplicaciones del tipo <text:span text:style-name="T96">Heat Maps</text:span> o similares, combi­nadas con el <text:span text:style-name="T96">GIS</text:span> y otros datos de la ciudad se puede tener una aplicación fácil de visualizar para los ciudadanos, planifi­cadores y <text:span text:style-name="T974">c</text:span>oncejales a fin de que puedan tomar decisiones bien documentadas sobre futuros desarrollos urbanísticos. Y también ayudar a los funcionarios del Ayuntamiento y a los promotores urbanos a decidir dónde construir centros socia­les, aceras o carriles bici. </text:p>
      <text:p text:style-name="P23">De forma alternativa esto podría llevar a algo como un programa <text:span text:style-name="T96">Bike Share</text:span>, y, por qué no, unir a este programa el de <text:span text:style-name="T96">Walk Raleigh</text:span>. Las posibilidades son infinitas.</text:p>
      <text:p text:style-name="P23">La <text:span text:style-name="T973">a</text:span>lcaldesa Mcfarlane <text:span text:style-name="T975">inscribió</text:span> oficialmente <text:span text:style-name="T975">a </text:span>Raleigh en el torneo <text:span text:style-name="T96">Mayors Challenge</text:span> en julio de 2012 y, aunque el proyecto no llegó a la final, la idea continúa <text:span text:style-name="T974">siendo desarro­llada</text:span> por el equipo que surgió en el <text:span text:style-name="T96">CityCamp Raleigh 2012</text:span>.</text:p>
      <text:p text:style-name="P32"><text:span text:style-name="T1">Yo creo que la idea de </text:span><text:span text:style-name="T3">CityShape</text:span><text:span text:style-name="T1"> tiene muchas posibili­dades de ser candidata al próximo </text:span><text:span text:style-name="T79">p</text:span><text:span text:style-name="T1">rograma de </text:span><text:span text:style-name="T79">b</text:span><text:span text:style-name="T1">ecas de </text:span><text:span text:style-name="T3">Code for America</text:span><text:span text:style-name="T1">. Si Raleigh fuese elegida como ciudad </text:span><text:span text:style-name="T3">Code for America</text:span><text:span text:style-name="T1"> con este </text:span><text:span text:style-name="T82">p</text:span><text:span text:style-name="T1">royecto, el equipo podría desarrollarl</text:span><text:span text:style-name="T82">a</text:span><text:span text:style-name="T1"> como una aplicación </text:span>de código abierto<text:span text:style-name="T1"> </text:span><text:span text:style-name="T82">para después poder </text:span><text:span text:style-name="T1">ser implementada en otras ciudades </text:span><text:span text:style-name="T82">de </text:span><text:span text:style-name="T1">los Estados Unidos. Esta aplicación podría cambiar la forma en que las ciudades se desarrollen físicamente en un futuro, haciendo que nues­</text:span><text:soft-page-break/><text:span text:style-name="T1">tros ciudadanos tengan un mayor nivel de salud. </text:span><text:span text:style-name="T3">CityShape</text:span><text:span text:style-name="T1"> podría conseguir poner en forma tanto a los ciudadanos como a las ciudades, en tanto que se disponga de un sistema </text:span>de datos abiertos<text:span text:style-name="T1">. </text:span></text:p>
      <text:p text:style-name="P32"><text:span text:style-name="T1">Esta es una de las maneras en la que </text:span>una ciudad de có­digo abierto<text:span text:style-name="T1"> como Raleigh podría influir en el futuro y tener un impacto positivo en el conjunto de la sociedad.</text:span></text:p>
      <text:h text:style-name="P79" text:outline-level="3"><text:bookmark-start text:name="__RefHeading__17227_640048308"/>2.2.<text:span text:style-name="T966">-</text:span> <text:span text:style-name="T96">Raleigh City Farm</text:span>: Un <text:span text:style-name="T976">h</text:span>uerto <text:span text:style-name="T976">u</text:span>rbano con <text:span text:style-name="T976">r</text:span>aíces <text:span text:style-name="T384">en el c</text:span><text:span text:style-name="T385">ódigo </text:span><text:span text:style-name="T384">a</text:span><text:span text:style-name="T385">bierto</text:span><text:bookmark-end text:name="__RefHeading__17227_640048308"/></text:h>
      <text:p text:style-name="P67">Otra iniciativa que ya ha empezado a mejorar la salud de la comunidad de Raleigh es el movimiento por los alimentos lo­cales. <text:span text:style-name="T96">Raleigh City Farm</text:span> (La Huerta Urbana de Raleigh) está apoyándose en una versión sencilla del modelo de <text:span text:style-name="T977">recursos</text:span> para reducir el proceso y acortar el tiempo desde que se ob­tiene el producto fresco hasta que llega <text:span text:style-name="T973">a </text:span>la mesa <text:span text:style-name="T973">del consu­midor</text:span>. El modelo se basa en producir y almacenar el produc­to en la localidad y distribuirlo en <text:span text:style-name="T969">sus</text:span> mercados.</text:p>
      <text:p text:style-name="P23"><text:span text:style-name="T96">Raleigh City Farm</text:span> es una huerta urbana que trabaja bajo el concepto de empresa social. Oficialmente es una organiza­ción que trabaja sin beneficio pero que funciona con un mo­delo mixto de economía, ya que pretende ganar dinero para auto-financiarse sin tener que depender de subvenciones <text:span text:style-name="T977">o</text:span> donaciones. <text:span text:style-name="T977">Consigue </text:span>recursos económicos con la venta de sus productos <text:span text:style-name="T977">e impartiendo</text:span> talleres de trabajo para la comu­nidad.</text:p>
      <text:p text:style-name="P23"><text:soft-page-break/><text:span text:style-name="T96">Raleigh City Farm</text:span> es un espacio de tierra planificado y dirigido por un agricultor, y cuidado por un grupo de volun­tarios. El huerto ocupa media hectárea (5.000 m<text:span text:style-name="T850">2</text:span>), está situa­do en pleno centro de la Zona de Negocios de Raleigh y supo­ne una fantástica conexión con el medio rural para los que vi­ven en un entorno urbano. Pero lo <text:span text:style-name="T969">realmente </text:span>importante es <text:span text:style-name="T969">que </text:span>produc<text:span text:style-name="T969">e</text:span> productos frescos para la ciudad.</text:p>
      <text:p text:style-name="P32"><text:span text:style-name="T1">Ryan Finch, </text:span><text:span text:style-name="T79">d</text:span><text:span text:style-name="T1">irectora de </text:span><text:span text:style-name="T3">Raleigh City Farm</text:span><text:span text:style-name="T1">, dio una charla en </text:span><text:span text:style-name="T3">TE</text:span><text:span text:style-name="T7">D</text:span><text:span text:style-name="T3">xRaleigh</text:span><text:span text:style-name="T1"> en noviembre de 2012 acerca de los huertos urbanos en la que mostró su ilusión y entusiasmo por la idea y por el movimiento por los alimentos locales enfati­zando la importancia de la comunidad, un tema que empieza a basarse en los principios del </text:span>código abierto<text:span text:style-name="T1">. “La huertas no producen, son las personas”, dijo en su charla. Finch atribuye el rápido éxito de </text:span><text:span text:style-name="T3">Raleigh City Farm</text:span><text:span text:style-name="T1"> a la colaboración entre los participantes voluntarios y la comunidad.</text:span></text:p>
      <text:p text:style-name="P23">Cuando comenzó la huerta, los estudiantes de una <text:span text:style-name="T977">u</text:span>ni­versidad cercana cortaron y apilaron la hierba. Un tienda de bicicletas de la ciudad ayuda a entregar los productos, y res­taurantes <text:span text:style-name="T977">cercanos</text:span> compran lo que se produce. Incluso las po­pulares furgonetas que venden productos alimentarios por los barrios, están notando la creciente demanda <text:span text:style-name="T977">de</text:span> sus productos frescos. Concretamente las camionetas de <text:span text:style-name="T96">LoMo Market</text:span>, que son como un mercado ambulante de frutas y verduras frescas de las huertas y granjas de la zona, ya están vendiendo los productos de <text:span text:style-name="T96">Raleigh City Farm</text:span>.</text:p>
      <text:p text:style-name="P32"><text:soft-page-break/><text:span text:style-name="T1">La colaboración es uno de los principios </text:span>del código abierto <text:span text:style-name="T1">en los que Finch se está apoyando en </text:span><text:span text:style-name="T3">Raleigh City Farm</text:span><text:span text:style-name="T53">.</text:span><text:span text:style-name="T1"> Ella está buscando formas de colaborar con otros pro­yectos locales para producir alimentos, celebrando eventos formativos, dando charlas motivadoras y </text:span><text:span text:style-name="T83">realizando</text:span><text:span text:style-name="T1"> visitas a la huerta, así como acogiendo la participación de voluntarios. También tiene previsto preparar una documentación para po­der compartir tod</text:span><text:span text:style-name="T81">a</text:span><text:span text:style-name="T1">s sus experiencias con fines educa</text:span><text:span text:style-name="T81">tivo</text:span><text:span text:style-name="T1">s.</text:span></text:p>
      <text:p text:style-name="P32"><text:span text:style-name="T1">En el mundo del </text:span>código abierto<text:span text:style-name="T1">, con frecuencia habla­mos del poder que tienen los colectivos. </text:span><text:span text:style-name="T3">Raleigh City Farm</text:span><text:span text:style-name="T1"> está apostando por una aproximación </text:span>de código abierto<text:span text:style-name="T1"> para crecer como comunidad e incluso para ser un núcleo de co­munidades, ya que la huerta está induciendo otros desarrollos paralelos. Un restaurante, una panadería y otros artesanos lo­cales planean trasladarse a un pequeño centro comercial ac­tualmente vacío, cercano a la huerta.</text:span></text:p>
      <text:p text:style-name="P23">La colaboración que antes mencionábamos y el apoyo de los voluntarios y de la comunidad local, están ayudando a que este tipo de agricultura respaldada por la comunidad, crezca <text:span text:style-name="T977">hacia nuevos objetivos</text:span>.</text:p>
      <text:h text:style-name="P79" text:outline-level="3"><text:bookmark-start text:name="__RefHeading__17229_640048308"/>2.3.<text:span text:style-name="T978">-</text:span> <text:span text:style-name="T979">Solicitud de Propuestas</text:span> v<text:span text:style-name="T980">s.</text:span> <text:span text:style-name="T979">Solicitud</text:span> de Colabora­ción<text:bookmark-end text:name="__RefHeading__17229_640048308"/></text:h>
      <text:p text:style-name="P67"><text:span text:style-name="T981">Si está Ud. familiarizado con algún tipo de proceso de adjudi­cación de contratos por parte del gobierno, sabrá que normal­mente implica una “Solicitud de Propuestas” o RFP (</text:span><text:span text:style-name="T157">Request </text:span><text:soft-page-break/><text:span text:style-name="T158">f</text:span><text:span text:style-name="T157">or Proposal</text:span><text:span text:style-name="T981">). Sin embargo, c</text:span>on la disminución de los ingresos y la limitación de los recursos, <text:span text:style-name="T982">la perspectiva de los “Acuerdos de Colaboración y Finalización de Trabajos”</text:span> puede <text:span text:style-name="T969">ser </text:span>el futuro. Creo que el proceso tradicional <text:span text:style-name="T983">de Solicitud de Propuestas</text:span> puede cambiar y adaptarse para convertirse en un proceso de <text:span text:style-name="T983">Solicitud</text:span> <text:span text:style-name="T983">d</text:span>e Colaboración.</text:p>
      <text:p text:style-name="P23"><text:span text:style-name="T809">Es evidente que los </text:span><text:span text:style-name="T816">g</text:span><text:span text:style-name="T809">obiernos, ya sean municipales o provinciales, tienen que invertir necesariamente su dinero y sus recursos en proyectos y programas informáticos, pero ¿por qué </text:span><text:span text:style-name="T817">desarrollar</text:span><text:span text:style-name="T809"> un nuevo portal de información,</text:span> <text:span text:style-name="T809">una pla­taforma </text:span><text:span text:style-name="T192">ERP</text:span><text:span text:style-name="T809">, o cualquier otro proyecto informático, de mane­ra específica para un organismo oficial en particular? </text:span></text:p>
      <text:p text:style-name="P23">Estamos tirando el dinero de los impuestos de los ciu­dadanos duplicando los trabajos a causa de las fronteras y <text:span text:style-name="T983">las </text:span>barreras establecidas por los políticos. <text:span text:style-name="T983">Y en m</text:span>uchas <text:span text:style-name="T983">ocasiones </text:span>esos proyectos o programas tiene <text:span text:style-name="T983">requisitos </text:span>similares y sirven para lo mismo. <text:span text:style-name="T983">Todo es por el control </text:span>pero, como ciudadanos, necesitamos empezar a darnos cuenta de este despilfarro y exigir a nuestros gobiernos que empiecen a buscar colabora­ciones en <text:span text:style-name="T983">tecnologías de la información en vez de </text:span>duplicar los mismos <text:span text:style-name="T983">sistemas</text:span> una y otra vez.</text:p>
      <text:p text:style-name="P32"><text:span text:style-name="T16">El </text:span>código abierto<text:span text:style-name="T16"> ofrece una gran oportunidad para evi­tar esta duplicación. Si una ciudad, un pueblo o una provin­cia </text:span><text:span text:style-name="T25">implementa</text:span><text:span text:style-name="T16"> una solución </text:span>de código abierto<text:span text:style-name="T16">, otras ciuda­des pueden volver a emplear la misma solución sin coste. </text:span><text:span text:style-name="T25">Con el tiempo, podemos contar con comunidades de desarrollo y </text:span><text:soft-page-break/><text:span text:style-name="T25">mantenimiento de softwar</text:span><text:span text:style-name="T1">e de código abierto alrededor </text:span><text:span text:style-name="T25">de estos proyectos. Mire cómo el sector privado desarrolla y utiliza el software de código abierto. Los recursos de una variedad de compañías crean proyectos como </text:span><text:span text:style-name="T42">Linux</text:span><text:span text:style-name="T25">. Ninguna empresa es propietaria de </text:span><text:span text:style-name="T42">Linux</text:span><text:span text:style-name="T25">, pero detrás hay una comunidad potente</text:span><text:span text:style-name="T16">. </text:span><text:span text:style-name="T25">No hay razón por la que nuestro gobierno no </text:span><text:span text:style-name="T23">deba reproducir</text:span><text:span text:style-name="T16"> </text:span><text:span text:style-name="T25">el proceso </text:span>del código abierto<text:span text:style-name="T25"> y echar abajo las tradicionales barreras políticas que </text:span><text:span text:style-name="T26">incrementan el coste de la tecnología dedicada a proyectos innovadores.</text:span></text:p>
      <text:p text:style-name="P23"><text:span text:style-name="T621">Un futuro donde la entidades oficiales busquen la cola­boración entre ellas, no sólo ahorraría dinero de nuestros im­puestos sino que también </text:span><text:span text:style-name="T676">mejoraría nuestra experiencia como ciudadanos</text:span><text:span text:style-name="T621">. La ciudades y los pueblos con </text:span><text:span text:style-name="T676">recursos limitados en tecnologías de la información </text:span><text:span text:style-name="T621">podrían aprovechar solucio­nes </text:span><text:span text:style-name="T677">de código abierto</text:span><text:span text:style-name="T739"> </text:span><text:span text:style-name="T621">ya desarrolladas. Esto es lo que preten­de conseguir el programa </text:span><text:span text:style-name="T739">Code for America Brigade</text:span><text:span text:style-name="T621"> con </text:span><text:span text:style-name="T676">las brigadas formadas por ciudadanos</text:span><text:span text:style-name="T621">. Ahora sólo necesitamos que algunos de nuestros </text:span><text:span text:style-name="T676">c</text:span><text:span text:style-name="T621">oncejales y </text:span><text:span text:style-name="T678">d</text:span><text:span text:style-name="T621">epartamentos de </text:span><text:span text:style-name="T677">T</text:span><text:span text:style-name="T621">ec­nologías de la Información se den cuenta de las ventajas de la nueva “</text:span><text:span text:style-name="T676">Solicitud de Propuestas” </text:span><text:span text:style-name="T621">y </text:span><text:span text:style-name="T676">establez</text:span><text:span text:style-name="T679">c</text:span><text:span text:style-name="T676">an aquellos acuer­dos de colaboración que remodelen el panorama de las tecno­logías de la información en en ámbito gubernamental</text:span><text:span text:style-name="T621">.</text:span></text:p>
      <text:h text:style-name="P76" text:outline-level="2"><text:bookmark-start text:name="__RefHeading__17231_640048308"/>3.<text:span text:style-name="T978">-</text:span> ¿Qué es lo siguiente en Raleigh?<text:bookmark-end text:name="__RefHeading__17231_640048308"/></text:h>
      <text:p text:style-name="P67">Como dijo Gail Roper, responsable del Departamento de Tec­<text:soft-page-break/>nologías de la Información de la <text:span text:style-name="T973">c</text:span>iudad de Raleigh, “Estamos promocionando Raleigh como una <text:span text:style-name="T984">c</text:span>iudad <text:span text:style-name="T984">a</text:span>bierta de forma global”.</text:p>
      <text:p text:style-name="P32"><text:span text:style-name="T29">Hay un</text:span><text:span text:style-name="T33">a</text:span><text:span text:style-name="T29"> </text:span><text:span text:style-name="T33">serie </text:span><text:span text:style-name="T29">de iniciativas informáticas que saldrán a la luz a partir del 2013 y, en mi opinión, creo que veremos un tremendo avance en el portal </text:span>de datos abiertos<text:span text:style-name="T33"> de Raleigh</text:span><text:span text:style-name="T29">, y comenzaremos a ver innovación cívica procedente del sec­tor privado.</text:span></text:p>
      <text:p text:style-name="P23"><text:span text:style-name="T984">Existe la posibilidad de albergar el </text:span><text:span text:style-name="T159">CityCamp North Carolina</text:span><text:span text:style-name="T984"> en Raleigh. El equipo de </text:span><text:span text:style-name="T159">CityCamp Raleigh</text:span><text:span text:style-name="T984"> ya ha en­tablado conversaciones para ver cómo podría ser ese evento. Nosotros</text:span> lo ve<text:span text:style-name="T984">m</text:span>o<text:span text:style-name="T984">s</text:span> como un evento doble. <text:span text:style-name="T985">P</text:span>or un lado se po­dría dedicar a enseñar a los asistentes <text:span text:style-name="T984">el modelo </text:span><text:span text:style-name="T159">CityCamp</text:span><text:span text:style-name="T984"> de forma que pudieran replicarlo en sus </text:span>respectivas ciudades, para generar ideas, fomentar la colaboración, y <text:span text:style-name="T986">animar </text:span>a sus ciudadanos <text:span text:style-name="T986">a que </text:span>se involucren en sus <text:span text:style-name="T985">g</text:span>obiernos <text:span text:style-name="T985">m</text:span>unicipales. Y por otro lado podríamos empezar a abordar cuestiones a ni­vel estatal con las agencias y departamentos a través de dis­cusiones dirigidas por ciudadanos. Esta sería un<text:span text:style-name="T985">a forma de que el concepto de “Petición de Colaboración” empezara a romper barreras y de que se formasen comunidades de código abierto a lo largo del Estado.</text:span></text:p>
      <text:p text:style-name="P23">La <text:span text:style-name="T986">política</text:span> <text:span text:style-name="T986">de datos abiertos </text:span>también va a jugar un pa­pel importante en este concierto. Un “Festival Regional de <text:span text:style-name="T987">los Datos</text:span>” organizado desde la iniciativa federal <text:span text:style-name="T96">data.</text:span><text:span text:style-name="T160">gov</text:span> se va a celebrar Raleigh en 2013. Será interesante ver cómo el tema <text:soft-page-break/>funciona a nivel <text:span text:style-name="T987">local</text:span>, pero más importante aún será ver cómo los ciudadanos y las empresas usan las nuevas <text:span text:style-name="T986">catálogos</text:span> de datos que esta iniciativa va a poner a su disposición.</text:p>
      <text:p text:style-name="P32"><text:span text:style-name="T16">Otro tema interesante es ver cómo continúan evolucio­nando eventos como </text:span><text:span text:style-name="T41">SPARKco</text:span><text:span text:style-name="T43">n</text:span><text:span text:style-name="T16">, </text:span><text:span text:style-name="T41">Maker Faire </text:span><text:span text:style-name="T44">y</text:span><text:span text:style-name="T16"> </text:span><text:span text:style-name="T41">CityCamp</text:span><text:span text:style-name="T16">, </text:span><text:span text:style-name="T27">en­tre otros</text:span><text:span text:style-name="T16">. El </text:span>código abierto<text:span text:style-name="T16"> </text:span><text:span text:style-name="T27">ha jugado </text:span><text:span text:style-name="T16">un papel fundamental en </text:span><text:span text:style-name="T27">el modo en que</text:span><text:span text:style-name="T16"> est</text:span><text:span text:style-name="T27">o</text:span><text:span text:style-name="T16">s </text:span><text:span text:style-name="T27">colectivos </text:span><text:span text:style-name="T16">entusiastas han </text:span><text:span text:style-name="T28">colabora­do y </text:span><text:span text:style-name="T16">comparti</text:span><text:span text:style-name="T28">do</text:span><text:span text:style-name="T16"> sus conocimientos.</text:span></text:p>
      <text:p text:style-name="P32"><text:span text:style-name="T1">Por otro lado es importante tener en cuenta que 2013 es año de elecciones al </text:span><text:span text:style-name="T84">Ayuntamiento</text:span><text:span text:style-name="T1"> de Raleigh. No sabemos quienes se presentarán a la reelección ni quienes al final ga­narán un asiento en el Con</text:span><text:span text:style-name="T2">s</text:span><text:span text:style-name="T1">ejo, pero una cosa es cierta, </text:span><text:span text:style-name="T84">algu­nos </text:span><text:span text:style-name="T1">escaños </text:span><text:span text:style-name="T84">estarán</text:span><text:span text:style-name="T1"> ocupados por personas que no asistieron al </text:span><text:span text:style-name="T3">CityCamp Raleigh</text:span><text:span text:style-name="T1"> del pasado año. Algunos de los nuevos elegidos no entenderán los beneficios del </text:span><text:span text:style-name="T84">código abierto</text:span><text:span text:style-name="T1"> y puede que además no apoyen una mayor apertura en el </text:span><text:span text:style-name="T84">g</text:span><text:span text:style-name="T1">o­bierno. Por eso son tan importantes estos movimiento</text:span><text:span text:style-name="T2">s</text:span><text:span text:style-name="T1"> origi­nados y controlados por los ciudadanos. Con el fin de sobrevi­vir a los ciclos electorales, los ciudadanos son los que tiene cambiar la forma de gestionar del </text:span><text:span text:style-name="T84">Ayuntamiento</text:span><text:span text:style-name="T1"> e incremen­tar </text:span>su presencia en la gobernanza. Si un gobierno abierto y la publicación de datos abiertos<text:span text:style-name="T1"> son importantes para que el ciu­dadano viva mejor, entonces como ciudadanos </text:span><text:span text:style-name="T2">debemos</text:span><text:span text:style-name="T1"> </text:span><text:span text:style-name="T2">to­mar</text:span><text:span text:style-name="T1"> las riendas y no </text:span><text:span text:style-name="T2">permitir</text:span><text:span text:style-name="T1"> que estos movimientos fracasen después de las próximas elecciones. Es la única manera que tenemos de progresar en nuestro objetivo de más apertura.</text:span></text:p>
      <text:p text:style-name="P32"><text:soft-page-break/><text:span text:style-name="T1">En este momento pienso que es </text:span><text:span text:style-name="T81">correcto</text:span><text:span text:style-name="T1"> decir que Raleigh es una </text:span><text:span text:style-name="T84">c</text:span><text:span text:style-name="T1">iudad </text:span>de código abierto<text:span text:style-name="T1">. Viendo nuestra cul­tura, la política gubernamental, el apoyo </text:span><text:span text:style-name="T2">a</text:span><text:span text:style-name="T1"> los </text:span><text:span text:style-name="T2">grupos de usuarios de software de código abierto</text:span><text:span text:style-name="T1"> </text:span><text:span text:style-name="T2">y sus eventos, </text:span><text:span text:style-name="T1">y los es­fuerzos para incrementar el desarrollo económico, podemos decir que entre todos hemos puesto los cimientos de una </text:span>ciu­dad de código abierto<text:span text:style-name="T1">. </text:span></text:p>
      <text:p text:style-name="P23">El camino para conseguir <text:span text:style-name="T986">el sello </text:span>de <text:span text:style-name="T986">ciudad de código abierto </text:span>ha sido desbrozado y <text:span text:style-name="T986">se</text:span> han <text:span text:style-name="T986">puesto los cimientos</text:span>. El futuro es construir sobre esos cimientos una <text:span text:style-name="T987">c</text:span>iudad <text:span text:style-name="T987">a</text:span>bierta a la <text:span text:style-name="T987">i</text:span>nnovación que haga de Raleigh una ciudad líder <text:span text:style-name="T986">en mate­ria de código abierto y</text:span> en conseguir más apertura en su go­bernanza.</text:p>
      <text:p text:style-name="P32"><text:span text:style-name="T1">Hay una cosa que me gustaría recordar tras todas estas experiencias narradas. El </text:span>código abierto<text:span text:style-name="T1"> está cambiando el mundo y si uno quiere ser parte del cambio, lo único que tie­ne que hacer es participar.</text:span></text:p>
      <text:p text:style-name="P32"><text:span text:style-name="T1">¿Qué es lo que hará, querido lector, para transformar </text:span><text:span text:style-name="T2">s</text:span><text:span text:style-name="T1">u comunidad en una</text:span> ciudad de código abierto<text:span text:style-name="T1">?</text:span></text:p>
      <text:p text:style-name="P13"/>
      <text:p text:style-name="P14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Acerca de los traductores:</text:p>
      <text:p text:style-name="P70">José Ramón Landeras, Langreo 1970, es licenciado en Filosofía y Ciencias de la Educación por la Universidad de Oviedo <text:span text:style-name="T1025">y Técnico Superior en Desarrollo de Aplicaciones Informáticas.</text:span></text:p>
      <text:p text:style-name="P70">José Enrique Myro, Sevilla 1946, es Ingeniero Industrial por la Escuela Tecnica Superior de Ingenieros Industriales de Madrid. Durante sus cuarenta años de vida profesional ha trabajado en diversos sectores industriales así como en Comercio Internacional. Durante los últimos quince años su labor se ha concretado en llevar a cabo implataciones a escala industrial de temas de Investigación y Desarrollo. Es Académico Correspondiente de la Real Academia Sevillana de Buenas Letras y Miembro del Instituto de Estudios Almerienses.</text:p>
      <text:p text:style-name="P13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Charis SIL3" svg:font-family="'Charis SIL'" style:font-pitch="variable"/>
    <style:font-face style:name="Charis SIL1" svg:font-family="'Charis SIL'" style:font-adornments="Cursiva" style:font-pitch="variable"/>
    <style:font-face style:name="Charis SIL2" svg:font-family="'Charis SIL'" style:font-adornments="Negrita" style:font-pitch="variable"/>
    <style:font-face style:name="Charis SIL" svg:font-family="'Charis SIL'" style:font-adornments="Normal" style:font-pitch="variable"/>
    <style:font-face style:name="Georgia" svg:font-family="Georgia"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cm" style:contextual-spacing="false" fo:text-align="justify" style:justify-single-word="false" fo:text-indent="1cm" style:auto-text-indent="false" style:page-number="auto"/>
      <style:text-properties style:font-name="Charis SIL" fo:font-family="'Charis SIL'" style:font-style-name="Normal" style:font-pitch="variable"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795cm" style:type="center"/>
          <style:tab-stop style:position="17.59cm" style:type="right"/>
        </style:tab-stops>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 style:family="paragraph" style:parent-style-name="Standard" style:class="text">
      <style:paragraph-properties fo:margin-left="0cm" fo:margin-right="0cm" fo:margin-top="0cm" fo:margin-bottom="0cm" style:contextual-spacing="false" fo:line-height="0.801cm" fo:text-align="center" style:justify-single-word="false" fo:text-indent="0cm" style:auto-text-indent="false" style:shadow="none">
        <style:tab-stops/>
      </style:paragraph-properties>
      <style:text-properties fo:font-variant="small-caps" style:font-name="Charis SIL" fo:font-family="'Charis SIL'" style:font-style-name="Normal" style:font-pitch="variable" fo:font-size="22pt" fo:font-weight="normal" style:font-size-asian="32pt" style:font-size-complex="32pt"/>
    </style:style>
    <style:style style:name="subTítulo" style:family="paragraph" style:parent-style-name="Standard" style:class="text">
      <style:paragraph-properties fo:margin-left="0cm" fo:margin-right="0cm" fo:margin-top="0.499cm" fo:margin-bottom="2cm" style:contextual-spacing="false" fo:text-align="center" style:justify-single-word="false" fo:text-indent="0cm" style:auto-text-indent="false"/>
      <style:text-properties fo:font-variant="small-caps" style:font-name="Charis SIL1" fo:font-family="'Charis SIL'" style:font-style-name="Cursiva" style:font-pitch="variable" fo:font-size="15pt" fo:font-style="italic" style:font-size-asian="10.5pt"/>
    </style:style>
    <style:style style:name="Autor" style:family="paragraph" style:parent-style-name="Standard" style:class="text">
      <style:paragraph-properties fo:margin-left="0cm" fo:margin-right="0cm" fo:margin-top="0cm" fo:margin-bottom="6.699cm" style:contextual-spacing="false" fo:text-align="center" style:justify-single-word="false" fo:text-indent="0cm" style:auto-text-indent="false"/>
      <style:text-properties style:font-name="Charis SIL" fo:font-family="'Charis SIL'" style:font-style-name="Normal" style:font-pitch="variable" fo:font-size="14pt" style:font-size-asian="10.5pt"/>
    </style:style>
    <style:style style:name="PrimerParrafo" style:family="paragraph" style:parent-style-name="Standard" style:class="text">
      <style:paragraph-properties fo:margin-left="0cm" fo:margin-right="0cm" fo:margin-top="0.3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109cm" style:contextual-spacing="false" fo:text-align="start" style:justify-single-word="false" fo:text-indent="0cm" style:auto-text-indent="false" text:number-lines="false" text:line-number="0"/>
      <style:text-properties fo:font-variant="small-caps" style:font-name="Charis SIL2" fo:font-family="'Charis SIL'" style:font-style-name="Negrita" style:font-pitch="variable" fo:font-size="12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199cm" fo:margin-bottom="0cm" style:contextual-spacing="false" fo:text-align="start" style:justify-single-word="false" fo:text-indent="0cm" style:auto-text-indent="false">
        <style:tab-stops>
          <style:tab-stop style:position="0.706cm"/>
          <style:tab-stop style:position="16.51cm" style:type="right" style:leader-style="dotted" style:leader-text="."/>
        </style:tab-stops>
      </style:paragraph-properties>
      <style:text-properties fo:font-size="10pt" fo:font-weight="bold" style:language-asian="es" style:country-asian="ES" style:font-weight-asian="bold" style:font-name-complex="Arial" style:font-family-complex="Arial" style:font-family-generic-complex="swiss" style:font-pitch-complex="variable" style:font-size-complex="16pt"/>
    </style:style>
    <style:style style:name="Contents_20_2" style:display-name="Contents 2" style:family="paragraph" style:parent-style-name="Standard" style:next-style-name="Standard" style:class="index">
      <style:paragraph-properties fo:margin-left="0.199cm" fo:margin-right="0cm" fo:margin-top="0cm" fo:margin-bottom="0cm" style:contextual-spacing="false" fo:text-align="start" style:justify-single-word="false" fo:text-indent="0cm" style:auto-text-indent="false">
        <style:tab-stops>
          <style:tab-stop style:position="0.353cm" style:leader-style="dotted" style:leader-text="."/>
          <style:tab-stop style:position="16.51cm" style:type="right" style:leader-style="dotted" style:leader-text="."/>
        </style:tab-stops>
      </style:paragraph-properties>
      <style:text-properties fo:font-variant="normal" fo:text-transform="none" fo:font-size="10pt"/>
    </style:style>
    <style:style style:name="Contents_20_3" style:display-name="Contents 3" style:family="paragraph" style:parent-style-name="Standard" style:next-style-name="Standard" style:class="index">
      <style:paragraph-properties fo:margin-left="0.4cm" fo:margin-right="0cm" fo:margin-top="0cm" fo:margin-bottom="0cm" style:contextual-spacing="false" fo:text-align="start" style:justify-single-word="false" fo:text-indent="0cm" style:auto-text-indent="false">
        <style:tab-stops>
          <style:tab-stop style:position="2.117cm"/>
          <style:tab-stop style:position="16.51cm" style:type="right" style:leader-style="dotted" style:leader-text="."/>
        </style:tab-stops>
      </style:paragraph-properties>
      <style:text-properties fo:font-size="10pt" fo:font-style="normal" style:language-asian="es" style:country-asian="ES" style:font-style-asian="italic"/>
    </style:style>
    <style:style style:name="Contents_20_4" style:display-name="Contents 4" style:family="paragraph" style:parent-style-name="Standard" style:next-style-name="Standard" style:class="index">
      <style:paragraph-properties fo:margin-left="0.6cm" fo:margin-right="0cm" fo:margin-top="0cm" fo:margin-bottom="0cm" style:contextual-spacing="false" fo:text-align="start" style:justify-single-word="false" fo:text-indent="0cm" style:auto-text-indent="false"/>
      <style:text-properties fo:font-size="10pt" fo:font-weight="normal" style:font-weight-asian="bold"/>
    </style:style>
    <style:style style:name="Contents_20_5" style:display-name="Contents 5" style:family="paragraph" style:parent-style-name="Standard" style:next-style-name="Standard" style:class="index">
      <style:paragraph-properties fo:margin-left="0.801cm" fo:margin-right="0cm" fo:margin-top="0cm" fo:margin-bottom="0cm" style:contextual-spacing="false" fo:text-align="start" style:justify-single-word="false" fo:text-indent="0cm" style:auto-text-indent="false"/>
      <style:text-properties fo:font-size="10pt" style:font-size-complex="12pt"/>
    </style:style>
    <style:style style:name="encabezadoCapítulo" style:family="paragraph" style:parent-style-name="Standard" style:default-outline-level="1" style:list-style-name="" style:class="text">
      <style:paragraph-properties fo:margin-left="0cm" fo:margin-right="0cm" fo:margin-top="0cm" fo:margin-bottom="0.101cm" style:contextual-spacing="false" fo:text-align="center" style:justify-single-word="false" fo:text-indent="0cm" style:auto-text-indent="false" fo:padding="0.049cm" fo:border-left="none" fo:border-right="none" fo:border-top="none" fo:border-bottom="0.06pt solid #000000" style:shadow="none">
        <style:tab-stops/>
      </style:paragraph-properties>
      <style:text-properties fo:font-size="12pt" fo:font-weight="bold"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Pie" style:family="paragraph" style:parent-style-name="Footnote" style:class="extra" style:master-page-name="">
      <style:paragraph-properties fo:margin-left="0.499cm" fo:margin-right="0cm" fo:margin-top="0.3cm" fo:margin-bottom="0cm" style:contextual-spacing="false" fo:line-height="0.4cm" fo:keep-together="always" style:register-true="true" fo:text-indent="-0.499cm" style:auto-text-indent="false" style:page-number="auto">
        <style:tab-stops/>
      </style:paragraph-properties>
      <style:text-properties fo:font-size="9pt"/>
    </style:style>
    <style:style style:name="apartado" style:family="paragraph" style:parent-style-name="Standard" style:default-outline-level="2" style:list-style-name="" style:class="text">
      <style:paragraph-properties fo:margin-left="0cm" fo:margin-right="0cm" fo:margin-top="0.6cm" fo:margin-bottom="0cm" style:contextual-spacing="false" fo:text-indent="0cm" style:auto-text-indent="false" fo:background-color="transparent">
        <style:tab-stops/>
        <style:background-image/>
      </style:paragraph-properties>
      <style:text-properties fo:font-weight="bold" style:font-size-asian="10.5pt"/>
    </style:style>
    <style:style style:name="apartado2" style:family="paragraph" style:parent-style-name="apartado" style:default-outline-level="3" style:list-style-name="" style:class="text" style:master-page-name="">
      <style:paragraph-properties fo:margin-left="0cm" fo:margin-right="0cm" fo:text-indent="0cm" style:auto-text-indent="false" style:page-number="auto" text:number-lines="false" text:line-number="0">
        <style:tab-stops/>
      </style:paragraph-properties>
      <style:text-properties style:font-size-asian="10.5pt"/>
    </style:style>
    <style:style style:name="apartado3" style:family="paragraph" style:parent-style-name="apartado2" style:default-outline-level="4" style:class="text"/>
    <style:style style:name="literal" style:family="paragraph" style:parent-style-name="Standard" style:class="text">
      <style:paragraph-properties fo:margin-left="1cm" fo:margin-right="0cm" fo:text-indent="0cm" style:auto-text-indent="false"/>
    </style:style>
    <style:style style:name="apartado4" style:family="paragraph" style:parent-style-name="apartado3" style:default-outline-level="5" style:class="text"/>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style:font-name="Georgia" fo:font-family="Georgia" style:font-style-name="Italic" style:font-family-generic="roman" style:font-pitch="variable"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style:page-number="auto" fo:padding="0.049cm" fo:border-left="none" fo:border-right="none" fo:border-top="none" fo:border-bottom="0.06pt solid #000000" style:shadow="none"/>
      <style:text-properties fo:language="es" fo:country="ES"/>
    </style:style>
    <style:style style:name="MP2" style:family="paragraph" style:parent-style-name="Header">
      <style:paragraph-properties fo:text-align="start" style:justify-single-word="false"/>
      <style:text-properties fo:language="es" fo:country="ES"/>
    </style:style>
    <style:style style:name="MP3" style:family="paragraph" style:parent-style-name="Header">
      <style:paragraph-properties fo:text-align="end" style:justify-single-word="false" fo:padding="0.049cm" fo:border-left="none" fo:border-right="none" fo:border-top="none" fo:border-bottom="0.06pt solid #000000" style:shadow="none"/>
      <style:text-properties fo:language="es" fo:country="ES"/>
    </style:style>
    <style:style style:name="MP4" style:family="paragraph" style:parent-style-name="Footer">
      <style:paragraph-properties fo:text-align="end" style:justify-single-word="false"/>
      <style:text-properties fo:font-size="10pt" fo:language="es" fo:country="ES"/>
    </style:style>
    <style:style style:name="MP5" style:family="paragraph" style:parent-style-name="Footer">
      <style:paragraph-properties fo:margin-left="0cm" fo:margin-right="0cm" fo:text-indent="0cm" style:auto-text-indent="false"/>
      <style:text-properties fo:font-size="10pt" fo:language="es" fo:country="ES"/>
    </style:style>
    <style:style style:name="MP6" style:family="paragraph" style:parent-style-name="Header">
      <style:text-properties fo:language="es" fo:country="ES"/>
    </style:style>
    <style:style style:name="MP7" style:family="paragraph" style:parent-style-name="Footer">
      <style:text-properties fo:language="es" fo:country="ES"/>
    </style:style>
    <style:style style:name="MP8" style:family="paragraph" style:parent-style-name="Header">
      <style:paragraph-properties fo:text-align="end" style:justify-single-word="false"/>
      <style:text-properties fo:language="es" fo:country="ES"/>
    </style:style>
    <style:style style:name="MP9" style:family="paragraph" style:parent-style-name="Footer">
      <style:paragraph-properties fo:text-align="end" style:justify-single-word="false"/>
      <style:text-properties fo:language="es" fo:country="ES"/>
    </style:style>
    <style:page-layout style:name="Mpm1" style:page-usage="mirrored">
      <style:page-layout-properties fo:page-width="14.801cm" fo:page-height="21.001cm" style:num-format="1" style:print-orientation="portrait" fo:margin-top="1.36cm" fo:margin-bottom="1.36cm" fo:margin-left="2.6cm" fo:margin-right="2cm" fo:background-color="transparent" style:writing-mode="lr-tb" style:footnote-max-height="0cm">
        <style:background-image/>
        <style:footnote-sep style:width="0.018cm" style:distance-before-sep="0.102cm" style:distance-after-sep="0.102cm" style:line-style="none" style:adjustment="left" style:rel-width="25%" style:color="#000000"/>
      </style:page-layout-properties>
      <style:header-style>
        <style:header-footer-properties fo:min-height="0.64cm" fo:margin-left="0cm" fo:margin-right="0cm" fo:margin-bottom="0.131cm" style:dynamic-spacing="false"/>
      </style:header-style>
      <style:footer-style>
        <style:header-footer-properties fo:min-height="0.64cm" fo:margin-left="0cm" fo:margin-right="0cm" fo:margin-top="0.131cm" style:dynamic-spacing="false"/>
      </style:footer-style>
    </style:page-layout>
    <style:page-layout style:name="Mpm2" style:page-usage="mirrored">
      <style:page-layout-properties fo:page-width="14.801cm" fo:page-height="21.001cm" style:num-format="1" style:print-orientation="portrait" fo:margin-top="1.36cm" fo:margin-bottom="1.36cm" fo:margin-left="2.6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4cm" fo:margin-left="0cm" fo:margin-right="0cm" fo:margin-bottom="0.131cm" style:dynamic-spacing="false"/>
      </style:header-style>
      <style:footer-style>
        <style:header-footer-properties fo:min-height="0.64cm" fo:margin-left="0cm" fo:margin-right="0cm" fo:margin-top="0.131cm" style:dynamic-spacing="false"/>
      </style:footer-style>
    </style:page-layout>
    <style:page-layout style:name="Mpm3" style:page-usage="mirrored">
      <style:page-layout-properties fo:page-width="21.001cm" fo:page-height="14.801cm" style:num-format="1" style:print-orientation="landscape" fo:margin-top="1.36cm" fo:margin-bottom="1.36cm" fo:margin-left="2.6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35cm" fo:margin-left="0cm" fo:margin-right="0cm" fo:margin-bottom="0.127cm" style:dynamic-spacing="false"/>
      </style:header-style>
      <style:footer-style>
        <style:header-footer-properties fo:min-height="0.635cm" fo:margin-left="0cm" fo:margin-right="0cm" fo:margin-top="0.127cm" style:dynamic-spacing="false"/>
      </style:footer-style>
    </style:page-layout>
    <style:page-layout style:name="Mpm4" style:page-usage="left">
      <style:page-layout-properties fo:page-width="14.801cm" fo:page-height="21.001cm" style:num-format="1" style:print-orientation="portrait" fo:margin-top="1.36cm" fo:margin-bottom="1.36cm" fo:margin-left="2cm" fo:margin-right="2.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35cm" fo:margin-left="0cm" fo:margin-right="0cm" fo:margin-bottom="0.127cm" style:dynamic-spacing="false"/>
      </style:header-style>
      <style:footer-style>
        <style:header-footer-properties fo:min-height="0.635cm" fo:margin-left="0cm" fo:margin-right="0cm" fo:margin-top="0.127cm" style:dynamic-spacing="false"/>
      </style:footer-style>
    </style:page-layout>
    <style:page-layout style:name="Mpm5" style:page-usage="right">
      <style:page-layout-properties fo:page-width="14.801cm" fo:page-height="21.001cm" style:num-format="1" style:print-orientation="portrait" fo:margin-top="1.36cm" fo:margin-bottom="1.36cm" fo:margin-left="2.6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4cm" fo:margin-left="0cm" fo:margin-right="0cm" fo:margin-bottom="0.131cm" style:dynamic-spacing="false"/>
      </style:header-style>
      <style:footer-style>
        <style:header-footer-properties fo:min-height="0.64cm" fo:margin-left="0cm" fo:margin-right="0cm" fo:margin-top="0.131cm" style:dynamic-spacing="fals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14.801cm" fo:page-height="21.001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2.901cm" fo:page-height="16.2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14.801cm" fo:page-height="21.001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apítulo II: La Cultura de la Participación Ciudadana</text:chapter></text:p>
      </style:header>
      <style:header-first>
        <text:p text:style-name="MP2"/>
      </style:header-first>
      <style:header-left>
        <text:p text:style-name="MP3"><text:chapter text:display="name" text:outline-level="1">Capítulo II: La Cultura de la Participación Ciudadana</text:chapter></text:p>
      </style:header-left>
      <style:footer>
        <text:p text:style-name="MP4"><text:page-number text:select-page="current">83</text:page-number></text:p>
      </style:footer>
      <style:footer-first>
        <text:p text:style-name="MP4"><text:page-number text:select-page="current">289</text:page-number></text:p>
      </style:footer-first>
      <style:footer-left>
        <text:p text:style-name="MP5"><text:page-number text:select-page="current">84</text:page-number></text:p>
      </style:footer-left>
    </style:master-page>
    <style:master-page style:name="First_20_Page" style:display-name="First Page" style:page-layout-name="Mpm2" style:next-style-name="Standard">
      <style:header>
        <text:p text:style-name="MP6"/>
      </style:header>
      <style:footer>
        <text:p text:style-name="MP7"/>
      </style:footer>
    </style:master-page>
    <style:master-page style:name="Landscape" style:page-layout-name="Mpm3">
      <style:header>
        <text:p text:style-name="MP6"/>
      </style:header>
      <style:footer>
        <text:p text:style-name="MP7"/>
      </style:footer>
    </style:master-page>
    <style:master-page style:name="Left_20_Page" style:display-name="Left Page" style:page-layout-name="Mpm4">
      <style:header>
        <text:p text:style-name="MP6"/>
      </style:header>
      <style:footer>
        <text:p text:style-name="MP7"/>
      </style:footer>
    </style:master-page>
    <style:master-page style:name="Right_20_Page" style:display-name="Right Page" style:page-layout-name="Mpm5">
      <style:header>
        <text:p text:style-name="MP6"/>
      </style:header>
      <style:footer>
        <text:p text:style-name="MP7"/>
      </style:footer>
    </style:master-page>
    <style:master-page style:name="Footnote" style:page-layout-name="Mpm6">
      <style:footer>
        <text:p text:style-name="Footer"/>
      </style:footer>
    </style:master-page>
    <style:master-page style:name="Endnote" style:page-layout-name="Mpm7"/>
    <style:master-page style:name="Envelope" style:page-layout-name="Mpm8"/>
    <style:master-page style:name="HTML" style:page-layout-name="Mpm9"/>
    <style:master-page style:name="Index" style:page-layout-name="Mpm10"/>
    <style:master-page style:name="primerasPaginas" style:page-layout-name="Mpm1">
      <style:header>
        <text:p text:style-name="MP2"><text:chapter text:display="name" text:outline-level="1"/></text:p>
      </style:header>
      <style:header-first>
        <text:p text:style-name="MP2"/>
      </style:header-first>
      <style:header-left>
        <text:p text:style-name="MP8"><text:chapter text:display="name" text:outline-level="1"/></text:p>
      </style:header-left>
      <style:footer>
        <text:p text:style-name="MP7"/>
      </style:footer>
      <style:footer-first>
        <text:p text:style-name="MP9"/>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Lulu.com ISO A5 Sized Book</dc:title>
    <dc:description>&lt;P&gt;This book template corresponds to the &lt;A HREF="http://templates.services.openoffice.org/en/node/4001"&gt;Lulu.com ISO RA5 Sized Paperback Book Cover&lt;/A&gt; template.&lt;/P&gt;

&lt;P&gt;I have provided this on my own, on a voluntary basis. Lulu.com bears no responsibility. I downloaded the Word version of the Lulu.com template, and hand converted it to an OTT template. If you downloaded the Word template, and opened it with OO.o, then you'd see that it isn't exactly the same as mine. I made it as similar as possible, but made judgement calls, because some of the settings made no sense.&lt;/P&gt;

&lt;P&gt;I have modified the styles to include the correct envelope [e.g. C4 envelope for an A4 sized paper, and C5 envelope for an A5 paper], in hopes that this template could be of more use to you, other than just as a book template.&lt;/P&gt;

&lt;P&gt;After you examine or try this template, &lt;STRONG&gt;please&lt;/STRONG&gt; fill in &lt;A HREF="http://www.surveymonkey.com/s/9QKHHBB"&gt;a satisfaction survey&lt;/A&gt; for me, so that I can get some good feedback, and then make improvements.&lt;/P&gt;

&lt;P&gt;At the time of writing, &lt;A HREF="http://static.lulu.com/images/publish/books/templates/A5.zip"&gt;the original Lulu.com template&lt;/A&gt; was available at &lt;A HREF="http://www.lulu.com/publish/books/?cid=nav_bks"&gt;Lulu.com's book publishing section&lt;/A&gt;, and it came with instructions.&lt;/P&gt;

&lt;P&gt;There aren't enough ODF templates out there. For more information on my attempts to create a lot of complete sets of ODF templates, read &lt;A HREF="http://eugenesopinions.blogspot.com/search/label/templates"&gt;my blog entries about templates&lt;/A&gt;.&lt;/P&gt;</dc:description>
    <dc:subject>A5 Sized Paper Template For Lulu.com [update: added link to description; changed title &amp;amp; tag]</dc:subject>
    <meta:creation-date>2014-02-16T11:08:31.455000000</meta:creation-date>
    <meta:editing-cycles>129</meta:editing-cycles>
    <meta:editing-duration>PT14H40M7S</meta:editing-duration>
    <meta:keyword>A5</meta:keyword>
    <meta:keyword>ISO-sizes</meta:keyword>
    <meta:keyword>ISO216</meta:keyword>
    <meta:keyword>Lulu.com</meta:keyword>
    <meta:keyword>book</meta:keyword>
    <dc:date>2014-03-23T22:46:05.936000000</dc:date>
    <meta:document-statistic meta:table-count="0" meta:image-count="0" meta:object-count="0" meta:page-count="290" meta:paragraph-count="1354" meta:word-count="57062" meta:character-count="355128" meta:non-whitespace-character-count="299344"/>
    <meta:user-defined meta:name="License">&lt;P&gt;&lt;a href="http://creativecommons.org/licenses/by/3.0/"&gt;Creative Commons Attribution 3.0 Unported&lt;/a&gt;&lt;BR&gt;You are welcome to use this, without attributing me, unless you intend to make another template out of this.&lt;/P&gt;</meta:user-defined>
  </office:meta>
</office:document-meta>
</file>